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icrosoft: Chinese hacker organization invades key network facilities in the United States</text:span>
</text:h>
      <text:p text:style-name="P4">
Author: None (Language: zh)</text:p>
      <text:p text:style-name="P4">
Publisher: None</text:p>
      <text:p text:style-name="P4">
Time: 2023-05-25T02:11:00Z</text:p>
      <text:p text:style-name="P4">
Description: Western intelligence agencies and Microsoft companies revealed that some Chinese hacker organizations have widely locked and invaded key network infrastructures in the United States in Guam and other places for love. "New York Times" alert that Guam is the core base of the US military in the Asia -Pacific. If the communication capacity is blocked, it may severely affect the United States' response to the Taiwan Strait crisis. Beijing refuted that this was a "Five Eye Alliance" walking false information, saying that the United States was the "hacker".</text:p>
      <text:p text:style-name="P4">
Videos: []</text:p>
      <text:p text:style-name="P4">
Images: ["<text:a xlink:type="simple" xlink:href="https://static.dw.com/image/45264783_303.jpg" text:style-name="Internet_20_link" text:visited-style-name="Visited_20_Internet_20_Link">
45264783_303.jpg</text:a>
", "<text:a xlink:type="simple" xlink:href="https://static.dw.com/image/56376003_401.jpg" text:style-name="Internet_20_link" text:visited-style-name="Visited_20_Internet_20_Link">
56376003_401.jpg</text:a>
", "<text:a xlink:type="simple" xlink:href="https://static.dw.com/image/65259432_404.jpg" text:style-name="Internet_20_link" text:visited-style-name="Visited_20_Internet_20_Link">
65259432_404.jpg</text:a>
"]</text:p>
      <text:p text:style-name="P4">
Subject: 时政风云</text:p>
      <text:p text:style-name="P4">
Subjects: ['奥巴马', '岛屿主权争端', '马英九', '专题报道：全景观看“习马会”', '专题报道：2016年台湾大选', '中国', '台湾', '中共十九大', '美国', '德中关系']</text:p>
      <text:p text:style-name="P4">
Keywords: ['中国', '美国', '关岛', '台湾', '骇客', '网路', '间谍']</text:p>
      <text:p text:style-name="P4">
Id: 65727644</text:p>
      <!--METADATA-->
      <text:p text:style-name="P4">
<text:a xlink:type="simple" xlink:href="https://www.dw.com/zh/overlay/image/article/65727644/45264783" text:style-name="Internet_20_link" text:visited-style-name="Visited_20_Internet_20_Link">
 <draw:frame draw:style-name="fr1" draw:name="Image2" text:anchor-type="as-char" svg:width="6.9236in" svg:height="3.896998in" draw:z-index="0">
<draw:image xlink:href="../Images/dwzh/2023-05-25T02-11-00Z/45264783_303.jpg" xlink:type="simple" xlink:show="embed" xlink:actuate="onLoad" draw:mime-type="image/jpeg"/>
</draw:frame>
</text:a>
Reuters reports that this is one of the largest online espionage activities known for key infrastructure for the United States.</text:p>
      <text:p text:style-name="P4">
(Voice of Germany Chinese) Microsoft announced on Wednesday (May 24) that the report and warned that the Chinese government supported and headquartered in China, the hacker organization "Volttyphoon". Since its operation in 2021, it has been locked for a long time. And invading key network infrastructure of many industries in the United States, including communication, manufacturing, public utilities, transportation, construction, maritime affairs, government, information technology and education.</text:p>
      <text:p text:style-name="P4">
Microsoft said that "Volt Typhoon" invaded through the installation of malicious software code "Web Shell", and sometimes it was difficult to discover through family routers and other common Internet consumption devices.</text:p>
      <text:p text:style-name="P4">
Reuters reports that this is one of the largest online espionage activities known for key infrastructure for the United States.</text:p>
      <text:p text:style-name="P4">
Microsoft said that the purpose of the hacker organization is mainly for intelligence collection and lurking, so that when crisis incidents in the future, they have the ability to destroy key communication infrastructure between the United States and Asia. Any destructive attack. On the contrary, the organization also hopes that without being detected, "performing espionage as much as possible and maintaining access permissions as much as possible."</text:p>
      <text:p text:style-name="P4">
According to a report released by Microsoft, the spy activity also includes Guam, USA. The British "Times" reported that the focus of hackers 'invasion, including the United States' communication infrastructure in Guam, is particularly worrying for the American intelligence agency.</text:p>
      <text:p text:style-name="P4">
Guam has the US naval port and the Air Force base. It is an important military base in Asia in the United States and a key base for any potential conflict in the region. "New York Times" alert, if <text:a xlink:type="simple" xlink:href="https://www.dw.com/zh/zh/美众议院兵棋推演台海冲突-结论必须全面武装台湾/a-65398180" text:style-name="Internet_20_link" text:visited-style-name="Visited_20_Internet_20_Link">
</text:a>
If China violates Taiwan, if the communication capacity of the United States in Guam is cut off, it will seriously affect the response.</text:p>
      <text:p text:style-name="P4">
<draw:frame draw:style-name="fr1" draw:name="Image3" text:anchor-type="as-char" svg:width="6.9236in" svg:height="3.896998in" draw:z-index="0">
<draw:image xlink:href="../Images/dwzh/2023-05-25T02-11-00Z/56376003_401.jpg" xlink:type="simple" xlink:show="embed" xlink:actuate="onLoad" draw:mime-type="image/jpeg"/>
</draw:frame>
Guam has the US naval port and the Air Force base, which is an important military base in Asia</text:p>
      <text:p text:style-name="P4">
According to the New York Times, the US intelligence agency discovered the hacker invasion in February. At the same time, it happened between China and the United States <text:a xlink:type="simple" xlink:href="https://www.dw.com/zh/zh/德语媒体又一个试探性气球/a-65481571" text:style-name="Internet_20_link" text:visited-style-name="Visited_20_Internet_20_Link">
</text:a>
Essence The United States has accused Chinese balloons flying into the United States. An unnamed U.S. government official said in an interview with the New York Times that they believed that the malicious software code was also one of the large -scale searches in China.</text:p>
      <text:p text:style-name="P4">
Microsoft warned that the invasion of the hacking organization is still in progress. Microsoft announced the detailed information of malicious code, calling on the victim users to test and delete.</text:p>
      <text:p text:style-name="P4">
"A actor supported by the People's Republic of China is using the built -in network tools to avoid our investigation system and leave any traces to perform the" parasitic attack "." US National Security Rob Joyce, director of the bureau (NSA) network security, expressed through a statement.</text:p>
      <text:p text:style-name="P4">
It is unclear how many units are affected, but the National Security Agency said that it is investigating partners such as Canada, New Zealand, Australia and the United Kingdom as well as the US Federal Investigation Agency.</text:p>
      <text:p text:style-name="P4">
The Canadian online security agency stated that there is no report on Canada's hacking attacks at present, but because many infrastructure construction in Western countries is closely linked, the online attack of a single country may affect other countries; The technology used in the United States may apply to the world.</text:p>
      <text:p text:style-name="P4">
The Chinese Embassy in Washington did not immediately respond to Reuters' theory request.</text:p>
      <text:h text:style-name="P12" text:outline-level="3">
<text:span text:style-name="T4">
Beijing: The United States launches the "Five Eye Alliance" to take collective false information operations</text:span>
</text:h>
      <text:p text:style-name="P4">
<draw:frame draw:style-name="fr1" draw:name="Image4" text:anchor-type="as-char" svg:width="6.9236in" svg:height="3.889434in" draw:z-index="0">
<draw:image xlink:href="../Images/dwzh/2023-05-25T02-11-00Z/65259432_404.jpg" xlink:type="simple" xlink:show="embed" xlink:actuate="onLoad" draw:mime-type="image/jpeg"/>
</draw:frame>
Mao Ning: The United States is expanding the newly spreading false information channels. This is not the first time, nor is it the last time</text:p>
      <text:p text:style-name="P4">
The Chinese Ministry of Foreign Affairs responded at a regular press conference on May 25 and noticed relevant reports. The spokesman Mao Ning said, "This is a report that is put together in the east, a serious lack of evidence, and a very unprofessional report. We also noticed that government agencies such as the US National Security Agency, as well as relevant institutions in the United Kingdom, Australia, Canada, New Zealand and other countries. At the same time, a similar report was also released. Obviously, this is the collective false information action adopted by the United States for geopolitical purpose. "</text:p>
      <text:p text:style-name="P4">
The Chinese Foreign Ministry spokesman also said that the "Five Eye Alliance" is the world's largest intelligence organization. The US National Security Agency is the world's largest "hacker organization". "They joined forces to release false information reports, and they are very ironic. ... Anyway, it is impossible to change the way that the United States is the fact that the United States is the "hacker". "</text:p>
      <text:p text:style-name="P4">
Mao Ning said: "I remember that in September last year, the relevant Chinese agencies issued a report to disclose the situation of the US National Security Agency's network attack on Northwestern Polytechnical University in detail. The United States should immediately explain the relevant network attacks instead of spreading false information and transferring attention. "</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微軟：中國駭客組織入侵美國關鍵網路設施/a-65727644" text:style-name="Internet_20_link" text:visited-style-name="Visited_20_Internet_20_Link">
https://www.dw.com/zh/微軟：中國駭客組織入侵美國關鍵網路設施/a-65727644?maca=chi-rss-chi-all-1127-rdf</text:a>
</text:p>
      <!--NEWS-->
      <text:h text:style-name="P10" text:outline-level="1">
<text:span text:style-name="T4">
Digital renminbi has yet to be observed whether it can be seen from the beginning of civil servants</text:span>
</text:h>
      <text:p text:style-name="P4">
Author: None</text:p>
      <text:p text:style-name="P4">
Publisher: Radio Free Asia (Organization)</text:p>
      <text:p text:style-name="P4">
Published Time: 2023-05-25T02:42:00-04:00</text:p>
      <text:p text:style-name="P4">
Modified Time: 2023-05-25T14:36:27-04:00</text:p>
      <text:p text:style-name="P4">
Description: None</text:p>
      <text:p text:style-name="P4">
Videos: []</text:p>
      <text:p text:style-name="P4">
Audios: ["<text:a xlink:type="simple" xlink:href="https://www.rfa.org/mandarin/yataibaodao/jingmao/gt-052520230241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5" text:anchor-type="as-char" svg:width="6.9236in" svg:height="3.975486in" draw:z-index="0">
<draw:image xlink:href="../Images/rfamandarin/2023-05-25T02-42-00-04-00/000000.png" xlink:type="simple" xlink:show="embed" xlink:actuate="onLoad" draw:mime-type="image/png"/>
</draw:frame>
China has used digital RMB in 17 provinces and cities. In May, public institutions such as Changshu Civil Service issued digital RMB wages. <text:a xlink:type="simple" xlink:href="https://www.rfa.org/mandarin/yataibaodao/jingmao/gt-05252023024141.html/@@images/image" text:style-name="Internet_20_link" text:visited-style-name="Visited_20_Internet_20_Link">
</text:a>
Screenshot of Weibo <text:a xlink:type="simple" xlink:href="https://www.rfa.org/mandarin/yataibaodao/jingmao/gt-05252023024141.html/@@stream" text:style-name="Internet_20_link" text:visited-style-name="Visited_20_Internet_20_Link">
</text:a>
In late April this year, the official media reported high -profile that Changshu Civil Service and employees of public institutions in May were settled with digital currencies in May. As a pilot project, there are already seventeen provinces and cities to pay for digital RMB for salaries, but whether digital currency can be popularized still remains to be observed.</text:p>
      <text:p text:style-name="P4">
<text:a xlink:type="simple" xlink:href="https://www.rfa.org/mandarin/yataibaodao/zhengzhi/ec-04262023081934.html" text:style-name="Internet_20_link" text:visited-style-name="Visited_20_Internet_20_Link">
<text:span text:style-name="T4">
 Where does the real estate registration and civil servants use digital RMB paid to synchronize their finger? </text:span>
</text:a>
  * <text:span text:style-name="T4">
<text:a xlink:type="simple" xlink:href="https://www.rfa.org/mandarin/Xinwen/4-04222023164207.html" text:style-name="Internet_20_link" text:visited-style-name="Visited_20_Internet_20_Link">
 </text:a>
</text:span>
</text:p>
      <text:p text:style-name="P4">
Not long ago, the official media reported high -profile that starting in May, Changshu City, Jiangsu Province, has issued a full number of wages in the editors and other people in Jiangsu Province. The Changshu Local Financial Supervision Bureau and the Changshu Municipal Finance Bureau recently issued the "Notice on the Implementation of the Full Digital RMB Issuance" stated that starting in May, it has been compiled by civil servants (including public officers), public institutions, and each of them The personnel of the state -funded unit implement the full salary of the salary.</text:p>
      <text:p text:style-name="P4">
For a time, Digital RMB became a hot topic of live broadcast platforms, but the caliber of the live broadcast owner was consistent, and there was no question: "From May, all civil servants of Changshu, including public institutions and state -owned enterprises, all of them were issued by digital RMB. Buy online online. Buy online online. East and west, shopping, bus, and seeing a doctor can use digital renminbi. "" The salary of civil servants has to change. Recently, a notification has been issued. Since May, all civil servants and public institutions in the city have already. ... "," Jiangsu Changshu starts in May, all public officials will use digital RMB ... "</text:p>
      <text:p text:style-name="P4">
<draw:frame draw:style-name="fr1" draw:name="Image6" text:anchor-type="as-char" svg:width="6.9236in" svg:height="3.867814in" draw:z-index="0">
<draw:image xlink:href="../Images/rfamandarin/2023-05-25T02-42-00-04-00/000001.png" xlink:type="simple" xlink:show="embed" xlink:actuate="onLoad" draw:mime-type="image/png"/>
</draw:frame>
At present, Digital RMB can only be used online, and should not be used offline like banknotes. (Network screenshot/ancient pavilion provided) <text:a xlink:type="simple" xlink:href="https://www.rfa.org/mandarin/yataibaodao/jingmao/gt-05252023024141.html/m0525-gtp2.png" text:style-name="Internet_20_link" text:visited-style-name="Visited_20_Internet_20_Link">
</text:a>
<text:span text:style-name="T4">
 Official media promotes digital RMB folk reflection of multiple negative </text:span>
</text:p>
      <text:p text:style-name="P4">
Judging from a series of reports such as CCTV News and other official media, at present, digital RMB can only be used online, not as official, but it can be used offline or mobile phone. On social platforms such as Weibo, WeChat, and Douyin, no digital RMB users are commented.</text:p>
      <text:p text:style-name="P4">
Ma Ting, an industry insider who is concerned about digital currency, said in an interview with Radio Free Asia on Thursday that digital RMB has difficulty overcoming obstacles. She said: "There is no offline state, that is, the hardware that is not used without networking, is the offline mode that you support when you are not connected to the Internet. There is no such hardware. You can only use it offline to become a real currency."</text:p>
      <text:p text:style-name="P4">
Ma Ting said that at present, no matter online payment or offline payment, digital RMB encounters problems: "Condesses will occur online, such as blockchain and Bitcoin transactions. In the case of large -scale transactions, they will actually occur. It will be congested for one to two hours. Then non -blockchain will also be congested on the line, which we have this experience when we use it. I don't think these non -commercial institutions make things better than Alipay and WeChat payments. "</text:p>
      <text:p text:style-name="P4">
<draw:frame draw:style-name="fr1" draw:name="Image7" text:anchor-type="as-char" svg:width="6.9236in" svg:height="4.612011in" draw:z-index="0">
<draw:image xlink:href="../Images/rfamandarin/2023-05-25T02-42-00-04-00/000002.png" xlink:type="simple" xlink:show="embed" xlink:actuate="onLoad" draw:mime-type="image/png"/>
</draw:frame>
At the China International Services Trade Fair held in Beijing in 2022, the booth (Reuters picture) of China Digital RMB</text:p>
      <text:p text:style-name="P4">
<text:span text:style-name="T4">
 Digital RMB research and development has not resolved offline use problems for nearly ten years </text:span>
</text:p>
      <text:p text:style-name="P4">
China has developed a digital RMB payment system in 2014, but it has not made breakthrough progress. The public account "Sisyphus" wrote that not only did Digital RMB not popular, but the sound became smaller and smaller, and even some people had forgotten it. The biggest obstacle is the technical reason why the digital RMB has not been promoted in a large scale. The article wrote that when the digital wallet was designed at the beginning, it was mainly offline mode, and the transaction was supported through offline smart devices. But this requires a built -in hardware on the phone, or buying a smart device on the body separately, but this hardware device may be cracked, and once it is cracked, it will cause great trouble.</text:p>
      <text:p text:style-name="P4">
Even if the digital RMB payment has an offline model, the person who picks up smart devices can immediately consume arbitrarily, which is more loser than the loss of wallets with cash. Another online article wrote that after demonstration, the experts concluded that "to install a micro -chip or external chip on the mobile phone, but after the relevant software is cracked, the currency flow in the offline state cannot be controlled. After the network mode, I found that the money in the account had been transferred, and even the account information may be formatted in the offline state. "</text:p>
      <text:p text:style-name="P4">
Many non -civil servants' netizens have resisted digital RMB. Some netizens posted that they had to transfer wages from digital wallets to bank cards. This is not more. Some netizens have suggested that digital RMB is only forced to use in the civil servant system, and do not expand the scope. Mr. Qin, a netizen, told this station that he opposed Digital RMB: "The government's digital RMB, it (government) can master all the paths of money you use, and can directly freeze your money, even clear zero. Digital RMB can be like a health code. Pay the red code at any time. If you go to the government for salary or the house is forced to petition, you can also freeze your wallet. "</text:p>
      <text:p text:style-name="P4">
For a number of social platforms such as Weibo, there are no netizens who have received digital RMB salary comments. Ma Ting said that civil servants' social media accounts have been registered in the unit, and they are prohibited from publishing negative comments: "I did not see their experience of using digital currency because civil servants now do not let them go online. So they dare not speak randomly. Complaint. Digital currency is now using civil servants. "</text:p>
      <text:p text:style-name="P4">
Reporter: Ancient Pavilion Editor: Chen Meihua, Xu Shuting, Jiayuan.com editor: Hong Wei</text:p>
      <text:p text:style-name="P4">
News Source: <text:a xlink:type="simple" xlink:href="https://www.rfa.org/mandarin/yataibaodao/jingmao/gt-05252023024141.html" text:style-name="Internet_20_link" text:visited-style-name="Visited_20_Internet_20_Link">
https://www.rfa.org/mandarin/yataibaodao/jingmao/gt-05252023024141.html</text:a>
</text:p>
      <!--NEWS-->
      <text:h text:style-name="P10" text:outline-level="1">
<text:span text:style-name="T4">
Tsinghua University Survey: Chinese people recognize the world's largest influence</text:span>
</text:h>
      <text:p text:style-name="P4">
Author: None</text:p>
      <text:p text:style-name="P4">
Publisher: Radio Free Asia (Organization)</text:p>
      <text:p text:style-name="P4">
Published Time: 2023-05-25T04:37:00-04:00</text:p>
      <text:p text:style-name="P4">
Modified Time: 2023-05-25T14:16:37-04:00</text:p>
      <text:p text:style-name="P4">
Description: None</text:p>
      <text:p text:style-name="P4">
Videos: []</text:p>
      <text:p text:style-name="P4">
Audios: ["<text:a xlink:type="simple" xlink:href="https://www.rfa.org/mandarin/yataibaodao/junshiwaijiao/hcm1-052520230412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612011in" draw:z-index="0">
<draw:image xlink:href="../Images/rfamandarin/2023-05-25T04-37-00-04-00/000000.png" xlink:type="simple" xlink:show="embed" xlink:actuate="onLoad" draw:mime-type="image/png"/>
</draw:frame>
Investigation by Beijing Tsinghua University, the Chinese self -confidence in the country's "burst" and believed that it was "the world's largest influential act." <text:a xlink:type="simple" xlink:href="https://www.rfa.org/mandarin/yataibaodao/junshiwaijiao/hcm1-05252023041259.html/@@images/image" text:style-name="Internet_20_link" text:visited-style-name="Visited_20_Internet_20_Link">
</text:a>
Reuters data chart <text:a xlink:type="simple" xlink:href="https://www.rfa.org/mandarin/yataibaodao/junshiwaijiao/hcm1-05252023041259.html/@@stream" text:style-name="Internet_20_link" text:visited-style-name="Visited_20_Internet_20_Link">
</text:a>
A poll released by Tsinghua University in Beijing recently showed that Chinese respondents regarded China as the world's largest influence, and the second place was the United States. In terms of US -China relations, nearly half of the people believe that the relationship between the two countries will improve in the future.</text:p>
      <text:p text:style-name="P4">
<text:span text:style-name="T4">
<text:span text:style-name="T5">
 <text:a xlink:type="simple" xlink:href="https://www.rfa.org/mandarin/yataibaodao/junshiwaijiao/jw-03232023112408.html" text:style-name="Internet_20_link" text:visited-style-name="Visited_20_Internet_20_Link">
</text:a>
 </text:span>
*  * </text:span>
<text:a xlink:type="simple" xlink:href="https://www.rfa.org/mandarin/yataibaodao/gangtai/hx1-03242023081133.html" text:style-name="Internet_20_link" text:visited-style-name="Visited_20_Internet_20_Link">
 </text:a>
**</text:p>
      <text:p text:style-name="P4">
The Beijing Tsinghua University Strategic and Security Research Center released the "" Chinese International Safety Opires "Public Opinion Report (2023)" on May 24. The report said, "I hope to show the world's" appearance without filter "to the world, and reduce the 'information deficit' in Chinese and foreign dialogues."</text:p>
      <text:p text:style-name="P4">
"The Chinese people are highly confident in China's global influence." The report shows that among China, the United States, Russia, and the European Union, and the United Nations, Chinese interviewees regard China as the world's largest influence, with an average score of 4.36 (average score of 4.36 ( 5 points are full), and the second place in the United States is 4.22 points. In addition, 90%of the people believe that China's global influence has increased (90.4%) 5 years ago, and will continue to increase (90.8%) in the next ten years.</text:p>
      <text:p text:style-name="P4">
Current affairs commentator Ma Ju interprets Tsinghua's polls only "funny". He believes that this is a series of so -called national security policies for Xi Jinping: "This poll is the tough policy for the Communist Party and Xi Jinping's next tough policy. , Even if war behavior is preheated in advance, or a series of publicity in advance. I hope everyone is alert to what is happening. "</text:p>
      <text:p text:style-name="P4">
Song Guocheng, a researcher at the International Research Center of Taiwan Politburo, told this station that the Chinese Communist Party has continuously used the method of deleting historical memory to brainwash young generations, and praises the greatness of the Communist Party of China in the world. China is the world's number one and how China affects the world. It can be seen from the polls that China's totalitarian rule creates a spiritual cage, promotes a fence, and allows young generations to be in a state of information closure. It is impossible to have an objective international outlook.</text:p>
      <text:p text:style-name="P4">
"(China) The young generation has lacks objective vision and the background and foundation of objective knowledge, and judges that China is actually facing the point of isolation and helpless internationally, so it lacks the world outlook and observe the changes in the world." Song Guocheng said.</text:p>
      <text:p text:style-name="P4">
Song Guocheng further pointed out that whether the digital or values are fraudulent, the more the CCP is in the international unfavorable situation. The more the facts need to be fabricated to promote the opposite facts to avoid the internal people from understanding the real situation of their country, and then do not believe in the Communist Party.</text:p>
      <text:p text:style-name="Quotations">

<text:p text:style-name="P4">
[Chinese people are self -confidence and explosion]&gt;
 [self -recognition of embracing the world's largest influence]&gt;
 Beijing <text:a xlink:type="simple" xlink:href="https://twitter.com/hashtag/%E6%B8%85%E5%8D%8E%E5%A4%A7%E5%AD%A6" text:style-name="Internet_20_link" text:visited-style-name="Visited_20_Internet_20_Link">
&gt;
</text:a>
&gt;
 Announced polls on the 24th show that Chinese interviewees regard China as <text:a xlink:type="simple" xlink:href="https://twitter.com/hashtag/%E4%B8%96%E7%95%8C%E7%AC%AC%E4%B8%80%E5%A4%A7%E5%BD%B1%E5%93%8D%E5%8A%9B%E8%A1%8C%E4%B8%BA%E4%BD%93" text:style-name="Internet_20_link" text:visited-style-name="Visited_20_Internet_20_Link">
&gt;
</text:a>
&gt;
 The second place is the United States; in addition, the Chinese people hope that China will take a more aggressive diplomatic attitude. In terms of Sino -US relations, nearly half of the people think that in the future will improve, only 25 % think they will continue to decline. … <text:a xlink:type="simple" xlink:href="https://t.co/dmUM0l84CL" text:style-name="Internet_20_link" text:visited-style-name="Visited_20_Internet_20_Link">
&gt;
</text:a>
&gt;
&gt;
 - Liberty Asia Radio(@RFA_Chinese) <text:a xlink:type="simple" xlink:href="https://twitter.com/RFA_Chinese/status/1661659092744798209" text:style-name="Internet_20_link" text:visited-style-name="Visited_20_Internet_20_Link">
&gt;
 </text:a>
<text:span text:style-name="T4">
 Chinese people believe that the greatest impact of the United States' security only believes that Russia should be responsible for the Russian and Ukraine War </text:span>
</text:p>

</text:p>
      <text:p text:style-name="P4">
According to polls, the Chinese people regard major epidemic diseases, territorial leadership disputes, and US -China relations as the three major international security issues that China should give priority. The report pointed out that although the conflict of confrontation between the United States and China is one of the most worried international security issues that the Chinese people are, nearly 50 % of the interviewed people believe that US -China relations will improve in the future, and the respondents who will continue to decline will only be 24.76. %.</text:p>
      <text:p text:style-name="P4">
The report said that most interviewees believe that the United States has the greatest impact on China's security, Japan, Russia and the European Union. The Chinese people have the highest favorability in Russia, and about 60 % of the respondents are "very positive" or "more positive" for Russia; more than half of the interviewees are "negative" or "very negative" for the United States and Japan. In addition, about 80 % of respondents believe that the main responsibility of the Ukraine crisis is in the United States and Western countries, and that Russia has less than 10 % of the main responsibility.</text:p>
      <text:p text:style-name="P4">
Ma Ju said that the Chinese people believe that the interests of the United States and China are greater than the differences, and there are room for cooperation because there are many interaction of interests. But he believes that this is already the past. If you still understand this today, you are deceiving himself.</text:p>
      <text:p text:style-name="P4">
"Because the current contradiction between China and the United States is not simple and inconsistent, the core conflict is already a conflict between you and my life." Ma Ju said, "The so-called de-Risk now in the United States is to give the interest groups in the United States on Wall Street more. With more time withdrawing from China and avoiding risks. "</text:p>
      <text:p text:style-name="P4">
<text:span text:style-name="T4">
 90 % of the Chinese people advocate being threatened to use soldiers overseas </text:span>
</text:p>
      <text:p text:style-name="P4">
In terms of China's foreign policy issues, nearly 90%(91.54%) respondents agreed to impose sanctions on countries, entities or individuals that harm the interests of China, and 74.93%agreed that China established overseas military bases to ensure their own safety. At the same time, more than 90%(90.34%) of the public also advocated that when the personal safety of Chinese citizens was seriously threatened, soldiers could be used overseas.Ma Ju said that China claims that the great rejuvenation of the nation will inevitably move, and it is already a formal style, which is a terrible reality. But few Chinese people really understand this stupid movement, how much harm to their country, people, and even the world. He believes that the Chinese people do not understand this and even deliberately avoid them.</text:p>
      <text:p text:style-name="P4">
Reporter: Huang Chunmei blame: Xu Shuting, Chen Meihua, He Ping.com edited: Hong Wei</text:p>
      <text:p text:style-name="P4">
News Source: <text:a xlink:type="simple" xlink:href="https://www.rfa.org/mandarin/yataibaodao/junshiwaijiao/hcm1-05252023041259.html" text:style-name="Internet_20_link" text:visited-style-name="Visited_20_Internet_20_Link">
https://www.rfa.org/mandarin/yataibaodao/junshiwaijiao/hcm1-05252023041259.html</text:a>
</text:p>
      <!--NEWS-->
      <text:h text:style-name="P10" text:outline-level="1">
<text:span text:style-name="T4">
Governor of Florida, USA seek nominations for presidential candidates</text:span>
</text:h>
      <text:p text:style-name="P4">
Author: 联合早报 (Person)</text:p>
      <text:p text:style-name="P4">
Publisher: 联合早报 (Organization)</text:p>
      <text:p text:style-name="P4">
Published Time: 2023-05-25T07:17</text:p>
      <text:p text:style-name="P4">
Modified Time: 2023-05-25T08:23</text:p>
      <text:p text:style-name="P4">
Description: The US Republican Governor De Santis announced that he will seek nominations for the 2024 Republican presidential candidate, which means that he will decide with the former allies Trump. Reuters reports on Wednesday (May 24 ...</text:p>
      <text:p text:style-name="P4">
Videos: []</text:p>
      <text:p text:style-name="P4">
Audios: []</text:p>
      <text:p text:style-name="P4">
Images: []</text:p>
      <text:p text:style-name="P4">
Type: NewsArticle</text:p>
      <text:p text:style-name="P4">
Breadcrumbs: ['即时', '国际']</text:p>
      <text:p text:style-name="P4">
Keywords: ['美国', '佛罗里达州', '美国总统选举', '德桑蒂斯', '特朗普']</text:p>
      <!--METADATA-->
      <text:p text:style-name="P4">
Governor of the United States Republican Party, Governor of Florida, announced that he will seek 2024 <text:a xlink:type="simple" xlink:href="https://www.zaobao.com.sg/realtime/world/story20230404-1379313" text:style-name="Internet_20_link" text:visited-style-name="Visited_20_Internet_20_Link">
</text:a>
Nomination means that he will decide with the former allies Trump.</text:p>
      <text:p text:style-name="P4">
Reuters reports that Ron Desantis (May 24) accepts CEO Mask on Twitter [] [] from CEO Mask on Twitter <text:a xlink:type="simple" xlink:href="https://twitter.com/elonmusk/status/1661498079386931206" text:style-name="Internet_20_link" text:visited-style-name="Visited_20_Internet_20_Link">
</text:a>
Previously, the news was announced in a video. He said in the video: "We need the courage and the power of winning. I am Ron De Santis. I am running for the president to lead our great United States to come back."</text:p>
      <text:p text:style-name="Quotations">

<text:p text:style-name="P4">
<text:a xlink:type="simple" xlink:href="https://twitter.com/RonDeSantis/statuses/1661491799393964034" text:style-name="Internet_20_link" text:visited-style-name="Visited_20_Internet_20_Link">
</text:a>
The interview after Musk was the official launch of the De Santis campaign. However, this highly anticipated audio interview earlier technical problems, and the audience could not hear the sound.</text:p>

</text:p>
      <text:p text:style-name="P4">
The 44 -year -old De Santis's popularity across the country has continued to increase and is expected to obtain deep financial resources. He immediately became <text:a xlink:type="simple" xlink:href="https://www.zaobao.com.sg/news/world/story20230422-1386150" text:style-name="Internet_20_link" text:visited-style-name="Visited_20_Internet_20_Link">
</text:a>
The biggest competitor nominated for the Republican Party. However, polls show that Trump leads Desanis with an advantage of more than 2 to 1, and the latter has always been considered a rising star of the Republican Party, which is the foresteps of the new generation of leaders in the party. Trump, which was announced in November, was also a leading position in key voting state organization campaign activities in advance.</text:p>
      <text:p text:style-name="P4">
Supporters and donors will pay close attention to whether Desantis will challenge Trump. Trump has been attacking Desanis, but he did not get any reactions, which made some allies in De Santis feel frustrated, and they hoped that De Santis could make a stronger response.</text:p>
      <text:p text:style-name="P4">
Musk, who has 140 million Twitter fans, said earlier that he attended the audio event did not mean that he recognized Desantis, but hoped to make it more like a "Town Square".</text:p>
      <text:p text:style-name="P4">
News Source: <text:a xlink:type="simple" xlink:href="https://www.zaobao.com.sg/realtime/world/story20230525-1397929" text:style-name="Internet_20_link" text:visited-style-name="Visited_20_Internet_20_Link">
https://www.zaobao.com.sg/realtime/world/story20230525-1397929</text:a>
</text:p>
      <!--NEWS-->
      <text:h text:style-name="P10" text:outline-level="1">
<text:span text:style-name="T4">
The Chinese Committee of the US House of Representatives Millet Suggestions: Strengthen armed forces Taiwan</text:span>
</text:h>
      <text:p text:style-name="P4">
Author: None (Language: zh)</text:p>
      <text:p text:style-name="P4">
Publisher: None</text:p>
      <text:p text:style-name="P4">
Time: 2023-05-25T07:28:00Z</text:p>
      <text:p text:style-name="P4">
Description: The Special Committee of the China Courtyard China Issue Special Committee reported for the first time on Wednesday and passed two proposals for Taiwan and Xinjiang, which included expanding the United States and Taiwan's joint military training and accelerating the delivery of military sales. The chairman of the committee said that if he wants to prevent the Third World War, "it must be armed in Taiwan as much as possible now."</text:p>
      <text:p text:style-name="P4">
Videos: []</text:p>
      <text:p text:style-name="P4">
Images: ["<text:a xlink:type="simple" xlink:href="https://static.dw.com/image/63123260_303.jpg" text:style-name="Internet_20_link" text:visited-style-name="Visited_20_Internet_20_Link">
63123260_303.jpg</text:a>
", "<text:a xlink:type="simple" xlink:href="https://static.dw.com/image/47693891_303.jpg" text:style-name="Internet_20_link" text:visited-style-name="Visited_20_Internet_20_Link">
47693891_303.jpg</text:a>
", "<text:a xlink:type="simple" xlink:href="https://static.dw.com/image/55775878_303.jpeg" text:style-name="Internet_20_link" text:visited-style-name="Visited_20_Internet_20_Link">
55775878_303....</text:a>
", "<text:a xlink:type="simple" xlink:href="https://static.dw.com/image/44326518_303.jpg" text:style-name="Internet_20_link" text:visited-style-name="Visited_20_Internet_20_Link">
44326518_303.jpg</text:a>
", "<text:a xlink:type="simple" xlink:href="https://static.dw.com/image/39492051_303.jpg" text:style-name="Internet_20_link" text:visited-style-name="Visited_20_Internet_20_Link">
39492051_303.jpg</text:a>
", "<text:a xlink:type="simple" xlink:href="https://static.dw.com/image/46931843_303.jpg" text:style-name="Internet_20_link" text:visited-style-name="Visited_20_Internet_20_Link">
46931843_303.jpg</text:a>
", "<text:a xlink:type="simple" xlink:href="https://static.dw.com/image/55099641_303.jpg" text:style-name="Internet_20_link" text:visited-style-name="Visited_20_Internet_20_Link">
55099641_303.jpg</text:a>
", "<text:a xlink:type="simple" xlink:href="https://static.dw.com/image/43370935_303.jpg" text:style-name="Internet_20_link" text:visited-style-name="Visited_20_Internet_20_Link">
43370935_303.jpg</text:a>
", "<text:a xlink:type="simple" xlink:href="https://static.dw.com/image/43166273_303.jpg" text:style-name="Internet_20_link" text:visited-style-name="Visited_20_Internet_20_Link">
43166273_303.jpg</text:a>
", "<text:a xlink:type="simple" xlink:href="https://static.dw.com/image/18141453_303.jpg" text:style-name="Internet_20_link" text:visited-style-name="Visited_20_Internet_20_Link">
18141453_303.jpg</text:a>
", "<text:a xlink:type="simple" xlink:href="https://static.dw.com/image/51596702_303.jpg" text:style-name="Internet_20_link" text:visited-style-name="Visited_20_Internet_20_Link">
51596702_303.jpg</text:a>
"]</text:p>
      <text:p text:style-name="P4">
Subject: 时政风云</text:p>
      <text:p text:style-name="P4">
Subjects: ['奥巴马', '维吾尔', '岛屿主权争端', '马英九', '专题报道：全景观看“习马会”', '专题报道：2016年台湾大选', '中国', '台湾', '中共十九大', '新疆']</text:p>
      <text:p text:style-name="P4">
Keywords: ['美国', '中国', '台湾', '新疆', '维吾尔']</text:p>
      <text:p text:style-name="P4">
Id: 65728922</text:p>
      <!--METADATA-->
      <text:p text:style-name="P4">
<text:a xlink:type="simple" xlink:href="https://www.dw.com/zh/overlay/image/article/65728922/63123260" text:style-name="Internet_20_link" text:visited-style-name="Visited_20_Internet_20_Link">
 <draw:frame draw:style-name="fr1" draw:name="Image9" text:anchor-type="as-char" svg:width="6.9236in" svg:height="3.896998in" draw:z-index="0">
<draw:image xlink:href="../Images/dwzh/2023-05-25T07-28-00Z/63123260_303.jpg" xlink:type="simple" xlink:show="embed" xlink:actuate="onLoad" draw:mime-type="image/jpeg"/>
</draw:frame>
</text:a>
The picture shows the Taiwanese army in the south in September 2022.</text:p>
      <text:p text:style-name="P4">
(Voice of Germany Chinese Network) The Special Committee of the China House of Representatives submitted a report on Wednesday (May 24) to vote for two proposals. Strengthen support for Taiwan and strengthen their defense capabilities to obstacle China invasion.</text:p>
      <text:p text:style-name="P4">
This is the first report since the establishment of the China House of Representatives China Issues Special Committee. In January of this year, the House of Republics, a majority of Republican, established the committee to focus on discussing the US policy to China.</text:p>
      <text:p text:style-name="P4">
At the time of the report, the US Congress began to draft the annual "National Defense Authorization Law"(NDAA)Essence The committee hopes that the Taiwan -related policy recommendations in the proposal report will be included in the "National Defense Authorization Law" in fiscal 2024.</text:p>
      <text:h text:style-name="P12" text:outline-level="3">
<text:span text:style-name="T4">
Following the results of the military push to Taiwan</text:span>
</text:h>
      <text:p text:style-name="P4">
In response to Taiwan, the China Issues Special Committee's report on the 24th proposed 10 suggestions, including expanding the United States and Taiwan military joint military training, priority to delivery of weapons and authorized military purchase contracts to Taiwan, accelerating the number of long -range attack weapons in Taiwan, establishing war reserve weapons in Taiwan in Taiwan Library and other.</text:p>
      <text:p text:style-name="P4">
"Raja Krishnamoorthi), a member of the committee's highest -level Democratic Party, said:" The people of Taiwan should live a peaceful life and avoid threat intimidation. "</text:p>
      <text:p text:style-name="P4">
"Defensenews" pointed out that the recommendation report is to respond to a push result made by the US think tank earlier this year. In April of this year, the China House of Representatives China Issue Special Committee and the US think tank "New American Security Center (CNAS) [] <text:a xlink:type="simple" xlink:href="https://www.dw.com/zh/zh/美众议院兵棋推演台海冲突-结论必须全面武装台湾/a-65398180" text:style-name="Internet_20_link" text:visited-style-name="Visited_20_Internet_20_Link">
</text:a>
, Simten to the situation of Chinese military committing. The chairman of the committee and Republican member Mikegallagher said at the time that the results showed that the US sea broke out, and the United States would no longer be supplied to Taiwan, calling on action to armed Taiwan and obstacle to China.</text:p>
      <text:p text:style-name="P4">
"In the deduction of the special committee of the special committee of Taiwan, we saw the terrible result of deterrent failure." Gragel said before the report of the report this week: "If we want to stop the Third World War, we need to now need to need it now. Armed Taiwan as much as possible. Now (for military sales to Taiwan) have a backlog of 19 billion US dollars, we must eliminate this embarrassment. "</text:p>
      <text:p text:style-name="P4">
*<draw:frame draw:style-name="fr1" draw:name="Image10" text:anchor-type="as-char" svg:width="6.9236in" svg:height="3.896998in" draw:z-index="0">
<draw:image xlink:href="../Images/dwzh/2023-05-25T07-28-00Z/4769389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Another time to add another military sales</text:span>
</text:h>
      <text:p text:style-name="P4">
Reuters reported that the United States announced the "field information communication system" military sales of $ 280 million this week to help Taiwan's military modernization and strengthen defense capabilities. This is the sixth time in the United States for military sales against Taiwan this year. A spokesman for the Chinese Ministry of Foreign Affairs Hua Chunying urged the United States to stop selling Taiwan weapons and any military connection at the United States at a routine conference on Tuesday. She said that the United States sells weapons and equipment on Taiwan Seriously violated the provisions of the one -China principle and the three joint communiqués of China and the United States, and seriously damaged Sino -US relations.(The picture shows the phantom fighter information picture)</text:p>
      <ul>
        <li>
<draw:frame draw:style-name="fr1" draw:name="Image11" text:anchor-type="as-char" svg:width="6.9236in" svg:height="3.896998in" draw:z-index="0">
<draw:image xlink:href="../Images/dwzh/2023-05-25T07-28-00Z/55775878_303.jpeg" xlink:type="simple" xlink:show="embed" xlink:actuate="onLoad" draw:mime-type="image/jpeg"/>
</draw:frame>
#</li>
      </ul>
      <text:h text:style-name="P13" text:outline-level="4">
<text:span text:style-name="T4">
2020 The total of the United States to Taiwan ’s military sales the highest in history</text:span>
</text:h>
      <text:h text:style-name="P12" text:outline-level="3">
<text:span text:style-name="T4">
The largest buyer for foreign military sales in the United States in 2020</text:span>
</text:h>
      <text:p text:style-name="P4">
On November 28th, William BrentChristensen, the director of the Taipei Office of the Taiwan Association, said in a seminar in Taiwan that Taiwan is the largest buyer in the world in the world. Military sales have a total of $ 11.8 billion, which is the highest annual defense procurement in Taiwan's history. He emphasized that the United States has supported the support of the United States for Taiwan's military sales, and these military sales have considerable power for Taiwan's improvement of "asymmetric combat capabilities". He also revealed that in 2021, the U.S. government has notified Congress to sell $ 5.2 billion in Taiwan's arms.</text:p>
      <text:p text:style-name="P4">
*<draw:frame draw:style-name="fr1" draw:name="Image12" text:anchor-type="as-char" svg:width="6.9236in" svg:height="3.896998in" draw:z-index="0">
<draw:image xlink:href="../Images/dwzh/2023-05-25T07-28-00Z/44326518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aipei Careful response</text:span>
</text:h>
      <text:p text:style-name="P4">
On November 29, the Ministry of National Defense of Taiwan responded to Ying Yingjie's statement. The statement pointed out that the sales of defensive weapons against Taiwan will help strengthen the overall defense combat power and ensure the peace and stability of the Taiwan Strait and India -Pacific regions. But at the same time, the statement also emphasized that there will be no plan to add a major military purchase project of US $ 5.2 billion to the United States next year. (The picture shows the photo photo of the Taiwan Air Force)</text:p>
      <text:p text:style-name="P4">
*<draw:frame draw:style-name="fr1" draw:name="Image13" text:anchor-type="as-char" svg:width="6.9236in" svg:height="3.896998in" draw:z-index="0">
<draw:image xlink:href="../Images/dwzh/2023-05-25T07-28-00Z/3949205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rump's military sales frequently</text:span>
</text:h>
      <text:p text:style-name="P4">
On October 26, Washington announced the fourth wave of military sales in Taiwan in 2020, stating that the US State Department has approved the sale of 100 fish fork anti -ships to Taiwan. According to the Taiwan Central News Agency, the total amount of military sales transactions was as high as 2.37 billion US dollars. The range of fish fork coast defense system (HCDS) is between 200 and 300 kilometers, which can strikes along the coast, harbor and land targets, which meets the demands of mobility and asymmetric combat power in Taiwan in recent years. This is also the ninth case of US President Trump's ninth military sales case since taking office.</text:p>
      <text:p text:style-name="P4">
*<draw:frame draw:style-name="fr1" draw:name="Image14" text:anchor-type="as-char" svg:width="6.9236in" svg:height="3.896998in" draw:z-index="0">
<draw:image xlink:href="../Images/dwzh/2023-05-25T07-28-00Z/4693184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40 years, hundreds of times against Taiwan's military sales case</text:span>
</text:h>
      <text:p text:style-name="P4">
The United States sold weapons to Taiwan, which originated from the United States and Taipei in 1979. Instead of establishing diplomatic relations with Beijing, the Taiwan Relations Law was formulated. After the evacuation of the US military in Taiwan, the United States began to provide defensive military military in accordance with the law. According to a memorandum established by President Ronald Reagan in 1982, the performance of the United States provided weapons to Taiwan "depends on the threat of the Chinese Communist Party."</text:p>
      <text:p text:style-name="P4">
*<draw:frame draw:style-name="fr1" draw:name="Image15" text:anchor-type="as-char" svg:width="6.9236in" svg:height="3.896998in" draw:z-index="0">
<draw:image xlink:href="../Images/dwzh/2023-05-25T07-28-00Z/5509964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F16 fighter with iconic significance</text:span>
</text:h>
      <ul>
        <li>
<draw:frame draw:style-name="fr1" draw:name="Image16" text:anchor-type="as-char" svg:width="6.9236in" svg:height="3.896998in" draw:z-index="0">
<draw:image xlink:href="../Images/dwzh/2023-05-25T07-28-00Z/43370935_303.jpg" xlink:type="simple" xlink:show="embed" xlink:actuate="onLoad" draw:mime-type="image/jpeg"/>
</draw:frame>
#</li>
      </ul>
      <text:h text:style-name="P13" text:outline-level="4">
<text:span text:style-name="T4">
2020 The total of the United States to Taiwan ’s military sales the highest in history</text:span>
</text:h>
      <text:h text:style-name="P12" text:outline-level="3">
<text:span text:style-name="T4">
Keelung class destroyer</text:span>
</text:h>
      <text:p text:style-name="P4">
Kiddclass is a missile destroyer of the US Navy. From 2005 to 2006, the U.S. Navy successively transferred the total four destroyers of the series to the Taiwan Navy and renamed the Keelung -class destroyer. The picture shows Taiwan President Tsai Ing -wen inspected the ship in 2018.</text:p>
      <text:p text:style-name="P4">
*<draw:frame draw:style-name="fr1" draw:name="Image17" text:anchor-type="as-char" svg:width="6.9236in" svg:height="3.896998in" draw:z-index="0">
<draw:image xlink:href="../Images/dwzh/2023-05-25T07-28-00Z/4316627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Patriot Missile</text:span>
</text:h>
      <text:p text:style-name="P4">
Patriot was a medium -range air -missile system made by Thor's Thunder Company. The system has successfully intercepted the flying scripted leg missile launched by the Iraqi army during the Gulf War, which is famous. This representative U.S. military weapon has been upgraded many times since the 1990s, and has repeatedly purchased Patriot missiles from the United States since the 1990s. The US sales case reached in July 2020 also includes the replacement, maintenance, testing and logistics support of the Patriot -Type III missiles.</text:p>
      <text:p text:style-name="P4">
*<draw:frame draw:style-name="fr1" draw:name="Image18" text:anchor-type="as-char" svg:width="6.9236in" svg:height="3.896998in" draw:z-index="0">
<draw:image xlink:href="../Images/dwzh/2023-05-25T07-28-00Z/1814145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urn Taiwan into a "fortress"</text:span>
</text:h>
      <text:p text:style-name="P4">
In recent years, with the continuous growth of Chinese military equipment and the increasingly tense US -China relations, the types of weapons sold to Taiwan have also changed. Grylesman, a researcher at Rand Corporation in the United States(Derek Grossman)In an interview with Voice of Germany in mid-October, "the United States sold many different types of weapons in Taiwan in the past, sometimes weapons that can improve Taiwan's asymmetric defense combat power, and sometimes it is an iconic weapon like the F-16 fighter. However, the United States now seems to have made a clear adjustment of Taiwan's military aid policy. "He believes that in order to prevent China from invading Taiwan through amphibious landing, the United States will assist Taiwan to become a" indestructible fortress ".</text:p>
      <text:p text:style-name="P4">
*<draw:frame draw:style-name="fr1" draw:name="Image19" text:anchor-type="as-char" svg:width="6.9236in" svg:height="3.896998in" draw:z-index="0">
<draw:image xlink:href="../Images/dwzh/2023-05-25T07-28-00Z/51596702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How to deal with it?</text:span>
</text:h>
      <text:p text:style-name="P4">
The past U.S. military sales cases have caused Beijing's opposition, but in most cases, they are limited to verbal protests. On October 26, a spokesman for the Chinese Ministry of Foreign Affairs, Zhao Lijian, said at a regular press conference that China will impose sanctions on American companies and individuals such as Lockheed Martin, Boeing Defense, and Thunder who participated last week. In fact, Lockheed Martin rarely does business with China, and has provided weapons and defense equipment to Taiwan for many years. However, if China is on Boeing(Boeing)Implementation of sanctions may cause a heavy blow to it because the company also sells civil aviation aircraft to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a xlink:type="simple" xlink:href="https://www.dw.com/zh/zh/美国批准619亿美元对台新军售-中国军机连续两日扰台/a-64862978" text:style-name="Internet_20_link" text:visited-style-name="Visited_20_Internet_20_Link">
 </text:a>
Essence In early May, the Taiwan National Defense Minister Qiu Guozheng said that due to the supply chain problem caused by the new crown epidemic, the first batch of 66 new F-16V fighters purchased from the United States was originally scheduled to be delivered at the end of this year, but it has been delayed until next year. Bloomberg quoted the U.S. Air Force statement this week that delayed planes not only because of the epidemic and supply chain, but also containing "complex research and development challenges."</text:p>
      <text:p text:style-name="P4">
In early May, the journal "Journal of Test Technology" jointly sponsored by the Chinese Society of Military and Workers and Central North University also published a paper push paper, saying that if the conflict of the U.S. and China broke out, the PLA could use hypersonic anti -ship missiles to sink the latest US military. The Ussgerald R. Ford, the nuclear -powered aircraft carrier, formed a devastating blow to the US aircraft carrier battle group.</text:p>
      <text:p text:style-name="P4">
However, the South China Morning Post reported that the Chinese hypersonic missile data used by the soldiers was disconnected from reality, which may make the simulation distortion and cause the results to be inaccurate.</text:p>
      <text:h text:style-name="P12" text:outline-level="3">
<text:span text:style-name="T4">
In response to Xinjiang race extinction</text:span>
</text:h>
      <text:p text:style-name="P4">
In addition to strengthening support for Taiwan, another report adopted by the Chinese House of Representatives Special Committee on the same day, it is recommended that the US government take action on the Xinjiang issue. The report suggested that Chinese technology companies participating in the "racial extinction" of Chinese technology companies imposed sanctions and involved <text:a xlink:type="simple" xlink:href="https://www.dw.com/zh/zh/人权组织起诉法国时装集团涉维吾尔强制劳工/a-65660627" text:style-name="Internet_20_link" text:visited-style-name="Visited_20_Internet_20_Link">
</text:a>
Strengthen law enforcement.</text:p>
      <text:p text:style-name="P4">
The chairman of the committee Gragel said: "Let's send a two -party (common) message, that is, Congress will stand up against racial extinction -this is the worst crime of all crimes."</text:p>
      <text:p text:style-name="P4">
Washington has accused China of sustainable ethnic extinction on Xinjiang Uyghur and other ethnic minorities. Human rights organizations have accused Beijing that Beijing has forced detention and forced labor against more than 1 million Uighurs. China has strongly denied the statement and emphasized that the so -called "vocational training center" is to curb terrorism, divisionism and religious radicalism.</text:p>
      <text:p text:style-name="P4">
Adopting a tough attitude towards China is a small consensus supported by the two parties in the United States Congress. The Special Committee of the China Issue Special Committee consisting of the two parties has not drafted the power of legislation. It only puts forward policy suggestions. It must cooperate with the legislative committee to transform the proposal into laws.</text:p>
      <text:h text:style-name="P12" text:outline-level="3">
<text:span text:style-name="T4">
Volkswagen Shareholders Conference: The executives were thrown into cakes and were approved to earn "unrighteous wealth"</text:span>
</text:h>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美眾院中國委員會提立法建議：加強武裝台灣/a-65728922" text:style-name="Internet_20_link" text:visited-style-name="Visited_20_Internet_20_Link">
https://www.dw.com/zh/美眾院中國委員會提立法建議：加強武裝台灣/a-65728922?maca=chi-rss-chi-all-1127-rdf</text:a>
</text:p>
      <!--NEWS-->
      <text:h text:style-name="P10" text:outline-level="1">
<text:span text:style-name="T4">
Saudi Arabia restore diplomatic relations with Canada</text:span>
</text:h>
      <text:p text:style-name="P4">
Author: 联合早报 (Person)</text:p>
      <text:p text:style-name="P4">
Publisher: 联合早报 (Organization)</text:p>
      <text:p text:style-name="P4">
Published Time: 2023-05-25T08:05</text:p>
      <text:p text:style-name="P4">
Modified Time: 2023-05-25T08:05</text:p>
      <text:p text:style-name="P4">
Description: Saudi Arabia and Canada will resume comprehensive diplomatic relations. Agence France -Presse reported that the Ministry of Foreign Affairs of Saudi Arabia and Canada made the above announcement on Wednesday (May 24). During the Saudi Arabia ...</text:p>
      <text:p text:style-name="P4">
Videos: []</text:p>
      <text:p text:style-name="P4">
Audios: []</text:p>
      <text:p text:style-name="P4">
Images: []</text:p>
      <text:p text:style-name="P4">
Type: NewsArticle</text:p>
      <text:p text:style-name="P4">
Breadcrumbs: ['即时', '国际']</text:p>
      <text:p text:style-name="P4">
Keywords: ['沙特阿拉伯', '加拿大']</text:p>
      <!--METADATA-->
      <text:p text:style-name="P4">
Saudi Arabia and Canada will resume comprehensive diplomatic relations.</text:p>
      <text:p text:style-name="P4">
Agence France -Presse reported that the Ministry of Foreign Affairs of Saudi Arabia and Canada made the above announcement on Wednesday (May 24). During the Asia -Pacific Economic Cooperation Organization (APEC) Forum Summit held in Bangkok, Thailand last year, Saudi Crown Prince Mohammed Ben Salman and Canadian Prime Minister Trudeau made this decision.</text:p>
      <text:p text:style-name="P4">
The Saudi Ministry of Foreign Arabia said in a statement: "(Saudi Arabia) has decided to restore the level of diplomatic relations with Canada to its previous state."</text:p>
      <text:p text:style-name="P4">
Saudi Arabia and Canada had disputes over human rights issues in 2018. The Saudi government expelled Canadian ambassadors and recalled Saudi Saudi Special envoys in Ottawa, and at the same time frozen all new trade.</text:p>
      <text:p text:style-name="P4">
Canadian Foreign Minister Jolly said on Wednesday that the two countries will "appoint new ambassadors"; the Canadian Ministry of Foreign Affairs issued a statement to appoint Jean-PHILLIPELINTEAU as the new special envoy of Canada in Saudi Arabia. Saudi Arabia did not mention the candidates for ambassadors in Canada.</text:p>
      <text:p text:style-name="P4">
News Source: <text:a xlink:type="simple" xlink:href="https://www.zaobao.com.sg/realtime/world/story20230525-1397934" text:style-name="Internet_20_link" text:visited-style-name="Visited_20_Internet_20_Link">
https://www.zaobao.com.sg/realtime/world/story20230525-1397934</text:a>
</text:p>
      <!--NEWS-->
      <text:h text:style-name="P10" text:outline-level="1">
<text:span text:style-name="T4">
Column | China Perspective: From retreating forests, farming, agricultural management, and land finances, the land rights of China</text:span>
</text:h>
      <text:p text:style-name="P4">
Author: None</text:p>
      <text:p text:style-name="P4">
Publisher: Radio Free Asia (Organization)</text:p>
      <text:p text:style-name="P4">
Published Time: 2023-05-25T09:04:00-04:00</text:p>
      <text:p text:style-name="P4">
Modified Time: 2023-05-25T09:34:35-04:00</text:p>
      <text:p text:style-name="P4">
Description: None</text:p>
      <text:p text:style-name="P4">
Videos: []</text:p>
      <text:p text:style-name="P4">
Audios: ["<text:a xlink:type="simple" xlink:href="https://www.rfa.org/mandarin/zhuanlan/zhongguotoushi/panel-052420231459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5.1927in" draw:z-index="0">
<draw:image xlink:href="../Images/rfamandarin/2023-05-25T09-04-00-04-00/000000.png" xlink:type="simple" xlink:show="embed" xlink:actuate="onLoad" draw:mime-type="image/png"/>
</draw:frame>
Officials in a certain place in China are planted on the bridge to plant crops, which is called "retreat to return to the field". Weibo screenshot/ancient pavilion provides <text:a xlink:type="simple" xlink:href="https://www.rfa.org/mandarin/zhuanlan/zhongguotoushi/panel-05242023145938.html/@@stream" text:style-name="Internet_20_link" text:visited-style-name="Visited_20_Internet_20_Link">
</text:a>
<text:span text:style-name="T4">
 Moderator: Chen Kuide </text:span>
</text:p>
      <text:p text:style-name="P4">
<text:span text:style-name="T4">
 Senator: Professor Xia Yeliang, economists and political critics </text:span>
</text:p>
      <text:p text:style-name="Horizontal_20_Line"/>
      <text:p text:style-name="Horizontal_20_Line"/>
      <text:p text:style-name="P4">
<text:span text:style-name="T4">
 1. China's current three major issues involved in land real estate rights: retreating forests, agricultural management, land finance </text:span>
</text:p>
      <text:p text:style-name="P4">
Recently, there are several hot issues in China, which is attractive: the crisis of defeat of the retreat of farming, agricultural management, and land finance.</text:p>
      <text:p text:style-name="P4">
1) <text:span text:style-name="T4">
 Retreating to forests and returning to farming </text:span>
</text:p>
      <text:p text:style-name="P4">
Not long ago, Xi Jinping reversed his "green water and green mountains are the golden mountains and silver mountains" national policy of "returning farmland to the forest", and suddenly announced that he would "return to forests and return farming" to ensure the large -scale movement of "rice bowls should be brought in your own hands".</text:p>
      <text:p text:style-name="P4">
As a result, this national system of the Communist Party of China began to toss: China urban and rural areas destroyed forests and fields everywhere, and the boundless forests fell down. In the bulging sound of the bulldozer excavator, the green mountains and green mountains turned back to the land of dirty stones overnight, and even some places became Balling Mountain.</text:p>
      <text:p text:style-name="P4">
Chengdu is a typical case. The ecological park of 100 kilometers of beautiful people with a cost of 34.1 billion is there. Within a few days, all of them are flattened and intended to create 100,000 acres of paddy fields. The price paid is 34.1 billion, and it takes 442.8 years of income for 100,000 acres of rice fields to pay off. The absurdity of this prodigal son is rare in the world, and the sighs of the country will definitely leave a record of shame in history.</text:p>
      <text:p text:style-name="P4">
Why do you want to toss so absurd?</text:p>
      <text:p text:style-name="P4">
It is said to be "food safety". In fact, China currently produces 680 million tons of food, consumes 780 million tons of food each year, and the gap is 10 million tons. This gap can be completely made up by imports. There are many good quality, so you don't have to retreat to the forests for self -food and self -food, and make such a major damage.</text:p>
      <text:p text:style-name="P4">
This decision reflects the will of the gambler who retreats the country in the crisis of crisis. It is a kind of wartime thinking that he wants to defend his crumbling power of power regardless of all costs.</text:p>
      <text:p text:style-name="P4">
But even for war thinking, the Xi authorities are obsessed with the current status of the basic international civilization.</text:p>
      <text:p text:style-name="P4">
Judging from the current international environment and civilization, even if the war is started, it will not block all food exports. This is the lowest humanitarian. The modern international consensus is that no matter what kind of human and gods you do, you will never include food and medicine on the international sanctions list.</text:p>
      <text:p text:style-name="P4">
At that time, the Soviet Union confronted the Chinese Momes in China, and the Chinese Communist Party said that the Soviet Union forced debt to repay debts, and could only transport food products to the Soviet Union. The actual situation was that the Soviet Union proposed to suspend debts. In order to face face, to fight against Emperor Xiu, he refused to live with the people. But looking at the Russian and Ukraine War today, although some difficulties in Ukraine's food exports have occurred, it is basically normal. Russia invaded Ukraine, and the international community's sanctions on Russia did not include food and drugs. This is the most basic international morality, basic humanitarianism.</text:p>
      <text:p text:style-name="P4">
Water conservancy expert Wang Weiluo said to the current retreat from forestry: "The result of returning forests (grass) and plowing and rice goes on the mountain is a large area of soil and soil loss, causing geological disasters." The flood in China in 1998 was a big result caused by a large area of cutting down forests and painful pain, so it proposed "returning farmland to forests". Twenty years have passed, and the results have been achieved at first, and the flood has been slightly contained. Now it is "returning to the forest and returning to farming", and the east of hard work for 20 years. But some people think simple and ignore their heads.</text:p>
      <text:p text:style-name="P4">
The Nobel Prize winner of the Economic Amadia Mori once said: Serious famine is actually an artificial shortage economy and a consequence of political decision -making. The Great Famine only occurred in an autocracy without news freedom. The ruler deliberately placed the target population for a long time in a state of serious insufficient supply in food, housing, medical care, education, or the price far exceeding the consumption level. To control them, forcing them to be trapped in a panting that can only satisfy the state of survival, and has no time to carry out other political appeal activities.</text:p>
      <text:p text:style-name="P4">
The most important purpose of "retreating to forests and returning farming" is to once again change the form of collective ownership of rural land again, completely deprive farmers' rights to land, stripping the connection between farmers and land, and so that farmers will become a free of free from the new planned economy again. Atoms have become migrant workers of state -owned farms. This can achieve the purpose of going to the real estate stock.</text:p>
      <text:p text:style-name="P4">
"Returning to the forest to cultivate" once again reflects the essence of Chinese social imperialism: "In the world, is it the king of the king", but. "Mo Fei" has become "Mo Fei's soil."</text:p>
      <text:p text:style-name="P4">
Therefore, the fundamental problem here is that Chinese farmers do not have land ownership. The collective ownership of the so -called rural land has also become a thing that cannot be competed with the government, which is taken. They cannot decide the use of land and their income themselves, and they cannot interfere with the government's arbitrary disposal of land and use them at will. No matter how the official toss, farmers have no say.</text:p>
      <text:p text:style-name="P4">
2) <text:span text:style-name="T4">
 agricultural management </text:span>
</text:p>
      <text:p text:style-name="P4">
In order to support the "retreat to forests and return farming", Beijing also established the agricultural management department and followed the countryside to strengthen the control of the dying rural areas.</text:p>
      <text:p text:style-name="P4">
Earlier this year, local governments at all levels have reported and organized a "agricultural comprehensive administrative law enforcement" team, which is also commonly known as "agricultural management". There are currently 82,000 agricultural law enforcement officers compiled in China. On duty among about 2,500 related institutions, with their own uniforms, vehicles and law enforcement equipment. According to official statements, this is a new administrative law responsibility for the management of past seeds, pesticide feeds, agricultural machinery and other fields.</text:p>
      <text:p text:style-name="P4">
In the name of enforcement in the name of law enforcement, these agricultural management violence forced farmers' vegetable greenhouses, and even pigs who snatched chickens and ducks and seized farmers. "" ". Because their evil -shaped and evil are comparable to the "urban management team" of the urban law enforcement team, they were described as "village tyrants" by villagers. This kind of violent and stable agricultural management has triggered the anger and tolerance of the people. It has finally erupted recently.</text:p>
      <text:p text:style-name="P4">
According to the Chinese official media "Today's Headline", Zhejiang Province was at the forefront this time, and the "agricultural management" that had been established for less than a few months was finally canceled. It is estimated that in the near future, there will definitely be more and more provincial effective laws to cancel "agricultural management".</text:p>
      <text:p text:style-name="P4">
<text:span text:style-name="T4">
 3) The crisis of "land finance" </text:span>
</text:p>
      <text:p text:style-name="P4">
China's land finance refers to the fiscal revenue obtained by local governments relying on "selling land", which mainly includes two parts: First, non -tax revenue of land -related governments, such as land rent, land transfer, new construction land is paid Use fees and so on. Second, taxes related to land, such as the business tax of cultivated land occupation tax, real estate and construction industry, and land value -added tax. As of 2020, the land transfer fund is the absolute main source of fiscal revenue obtained by the Chinese government's land.</text:p>
      <text:p text:style-name="P4">
The government uses land as a commodity, and the income of the land is used as a small vyte in a budget. This is actually the failure of the CCP system.</text:p>
      <text:p text:style-name="P4">
At present, with the frequent crisis of China's real estate explosion, China's land finances are facing a comprehensive crisis. Some local fiscal companies have bankruptcy, debt, and no debt.This land finance is closely related to the rise and fall of the real estate industry. Because the fiscal revenue of local governments mainly comes from selling land development rights to real estate developers through long -term contracts. However, due to the bubble crisis of the real estate industry in recent years, the income of land sales has been significantly reduced, and it has entered a stage of decline.</text:p>
      <text:p text:style-name="P4">
However, the CCP has never dared to use obvious fiscal revenue options in other countries: real estate tax. Because this will involve the basic interests of the real estate in the huge population; at the same time, it is not straightforward. The Chinese have been deprived of land ownership by the Communist Party of China, and real estate has only 70 years of use. Since I have no ownership, what power do you have to levy my real estate tax?</text:p>
      <text:p text:style-name="Horizontal_20_Line"/>
      <text:p text:style-name="P4">
<text:span text:style-name="T4">
 2. China's land ownership issues </text:span>
</text:p>
      <text:p text:style-name="P4">
<text:span text:style-name="T4">
 Earth Power: Key key </text:span>
</text:p>
      <text:p text:style-name="P4">
The above three issues are the three issues: the root cause of returning forests, agricultural management, and land finance: The root causes are related to the five words, that is, land ownership. Opening China's complicated phenomenon, the key of practical land ownership can reveal a lot of secrets.</text:p>
      <text:p text:style-name="P4">
For thousands of years, the land problem is like a lingering nightmare. The CCP long -term propaganda said that one of the main problems of traditional China is that the land is concentrated in the landlord. It is precisely the secret of land rights. Mao Zedong deceived the poor farmers to participate in the army with "fighting the land and dividing fields", and prepared an important violent armed forces for seizing the regime.</text:p>
      <text:p text:style-name="P4">
Many countries have implemented land reform in the early days of industrialization. Originally, as long as the land reform was assigned to farmers through peaceful acquisitions to farmers. The three -seven -five -lease reduction in Taiwan further distributed land to self -cultivated farmers, and a drop of land reform was completed without a drop of blood.</text:p>
      <text:p text:style-name="P4">
The Chinese Communist Party is not. After the Chinese Communist Party came to power in 1949, a violent land reform movement was launched. Essence It killed as many as 2 million farmers labeled "landlords".</text:p>
      <text:p text:style-name="P4">
Under the leadership of the Communist Party, the Chinese farmers have only four or five years as the owner of the land to receive a land certificate, but soon it is the mutual aid group. At this point, the junior and senior communities have returned to the "Mo Fei Earth under the Sky". In the situation, the land was collected by state -owned.</text:p>
      <text:p text:style-name="P4">
Before the reform and opening up, Chinese farmers became serfs. What has been implemented has always been a policy of transfusion for urban and industrial blood transfusion through the poor scissors of workers and farmers. The cruel dissection of rural farmers is relatively simple and rough through production materials and labor products. As a slave farmers, the life of the peasants is extremely poor, and there is no rights and property. During the Great Leap Forward, they were driven to the commune cafeteria for dinner. Finally, they hungry all over the country. The highest tragic record of great famine caused by political reasons.</text:p>
      <text:p text:style-name="P4">
Forty -five years ago, the farmers at Xiaogang Village, who were hungry on the edge of hunger, decided that regardless of their rules that they had to work in the people's commune, risked their lives, secretly broke through the ownership of the CCP, restored the family bag system, and according to their considerations, they thought it was appropriate. The method of cultivating land has created the prosperity of agricultural production, and caused a series of capitalist reforms later, making China one of the fastest growing economies in the world.</text:p>
      <text:p text:style-name="P4">
<text:span text:style-name="T4">
 is still the only local Lord -the Communist Party of China </text:span>
</text:p>
      <text:p text:style-name="P4">
However, these reforms failed to reverse the policy of nationalization of land ownership in the early days.</text:p>
      <text:p text:style-name="P4">
After the reform and opening up, the deprivation of the party -state's rights to peasants has transformed into a plunder of production factors. In accordance with China's existing land regulations, Chinese farmers' rights in land contracting are quite incomplete and unfair.</text:p>
      <text:p text:style-name="P4">
This has a negative impact on the farmers' production and life. Because there is no real land ownership, it means that farmers cannot purchase, sell or rent land, and create a large number of land that can be used in a large number of land, and cannot use the land as a loan mortgage, which limits their ability to raise funds. Although they can leave the land to work in the city, no property right means that they cannot use land to help provide funds for new life.</text:p>
      <text:p text:style-name="P4">
As a result, rural economic stagnation is common. In 2018, the income of urban residents was nearly three times higher than rural residents' income, which was roughly the same as the gap between the economic reform in 1978.</text:p>
      <text:p text:style-name="P4">
Now, with the government's random tossing of land, they cannot resist the repeated toss from "returning farmland to forests" to "returning forests and returning farming". Coupled with the agricultural management of violence and stability, will the rural areas go back to the dark era before 1978?</text:p>
      <text:p text:style-name="P4">
Although there have been efforts to imitate a certain land market in recent decades, every land in China has been in the hands of the country. China has become the only country of landlords -CCP -CCP -CCP -CCP from 1949, which is still the case.</text:p>
      <text:p text:style-name="P4">
This is the key crux of all rural issues.</text:p>
      <text:p text:style-name="P4">
News Source: <text:a xlink:type="simple" xlink:href="https://www.rfa.org/mandarin/zhuanlan/zhongguotoushi/panel-05242023145938.html" text:style-name="Internet_20_link" text:visited-style-name="Visited_20_Internet_20_Link">
https://www.rfa.org/mandarin/zhuanlan/zhongguotoushi/panel-05242023145938.html</text:a>
</text:p>
      <!--NEWS-->
      <text:h text:style-name="P10" text:outline-level="1">
<text:span text:style-name="T4">
Column | Green Intelligence: Is the purple spot butterfly running away, is it a way out or the end?</text:span>
</text:h>
      <text:p text:style-name="P4">
Author: None</text:p>
      <text:p text:style-name="P4">
Publisher: Radio Free Asia (Organization)</text:p>
      <text:p text:style-name="P4">
Published Time: 2023-05-25T09:45:48-04:00</text:p>
      <text:p text:style-name="P4">
Modified Time: 2023-05-25T09:45:48-04:00</text:p>
      <text:p text:style-name="P4">
Description: None</text:p>
      <text:p text:style-name="P4">
Videos: []</text:p>
      <text:p text:style-name="P4">
Audios: ["<text:a xlink:type="simple" xlink:href="https://www.rfa.org/mandarin/zhuanlan/luseqingbaoyuan/grn-0525202309161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21" text:anchor-type="as-char" svg:width="6.9236in" svg:height="4.612011in" draw:z-index="0">
<draw:image xlink:href="../Images/rfamandarin/2023-05-25T09-45-48-04-00/000000.png" xlink:type="simple" xlink:show="embed" xlink:actuate="onLoad" draw:mime-type="image/png"/>
</draw:frame>
Purple spots are a common butterfly species in Asia. When the purple butterfly disappears, environmental police messages cannot be ignored. <text:a xlink:type="simple" xlink:href="https://www.rfa.org/mandarin/zhuanlan/luseqingbaoyuan/grn-05252023091614.html/@@images/image" text:style-name="Internet_20_link" text:visited-style-name="Visited_20_Internet_20_Link">
</text:a>
(Provided by the monkey subsidiary) <text:a xlink:type="simple" xlink:href="https://www.rfa.org/mandarin/zhuanlan/luseqingbaoyuan/grn-05252023091614.html/@@stream" text:style-name="Internet_20_link" text:visited-style-name="Visited_20_Internet_20_Link">
</text:a>
This year's Oscar's best documentary was selected by the "The Elephantwhisperers" in "The Elephantwhisperers", which made people see the dilemma of the pitch of the Yanshan Village. In recent years, the theme of animal conservation and environmental changes has gradually occupied a place in the Asian film industry. Endangered species such as Tibetan antelopes, white dolphins, Northeast tigers to black -faced spoonbill have become the protagonists under the camera. At the end of May this year, the purple butterfly also jumped on the big screen.</text:p>
      <text:p text:style-name="P4">
However, maybe you wondered, isn't purple spa butterfly a butterfly species that can be visible? Zhan Jialong, an insect expert and an ecological documentary director, once used to it. At the age of 18, he first encountered a Purple Butterfly Valley in Kaohsiung Maolin. Gu, it has been filled with the parking lot. "He realized that the butterfly conflict was quietly staged." At this time, what I saw was the most important butterfly in Taiwan. "</text:p>
      <text:p text:style-name="P4">
<draw:frame draw:style-name="fr1" draw:name="Image22" text:anchor-type="as-char" svg:width="6.9236in" svg:height="4.957298in" draw:z-index="0">
<draw:image xlink:href="../Images/rfamandarin/2023-05-25T09-45-48-04-00/000001.png" xlink:type="simple" xlink:show="embed" xlink:actuate="onLoad" draw:mime-type="image/png"/>
</draw:frame>
Zhan Jialong has long invested in the research of purple spots. The ecological documentary of "Disappearing Purple Die" is being released in Taiwan. (Provided by the monkey subsidiary) <text:a xlink:type="simple" xlink:href="https://www.rfa.org/mandarin/zhuanlan/luseqingbaoyuan/grn-05252023091614.html/2.jpg" text:style-name="Internet_20_link" text:visited-style-name="Visited_20_Internet_20_Link">
</text:a>
<text:span text:style-name="T4">
 From chaser to documentary director </text:span>
</text:p>
      <text:p text:style-name="P4">
Purple spots have begun to fly into his life. For more than 20 years, he chased the butterflies to overwhelm the mountains. The thin and thin figure flew from Taiwan to Hainan Island, Hong Kong, and other purple butterfly habitats. Experts' academic and emotional strokes wrote the ecological biography "Purple Paef Die" for them, and even shot the documentary "Disappearing Purple Die" from the perspective of a butterfly. "After watching this film, you may find that the life of a butterfly is not the same as our life."</text:p>
      <text:p text:style-name="P4">
"If the bee disappears, half of our food will be disappeared." "Disappearing Purple Die" said at the beginning, "So what will happen to the butterfly disappear?" This question mark still stopped in mind. The sound of echoing the valley made the audience move from their ears to their hearts.</text:p>
      <text:p text:style-name="P4">
Taiwan's purple butterfly valley is the world's second largest overwintering butterfly valley, second only to Mexico Emperor Butterfly Valley. "In the past, there were 2 million winter butterfly valley in Taiwan. . "Zhan Jialong slowly opened the box." The status of the purple butterfly is in the flat land and low altitude, that is, the place where humans live in. They have always had many conflicts with humans, so we have to try to understand and protect them. "</text:p>
      <text:p text:style-name="P4">
<draw:frame draw:style-name="fr1" draw:name="Image23" text:anchor-type="as-char" svg:width="6.9236in" svg:height="4.666506in" draw:z-index="0">
<draw:image xlink:href="../Images/rfamandarin/2023-05-25T09-45-48-04-00/000002.png" xlink:type="simple" xlink:show="embed" xlink:actuate="onLoad" draw:mime-type="image/png"/>
</draw:frame>
The Emperor Butterfly Valley of Mexico ranks among the world's natural heritage. (Reuters) [] <text:a xlink:type="simple" xlink:href="https://www.rfa.org/mandarin/zhuanlan/luseqingbaoyuan/grn-05252023091614.html/3.jpeg" text:style-name="Internet_20_link" text:visited-style-name="Visited_20_Internet_20_Link">
</text:a>
Purple spots are the butterflies originally originally originally distributed in Asia, which are mainly distributed in the north and south. "In addition to Taiwan, Guangdong, Hainan Island, Hong Kong, Vietnam, and Thailand also have the phenomenon of purple butterfly. . "He talked about the differences in butterfly valleys in various places." For Hong Kong and Hainan Island, the entire valley will only inhabit one or two trees, but Taiwan is the entire valley and purple butterfly. "</text:p>
      <text:p text:style-name="P4">
Purple butterfly dance, Zhan Jialong described it as "the treasure of God to Taiwan". He explained that because Taiwan is an island and other places is a continental climate. The climate is relatively dry. In Taiwan, it is trapped in the island to migrate on the island. In short, the small of Taiwan Island has made it spectacular.</text:p>
      <text:p text:style-name="P4">
<text:span text:style-name="T4">
 Orange Butterfly Rain and Fantasy Purple Butterfly Valley </text:span>
</text:p>
      <text:p text:style-name="P4">
Compared with the Emperor Better Butterfly forming a large number of scenes of tens of millions of clusters in Mexico's single valley. "When I went to Mexico, the sun came out, butterflies flew up, and the butterflies would stop until the sun. . "Zhan Jialong, for example, in the purple butterfly valley of Mao Forest, Kaohsiung, when he entered the forest, the butterfly was disturbed in 5 minutes. stop."</text:p>
      <text:p text:style-name="P4">
However, the purple butterfly valley in his eyes is more diverse and ever -changing, because the emperor butterfly valley has only one butterfly and one color, "Taiwan's Butterfly Valley has 4 purple butterflies, 6 kinds of blue spots, 2 birch butterfly. As a kind of white spots, and the wings of the purple spots have a structure like triangular prism. From a specific angle, the light of the original dark brown wings will emit purple light. "His eyes lit up, and the words turned around and said again. "The most difficult thing for this movie is to shoot purple butterflies into purple, because the moment of light may only be 0.1 seconds."</text:p>
      <text:p text:style-name="P4">
The director who loved the butterfly became an instantaneous change in capturing the purple spots with ultra -high -speed cameras. Following his lens, he walked into nature. The praying mantis was ambushing for the opportunity to hunt, and the eight -eyed crab spider had an unexpected raid. The parasitic bee fiercely switched from the butterfly body. The scenes made people see the natural diversity and survival laws of nature.</text:p>
      <text:p text:style-name="P4">
<text:span text:style-name="T4">
 Environmental crisis all sides Chu Ge </text:span>
</text:p>
      <text:p text:style-name="P4">
One of the survival challenges encountered in Taiwan is the loss of habitats. "Humans have covered their own homes at flat land and low altitude. For the environmental pressure, climate change is another threat. "Global warming will eventually lead to Taiwan into a tropical country. Purple spots do not need to overwinter, and there is no butterfly road and wintering butterfly valley."</text:p>
      <text:p text:style-name="P4">
<draw:frame draw:style-name="fr1" draw:name="Image24" text:anchor-type="as-char" svg:width="6.9236in" svg:height="3.651117in" draw:z-index="0">
<draw:image xlink:href="../Images/rfamandarin/2023-05-25T09-45-48-04-00/000003.png" xlink:type="simple" xlink:show="embed" xlink:actuate="onLoad" draw:mime-type="image/png"/>
</draw:frame>
Taiwan's purple butterfly faces habitat loss and global warming. (The official Facebook of "Disappearing Purple Paef Die" [] <text:a xlink:type="simple" xlink:href="https://www.rfa.org/mandarin/zhuanlan/luseqingbaoyuan/grn-05252023091614.html/4.jpg" text:style-name="Internet_20_link" text:visited-style-name="Visited_20_Internet_20_Link">
</text:a>
</text:p>
      <text:p text:style-name="P4">
The use of pesticides in modern agriculture also brings survival threats to purple butterfly, and even destroy the entire ecosystem. He reminded that purple spots butterflags will die when they absorb honey. In fact, purple spots and bees will be pollinated like bees. Agricultural production can be combined with the ecology to introduce purple butterflies and be friendly to the environment and at the same time. More than 10 years ago, in order to solve the problem of pesticide poisoning spot butterfly, the Taiwan Purple Poor Butterfly Ecological Conservation Association and the Conscience Foundation jointly promoted farmers to transform friendly farming. Silently guard the purple spots butterfly habitat.</text:p>
      <text:p text:style-name="P4">
Not only pesticides, the Research team of the University of Cantonel also found that the genetically modified crops may be harmful to the emperor's spot butterfly. Zhan Jialong also noticed this research. He explained that genetically modified corn (BTCORN) is to colonize the gene of a bacteria into corn Inside, it is called Su Li bacteria (BT), and the pests will be poisoned when they eat corn to achieve the effect of diseases and insect pests. The experimental results show that the emperor's spots of genetically modified corn pollen, nearly half of the individual death, so genetically transferred genes, so transferred genes to genet Is the crop really safe? Butterflies seem influential.</text:p>
      <text:p text:style-name="P4">
The migration road of Emperor Paei -Butterfly is also in crisis, and "human roadblocks" may lead to their "ghost hit the wall". He takes the fence built by former US President Trump on the border of the United States and Mexico as an example. "The Emperor's Better Butterfly went south to Mexico to overwinter. Some biologists raised doubts. From the principle of effect, butterflies will fly along the wall after encountering the wall, and then turn over after a section, but when they turn over, they may be different hills, and the migration path changes. This is a butterfly. The concept of effect. "</text:p>
      <text:p text:style-name="P4">
<text:span text:style-name="T4">
 Give up the highway for butterflies </text:span>
</text:p>
      <text:p text:style-name="P4">
From the time of spring into the summer, the purple butterflies in Taiwan migrated from the southern wintering area to the north, but the highway blocked the butterfly road, causing the purple butterfly to "get a car accident." Zhan Jialong said that the butterfly migration of purple spots and butterflies came from the south of the Central Mountains, all the way to Bagua Mountain and Daishan, and then entered the plain area. At that time, there were thousands of butterflies recorded in one minute, and even tens of thousands of butterflies were killed through highways. After the car was crushed, the entire ground was bright and slippery. The ground is like a pig was crushed 10,000 times. "</text:p>
      <text:p text:style-name="P4">
<draw:frame draw:style-name="fr1" draw:name="Image25" text:anchor-type="as-char" svg:width="6.9236in" svg:height="4.612849in" draw:z-index="0">
<draw:image xlink:href="../Images/rfamandarin/2023-05-25T09-45-48-04-00/000004.png" xlink:type="simple" xlink:show="embed" xlink:actuate="onLoad" draw:mime-type="image/png"/>
</draw:frame>
The Taiwan Expressway Bureau has set up a protective network on the No. 3 National Highway, and launched a sealing measure at the peak period of the purple butterfly flying over. (Provided by Taiwan Highway Bureau) <text:a xlink:type="simple" xlink:href="https://www.rfa.org/mandarin/zhuanlan/luseqingbaoyuan/grn-05252023091614.html/5.jpg" text:style-name="Internet_20_link" text:visited-style-name="Visited_20_Internet_20_Link">
</text:a>
Later, under the butterfly protection initiative of Zhan Jialong and other scholars and experts, since 2007, the Taiwan Expressway Bureau launched the "National Highway to let the butterfly road" conservation operation. High, when the number of purple spots is more than 250 per minute, immediately close the outer lane, and the butterfly can have more buffer time. These protection measures have also greatly reduced the death rate of purple spots. From 2007, in 2007, it has fallen to less than 3 % in recent years.</text:p>
      <text:p text:style-name="P4">
"This year's record to the maximum of about 1,000 butterflies passed." Zhan Jialong always had this group of aerial elves. He reflected that this butterfly action should be called "the national road", "because human development, high -speed high -speed, high -speed high -speed Highway grabbed the butterfly road, at this time humans should show their own height. "</text:p>
      <text:p text:style-name="P4">
<text:span text:style-name="T4">
 The network of life connected to butterflies </text:span>
</text:p>
      <text:p text:style-name="P4">
In fact, not only the wintering ecology of purple spots butterflies is in the decline mode, there are 5 native purple spots in Taiwan, including Si Zi purple spots, end purple spots, round wings purple spots, small purple spots, and large purple spots. Travel. Zhan Jialong pointed out that the large purple spots have been extinct in the 1960s. It is also the first extinction butterfly in Taiwan. The reason for disappearing is still a mystery, because its herbivores and honey sources still exist. One possible reason is that the habitat is being habitat. Destruction.</text:p>
      <text:p text:style-name="P4">
"There are many butterflies in Taiwan, but they are not extinct, but they are the largest purposes. There is an extinction." He said, "The butterflies living beside us are easily disturbed. I often talk about purple spots. Butterflies are like people, it is easy to hurt family!"</text:p>
      <text:p text:style-name="P4">
<draw:frame draw:style-name="fr1" draw:name="Image26" text:anchor-type="as-char" svg:width="6.9236in" svg:height="7.062072in" draw:z-index="0">
<draw:image xlink:href="../Images/rfamandarin/2023-05-25T09-45-48-04-00/000005.png" xlink:type="simple" xlink:show="embed" xlink:actuate="onLoad" draw:mime-type="image/png"/>
</draw:frame>
Purple spots and humans are the community of destiny. Zhan Jialong reminded that purple spots are like humans, and it is easy to hurt family members. (Provided by the monkey subsidiary) <text:a xlink:type="simple" xlink:href="https://www.rfa.org/mandarin/zhuanlan/luseqingbaoyuan/grn-05252023091614.html/6.jpg" text:style-name="Internet_20_link" text:visited-style-name="Visited_20_Internet_20_Link">
</text:a>
What will happen if the purple spots disappear? "Purple spots have wings. As long as this environment is not good, it will leave, but humans have no wings." Zhan Jialong's tone was full of Zen machine. So where will humans go from? He replied in the documentary: "Everything on the earth has nothing to do, but it is closely affected by each other, like a vast and complex network of life."</text:p>
      <text:p text:style-name="P4">
Writing, production and hosting: Mai Xiaotian Editor: Xu Shuting</text:p>
      <text:p text:style-name="P4">
News Source: <text:a xlink:type="simple" xlink:href="https://www.rfa.org/mandarin/zhuanlan/luseqingbaoyuan/grn-05252023091614.html" text:style-name="Internet_20_link" text:visited-style-name="Visited_20_Internet_20_Link">
https://www.rfa.org/mandarin/zhuanlan/luseqingbaoyuan/grn-05252023091614.html</text:a>
</text:p>
      <!--NEWS-->
      <text:h text:style-name="P10" text:outline-level="1">
<text:span text:style-name="T4">
News: Hua Ziqiang, a senior official in China, will step down</text:span>
</text:h>
      <text:p text:style-name="P4">
Author: 联合早报 (Person)</text:p>
      <text:p text:style-name="P4">
Publisher: 联合早报 (Organization)</text:p>
      <text:p text:style-name="P4">
Published Time: 2023-05-25T09:59</text:p>
      <text:p text:style-name="P4">
Modified Time: 2023-05-25T09:59</text:p>
      <text:p text:style-name="P4">
Description: According to sources, Hua Ziqiang, the person in charge of the "China Affairs Coordination Office" of the US State Department, will step down. Reuters quoted four sources saying that Rick Waters, deputy assistant to the Asia -Pacific Assistant, the US State Department, on Wednesday (May 24) in an employee meeting ...</text:p>
      <text:p text:style-name="P4">
Videos: []</text:p>
      <text:p text:style-name="P4">
Audios: []</text:p>
      <text:p text:style-name="P4">
Images: []</text:p>
      <text:p text:style-name="P4">
Type: NewsArticle</text:p>
      <text:p text:style-name="P4">
Breadcrumbs: ['即时', '国际']</text:p>
      <text:p text:style-name="P4">
Keywords: ['美国', '中国']</text:p>
      <!--METADATA-->
      <text:p text:style-name="P4">
According to sources, Hua Ziqiang, the person in charge of the "China Affairs Coordination Office" of the US State Department, will step down.</text:p>
      <text:p text:style-name="P4">
Reuters quoted four sources saying that Rickwaters, deputy assistant to the Asia -Pacific Assistant, was also announced at a employee meeting on Wednesday (May 24). A source said Hua Ziqiang intends to stay at the State Council.</text:p>
      <text:p text:style-name="P4">
Reuters reported two weeks ago that it is said to be <text:a xlink:type="simple" xlink:href="https://www.zaobao.com.sg/news/world/story20230512-1393919" text:style-name="Internet_20_link" text:visited-style-name="Visited_20_Internet_20_Link">
</text:a>
After crossing the United States in February, the State Council postponed human rights -related sanctions, export controls and other sensitive actions to try to limit the damage to the United States and China relations.</text:p>
      <text:p text:style-name="P4">
Hua Ziqiang is a supporter of the U.S. government in contact with the agenda. Since the launch of the Chinese Affairs Coordination Office in December, he has led this department to strengthen the policy of China. He has served as Deputy Assistant Secretary of State for about two years.</text:p>
      <text:p text:style-name="P4">
The Biden government has recently changed other changes in senior officials in China. US Deputy Secretary of State Sherman announced his retirement on May 12; she promoted most of the US State Department's approach to China.</text:p>
      <text:p text:style-name="P4">
A former senior Chinese affairs official in Biden's National Security Council Rosenberg stepped down earlier this year as the person in charge of the non -profit institution managed by the US government. This agency is responsible for managing non -official relations between the United States and Taiwan.</text:p>
      <text:p text:style-name="P4">
News Source: <text:a xlink:type="simple" xlink:href="https://www.zaobao.com.sg/realtime/world/story20230525-1397951" text:style-name="Internet_20_link" text:visited-style-name="Visited_20_Internet_20_Link">
https://www.zaobao.com.sg/realtime/world/story20230525-1397951</text:a>
</text:p>
      <!--NEWS-->
      <text:h text:style-name="P10" text:outline-level="1">
<text:span text:style-name="T4">
South Korea ’s head: consider providing ammunition to Ukraine depending on the situation</text:span>
</text:h>
      <text:p text:style-name="P4">
Author: 联合早报 (Person)</text:p>
      <text:p text:style-name="P4">
Publisher: 联合早报 (Organization)</text:p>
      <text:p text:style-name="P4">
Published Time: 2023-05-25T10:19</text:p>
      <text:p text:style-name="P4">
Modified Time: 2023-05-25T10:22</text:p>
      <text:p text:style-name="P4">
Description: Zhao Taiyong, the head of the Security Office of the South Korean National Security Office, said that it will discuss whether the ammunition required to fight against Russia in the future. Yonhap News Agency reported that Zhao Taiyong attended the Parliament Operation Commission on Wednesday (May 24) and was asked by Kim Bingzhou, a member of the common democratic party, asked if he would ask Ukram ...</text:p>
      <text:p text:style-name="P4">
Videos: []</text:p>
      <text:p text:style-name="P4">
Audios: []</text:p>
      <text:p text:style-name="P4">
Images: []</text:p>
      <text:p text:style-name="P4">
Type: NewsArticle</text:p>
      <text:p text:style-name="P4">
Breadcrumbs: ['即时', '国际']</text:p>
      <text:p text:style-name="P4">
Keywords: ['韩国', '乌克兰']</text:p>
      <!--METADATA-->
      <text:p text:style-name="P4">
Zhao Taiyong, the head of the Security Office of the South Korean National Security Office, said that it will discuss whether the ammunition required to fight against Russia in the future.</text:p>
      <text:p text:style-name="P4">
The Yonhap News Agency reported that Zhao Taiyong attended the Congress Operation Committee on Wednesday (May 24) and asked the above -mentioned response when he was asked if he would support Ukraine when he was supported by Ukraine.</text:p>
      <text:p text:style-name="P4">
Zhao Taiyong said that South Korea has always provided humanity and financial assistance to Ukraine, but because Ukraine suffers illegal aggression, the Korean authorities will be considered according to future warfare and take care of other situations. This is regarded as an open position on ammunition assistance. However, Zhao Taiyong said that it will not provide ammunition directly to Wu or indirect support through Poland.</text:p>
      <text:p text:style-name="P4">
Some members asked questions, and it is understood that 500,000 ammunition was transported to Ukraine, of which 100,000 were delivered, 70,000 were transferred in Poland, and 330,000 were shipped to Europe, and whether the 330,000 hair was delivered. Zhao Taiyong replied that this is inconsistent with the facts. Except for Fengshan Group to produce shells according to the contract, the rest are in a state of negotiation in South Korea and the United States. The Korean side did not directly provide ammunition to Ukraine.</text:p>
      <text:p text:style-name="P4">
When asked if he supported Ukraine through the United States and Poland, Zhao Taiyong replied that he did not provide military aid through Poland. Regarding the media reported that "the US government obtained 500,000 shells of the Korean army in the form of lease", Zhao Taiyong said that this is the content of negotiation between South Korea and the United States and cannot be admitted.</text:p>
      <text:p text:style-name="P4">
News Source: <text:a xlink:type="simple" xlink:href="https://www.zaobao.com.sg/realtime/world/story20230525-1397954" text:style-name="Internet_20_link" text:visited-style-name="Visited_20_Internet_20_Link">
https://www.zaobao.com.sg/realtime/world/story20230525-1397954</text:a>
</text:p>
      <!--NEWS-->
      <text:h text:style-name="P10" text:outline-level="1">
<text:span text:style-name="T4">
Cathay Pacific Incident: The wave of "Chongyang Mei" on the China Network is high</text:span>
</text:h>
      <text:p text:style-name="P4">
Author: None (Language: zh)</text:p>
      <text:p text:style-name="P4">
Publisher: None</text:p>
      <text:p text:style-name="P4">
Time: 2023-05-25T10:32:00Z</text:p>
      <text:p text:style-name="P4">
Description: After Cathay Pacific fired a flight attendant suspected of discrimination, Cathay Pacific Communist Union stated that the company needs to solve the problem of employees and resource shortages and increase salary to vibrate. As the Cathay Pacific incident continued to ferment, there was a wave of opposition to Chongyang Mei on the Chinese network, and the "BMW Bingbing Incident" was once again mentioned.</text:p>
      <text:p text:style-name="P4">
Videos: []</text:p>
      <text:p text:style-name="P4">
Images: ["<text:a xlink:type="simple" xlink:href="https://static.dw.com/image/36989341_303.jpg" text:style-name="Internet_20_link" text:visited-style-name="Visited_20_Internet_20_Link">
36989341_303.jpg</text:a>
", "<text:a xlink:type="simple" xlink:href="https://static.dw.com/image/50774537_303.jpg" text:style-name="Internet_20_link" text:visited-style-name="Visited_20_Internet_20_Link">
50774537_303.jpg</text:a>
", "<text:a xlink:type="simple" xlink:href="https://static.dw.com/image/50765585_303.jpg" text:style-name="Internet_20_link" text:visited-style-name="Visited_20_Internet_20_Link">
50765585_303.jpg</text:a>
", "<text:a xlink:type="simple" xlink:href="https://static.dw.com/image/17260349_303.jpg" text:style-name="Internet_20_link" text:visited-style-name="Visited_20_Internet_20_Link">
17260349_303.jpg</text:a>
", "<text:a xlink:type="simple" xlink:href="https://static.dw.com/image/46734762_303.jpg" text:style-name="Internet_20_link" text:visited-style-name="Visited_20_Internet_20_Link">
46734762_303.jpg</text:a>
", "<text:a xlink:type="simple" xlink:href="https://static.dw.com/image/4693411_303.jpg" text:style-name="Internet_20_link" text:visited-style-name="Visited_20_Internet_20_Link">
4693411_303.jpg</text:a>
", "<text:a xlink:type="simple" xlink:href="https://static.dw.com/image/37821691_303.jpg" text:style-name="Internet_20_link" text:visited-style-name="Visited_20_Internet_20_Link">
37821691_303.jpg</text:a>
", "<text:a xlink:type="simple" xlink:href="https://static.dw.com/image/45100311_303.jpg" text:style-name="Internet_20_link" text:visited-style-name="Visited_20_Internet_20_Link">
45100311_303.jpg</text:a>
", "<text:a xlink:type="simple" xlink:href="https://static.dw.com/image/46395104_303.jpg" text:style-name="Internet_20_link" text:visited-style-name="Visited_20_Internet_20_Link">
46395104_303.jpg</text:a>
", "<text:a xlink:type="simple" xlink:href="https://static.dw.com/image/56998432_303.jpg" text:style-name="Internet_20_link" text:visited-style-name="Visited_20_Internet_20_Link">
56998432_303.jpg</text:a>
", "<text:a xlink:type="simple" xlink:href="https://static.dw.com/image/56983714_303.jpg" text:style-name="Internet_20_link" text:visited-style-name="Visited_20_Internet_20_Link">
56983714_303.jpg</text:a>
"]</text:p>
      <text:p text:style-name="P4">
Subject: 时政风云</text:p>
      <text:p text:style-name="P4">
Subjects: ['同性恋']</text:p>
      <text:p text:style-name="P4">
Keywords: ['国泰航空', '空服员', '歧视', '宝马冰激淋', '崇洋媚外']</text:p>
      <text:p text:style-name="P4">
Id: 65732354</text:p>
      <!--METADATA-->
      <text:p text:style-name="P4">
<text:a xlink:type="simple" xlink:href="https://www.dw.com/zh/overlay/image/article/65732354/36989341" text:style-name="Internet_20_link" text:visited-style-name="Visited_20_Internet_20_Link">
 <draw:frame draw:style-name="fr1" draw:name="Image27" text:anchor-type="as-char" svg:width="6.9236in" svg:height="3.896998in" draw:z-index="0">
<draw:image xlink:href="../Images/dwzh/2023-05-25T10-32-00Z/36989341_303.jpg" xlink:type="simple" xlink:show="embed" xlink:actuate="onLoad" draw:mime-type="image/jpeg"/>
</draw:frame>
</text:a>
(Voice of Germany Chinese website) On Monday (May 22), a netizen posted the news online, [] <text:a xlink:type="simple" xlink:href="https://www.dw.com/zh/zh/國泰航空遭指歧視中國客-官媒重拳整頓/a-65715856" text:style-name="Internet_20_link" text:visited-style-name="Visited_20_Internet_20_Link">
</text:a>
, I heard that the empty service staff laughed at the passengers in private and could not speak in English. He described the "blanket" as a "carpet", and said that "if you can't speak the blanket in English, you can't get it." The incident quickly appeared on the hot search on Chinese social media, which caused violent criticism of Chinese government officials and Hong Kong government officials, including the Hong Kong Chief Executive Li Jiachao.</text:p>
      <text:p text:style-name="P4">
According to Reuters, Cathay Pacific issued a statement late on Wednesday, urging Cathay Pacific to fundamentally solve the problem and rebuild a reasonable and safe working environment to boost employee morale. The statement expressed his deepest regret on the "recent unpleasant incident", and said that Cathay ’s air passengers have always respected and treated all passengers from different countries.</text:p>
      <text:p text:style-name="P4">
The union stated that after the new crown epidemic, with the recovery of flights, the number of passengers increased, but the aviation staff on the front line was facing a shortage of manpower and material resources, and the workload increased significantly but the salary was low. "The company ignored these problems, which led to the extremely low morale of employees, and the complaints on the cabin service also increased."</text:p>
      <text:p text:style-name="P4">
Hong Kong's "Ming Pao" reported that according to the internal email issued by the Cathay Pacific Skyworth Service Workers' Union obtained by the newspaper, the trade union was "distressed to face many unrealistic allegations and online rumors." The email also mentioned that, according to the "cabin service guidelines", if the flight attendant was filmed and videos by passengers without the consent, it can propose to delete the relevant content to the passengers. Take a "zero tolerance" attitude towards non -conservation passengers. The report quoted the trade union that "this expectation Cathay Pacific will support employees to protect themselves and provide relevant guidelines, and it is a pity that it will eventually get sad news."</text:p>
      <text:h text:style-name="P12" text:outline-level="3">
<text:span text:style-name="T4">
Cathay: Trade union does not represent Cathay Pacific position</text:span>
</text:h>
      <text:p text:style-name="P4">
In response, Cathay Pacific issued a statement on the official Weibo on Thursday that "the 'Air Workers' Association' is an independent union and never represents Cathay." The statement also wrote that Cathay Pacific "does not accept, support or agree with the union's position on the matter."</text:p>
      <text:p text:style-name="P4">
Mandyng, director of Cathay Pacific Services, also emphasized in the statement: "We will continue to communicate directly with colleagues in the cabin waiter, including various ways such as online and face -to -face. We will continue to listen to their feedback and actively respond. "</text:p>
      <text:p text:style-name="P4">
But many Chinese netizens do not buy Cathay Pacific's response. There is a message under the relevant Weibo: "Still, you don't like the mainlanders, don't fly to the mainland route, there is no need to force yourself!"; It is support for not opposing treatment. "</text:p>
      <text:p text:style-name="P4">
Since the outbreak of the incident, Cathay Pacific has apologized many times. The chief executive of the administrative Lin Shaobo said that the company will "adhere to the attitude of" zero tolerance "against the company's rules and regulations and moral standards.</text:p>
      <text:p text:style-name="P4">
*<draw:frame draw:style-name="fr1" draw:name="Image28" text:anchor-type="as-char" svg:width="6.9236in" svg:height="3.896998in" draw:z-index="0">
<draw:image xlink:href="../Images/dwzh/2023-05-25T10-32-00Z/50774537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BA facing the risk of expelling risks due to Twitter involved in Hong Kong</text:span>
</text:h>
      <text:p text:style-name="P4">
The Houston Rockets manager sent a Twitter that supports Hong Kong demonstrators. Although it was soon deleted, it still caused a stir. China first suspended cooperation with the Rockets, Xiao Hua, president of NBA(Adam Silver)After supporting the freedom of speech of the Rockets manager, Chinese officials, enterprises, and people have set off a tide of comprehensively resisting the NBA. The NBA has been working in the Chinese market for decades, facing the huge risk of clearing zero overnight.</text:p>
      <text:p text:style-name="P4">
*<draw:frame draw:style-name="fr1" draw:name="Image29" text:anchor-type="as-char" svg:width="6.9236in" svg:height="3.896998in" draw:z-index="0">
<draw:image xlink:href="../Images/dwzh/2023-05-25T10-32-00Z/50765585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Apple, which was severely criticized by a map</text:span>
</text:h>
      <text:p text:style-name="P4">
A map application that can display the operation of the Hong Kong police in real time has triggered huge controversy. HKMAP.live was first removed by the Apple App Store that the application was possible to use illegal acts that hinder police operations. Later, under the pressure of public opinion, it was re -launched, but was under pressure from China. Chinese official media have severely approved the development of developers for "navigation for thugs" and apple apple "escort the thugs". On October 10, Apple again removed this application again on the grounds that it would pose a threat to Hong Kong residents.</text:p>
      <text:p text:style-name="P4">
*<draw:frame draw:style-name="fr1" draw:name="Image30" text:anchor-type="as-char" svg:width="6.9236in" svg:height="3.896998in" draw:z-index="0">
<draw:image xlink:href="../Images/dwzh/2023-05-25T10-32-00Z/17260349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thay Pacific Airlines, which suffered a "earthquake" due to the demonstration of Hong Kong</text:span>
</text:h>
      <text:p text:style-name="P4">
After the start of Hong Kong's "anti -repair campaign", some employees of Cathay Pacific Airlines actively participated, so they were under tremendous pressure from Beijing. The Civil Aviation Administration of China requires that Cathay Pacific must not arrange for any flight attendants who participated in the "illegal action" to enter the mainland flight -this is equivalent to most Cathay Pacific flights. Subsequently, many Cathay Pacific employees who participated in the demonstration were well -known, and Cathay Pacific's senior management also conducted a "big blood change".</text:p>
      <text:p text:style-name="P4">
*<draw:frame draw:style-name="fr1" draw:name="Image31" text:anchor-type="as-char" svg:width="6.9236in" svg:height="3.896998in" draw:z-index="0">
<draw:image xlink:href="../Images/dwzh/2023-05-25T10-32-00Z/4673476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nadian Goose, which was implicated due to Huawei "Princess"</text:span>
</text:h>
      <text:p text:style-name="P4">
The Chinese government was dissatisfied with Canada's arrest of Huawei Finance Director Meng Wanzhou in Vancouver, using various diplomacy and economic means to pressure Canada, asking the Canadian government to let people go. Canadian goose of Canadian down jacket(CanadaGoose)Therefore, it is implicated and resisted by the Chinese people, and the stock price fell 1.25%. Chinese official media also quoted scholars' claims to warn that if the Canadian country does not release Meng Wanzhou, other high -end brands in the country may also be locked.</text:p>
      <text:p text:style-name="P4">
*<draw:frame draw:style-name="fr1" draw:name="Image32" text:anchor-type="as-char" svg:width="6.9236in" svg:height="3.896998in" draw:z-index="0">
<draw:image xlink:href="../Images/dwzh/2023-05-25T10-32-00Z/469341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orwegian salmon that has been resisted for the Nobel Prize</text:span>
</text:h>
      <text:p text:style-name="P4">
After Norwegian awarded the 2010 Nobel Peace Prize to Chinese dissident Liu Xiaobo, Norwegian salmon, which had exported to China, began to be resisted by China. At that time, the Chinese Food Safety Management Department introduced the quality inspection mechanism to delay the time to check the time for Norwegian imports, which led to the deterioration of fish and the number of fresh fish exported to China by 70%within a few months.</text:p>
      <text:p text:style-name="P4">
*<draw:frame draw:style-name="fr1" draw:name="Image33" text:anchor-type="as-char" svg:width="6.9236in" svg:height="3.896998in" draw:z-index="0">
<draw:image xlink:href="../Images/dwzh/2023-05-25T10-32-00Z/3782169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Lotte that suffered from "Sad"</text:span>
</text:h>
      <ul>
        <li>
<draw:frame draw:style-name="fr1" draw:name="Image34" text:anchor-type="as-char" svg:width="6.9236in" svg:height="3.896998in" draw:z-index="0">
<draw:image xlink:href="../Images/dwzh/2023-05-25T10-32-00Z/45100311_303.jpg" xlink:type="simple" xlink:show="embed" xlink:actuate="onLoad" draw:mime-type="image/jpeg"/>
</draw:frame>
#</li>
      </ul>
      <text:h text:style-name="P13" text:outline-level="4">
<text:span text:style-name="T4">
international brand that "hurt the Chinese people's feelings" these years</text:span>
</text:h>
      <text:h text:style-name="P12" text:outline-level="3">
<text:span text:style-name="T4">
85 degrees c due to Cai Yingwen's transit</text:span>
</text:h>
      <text:p text:style-name="P4">
The Taiwan Chain Coffee Store Industry 85 degrees C was criticized by the Chinese media because of the passing of coffee in Los Angeles in August 2018 when Taiwan President Tsai Ing -wen passed through Los Angeles and called on Chinese netizens to resist the company. Even if 85 degrees C immediately emphasized the support of the "1992 Consensus", its Chinese stock price still fell by 3%and was removed from the shelves by multiple Chinese online takeaway platforms.</text:p>
      <text:p text:style-name="P4">
*<draw:frame draw:style-name="fr1" draw:name="Image35" text:anchor-type="as-char" svg:width="6.9236in" svg:height="3.896998in" draw:z-index="0">
<draw:image xlink:href="../Images/dwzh/2023-05-25T10-32-00Z/46395104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Dujiabane, who was resisted due to racial discrimination disputes</text:span>
</text:h>
      <text:p text:style-name="P4">
Italian fashion brand Dolce Banner(Dolce &amp; Gabbana)The three -episode "chopsticks to eat" film in China demonstrates how to eat Italian food with chopsticks. However, after the film was launched, it was questioned by Chinese netizens to be suspected of racial discrimination. Du Jiabana first apologized on the official Weibo, but the designer Stepheno Jiabanner later quarreled with netizens with personal information. After the news spread, many Chinese stars have stated that they refused to attend the brand's annual show, and the Ministry of Culture and Tourism of China subsequently issued a notice to cancel the event.</text:p>
      <text:p text:style-name="P4">
*<draw:frame draw:style-name="fr1" draw:name="Image36" text:anchor-type="as-char" svg:width="6.9236in" svg:height="3.896998in" draw:z-index="0">
<draw:image xlink:href="../Images/dwzh/2023-05-25T10-32-00Z/5699843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is resisted in China because far away from Xinjiang supply chain H &amp; M</text:span>
</text:h>
      <text:p text:style-name="P4">
In a statement issued by the Swedish clothing brand H &amp; M last fall, "the Xinjiang ethnic minorities reported deep concerns about the civic social groups and the media reported deep concern." The statement stated that the company "does not cooperate with any clothing manufacturing plant in Xinjiang, nor does it purchase products or raw materials from the region." In March 2021, the statement was extensively reposted by Chinese netizens in social media, and it also set off a storm that resisted H &amp; M products in turn. On March 25, the H &amp; M brand was removed by multiple e -commerce platforms in China. There are also some protesters who went to H &amp; M to express their protests in front of the physical stores in many places in China.</text:p>
      <text:p text:style-name="P4">
*<draw:frame draw:style-name="fr1" draw:name="Image37" text:anchor-type="as-char" svg:width="6.9236in" svg:height="3.896998in" draw:z-index="0">
<draw:image xlink:href="../Images/dwzh/2023-05-25T10-32-00Z/56983714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Due to resisting Xinjiang cotton's series of clothing brands, they were resisted</text:span>
</text:h>
      <text:p text:style-name="P4">
In addition to H &amp; M, a series of internationally renowned clothing brands have issued similar statements to Xinjiang cotton in 2020. These brands have been announced by Chinese netizens on social media, including Adidas, Nike, CK, Uniqlo, PUMA, Burberry, have also begun to resist. The image spokespersons of these brands in China have also expressed termination of cooperation. After the incident, the stock price of Adidas and Nike fell to a certain exten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ese Social Media is now anti -"Chongyang Mei Wai" sound waves</text:span>
</text:h>
      <text:p text:style-name="P4">
Nevertheless, Cathay Pacific incident continues to ferment on Chinese social media. A netizen published a tweet: "In fact, I think Cathay Pacific is not a non -English passenger, but a mainlander who does not speak English." Some netizens said that the focus of Cathay Pacific Incident was "employees' discrimination" and "Chinese people's own discrimination against the Chinese are everywhere." Some people have severely criticized "Chongyang Mei, shame and sad", and threatened to resist Cathay Pacific.</text:p>
      <text:p text:style-name="P4">
However, some netizens believe that this matter is not "discrimination", but "unprofessional, lack of professional ethics"; "this has a lot to do with company culture, if a company that emphasizes equal culture everywhere will not have this behavior" Essence Another group of opinions believes that "Actually, there is no need to go online, and many industry service attitudes are poor."</text:p>
      <text:p text:style-name="P4">
The news of Shanghai "News Morning News" and upstream news came out of Cathay Pacific's news in 2017 that they refused to use Chinese famous brands in 2017, which once again aroused heated discussion among netizens. Some people think of the "BMW Bingbing Incident" of the Shanghai Auto Show. A netizen commented on Weibo that the Cathay Pacific Incident "is actually essential and <text:a xlink:type="simple" xlink:href="https://www.dw.com/zh/zh/宝马mini上海车展落入冰淇淋门惨遭翻车/a-65387740" text:style-name="Internet_20_link" text:visited-style-name="Visited_20_Internet_20_Link">
</text:a>
In the same way, the dislike of Chinese people's unrealistic treatment of foreign people is increasing, and national emotions will further rise and intensify. "</text:p>
      <text:p text:style-name="P4">
In April of this year, some netizens broke the news that the staff of the BMW MINI booth at the Shanghai Auto Show suspected to treat Chinese and foreign visitors when they distributed free ice excitement, and only sent ice cream to foreigners. After the incident was exposed on Sina Weibo, a large number of netizens expressed anger and dissatisfaction.</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国泰事件：中国网络反-崇洋媚外-浪潮高涨/a-65732354" text:style-name="Internet_20_link" text:visited-style-name="Visited_20_Internet_20_Link">
https://www.dw.com/zh/国泰事件：中国网络反-崇洋媚外-浪潮高涨/a-65732354?maca=chi-rss-chi-all-1127-rdf</text:a>
</text:p>
      <!--NEWS-->
      <text:h text:style-name="P10" text:outline-level="1">
<text:span text:style-name="T4">
Western intelligence: Chinese hackers are peeping at key infrastructure in the United States</text:span>
</text:h>
      <text:p text:style-name="P4">
Author: 联合早报 (Person)</text:p>
      <text:p text:style-name="P4">
Publisher: 联合早报 (Organization)</text:p>
      <text:p text:style-name="P4">
Published Time: 2023-05-25T10:52</text:p>
      <text:p text:style-name="P4">
Modified Time: 2023-05-25T15:47</text:p>
      <text:p text:style-name="P4">
Description: Western intelligence agencies and Microsoft companies said that a state -funded Chinese hacker organization has been peeping at key American infrastructure, across the field of telecommunications and transportation hubs. Reuters reports that Microsoft said in a report on Wednesday (May 24) that these spy activities are still targeted at ...</text:p>
      <text:p text:style-name="P4">
Videos: []</text:p>
      <text:p text:style-name="P4">
Audios: []</text:p>
      <text:p text:style-name="P4">
Images: []</text:p>
      <text:p text:style-name="P4">
Type: NewsArticle</text:p>
      <text:p text:style-name="P4">
Breadcrumbs: ['即时', '国际']</text:p>
      <text:p text:style-name="P4">
Keywords: ['黑客', '美国', '中国', '微软']</text:p>
      <!--METADATA-->
      <text:p text:style-name="P4">
Western intelligence agencies and Microsoft companies said that a state -funded [] <text:a xlink:type="simple" xlink:href="https://www.zaobao.com.sg/realtime/china/story20220505-1269542" text:style-name="Internet_20_link" text:visited-style-name="Visited_20_Internet_20_Link">
</text:a>
Organization has been peeking at key infrastructure in the United States, across the field of telecommunications and transportation hubs.</text:p>
      <text:p text:style-name="P4">
Reuters reports that Microsoft said in a report on Wednesday (May 24) that these spy activities are also aimed at the US island Territory Guam, where there is a strategic American military base, and added that "reducing this attack is challenging challenges. sex".</text:p>
      <text:p text:style-name="P4">
Although China and the United States often monitor each other, analysts say that this is the largest [] that this is known in China ’s key infrastructure for the United States.(https://www.zaobao.com.sg/realtime/world/story20230510-1393099)one.</text:p>
      <text:p text:style-name="P4">
It is unclear how many organizations are affected, but the National Security Agency (NSA) said it is cooperating with partners including Canada, New Zealand, Australia and Britain, as well as the US Federal Investigation Agency to determine the loopholes. Canada, Britain, Australia and New Zealand said they may also be the goal of hackers.</text:p>
      <text:p text:style-name="P4">
Analysts at Microsoft said that they have "moderate confidence" for the evaluation of the hacker group named "Volttyphoon". This group is developing in the future crisis that may undermine key communication infrastructure between the United States and Asia Ability. Holtquist, the head of the threat analysis of Google Mandiantintelligence, said that Chinese activities are unique and worrying, because analysts do not have enough understanding of this group's ability.</text:p>
      <text:p text:style-name="P4">
U.S. President Biden said earlier that he was willing to use force to come <text:a xlink:type="simple" xlink:href="https://www.zaobao.com.sg/realtime/china/story20220919-1314474" text:style-name="Internet_20_link" text:visited-style-name="Visited_20_Internet_20_Link">
</text:a>
Essence Safety analysts predict that if mainland China invades Taiwan, Chinese hackers may take US military networks and other key infrastructure as the goal.</text:p>
      <text:p text:style-name="P4">
Microsoft said that the Chinese hacker organization began to be active since 2021, and for multiple industries, including communication, manufacturing, public utilities, transportation, construction, maritime, government, information technology and education.</text:p>
      <text:p text:style-name="P4">
News Source: <text:a xlink:type="simple" xlink:href="https://www.zaobao.com.sg/realtime/world/story20230525-1397964" text:style-name="Internet_20_link" text:visited-style-name="Visited_20_Internet_20_Link">
https://www.zaobao.com.sg/realtime/world/story20230525-1397964</text:a>
</text:p>
      <!--NEWS-->
      <text:h text:style-name="P10" text:outline-level="1">
<text:span text:style-name="T4">
Beijing Public Security came to the door late at night to pressure the rights protection lawyer family members to be in trouble again</text:span>
</text:h>
      <text:p text:style-name="P4">
Author: None</text:p>
      <text:p text:style-name="P4">
Publisher: Radio Free Asia (Organization)</text:p>
      <text:p text:style-name="P4">
Published Time: 2023-05-25T10:56:00-04:00</text:p>
      <text:p text:style-name="P4">
Modified Time: 2023-05-25T13:57:57-04:00</text:p>
      <text:p text:style-name="P4">
Description: None</text:p>
      <text:p text:style-name="P4">
Videos: []</text:p>
      <text:p text:style-name="P4">
Audios: ["<text:a xlink:type="simple" xlink:href="https://www.rfa.org/mandarin/yataibaodao/renquanfazhi/gf-0525202309514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8" text:anchor-type="as-char" svg:width="6.9236in" svg:height="4.969358in" draw:z-index="0">
<draw:image xlink:href="../Images/rfamandarin/2023-05-25T10-56-00-04-00/000000.png" xlink:type="simple" xlink:show="embed" xlink:actuate="onLoad" draw:mime-type="image/png"/>
</draw:frame>
The disagreement person, Non Jinghuan (left), described that the stability of Beijing Public Security was incredible. <text:a xlink:type="simple" xlink:href="https://www.rfa.org/mandarin/yataibaodao/renquanfazhi/gf-05252023095149.html/@@images/image" text:style-name="Internet_20_link" text:visited-style-name="Visited_20_Internet_20_Link">
</text:a>
Yononghuan is exclusively provided, the shooting date is unknown <text:a xlink:type="simple" xlink:href="https://www.rfa.org/mandarin/yataibaodao/renquanfazhi/gf-05252023095149.html/@@stream" text:style-name="Internet_20_link" text:visited-style-name="Visited_20_Internet_20_Link">
</text:a>
The Beijing authorities suppressed the "709 major arrest". The action of the victim's lawyer was upgraded. At present, the wife and children of the lawyer Wang Quanzhang, who are currently living in friends, were pressed by the public security on the early morning of May 25 to investigate and take drugs. Some comments condemned the public security to maintain the law to maintain the law.</text:p>
      <text:p text:style-name="P4">
<text:a xlink:type="simple" xlink:href="https://www.rfa.org/mandarin/Xinwen/11-05242023163043.html" text:style-name="Internet_20_link" text:visited-style-name="Visited_20_Internet_20_Link">
<text:span text:style-name="T4">
 Li Wenzu was asked by the police to open the door to check "the people in the house are suspected of taking drugs" </text:span>
</text:a>
  * <text:span text:style-name="T4">
<text:a xlink:type="simple" xlink:href="https://www.rfa.org/mandarin/yataibaodao/renquanfazhi/ec-04272023042944.html" text:style-name="Internet_20_link" text:visited-style-name="Visited_20_Internet_20_Link">
 </text:a>
</text:span>
</text:p>
      <text:p text:style-name="P4">
Faced with the pressure of the Beijing authorities, Wang Quanzhang's wife Li Wenzu and the underage son Wang Guangwei have been living in a certain place since the end of April, and they have changed at least nine residences. This week, they moved into the residences in Xicheng District, a friend, and disagreement. They thought they could be settled temporarily. I did not expect to face new challenges.</text:p>
      <text:p text:style-name="P4">
In the early morning of May 25, several policemen in the Guang'anmen Wai Police Station in Xicheng District suddenly came to the door, claiming that they received the report, and someone gathered to take drugs.</text:p>
      <text:p text:style-name="P4">
Public Security: "Someone now reports that you have drug abuse in it. We have to enter the house for inspection. We need to investigate whether there is such a matter, which is a clarification of you."</text:p>
      <text:p text:style-name="P4">
Li Wenzu: "What about your search?"</text:p>
      <text:p text:style-name="P4">
Public Security: "What is a search certificate? The country is in formal law enforcement. How do you obstruct it?"</text:p>
      <text:p text:style-name="P4">
Ye Jinghuan told this station that the actions of public security are completely out of nothing, and they are suspected of violating the case handling procedure.</text:p>
      <text:p text:style-name="P4">
Ye Jinghuan: "Li Wenzu is a celebrity. I have lived in that house for more than 20 years. I never involved drug abuse. Search for a certificate. How can you check drugs at 1 o'clock in the middle of the night? This is ridiculous. "</text:p>
      <text:p text:style-name="P4">
On the same night, the public security went to the door three times, and threatened to break the door, but Li Wenzu insisted on refusing to let the public security enter. Ye Jinghuan described that the public security measures were incredible.</text:p>
      <text:p text:style-name="P4">
Ye Jinghuan: "There were no such examples before. The people who had been driven away were all landlords, or some of the hooligans they hired did not say that the police officially came forward. The police did it completely illegal. They knew that the offender was doing this. I think this is incredible. "</text:p>
      <text:p text:style-name="P4">
Before he moved into the Noye Ring's house, Li Wenzu rented a house, but he was disturbed and destroyed by the unidentified person on the same day when he moved in.</text:p>
      <text:p text:style-name="P4">
Ye Jinghuan: "A dozen men came. As soon as she entered the house she rented, she began to fall, smashed things, yelling, his son kept crying. The house money did not retreat. They said , 'Just kill you, no one cares. "</text:p>
      <text:p text:style-name="P4">
It is understood that Li Wenzu's mother and child still stayed in the home of the wild, but based on security considerations, the two did not dare to go out. Lawyer Wang Quanzhang is currently working in Shandong.</text:p>
      <text:p text:style-name="P4">
<draw:frame draw:style-name="fr1" draw:name="Image39" text:anchor-type="as-char" svg:width="6.9236in" svg:height="4.223075in" draw:z-index="0">
<draw:image xlink:href="../Images/rfamandarin/2023-05-25T10-56-00-04-00/000001.png" xlink:type="simple" xlink:show="embed" xlink:actuate="onLoad" draw:mime-type="image/png"/>
</draw:frame>
The family members of the 709 case Wang Qianling condemned Beijing Public Security to know the law (Wang Qiaoling was exclusively provided, the shooting date is unknown) <text:a xlink:type="simple" xlink:href="https://www.rfa.org/mandarin/yataibaodao/renquanfazhi/gf-05252023095149.html/m0525gf-2.jpg" text:style-name="Internet_20_link" text:visited-style-name="Visited_20_Internet_20_Link">
</text:a>
Wang Qiaoling, a family member of the other 709 case, condemned Beijing Public Security to know the law.</text:p>
      <text:p text:style-name="P4">
Wang Qiaoling: "It is really outrageous. They know who is living inside, but they use this method to harass at the door, and under the" People's Police, maintain the law and order, serve the people, and serve the people '(the banner). This is particularly ridiculous. "</text:p>
      <text:p text:style-name="P4">
In order to move, Wang Qianling and the landlord of Li Heping, the husband and lawyer Li Heping, had previously destroyed the window of the two's residences. The landlord even ordered them to move away before this weekend.</text:p>
      <text:p text:style-name="P4">
Reporter: Editor of Gao Feng: Xu Shuting, Jiayuan.com Editor: Hong Wei</text:p>
      <text:p text:style-name="P4">
News Source: <text:a xlink:type="simple" xlink:href="https://www.rfa.org/mandarin/yataibaodao/renquanfazhi/gf-05252023095149.html" text:style-name="Internet_20_link" text:visited-style-name="Visited_20_Internet_20_Link">
https://www.rfa.org/mandarin/yataibaodao/renquanfazhi/gf-05252023095149.html</text:a>
</text:p>
      <!--NEWS-->
      <text:h text:style-name="P10" text:outline-level="1">
<text:span text:style-name="T4">
The German economy has fallen into decline</text:span>
</text:h>
      <text:p text:style-name="P4">
Author: None (Language: zh)</text:p>
      <text:p text:style-name="P4">
Publisher: None</text:p>
      <text:p text:style-name="P4">
Time: 2023-05-25T11:00:00Z</text:p>
      <text:p text:style-name="P4">
Description: In the first quarter of this year, the German economy decline again. The high inflation rate suppresses the enthusiasm of consumption, which has played a brake effect on the economic recovery. This also covered the economic trend of Germany throughout the year.</text:p>
      <text:p text:style-name="P4">
Videos: []</text:p>
      <text:p text:style-name="P4">
Images: ["<text:a xlink:type="simple" xlink:href="https://static.dw.com/image/64077603_303.jpg" text:style-name="Internet_20_link" text:visited-style-name="Visited_20_Internet_20_Link">
64077603_303.jpg</text:a>
", "<text:a xlink:type="simple" xlink:href="https://static.dw.com/image/64154776_404.jpg" text:style-name="Internet_20_link" text:visited-style-name="Visited_20_Internet_20_Link">
64154776_404.jpg</text:a>
", "<text:a xlink:type="simple" xlink:href="https://static.dw.com/image/64897714_401.jpg" text:style-name="Internet_20_link" text:visited-style-name="Visited_20_Internet_20_Link">
64897714_401.jpg</text:a>
"]</text:p>
      <text:p text:style-name="P4">
Subject: 经济纵横</text:p>
      <text:p text:style-name="P4">
Subjects: ['通货膨胀']</text:p>
      <text:p text:style-name="P4">
Keywords: ['经济萧条', '通货膨胀', '居民消费价格指数', '物价', '能源价格', '预算']</text:p>
      <text:p text:style-name="P4">
Id: 65732918</text:p>
      <!--METADATA-->
      <text:p text:style-name="P4">
<text:a xlink:type="simple" xlink:href="https://www.dw.com/zh/overlay/image/article/65732918/64077603" text:style-name="Internet_20_link" text:visited-style-name="Visited_20_Internet_20_Link">
 <draw:frame draw:style-name="fr1" draw:name="Image40" text:anchor-type="as-char" svg:width="6.9236in" svg:height="3.896998in" draw:z-index="0">
<draw:image xlink:href="../Images/dwzh/2023-05-25T11-00-00Z/64077603_303.jpg" xlink:type="simple" xlink:show="embed" xlink:actuate="onLoad" draw:mime-type="image/jpeg"/>
</draw:frame>
</text:a>
(Voice of Germany Chinese Network) According to data released by the German Federal Department of Statistics on Thursday, the German economy generally declined in winter: Compared with the fourth quarter of last year in 2023, the GDP of national production fell 0.3%. The Federal Statistics Department also made an expected overall economic overall in the first quarter at the end of April this year.</text:p>
      <text:p text:style-name="P4">
Ms. Ruth Brand, president of the Federal Statistics Department, said: <text:a xlink:type="simple" xlink:href="https://www.dw.com/zh/zh/去年第四季度德国经济萎缩超过预期/a-64812908" text:style-name="Internet_20_link" text:visited-style-name="Visited_20_Internet_20_Link">
</text:a>
It marks negative growth in the German economy for two consecutive quarters. "Once the national economy has declined in two consecutive quarters, the so -called" technical recession "of economists has appeared. But this does not mean that the economy will have negative growth throughout the year. Fortunately, the climate in the winter last year is relatively mild The influence of economic consequences will not be imagined.</text:p>
      <text:p text:style-name="P4">
<draw:frame draw:style-name="fr1" draw:name="Image41" text:anchor-type="as-char" svg:width="6.9236in" svg:height="3.889434in" draw:z-index="0">
<draw:image xlink:href="../Images/dwzh/2023-05-25T11-00-00Z/64154776_404.jpg" xlink:type="simple" xlink:show="embed" xlink:actuate="onLoad" draw:mime-type="image/jpeg"/>
</draw:frame>
The high inflation has overwhelmed consumers.</text:p>
      <text:h text:style-name="P12" text:outline-level="3">
<text:span text:style-name="T4">
Expert: It is not surprising</text:span>
</text:h>
      <text:p text:style-name="P4">
LBBW Bank's Jens Oliver Niklasch said [] <text:a xlink:type="simple" xlink:href="https://www.dw.com/zh/zh/德国经济景气堪忧-两大机构同时看淡/a-65647555" text:style-name="Internet_20_link" text:visited-style-name="Visited_20_Internet_20_Link">
</text:a>
Essence However, the amplitude of the recession still shocked him. "The initial parameters show that the situation in the second quarter of this year will be similar to the first quarter. After the European Central Bank raises interest, it is expected to have a stable recession. Good opportunity for development policy. "</text:p>
      <text:p text:style-name="P4">
Nicolas advocates that Germany should pay attention to how to develop the economy in the middle and long term, rather than blindly increasing corporate burden and eating food in budget.</text:p>
      <text:p text:style-name="P4">
Thomasgitzel, chief economist of VP Bank, believes that the economic prospects in the second half of this year have been cloudy. "By then, the recovery performance of the industrial industry will greatly discount after the epidemic, because private consumption is expected to continue to be sluggish, and the construction industry will still not provide development momentum. It is generally believed that the German economy will continue to decline in the second half of this year."</text:p>
      <text:p text:style-name="P4">
<draw:frame draw:style-name="fr1" draw:name="Image42" text:anchor-type="as-char" svg:width="6.9236in" svg:height="3.896998in" draw:z-index="0">
<draw:image xlink:href="../Images/dwzh/2023-05-25T11-00-00Z/64897714_401.jpg" xlink:type="simple" xlink:show="embed" xlink:actuate="onLoad" draw:mime-type="image/jpeg"/>
</draw:frame>
The Russian and Ukraine War led to the shortage of energy and encouraged inflation to deteriorate.</text:p>
      <text:h text:style-name="P12" text:outline-level="3">
<text:span text:style-name="T4">
Economic prospect Yinyun Cloud Cloud</text:span>
</text:h>
      <text:p text:style-name="P4">
The International Monetary Fund predicts that Germany's economic growth this year will wander up and down. The high inflation rate will be the biggest factor that hinders economic development. In April this year, Germany's inflation rate remained at a high level of 7.2%.</text:p>
      <text:p text:style-name="P4">
The chief economist of Commercial Bank, Jergkrämer, told Deguang Lian: "The large rise in energy prices have paid a heavy price of economic data in winter. Following the decline in the business atmosphere index released yesterday, other important others are important The manufacturing expected indicators are also very unsatisfactory. "</text:p>
      <text:h text:style-name="P12" text:outline-level="3">
<text:span text:style-name="T4">
More and more Germans enter the pawnshop</text:span>
</text:h>
      <text:h text:style-name="P12" text:outline-level="3">
<text:span text:style-name="T4">
Consumption enthusiasm has obviously declined</text:span>
</text:h>
      <text:p text:style-name="P4">
The first three months of private consumption expenditure fell by 1.2%year -on -year. The continuous rise in prices has caused consumers' purchasing power sharply. According to data released by the Federal Department of Statistics, compared with the fourth quarter of last year, the expenditure of private families in food, drinks and dressing has decreased significantly.</text:p>
      <text:p text:style-name="P4">
AndreassCheuerle's AndreassCheuerle told Deguang Lian: "High inflation has caused German consumers to overwhelm it, which has also caused the German economy as a whole. %.</text:p>
      <text:p text:style-name="P4">
(Germany, Reuters, Deguang Lian)</text:p>
      <text:p text:style-name="P4">
News Source: <text:a xlink:type="simple" xlink:href="https://www.dw.com/zh/德国经济陷入衰退/a-65732918" text:style-name="Internet_20_link" text:visited-style-name="Visited_20_Internet_20_Link">
https://www.dw.com/zh/德国经济陷入衰退/a-65732918?maca=chi-rss-chi-all-1127-rdf</text:a>
</text:p>
      <!--NEWS-->
      <text:h text:style-name="P10" text:outline-level="1">
<text:span text:style-name="T4">
Reliable Trump? Governor of Florida Desantis campaign president</text:span>
</text:h>
      <text:p text:style-name="P4">
Author: None (Language: zh)</text:p>
      <text:p text:style-name="P4">
Publisher: None</text:p>
      <text:p text:style-name="P4">
Time: 2023-05-25T11:08:00Z</text:p>
      <text:p text:style-name="P4">
Description: Let the United States great-this is the slogan of former Republican President Trump. Today, the new slogan launched by the Governor of Florida, the Republican Party, is: let the United States look like Florida. The tough conservative politician tried to establish a different image from Trump.</text:p>
      <text:p text:style-name="P4">
Videos: []</text:p>
      <text:p text:style-name="P4">
Images: ["<text:a xlink:type="simple" xlink:href="https://static.dw.com/image/65727535_303.jpg" text:style-name="Internet_20_link" text:visited-style-name="Visited_20_Internet_20_Link">
65727535_303.jpg</text:a>
", "<text:a xlink:type="simple" xlink:href="https://static.dw.com/image/65727445_401.jpg" text:style-name="Internet_20_link" text:visited-style-name="Visited_20_Internet_20_Link">
65727445_401.jpg</text:a>
", "<text:a xlink:type="simple" xlink:href="https://static.dw.com/image/65727433_401.jpg" text:style-name="Internet_20_link" text:visited-style-name="Visited_20_Internet_20_Link">
65727433_401.jpg</text:a>
"]</text:p>
      <text:p text:style-name="P4">
Subject: 时政风云</text:p>
      <text:p text:style-name="P4">
Subjects: []</text:p>
      <text:p text:style-name="P4">
Keywords: ['薄熙来', '中国反腐风暴', '毛泽东', '习近平', '中国共产党第二十次全国代表大会']</text:p>
      <text:p text:style-name="P4">
Id: 65732917</text:p>
      <!--METADATA-->
      <text:p text:style-name="P4">
<text:a xlink:type="simple" xlink:href="https://www.dw.com/zh/overlay/image/article/65732917/65727535" text:style-name="Internet_20_link" text:visited-style-name="Visited_20_Internet_20_Link">
 <draw:frame draw:style-name="fr1" draw:name="Image43" text:anchor-type="as-char" svg:width="6.9236in" svg:height="3.896998in" draw:z-index="0">
<draw:image xlink:href="../Images/dwzh/2023-05-25T11-08-00Z/65727535_303.jpg" xlink:type="simple" xlink:show="embed" xlink:actuate="onLoad" draw:mime-type="image/jpeg"/>
</draw:frame>
</text:a>
Make America Flordia -Lets the United States look like Florida, this is the campaign slogan of the governor of Florida</text:p>
      <text:p text:style-name="P4">
(Voice of Germany) Rondesantis, 44, has recently toured in various states to build momentum for Republican President. The information he passed is simple: No state is more successful than Florida. His campaign slogan is: De Santis 2024-to make the United States like Make American Florida.</text:p>
      <text:p text:style-name="P4">
At the end of March before the campaign, De Santis also launched a new book, which opened his childhood, and his love for the American sports baseball.</text:p>
      <text:p text:style-name="P4">
It was his sports talent that opened the door of Yale University's history for him. After that, his experience was quite smooth: after a year of history, he studied legal science at Harvard University. In the second year of Harvard, he became an alternate officer of the U.S. Navy, and then served as a military judicial personnel of the Guantanamo Prison. He served as a consultant of the Special Forces SEAC in the Iraq war.</text:p>
      <text:h text:style-name="P12" text:outline-level="3">
<text:span text:style-name="T4">
from Member to Governor</text:span>
</text:h>
      <text:p text:style-name="P4">
In 2012, after two years of prosecutors, he entered politics. Desanteis was a six -year member of the Congress. In 2018, he participated in the primary election of the Governor of Florida and won. In November, he defeated the Democratic Party with a weak advantage. At the end of 2022, De Santis, who was married and had three children, even won the governor again with obvious advantages.</text:p>
      <text:p text:style-name="P4">
The governor scored in his hometown with good economic data, tax cuts and liberal new crown policies. His new crown policy slogan is: freedom, not welfare. Fitch is a well -known virusist. De Santis opposed the implementation of restrictions and prohibited the company from requesting employees to show vaccine certificates. Despite criticism, many Florida supported it very much.</text:p>
      <text:p text:style-name="P4">
<draw:frame draw:style-name="fr1" draw:name="Image44" text:anchor-type="as-char" svg:width="6.9236in" svg:height="3.896998in" draw:z-index="0">
<draw:image xlink:href="../Images/dwzh/2023-05-25T11-08-00Z/65727445_401.jpg" xlink:type="simple" xlink:show="embed" xlink:actuate="onLoad" draw:mime-type="image/jpeg"/>
</draw:frame>
The main reason for Desantis's score in his hometown in Florida is the new crown policy of good economic data, tax reduction and liberals</text:p>
      <text:h text:style-name="P12" text:outline-level="3">
<text:span text:style-name="T4">
De Santis and Trump: No longer a good friend</text:span>
</text:h>
      <text:p text:style-name="P4">
Trump has supported his supporter De Setis and said the political successor "smart young leader". Until the former president discovered that his successor became his competitor. Since then, Trump has reprimanded De Santis as a fake hypocrisy and grateful politician.</text:p>
      <text:p text:style-name="P4">
The strategy of De Santis facing Trump's attacks is: ignore. In the election campaign, the governor of Florida tried to establish a strong conservative image of no scandal, no chaos and legal disputes. Many people call him "brain with Trump".</text:p>
      <text:p text:style-name="P4">
However, De Sandeis is a 32 -year -old council candidate: Trump can easily make a huge venue lobby popular, while De Santis is not so close to the crowd.</text:p>
      <text:h text:style-name="P12" text:outline-level="3">
<text:span text:style-name="T4">
Anti -"Awakening Culture" of Florida</text:span>
</text:h>
      <text:p text:style-name="P4">
The so -called "wake culture" refers to opposition to various social discrimination. Desanteis prohibits courses in facilitation and gender identity in school in Florida. In addition, it is limited to school professor's anti -race theory. Surgery students are prohibited from participating in public school girls' sports school team. Then, it is forbidden to display pictures of same -sex partners on the school's podium.</text:p>
      <text:p text:style-name="P4">
"We have to do it, and the parents are sent to school to obtain education, not to be instilled."</text:p>
      <text:p text:style-name="P4">
In addition, De Sandeis had an abortion ban for more than 15 weeks of pregnancy in the state before overthrowing abortion rights in the US Supreme Court. After 15 weeks, abortion was allowed only under special circumstances such as life in danger of life, but it was not amazing due to rape pregnancy.</text:p>
      <text:p text:style-name="P4">
<draw:frame draw:style-name="fr1" draw:name="Image45" text:anchor-type="as-char" svg:width="6.9236in" svg:height="3.896998in" draw:z-index="0">
<draw:image xlink:href="../Images/dwzh/2023-05-25T11-08-00Z/65727433_401.jpg" xlink:type="simple" xlink:show="embed" xlink:actuate="onLoad" draw:mime-type="image/jpeg"/>
</draw:frame>
In the face of the CCP's attitude, Desandis performed well. He launched a bill in early May to prohibit Chinese agents from buying sensitive plots in Florida</text:p>
      <text:h text:style-name="P12" text:outline-level="3">
<text:span text:style-name="T4">
Florida prohibits Chinese people from buying agricultural land and sensitive facilities</text:span>
</text:h>
      <text:p text:style-name="P4">
If De Sandeis not only defeated Trump in the Republican Party, but also defeated the Democratic Party as President Biden, his foreign policy may be quite uncomfortable for the left -wing liberal Americans. Desantis's explanation of Fox News on the United States in Ukraine, further involving the territorial dispute between Ukraine and Russia is not the core national interests of the United States.</text:p>
      <text:p text:style-name="P4">
On the issue of China, early May, <text:a xlink:type="simple" xlink:href="https://www.dw.com/zh/zh/美国多地限制中国人买地买房不全是真相/a-65625492" text:style-name="Internet_20_link" text:visited-style-name="Visited_20_Internet_20_Link">
</text:a>
Essence De Santis said in a press release: "Florida is taking action to resist the largest geopolitical threat in the United States-the Communist Party of China." He said, "I am proud of signing this bill to prevent Chinese agents from buying us The land of farmland and our military base and key infrastructure. "</text:p>
      <text:p text:style-name="P4">
Desantis also signed two other bills, saying that it was to prevent sensitive data from being stored in China, and preventing the Chinese Communist Party from impacting the education system at various levels in Florida. He said: "We are implementing the commitment to suppress the Communist China."</text:p>
      <text:p text:style-name="P4">
News Source: <text:a xlink:type="simple" xlink:href="https://www.dw.com/zh/靠谱的川普？佛州州长德桑蒂斯竞选总统/a-65732917" text:style-name="Internet_20_link" text:visited-style-name="Visited_20_Internet_20_Link">
https://www.dw.com/zh/靠谱的川普？佛州州长德桑蒂斯竞选总统/a-65732917?maca=chi-rss-chi-all-1127-rdf</text:a>
</text:p>
      <!--NEWS-->
      <text:h text:style-name="P10" text:outline-level="1">
<text:span text:style-name="T4">
Chinese enterprise employees weekly work time and a new high of twenty years</text:span>
</text:h>
      <text:p text:style-name="P4">
Author: None</text:p>
      <text:p text:style-name="P4">
Publisher: Radio Free Asia (Organization)</text:p>
      <text:p text:style-name="P4">
Published Time: 2023-05-25T11:10:00-04:00</text:p>
      <text:p text:style-name="P4">
Modified Time: 2023-05-25T15:00:16-04:00</text:p>
      <text:p text:style-name="P4">
Description: None</text:p>
      <text:p text:style-name="P4">
Videos: []</text:p>
      <text:p text:style-name="P4">
Audios: ["<text:a xlink:type="simple" xlink:href="https://www.rfa.org/mandarin/yataibaodao/shehui/sc-05252023094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6" text:anchor-type="as-char" svg:width="6.9236in" svg:height="4.612011in" draw:z-index="0">
<draw:image xlink:href="../Images/rfamandarin/2023-05-25T11-10-00-04-00/000000.png" xlink:type="simple" xlink:show="embed" xlink:actuate="onLoad" draw:mime-type="image/png"/>
</draw:frame>
Data picture: A employee of the Associated Press in a Beijing Science and Technology Company in Beijing [] [] <text:a xlink:type="simple" xlink:href="https://www.rfa.org/mandarin/yataibaodao/shehui/sc-05252023094241.html/@@stream" text:style-name="Internet_20_link" text:visited-style-name="Visited_20_Internet_20_Link">
</text:a>
According to data recently released by the National Bureau of Statistics of China, in April this this April this year, the average working hours of employees of Chinese enterprises per week were as high as 48.8 hours, reaching the highest value in 20 years. This means that if the working system is calculated at 5 days a week, the average working hours of employment in Chinese enterprises are nearly 10 hours per day.</text:p>
      <text:p text:style-name="Horizontal_20_Line"/>
      <text:p text:style-name="P4">
<text:span text:style-name="T4">
<text:span text:style-name="T5">
 <text:a xlink:type="simple" xlink:href="https://www.rfa.org/mandarin/yataibaodao/huanjing/sc-04142023122641.html" text:style-name="Internet_20_link" text:visited-style-name="Visited_20_Internet_20_Link">
</text:a>
 </text:span>
*  * </text:span>
<text:a xlink:type="simple" xlink:href="https://www.rfa.org/mandarin/Xinwen/5-04072023142507.html" text:style-name="Internet_20_link" text:visited-style-name="Visited_20_Internet_20_Link">
 </text:a>
 <text:span text:style-name="T4">
  * </text:span>
<text:a xlink:type="simple" xlink:href="https://www.rfa.org/mandarin/yataibaodao/meiti/tj-04052023111949.html" text:style-name="Internet_20_link" text:visited-style-name="Visited_20_Internet_20_Link">
 </text:a>
**</text:p>
      <text:p text:style-name="P4">
<text:span text:style-name="T4">
 Working hours obviously exceed the "Labor Law" and work overtime until the middle of the night is not an example </text:span>
</text:p>
      <text:p text:style-name="P4">
When Ms. Chen, who has worked in Shenzhen for many years, was interviewed by this station, told reporters about her work time for two years. She is engaged in the advertising industry that she works for five days and 40 hours per week without overtime. However, in one -third of each year, she needs to work overtime, working more than 50 hours a week, and even after work until midnight, making her feel very tired. When talking about working overtime, she said: "The overtime time is very long, but there is usually no overtime fee for overtime, just give you some meals and some transportation fees."</text:p>
      <text:p text:style-name="P4">
It is worth noting that according to the "Labor Law" currently implemented by China, China implements that "workers' working hours of no more than eight hours and a week -a -week working hours of no more than 44 hours of working hours are implemented." This means that the average working time of Chinese enterprise employment has significantly exceeded the regulations of the Labor Law in China.</text:p>
      <text:p text:style-name="P4">
Mr. He, who engaged in new media in Guangzhou, told reporters about his work time. He said: "About 45 to 55 hours a week, from 10 am to 10 pm Fang's demand is (industry) or peak season. "</text:p>
      <text:p text:style-name="P4">
Mr. He said that sometimes it is time to work, because in this case: "At 5 or 6 pm from the regulations (should), the leader will come back from Party A. So so to say From 6 and 7 o'clock, we may have to catch Party A's plan, and it is normal to rush to eleven or two o'clock. "</text:p>
      <text:p text:style-name="P4">
According to the data released by the National Bureau of Statistics of China, in recent years, the average weekly working hours of employment of Chinese enterprises have gradually risen. In the first eight months of each three years in 2020, 20121 and 2022, they were 45.1, 47.1 and 47.3 hours, respectively. Essence In March of this year, the average working time has risen to 48.7 hours, 0.1 hours less than April this year. According to reports from Chinese media Sohu News, after 2021, the correlation between Chinese workers 'working hours and GDP growth have weakened, and the phenomenon of "workers' working hours have risen, but economic growth has slowed down".</text:p>
      <text:p text:style-name="P4">
<draw:frame draw:style-name="fr1" draw:name="Image47" text:anchor-type="as-char" svg:width="6.9236in" svg:height="4.381341in" draw:z-index="0">
<draw:image xlink:href="../Images/rfamandarin/2023-05-25T11-10-00-04-00/000001.png" xlink:type="simple" xlink:show="embed" xlink:actuate="onLoad" draw:mime-type="image/png"/>
</draw:frame>
A worker in Lianyungang, Jiangsu Province is dealing with wind wheels.(Agence France -Presse Pictures)  <text:a xlink:type="simple" xlink:href="https://www.rfa.org/mandarin/yataibaodao/shehui/sc-05252023094241.html/000_33a87wh.jpg" text:style-name="Internet_20_link" text:visited-style-name="Visited_20_Internet_20_Link">
</text:a>
<text:span text:style-name="T4">
 Chinese netizens said: "We are not even as good as warkee" </text:span>
</text:p>
      <text:p text:style-name="P4">
Mr. He also told reporters that he had no overtime pay when overtime, and he could only reimburse a meal and taxi fee. According to the situation he knows: "No small and medium -sized enterprises will issue overtime fees regularly. Many times it is not the nominal work overtime, but you still need to complete the corresponding work at home. This will Occupy your time and holiday time. "</text:p>
      <text:p text:style-name="P4">
Mr. He said that the overtime phenomenon not only appeared in the enterprise. In his social circle: "Friends of government civil servants, they are also called to work overtime from time to time on holidays or holidays. This is also very common."</text:p>
      <text:p text:style-name="P4">
On the Weibo of Chinese social media, "48.8 hours of corporate employees work 48.8 hours" is used as a hot search topic. As of the press time, it has attracted more than 3.7 million reading. Some netizens teased: "This means ... We do n’t mean that the prisoners of war are ...” Some people think that the actual work period every week is higher than the statistical data reflected, and it is said that in China In public institutions, at least half of people are far beyond this time. "</text:p>
      <text:p text:style-name="P4">
Reporter: Sun Cheng Responsible: Jiayuan.com Editor: He Fu</text:p>
      <text:p text:style-name="P4">
News Source: <text:a xlink:type="simple" xlink:href="https://www.rfa.org/mandarin/yataibaodao/shehui/sc-05252023094241.html" text:style-name="Internet_20_link" text:visited-style-name="Visited_20_Internet_20_Link">
https://www.rfa.org/mandarin/yataibaodao/shehui/sc-05252023094241.html</text:a>
</text:p>
      <!--NEWS-->
      <text:h text:style-name="P10" text:outline-level="1">
<text:span text:style-name="T4">
International Immigration Organization: Sudan conflicts have caused more than 1.3 million people to displacement</text:span>
</text:h>
      <text:p text:style-name="P4">
Author: 联合早报 (Person)</text:p>
      <text:p text:style-name="P4">
Publisher: 联合早报 (Organization)</text:p>
      <text:p text:style-name="P4">
Published Time: 2023-05-25T11:13</text:p>
      <text:p text:style-name="P4">
Modified Time: 2023-05-25T11:13</text:p>
      <text:p text:style-name="P4">
Description: The International Immigration Organization released the latest report of the Sudan situation saying that the Sudan conflict has led to more than 1.3 million displaces, of which nearly 320,000 are refugees. The report released on Wednesday (May 24) shows that since the outbreak of the Sudan conflict on April 15, it has so far about 1.04 million ...</text:p>
      <text:p text:style-name="P4">
Videos: []</text:p>
      <text:p text:style-name="P4">
Audios: []</text:p>
      <text:p text:style-name="P4">
Images: []</text:p>
      <text:p text:style-name="P4">
Type: NewsArticle</text:p>
      <text:p text:style-name="P4">
Breadcrumbs: ['即时', '国际']</text:p>
      <text:p text:style-name="P4">
Keywords: ['苏丹', '移民']</text:p>
      <!--METADATA-->
      <text:p text:style-name="P4">
The International Immigration Organization released the latest report of the Sudan situation saying that the Sudan conflict has led to more than 1.3 million displaces, of which nearly 320,000 are refugees.</text:p>
      <text:p text:style-name="P4">
The report released on Wednesday (May 24) shows that since the outbreak of Sudan conflicts on April 15, about 1.042 million people have been displaced in Sudan, and 319,900 people fled to neighbors in Sudan, with a total number of more than 1.36 million people exceeded 1.36 million people.</text:p>
      <text:p text:style-name="P4">
Among the neighbors of the Sudan, the most refugees in Egypt are currently in accordance with the total number of people, with a total number of more than 13,200; followed by Chad and South Sudan, with 80,000 and 69,000 respectively; The Republic contains more than 9,800 people, and Libya contains more than 1,000 people.</text:p>
      <text:p text:style-name="P4">
For the disposted persons in Sudan, reporting to warn women's risk of violence, especially the sexual violence, sexual exploitation and abuse of women and girls who have escaped from state, especially those who have escaped from the state.</text:p>
      <text:p text:style-name="P4">
At the same time, as the prices of Sudan continue to rise, transportation prices have continued to rise with fuel prices, and basic services and supply of goods, including bank services, are still limited.</text:p>
      <text:p text:style-name="P4">
In order to alleviate the humanitarian situation, the report calls on all parties of Sudan to ensure the safety of humanitarian workers and allow them to be free to enter and exit to help the most vulnerable group.</text:p>
      <text:p text:style-name="P4">
In addition to the continued increase in the number of fakes, the United Nations Refugee Agency said before that the local rainy season is coming, and a large number of outsiders have nowhere to live, and Sudan aid work will become more urgent.</text:p>
      <text:p text:style-name="P4">
News Source: <text:a xlink:type="simple" xlink:href="https://www.zaobao.com.sg/realtime/world/story20230525-1397969" text:style-name="Internet_20_link" text:visited-style-name="Visited_20_Internet_20_Link">
https://www.zaobao.com.sg/realtime/world/story20230525-1397969</text:a>
</text:p>
      <!--NEWS-->
      <text:h text:style-name="P10" text:outline-level="1">
<text:span text:style-name="T4">
" June 4th &amp; Quot; 34th Anniversary Memorial Hall condenses the spirit of the two generations of people's owners</text:span>
</text:h>
      <text:p text:style-name="P4">
Author: None</text:p>
      <text:p text:style-name="P4">
Publisher: Radio Free Asia (Organization)</text:p>
      <text:p text:style-name="P4">
Published Time: 2023-05-25T11:20:00-04:00</text:p>
      <text:p text:style-name="P4">
Modified Time: 2023-05-25T21:05:06-04:00</text:p>
      <text:p text:style-name="P4">
Description: None</text:p>
      <text:p text:style-name="P4">
Videos: []</text:p>
      <text:p text:style-name="P4">
Audios: ["<text:a xlink:type="simple" xlink:href="https://www.rfa.org/mandarin/yataibaodao/zhengzhi/hcm2-052520231005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48" text:anchor-type="as-char" svg:width="6.9236in" svg:height="3.88615in" draw:z-index="0">
<draw:image xlink:href="../Images/rfamandarin/2023-05-25T11-20-00-04-00/000000.png" xlink:type="simple" xlink:show="embed" xlink:actuate="onLoad" draw:mime-type="image/png"/>
</draw:frame>
"Asia wants to talk about" to explore the 34th anniversary of the 64th, the Democratic Memorial Hall stars the spirit of two generations of fighting. <text:a xlink:type="simple" xlink:href="https://www.rfa.org/mandarin/yataibaodao/zhengzhi/hcm2-05252023100556.html/@@images/image" text:style-name="Internet_20_link" text:visited-style-name="Visited_20_Internet_20_Link">
</text:a>
Screenshot of the show <text:a xlink:type="simple" xlink:href="https://www.rfa.org/mandarin/yataibaodao/zhengzhi/hcm2-05252023100556.html/@@stream" text:style-name="Internet_20_link" text:visited-style-name="Visited_20_Internet_20_Link">
</text:a>
This year marks the 34th anniversary of the "June 4th" incident, and the "June 4th" memorial museum will be unveiled in Manhattan, New York, USA. The former Tiananmen student leader Wang Dan shared the preparatory process of the memorial hall in the "Asian Want to Talk" program.</text:p>
      <text:p text:style-name="P4">
<text:a xlink:type="simple" xlink:href="https://www.rfa.org/mandarin/yataibaodao/meiti/hx1-05232023092839.html" text:style-name="Internet_20_link" text:visited-style-name="Visited_20_Internet_20_Link">
<text:span text:style-name="T4">
 On the eve of June 4th, the police demanded that the police in many places requested to investigate young mobile phones </text:span>
</text:a>
  * <text:span text:style-name="T4">
<text:a xlink:type="simple" xlink:href="https://www.rfa.org/mandarin/yataibaodao/renquanfazhi/gf-04052023073746.html" text:style-name="Internet_20_link" text:visited-style-name="Visited_20_Internet_20_Link">
 </text:a>
</text:span>
</text:p>
      <text:p text:style-name="P4">
Wang Danfa, the leader of the 89th Academic Games, started the establishment of the June 4th Memorial Hall. He said that it was expected to raise 500,000 US dollars. Except for more than 50 civil movements participating in the campaign, more than 70,000 US dollars were donated, and the rest were small donations. Among them, more than a dozen donations are just "89 yuan and 6 cents 4". The sand accumulates into a tower. With the strength of everyone, the memorial hall is finally about to settle next to the Times Square in New York.</text:p>
      <text:p text:style-name="P4">
Wang Dan mentioned in the "Asia Want to Talk" that the name of the library was inscribed by Bao Tong, the passing secretary of Zhao Ziyang. Bao Tong's death was very weak a year ago, and everyone did not dare to urge. Although he did not even have the strength of the pen during the hospitalization, Bao Tong insisted on completing the title of the museum before his death.</text:p>
      <text:p text:style-name="P4">
"The five words of the June 4th Memorial Hall are Mr. Bao Tong's last Mo Bao in this world, and finally dedicated to the June 4th Memorial Hall. Coincidentally, the power behind this can be moved. "Wang Dan said.</text:p>
      <text:p text:style-name="P4">
<draw:frame draw:style-name="fr1" draw:name="Image49" text:anchor-type="as-char" svg:width="6.9236in" svg:height="1.413118in" draw:z-index="0">
<draw:image xlink:href="../Images/rfamandarin/2023-05-25T11-20-00-04-00/000001.png" xlink:type="simple" xlink:show="embed" xlink:actuate="onLoad" draw:mime-type="image/png"/>
</draw:frame>
Bao Tong's name is written in the June 4th Memorial Hall.(Web image)  <text:a xlink:type="simple" xlink:href="https://www.rfa.org/mandarin/yataibaodao/zhengzhi/hcm2-05252023100556.html/image1.jpg" text:style-name="Internet_20_link" text:visited-style-name="Visited_20_Internet_20_Link">
</text:a>
<text:span text:style-name="T4">
 The June 4th Memorial Hall Bao Tong inscribed the painting of Yan Kefov </text:span>
</text:p>
      <text:p text:style-name="P4">
In addition to Bao Tong's Mo Bao, artist Yan Keff also donated a 2008 painting "Non -Related Religious". He explained the idea of creating in the show. People born in China were brainwashed, just like a wooden man, and he could not dominate his own destiny. However, human nature is inherently yearning for freedom. The puppet people prayed. When he awakened his eyes, he naturally pursued democracy.</text:p>
      <text:p text:style-name="P4">
Yan Kefu: "Therefore, we have June 4th. What is paradoxic is that we have been educated by Marxism since we were young. Why do we still oppose it? At least for me, it is a human awakening. It is unstoppable, our longing for freedom is unstoppable. "</text:p>
      <text:p text:style-name="P4">
Yan Kefu lamented that many years ago in Beijing, the same classmates held a graduation exhibition "Mo Wang's original intention", which clearly felt that the authorities began to shrink their remarks, especially related to ideology. Artists have always been more sensitive to creative freedom. He said, especially after Xi Jinping came to power, he couldn't walk forward, and he could only go back in endangering the regime: "Why go back? It's not that he is stupid, because there is no way. Just like climbing a mountain, it has been a place to go to a place. There is no way, and then the cliff is ahead. "</text:p>
      <text:p text:style-name="P4">
<draw:frame draw:style-name="fr1" draw:name="Image50" text:anchor-type="as-char" svg:width="6.9236in" svg:height="3.894525in" draw:z-index="0">
<draw:image xlink:href="../Images/rfamandarin/2023-05-25T11-20-00-04-00/000002.png" xlink:type="simple" xlink:show="embed" xlink:actuate="onLoad" draw:mime-type="image/png"/>
</draw:frame>
The painter Yan Keff was analyzed in the show. The spread of Chinese liquidation to the art world was a joke.(Screenshot)  <text:a xlink:type="simple" xlink:href="https://www.rfa.org/mandarin/yataibaodao/zhengzhi/hcm2-05252023100556.html/984f67ef592b.jpg" text:style-name="Internet_20_link" text:visited-style-name="Visited_20_Internet_20_Link">
</text:a>
<text:span text:style-name="T4">
 Chinese art works are ups and downs, but also the subject matter is also the subject matter </text:span>
</text:p>
      <text:p text:style-name="P4">
The former Chinese art market is booming. Dai Zhongren, the host of the "Asia Want to Talk", described the price of contemporary Chinese works "not to set up helicopters, but to erupt rockets."</text:p>
      <text:p text:style-name="P4">
The host asked, don't you think it is a pity to give up such a huge market? Yan Kefu mentioned that he came into contact with several well -known Chinese painters and was hot in the market, but they were unhappy: "The reason is unhappy, don't talk about Chen Yi's high freedom, because he can't draw other things, he can draw other things. He It was set up very early. "</text:p>
      <text:p text:style-name="P4">
For example, Zhang Xiaogang painted the "family" series for a lifetime, but has been abducted by the market. Recently, Yue Minjun, who is famous for its "laugh" series, used to paint millions of Hong Kong dollars in the Hong Kong Sotheby's auction, but now because of painting soldiers "laughed", he was suspected of ugly and blasphemy. Yan Kefu, who once told Yue Minjun, said that the smile in Yue Minjun's paintings was "smirked": "In the big wave of the mainland, the artist was crazy, everyone was crazy, making money and earning money and earning money. Crazy, I want money and want to be crazy. What strange things are, there is a very magical place. Everyone only smiles, it is so simple. "</text:p>
      <text:p text:style-name="P4">
<draw:frame draw:style-name="fr1" draw:name="Image51" text:anchor-type="as-char" svg:width="6.9236in" svg:height="8.870289in" draw:z-index="0">
<draw:image xlink:href="../Images/rfamandarin/2023-05-25T11-20-00-04-00/000003.png" xlink:type="simple" xlink:show="embed" xlink:actuate="onLoad" draw:mime-type="image/png"/>
</draw:frame>
The work donated to the 64 Memorial Hall (provided by Yan Kefov) <text:a xlink:type="simple" xlink:href="https://www.rfa.org/mandarin/yataibaodao/zhengzhi/hcm2-05252023100556.html/975e95dc5b976559.jpg" text:style-name="Internet_20_link" text:visited-style-name="Visited_20_Internet_20_Link">
</text:a>
<text:span text:style-name="T4">
 "Disgrace Army" sensitive nerves China strict hands and art world </text:span>
</text:p>
      <text:p text:style-name="P4">
It's not just Yue Minjun, but even the talk show actor Li Haoshi(House)Just because the word "excellent style, can win the battle", was suspended and was criticized for "insulting army". This is very absurd in the eyes of Yan Koff: "As an artist, I can't understand This level. Like laughing fruit, a joke is fined more than 10 million yuan. I think the whole thing is a joke. "He said, "'We are the last generation', not even children, we will not give birth. Strictly speaking, in terms of political science and historian sense, isn't this just non -violent?" Wang Dan believes that Wang Dan believes that The younger generation of China grew up playing games. In their world, they can withstand jokes. In such an environment, the society suddenly closed, and even jokes are taboos. It is absolutely impossible to support such regimes from the bottom of the heart.</text:p>
      <text:p text:style-name="P4">
<draw:frame draw:style-name="fr1" draw:name="Image52" text:anchor-type="as-char" svg:width="6.9236in" svg:height="4.388197in" draw:z-index="0">
<draw:image xlink:href="../Images/rfamandarin/2023-05-25T11-20-00-04-00/000004.png" xlink:type="simple" xlink:show="embed" xlink:actuate="onLoad" draw:mime-type="image/png"/>
</draw:frame>
Wang Dan, the leader of the 89th Academic Games, pointed out that a total of 500,000 US dollars donated a small amount of donations and set up the June 4th Memorial Hall.(Screenshot)  <text:a xlink:type="simple" xlink:href="https://www.rfa.org/mandarin/yataibaodao/zhengzhi/hcm2-05252023100556.html/738b4e39.jpg" text:style-name="Internet_20_link" text:visited-style-name="Visited_20_Internet_20_Link">
</text:a>
<text:span text:style-name="T4">
 Six Forty Fire Sales Fire Live </text:span>
</text:p>
      <text:p text:style-name="P4">
But Wang Dan was not pessimistic. He believes that although June 4th has passed 34 years, it is evaluated from a historical perspective to the success of a movement, although the on surface is crushed by the regime, like the Hong Kong countermeasures to the Central Movement, after the implementation of the "Hong Kong National Security Law", it seems like the implementation of the "Hong Kong National Security Law". Leaders like Huang Zhifeng were arrested. While expanding global expansion, it has caused a rebound in the free world and is isolated, which will inspire more people's vigilance and resistance to it.</text:p>
      <text:p text:style-name="P4">
Wang Dan: "Although Huang Zhifeng was arrested, the sacrifice of these few people brought a huge achievement, that is, the people of the entire generation of the whole generation of the soberness of reality."</text:p>
      <text:p text:style-name="P4">
Wang Dan believes that the white paper movement that happened last year was a replica of the "June 4th", and the pursuit of freedom and spirit were not cut off. He emphasized that the pursuit of the two generations has the same place, and hopes that through the June 4th Memorial Hall and related commemorative activities, they can connect the spirit of freedom in different times.</text:p>
      <text:p text:style-name="P4">
Reporter: Huang Chunmei Editor: Xu Shuting, He Ping.com Edited: Hong Wei</text:p>
      <text:p text:style-name="P4">
News Source: <text:a xlink:type="simple" xlink:href="https://www.rfa.org/mandarin/yataibaodao/zhengzhi/hcm2-05252023100556.html" text:style-name="Internet_20_link" text:visited-style-name="Visited_20_Internet_20_Link">
https://www.rfa.org/mandarin/yataibaodao/zhengzhi/hcm2-05252023100556.html</text:a>
</text:p>
      <!--NEWS-->
      <text:h text:style-name="P10" text:outline-level="1">
<text:span text:style-name="T4">
Sino -US Minister of Commerce will meet</text:span>
</text:h>
      <text:p text:style-name="P4">
Author: None</text:p>
      <text:p text:style-name="P4">
Publisher: Radio Free Asia (Organization)</text:p>
      <text:p text:style-name="P4">
Published Time: 2023-05-25T11:23:43-04:00</text:p>
      <text:p text:style-name="P4">
Modified Time: 2023-05-25T11:23: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2.311589in" draw:z-index="0">
<draw:image xlink:href="../Images/rfamandarin/2023-05-25T11-23-43-04-00/000000.png" xlink:type="simple" xlink:show="embed" xlink:actuate="onLoad" draw:mime-type="image/png"/>
</draw:frame>
Wang Wentao, Minister of Commerce of China, will meet with US Minister of Commerce Raymond <text:a xlink:type="simple" xlink:href="https://www.rfa.org/mandarin/Xinwen/1-05252023111931.html/@@images/image" text:style-name="Internet_20_link" text:visited-style-name="Visited_20_Internet_20_Link">
</text:a>
Reuters/Associated Press Information Photo Synthetic According to the China Official Media China News Agency, a spokesman for the Ministry of Commerce Shu Jioting on Thursday (May 25) introduced at a regular press conference that the Minister of Commerce of China Wang Wentao On the 26th, he will participate in the APEC Minister of Trade. During this period, he will talk with US Minister of Commerce Raymond and trade representative Dai Qi. He will communicate with the United States on the issues of economic and trade relations between China and the United States and the issues that both parties pay attention to. The meeting was held in the city of Trel, Michigan, USA. According to Reuters, sources revealed that Wang Wentao may meet with Raymond in the capital Washington, and then go to Detroit to participate in the APEC Ministerial Meeting to meet Daiqi during the APEC meeting. Wang Wentao met with representatives of American companies in Shanghai on Monday, including Johnson &amp; Johnson, 3M, and Honeywell, and told them that China will continue to welcome companies with American backgrounds to develop in China and achieve a win -win situation. However, China just announced on Sunday that the product of American chip manufacturer Micron has national security risks and prohibits Chinese companies from buying its chip. (Responsible editor: Wang Yun)</text:p>
      <text:p text:style-name="P4">
News Source: <text:a xlink:type="simple" xlink:href="https://www.rfa.org/mandarin/Xinwen/1-05252023111931.html" text:style-name="Internet_20_link" text:visited-style-name="Visited_20_Internet_20_Link">
https://www.rfa.org/mandarin/Xinwen/1-05252023111931.html</text:a>
</text:p>
      <!--NEWS-->
      <text:h text:style-name="P10" text:outline-level="1">
<text:span text:style-name="T4">
Lack of supervision? Great Wall Motor Report BYD discharge does not meet the standard</text:span>
</text:h>
      <text:p text:style-name="P4">
Author: None</text:p>
      <text:p text:style-name="P4">
Publisher: Radio Free Asia (Organization)</text:p>
      <text:p text:style-name="P4">
Published Time: 2023-05-25T11:31:00-04:00</text:p>
      <text:p text:style-name="P4">
Modified Time: 2023-05-25T11:4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12011in" draw:z-index="0">
<draw:image xlink:href="../Images/rfamandarin/2023-05-25T11-31-00-04-00/000000.png" xlink:type="simple" xlink:show="embed" xlink:actuate="onLoad" draw:mime-type="image/png"/>
</draw:frame>
A sales point of BYD Motor Corporation Tsai Beijing, customers are reviewing the new car. <text:a xlink:type="simple" xlink:href="https://www.rfa.org/mandarin/Xinwen/2-05252023112449.html/@@images/image" text:style-name="Internet_20_link" text:visited-style-name="Visited_20_Internet_20_Link">
</text:a>
The Associated Press information picture China Automobile Manufacturers Great Wall Motor Great Wall Motor on Thursday (May 25) reported that the two models of China New Energy Vehicle Giants BYD were suspected of not up to standards. BYD responded at noon that the company's products met national standards and opposed unfair competition. According to the surging news network, Great Wall Motors reported on April 11 to the Chinese Ministry of Ecology and Environment, the General Administration of Market Supervision and Administration, the Ministry of Industry and Information Technology and other departments. The emissions do not meet the standard. After the incident, BYD and Great Wall Motor's stock price fell on the same day, BYD fell 1%, and Great Wall Motors fell 4%. It is worth noting that BYD announced earlier this month that the company's sales volume in April increased by 94%year -on -year and became the best -selling car brand in the first quarter of this year. In April, Great Wall's sales fell 41%year -on -year. The issue of BYD discharge pollution has signs last year. Many netizens disclosed through social media platforms such as Yiche and other car websites that the BYD dolphin model air -conditioning to spray pink hydroxide Not satisfied. After the incident reported by the Great Wall, some netizens on Twitter commented that under the background of the lack of domestic supervisory responsible persons, there was finally a peer who understood the situation. (Responsible editor: Wang Yun)</text:p>
      <text:p text:style-name="P4">
News Source: <text:a xlink:type="simple" xlink:href="https://www.rfa.org/mandarin/Xinwen/2-05252023112449.html" text:style-name="Internet_20_link" text:visited-style-name="Visited_20_Internet_20_Link">
https://www.rfa.org/mandarin/Xinwen/2-05252023112449.html</text:a>
</text:p>
      <!--NEWS-->
      <text:h text:style-name="P10" text:outline-level="1">
<text:span text:style-name="T4">
Wang Huning went to Xinjiang first emphasizing social stability</text:span>
</text:h>
      <text:p text:style-name="P4">
Author: None</text:p>
      <text:p text:style-name="P4">
Publisher: Radio Free Asia (Organization)</text:p>
      <text:p text:style-name="P4">
Published Time: 2023-05-25T11:35:52-04:00</text:p>
      <text:p text:style-name="P4">
Modified Time: 2023-05-25T11:35: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4.433337in" draw:z-index="0">
<draw:image xlink:href="../Images/rfamandarin/2023-05-25T11-35-52-04-00/000000.png" xlink:type="simple" xlink:show="embed" xlink:actuate="onLoad" draw:mime-type="image/png"/>
</draw:frame>
Wang Huning, member of the Standing Committee of the Political Bureau of the CPC Central Committee and chairman of the National Committee of the Chinese People's Political Consultative Conference, investigated in Xinjiang this week (May 22 to 24) <text:a xlink:type="simple" xlink:href="https://www.rfa.org/mandarin/Xinwen/3-05252023113150.html/@@images/image" text:style-name="Internet_20_link" text:visited-style-name="Visited_20_Internet_20_Link">
</text:a>
CCTV video interception. According to the Chinese official Xinhua News Agency, Wang Huning, member of the Standing Committee of the Political Bureau of the Central Committee of the Communist Party of China and chairman of the CPPCC Wang Huning this week (May 22 to 24). During the investigation, he emphasized that it was not easy for Xinjiang's social stability to come. It was necessary to make full consolidation and unswervingly promote the normalization of counter -terrorism and stability. When Wang Huning inspected the Museum of the Autonomous Region, the Islamic College and other places, he asked these units to "implant the seeds that love me in China into the depths of the soul of everyone, especially the youth." From the official media reports, Wang Huning did not seem to mention the issues of the international community's high attention to the problems of millions of Muslim ethnic minorities and forced labor, but netizens did not forget this matter outside the Chinese online firewall. Some netizens left a message under the relevant news of Twitter, "The Communist Party of China has put nearly 2 million Xinjiang Victorians into the Nazi concentration camp and has launched racial extinction for the Xinjiang Victorians for many years. There are no terrorists in Xinjiang at all. The CCP is the world's largest world's largest. Terrorist organization. "(Responsible editor: Wang Yun)</text:p>
      <text:p text:style-name="P4">
News Source: <text:a xlink:type="simple" xlink:href="https://www.rfa.org/mandarin/Xinwen/3-05252023113150.html" text:style-name="Internet_20_link" text:visited-style-name="Visited_20_Internet_20_Link">
https://www.rfa.org/mandarin/Xinwen/3-05252023113150.html</text:a>
</text:p>
      <!--NEWS-->
      <text:h text:style-name="P10" text:outline-level="1">
<text:span text:style-name="T4">
U.S. House of Representatives of the Chinese Special Committee</text:span>
</text:h>
      <text:p text:style-name="P4">
Author: None</text:p>
      <text:p text:style-name="P4">
Publisher: Radio Free Asia (Organization)</text:p>
      <text:p text:style-name="P4">
Published Time: 2023-05-25T11:40:15-04:00</text:p>
      <text:p text:style-name="P4">
Modified Time: 2023-05-25T11:40: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612011in" draw:z-index="0">
<draw:image xlink:href="../Images/rfamandarin/2023-05-25T11-40-15-04-00/000000.png" xlink:type="simple" xlink:show="embed" xlink:actuate="onLoad" draw:mime-type="image/png"/>
</draw:frame>
The picture shows the chairman of the committee chairman Mikegallagher chaired the committee of the committee <text:a xlink:type="simple" xlink:href="https://www.rfa.org/mandarin/Xinwen/4-05252023113647.html/@@images/image" text:style-name="Internet_20_link" text:visited-style-name="Visited_20_Internet_20_Link">
</text:a>
The Associated Press Information Pictures of the US House of Representatives "Special Committee for Strategic Competition of the United States and the Communist Party of China" passed a number of proposals for China on Wednesday (May 24), which aims to urge Beijing to treat ethnic minorities fairly and strengthen the United States' to Taiwan to Taiwan. support. According to the Wall Street Journal, the specific problems involved in these proposals are mainly to restrict the US capital of Muslim ethnic minorities in Xinjiang's Muslim ethnic minorities. The proposal also requires to accelerate the delivery commitment to Taiwan and provide other support for Taiwan. At the same time, it also proposed to strengthen sanctions on some Chinese technology companies through legislation, which were accused of being involved in the Chinese government's suppression operation. Many people in the Washington policy circle believe that the Chinese government is the most important challenger in the United States. Mikegallagher, chairman of the committee and Republican Republican member of the Wisconsin, said in the voting of the committee that the two parties jointly made a strong voice through this committee, which means that it is quite strong. The United States and the CCP's Strategic Competition Special Commission have not had the power to draft a bill, and will transform their suggestions into legislation through cooperation with the Legislative Council. (Responsible editor: Wang Yun)</text:p>
      <text:p text:style-name="P4">
News Source: <text:a xlink:type="simple" xlink:href="https://www.rfa.org/mandarin/Xinwen/4-05252023113647.html" text:style-name="Internet_20_link" text:visited-style-name="Visited_20_Internet_20_Link">
https://www.rfa.org/mandarin/Xinwen/4-05252023113647.html</text:a>
</text:p>
      <!--NEWS-->
      <text:h text:style-name="P10" text:outline-level="1">
<text:span text:style-name="T4">
Germany's Football "find money" defeat</text:span>
</text:h>
      <text:p text:style-name="P4">
Author: None (Language: zh)</text:p>
      <text:p text:style-name="P4">
Publisher: None</text:p>
      <text:p text:style-name="P4">
Time: 2023-05-25T11:44:00Z</text:p>
      <text:p text:style-name="P4">
Description: The transactions of billions of euros investors in the plan to invest in the German Football League failed. At the German Football Conference, the plan did not get most support for negotiating with potential fund providers.</text:p>
      <text:p text:style-name="P4">
Videos: []</text:p>
      <text:p text:style-name="P4">
Images: ["<text:a xlink:type="simple" xlink:href="https://static.dw.com/image/65416982_303.jpg" text:style-name="Internet_20_link" text:visited-style-name="Visited_20_Internet_20_Link">
65416982_303.jpg</text:a>
", "<text:a xlink:type="simple" xlink:href="https://static.dw.com/image/38953172_303.jpg" text:style-name="Internet_20_link" text:visited-style-name="Visited_20_Internet_20_Link">
38953172_303.jpg</text:a>
", "<text:a xlink:type="simple" xlink:href="https://static.dw.com/image/18579055_303.jpg" text:style-name="Internet_20_link" text:visited-style-name="Visited_20_Internet_20_Link">
18579055_303.jpg</text:a>
", "<text:a xlink:type="simple" xlink:href="https://static.dw.com/image/39064615_303.jpg" text:style-name="Internet_20_link" text:visited-style-name="Visited_20_Internet_20_Link">
39064615_303.jpg</text:a>
", "<text:a xlink:type="simple" xlink:href="https://static.dw.com/image/39064659_303.jpg" text:style-name="Internet_20_link" text:visited-style-name="Visited_20_Internet_20_Link">
39064659_303.jpg</text:a>
", "<text:a xlink:type="simple" xlink:href="https://static.dw.com/image/38611582_303.jpg" text:style-name="Internet_20_link" text:visited-style-name="Visited_20_Internet_20_Link">
38611582_303.jpg</text:a>
", "<text:a xlink:type="simple" xlink:href="https://static.dw.com/image/36819392_303.jpg" text:style-name="Internet_20_link" text:visited-style-name="Visited_20_Internet_20_Link">
36819392_303.jpg</text:a>
", "<text:a xlink:type="simple" xlink:href="https://static.dw.com/image/36122501_303.jpg" text:style-name="Internet_20_link" text:visited-style-name="Visited_20_Internet_20_Link">
36122501_303.jpg</text:a>
", "<text:a xlink:type="simple" xlink:href="https://static.dw.com/image/38928057_303.jpg" text:style-name="Internet_20_link" text:visited-style-name="Visited_20_Internet_20_Link">
38928057_303.jpg</text:a>
", "<text:a xlink:type="simple" xlink:href="https://static.dw.com/image/38525846_303.jpg" text:style-name="Internet_20_link" text:visited-style-name="Visited_20_Internet_20_Link">
38525846_303.jpg</text:a>
", "<text:a xlink:type="simple" xlink:href="https://static.dw.com/image/65725474_401.jpg" text:style-name="Internet_20_link" text:visited-style-name="Visited_20_Internet_20_Link">
65725474_401.jpg</text:a>
", "<text:a xlink:type="simple" xlink:href="https://static.dw.com/image/65726084_401.jpg" text:style-name="Internet_20_link" text:visited-style-name="Visited_20_Internet_20_Link">
65726084_401.jpg</text:a>
", "<text:a xlink:type="simple" xlink:href="https://static.dw.com/image/18817338_303.jpg" text:style-name="Internet_20_link" text:visited-style-name="Visited_20_Internet_20_Link">
18817338_303.jpg</text:a>
", "<text:a xlink:type="simple" xlink:href="https://static.dw.com/image/52782452_303.jpg" text:style-name="Internet_20_link" text:visited-style-name="Visited_20_Internet_20_Link">
52782452_303.jpg</text:a>
", "<text:a xlink:type="simple" xlink:href="https://static.dw.com/image/50154019_303.jpg" text:style-name="Internet_20_link" text:visited-style-name="Visited_20_Internet_20_Link">
50154019_303.jpg</text:a>
", "<text:a xlink:type="simple" xlink:href="https://static.dw.com/image/53217920_303.jpg" text:style-name="Internet_20_link" text:visited-style-name="Visited_20_Internet_20_Link">
53217920_303.jpg</text:a>
", "<text:a xlink:type="simple" xlink:href="https://static.dw.com/image/53217942_303.jpg" text:style-name="Internet_20_link" text:visited-style-name="Visited_20_Internet_20_Link">
53217942_303.jpg</text:a>
", "<text:a xlink:type="simple" xlink:href="https://static.dw.com/image/19096488_303.jpg" text:style-name="Internet_20_link" text:visited-style-name="Visited_20_Internet_20_Link">
19096488_303.jpg</text:a>
", "<text:a xlink:type="simple" xlink:href="https://static.dw.com/image/53217900_303.jpg" text:style-name="Internet_20_link" text:visited-style-name="Visited_20_Internet_20_Link">
53217900_303.jpg</text:a>
", "<text:a xlink:type="simple" xlink:href="https://static.dw.com/image/53217910_303.jpg" text:style-name="Internet_20_link" text:visited-style-name="Visited_20_Internet_20_Link">
53217910_303.jpg</text:a>
", "<text:a xlink:type="simple" xlink:href="https://static.dw.com/image/53217952_303.jpg" text:style-name="Internet_20_link" text:visited-style-name="Visited_20_Internet_20_Link">
53217952_303.jpg</text:a>
", "<text:a xlink:type="simple" xlink:href="https://static.dw.com/image/53217930_303.jpg" text:style-name="Internet_20_link" text:visited-style-name="Visited_20_Internet_20_Link">
53217930_303.jpg</text:a>
"]</text:p>
      <text:p text:style-name="P4">
Subject: 足坛体坛</text:p>
      <text:p text:style-name="P4">
Subjects: ['德中关系', '拜仁慕尼黑', '欧债危机', '欧盟', '德甲', '足球世界杯', '德国', '留学德国', '足球', '留学德国']</text:p>
      <text:p text:style-name="P4">
Keywords: ['德国', '足联', '体育', '经济', '商业', '足球', '德甲', 'DFL', '德国足联', '投资者', '入股']</text:p>
      <text:p text:style-name="P4">
Id: 65733131</text:p>
      <!--METADATA-->
      <text:p text:style-name="P4">
<text:a xlink:type="simple" xlink:href="https://www.dw.com/zh/overlay/image/article/65733131/65416982" text:style-name="Internet_20_link" text:visited-style-name="Visited_20_Internet_20_Link">
 <draw:frame draw:style-name="fr1" draw:name="Image57" text:anchor-type="as-char" svg:width="6.9236in" svg:height="3.896998in" draw:z-index="0">
<draw:image xlink:href="../Images/dwzh/2023-05-25T11-44-00Z/65416982_303.jpg" xlink:type="simple" xlink:show="embed" xlink:actuate="onLoad" draw:mime-type="image/jpeg"/>
</draw:frame>
</text:a>
The picture shows fans' protests to protest banners and oppose investors to invest in Germany Football (DFL)</text:p>
      <text:p text:style-name="P4">
(Voice of Germany) Germany Football (DFL) must abandon plans to raise new capital through investors. At a special general meeting, the relevant revision application did not receive the majority of the two -thirds of the members of the 36 -level and B -level teams.</text:p>
      <text:p text:style-name="P4">
The voting results of 11 opposition votes and 5 abstains votes were obvious to the German Football Leadership. It also confirmed the resistance of the football group's financing plan. In order to reach two -thirds of the majority, 24 votes of 36 votes of Football Party are required. In this way, we can ensure that at another conference in July, it is approved to allow business investors to enter the German Football Federation.</text:p>
      <text:p text:style-name="P4">
"Our conclusion is that this process is over since today. This is democracy." Hans Joachimwatzke, chairman of the German Football Supervisory Association, commented. "We set this threshold by ourselves. The voting results are obvious majority, but it is not the majority we think. From today, this topic is over."</text:p>
      <text:p text:style-name="P4">
*<draw:frame draw:style-name="fr1" draw:name="Image58" text:anchor-type="as-char" svg:width="6.9236in" svg:height="3.896998in" draw:z-index="0">
<draw:image xlink:href="../Images/dwzh/2023-05-25T11-44-00Z/38953172_303.jpg" xlink:type="simple" xlink:show="embed" xlink:actuate="onLoad" draw:mime-type="image/jpeg"/>
</draw:frame>
#</text:p>
      <text:h text:style-name="P13" text:outline-level="4">
<text:span text:style-name="T4">
Investor's "Fantasy Theater"</text:span>
</text:h>
      <text:h text:style-name="P12" text:outline-level="3">
<text:span text:style-name="T4">
Investor's Fantasy Theater</text:span>
</text:h>
      <text:p text:style-name="P4">
Find a good investment project, football should be a good option. A survey by the investment evaluation company KMPG showed that the market value of several major European football clubs rose 14%last year. Nowadays, the global economy is weak, and there are not many industries that can create a two -digit return like football.</text:p>
      <text:p text:style-name="P4">
*<draw:frame draw:style-name="fr1" draw:name="Image59" text:anchor-type="as-char" svg:width="6.9236in" svg:height="3.896998in" draw:z-index="0">
<draw:image xlink:href="../Images/dwzh/2023-05-25T11-44-00Z/18579055_303.jpg" xlink:type="simple" xlink:show="embed" xlink:actuate="onLoad" draw:mime-type="image/jpeg"/>
</draw:frame>
#</text:p>
      <text:h text:style-name="P13" text:outline-level="4">
<text:span text:style-name="T4">
Investor's "Fantasy Theater"</text:span>
</text:h>
      <text:h text:style-name="P12" text:outline-level="3">
<text:span text:style-name="T4">
"Fantasy Theater" of Manchester United</text:span>
</text:h>
      <text:p text:style-name="P4">
The main stadium of the Manchester Union was originally called Oldtrafford (Oldtrafford), But people are willing to call it "Dream Theater". According to KPMG's assessment, Manchester United has a market value of 3.1 billion euros. The criteria for evaluation are: popularity, profit margin, football strength and potential, infrastructure and TV broadcast rights.</text:p>
      <text:p text:style-name="P4">
*<draw:frame draw:style-name="fr1" draw:name="Image60" text:anchor-type="as-char" svg:width="6.9236in" svg:height="3.896998in" draw:z-index="0">
<draw:image xlink:href="../Images/dwzh/2023-05-25T11-44-00Z/39064615_303.jpg" xlink:type="simple" xlink:show="embed" xlink:actuate="onLoad" draw:mime-type="image/jpeg"/>
</draw:frame>
#</text:p>
      <text:h text:style-name="P13" text:outline-level="4">
<text:span text:style-name="T4">
Investor's "Fantasy Theater"</text:span>
</text:h>
      <text:h text:style-name="P12" text:outline-level="3">
<text:span text:style-name="T4">
General Changsheng, the second of Chang Sheng</text:span>
</text:h>
      <text:p text:style-name="P4">
Real Madrid: If you want to buy this world -renowned team, "only need" to prepare 2.9 billion euros. In terms of the number of football awards, no team can be comparable to Real Madrid. Real Madrid is the current Spanish league champion, and it has also entered the finals of the European Champions League. Real Madrid will respond to Juventus, the latter's market value is 1.2 billion euros.</text:p>
      <text:p text:style-name="P4">
*<draw:frame draw:style-name="fr1" draw:name="Image61" text:anchor-type="as-char" svg:width="6.9236in" svg:height="3.896998in" draw:z-index="0">
<draw:image xlink:href="../Images/dwzh/2023-05-25T11-44-00Z/39064659_303.jpg" xlink:type="simple" xlink:show="embed" xlink:actuate="onLoad" draw:mime-type="image/jpeg"/>
</draw:frame>
#</text:p>
      <text:h text:style-name="P13" text:outline-level="4">
<text:span text:style-name="T4">
Investor's "Fantasy Theater"</text:span>
</text:h>
      <text:h text:style-name="P12" text:outline-level="3">
<text:span text:style-name="T4">
eternal competitor</text:span>
</text:h>
      <text:p text:style-name="P4">
According to KPMG's assessment, the third European market value team is the Barcelona team with a market value of 2.7 billion euros. In this regard, two of the top ten teams in the market value are selected: Barcelona and Real Madrid. However, the Premier League seems to be slightly better. There are six teams in the top ten, ranking first, fifth to eighth and tenth.</text:p>
      <text:p text:style-name="P4">
*<draw:frame draw:style-name="fr1" draw:name="Image62" text:anchor-type="as-char" svg:width="6.9236in" svg:height="3.896998in" draw:z-index="0">
<draw:image xlink:href="../Images/dwzh/2023-05-25T11-44-00Z/38611582_303.jpg" xlink:type="simple" xlink:show="embed" xlink:actuate="onLoad" draw:mime-type="image/jpeg"/>
</draw:frame>
#</text:p>
      <text:h text:style-name="P13" text:outline-level="4">
<text:span text:style-name="T4">
Investor's "Fantasy Theater"</text:span>
</text:h>
      <text:h text:style-name="P12" text:outline-level="3">
<text:span text:style-name="T4">
Overlord on the Green Field in Germany</text:span>
</text:h>
      <text:p text:style-name="P4">
The most valuable team in the KPMG ranking is of course Bayern Munich. The Department of Furniture Music estimates the market value of 2.4 billion, ranking fourth. Bayern's successful magic weapon is to maintain local characteristics: whether it is a player or a coach, no matter what skin tone nationality, you must wear a photo of Bavarian national characteristics.</text:p>
      <text:p text:style-name="P4">
*<draw:frame draw:style-name="fr1" draw:name="Image63" text:anchor-type="as-char" svg:width="6.9236in" svg:height="3.896998in" draw:z-index="0">
<draw:image xlink:href="../Images/dwzh/2023-05-25T11-44-00Z/36819392_303.jpg" xlink:type="simple" xlink:show="embed" xlink:actuate="onLoad" draw:mime-type="image/jpeg"/>
</draw:frame>
#</text:p>
      <text:h text:style-name="P13" text:outline-level="4">
<text:span text:style-name="T4">
Investor's "Fantasy Theater"</text:span>
</text:h>
      <text:h text:style-name="P12" text:outline-level="3">
<text:span text:style-name="T4">
Forever ...</text:span>
</text:h>
      <text:p text:style-name="P4">
The Football Team of Manchester City is. Even in terms of the number of runner -up trophies, the Manchester City team is far from the Manchester United team of the same city. In terms of economic strength, it is not the same as Manchester United: Manchester City estimates a market value of 1.9 billion euros, ranking fifth.</text:p>
      <text:p text:style-name="P4">
*<draw:frame draw:style-name="fr1" draw:name="Image64" text:anchor-type="as-char" svg:width="6.9236in" svg:height="3.896998in" draw:z-index="0">
<draw:image xlink:href="../Images/dwzh/2023-05-25T11-44-00Z/36122501_303.jpg" xlink:type="simple" xlink:show="embed" xlink:actuate="onLoad" draw:mime-type="image/jpeg"/>
</draw:frame>
#</text:p>
      <text:h text:style-name="P13" text:outline-level="4">
<text:span text:style-name="T4">
Investor's "Fantasy Theater"</text:span>
</text:h>
      <text:h text:style-name="P12" text:outline-level="3">
<text:span text:style-name="T4">
Money is the foundation of the team's success</text:span>
</text:h>
      <text:p text:style-name="P4">
The sixth Arsenal London team shows the importance of economic strength to the team. The London team and the seventh Chelsea team and the eighth -ranking Liverpool team have a market value between 1.3 billion and 1.9 billion. The Tottenham Hot Team ranked tenth with a market value of one billion. One of these clubs is the biggest thing in common is that they all have generous TV broadcast revenue.</text:p>
      <text:p text:style-name="P4">
*<draw:frame draw:style-name="fr1" draw:name="Image65" text:anchor-type="as-char" svg:width="6.9236in" svg:height="3.896998in" draw:z-index="0">
<draw:image xlink:href="../Images/dwzh/2023-05-25T11-44-00Z/38928057_303.jpg" xlink:type="simple" xlink:show="embed" xlink:actuate="onLoad" draw:mime-type="image/jpeg"/>
</draw:frame>
#</text:p>
      <text:h text:style-name="P13" text:outline-level="4">
<text:span text:style-name="T4">
Investor's "Fantasy Theater"</text:span>
</text:h>
      <text:h text:style-name="P12" text:outline-level="3">
<text:span text:style-name="T4">
How much is a team worth it?</text:span>
</text:h>
      <text:p text:style-name="P4">
For the ninth Juventus, this is undoubtedly an interesting issue. Juventus Club belongs to the Agnelli family of industrial giants. For such an industrialist who is not bad, why did he sell Juventus? Even if he wants to sell, he will not think of AC Milan's lesson. Berluskini was exhausted at first, only to find a Chinese buyer who was willing to take over AC Milan.</text:p>
      <text:p text:style-name="P4">
*<draw:frame draw:style-name="fr1" draw:name="Image66" text:anchor-type="as-char" svg:width="6.9236in" svg:height="3.896998in" draw:z-index="0">
<draw:image xlink:href="../Images/dwzh/2023-05-25T11-44-00Z/38525846_303.jpg" xlink:type="simple" xlink:show="embed" xlink:actuate="onLoad" draw:mime-type="image/jpeg"/>
</draw:frame>
#</text:p>
      <text:h text:style-name="P13" text:outline-level="4">
<text:span text:style-name="T4">
Investor's "Fantasy Theater"</text:span>
</text:h>
      <text:h text:style-name="P12" text:outline-level="3">
<text:span text:style-name="T4">
What other teams Germany is more valuable</text:span>
</text:h>
      <text:p text:style-name="P4">
Dortmund ranked 12th and Schalke 04 team ranked 14th. With Bayern, the total market value of the above three German teams is 4.1 billion euros. However, Schalke fans will inevitably question that our team has not been the championship for decades, and municipal construction has stagnated. One of the seven citizens has no job. ?</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rading will bring 2 billion euros in incomeThe financing plan originally pointed out that the right to broadcast the media should be stripped out to become a business subsidiary, whether it is Germany or internationally in the country. The potential investor can buy 12.5%of the company's shares for a period of 20 years.</text:span>
</text:h>
      <text:p text:style-name="P4">
This model is not no risk. During the contract period, the club must give up 12.5%of the media income to the financier. Even if the income grows moderately (currently obtains nearly 1.3 billion euros from home and abroad at home and abroad), this also means that in the next 20 years, the major clubs of the German Football Federation will bear the income loss of significantly more than 3 billion euros.</text:p>
      <text:p text:style-name="P4">
<draw:frame draw:style-name="fr1" draw:name="Image67" text:anchor-type="as-char" svg:width="6.9236in" svg:height="3.896998in" draw:z-index="0">
<draw:image xlink:href="../Images/dwzh/2023-05-25T11-44-00Z/65725474_401.jpg" xlink:type="simple" xlink:show="embed" xlink:actuate="onLoad" draw:mime-type="image/jpeg"/>
</draw:frame>
The picture shows the current leadership of the German Footlion</text:p>
      <text:h text:style-name="P12" text:outline-level="3">
<text:span text:style-name="T4">
Opposition of the fan group and the club</text:span>
</text:h>
      <text:p text:style-name="P4">
For the German Football Federation, which is currently led by Axel Hellmann and Oliverleki, the launching financing discussed in this round is still considered "irreplaceable", and only in this way can the competitiveness of the league. In addition, the best situation is that through investment, sales will increase. In other words, although the investors need to be divided, the final total profit will be higher than before, and the goal is to achieve a win -win situation.</text:p>
      <text:p text:style-name="P4">
Heerman said: "I found that all the opinions from all walks of life were: need to invest." He was surprised by the results of the voting. "You can't say that there is a demand, and then the process is over. Every year, every investment made by investors to other leagues will become more and more difficult for us. Those who oppose loud opposition must now answer this question: Where will the security and stability of the Bundesliga come from in the future. "</text:p>
      <text:p text:style-name="P4">
The representatives of the suspect are the leadership of the Bundesliga team Cologne 1.FC and the B -League team St. Pauli FC. They point out that investors' interests may conflict with the interests of the league in many fields. They support other ways to obtain new capital. For these critics, pre -occupation of future income is considered a wrong way, which may have long -term damage to Germany's professional football environment.</text:p>
      <text:p text:style-name="P4">
"Results and fierce disputes show that there are still many issues that need to be clarified and unreasonable," said OKEGOTLICH, chairman of St. Pauli, and he was also a member of the German Federal Union Council. "We must make all clubs be able to understand the importance of such a transaction. The current approach is not enough in terms of time and space. We must form a clear strategy together and constructively. Praising it in a targeted manner to achieve our clearly defined goals. "</text:p>
      <text:p text:style-name="P4">
<draw:frame draw:style-name="fr1" draw:name="Image68" text:anchor-type="as-char" svg:width="6.9236in" svg:height="3.896998in" draw:z-index="0">
<draw:image xlink:href="../Images/dwzh/2023-05-25T11-44-00Z/65726084_401.jpg" xlink:type="simple" xlink:show="embed" xlink:actuate="onLoad" draw:mime-type="image/jpeg"/>
</draw:frame>
OKE GOTTLICH, a member of the German Football Council and the chairman of the St. Pauli Football Club,</text:p>
      <text:h text:style-name="P12" text:outline-level="3">
<text:span text:style-name="T4">
Fans' criticism</text:span>
</text:h>
      <text:p text:style-name="P4">
The opponents of investors' shares were not even shaken by various recent threats. The German Football Leader Laiki issued a warning saying that if the transaction failed, then the Bundesliga would be stripped out from other parts of the German Football Federation and thereby ending the "subsidy" of the small club.</text:p>
      <text:p text:style-name="P4">
Many fan groups are also critics, they criticized <text:a xlink:type="simple" xlink:href="https://www.dw.com/zh/zh/人权组织谴责国际体育机构奖励威权制国家/a-61316736" text:style-name="Internet_20_link" text:visited-style-name="Visited_20_Internet_20_Link">
</text:a>
Essence The refusal of the investment plan is a blow to the German Football League leadership that hopes to improve the financial prospects of the league. Germany Federal Federation must find a replacement strategy to achieve its goals.</text:p>
      <text:p text:style-name="P4">
(Germany, German Sports News Agency)</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draw:frame draw:style-name="fr1" draw:name="Image69" text:anchor-type="as-char" svg:width="6.9236in" svg:height="3.896998in" draw:z-index="0">
<draw:image xlink:href="../Images/dwzh/2023-05-25T11-44-00Z/18817338_303.jpg" xlink:type="simple" xlink:show="embed" xlink:actuate="onLoad" draw:mime-type="image/jpeg"/>
</draw:frame>
#####: 10 major shooters in Bundesliga history</text:p>
      <text:h text:style-name="P12" text:outline-level="3">
<text:span text:style-name="T4">
1 . Gerd müller 365 ball</text:span>
</text:h>
      <text:p text:style-name="P4">
Gerdmüller's record is unparalleled. Between 1965 and 1979, he only played for Bayern Munich and won four German championships during this period. He won seven impressive Golden Boot Awards, and the number of goals scored in the five seasons exceeded the number of times he participated in the game. In the 1971/72 season, he scored 40 goals-and still maintained this record so far.</text:p>
      <text:p text:style-name="P4">
*<draw:frame draw:style-name="fr1" draw:name="Image70" text:anchor-type="as-char" svg:width="6.9236in" svg:height="3.896998in" draw:z-index="0">
<draw:image xlink:href="../Images/dwzh/2023-05-25T11-44-00Z/52782452_303.jpg" xlink:type="simple" xlink:show="embed" xlink:actuate="onLoad" draw:mime-type="image/jpeg"/>
</draw:frame>
#####: 10 major shooters in Bundesliga history</text:p>
      <text:h text:style-name="P12" text:outline-level="3">
<text:span text:style-name="T4">
2 . Klaus Fischer 268 ball</text:span>
</text:h>
      <text:p text:style-name="P4">
Klausfischer played 100 games than Muller, but scored 97 goals. Fisher won the most goals for Schalke, with 182 pieces. He also played for 1860 Munich, Cologne and Bohon. Fisher's Bundesliga lasted 20 years from 1968 to 1988.</text:p>
      <text:p text:style-name="P4">
*<draw:frame draw:style-name="fr1" draw:name="Image71" text:anchor-type="as-char" svg:width="6.9236in" svg:height="3.896998in" draw:z-index="0">
<draw:image xlink:href="../Images/dwzh/2023-05-25T11-44-00Z/50154019_303.jpg" xlink:type="simple" xlink:show="embed" xlink:actuate="onLoad" draw:mime-type="image/jpeg"/>
</draw:frame>
#####: 10 major shooters in Bundesliga history</text:p>
      <text:h text:style-name="P12" text:outline-level="3">
<text:span text:style-name="T4">
3 . Robert Lewandowski 227 ball</text:span>
</text:h>
      <text:p text:style-name="P4">
Robertlewandowski may have always dreamed of transferring to Real Madrid, but never succeeded. For so many years, he has become a member of the Bundesliga. He scored 74 goals in Dortmund's four seasons, and then joined Bayern Munich. He has scored 153 goals so far. Although this year is 31 years old, the process of chasing the Renjo roster charts has not ended. (As of: April 23, 2020)</text:p>
      <text:p text:style-name="P4">
*<draw:frame draw:style-name="fr1" draw:name="Image72" text:anchor-type="as-char" svg:width="6.9236in" svg:height="3.896998in" draw:z-index="0">
<draw:image xlink:href="../Images/dwzh/2023-05-25T11-44-00Z/53217920_303.jpg" xlink:type="simple" xlink:show="embed" xlink:actuate="onLoad" draw:mime-type="image/jpeg"/>
</draw:frame>
#####: 10 major shooters in Bundesliga history</text:p>
      <text:h text:style-name="P12" text:outline-level="3">
<text:span text:style-name="T4">
4 . JUPP Heynckes 220 ball</text:span>
</text:h>
      <text:p text:style-name="P4">
Before Juppheyncket succeeded in becoming a coach, he was one of the best strikers in the history of the Bundesliga. He has played for the Grandbach and Hanover for 14 years in the Bundesliga. Heinx is the most goal shooter in Gradebach's history (195) and won four German championships.</text:p>
      <text:p text:style-name="P4">
*<draw:frame draw:style-name="fr1" draw:name="Image73" text:anchor-type="as-char" svg:width="6.9236in" svg:height="3.896998in" draw:z-index="0">
<draw:image xlink:href="../Images/dwzh/2023-05-25T11-44-00Z/53217942_303.jpg" xlink:type="simple" xlink:show="embed" xlink:actuate="onLoad" draw:mime-type="image/jpeg"/>
</draw:frame>
#####: 10 major shooters in Bundesliga history</text:p>
      <text:h text:style-name="P12" text:outline-level="3">
<text:span text:style-name="T4">
5 . Manfred Burgsmüller 213 ball</text:span>
</text:h>
      <ul>
        <li>
<draw:frame draw:style-name="fr1" draw:name="Image74" text:anchor-type="as-char" svg:width="6.9236in" svg:height="3.896998in" draw:z-index="0">
<draw:image xlink:href="../Images/dwzh/2023-05-25T11-44-00Z/19096488_303.jpg" xlink:type="simple" xlink:show="embed" xlink:actuate="onLoad" draw:mime-type="image/jpeg"/>
</draw:frame>
#####: 10 major shooters in Bundesliga history</li>
      </ul>
      <text:h text:style-name="P12" text:outline-level="3">
<text:span text:style-name="T4">
6 . Claudio Pizarro 197 ball</text:span>
</text:h>
      <text:p text:style-name="P4">
In 1999, the Peruvian was just 20 years old when he joined Werderbremen. In addition to the short joining of Chelsea, Claudiopizarro, the nickname "Pizza", has always been a frequent visitor to the Bundesliga. He turned from Boymei to Bayern twice (2001 and 2012). After Cologne spent a season, 41 -year -old he joined Mei Mei for the fifth time. He plans to end his career in the summer of 2020. (As of April 23, 2020)</text:p>
      <text:p text:style-name="P4">
*<draw:frame draw:style-name="fr1" draw:name="Image75" text:anchor-type="as-char" svg:width="6.9236in" svg:height="3.896998in" draw:z-index="0">
<draw:image xlink:href="../Images/dwzh/2023-05-25T11-44-00Z/53217900_303.jpg" xlink:type="simple" xlink:show="embed" xlink:actuate="onLoad" draw:mime-type="image/jpeg"/>
</draw:frame>
#####: 10 major shooters in Bundesliga history</text:p>
      <text:h text:style-name="P12" text:outline-level="3">
<text:span text:style-name="T4">
7 . ULF KIRSN 181 ball</text:span>
</text:h>
      <text:p text:style-name="P4">
During the East Germany, ULF Kirsten was already a very lethal forward when he played for the Dreson Dina Mo. In 1990, he moved to Leverkuson. Until his career ended in 2003, he played 350 times for the Bundesliga club on the Rhine River, and won the Golden Boot Award for three times.</text:p>
      <text:p text:style-name="P4">
*<draw:frame draw:style-name="fr1" draw:name="Image76" text:anchor-type="as-char" svg:width="6.9236in" svg:height="3.896998in" draw:z-index="0">
<draw:image xlink:href="../Images/dwzh/2023-05-25T11-44-00Z/53217910_303.jpg" xlink:type="simple" xlink:show="embed" xlink:actuate="onLoad" draw:mime-type="image/jpeg"/>
</draw:frame>
#####: 10 major shooters in Bundesliga history</text:p>
      <text:h text:style-name="P12" text:outline-level="3">
<text:span text:style-name="T4">
8 . Stefan kuntz 179 ball</text:span>
</text:h>
      <text:p text:style-name="P4">
Bohon, Uliden, then returned to Bohon from Caesas Lawuneu, and finally returned to Stefankuntz in Bilefield. Nevertheless, the player who was in charge of the German U21 Youth Championship today won the Golden Boot Award in Boma in 1986. He also won this honor twice in Kaisus Laotu, where he won the German Cup (1990) and the Bundesliga (1991) championship.</text:p>
      <text:p text:style-name="P4">
*<draw:frame draw:style-name="fr1" draw:name="Image77" text:anchor-type="as-char" svg:width="6.9236in" svg:height="3.896998in" draw:z-index="0">
<draw:image xlink:href="../Images/dwzh/2023-05-25T11-44-00Z/53217952_303.jpg" xlink:type="simple" xlink:show="embed" xlink:actuate="onLoad" draw:mime-type="image/jpeg"/>
</draw:frame>
#####: 10 major shooters in Bundesliga history</text:p>
      <text:h text:style-name="P12" text:outline-level="3">
<text:span text:style-name="T4">
9 . Dieter Müller 177 ball</text:span>
</text:h>
      <text:p text:style-name="P4">
Dietermüller is still maintaining a record of the Bundesliga score: On August 17, 1977, he scored 6 goals in Cologne 7-2. Although Mueller spent most of his career in Cologne, he also played for the Bundesliga for Offenbakh, Stuttgart and Salb Luken. Between 1977 and 1986, he played 303 Bundesliga.</text:p>
      <text:p text:style-name="P4">
*<draw:frame draw:style-name="fr1" draw:name="Image78" text:anchor-type="as-char" svg:width="6.9236in" svg:height="3.896998in" draw:z-index="0">
<draw:image xlink:href="../Images/dwzh/2023-05-25T11-44-00Z/53217930_303.jpg" xlink:type="simple" xlink:show="embed" xlink:actuate="onLoad" draw:mime-type="image/jpeg"/>
</draw:frame>
#####: 10 major shooters in Bundesliga history</text:p>
      <text:h text:style-name="P12" text:outline-level="3">
<text:span text:style-name="T4">
10 . Klaus allofs -177 ball</text:span>
</text:h>
      <text:p text:style-name="P4">
Cologne spent 2.25 million Macons (1.15 million euros) in Dutt Mueller, a Dette Mueller, a forward of Dutt Musler, the Dutemallofs, setting the highest record of the Bundesliga at that time. Few people predict that he can score 177 goals like his predecessor, although he needs 121 games for this. After staying in France for a few years, Alovs also played for Blaza.</text:p>
      <text:p text:style-name="P4">
Author: Andreas Sten-Ziemon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德国足联-找钱-告败/a-65733131" text:style-name="Internet_20_link" text:visited-style-name="Visited_20_Internet_20_Link">
https://www.dw.com/zh/德国足联-找钱-告败/a-65733131?maca=chi-rss-chi-all-1127-rdf</text:a>
</text:p>
      <!--NEWS-->
      <text:h text:style-name="P10" text:outline-level="1">
<text:span text:style-name="T4">
Han Ziyan Rocket World launched this afternoon</text:span>
</text:h>
      <text:p text:style-name="P4">
Author: 联合早报 (Person)</text:p>
      <text:p text:style-name="P4">
Publisher: 联合早报 (Organization)</text:p>
      <text:p text:style-name="P4">
Published Time: 2023-05-25T11:51</text:p>
      <text:p text:style-name="P4">
Modified Time: 2023-05-25T11:51</text:p>
      <text:p text:style-name="P4">
Description: South Korea's self -developed carrier rocket "World" was determined for the third launch on Thursday (May 25) at 6.24 pm (5.24 pm in Singapore time). Yonhap News Agency reported that the Ministry of Science and Technology Information and Communication and the Korean Aviation Universe Research Institute held a launch on the same morning ...</text:p>
      <text:p text:style-name="P4">
Videos: []</text:p>
      <text:p text:style-name="P4">
Audios: []</text:p>
      <text:p text:style-name="P4">
Images: []</text:p>
      <text:p text:style-name="P4">
Type: NewsArticle</text:p>
      <text:p text:style-name="P4">
Breadcrumbs: ['即时', '国际']</text:p>
      <text:p text:style-name="P4">
Keywords: ['韩国', '火箭']</text:p>
      <!--METADATA-->
      <text:p text:style-name="P4">
South Korea's self -developed carrier rocket "World" was determined for the third launch on Thursday (May 25) at 6.24 pm (5.24 pm in Singapore time).</text:p>
      <text:p text:style-name="P4">
The Yonhap News Agency reported that the Ministry of Science and Technology Information and Communications and the Korean Aviation Universe Research Institute held a meeting of the Launch Management Committee on the same day to listen to the report on the results of the inspection and repair of the automatic control system and the equipment control system of the transmitting table, and finalized the launch time.</text:p>
      <text:p text:style-name="P4">
At 3 pm on the 24th, the transmission of the programmable logic controller (PLC) on the transmitting control computer and the transmitted barrier tank was not transmitted, and the third launch was stopped for the third time.</text:p>
      <text:p text:style-name="P4">
News Source: <text:a xlink:type="simple" xlink:href="https://www.zaobao.com.sg/realtime/world/story20230525-1397980" text:style-name="Internet_20_link" text:visited-style-name="Visited_20_Internet_20_Link">
https://www.zaobao.com.sg/realtime/world/story20230525-1397980</text:a>
</text:p>
      <!--NEWS-->
      <text:h text:style-name="P10" text:outline-level="1">
<text:span text:style-name="T4">
Amazon stops Chinese app store: does not affect operation in China</text:span>
</text:h>
      <text:p text:style-name="P4">
Author: None</text:p>
      <text:p text:style-name="P4">
Publisher: Radio Free Asia (Organization)</text:p>
      <text:p text:style-name="P4">
Published Time: 2023-05-25T11:52:00-04:00</text:p>
      <text:p text:style-name="P4">
Modified Time: 2023-05-25T14:38:38-04:00</text:p>
      <text:p text:style-name="P4">
Description: None</text:p>
      <text:p text:style-name="P4">
Videos: []</text:p>
      <text:p text:style-name="P4">
Audios: ["<text:a xlink:type="simple" xlink:href="https://www.rfa.org/mandarin/yataibaodao/jingmao/hx1-0525202310202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79" text:anchor-type="as-char" svg:width="6.9236in" svg:height="4.612011in" draw:z-index="0">
<draw:image xlink:href="../Images/rfamandarin/2023-05-25T11-52-00-04-00/000000.png" xlink:type="simple" xlink:show="embed" xlink:actuate="onLoad" draw:mime-type="image/png"/>
</draw:frame>
Amazon.cn, Amazon.cn, the official website of Amazon in the 2017 International Book Fair in Beijing(https://www.rfa.org/mandarin/yataibaodao/jingmao/hx1-05252023102023.html/@@stream)Amazon, an American e -commerce giant, suddenly announced a recent suspension of "Amazon App Store" services from mid -July. "Amazon China" subsequently clarified that this move was not exiting the Chinese market.</text:p>
      <text:p text:style-name="P4">
<text:span text:style-name="T4">
<text:span text:style-name="T5">
 <text:a xlink:type="simple" xlink:href="https://www.rfa.org/mandarin/Xinwen/5-05242023143216.html" text:style-name="Internet_20_link" text:visited-style-name="Visited_20_Internet_20_Link">
</text:a>
 </text:span>
*  * </text:span>
<text:a xlink:type="simple" xlink:href="https://www.rfa.org/mandarin/yataibaodao/jingmao/ql1-06032022065158.html" text:style-name="Internet_20_link" text:visited-style-name="Visited_20_Internet_20_Link">
 </text:a>
**</text:p>
      <text:p text:style-name="P4">
Customers of "Amazonchina" received an email notification on May 23 that from July 17, the "Amazon App Store" service will not be provided. Because "Amazon China" only announced the stop of its China Kindle Electronic Bookstore last year, at this time, it was closed again in China ’s application store services, causing heated discussions on whether the company intends to gradually withdraw from the Chinese market.</text:p>
      <text:p text:style-name="P4">
Amazon China clarified on the 24th that stopping the "Amazon App Store" will not affect Amazon's business operations in China, including Amazon Overseas Purchase, Amazon Global Store and Amazon China official website, and the suspension of Amazon App Store has no shopping for Amazon shopping. Influence.</text:p>
      <text:p text:style-name="P4">
According to a comprehensive report, the "Amazon App Store" mainly provides applications and games and other content downloads. You can download this app store on the official website of "Amazon China" and download various applications through Amazon account.</text:p>
      <text:p text:style-name="P4">
Amazon announced that it will suspend the Amazon App Store service, which is another case for American technology companies to add another case in China.</text:p>
      <text:p text:style-name="P4">
<draw:frame draw:style-name="fr1" draw:name="Image80" text:anchor-type="as-char" svg:width="6.9236in" svg:height="4.215062in" draw:z-index="0">
<draw:image xlink:href="../Images/rfamandarin/2023-05-25T11-52-00-04-00/000001.png" xlink:type="simple" xlink:show="embed" xlink:actuate="onLoad" draw:mime-type="image/png"/>
</draw:frame>
Amazon, a US multinational e -commerce giant, suddenly announced the suspension of the "Amazon App Store" service from mid -July. (Network screenshot/provided by Xia Xiaohua)) <text:a xlink:type="simple" xlink:href="https://www.rfa.org/mandarin/yataibaodao/jingmao/hx1-05252023102023.html/1.png" text:style-name="Internet_20_link" text:visited-style-name="Visited_20_Internet_20_Link">
</text:a>
<text:span text:style-name="T4">
 Experts: Chinese regulations are opaque </text:span>
 <text:span text:style-name="T4">
<text:span text:style-name="T5">
* </text:span>
* review standards make it difficult for foreign businessmen to expect </text:span>
</text:p>
      <text:p text:style-name="P4">
Jiang Yaqi, the chairman of the Taiwan Legal Science and Technology Association and the associate professor of the School of Marine Law and Policy of the National Ocean University, was interviewed by Radio Free Asia on the 25th that this was not the first time that Amazon had reduced its business scale in China. Serve. Although it cannot be said that this is the company's "full exit", it does have a trend of gradually narrowing and withdrawing from the Chinese market layout.</text:p>
      <text:p text:style-name="P4">
Jiang Yaqi analyzed: "In recent years, China's regulations on personal data protection, data outbound, and data security are getting strict. In addition to the opaque Chinese regulations, it is difficult for foreign businessmen to review. Many officials are more stringent, but the regulations of the information and security data with inadequate law enforcement standards to overseas transmission are becoming more and more difficult to operate in the Chinese market. "</text:p>
      <text:p text:style-name="P4">
Jiang Yaqi believes that these foreign companies in China "internal and foreign and foreign -foreign" must not only compete with China's same -nature e -commerce, and the current Chinese regulations have become important assets between national geopolitical and scientific and technological competition. Many regulations in China are legally strictly booked by the standards of data security, but China's transparency in law enforcement or the requirements of national security is not so clear for foreign manufacturers. Of course, these will be improved. Risks of Chinese market operations.</text:p>
      <text:p text:style-name="P4">
<draw:frame draw:style-name="fr1" draw:name="Image81" text:anchor-type="as-char" svg:width="6.9236in" svg:height="9.294933in" draw:z-index="0">
<draw:image xlink:href="../Images/rfamandarin/2023-05-25T11-52-00-04-00/000002.png" xlink:type="simple" xlink:show="embed" xlink:actuate="onLoad" draw:mime-type="image/png"/>
</draw:frame>
Amazon China clarified on May 24, 2023 that stopping the "Amazon App Store" will not affect Amazon's business operation in China. (Network screenshot/provided by Xia Xiaohua)) <text:a xlink:type="simple" xlink:href="https://www.rfa.org/mandarin/yataibaodao/jingmao/hx1-05252023102023.html/2.jpg" text:style-name="Internet_20_link" text:visited-style-name="Visited_20_Internet_20_Link">
</text:a>
<text:span text:style-name="T4">
 Amazon does not want to be a competitive cannon fodder in the United States and China? </text:span>
</text:p>
      <text:p text:style-name="P4">
Wang Xiuwen, assistant researcher at the Institute of Politics and combat concepts of the National Defense Security Research Institute of Taiwan ’s National Defense Security Research Institute, also mentioned that China’ s Anti -Spy Law has just been revised in April in April to take action on some foreign and domestic consultants and consulting companies.</text:p>
      <text:p text:style-name="P4">
Wang Xiuwen judged: "On the one hand, Chinese Douyin (TIKTOK) is preparing to be blocked or controlled in the United States, making Amazon worry about whether it will become an innocent cannon fodder under the competition between China and the United States; When foreign businessmen do not know if they have violated Chinese laws, or if China requires him to hand over customer information, I do not know if they can and are willing to provide it, and simply turn off the platform themselves. "</text:p>
      <text:p text:style-name="P4">
In addition, Wang Xiuwen mentioned that the Amazon App Store mainly provides applications and games in Android phones. This move is also related to Xi Jinping's wanting to rectify related policies such as the game industry: "Amazon feels that the signs are wrong, withdraw first. And Amazon also Amazon In the United States for layoffs, I do n’t know if there is their own internal relationship, that is, the consideration of reducing the company's internal operations by itself. "</text:p>
      <text:p text:style-name="P4">
<text:span text:style-name="T4">
 Anti -espionage method and violation of Guoan hat are too big </text:span>
 <text:span text:style-name="T4">
 China self -broken road decoupling </text:span>
</text:p>
      <text:p text:style-name="P4">
Wang Xiuwen believes that China's "Anti -Spy Law" is extremely friendly to foreign -funded enterprises. Whether it will have a joint effect will affect other multinational e -commerce to evacuate China and have to observe follow -up. It is possible that after China banned Micron, China ’s relevant stocks in China have risen up. The Amazon App Store has collected it, which may promote the Chinese domestic e -commerce platform, such as Baidu, but the market is optimistic. This caused the outside world to suspect that the Chinese government said that fighting legal warfare was actually to ensure the survival of domestic industries.</text:p>
      <text:p text:style-name="P4">
Wang Xiuwen: "Who is this decoupled? It is China to decide with others. Amazon is so big. Don't even go through Amazon to shop overseas. This is funny. The new generation of young people is not like What they think. The hat of anti -spy method and the illegal Guoan's hat is too big, and Amazon should hurry up when you encounter any pressure. "</text:p>
      <text:p text:style-name="P4">
Reporter: Xia Xiaohua Editor: Xu Shuting, He Ping.com Edited: Hong Wei</text:p>
      <text:p text:style-name="P4">
News Source: <text:a xlink:type="simple" xlink:href="https://www.rfa.org/mandarin/yataibaodao/jingmao/hx1-05252023102023.html" text:style-name="Internet_20_link" text:visited-style-name="Visited_20_Internet_20_Link">
https://www.rfa.org/mandarin/yataibaodao/jingmao/hx1-05252023102023.html</text:a>
</text:p>
      <!--NEWS-->
      <text:h text:style-name="P10" text:outline-level="1">
<text:span text:style-name="T4">
UNESCO newly designated 18 World Geoparks</text:span>
</text:h>
      <text:p text:style-name="P4">
Author: 联合早报 (Person)</text:p>
      <text:p text:style-name="P4">
Publisher: 联合早报 (Organization)</text:p>
      <text:p text:style-name="P4">
Published Time: 2023-05-25T12:10</text:p>
      <text:p text:style-name="P4">
Modified Time: 2023-05-25T12:10</text:p>
      <text:p text:style-name="P4">
Description: The UNESCO Executive Bureau approved 18 geological parks on Wednesday (May 24) to join the World Geopark Network. The total number of members of the network reached 195 and distributed in 48 countries. "UNESCO World Geopark" logo was founded in 201 ...</text:p>
      <text:p text:style-name="P4">
Videos: []</text:p>
      <text:p text:style-name="P4">
Audios: []</text:p>
      <text:p text:style-name="P4">
Images: []</text:p>
      <text:p text:style-name="P4">
Type: NewsArticle</text:p>
      <text:p text:style-name="P4">
Breadcrumbs: ['即时', '国际']</text:p>
      <text:p text:style-name="P4">
Keywords: ['联合国', '联合国教科文组织']</text:p>
      <!--METADATA-->
      <text:p text:style-name="P4">
The UNESCO Executive Bureau approved 18 geological parks on Wednesday (May 24) to join the World Geopark Network. The total number of members of the network reached 195 and distributed in 48 countries.</text:p>
      <text:p text:style-name="P4">
The "UNESCO World Geological Park" logo was founded in 2015 and used to identify geological heritage with international significance. This helps combine the protection of important geological heritage, public publicity, and sustainable development policy to serve the local communities.</text:p>
      <text:p text:style-name="P4">
Among the new World Geological Park network members, there are four Indonesia, Brazil and Iran each, Greece, Japan, Malaysia, New Zealand, Norway, the Philippines, South Korea, Spain, Thailand and the United Kingdom. The additional parties include New Zealand and the Philippines, and the total area of members has exceeded 486,000 square kilometers.</text:p>
      <text:p text:style-name="P4">
News Source: <text:a xlink:type="simple" xlink:href="https://www.zaobao.com.sg/realtime/world/story20230525-1397983" text:style-name="Internet_20_link" text:visited-style-name="Visited_20_Internet_20_Link">
https://www.zaobao.com.sg/realtime/world/story20230525-1397983</text:a>
</text:p>
      <!--NEWS-->
      <text:h text:style-name="P10" text:outline-level="1">
<text:span text:style-name="T4">
The high unemployment rate of youth is not highly resolved by "Kong Yiji off"?</text:span>
</text:h>
      <text:p text:style-name="P4">
Author: None (Language: zh)</text:p>
      <text:p text:style-name="P4">
Publisher: None</text:p>
      <text:p text:style-name="P4">
Time: 2023-05-25T12:18:00Z</text:p>
      <text:p text:style-name="P4">
Description: In order to prevent young people from falling into the dilemma of "graduation and unemployment", the Chinese authorities have made their best solutions. While encouraging small and medium -sized enterprises to recruit fresh graduates, they conduct civil servants and master's degrees, and at the same time, they have launched public opinion propaganda offensives. In addition, colleges and universities secretly make the data "look better".</text:p>
      <text:p text:style-name="P4">
Videos: []</text:p>
      <text:p text:style-name="P4">
Images: ["<text:a xlink:type="simple" xlink:href="https://static.dw.com/image/63515842_303.jpg" text:style-name="Internet_20_link" text:visited-style-name="Visited_20_Internet_20_Link">
63515842_303.jpg</text:a>
"]</text:p>
      <text:p text:style-name="P4">
Subject: 文化经纬</text:p>
      <text:p text:style-name="P4">
Subjects: []</text:p>
      <text:p text:style-name="P4">
Keywords: ['德中关系', '失业', '岛屿主权争端', '专题报道：全景观看“习马会”', '中国', '中共十九大']</text:p>
      <text:p text:style-name="P4">
Id: 65732307</text:p>
      <!--METADATA-->
      <text:p text:style-name="P4">
<text:a xlink:type="simple" xlink:href="https://www.dw.com/zh/overlay/image/article/65732307/63515842" text:style-name="Internet_20_link" text:visited-style-name="Visited_20_Internet_20_Link">
 <draw:frame draw:style-name="fr1" draw:name="Image82" text:anchor-type="as-char" svg:width="6.9236in" svg:height="3.896998in" draw:z-index="0">
<draw:image xlink:href="../Images/dwzh/2023-05-25T12-18-00Z/63515842_303.jpg" xlink:type="simple" xlink:show="embed" xlink:actuate="onLoad" draw:mime-type="image/jpeg"/>
</draw:frame>
</text:a>
The picture shows a job fair in Beijing in August 2022</text:p>
      <text:p text:style-name="P4">
(Voice of Germany Chinese) China announced that the unemployment rate in April announced was 5.2%, a decrease of 0.1%from March, but the unemployment rate of young people aged 16 to 24 is as high as 20.4%, the highest since record. According to data from the Ministry of Education, in 2022, the number of Chinese college graduates was 10.76 million. In 2023, college graduates are expected to be 11.85 million, an increase of 820,000 year -on -year, and the scale of graduates hit a record high. According to the "2022 China Returnees Employment Survey Report", since the outbreak of the epidemic in 2020, the number of returnees returned to China has also increased significantly. The number of returns returned from 2021 and 2022 has exceeded one million, which has even increased the pressure of fresh graduates to find a job.</text:p>
      <text:p text:style-name="P4">
<text:a xlink:type="simple" xlink:href="https://www.dw.com/zh/zh/毕业即失业-中国年轻人失业率居高不下/a-64834417" text:style-name="Internet_20_link" text:visited-style-name="Visited_20_Internet_20_Link">
</text:a>
The Chinese government has also taken various means and measures.</text:p>
      <text:p text:style-name="P4">
Many provinces and cities have issued policies to encourage small and medium -sized enterprises to recruit fresh graduates. In 2022, Shandong Province adopted small and medium -sized enterprises who recruit college graduates and signed a labor contract for more than one year, and gave one -time employment subsidies to 10,000 yuan/person. In Jiangsu Province, if an enterprise enrolls the college graduates of the year to sign a labor contract for more than one year and participate in unemployment insurance, it will distribute a one -time expansion subsidy from the unemployment insurance fund at the standard of 1,500 yuan per person.</text:p>
      <text:p text:style-name="P4">
Ms. Mo Mo, who is engaged in manufacturing and sold on the Internet, said in an interview that because of the subsidy relationship, he recruited several fresh graduates this year, and even recruited a undergraduate study at 985 universities. Britain's fresh graduates who have obtained a master's degree.</text:p>
      <text:p text:style-name="P4">
"The person we recruited before, there are only three of the highest degree of education." Ms. Mo said. "In this year, there are many people who vote more than in previous years. The big e -commerce platform has been internship. "But after she recruited people, she was a little uneasy in her heart, worried that the development opportunities that her company could provide will not be able to match the expectations of the returnee master, and she was worried that she left the job not long after the job of returnees.</text:p>
      <text:p text:style-name="P4">
She said, "In fact, we don't need to be highly high, nor can we speak English, but we hope to get started quickly, work hard, and do it. And because we are small companies, all kinds of miscellaneous work must be done. , It may be different from the expectations of students who have experienced internships with big companies. "</text:p>
      <text:h text:style-name="P12" text:outline-level="3">
<text:span text:style-name="T4">
How to deal with the age of population?</text:span>
</text:h>
      <text:h text:style-name="P12" text:outline-level="3">
<text:span text:style-name="T4">
civil servant and master's degree expansion</text:span>
</text:h>
      <text:p text:style-name="P4">
According to the "2023 University Student Employment Research Report" released by Zhilian Recruitment, the slow employment ratio also increased from 15.9%last year to 18.9%. The main reason for slow employment is to take the postgraduate entrance examination and the preparation.</text:p>
      <text:p text:style-name="P4">
This year, the provincial examination of civil servants will be expanded sharply, with an expansion of 17%, of which 27 provinces are expanded. Gansu expansion reaches 80%, and there are more than 50%of many provinces. "In 2023, more than 50%of the provincial civil servants have been expanded by more than 50%" also appeared on Weibo hot search, becoming one of the ways for the country to solve the employment of fresh graduates.</text:p>
      <text:p text:style-name="P4">
Data show that most of the posts of enrollment are grassroots, such as the county government and the position of the district government. The largest proportion of the enrollment is the remote areas of Gansu Province, Yunnan Province, Guangxi Zhuang Autonomous Region, and Inner Mongolia Autonomous Region. Essence Freshman Bosheng has also relaxed age restrictions.</text:p>
      <text:p text:style-name="P4">
Many universities also conducted postgraduate enrollment. In 2023, there were 864 enrollment units across the country in the postgraduate entrance examination a total of 761,763 recruitment, an increase of 10,245 people from 2022. Because the employment situation is severe, more and more fresh graduates choose to continue their studies instead of finding a job. A total of 4.74 million candidates for the National Master's Graduate Admissions Examination in 2023 registered, an increase of 170,000 compared with 2022, a record high.</text:p>
      <text:h text:style-name="P12" text:outline-level="3">
<text:span text:style-name="T4">
University data "water injection"</text:span>
</text:h>
      <text:p text:style-name="P4">
The employment rate of fresh graduates has also become one of the important criteria for measuring universities and majors. In order to make the data look better, and to be able to go to the upper layer, there are also school fraud.</text:p>
      <text:p text:style-name="P4">
A Shanghai student Xiao Zhang, who is about to graduate from a master's degree, told reporters in an interview that his mentor asked him to find some ways to sign a three -party agreement so that he could be counted as an employment when statistics.</text:p>
      <text:p text:style-name="P4">
"He told me several times on WeChat that if he did not sign the three -party agreement, he would not let graduation defense." Xiao Zhang said, "But I don’t want to find a job immediately. Application materials, ready to apply for foreign doctoral projects in the second half of this year. "</text:p>
      <text:p text:style-name="P4">
However, the instructor advised him to find some acquaintances signed the three -party agreement, so that he could help the school to complete the task. He also said that if Xiao Zhang could not find the help of an acquaintance, the instructor could contact someone to help.</text:p>
      <text:p text:style-name="P4">
"I don't want to sign, I didn't find a job, but I didn't find a job, so the instructor asked me to deal with it."</text:p>
      <text:p text:style-name="P4">
Xiaodi, an undergraduate graduate in Harbin, was asked to sign a flexible employment agreement by a counselor. The flexible employment agreement includes two types: independent entrepreneurship and freelance occupation. After signing, it also belongs to finding a job during statistics.</text:p>
      <text:p text:style-name="P4">
She showed reporters the WeChat sent by the counselor. In WeChat, the counselor said straightforwardly that the flexible employment agreement was "the school simply just completed the task issued above" and asked Xiaodi to help him complete KPI. Moreover, the counselor assured Xiaodi that the agreement was only for statistics. She would not be affected in the future or the preparation of the examination.</text:p>
      <text:h text:style-name="P12" text:outline-level="3">
<text:span text:style-name="T4">
Why do many Chinese women unwilling to have more children?</text:span>
</text:h>
      <text:h text:style-name="P12" text:outline-level="3">
<text:span text:style-name="T4">
Public opinion publicity</text:span>
</text:h>
      <text:p text:style-name="P4">
There is a structural contradiction in the current employment market, that is, the incompleteness of talents and labor markets cultivated by universities. Some professional graduates are too large.</text:p>
      <text:p text:style-name="P4">
The "China Blue -collar Employment Market Embarra" in 2021 shows that the blue -collar employment index has risen sharply, and it has even exceeded the level before the epidemic. A survey by CCTV shows that 83%of manufacturing companies have expressed varying degrees of blue -collar workers. But many college students are yearning for white -collar workers in the office building.</text:p>
      <text:p text:style-name="P4">
In the past few months, the Chinese government has also used public opinion to promote the work of blue -collar workers. In a hot search on Weibo, the graduates of the logistics major of Tianjin University owed debt because of accidental friends. He chose the industry to take the takeaway. 400,000 debts were paid in the year.</text:p>
      <text:p text:style-name="P4">
There are many similar stories in hot search and media reports. For example, the post -95s Ms. Wang resigned from 300,000 years of salary work, because she resigned to sell fast food, and the monthly income was 40,000; for example, Ms. Huang of Zhengzhou University relied on "Rotten" monthly income; for example, the post -95s couple operated a snack stall in Yiwu, Zhejiang, and they could earn 9,000 yuan a day.</text:p>
      <text:p text:style-name="P4">
In a short period of time, such eye -catching stories are frequently reported, <text:a xlink:type="simple" xlink:href="https://www.dw.com/zh/zh/德语媒体新时代的上山下乡运动/a-65661636" text:style-name="Internet_20_link" text:visited-style-name="Visited_20_Internet_20_Link">
</text:a>
Call for young people to face the pressure of employment and rely on labor to change their situation. Call: "The era of Kong Yiji is gone, and young people with contemporary contemporary will never be trapped in a gown."There is a message from a young man: "It is you who let me wear a gown, and you who scold me in a gown too."</text:p>
      <text:p text:style-name="P4">
News Source: <text:a xlink:type="simple" xlink:href="https://www.dw.com/zh/青年失业率居高不下-靠-孔乙己脱长衫-解决？/a-65732307" text:style-name="Internet_20_link" text:visited-style-name="Visited_20_Internet_20_Link">
https://www.dw.com/zh/青年失业率居高不下-靠-孔乙己脱长衫-解决？/a-65732307?maca=chi-rss-chi-all-1127-rdf</text:a>
</text:p>
      <!--NEWS-->
      <text:h text:style-name="P10" text:outline-level="1">
<text:span text:style-name="T4">
US media: drone attacks in the palace or planned for the special department of Wu</text:span>
</text:h>
      <text:p text:style-name="P4">
Author: 联合早报 (Person)</text:p>
      <text:p text:style-name="P4">
Publisher: 联合早报 (Organization)</text:p>
      <text:p text:style-name="P4">
Published Time: 2023-05-25T12:24</text:p>
      <text:p text:style-name="P4">
Modified Time: 2023-05-25T12:24</text:p>
      <text:p text:style-name="P4">
Description: US intelligence agencies said that according to the communications of Ukrainian officials intercepted by the United States, the drone attack that the Cremlin was earlier this month was likely to be planned by a special military or intelligence department in Ukraine. According to the US media report on Wednesday (May 24), American intelligence aircraft ...</text:p>
      <text:p text:style-name="P4">
Videos: []</text:p>
      <text:p text:style-name="P4">
Audios: []</text:p>
      <text:p text:style-name="P4">
Images: []</text:p>
      <text:p text:style-name="P4">
Type: NewsArticle</text:p>
      <text:p text:style-name="P4">
Breadcrumbs: ['即时', '国际']</text:p>
      <text:p text:style-name="P4">
Keywords: ['美国', '乌克兰', '俄罗斯']</text:p>
      <!--METADATA-->
      <text:p text:style-name="P4">
US intelligence agencies said that according to the communications of Ukrainian officials intercepted by the United States, the drone attack that the Cremlin was earlier this month was likely to be planned by a special military or intelligence department in Ukraine.</text:p>
      <text:p text:style-name="P4">
According to the US media report on Wednesday (May 24), American intelligence agencies do not know which unit in Ukraine has implemented the attack, and it is unclear whether the President of Ukraine or his senior officials know the operation.</text:p>
      <text:p text:style-name="P4">
This kind of attack on Russia has disturbed U.S. officials. The United States is the largest supply country in Ukraine.</text:p>
      <text:p text:style-name="P4">
Recently, American intelligence agencies have noticed that the Ukrainian troops formed a loose alliance that can carry out limited action at home and abroad. U.S. officials said that some of these tasks may be carried out without supervision in Zelezzki.</text:p>
      <text:p text:style-name="P4">
U.S. officials said that in addition to drone attacks, they believe that Ukraine should also assassinate the daughter of a well -known Russian sociologist, kill a Blogist author of Russia, and the Russian town near the Russian and Ukraine border. A series of attacks are responsible.</text:p>
      <text:p text:style-name="P4">
U.S. officials also believe that the "Beixi" pipeline was bombed by Agent of Kujes, and their relationship with the Ukraine government has not yet been determined.</text:p>
      <text:p text:style-name="P4">
Russian media reported on May 3 that Ukraine tried to dispatch drones to attack the Kak Palace, and the Russian side took action in a timely manner to cause the drone to be abnormal and did not cause casualties or property losses. Russian President Putin was not injured due to attacks, and his working day was as usual.</text:p>
      <text:p text:style-name="P4">
Subsequently, Zerrenki denied the attack of the attack: "We don't have enough weapons to do this. This is why we are not using it anywhere."</text:p>
      <text:p text:style-name="P4">
News Source: <text:a xlink:type="simple" xlink:href="https://www.zaobao.com.sg/realtime/world/story20230525-1397990" text:style-name="Internet_20_link" text:visited-style-name="Visited_20_Internet_20_Link">
https://www.zaobao.com.sg/realtime/world/story20230525-1397990</text:a>
</text:p>
      <!--NEWS-->
      <text:h text:style-name="P10" text:outline-level="1">
<text:span text:style-name="T4">
More than a hundred houses in central Afghanistan have been destroyed</text:span>
</text:h>
      <text:p text:style-name="P4">
Author: 联合早报 (Person)</text:p>
      <text:p text:style-name="P4">
Publisher: 联合早报 (Organization)</text:p>
      <text:p text:style-name="P4">
Published Time: 2023-05-25T12:29</text:p>
      <text:p text:style-name="P4">
Modified Time: 2023-05-25T12:29</text:p>
      <text:p text:style-name="P4">
Description: The Afghan government said on Wednesday (May 24) that the floods in the central region have recently killed six people, more than 100 houses were destroyed by large water, about 200 hectares of farmland were affected, and irrigation channels were destroyed. Seasonal floods occur every year in Afghanistan, plus many mountains in the territory ...</text:p>
      <text:p text:style-name="P4">
Videos: []</text:p>
      <text:p text:style-name="P4">
Audios: []</text:p>
      <text:p text:style-name="P4">
Images: []</text:p>
      <text:p text:style-name="P4">
Type: NewsArticle</text:p>
      <text:p text:style-name="P4">
Breadcrumbs: ['即时', '国际']</text:p>
      <text:p text:style-name="P4">
Keywords: ['阿富汗', '洪水']</text:p>
      <!--METADATA-->
      <text:p text:style-name="P4">
The Afghan government said on Wednesday (May 24) that the floods in the central region have recently killed six people, more than 100 houses were destroyed by large water, about 200 hectares of farmland were affected, and irrigation channels were destroyed.</text:p>
      <text:p text:style-name="P4">
Every year in Afghanistan, seasonal floods occur, coupled with many mountains in the territory, and lack of early warning systems. When the floods are coming, it is often caught off guard, causing casualties and property losses. In addition, decades of conflict and insufficient investment in disaster reduction facilities have suffered from natural disasters. The country died 19 in June 2022 due to heavy rainfall and floods, and 40 in July.</text:p>
      <text:p text:style-name="P4">
According to UN data, the country's average annual 200,000 people are affected by natural disasters. The World Grain Program revealed in March this year that nine of the 10 Afghan families could not afford enough food.</text:p>
      <text:p text:style-name="P4">
News Source: <text:a xlink:type="simple" xlink:href="https://www.zaobao.com.sg/realtime/world/story20230525-1397992" text:style-name="Internet_20_link" text:visited-style-name="Visited_20_Internet_20_Link">
https://www.zaobao.com.sg/realtime/world/story20230525-1397992</text:a>
</text:p>
      <!--NEWS-->
      <text:h text:style-name="P10" text:outline-level="1">
<text:span text:style-name="T4">
The Chinese Public Security Department organizes the exposure of the public opinion warfare of the overseas online army</text:span>
</text:h>
      <text:p text:style-name="P4">
Author: None</text:p>
      <text:p text:style-name="P4">
Publisher: Radio Free Asia (Organization)</text:p>
      <text:p text:style-name="P4">
Published Time: 2023-05-25T13:19:00-04:00</text:p>
      <text:p text:style-name="P4">
Modified Time: 2023-05-25T14:10:30-04:00</text:p>
      <text:p text:style-name="P4">
Description: None</text:p>
      <text:p text:style-name="P4">
Videos: []</text:p>
      <text:p text:style-name="P4">
Audios: ["<text:a xlink:type="simple" xlink:href="https://www.rfa.org/mandarin/yataibaodao/meiti/hx2-052520231035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3" text:anchor-type="as-char" svg:width="6.9236in" svg:height="4.779517in" draw:z-index="0">
<draw:image xlink:href="../Images/rfamandarin/2023-05-25T13-19-00-04-00/000000.png" xlink:type="simple" xlink:show="embed" xlink:actuate="onLoad" draw:mime-type="image/png"/>
</draw:frame>
China Public Security Department organizes the abolition of the public documents of the public opinion war of overseas online forces <text:a xlink:type="simple" xlink:href="https://www.rfa.org/mandarin/yataibaodao/meiti/hx2-05252023103557.html/@@images/image" text:style-name="Internet_20_link" text:visited-style-name="Visited_20_Internet_20_Link">
</text:a>
Reuters picture <text:a xlink:type="simple" xlink:href="https://www.rfa.org/mandarin/yataibaodao/meiti/hx2-05252023103557.html/@@stream" text:style-name="Internet_20_link" text:visited-style-name="Visited_20_Internet_20_Link">
</text:a>
Overseas "China Digital Age" website disclosed on May 24 that the 11th Bureau of the Chinese Ministry of Public Security issued a notice on March 24 this year, requiring the public security bureaus to send staff to participate in the public opinion competition of the "Internet Army" overseas " War to maintain online political security. The plan organized more than 40 "Internet special investigations, big data system construction and data mining backbone" from March 27 to April 27 in Beijing for a month of "investigation special battle".</text:p>
      <text:p text:style-name="P4">
<text:a xlink:type="simple" xlink:href="https://www.rfa.org/mandarin/Xinwen/6-04222023165828.html" text:style-name="Internet_20_link" text:visited-style-name="Visited_20_Internet_20_Link">
<text:span text:style-name="T4">
 Beauty Leak Report: China Building Cyber Battle Weapons to Hide the enemy satellite </text:span>
</text:a>
  * <text:span text:style-name="T4">
<text:a xlink:type="simple" xlink:href="https://www.rfa.org/mandarin/pinglun/chengxiaonong/cxn-08262022140004.html" text:style-name="Internet_20_link" text:visited-style-name="Visited_20_Internet_20_Link">
 </text:a>
</text:span>
</text:p>
      <text:p text:style-name="P4">
The "Chinese Digital Age" pointed out that this document was suspected to be blasting by the mailbox. The special action undertaking unit was the "Twenty -Four of the Eleventh Bureau", the organizer "Hu Fengming" and left internal numbers and mobile phone contact information. A number of "Public Security Bureau Cyber Security Based on Cyber Security Bureau" was mentioned at the beginning. At the end of the article, there was a "list of participants", which listed the real name of 32 police officers.</text:p>
      <text:p text:style-name="P4">
The "Chinese Digital Age" said that through online search and cross -verification, some of the police participating police officers were verified independently. It has been confirmed that 11 people are online police officers from various places, and the documents have the authenticity of the documents.</text:p>
      <text:p text:style-name="P4">
As of now, the station has not yet independently verified the news.</text:p>
      <text:p text:style-name="P4">
It is reported that the 11th Bureau of the Ministry of Public Security is the Internet Security Protection Bureau. It is an internal institution. It is responsible for dealing with illegal crimes involving computer and information networks, managing the national public information network security supervision police, and is called "network police".</text:p>
      <text:p text:style-name="P4">
<draw:frame draw:style-name="fr1" draw:name="Image84" text:anchor-type="as-char" svg:width="6.9236in" svg:height="4.530342in" draw:z-index="0">
<draw:image xlink:href="../Images/rfamandarin/2023-05-25T13-19-00-04-00/000001.png" xlink:type="simple" xlink:show="embed" xlink:actuate="onLoad" draw:mime-type="image/png"/>
</draw:frame>
China Public Security Department organizes the abolition of the official document of the Overseas Internet Army Public Opinion War (Reuters) <text:a xlink:type="simple" xlink:href="https://www.rfa.org/mandarin/yataibaodao/meiti/hx2-05252023103557.html/2-1.jpg" text:style-name="Internet_20_link" text:visited-style-name="Visited_20_Internet_20_Link">
</text:a>
<text:span text:style-name="T4">
 Internet attack? Public opinion? </text:span>
</text:p>
      <text:p text:style-name="P4">
Su Ziyun, the director of the Ministry of National Defense and the Director of the National Security Research Institute, accepted an interview with Radio Free Asia that from the 11th bureau of the Ministry of Public Security to the verification of the name of the name, the above documents were highly credible. Attack instead of public opinion.</text:p>
      <text:p text:style-name="P4">
Su Ziyun said: "From the call from provincial and municipal safety units in various regions to the Beijing Training Conference, real soldiers drilling overseas websites for attack simulation lines for years. . China combined with training to conduct actual information theft is just the tip of the iceberg. "</text:p>
      <text:p text:style-name="P4">
Su Ziyun mentioned that recently the Chinese Internet army threatened the real existence of the threat of Guam: "Stealing security intelligence, military secrets, etc., it can be confirmed that the incident not only invaded Guam, but also the Chinese hacker organization. From this message, it can be seen that It's highly related. "</text:p>
      <text:p text:style-name="P4">
<draw:frame draw:style-name="fr1" draw:name="Image85" text:anchor-type="as-char" svg:width="6.9236in" svg:height="5.978016in" draw:z-index="0">
<draw:image xlink:href="../Images/rfamandarin/2023-05-25T13-19-00-04-00/000002.png" xlink:type="simple" xlink:show="embed" xlink:actuate="onLoad" draw:mime-type="image/png"/>
</draw:frame>
The "China Digital Age" website disclosed on May 24, 2023 that the 11th Bureau of the 11th Bureau of the Ministry of Public Security issued a notice to the network security security detachment of the Public Security Bureau to participate in the public opinion battle with overseas "Internet forces" to maintain Online political security. (Screenshot of the Chinese Digital Times website) [] <text:a xlink:type="simple" xlink:href="https://www.rfa.org/mandarin/yataibaodao/meiti/hx2-05252023103557.html/3.png" text:style-name="Internet_20_link" text:visited-style-name="Visited_20_Internet_20_Link">
</text:a>
<text:span text:style-name="T4">
 Expert </text:span>
 <text:span text:style-name="T4">
: </text:span>
 <text:span text:style-name="T4">
 CCP controls public opinion through the network platform </text:span>
</text:p>
      <text:p text:style-name="P4">
In an interview with Radio Asia, a network observers who moved to Taiwan from China, the so -called organization of the so -called organization of the police participating in the war should be just a small arrangement of weekend activities.</text:p>
      <text:p text:style-name="P4">
"If the Chinese Communist Party wants to be an overseas net forces and controls overseas objections, it will be invited to give a preaching discussion without such a small scale. People, online celebrities, and foreign relations do not have to call people from 40 different regions to meet this way. "</text:p>
      <text:p text:style-name="P4">
Zora also said that the meeting actually had transportation, accommodation, and accommodation, and looked at the CCP's practices. It looked quite low. It was more like finding some people to travel to Beijing for a business trip. Regardless of whether the government has no money or money, the specification level does not seem high, and the content is not very shaken.</text:p>
      <text:p text:style-name="P4">
Zora said that the establishment of the Internet formed by the Communist Party of China must be bright and dark, and the funding and formal formation methods are all available. He often watched YouTube and short videos, and obviously felt that some of the accounts held by the Communist Party of China, and some of them provided content that provided the CCP's discussion.</text:p>
      <text:p text:style-name="P4">
Zora said: "There are actually no online troops abroad, they are spontaneous netizens, or some commercial multi -channel networks, commercial multimedia cooperatives, multi -channel platforms and the like. For example, I get fifty big Vs, and then Talk about cooperation with brand, such as how many budgets I do for you. Therefore, usually the CCP sells its content through overseas methods, and some channels are held by the CCP themselves. "</text:p>
      <text:p text:style-name="P4">
Reporter: Xia Xiaohua Editor: Xu Shuting, He Ping.com Edited: Hong Wei</text:p>
      <text:p text:style-name="P4">
News Source: <text:a xlink:type="simple" xlink:href="https://www.rfa.org/mandarin/yataibaodao/meiti/hx2-05252023103557.html" text:style-name="Internet_20_link" text:visited-style-name="Visited_20_Internet_20_Link">
https://www.rfa.org/mandarin/yataibaodao/meiti/hx2-05252023103557.html</text:a>
</text:p>
      <!--NEWS-->
      <text:h text:style-name="P10" text:outline-level="1">
<text:span text:style-name="T4">
Media: The United States suspects that Ukraine plans the Kremlin drone attack</text:span>
</text:h>
      <text:p text:style-name="P4">
Author: None (Language: zh)</text:p>
      <text:p text:style-name="P4">
Publisher: None</text:p>
      <text:p text:style-name="P4">
Time: 2023-05-25T13:40:00Z</text:p>
      <text:p text:style-name="P4">
Description: The New York Times reported that American intelligence agencies believe that the drone attack on the Kremlin this month is likely to be planned by the Ukrainian spy or military intelligence department. Ukraine refuted this statement.</text:p>
      <text:p text:style-name="P4">
Videos: []</text:p>
      <text:p text:style-name="P4">
Images: ["<text:a xlink:type="simple" xlink:href="https://static.dw.com/image/65504312_303.jpg" text:style-name="Internet_20_link" text:visited-style-name="Visited_20_Internet_20_Link">
65504312_303.jpg</text:a>
"]</text:p>
      <text:p text:style-name="P4">
Subject: 时政风云</text:p>
      <text:p text:style-name="P4">
Subjects: ['温家宝', '纽约时报']</text:p>
      <text:p text:style-name="P4">
Keywords: ['无人机袭击', '克里姆林宫', '纽约时报', '乌克兰战争', '瓦格纳集团', '巴赫穆特']</text:p>
      <text:p text:style-name="P4">
Id: 65734291</text:p>
      <!--METADATA-->
      <text:p text:style-name="P4">
<text:a xlink:type="simple" xlink:href="https://www.dw.com/zh/overlay/image/article/65734291/65504312" text:style-name="Internet_20_link" text:visited-style-name="Visited_20_Internet_20_Link">
 <draw:frame draw:style-name="fr1" draw:name="Image86" text:anchor-type="as-char" svg:width="6.9236in" svg:height="3.896998in" draw:z-index="0">
<draw:image xlink:href="../Images/dwzh/2023-05-25T13-40-00Z/65504312_303.jpg" xlink:type="simple" xlink:show="embed" xlink:actuate="onLoad" draw:mime-type="image/jpeg"/>
</draw:frame>
</text:a>
On May 3, 2023, the Kremlin Palace was suspected to be attacked by drones</text:p>
      <text:p text:style-name="P4">
(Voice of Germany Chinese) The United States "New York Times" reported on Wednesday (May 24) that US officials believe that earlier this month <text:a xlink:type="simple" xlink:href="https://www.dw.com/zh/zh/俄指美幕後主使無人機襲擊-專家有點牽強/a-65523432" text:style-name="Internet_20_link" text:visited-style-name="Visited_20_Internet_20_Link">
</text:a>
It is likely to be carefully planned by a special military or intelligence department in Ukraine, which makes American government officials feel uneasy. The United States is the largest military equipment supply country in Ukraine.</text:p>
      <text:p text:style-name="P4">
It is reported that the United States is an assessment based on intercepted Russia and Ukraine communications.</text:p>
      <text:p text:style-name="P4">
The New York Times pointed out that the United States intercepted the dialogue of Ukraine, and some of them said that they believed that its country should be responsible for this attack; the United States also eavesdropped Russia's communications. These communications show that the Kremlin's attack is not a Russian self -directed plan for planting stolen goods. Essence</text:p>
      <text:p text:style-name="P4">
The Kremlin spokesman Dmitrypeskov said in the relevant report, "We immediately showed that the Ukraine government was behind the scenes." "No matter which units in the Ukrainian government, there is no difference."</text:p>
      <text:p text:style-name="P4">
It is reported that U.S. officials said they did not believe that the Ukrainian President Zelezky would sign all secret operations by hand. These officials said that it is unclear to how much Zelezki knows in advance.</text:p>
      <text:p text:style-name="P4">
Russia has accused Ukraine of trying to assassinate the country President Putin by drone. Zeelianki immediately denied Ukraine's participation. In addition, the Kremlin also claims that the United States is behind the scenes of drone attacks, and Washington claims that this statement is ridiculous.</text:p>
      <text:p text:style-name="P4">
exist <text:a xlink:type="simple" xlink:href="https://www.nytimes.com/2023/05/24/us/politics/ukraine-kremlin-drone-attack.html" text:style-name="Internet_20_link" text:visited-style-name="Visited_20_Internet_20_Link">
 </text:a>
Later, Ukrainian presidential consultant Mykhailopodolyak said on Thursday that Ukraine had nothing to do with the "strange and meaningless" drone attack. He pointed out to Reuters that Russia is taking advantage of the West's concerns about the upgrading of the situation to upgrade the situation to make the West reduce the supply of weapons to Ukraine by accusing Ukraine.</text:p>
      <text:h text:style-name="P12" text:outline-level="3">
<text:span text:style-name="T4">
Russia: Ukraine tries to assassinate Putin with drones</text:span>
</text:h>
      <text:h text:style-name="P12" text:outline-level="3">
<text:span text:style-name="T4">
Wagner Group transferred Bachmut to the Russian army</text:span>
</text:h>
      <text:p text:style-name="P4">
At the same time, Russia's Wagner hired mercenary group issued a statement on Thursday that the group began to transfer the positions of Bachurut, eastern Ukraine to the Russian military.</text:p>
      <text:p text:style-name="P4">
A few days ago, the Moscow military stated that it had deployed fighters and artillery on Russia's land to block the "destruction organizations" from Ukraine Vietnam.</text:p>
      <text:p text:style-name="P4">
On Thursday, Russia stated that Chinese Eurasian affairs Li Hui would visit Moscow on Friday. Li Hui started a trip to Europe on May 15th and visited many European capitals including Kiev.</text:p>
      <text:p text:style-name="P4">
<text:a xlink:type="simple" xlink:href="https://www.dw.com/zh/zh/为什么巴赫穆特之战对乌俄两国都如此重要/a-65690776" text:style-name="Internet_20_link" text:visited-style-name="Visited_20_Internet_20_Link">
</text:a>
It has lasted for nearly a year, and the city was razed to the ground, and members of the Wagner Group had countless deaths and injuries.</text:p>
      <text:p text:style-name="P4">
"We will retreat from Bachmuut today from Bachomum. We will transfer positions, ammunition and all the military in a video released by Yevgeny Prigozhin."</text:p>
      <text:p text:style-name="P4">
He added: "We retreat, rest, prepare, and then we will get new tasks."</text:p>
      <text:p text:style-name="P4">
Earlier this week, Rigerjin acknowledged that about 10,000 prisoners he recruited were killed on the Ukrainian battlefield.</text:p>
      <text:p text:style-name="P4">
The Kremlin ally went to various hells in Russia last year to persuade the prisoners to fight with the Wagner Group in exchange for promise for amnesty.</text:p>
      <text:p text:style-name="P4">
(Reuters, Agence France -Presse)</text:p>
      <text:p text:style-name="P4">
News Source: <text:a xlink:type="simple" xlink:href="https://www.dw.com/zh/媒体-美国怀疑乌克兰策划克里姆林宫无人机袭击/a-65734291" text:style-name="Internet_20_link" text:visited-style-name="Visited_20_Internet_20_Link">
https://www.dw.com/zh/媒体-美国怀疑乌克兰策划克里姆林宫无人机袭击/a-65734291?maca=chi-rss-chi-all-1127-rdf</text:a>
</text:p>
      <!--NEWS-->
      <text:h text:style-name="P10" text:outline-level="1">
<text:span text:style-name="T4">
Wall Street Journal: Korean ammunition was transported to Ukraine via the United States</text:span>
</text:h>
      <text:p text:style-name="P4">
Author: 联合早报 (Person)</text:p>
      <text:p text:style-name="P4">
Publisher: 联合早报 (Organization)</text:p>
      <text:p text:style-name="P4">
Published Time: 2023-05-25T13:52</text:p>
      <text:p text:style-name="P4">
Modified Time: 2023-05-25T13:52</text:p>
      <text:p text:style-name="P4">
Description: The Wall Street Journal reported that hundreds of thousands of Korean artillery shells are transporting Ukraine through the United States. Reported on Wednesday (May 24) quoted unnamed sources saying that after the United States asked Asian allies to provide artillery military aid last year, Seoul and Washington reached a "secret arrangement ...</text:p>
      <text:p text:style-name="P4">
Videos: []</text:p>
      <text:p text:style-name="P4">
Audios: []</text:p>
      <text:p text:style-name="P4">
Images: []</text:p>
      <text:p text:style-name="P4">
Type: NewsArticle</text:p>
      <text:p text:style-name="P4">
Breadcrumbs: ['即时', '国际']</text:p>
      <text:p text:style-name="P4">
Keywords: ['韩国', '美国', '乌克兰']</text:p>
      <!--METADATA-->
      <text:p text:style-name="P4">
The Wall Street Journal reported that hundreds of thousands of Korean artillery shells are transporting Ukraine through the United States.</text:p>
      <text:p text:style-name="P4">
Reported on Wednesday (May 24) quoted unnamed sources saying that after the United States requested Asian allies to provide artillery military aid last year, Seoul and Washington reached a "secret arrangement", transferring artillery shells to the United States, and then shipped to Ukraine. Essence</text:p>
      <text:p text:style-name="P4">
A spokesman for the Ministry of Defense of South Korea said on Thursday (25th) that South Korea has been negotiating with the Pentagon's ammunition exports, but he said that there was a "inaccurate part" in the Wall Street Journal report, and he refused to disclose the details. The spokesman said: "(Han and the United States) have conducted various discussions and requirements. Our government will take appropriate measures and comprehensively review the humanitarian situation of the Ukrainian war."</text:p>
      <text:p text:style-name="P4">
As the main producer of American allies and artillery and ammunition, although Washington and Europe demand the pressure on providing weapons is increasing, South Korea has still ruled out the provision of fatal assistance to Ukraine, on the grounds that the business relationship with Russia and Moscow are against Russia The influence of North Korea.</text:p>
      <text:p text:style-name="P4">
South Korean President Yin Xiyue hinted in an interview with Reuters in April that South Korea's possibility of changing attitudes. He said that in the face of large -scale civilian attacks or "the situation where the international community cannot forgive", South Korea may be difficult to insist on providing humanitarianism and financial support to Ukraine.</text:p>
      <text:p text:style-name="P4">
When asked about the possibility of providing ammunition to Ukraine, South Korea's national security consultant told Parliament on Wednesday that officials would make decisions after monitoring the development of the situation. He said that there was no plan to directly send artillery shells through Poland, but did not explain the cooperation with the United States in detail.</text:p>
      <text:p text:style-name="P4">
The "Wall Street Journal" report said that after the media reported at the end of last year, Seoul officials "retreated", but last month, Yin Xiyue visited Washington and held a "breakthrough" after holding a summit with US President Biden.</text:p>
      <text:p text:style-name="P4">
News Source: <text:a xlink:type="simple" xlink:href="https://www.zaobao.com.sg/realtime/world/story20230525-1398005" text:style-name="Internet_20_link" text:visited-style-name="Visited_20_Internet_20_Link">
https://www.zaobao.com.sg/realtime/world/story20230525-1398005</text:a>
</text:p>
      <!--NEWS-->
      <text:h text:style-name="P10" text:outline-level="1">
<text:span text:style-name="T4">
Climate change causes rivers to arid in Asian countries to face energy challenges</text:span>
</text:h>
      <text:p text:style-name="P4">
Author: None</text:p>
      <text:p text:style-name="P4">
Publisher: Radio Free Asia (Organization)</text:p>
      <text:p text:style-name="P4">
Published Time: 2023-05-25T13:55:00-04:00</text:p>
      <text:p text:style-name="P4">
Modified Time: 2023-05-25T15:27:51-04:00</text:p>
      <text:p text:style-name="P4">
Description: None</text:p>
      <text:p text:style-name="P4">
Videos: []</text:p>
      <text:p text:style-name="P4">
Audios: ["<text:a xlink:type="simple" xlink:href="https://www.rfa.org/mandarin/yataibaodao/huanjing/tj1-052520231330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7" text:anchor-type="as-char" svg:width="6.9236in" svg:height="4.612011in" draw:z-index="0">
<draw:image xlink:href="../Images/rfamandarin/2023-05-25T13-55-00-04-00/000000.png" xlink:type="simple" xlink:show="embed" xlink:actuate="onLoad" draw:mime-type="image/png"/>
</draw:frame>
The picture taken on August 20, 2022 shows that the local drought leads to the water level in the Chongqing section of the Yangtze River to the minimum level. Reuters <text:a xlink:type="simple" xlink:href="https://www.rfa.org/mandarin/yataibaodao/huanjing/tj1-05252023133044.html/@@stream" text:style-name="Internet_20_link" text:visited-style-name="Visited_20_Internet_20_Link">
</text:a>
A China think tank recently released a report stating that as global climate warming has intensified year by year, the Top Ten River system in Asia is facing a drought crisis. These rivers flow through 16 countries in Asia, supporting the economic and energy security of many countries.</text:p>
      <text:p text:style-name="P4">
<text:a xlink:type="simple" xlink:href="https://www.rfa.org/mandarin/zhuanlan/luseqingbaoyuan/grn-09012022095511.html" text:style-name="Internet_20_link" text:visited-style-name="Visited_20_Internet_20_Link">
<text:span text:style-name="T4">
 Green intelligence officer: a plate of chess out of the Yangtze River Drought </text:span>
</text:a>
<text:span text:style-name="T5">
<text:a xlink:type="simple" xlink:href="https://www.rfa.org/mandarin/Xinwen/1-04172023111251.html" text:style-name="Internet_20_link" text:visited-style-name="Visited_20_Internet_20_Link">
<text:span text:style-name="T4">
 Beauty Climate Special Envoy: China should provide funds for climate change </text:span>
</text:a>
  * </text:span>
<text:span text:style-name="T5">
<text:a xlink:type="simple" xlink:href="https://www.rfa.org/mandarin/yataibaodao/junshiwaijiao/tj1-11222022115433.html" text:style-name="Internet_20_link" text:visited-style-name="Visited_20_Internet_20_Link">
 </text:a>
</text:span>
*</text:p>
      <text:p text:style-name="P4">
The latest report released by the English group of this station quoted the Hong Kong Think Tank China Water Risk (CWR) pointed out that the ten large rivers of the Himalayas and the Cusco Mountains originated: the Amu River, the Yarlung Tibetan River, the Indian River, the Iloa Da River, the Mekong River, the Sa Sa, Sa Sa The Erwen River, the Tarim River, the Yangtze River, the Yellow River, etc. are currently facing the challenge of global climate change. These rivers flow through 16 countries in Asia, including China, as well as Central Asia, South Asia, Southeast Asia and other countries. There are as many as 1.9 billion people through the area, with an annual economic output value of about 4.3 trillion US dollars. These rivers are not only the cradle of Asian civilization, but also produce three -quarters of rice crops such as rice.</text:p>
      <text:p text:style-name="P4">
<text:span text:style-name="T4">
 Human and natural reasons lead to the water supply pressure of the river </text:span>
</text:p>
      <text:p text:style-name="P4">
However, due to climate change, the melting acceleration of glaciers, decreased snowfall, and monsoon changes. At the same time, human beings have excessive development of groundwater resources, etc., all of which cause the above reasons to cause shortage of water resources in the rivers, and will affect and endanger half of the population in Asia.</text:p>
      <text:p text:style-name="P4">
The report predicts that if the Paris Climate Convention is scheduled, when the global temperature is heating by 1.5 to 2 degrees in 2050, the four of the above 10 rivers will have the risk of water resource drama. At the same time, the methods of relying on these rivers to generate power generation will not continue. At present, 46%of the total power of the Asian coastal country relies on the above river to assist in power generation.</text:p>
      <text:p text:style-name="P4">
Debratan, the person in charge of China Water Risk Think Tank and the main author of this report, said: "The uncertainty and extreme climate of these ten rivers' water volume have enabled us to establish a new energy and water resource system to strengthen climate change. The ability to deal with ... ... In order to manage water risk and higher and higher water needs, establishing a new system is imminent. "</text:p>
      <text:p text:style-name="P4">
<draw:frame draw:style-name="fr1" draw:name="Image88" text:anchor-type="as-char" svg:width="6.9236in" svg:height="4.612011in" draw:z-index="0">
<draw:image xlink:href="../Images/rfamandarin/2023-05-25T13-55-00-04-00/000001.png" xlink:type="simple" xlink:show="embed" xlink:actuate="onLoad" draw:mime-type="image/png"/>
</draw:frame>
In 2022, the water level of the Yangtze River Basin declined, and some river beaches were dry and cracked. (Reuters data map)</text:p>
      <text:p text:style-name="P4">
** China is facing the problem of medium and high water risk power generation.</text:p>
      <text:p text:style-name="P4">
The report evaluates that in all countries, Laos, which is not around the sea, faces the highest water risk, Myanmar and Cambodia are high risks, China is high risk, and Vietnam is low risk. Among them, for China, in the above ten rivers, only the Amu River does not flow through China. The remaining Jiuhe River supports the daily life of 44%of China's population. Help China generate more than half of total electricity.</text:p>
      <text:p text:style-name="P4">
The report also pointed out that Asian countries highly depend on coal -fired power generation. This power generation model not only accelerates global warming, but also requires high dependence on water cooling and driving steam turbines. Therefore Facing an energy crisis. To deal with these issues, the report calls on Asian countries to cross -border cooperation and formulate common policies in water resources sharing, energy and development issues.</text:p>
      <text:p text:style-name="P4">
Reporter: Tang Yuanyuan Responsible: He Ping.com Editor: Hong Wei</text:p>
      <text:p text:style-name="P4">
News Source: <text:a xlink:type="simple" xlink:href="https://www.rfa.org/mandarin/yataibaodao/huanjing/tj1-05252023133044.html" text:style-name="Internet_20_link" text:visited-style-name="Visited_20_Internet_20_Link">
https://www.rfa.org/mandarin/yataibaodao/huanjing/tj1-05252023133044.html</text:a>
</text:p>
      <!--NEWS-->
      <text:h text:style-name="P10" text:outline-level="1">
<text:span text:style-name="T4">
Refuse to visit the website of the Fujian Provincial Government for a step first</text:span>
</text:h>
      <text:p text:style-name="P4">
Author: None (Language: zh)</text:p>
      <text:p text:style-name="P4">
Publisher: None</text:p>
      <text:p text:style-name="P4">
Time: 2023-05-25T13:55:00Z</text:p>
      <text:p text:style-name="P4">
Description: According to Reuters, while the Chinese government increased attention to information security issues, overseas users were unable to access the economic and population data provided by the official website of Fujian Province, China. And this has also become a major trend.</text:p>
      <text:p text:style-name="P4">
Videos: []</text:p>
      <text:p text:style-name="P4">
Images: ["<text:a xlink:type="simple" xlink:href="https://static.dw.com/image/62716851_303.jpg" text:style-name="Internet_20_link" text:visited-style-name="Visited_20_Internet_20_Link">
62716851_303.jpg</text:a>
"]</text:p>
      <text:p text:style-name="P4">
Subject: 时政风云</text:p>
      <text:p text:style-name="P4">
Subjects: ['福建', '网站', '统计局', '拒绝访问', '信息', '间谍法', '国家安全', '海外用户']</text:p>
      <text:p text:style-name="P4">
Keywords: ['意见反馈']</text:p>
      <text:p text:style-name="P4">
Id: 65734187</text:p>
      <!--METADATA-->
      <text:p text:style-name="P4">
<text:a xlink:type="simple" xlink:href="https://www.dw.com/zh/overlay/image/article/65734187/62716851" text:style-name="Internet_20_link" text:visited-style-name="Visited_20_Internet_20_Link">
 <draw:frame draw:style-name="fr1" draw:name="Image89" text:anchor-type="as-char" svg:width="6.9236in" svg:height="3.896998in" draw:z-index="0">
<draw:image xlink:href="../Images/dwzh/2023-05-25T13-55-00Z/62716851_303.jpg" xlink:type="simple" xlink:show="embed" xlink:actuate="onLoad" draw:mime-type="image/jpeg"/>
</draw:frame>
</text:a>
Fujian Province, China, is located along the southeast coast and is across the sea across the sea. The picture shows that after the US Speaker Pelosi visited Taiwan in August 2022, China launched a large -scale military exercise in Taiwan.</text:p>
      <text:p text:style-name="P4">
(Voice of Germany Chinese) People familiar with the matter told Reuters that some users outside the mainland found that they could not access websites within the jurisdiction of the Fujian Statistics Bureau. The Voice of Germany could not access the official website of the Fujian Provincial Bureau of Statistics and its statistical yearbooks.</text:p>
      <text:p text:style-name="P4">
Reuters reports that it is unclear why China has made this move. But before that, overseas users have visited some Chinese finance and academic databases. At the same time, Beijing took action on national security issues to take action on some consulting companies.</text:p>
      <text:p text:style-name="P4">
A researcher in Singapore told Reuters that he has encountered these restrictions since March this year, and others have said that they have recently learned about these restrictions.</text:p>
      <text:h text:style-name="P12" text:outline-level="3">
<text:span text:style-name="T4">
The source of the important information is broken</text:span>
</text:h>
      <text:p text:style-name="P4">
Users and website evaluation results show that the official website of Fujian often releases statistics and data in the fields of economic growth, energy consumption and real estate sales.</text:p>
      <text:p text:style-name="P4">
These data are important information sources of some foreign research companies, economists and financial institutions that track China's second largest economy in China. Users interviewed by Reuters said they wanted to keep anonymous due to sensitive issues.</text:p>
      <text:p text:style-name="P4">
After ending strict epidemic control measures, the Chinese economy is only in a state of slow recovery. Such restrictions may put pressure on foreign investors who are already stricter to cope with stricter regulatory control and geopolitical tension atmosphere.</text:p>
      <text:p text:style-name="P4">
Sun Xin, a business professor of China and East Asia at King's College London, said: "If the situation in Fujian is a thoughtful decision, then this may be a precedent for other places or central government agencies."</text:p>
      <text:p text:style-name="P4">
A official said in the Reuters as requested by Reuters that the Fujian Provincial Bureau of Statistics was "researching the situation", but he did not provide further explanations. Responsible for the State Council of the State Council on behalf of the Chinese government to deal with the media consultation. The Taiwan MAC refused to comment on this to Reuters.</text:p>
      <text:h text:style-name="P12" text:outline-level="3">
<text:span text:style-name="T4">
reduce risk</text:span>
</text:h>
      <text:p text:style-name="P4">
Some companies hurriedly took action to reduce risks after strengthening their blows in Beijing. Beijing is preparing to introduce a stricter anti -spy method in July this year. <text:a xlink:type="simple" xlink:href="https://www.dw.com/zh/zh/路透社-北京办事处遭突查后-美思明智-高管撤离香港/a-65676467" text:style-name="Internet_20_link" text:visited-style-name="Visited_20_Internet_20_Link">
</text:a>
, Make some companies dealing with China feel uneasy, many people do not know where the red line is.</text:p>
      <text:p text:style-name="P4">
At the same time, the intensified attention to information security also appeared in the latest data show that China's economic growth momentum has weakened, and the unemployment rate has reached a record high.</text:p>
      <text:p text:style-name="P4">
Reuters reported this month that Wind InformationCo., Since the end of last year, some overseas users have been prevented from accessing certain commercial and economic data since the end of last year. According to some users, an important academic database, CNKI, also restricted the visit of overseas subscribers from April 1.</text:p>
      <text:p text:style-name="P4">
However, the official website of other provincial statistics bureaus can now be accessed by overseas users. Reuters of Reuters shows that some users say that the relevant websites of the Fujian statistics department can be accessed in mainland China.</text:p>
      <text:h text:style-name="P12" text:outline-level="3">
<text:span text:style-name="T4">
Data in Fujian Province is so important?</text:span>
</text:h>
      <text:p text:style-name="P4">
Statistics provided by various provinces in China can help analysts and economists track regional trends, such as the model, land and real estate sales, and industrial development of the internal migration of labor. Fujian's economy is about 790 billion US dollars, which is equivalent to Switzerland. The relevant websites of the Fujian Provincial Government detailed the distribution of advanced and basic manufacturing industries in the province, as well as the results of the population census of the population data of each city.</text:p>
      <text:p text:style-name="P4">
The importance of the relevant data of the Fujian Provincial Government is particularly high because some foreign investors pay close attention to whether it has any signs of military activities, especially when the situation in the Taiwan Strait is tight, the two hedge fund investors in Hong Kong in Hong Kong are Tell Reuters.</text:p>
      <text:p text:style-name="P4">
Sun Xin, an expert at the Chinese issue of King London, said that the trend of restrictions on domestic data from foreign countries is obvious, which is the result of the CCP's consideration of national security. He said: "In the context of geopolitical tension with the West and the CCP's increasing concern about national security, any contact with the West may become a political issue."</text:p>
      <text:p text:style-name="P4">
(Reuters)</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拒绝境外访问网站-福建省政府先走一步/a-65734187" text:style-name="Internet_20_link" text:visited-style-name="Visited_20_Internet_20_Link">
https://www.dw.com/zh/拒绝境外访问网站-福建省政府先走一步/a-65734187?maca=chi-rss-chi-all-1127-rdf</text:a>
</text:p>
      <!--NEWS-->
      <text:h text:style-name="P10" text:outline-level="1">
<text:span text:style-name="T4">
The Canadian report confirms that China is widely intervened in Canada affairs</text:span>
</text:h>
      <text:p text:style-name="P4">
Author: None</text:p>
      <text:p text:style-name="P4">
Publisher: Radio Free Asia (Organization)</text:p>
      <text:p text:style-name="P4">
Published Time: 2023-05-25T14:15:00-04:00</text:p>
      <text:p text:style-name="P4">
Modified Time: 2023-05-25T14:59:26-04:00</text:p>
      <text:p text:style-name="P4">
Description: None</text:p>
      <text:p text:style-name="P4">
Videos: []</text:p>
      <text:p text:style-name="P4">
Audios: ["<text:a xlink:type="simple" xlink:href="https://www.rfa.org/mandarin/yataibaodao/zhengzhi/lf-0525202312310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90" text:anchor-type="as-char" svg:width="6.9236in" svg:height="4.098325in" draw:z-index="0">
<draw:image xlink:href="../Images/rfamandarin/2023-05-25T14-15-00-04-00/000000.png" xlink:type="simple" xlink:show="embed" xlink:actuate="onLoad" draw:mime-type="image/png"/>
</draw:frame>
Former Governor of Canada Johnson(David Johnston)He serves as a special reporter of foreign intervention to investigate China's intervention. <text:a xlink:type="simple" xlink:href="https://www.rfa.org/mandarin/yataibaodao/zhengzhi/lf-05252023123102.html/@@images/image" text:style-name="Internet_20_link" text:visited-style-name="Visited_20_Internet_20_Link">
</text:a>
(Video screenshot)  <text:a xlink:type="simple" xlink:href="https://www.rfa.org/mandarin/yataibaodao/zhengzhi/lf-05252023123102.html/@@stream" text:style-name="Internet_20_link" text:visited-style-name="Visited_20_Internet_20_Link">
</text:a>
Canadian Prime Minister Trudeau(JustinTrudeau)The foreign intervention report written by the special reporters investigated is released. Although it is not recommended to conduct public hearing, investigate China's intervention in Canada's two federal elections, but the report also confirms the broadness and danger of China's intervention. In addition, the United States Ambassador to Canada said that China attempts to differentiate the relations with the United States.</text:p>
      <text:p text:style-name="P4">
<text:span text:style-name="T4">
<text:span text:style-name="T5">
 <text:a xlink:type="simple" xlink:href="https://www.rfa.org/mandarin/yataibaodao/junshiwaijiao/lf-05152023094332.html" text:style-name="Internet_20_link" text:visited-style-name="Visited_20_Internet_20_Link">
</text:a>
 </text:span>
*  * </text:span>
<text:a xlink:type="simple" xlink:href="https://www.rfa.org/mandarin/yataibaodao/junshiwaijiao/lf-05022023101702.html" text:style-name="Internet_20_link" text:visited-style-name="Visited_20_Internet_20_Link">
 </text:a>
 <text:span text:style-name="T4">
  * </text:span>
<text:a xlink:type="simple" xlink:href="https://www.rfa.org/mandarin/yataibaodao/junshiwaijiao/lf-04032023080615.html" text:style-name="Internet_20_link" text:visited-style-name="Visited_20_Internet_20_Link">
 </text:a>
**</text:p>
      <text:p text:style-name="P4">
Former Governor of Canada Johnson(David Johnston)As a question of investigating the Chinese Federal Elements in Canada, the first report was released this week, although he suggested in the report that you no longer need to conduct a comprehensive public hearing on China's intervention issues(publicinquiry), But a series of public hearing will still be held(public hearings)Further handling foreign intervention. He mentioned that if he did not make some reforms, there would be the next crisis.</text:p>
      <text:p text:style-name="P4">
"Foreign governments are indeed an attempt to influence Canadian candidates and voters. Foreign intervention is a threat of real and continuous expansion. Especially the Chinese government's ubiquitous attempts constitutes a challenge to our democracy."</text:p>
      <text:p text:style-name="P4">
The report also mentioned the differences between China and Russia's intervention in Canada. For example, Russia focuses on activities involving democratic elections. Ottawa also strives to combat this threat. For the diaspora community(diaspora communities), Will release false information online, and Ottawa's response is relatively slow. The report said: "The effort to crack down on foreign intervention will not lead to discrimination against the diaspora. The diaspora community is a large extent the victims of foreign intervention activities."</text:p>
      <text:p text:style-name="P4">
Earlier reports of the Canadian Security Intelligence Agency mentioned that China has made harassment and intimidation of the diaspora through foreign consuls and agents. According to the Data of the General Administration of Customs, Chinese diplomats stationed in Canada do not have a ratio. At present, there are 176 people. There are 178 Chinese diplomats in the United States, but the American population is 10 times that of Canada.</text:p>
      <text:p text:style-name="P4">
<draw:frame draw:style-name="fr1" draw:name="Image91" text:anchor-type="as-char" svg:width="6.9236in" svg:height="3.836803in" draw:z-index="0">
<draw:image xlink:href="../Images/rfamandarin/2023-05-25T14-15-00-04-00/000001.png" xlink:type="simple" xlink:show="embed" xlink:actuate="onLoad" draw:mime-type="image/png"/>
</draw:frame>
Canadian member Zhuang Wenhao strongly called on the Trudeau government to expel Chinese diplomats.(Screenshot of video conferences)  <text:a xlink:type="simple" xlink:href="https://www.rfa.org/mandarin/yataibaodao/zhengzhi/lf-05252023123102.html/0c3f42e7-791c-4ad6-bd46-4a8e1c09c466.jpeg" text:style-name="Internet_20_link" text:visited-style-name="Visited_20_Internet_20_Link">
</text:a>
If compared with the United Kingdom, there are 6.3 million people in Britain, of which 4.7 million are identified as Chinese, while China has only sent 124 diplomats in the UK. The total population of Canada is 37 million, of which 1.7 million are Chinese.</text:p>
      <text:p text:style-name="P4">
Former Canadian diplomat in China Burton(CharlesBurton)It is said that Beijing will take Canada as a focus of diplomatic work, because Canada has not made legislation against foreign intervention, and the Canadian government has been relatively friendly to China for a long time.</text:p>
      <text:p text:style-name="P4">
"Because Canada is a member of the Five Eye Alliance and can share information; and because we have military cooperation with the United States, Canada is considered a channel that can start from it."</text:p>
      <text:p text:style-name="P4">
American Ambassador to Canada(Davidcohen)It is said that Canada and the United States are now very consistent with China. Last year's "Indo -Pacific Strategy" could find that Canada had many new plans on countermeasures in China. Of course, China was unhappy to see this situation.</text:p>
      <text:p text:style-name="P4">
<draw:frame draw:style-name="fr1" draw:name="Image92" text:anchor-type="as-char" svg:width="6.9236in" svg:height="3.859828in" draw:z-index="0">
<draw:image xlink:href="../Images/rfamandarin/2023-05-25T14-15-00-04-00/000002.png" xlink:type="simple" xlink:show="embed" xlink:actuate="onLoad" draw:mime-type="image/png"/>
</draw:frame>
American Ambassador to Canada(Davidcohen)It is believed that Gami Anti -China is on the same Front, and China attempts to differentiate relations between the two countries.(Reporter Liu Fei shooting)  <text:a xlink:type="simple" xlink:href="https://www.rfa.org/mandarin/yataibaodao/zhengzhi/lf-05252023123102.html/p2.jpg" text:style-name="Internet_20_link" text:visited-style-name="Visited_20_Internet_20_Link">
</text:a>
"Canada and the United States stand on the same front in terms of economic and trade, military, defense, and intelligence to resist China. This is not in the interests of China. Therefore, China will do everything in all ways to differentiate the relationship between our two countries."</text:p>
      <text:p text:style-name="P4">
Cohen emphasized that criticism or confrontation against China is not aimed at the Chinese people, but for the government of China, hoping that it can follow the international laws.</text:p>
      <text:p text:style-name="P4">
Reporter: Liu Fei Responsible Editor: Jiayuan.com editor: He Fu</text:p>
      <text:p text:style-name="P4">
News Source: <text:a xlink:type="simple" xlink:href="https://www.rfa.org/mandarin/yataibaodao/zhengzhi/lf-05252023123102.html" text:style-name="Internet_20_link" text:visited-style-name="Visited_20_Internet_20_Link">
https://www.rfa.org/mandarin/yataibaodao/zhengzhi/lf-05252023123102.html</text:a>
</text:p>
      <!--NEWS-->
      <text:h text:style-name="P10" text:outline-level="1">
<text:span text:style-name="T4">
The four Hong Kong students who were controlled by the explosion were sentenced</text:span>
</text:h>
      <text:p text:style-name="P4">
Author: None (Language: zh)</text:p>
      <text:p text:style-name="P4">
Publisher: None</text:p>
      <text:p text:style-name="P4">
Time: 2023-05-25T14:15:00Z</text:p>
      <text:p text:style-name="P4">
Description: Four Hong Kong students, including two minors, were controlled by a bomb and placed detonating and engaged in anti -government activities in public. They were sentenced by Hong Kong judicial organs on May 25.</text:p>
      <text:p text:style-name="P4">
Videos: []</text:p>
      <text:p text:style-name="P4">
Images: ["<text:a xlink:type="simple" xlink:href="https://static.dw.com/image/63306246_303.jpg" text:style-name="Internet_20_link" text:visited-style-name="Visited_20_Internet_20_Link">
63306246_303.jpg</text:a>
", "<text:a xlink:type="simple" xlink:href="https://static.dw.com/image/42329715_303.jpg" text:style-name="Internet_20_link" text:visited-style-name="Visited_20_Internet_20_Link">
42329715_303.jpg</text:a>
", "<text:a xlink:type="simple" xlink:href="https://static.dw.com/image/54506257_303.jpg" text:style-name="Internet_20_link" text:visited-style-name="Visited_20_Internet_20_Link">
54506257_303.jpg</text:a>
", "<text:a xlink:type="simple" xlink:href="https://static.dw.com/image/54395027_303.jpg" text:style-name="Internet_20_link" text:visited-style-name="Visited_20_Internet_20_Link">
54395027_303.jpg</text:a>
", "<text:a xlink:type="simple" xlink:href="https://static.dw.com/image/54032407_303.jpg" text:style-name="Internet_20_link" text:visited-style-name="Visited_20_Internet_20_Link">
54032407_303.jpg</text:a>
", "<text:a xlink:type="simple" xlink:href="https://static.dw.com/image/54387899_303.jpg" text:style-name="Internet_20_link" text:visited-style-name="Visited_20_Internet_20_Link">
54387899_303.jpg</text:a>
", "<text:a xlink:type="simple" xlink:href="https://static.dw.com/image/54260145_303.jpg" text:style-name="Internet_20_link" text:visited-style-name="Visited_20_Internet_20_Link">
54260145_303.jpg</text:a>
", "<text:a xlink:type="simple" xlink:href="https://static.dw.com/image/54085735_303.jpg" text:style-name="Internet_20_link" text:visited-style-name="Visited_20_Internet_20_Link">
54085735_303.jpg</text:a>
", "<text:a xlink:type="simple" xlink:href="https://static.dw.com/image/54086148_303.jpg" text:style-name="Internet_20_link" text:visited-style-name="Visited_20_Internet_20_Link">
54086148_303.jpg</text:a>
", "<text:a xlink:type="simple" xlink:href="https://static.dw.com/image/54074745_303.jpg" text:style-name="Internet_20_link" text:visited-style-name="Visited_20_Internet_20_Link">
54074745_303.jpg</text:a>
", "<text:a xlink:type="simple" xlink:href="https://static.dw.com/image/53998212_303.jpg" text:style-name="Internet_20_link" text:visited-style-name="Visited_20_Internet_20_Link">
53998212_303.jpg</text:a>
", "<text:a xlink:type="simple" xlink:href="https://static.dw.com/image/54049340_303.jpg" text:style-name="Internet_20_link" text:visited-style-name="Visited_20_Internet_20_Link">
54049340_303.jpg</text:a>
", "<text:a xlink:type="simple" xlink:href="https://static.dw.com/image/54049229_303.jpg" text:style-name="Internet_20_link" text:visited-style-name="Visited_20_Internet_20_Link">
54049229_303.jpg</text:a>
", "<text:a xlink:type="simple" xlink:href="https://static.dw.com/image/54074755_303.jpg" text:style-name="Internet_20_link" text:visited-style-name="Visited_20_Internet_20_Link">
54074755_303.jpg</text:a>
", "<text:a xlink:type="simple" xlink:href="https://static.dw.com/image/54016317_303.jpg" text:style-name="Internet_20_link" text:visited-style-name="Visited_20_Internet_20_Link">
54016317_303.jpg</text:a>
", "<text:a xlink:type="simple" xlink:href="https://static.dw.com/image/54007768_303.jpg" text:style-name="Internet_20_link" text:visited-style-name="Visited_20_Internet_20_Link">
54007768_303.jpg</text:a>
", "<text:a xlink:type="simple" xlink:href="https://static.dw.com/image/54075959_303.jpg" text:style-name="Internet_20_link" text:visited-style-name="Visited_20_Internet_20_Link">
54075959_303.jpg</text:a>
"]</text:p>
      <text:p text:style-name="P4">
Subject: 时政风云</text:p>
      <text:p text:style-name="P4">
Subjects: ['谷歌', '香港', '雨伞革命', '香港政改', '专题报道：香港“反送中”抗议']</text:p>
      <text:p text:style-name="P4">
Keywords: ['香港', '光城者', '炸弹', '袭击', '司法', '国安法', '判刑', '未成年']</text:p>
      <text:p text:style-name="P4">
Id: 65734923</text:p>
      <!--METADATA-->
      <text:p text:style-name="P4">
<text:a xlink:type="simple" xlink:href="https://www.dw.com/zh/overlay/image/article/65734923/63306246" text:style-name="Internet_20_link" text:visited-style-name="Visited_20_Internet_20_Link">
 <draw:frame draw:style-name="fr1" draw:name="Image93" text:anchor-type="as-char" svg:width="6.9236in" svg:height="3.896998in" draw:z-index="0">
<draw:image xlink:href="../Images/dwzh/2023-05-25T14-15-00Z/63306246_303.jpg" xlink:type="simple" xlink:show="embed" xlink:actuate="onLoad" draw:mime-type="image/jpeg"/>
</draw:frame>
</text:a>
The Hong Kong police arrested the Light City in 2021</text:p>
      <text:p text:style-name="P4">
(Voice of Germany Chinese) The court sentenced the oldest of the four of them to prison for 5 years and 8 months, and sent the other three to the teaching. The case was processed under the framework of the National Security Law in Hong Kong, and China implemented the law in Hong Kong in 2020.</text:p>
      <text:p text:style-name="P4">
The four defendants were aged 17 to 21 years old when they committed the crime. They were members of the little -known organization called "Light City" organization. The organization advocated Hong Kong independence and called for resistance after the implementation of the Hong Kong National Security Law.</text:p>
      <text:p text:style-name="P4">
The organization was charged with TATP explosives to make bombs in 2021 and detonated in the public area-including the court building. Before they purchased the materials, the national security police in Hong Kong arrested them in July that year.</text:p>
      <text:p text:style-name="P4">
Li Yunteng, a judge of Hong Kong High Court, believes that the 21 -year -old defendant Owen "obviously needs greater responsibility. It is said that he" participated in the work of renting, planning and preparations, and reconnaissance target buildings. " Prison.</text:p>
      <text:p text:style-name="P4">
The judge said that the other three defendants aged 17 to 18 are "basically ordinary soldiers in the conspiracy plan" and did not successfully purchase TATP explosive raw materials. They will be sent to the teaching office. A facilities that are dominated by rehabilitation can accommodate young people aged 14 to 20, where they live there for three years.</text:p>
      <text:h text:style-name="P12" text:outline-level="3">
<text:span text:style-name="T4">
<text:span text:style-name="T4">
 Acknowledge "conspiracy to create explosion" </text:span>
</text:span>
</text:h>
      <text:p text:style-name="P4">
How long does it take to be based on the evaluation of officials disciplined officials. The "Light City" organized this month to recognize the crime of "conspiracy manufacturing explosion", rather than the charges of "conspiracy to implement terrorist activities" proposed by the prosecution.</text:p>
      <text:p text:style-name="P4">
The former can be sentenced to a maximum 20 -year imprisonment in accordance with the Hong Kong Crime Regulations, but the latter can be sentenced to life imprisonment according to the Security Law.</text:p>
      <text:p text:style-name="P4">
<text:a xlink:type="simple" xlink:href="https://www.dw.com/zh/zh/联合国人权组织对香港国安法判处未成年者表达担忧/a-63410382" text:style-name="Internet_20_link" text:visited-style-name="Visited_20_Internet_20_Link">
</text:a>
Essence This is the second case in which minors were convicted and sentenced in accordance with the trial of the National Security Law of Hong Kong.</text:p>
      <text:p text:style-name="P4">
<text:a xlink:type="simple" xlink:href="https://www.dw.com/zh/zh/首有未成年國安被告獲刑-光城者煽顛涉引毛澤東名句/a-63380252" text:style-name="Internet_20_link" text:visited-style-name="Visited_20_Internet_20_Link">
</text:a>
The four young people organized by the "Light City" were also convicted and sent to the teaching office for talking about the revolution in a public speech.</text:p>
      <text:p text:style-name="P4">
The full name of the Hong Kong National Security Law, "The People's Republic of China, Hong Kong Special Administrative Region Maintenance of the National Security Law", was implemented after Hong Kong suffered a huge and often violent clashes in 2019.</text:p>
      <text:p text:style-name="P4">
The authorities said that this was to restore stability and order, but critics said that since the effectiveness of the law, Hong Kong's autonomy and the right to freedom of citizens have been weakened.</text:p>
      <text:p text:style-name="P4">
*<draw:frame draw:style-name="fr1" draw:name="Image94" text:anchor-type="as-char" svg:width="6.9236in" svg:height="3.896998in" draw:z-index="0">
<draw:image xlink:href="../Images/dwzh/2023-05-25T14-15-00Z/42329715_303.jpg" xlink:type="simple" xlink:show="embed" xlink:actuate="onLoad" draw:mime-type="image/jpeg"/>
</draw:frame>
#####</text:p>
      <text:h text:style-name="P12" text:outline-level="3">
<text:span text:style-name="T4">
Former member of Hong Kong Zhongzhi Zhou Ting was arrested</text:span>
</text:h>
      <text:p text:style-name="P4">
On August 10, after Li Zhiying and others were arrested, Zhou Ting, a 23 -year -old member of Hong Kong, was arrested by more than a dozen Hong Kong police in her residence, saying that she was suspected of "colluding foreign or overseas forces to endanger national security crimes". Essence Zhou Ting's fan page pointed out that she was repeatedly followed by unknown people in the past month. Someone installed infrared lenses outside her home, and she was removed until she was arrested. Zhou Ting announced his withdrawal from the Hong Kong Zhizhi after passing the "National Security Law of the Port District", indicating that he could no longer participate in international connection. The news of her arrest made the outside world question the traceability period of the National Security Law.</text:p>
      <text:p text:style-name="P4">
*<draw:frame draw:style-name="fr1" draw:name="Image95" text:anchor-type="as-char" svg:width="6.9236in" svg:height="3.896998in" draw:z-index="0">
<draw:image xlink:href="../Images/dwzh/2023-05-25T14-15-00Z/54506257_303.jpg" xlink:type="simple" xlink:show="embed" xlink:actuate="onLoad" draw:mime-type="image/jpeg"/>
</draw:frame>
#####</text:p>
      <text:h text:style-name="P12" text:outline-level="3">
<text:span text:style-name="T4">
Li Zhiying was arrested</text:span>
</text:h>
      <text:p text:style-name="P4">
On August 10, the Hong Kong police entered the Li Zhiying apartment and arrested it on the grounds of suspected violation of the National Security Law "colluding foreign forces" and arrested his second son Li Yaner in Saigon. Hundreds of police officers subsequently entered the Apple Daily headquarters for 9 hours. They surpassed the court's order to read the documents on the reporter's table, and prevent some Chinese and foreign media from interviewing outside the building.</text:p>
      <text:p text:style-name="P4">
*<draw:frame draw:style-name="fr1" draw:name="Image96" text:anchor-type="as-char" svg:width="6.9236in" svg:height="3.896998in" draw:z-index="0">
<draw:image xlink:href="../Images/dwzh/2023-05-25T14-15-00Z/54395027_303.jpg" xlink:type="simple" xlink:show="embed" xlink:actuate="onLoad" draw:mime-type="image/jpeg"/>
</draw:frame>
#####</text:p>
      <text:h text:style-name="P12" text:outline-level="3">
<text:span text:style-name="T4">
US sanctions 11 Chinese Hong Kong officials</text:span>
</text:h>
      <text:p text:style-name="P4">
On August 7, the US Ministry of Finance announced that 11 officials from China and Hong Kong, including Hong Kong Chief Executive Lin Zheng Yue'e, Luo Huining, owner of the China United Nations Office, Xia Baolong, director of the Hong Kong and Macao Office, and Zhang Xiaoming, deputy director of the Hong Kong and Macao Office. The sanctions and their relatives will be banned from immigration or entry in the United States in the future. Lin Zhengzi, Lin Yohis, is studying for a doctorate in Mathematics at Harvard University, and reports that he has left the United States.</text:p>
      <text:p text:style-name="P4">
*<draw:frame draw:style-name="fr1" draw:name="Image97" text:anchor-type="as-char" svg:width="6.9236in" svg:height="3.896998in" draw:z-index="0">
<draw:image xlink:href="../Images/dwzh/2023-05-25T14-15-00Z/54032407_303.jpg" xlink:type="simple" xlink:show="embed" xlink:actuate="onLoad" draw:mime-type="image/jpeg"/>
</draw:frame>
#####</text:p>
      <text:h text:style-name="P12" text:outline-level="3">
<text:span text:style-name="T4">
Hong Kong Government wanted 6 overseas people</text:span>
</text:h>
      <text:p text:style-name="P4">
On July 31, the Hong Kong police wanted six exile overseas people. Luo Guancong, Chen Jiaju, Zheng Wenjie, and Huang Tae -ji were "suspected of inciting split countries." Among them, Zhu Mumin has the US identity and became the first foreigner who was wanted by the National Security Law.</text:p>
      <text:p text:style-name="P4">
*<draw:frame draw:style-name="fr1" draw:name="Image98" text:anchor-type="as-char" svg:width="6.9236in" svg:height="3.896998in" draw:z-index="0">
<draw:image xlink:href="../Images/dwzh/2023-05-25T14-15-00Z/54387899_303.jpg" xlink:type="simple" xlink:show="embed" xlink:actuate="onLoad" draw:mime-type="image/jpeg"/>
</draw:frame>
#####</text:p>
      <text:h text:style-name="P12" text:outline-level="3">
<text:span text:style-name="T4">
12 Democrats were DQ</text:span>
</text:h>
      <text:p text:style-name="P4">
On July 30, Huang Zhifeng, Yang Yueqiao and other 12 Democratic Legislative Council elected candidates were disqualified(DQ)Essence The Hong Kong Government believes that they will not really support the Basic Law, so the nomination is invalid. The next day, the Hong Kong Government announced that the "Emergency Law" after the Emergency Law was held one year to September 5, 2021.</text:p>
      <text:p text:style-name="P4">
*<draw:frame draw:style-name="fr1" draw:name="Image99" text:anchor-type="as-char" svg:width="6.9236in" svg:height="3.896998in" draw:z-index="0">
<draw:image xlink:href="../Images/dwzh/2023-05-25T14-15-00Z/54260145_303.jpg" xlink:type="simple" xlink:show="embed" xlink:actuate="onLoad" draw:mime-type="image/jpeg"/>
</draw:frame>
#####</text:p>
      <text:h text:style-name="P12" text:outline-level="3">
<text:span text:style-name="T4">
Five Eye Alliances all suspension of the except for the Hong Kong extradition</text:span>
</text:h>
      <text:p text:style-name="P4">
Following the Britain, Australia, Canada, and the United States, New Zealand announced on July 28 that the extradition agreement with Hong Kong was equivalent to the "Five Eye Alliance" members of the "Five Eye Alliance" suspended the extradition agreement signed with Hong Kong. China has expressed its resolute opposition to these countries' "unilateral announcement of suspension", and at the same time announced the suspension of the extradition agreement between Hong Kong and the above countries.</text:p>
      <text:p text:style-name="P4">
*<draw:frame draw:style-name="fr1" draw:name="Image100" text:anchor-type="as-char" svg:width="6.9236in" svg:height="3.896998in" draw:z-index="0">
<draw:image xlink:href="../Images/dwzh/2023-05-25T14-15-00Z/54085735_303.jpg" xlink:type="simple" xlink:show="embed" xlink:actuate="onLoad" draw:mime-type="image/jpeg"/>
</draw:frame>
#####</text:p>
      <text:h text:style-name="P12" text:outline-level="3">
<text:span text:style-name="T4">
Hotel Modification of the National Security Office</text:span>
</text:h>
      <ul>
        <li>
<draw:frame draw:style-name="fr1" draw:name="Image101" text:anchor-type="as-char" svg:width="6.9236in" svg:height="3.896998in" draw:z-index="0">
<draw:image xlink:href="../Images/dwzh/2023-05-25T14-15-00Z/54086148_303.jpg" xlink:type="simple" xlink:show="embed" xlink:actuate="onLoad" draw:mime-type="image/jpeg"/>
</draw:frame>
#####</li>
      </ul>
      <text:h text:style-name="P12" text:outline-level="3">
<text:span text:style-name="T4">
"Safe distance" with reporters</text:span>
</text:h>
      <text:p text:style-name="P4">
On the day of the opening of the State Security Office in Hong Kong, a large number of media arrived on the spot, but was blocked outside the water horse. The surrounding police officers were stationed. The authorities set up an interview area in the periphery of the hotel, but about 100 meters away from the main entrance of the hotel. The reporter can only spy on the situation across the water horse. It is difficult to shoot the opening process, and the guests can not hear the content of the guests. For such arrangements, the police blocked the streets near the hotel, and a large number of buses were forced to change. The nearby residents also needed district councilors to assist in the way.</text:p>
      <text:p text:style-name="P4">
*<draw:frame draw:style-name="fr1" draw:name="Image102" text:anchor-type="as-char" svg:width="6.9236in" svg:height="3.896998in" draw:z-index="0">
<draw:image xlink:href="../Images/dwzh/2023-05-25T14-15-00Z/54074745_303.jpg" xlink:type="simple" xlink:show="embed" xlink:actuate="onLoad" draw:mime-type="image/jpeg"/>
</draw:frame>
#####</text:p>
      <text:h text:style-name="P12" text:outline-level="3">
<text:span text:style-name="T4">
Former members of the Zhongzhi Zhou Ting confessed to guilty</text:span>
</text:h>
      <text:p text:style-name="P4">
Huang Zhifeng, Lin Langyan and members Zhou Ting, on June 30, announced the withdrawal from the Hong Kong Zhizhi in response to the "National Security Law of the Hong Kong District". Huang, Lin, and Wednesday were involved in June 21 last year that they called on the police to surround the police headquarters, and they were charged with incitement of others, organizing or participating in unruly assembly. On July 6, Zhou Ting acknowledged two charges in court in the Eastern Magistrate Court, while Huang Zhifeng and Lin Langyan denied all the crimes.</text:p>
      <text:p text:style-name="P4">
*<draw:frame draw:style-name="fr1" draw:name="Image103" text:anchor-type="as-char" svg:width="6.9236in" svg:height="3.896998in" draw:z-index="0">
<draw:image xlink:href="../Images/dwzh/2023-05-25T14-15-00Z/53998212_303.jpg" xlink:type="simple" xlink:show="embed" xlink:actuate="onLoad" draw:mime-type="image/jpeg"/>
</draw:frame>
#####</text:p>
      <text:h text:style-name="P12" text:outline-level="3">
<text:span text:style-name="T4">
Luo Guancong confirmed to leave Hong Kong</text:span>
</text:h>
      <text:p text:style-name="P4">
Luo Guancong wrote in the British media "Daily Mail" on July 5, confirming that he had left Hong Kong before the "National Security Law of the Port Area". He said in the article that he didn't want to leave Hong Kong, but after the Guoan Law of the Hong Kong area took effect, he thought he would become the goal of Beijing leaders. After that, Luo Guancong disclosed his own people in the UK.</text:p>
      <text:p text:style-name="P4">
*<draw:frame draw:style-name="fr1" draw:name="Image104" text:anchor-type="as-char" svg:width="6.9236in" svg:height="3.896998in" draw:z-index="0">
<draw:image xlink:href="../Images/dwzh/2023-05-25T14-15-00Z/54049340_303.jpg" xlink:type="simple" xlink:show="embed" xlink:actuate="onLoad" draw:mime-type="image/jpeg"/>
</draw:frame>
#####</text:p>
      <text:h text:style-name="P12" text:outline-level="3">
<text:span text:style-name="T4">
ironic and secret words</text:span>
</text:h>
      <text:p text:style-name="P4">
The "National Security Law of the Port Area" can prohibit the straightforward resistance language, but it cannot limit people's creativity. This sentence, "Get up!People who do not want to be slaves!" It is the first lyrics of the Chinese national anthem. It was written on the streets of Hong Kong but also had even more meaning.</text:p>
      <text:p text:style-name="P4">
*<draw:frame draw:style-name="fr1" draw:name="Image105" text:anchor-type="as-char" svg:width="6.9236in" svg:height="3.896998in" draw:z-index="0">
<draw:image xlink:href="../Images/dwzh/2023-05-25T14-15-00Z/54049229_303.jpg" xlink:type="simple" xlink:show="embed" xlink:actuate="onLoad" draw:mime-type="image/jpeg"/>
</draw:frame>
#####</text:p>
      <text:h text:style-name="P12" text:outline-level="3">
<text:span text:style-name="T4">
</text:span>
</text:h>
      <text:p text:style-name="P4">
Continuing the idea of white paper protests, some "yellow shops" that support Hong Kong resistances will use blank convenience to form a new Langnon wall after tearing the slogans and decorations that may have the meaning of Hong Kong. Essence</text:p>
      <text:p text:style-name="P4">
*<draw:frame draw:style-name="fr1" draw:name="Image106" text:anchor-type="as-char" svg:width="6.9236in" svg:height="3.896998in" draw:z-index="0">
<draw:image xlink:href="../Images/dwzh/2023-05-25T14-15-00Z/54074755_303.jpg" xlink:type="simple" xlink:show="embed" xlink:actuate="onLoad" draw:mime-type="image/jpeg"/>
</draw:frame>
#####</text:p>
      <text:h text:style-name="P12" text:outline-level="3">
<text:span text:style-name="T4">
protest</text:span>
</text:h>
      <text:p text:style-name="P4">
On the evening of July 2nd, the Hong Kong Government clearly announced that the "Revolutionary Revolution in Hong Kong" was the "Hong Kong Disposal" and violated the "National Security Law of the Hong Kong District". In order to avoid touching the law, Hong Kong people began to express their dissatisfaction in a more flexible way: lift a piece of white paper to let the viewer interpret the meaning.</text:p>
      <text:p text:style-name="P4">
*<draw:frame draw:style-name="fr1" draw:name="Image107" text:anchor-type="as-char" svg:width="6.9236in" svg:height="3.896998in" draw:z-index="0">
<draw:image xlink:href="../Images/dwzh/2023-05-25T14-15-00Z/54016317_303.jpg" xlink:type="simple" xlink:show="embed" xlink:actuate="onLoad" draw:mime-type="image/jpeg"/>
</draw:frame>
#####</text:p>
      <text:h text:style-name="P12" text:outline-level="3">
<text:span text:style-name="T4">
toast</text:span>
</text:h>
      <text:p text:style-name="P4">
The first morning of the "National Security Law of the Hong Kong District" was the day of the 23rd anniversary of the return of Hong Kong. For the first time to celebrate the ceremony, the Pan -Civilian member, Hong Kong Chief Executive Lin Zheng Yue'e, and Luo Huining, director of the China United Nations Office, expressed their support for the central government. Zhang Xiaoming, deputy director of the Hong Kong and Macau Office, said in Beijing that the National Security Law is a "birthday gift" for Hong Kong.</text:p>
      <text:p text:style-name="P4">
*<draw:frame draw:style-name="fr1" draw:name="Image108" text:anchor-type="as-char" svg:width="6.9236in" svg:height="3.896998in" draw:z-index="0">
<draw:image xlink:href="../Images/dwzh/2023-05-25T14-15-00Z/54007768_303.jpg" xlink:type="simple" xlink:show="embed" xlink:actuate="onLoad" draw:mime-type="image/jpeg"/>
</draw:frame>
#####</text:p>
      <text:h text:style-name="P12" text:outline-level="3">
<text:span text:style-name="T4">
The first batch</text:span>
</text:h>
      <text:p text:style-name="P4">
After the implementation of the "National Security Law of the Hong Kong District", the first July 1st. The Hong Kong demonstrations were protested on the street as an example. The Hong Kong police announced the arrest of 370 people on the same day, 10 of which were arrested for violating the National Security Law of the Hong Kong District.</text:p>
      <text:p text:style-name="P4">
*<draw:frame draw:style-name="fr1" draw:name="Image109" text:anchor-type="as-char" svg:width="6.9236in" svg:height="3.896998in" draw:z-index="0">
<draw:image xlink:href="../Images/dwzh/2023-05-25T14-15-00Z/54075959_303.jpg" xlink:type="simple" xlink:show="embed" xlink:actuate="onLoad" draw:mime-type="image/jpeg"/>
</draw:frame>
#####</text:p>
      <text:h text:style-name="P12" text:outline-level="3">
<text:span text:style-name="T4">
Port Police Banner New Color</text:span>
</text:h>
      <text:p text:style-name="P4">
In the past, the warning flag of the Hong Kong police was only yellow, blue, red, orange, black and other colors. On July 1, the Hong Kong police first raised a new color "Purple Banner" to warn the behavior of the demonstration people.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 etc.)</text:p>
      <text:p text:style-name="P4">
_ © 2023__Fengsheng Voice of Germany: All the contents of this article are protected by copyright law. If the Voice of Germany is particularly authorized, it shall not be used without authorization. Any improper behavior will lead to recovery and be criminally investigated. _ _ _ 吧 _</text:p>
      <text:p text:style-name="P4">
News Source: <text:a xlink:type="simple" xlink:href="https://www.dw.com/zh/被控制造爆炸-四名香港学生被判/a-65734923" text:style-name="Internet_20_link" text:visited-style-name="Visited_20_Internet_20_Link">
https://www.dw.com/zh/被控制造爆炸-四名香港学生被判/a-65734923?maca=chi-rss-chi-all-1127-rdf</text:a>
</text:p>
      <!--NEWS-->
      <text:h text:style-name="P10" text:outline-level="1">
<text:span text:style-name="T4">
Column | Military Forbidden Area: Artificial Intelligence -PLA's combat application of Taiwan</text:span>
</text:h>
      <text:p text:style-name="P4">
Author: None</text:p>
      <text:p text:style-name="P4">
Publisher: Radio Free Asia (Organization)</text:p>
      <text:p text:style-name="P4">
Published Time: 2023-05-25T14:16:00-04:00</text:p>
      <text:p text:style-name="P4">
Modified Time: 2023-05-25T15:01:29-04:00</text:p>
      <text:p text:style-name="P4">
Description: None</text:p>
      <text:p text:style-name="P4">
Videos: []</text:p>
      <text:p text:style-name="P4">
Audios: ["<text:a xlink:type="simple" xlink:href="https://www.rfa.org/mandarin/zhuanlan/junshiwujinqu/mil-052520231342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0" text:anchor-type="as-char" svg:width="6.9236in" svg:height="4.712515in" draw:z-index="0">
<draw:image xlink:href="../Images/rfamandarin/2023-05-25T14-16-00-04-00/000000.png" xlink:type="simple" xlink:show="embed" xlink:actuate="onLoad" draw:mime-type="image/png"/>
</draw:frame>
China has accelerated artificial intelligence and military applications. The picture shows the Chinese military's development of the brain signal to control the robot. <text:a xlink:type="simple" xlink:href="https://www.rfa.org/mandarin/zhuanlan/junshiwujinqu/mil-05252023134238.html/@@images/image" text:style-name="Internet_20_link" text:visited-style-name="Visited_20_Internet_20_Link">
</text:a>
Reuters information picture <text:a xlink:type="simple" xlink:href="https://www.rfa.org/mandarin/zhuanlan/junshiwujinqu/mil-05252023134238.html/@@stream" text:style-name="Internet_20_link" text:visited-style-name="Visited_20_Internet_20_Link">
</text:a>
Audience friends, hello everyone. What you are listening to is the "Military Forbidden Area" column of Radio Free Asia. I am the host of the column. Today, talk about the application of artificial intelligence in the PLA's combat.</text:p>
      <text:p text:style-name="P4">
Bloomberg reported last week that China used the trend of artificial intelligence (AI) for war, from Silicon Valley to the Pentagon in the United States. Ericschmidt, a former CEO of Google, emphasized the severity of this issue at the parliamentary hearing. The "Special Competitive Research Plan" led by his leadership issued a report this month that the United States needs to redesign the army to respond to this threat.</text:p>
      <text:p text:style-name="P4">
<text:span text:style-name="T4">
 Artificial intelligence invading Taiwan soldiers push </text:span>
</text:p>
      <text:p text:style-name="P4">
Schmidt warned at the hearing that in addition to the "military -civilian integration" plan that focused on the close cooperation between the Chinese military and the civilian industry, China should also consider that China's investment in national defense artificial intelligence far exceeds the United States. Although the United States has been "slightly leading" in key areas such as artificial intelligence and quantum computing for several years, China has invested more manpower to engage in research on the field of strategic artificial intelligence.</text:p>
      <text:p text:style-name="P4">
Many officials and members of the US Department of Defense believe that if the United States does not quickly develop strong artificial intelligence weapons, it may be defeated in potential conflicts with China in the future. The author stated to Bloomberg that the purpose of writing the report was to convey the urgency of accelerating the development of artificial intelligence to the Ministry of Defense, Congress and the public.</text:p>
      <text:p text:style-name="P4">
According to observations, China's investment and development focus on multiple key areas, including the research of artificial intelligence algorithms, big data analysis, machine learning, automation, and unmanned systems. In addition, China still uses artificial intelligence in military applications, develops smart missiles, autonomous drones and automated combat systems. Although the United States has led a few years, China is increasing investment in talent training, research and development institutions and laboratory construction, promoting artificial intelligence development, and applying it to national defense and military fields.</text:p>
      <text:p text:style-name="P4">
According to research and analysis of the US think tank, the Chinese military has used artificial intelligence to perform military chess in Taiwan. But it has not been confirmed by authoritative units. However, from some comments, articles and military public works in the PLA Daily, it has seen that artificial intelligence may be used in the PLA simulation and possible applications.</text:p>
      <text:p text:style-name="P4">
The first is that the situation is determined: artificial intelligence can help generate and simulate various battlefield situations, including geographical environment, behavior and response of enemy forces. Based on big data and machine learning technology, artificial intelligence can help the PLA create more real and diverse battle field scenes in simulation training, to evaluate and study various ideas of fighting Taiwan in a combatant way.</text:p>
      <text:p text:style-name="P4">
The second is command and control: artificial intelligence can provide assistance and support in command decision -making and combat command. Through data analysis and pattern recognition, artificial intelligence can help the commander better understand the battlefield situation, predict enemy intent, and support the formulation of decision -making. In addition, artificial intelligence can also assist commanders to perform the battlefieldist perception and decision -making optimization to improve command efficiency and combat effects.</text:p>
      <text:p text:style-name="P4">
<text:span text:style-name="T4">
 The decisive factor is that people are not things </text:span>
</text:p>
      <text:p text:style-name="P4">
However, it should also be seen that although artificial intelligence can assist in command and decision -making process. But in actual situation, the experience and judgment of the commander are still important. The PLA's works have mentioned many times that although artificial intelligence can process massive data and simulation situations, in a highly complex and dynamic battlefield environment, uncertainty and accidents may be faced. Therefore, the flexibility, judgment, and rapid response ability of the commander become important, and these are unique to human decision -making. In the final analysis, the experience, intuition and decision -making ability of the commander are the key to ensuring success.</text:p>
      <text:p text:style-name="P4">
Mao Zedong once said: "Weapons are an important factor in war, but not the decisive factor, and the decisive factor is that people are not things." This sentence is deeply imprinted in the minds of the People's Liberation Army, becoming an unbreakable belief.</text:p>
      <text:p text:style-name="P4">
The third is to sort out the combat plan for Taiwan: artificial intelligence can be used to analyze and evaluate the effects and feasibility of various combat plans against Taiwan. By simulation and model deduction, assist the commander to better understand the advantages, weaknesses and potential results of different solutions, thereby optimizing and improving combat solutions. Artificial intelligence also helps to promote the organization and implementation of integrated combat combat, and generate and update the combat order required for future war forms.</text:p>
      <text:p text:style-name="P4">
In early August last year, NancyPelosi visited Taiwan, the President of the U.S. Parliament, and the PLA organized multi -military assault on the sea assault, fighting against land, air -making operations such as land, and air -making operations for 8 consecutive days. The purpose of refusing to stop the United States and Japan "is the purpose of the strategic deterrence, and breaks the central line of the strait to form a new normal to the Taiwan. The training was unified by the Eastern theater, and it was launched with a multi -military troops to become a system and full combat elements (from intelligence surveillance, reconnaissance, command control, and joint strike to comprehensive guarantee). Without the assistance and support of artificial intelligence, the exercise operation is difficult to develop seamlessly in a short time.</text:p>
      <text:p text:style-name="P4">
In early April of this year, President Tsai Ing -wen in Taiwan and Kevinmccarthy, Speaker of the United States Congress, met in California in the United States. For favorable arrays, the trend of the siege is formed to the Taiwan. At the same time, the aircraft carrier -based aircraft of the aircraft carrier was used to take off from the eastern waters of Taiwan to coordinate with the western attack to Taiwan. It forms a storm of east -west clamping Taiwan Island. Without the assistance and support of artificial intelligence, it may be difficult to achieve such a tightly siege pressure effect.</text:p>
      <text:p text:style-name="P4">
<text:span text:style-name="T4">
 Intelligent training </text:span>
</text:p>
      <text:p text:style-name="P4">
Since September last year, the PLA was investigated and unmanned, and there were at least 4 models. In April and May of this year, the PLA's three models of investigating all -in -one drones flew around Taiwan in the direction of the clock and clock for the first time, and began to enter intelligent training with drones. Military aircraft warships, collaboration between campaign and tactical levels, and mission collaboration between drones. At the same time, a new model of large -scale drones to the normalized reconnaissance of eastern Taiwan, conducting normalized reconnaissance on the battle base and weapon test field of the eastern part of Taiwan, supplementing satellite's time and regional reconnaissance gap, and can also be for the eastern part of Taiwan during the war to the eastern part of Taiwan. The combat power preservation area (or behind the strategy) forms a comprehensive and full -time reconnaissance, providing experience, route and data.Data is the basic requirements of artificial intelligence calculations. The greater the amount of data, the more realistic the amount of data. The better the training and generating effect of artificial intelligence. At present, the biggest deficiency of the PLA is the lack of actual data for artificial intelligence calculations. Practical experience can provide a large amount of real data and situations to help artificial intelligence systems learn and generate various complex battlefield conditions. Until now, the PLA mainly relies on computer simulation training and exercises, and has obtained data from military exchanges and technical cooperation with foreign forces. It is essentially different from the actual data of the US military.</text:p>
      <text:p text:style-name="P4">
In order to make up for this critical deficiency, the PLA has increased practical training in recent years, and focuses on the training field domain in the Taiwan Strait area.</text:p>
      <text:p text:style-name="P4">
The foundation of model optimization.</text:p>
      <text:p text:style-name="P4">
It is reported that the PLA's important goals for Taiwan are compiled into a directory, which is to use artificial intelligence and weapons and ammunition to use the nature of the target, the means and methods of strikes, and the need to fight. Outlet analysis and crackdown planning. Specifically, artificial intelligence can help the PLA achieve multiple functions.</text:p>
      <text:p text:style-name="P4">
<text:span text:style-name="T4">
 Catalog on the Taiwan target </text:span>
</text:p>
      <text:p text:style-name="P4">
The first is target recognition and classification: artificial intelligence can automatically process and analyze various intelligence data, including satellite images, reconnaissance reports, and open source intelligence, and identify and classify important goals in Taiwan. Through training models and algorithms, the nature, characteristics and importance of the goal are automatically identified.</text:p>
      <text:p text:style-name="P4">
Secondly, target analysis and evaluation: artificial intelligence uses existing information and data, combined with model deduction and algorithms, analyze and evaluate the target, including the strength, defense ability, strike requirements, and possible strike methods of important goals, etc. evaluation of. In this way, artificial intelligence can assist the PLA to better grasp the characteristics of the goal and strike needs.</text:p>
      <text:p text:style-name="P4">
Then it is to combat planning and optimization: Based on the target compilation of the target, artificial intelligence uses optimization algorithms and decision -making models to combat planning and resource allocation. By considering factors such as different strike methods, weapons and equipment, and troops, artificial intelligence helps the PLA to formulate a more effective blow plan and optimize the configuration of combat resources.</text:p>
      <text:p text:style-name="P4">
However, the above are ideal. The application of artificial intelligence in the target catalog and crackdown planning is still exploring and developing. The accuracy and reliability requires comprehensive consideration of various factors. So you can understand it like this. The target catalog requires the PLA to continuously improve through the military chess confrontation, local simulation, and real soldiers.</text:p>
      <text:p text:style-name="P4">
In August last year and April this year, the PLA implemented military exercises in Taiwan. It can use this test and evaluate the accuracy, practicality and operability of the target and catalog, and obtain real -time intelligence in the nature, defense ability, and strike requirements of the target. Essence Such exercises help the PLA to improve the accuracy and effect of combat against Taiwan, and also provide valuable experience and data support for the further improvement and improvement of the target catalogs.</text:p>
      <text:p text:style-name="P4">
<text:span text:style-name="T4">
 Great development potential </text:span>
</text:p>
      <text:p text:style-name="P4">
Taiwan and the United States have the intention of the PLA. Therefore, during the exercise, maintain the maximum restraint, do not make any tactical response, and do not give the PLA's opportunities to collect target intelligence, so that it cannot test and evaluate the nature and defense ability of the target. The outside world thinks that Taiwan and the United States show their weakness, but they are actually confidential. Data is combat power, the soil of artificial intelligence generated, and the key to the decisive victory of the war.</text:p>
      <text:p text:style-name="P4">
Artificial intelligence potential is endless. However, it should also be seen that the application of artificial intelligence technology is still in the early stage of development. There are still many challenges to be overcome for the complex combat environment and decision -making process. When applying artificial intelligence technology, it is necessary to ensure the accuracy and data of the algorithm. Reliability, combined with the professional literacy of personnel, conduct comprehensive judgment and decision -making. From this perspective, the PLA has taken the pace and has huge development potential. Otherwise, the United States will not pull up alarm and fully deal with the challenges brought by China.</text:p>
      <text:p text:style-name="P4">
This column premiered a new program every Friday, and there were several backs after it. You can listen to short waves, or listen through YouTube and RFA's official websit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5252023134238.html" text:style-name="Internet_20_link" text:visited-style-name="Visited_20_Internet_20_Link">
https://www.rfa.org/mandarin/zhuanlan/junshiwujinqu/mil-05252023134238.html</text:a>
</text:p>
      <!--NEWS-->
      <text:h text:style-name="P10" text:outline-level="1">
<text:span text:style-name="T4">
German media: China and the United States fight for India</text:span>
</text:h>
      <text:p text:style-name="P4">
Author: None (Language: zh)</text:p>
      <text:p text:style-name="P4">
Publisher: None</text:p>
      <text:p text:style-name="P4">
Time: 2023-05-25T14:27:00Z</text:p>
      <text:p text:style-name="P4">
Description: On Sunday night, the Chinese government announced that companies that prohibit key information were purchased by Micron, which is headquartered in Bois, Boyi, Edaho. Later, the US e -commerce giant Amazon announced that it has withdrawn from the Chinese market since July. Various signs show that the impact of geopolitics between China and the United States on the high -tech field has gradually expanded.</text:p>
      <text:p text:style-name="P4">
Videos: []</text:p>
      <text:p text:style-name="P4">
Images: ["<text:a xlink:type="simple" xlink:href="https://static.dw.com/image/63695579_303.jpg" text:style-name="Internet_20_link" text:visited-style-name="Visited_20_Internet_20_Link">
63695579_303.jpg</text:a>
", "<text:a xlink:type="simple" xlink:href="https://static.dw.com/image/63598262_401.jpg" text:style-name="Internet_20_link" text:visited-style-name="Visited_20_Internet_20_Link">
63598262_401.jpg</text:a>
"]</text:p>
      <text:p text:style-name="P4">
Subject: 评论分析</text:p>
      <text:p text:style-name="P4">
Subjects: ['南希·佩洛西', '华为', '专题报道：习近平访美', '印度', '智能手机']</text:p>
      <text:p text:style-name="P4">
Keywords: ['中美关系', '华为', '美光', '芯片法案', '印度', '国家安全']</text:p>
      <text:p text:style-name="P4">
Id: 65735624</text:p>
      <!--METADATA-->
      <text:p text:style-name="P4">
<text:a xlink:type="simple" xlink:href="https://www.dw.com/zh/overlay/image/article/65735624/63695579" text:style-name="Internet_20_link" text:visited-style-name="Visited_20_Internet_20_Link">
 <draw:frame draw:style-name="fr1" draw:name="Image111" text:anchor-type="as-char" svg:width="6.9236in" svg:height="3.896998in" draw:z-index="0">
<draw:image xlink:href="../Images/dwzh/2023-05-25T14-27-00Z/63695579_303.jpg" xlink:type="simple" xlink:show="embed" xlink:actuate="onLoad" draw:mime-type="image/jpeg"/>
</draw:frame>
</text:a>
(Voice of Germany Chinese website) The "Daily News" website published an article saying that the actions adopted by China were not surprising. After all, the United States launched the export limit of chip and chip production equipment before, and it is also forbidden to enter high -tech products such as Huawei to enter the entry of high -tech products such as Huawei. U.S. However, this article entitled "Sino -US Technology Contents" is skeptical of whether American companies can really be decoupled. The article wrote:</text:p>
      <text:p text:style-name="P4">
"Over the years, analysts have been criticizing the huge dependence of US high -tech companies to the Chinese market. Taking Apple as an example, more than 90%of their smartphones are produced in the People's Republic of China. Apple is so densely concentrated in China. China's epidemic prevention and control measures have made Apple production difficulties, so that the crucial Christmas sales have been greatly affected. Discussion.</text:p>
      <text:p text:style-name="P4">
Economist Friedman, an economist of Cornell University, previously warned that [] <text:a xlink:type="simple" xlink:href="https://www.dw.com/zh/zh/印度能帮苹果摆脱中国困局吗/a-63711815" text:style-name="Internet_20_link" text:visited-style-name="Visited_20_Internet_20_Link">
</text:a>
However, Bank of America Morgan Chase predicts that as of 2025, Apple's proportion of Apple's output in China will decrease from the current 95%to 75%.</text:p>
      <text:p text:style-name="P4">
However, it is not only American companies that move the production base from China to India, but some German companies have also begun to be optimistic about India. German automobile supplier Scholes has opened a new software and electronic technology research and development center in Pina, India. "</text:p>
      <text:p text:style-name="P4">
With the continuous intensification of geopolitics between China and the United States, some multinational companies have begun to reduce investment in China to avoid risks. But is India really a safe harbor for investment? The article wrote:</text:p>
      <text:p text:style-name="P4">
"India is actually not as risky as an investment destination, because the geopolitical signal sent by the country is also quite contradictory. Therefore, it is still unknown whether the country will have political differences with the Western camp in the future. For example, India is outside China outside China. The main buyers of Russian crude oil and natural gas. Robert Rethfeld, a marketing expert of corporate consulting company, said: 80%of Russian crude oil flows to India and China. '</text:p>
      <text:p text:style-name="P4">
<draw:frame draw:style-name="fr1" draw:name="Image112" text:anchor-type="as-char" svg:width="6.9236in" svg:height="3.896998in" draw:z-index="0">
<draw:image xlink:href="../Images/dwzh/2023-05-25T14-27-00Z/63598262_401.jpg" xlink:type="simple" xlink:show="embed" xlink:actuate="onLoad" draw:mime-type="image/jpeg"/>
</draw:frame>
In September last year, China's strict "zero measures" have caused Zhengzhou's Apple foundries for a discontinued production.</text:p>
      <text:p text:style-name="P4">
From this point of view, India is also indirectly funded Russia's war of aggression against Ukraine. So far, the Western camp led by the United States seems to be a blind eye. Once the situation changes, India has also become the goal of sanctions, then India, such as Apple and other international companies, will become risk factor. "</text:p>
      <text:p text:style-name="P4">
Germany's consideration of national security, <text:a xlink:type="simple" xlink:href="https://www.dw.com/zh/zh/德国数字化部5g网不事先排除特定制造商/a-65426993" text:style-name="Internet_20_link" text:visited-style-name="Visited_20_Internet_20_Link">
</text:a>
The most famous basic scientific research institution in Germany, "Fraunhov Association", has cooperated in a series of scientific research projects in Tonghua Company. The Fraunhov agreement refused to disclose the specific situation of Tonghua cooperation on the grounds of "academic freedom" and "data protection". "Business Daily" reported:</text:p>
      <text:p text:style-name="P4">
"The German Federal Research Department under the leadership of Bettina Stark-Watzinger emphasized the" special responsibility "of the" academic and scientific research institutions and researchers "that emphasizes' academic and scientific research agencies and researchers. A spokesman said The Ministry of Scientific Research does not have the complete information of the cooperative project of Chinese companies with Chinese companies. The topic selection of cooperation between the Ministry of Scientific Research and China has focused on the added value of related projects to Germany and Europe, and pays attention to "reducing the risk of the project's abuse". The Fraunhov Association pointed out that the association will conduct a 'standardized review' on each cooperation case. When deciding whether to cooperate with a certain project, it will focus on whether the project belongs to 'core technology and existence of existence. The sensitive cooperation project of technology outflow risks '. After the cooperation with the Fraunhov Association caused controversy, Huawei said it was difficult to understand. Huawei spokesman said:' The criticism of related cooperation is very abstract, and most of the cases involve not involved in the most cases involved In the specific content of cooperation, we feel unable to understand this. 'The spokesman also said that since 2010, Huawei has been working with more than 100 universities and scientific research institutions in Europe, especially in wireless communication and networks, networks, networks, and networks In the field of communication and network security, 'related cooperation has been positive feedback from partners'. "</text:p>
      <text:p text:style-name="P4">
<text:span text:style-name="T5">
Inding the content of other media, does not represent the position or view of the Voice of Germany. _ </text:span>
 _ 吧 _</text:p>
      <text:p text:style-name="P4">
News Source: <text:a xlink:type="simple" xlink:href="https://www.dw.com/zh/德语媒体：中美相争-印度得利/a-65735624" text:style-name="Internet_20_link" text:visited-style-name="Visited_20_Internet_20_Link">
https://www.dw.com/zh/德语媒体：中美相争-印度得利/a-65735624?maca=chi-rss-chi-all-1127-rdf</text:a>
</text:p>
      <!--NEWS-->
      <text:h text:style-name="P10" text:outline-level="1">
<text:span text:style-name="T4">
Australia wants to get rid of China to rely on reshaping lithium mining</text:span>
</text:h>
      <text:p text:style-name="P4">
Author: None</text:p>
      <text:p text:style-name="P4">
Publisher: Radio Free Asia (Organization)</text:p>
      <text:p text:style-name="P4">
Published Time: 2023-05-25T14:33:00-04:00</text:p>
      <text:p text:style-name="P4">
Modified Time: 2023-05-25T14:46: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5.1927in" draw:z-index="0">
<draw:image xlink:href="../Images/rfamandarin/2023-05-25T14-33-00-04-00/000000.png" xlink:type="simple" xlink:show="embed" xlink:actuate="onLoad" draw:mime-type="image/png"/>
</draw:frame>
A lithium treatment plant on the outskirts of Melbourne is using the product to be transported to the lithium project of Australia in Australia in Jadal, Serbia. <text:a xlink:type="simple" xlink:href="https://www.rfa.org/mandarin/Xinwen/5-05252023142735.html/@@images/image" text:style-name="Internet_20_link" text:visited-style-name="Visited_20_Internet_20_Link">
</text:a>
According to the US "New York Times", the Australian government is trying to reshape its lithium mining and get rid of its dependence on processing lithium ore in China. Australia is the world's largest lithium mining country, and 53%of lithium ore is provided by Australia. It is reported that independent lithium miners such as Pierbara Mining in Australia are preparing to process these ore near the Lithium Mine Mine Land, and then sell them to the United States and Japan. In the past, this type of ore depends on China seriously, because hundreds of factories that extract lithium mines in China are cheap, and China is trying to strengthen the control of the world's lithium battery manufacturing. These companies will also benefit from the United States, because the Biden of the United States Biden Government issued the "Angle Act" Last year will provide loans or subsidies for related industries (including Australia) with free trade agreements with the United States to weaken China in the field of green energy in the field of green energy. The dominant position. The Australian government has injected hundreds of millions of dollars of funds into the lithium ore refining industry. Their goal is to rapidly increase the proportion of Australia's global lithium refining industry, from less than 1%to 20%in 2027. (Responsible editor: Wang Yun)</text:p>
      <text:p text:style-name="P4">
News Source: <text:a xlink:type="simple" xlink:href="https://www.rfa.org/mandarin/Xinwen/5-05252023142735.html" text:style-name="Internet_20_link" text:visited-style-name="Visited_20_Internet_20_Link">
https://www.rfa.org/mandarin/Xinwen/5-05252023142735.html</text:a>
</text:p>
      <!--NEWS-->
      <text:h text:style-name="P10" text:outline-level="1">
<text:span text:style-name="T4">
Experts call on the US capital increase international financial institutions to resist China's debt trap</text:span>
</text:h>
      <text:p text:style-name="P4">
Author: None</text:p>
      <text:p text:style-name="P4">
Publisher: Radio Free Asia (Organization)</text:p>
      <text:p text:style-name="P4">
Published Time: 2023-05-25T14:34:00-04:00</text:p>
      <text:p text:style-name="P4">
Modified Time: 2023-05-25T14:58:02-04:00</text:p>
      <text:p text:style-name="P4">
Description: None</text:p>
      <text:p text:style-name="P4">
Videos: []</text:p>
      <text:p text:style-name="P4">
Audios: ["<text:a xlink:type="simple" xlink:href="https://www.rfa.org/mandarin/yataibaodao/junshiwaijiao/jw-052520231401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4" text:anchor-type="as-char" svg:width="6.9236in" svg:height="4.667846in" draw:z-index="0">
<draw:image xlink:href="../Images/rfamandarin/2023-05-25T14-34-00-04-00/000000.png" xlink:type="simple" xlink:show="embed" xlink:actuate="onLoad" draw:mime-type="image/png"/>
</draw:frame>
National Security, illegal Finance and International Financial Institutional Groups under the Financial Committee of the House of Representatives of the House of Representatives of the United States Congress held a hearing on May 25, 2023 on the impact of China's impact on the world financial system <text:a xlink:type="simple" xlink:href="https://www.rfa.org/mandarin/yataibaodao/junshiwaijiao/jw-05252023140105.html/@@images/image" text:style-name="Internet_20_link" text:visited-style-name="Visited_20_Internet_20_Link">
</text:a>
Video screenshot/US Congress official website <text:a xlink:type="simple" xlink:href="https://www.rfa.org/mandarin/yataibaodao/junshiwaijiao/jw-05252023140105.html/@@stream" text:style-name="Internet_20_link" text:visited-style-name="Visited_20_Internet_20_Link">
</text:a>
On Thursday, the U.S. Congress invited financial experts to hold a hearing to explore China's impact on the world financial system. Participants pointed out that in recent years, China ’s irresponsible and opaque loan is an important factor that caused low -income countries to face the sovereign debt crisis. The United States needs to urge international financial institutions to play its core functions to resist China's debt trap risk.</text:p>
      <text:p text:style-name="P4">
<text:a xlink:type="simple" xlink:href="https://www.rfa.org/mandarin/yataibaodao/junshiwaijiao/tj-05242023103331.html" text:style-name="Internet_20_link" text:visited-style-name="Visited_20_Internet_20_Link">
<text:span text:style-name="T4">
 "The Ten Anniversary of the Belt and Road Initiative" is still effective to assist the development of the banner? </text:span>
</text:a>
  * <text:span text:style-name="T4">
<text:a xlink:type="simple" xlink:href="https://www.rfa.org/mandarin/Xinwen/9-03082023154027.html" text:style-name="Internet_20_link" text:visited-style-name="Visited_20_Internet_20_Link">
 </text:a>
</text:span>
</text:p>
      <text:p text:style-name="P4">
On May 25, the national security, illegal finance and international financial institution groups under the Financial Committee of the House of Representatives of the Congress held a hearing, focusing on the competition of large powers, China ’s extensive impact on global loan behavior on the world's economic system. The members of the committee and the participating experts reach a consensus, that is, only by enhancing the function of international financial institutions can we effectively fight China's global economic ambitions.</text:p>
      <text:p text:style-name="P4">
The chairman of the group committee, Blaineluetkemeyer, pointed out that as many as 60%of the world's low -income countries are currently facing debt dilemma. In the case of the slowdown of the global economy, if you do not restructuring or exempt from debt, it is not owed that owed. Loans will face huge risk of financial default.</text:p>
      <text:p text:style-name="P4">
"China has played an increasingly larger and uncoordinated role in providing funds ... ... At least 65 countries owe Chinese lenders that owe Chinese lenders exceeding 10%of their total foreign debt. When countries fall into financial dilemma, these large number of opaque China The debt has hindered the reorganization. "He said," Ironically, at the same time, the World Bank continues to provide more than $ 1 billion of loans to China each year. China is still one of the biggest debt countries of the World Bank and the biggest benefit of the world's bank expenditure. By."</text:p>
      <text:p text:style-name="P4">
Members of the Group Committee and Democratic Representative, Joycebeatty, emphasized that international financial institutions including the International Monetary Fund, the World Bank and Multilateral Development Bank (MDB) provide financial assistance to countries in the crisis, and Supporting global development and fighting against China's use of foreign debt to expand global influence is crucial. She said that only if international financial institutions actively provide assistance to the debt countries, these countries will not turn to China for funds.</text:p>
      <text:p text:style-name="P4">
<draw:frame draw:style-name="fr1" draw:name="Image115" text:anchor-type="as-char" svg:width="6.9236in" svg:height="4.960191in" draw:z-index="0">
<draw:image xlink:href="../Images/rfamandarin/2023-05-25T14-34-00-04-00/000001.png" xlink:type="simple" xlink:show="embed" xlink:actuate="onLoad" draw:mime-type="image/png"/>
</draw:frame>
U.S. Federal Representative JoyceBeatty emphasized at the hearing that international financial institutions including the International Monetary Fund, the World Bank and Multilateral Development Bank provide financial assistance to countries in the crisis and support global development. And it is essential to combat China's use of foreign debt to expand global influence. (Video screenshot/US Congress official website) <text:a xlink:type="simple" xlink:href="https://www.rfa.org/mandarin/yataibaodao/junshiwaijiao/jw-05252023140105.html/jw0525a.jpg" text:style-name="Internet_20_link" text:visited-style-name="Visited_20_Internet_20_Link">
</text:a>
Jesse M.schreger, associate professor of business school in Columbia University, told the committee that China plays an important role in the sovereign debt crisis. He said that China is now the world's largest bilateral debt country, and most of its loans are settled in the US dollar. Chinese debt accounted for almost a quarter or half of the domestic GDP.</text:p>
      <text:p text:style-name="P4">
"China provides loans through policy banks controlled by the state to make it between traditional international private creditors such as bond investors and other official bilateral government lenders. He said, "((countries) in the end how much money owed China is not sure. China does not participate in the traditional credit and reporting system. It tends to set up confidentiality clauses to prevent the debt party from disclosing relevant information."</text:p>
      <text:p text:style-name="P4">
The Associated Press has recently reported that China's lending operation has now led to dozens of poor countries in the world facing the sovereign debt crisis and the economy is on the verge of collapse. These countries include Pakistan, Kenya, etc., of which Zambia and Sri Lanka have debt default. Some experts point out that unless China makes concessions, more debt defaults will occur in relevant borrowing countries. At the same time, although these countries are in crisis, the Chinese government is still unwilling to avoid debt.</text:p>
      <text:p text:style-name="P4">
Former International Monetary Fund (IMF) Agent Markrosen, executive director, strongly suggested US legislators to urge relevant international institutions to adhere to the core functions of providing assistance to the sovereign debt crisis. He also believes that China is the biggest challenge to maintain the stability of world finance.</text:p>
      <text:p text:style-name="P4">
"The biggest challenge facing the International Monetary Fund today is China. China provides a lot of funds to emerging markets and low -income countries in an opaque and irresponsible way. ","</text:p>
      <text:p text:style-name="P4">
He also said that China has been urging the increase in its share in the International Monetary Fund, but in view of its debt behavior, it is not the time to increase China's share.</text:p>
      <text:p text:style-name="P4">
Daniel F.Runde, senior vice president of the US Think Tank Strategy and International Research Center (CSIS), emphasized that if the United States cannot play the leadership role of international financial institutions such as multilateral development banks in the competition of large powers, the majority of developing countries will be in the majority of developing countries will Turn to help in China and Russia. He also suggested that the United States should increase capital in the development of banking systems such as Fuxing and Development Bank in Europe, and incorporate Taiwan as an economy into the system to better support the global financial system led by the United States.</text:p>
      <text:p text:style-name="P4">
Reporter: Jingwei Responsible Editor: He Ping.com editor: Hong Wei</text:p>
      <text:p text:style-name="P4">
News Source: <text:a xlink:type="simple" xlink:href="https://www.rfa.org/mandarin/yataibaodao/junshiwaijiao/jw-05252023140105.html" text:style-name="Internet_20_link" text:visited-style-name="Visited_20_Internet_20_Link">
https://www.rfa.org/mandarin/yataibaodao/junshiwaijiao/jw-05252023140105.html</text:a>
</text:p>
      <!--NEWS-->
      <text:h text:style-name="P10" text:outline-level="1">
<text:span text:style-name="T4">
Fujian's official website cannot see that the restriction effect is spreading</text:span>
</text:h>
      <text:p text:style-name="P4">
Author: None</text:p>
      <text:p text:style-name="P4">
Publisher: Radio Free Asia (Organization)</text:p>
      <text:p text:style-name="P4">
Published Time: 2023-05-25T14:40:35-04:00</text:p>
      <text:p text:style-name="P4">
Modified Time: 2023-05-25T14:40: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740977in" draw:z-index="0">
<draw:image xlink:href="../Images/rfamandarin/2023-05-25T14-40-35-04-00/000000.png" xlink:type="simple" xlink:show="embed" xlink:actuate="onLoad" draw:mime-type="image/png"/>
</draw:frame>
Fujian Provincial Government's official website information screen <text:a xlink:type="simple" xlink:href="https://www.rfa.org/mandarin/Xinwen/6-05252023143455.html/@@images/image" text:style-name="Internet_20_link" text:visited-style-name="Visited_20_Internet_20_Link">
</text:a>
Network screenshots China restricts overseas obtaining the internal data of China is spreading. According to Reuters, many people overseas have reported that it is difficult to enter the official website of the Fujian Provincial Bureau of Statistics to obtain economic and population data recently. This situation has begun since March, and the recent situation seems to be even more serious. Some users said that although there are fewer and fewer websites in China to the outside world, the Fujian Provincial Government website is rare to prohibit overseas users from logging in. Investors from Hong Kong said that Fujian Province has special importance because it is next to Taiwan, and foreign investors closely follow the Fujian Province to observe the signs of Chinese military activities. In addition, with the cooling of Sino -US relations, China has fewer and fewer government websites that have been opened to the outside world; foreign companies engaged in the consulting industry in China have been investigated by the Chinese government many times in recent months. Sun Xin, a professor at King College of London, England, analyzed that the Chinese government is obvious that the trend of restricting foreign domestic data on the grounds of national security is obvious; if the situation in Fujian Province is deliberately decided by the government, other local governments may follow. (Responsible editor: Wang Yun)</text:p>
      <text:p text:style-name="P4">
News Source: <text:a xlink:type="simple" xlink:href="https://www.rfa.org/mandarin/Xinwen/6-05252023143455.html" text:style-name="Internet_20_link" text:visited-style-name="Visited_20_Internet_20_Link">
https://www.rfa.org/mandarin/Xinwen/6-05252023143455.html</text:a>
</text:p>
      <!--NEWS-->
      <text:h text:style-name="P10" text:outline-level="1">
<text:span text:style-name="T4">
The largest firepower annihilation in the history of Korean and American launching history</text:span>
</text:h>
      <text:p text:style-name="P4">
Author: 联合早报 (Person)</text:p>
      <text:p text:style-name="P4">
Publisher: 联合早报 (Organization)</text:p>
      <text:p text:style-name="P4">
Published Time: 2023-05-25T14:42</text:p>
      <text:p text:style-name="P4">
Modified Time: 2023-05-25T14:44</text:p>
      <text:p text:style-name="P4">
Description: The United States and South Korea have implemented the "joint coordinated firepower training", which has the highest scale. The Yonhap News Agency reported that on the occasion of the 70th anniversary of the Korean -American alliance and the 75th anniversary of the founding of the South Korean National Army, the Korean and American armed forces were implemented on Thursday (May 25) to implement the "United ... ...</text:p>
      <text:p text:style-name="P4">
Videos: []</text:p>
      <text:p text:style-name="P4">
Audios: []</text:p>
      <text:p text:style-name="P4">
Images: []</text:p>
      <text:p text:style-name="P4">
Type: NewsArticle</text:p>
      <text:p text:style-name="P4">
Breadcrumbs: ['即时', '国际']</text:p>
      <text:p text:style-name="P4">
Keywords: ['韩国', '美国']</text:p>
      <!--METADATA-->
      <text:p text:style-name="P4">
The United States and South Korea have implemented the "joint coordinated firepower training", which has the highest scale.</text:p>
      <text:p text:style-name="P4">
The Yonhap News Agency reported that on the occasion of the 70th anniversary of the Korean and American alliance and the 75th anniversary of the founding of the South Korean National Army, the two South Korean and American armed forces implemented the "Joint Coordinated Firepower Training Training" on the scientific training ground in Baochuan City, Gyeonggi -do, Essence</text:p>
      <text:p text:style-name="P4">
South Korea and the United States jointly coordinated firepower training began in June 1977. It has been held 11 times so far, showing the ability of South Korea and the United States to use the latest weapons to counter enemy provocation.</text:p>
      <text:p text:style-name="P4">
The Korean Army F-35A stealth fighter, AH-64 Apache attack helicopter, K-2 "Black Panther" main battle tank, K-21 armored vehicle, "Sky" multi-tube rocket launcher (MLRS) and other cutting-edge weapons joined this year's exercise. The U.S. military sent F-16 fighters, A-10 attack aircraft, etc. to participate in.</text:p>
      <text:p text:style-name="P4">
There were five exercises in this exercise, namely May 25, June 2, 7, 12, and 15, each exercise will visit each exercise.</text:p>
      <text:p text:style-name="P4">
Hanmei held the largest joint firepower display exercise in the training ground near the South Korean DPRK military boundary (MDL) this time, which may trigger a strong protest of North Korea. On the 19th, the DPRK -China Society condemned the "South Korean United Coordinated Firepower Training Training" as an enlarged version of the Anti -Republic's war exercise. Starting crazy, North Korea had to face it strictly.</text:p>
      <text:p text:style-name="P4">
News Source: <text:a xlink:type="simple" xlink:href="https://www.zaobao.com.sg/realtime/world/story20230525-1398012" text:style-name="Internet_20_link" text:visited-style-name="Visited_20_Internet_20_Link">
https://www.zaobao.com.sg/realtime/world/story20230525-1398012</text:a>
</text:p>
      <!--NEWS-->
      <text:h text:style-name="P10" text:outline-level="1">
<text:span text:style-name="T4">
Tiktok's security still doubts the "New York Times" to reveal its leakage of user privacy</text:span>
</text:h>
      <text:p text:style-name="P4">
Author: None</text:p>
      <text:p text:style-name="P4">
Publisher: Radio Free Asia (Organization)</text:p>
      <text:p text:style-name="P4">
Published Time: 2023-05-25T14:45:00-04:00</text:p>
      <text:p text:style-name="P4">
Modified Time: 2023-05-25T14:5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5-25T14-45-00-04-00/000000.png" xlink:type="simple" xlink:show="embed" xlink:actuate="onLoad" draw:mime-type="image/png"/>
</draw:frame>
The picture shows a picture that appears on a smartphone on the TIKTOK application <text:a xlink:type="simple" xlink:href="https://www.rfa.org/mandarin/Xinwen/7-05252023144130.html/@@images/image" text:style-name="Internet_20_link" text:visited-style-name="Visited_20_Internet_20_Link">
</text:a>
The Associated Press information picture reported on Thursday (May 25), the United States "New York Times" that the document of Tiktok, the China Video Society of China, shows that the company's employees often pass the internal collaboration tool LARK groups in the working procedure Share personal data from American or British users, including photos, residents, IP addresses, equipment and user IDs, and these groups often have thousands of employees. TIKTOK's internal security employees have been vigilant at least since 2021, and have questioned whether Beijing employees should become these group members of the user's secret data. TIKTOK faded the access authority of Chinese employees to American user data, but its internal members said that as of the end of last year, LARK data from Tiktok was stored on Chinese servers. But the Tiktok spokesman Alex Huruk responded that Tiktok was deleting US user data collected by it before June 2022 and began to send the data to the American server owned by a third party. But Tiktok officially did not respond to whether LARK data was stored in China. (Responsible editor: Wang Yun)</text:p>
      <text:p text:style-name="P4">
News Source: <text:a xlink:type="simple" xlink:href="https://www.rfa.org/mandarin/Xinwen/7-05252023144130.html" text:style-name="Internet_20_link" text:visited-style-name="Visited_20_Internet_20_Link">
https://www.rfa.org/mandarin/Xinwen/7-05252023144130.html</text:a>
</text:p>
      <!--NEWS-->
      <text:h text:style-name="P10" text:outline-level="1">
<text:span text:style-name="T4">
Vietnam accusations of "Xiangyanghong No. 10" scientific test vessels and other ships infringing their sovereignty</text:span>
</text:h>
      <text:p text:style-name="P4">
Author: None (Language: zh)</text:p>
      <text:p text:style-name="P4">
Publisher: None</text:p>
      <text:p text:style-name="P4">
Time: 2023-05-25T14:45:00Z</text:p>
      <text:p text:style-name="P4">
Description: Vietnam has accused a Chinese scientific examination ship and guarding maritime police officers violated Vietnam's sovereignty this Thursday (May 25) and asked the Chinese government to evacuate these vessels from the Vietnam waters.</text:p>
      <text:p text:style-name="P4">
Videos: []</text:p>
      <text:p text:style-name="P4">
Images: ["<text:a xlink:type="simple" xlink:href="https://static.dw.com/image/62021996_303.jpg" text:style-name="Internet_20_link" text:visited-style-name="Visited_20_Internet_20_Link">
62021996_303.jpg</text:a>
", "<text:a xlink:type="simple" xlink:href="https://static.dw.com/image/4242678_404.jpg" text:style-name="Internet_20_link" text:visited-style-name="Visited_20_Internet_20_Link">
4242678_404.jpg</text:a>
"]</text:p>
      <text:p text:style-name="P4">
Subject: 时政风云</text:p>
      <text:p text:style-name="P4">
Subjects: ['岛屿主权争端', '专题报道：全景观看“习马会”', '中国', '越南', '中共十九大', '德中关系']</text:p>
      <text:p text:style-name="P4">
Keywords: ['越南', '中国', '科考船', '向阳红10号', '南中国海', '海警船']</text:p>
      <text:p text:style-name="P4">
Id: 65735901</text:p>
      <!--METADATA-->
      <text:p text:style-name="P4">
<text:a xlink:type="simple" xlink:href="https://www.dw.com/zh/overlay/image/article/65735901/62021996" text:style-name="Internet_20_link" text:visited-style-name="Visited_20_Internet_20_Link">
 <draw:frame draw:style-name="fr1" draw:name="Image118" text:anchor-type="as-char" svg:width="6.9236in" svg:height="3.896998in" draw:z-index="0">
<draw:image xlink:href="../Images/dwzh/2023-05-25T14-45-00Z/62021996_303.jpg" xlink:type="simple" xlink:show="embed" xlink:actuate="onLoad" draw:mime-type="image/jpeg"/>
</draw:frame>
</text:a>
China Maritime Police Ship (Data Map) on the South China Sea</text:p>
      <text:p text:style-name="P4">
(Voice of Germany Chinese) Pham Thuhan, a spokesman for the Vietnamese Foreign Ministry, said in a government bulletin: "Vietnam requires China to immediately withdraw from Yanghong No. 10, Chinese maritime police ships, and fishing boats. Vietnam's waters ... Vietnam has made several contacts with China and took measures based on international law and international practice to ensure that Vietnam's legal and legitimate rights and interests. "</text:p>
      <text:p text:style-name="P4">
The Chinese Embassy in Hanoi did not immediately respond to Reuters' comment requests.</text:p>
      <text:p text:style-name="P4">
Last week, Vietnam criticized the behavior of a Chinese scientific ship in the same sea area. Fan Qiuzhen, deputy spokesperson of the Ministry of Foreign Affairs of Vietnam on May 25, answered the reporter's question on May 25: Recently, according to reports, according to reports, China "Xiangyanghong 10" scientific and some maritime police ships and fishing boats violated in accordance with the 1982 The Convention on the United Nations Ocean Law 》 The Vietnam exclusive economic zone established by relevant provisions. In the face of this situation, the Ministry of Foreign Affairs of Vietnam and various functional agencies have repeatedly contacted China and adopted measures that comply with international law and Vietnamese laws to protect Vietnam's legitimate rights and interests.</text:p>
      <text:p text:style-name="P4">
<draw:frame draw:style-name="fr1" draw:name="Image119" text:anchor-type="as-char" svg:width="6.9236in" svg:height="3.889434in" draw:z-index="0">
<draw:image xlink:href="../Images/dwzh/2023-05-25T14-45-00Z/4242678_404.jpg" xlink:type="simple" xlink:show="embed" xlink:actuate="onLoad" draw:mime-type="image/jpeg"/>
</draw:frame>
China has sovereignty disputes with Vietnam, Malaysia, the Philippines, Brunei, Indonesia, etc. in the South China Sea</text:p>
      <text:p text:style-name="P4">
China said scientific research is a normal activity in China's jurisdiction. <text:a xlink:type="simple" xlink:href="https://www.dw.com/zh/zh/南海仲裁案qa/a-19339726" text:style-name="Internet_20_link" text:visited-style-name="Visited_20_Internet_20_Link">
</text:a>
Including waters located in the exclusive economic zone in Vietnam and four other Southeast Asian countries.</text:p>
      <text:p text:style-name="P4">
The Vietnamese Foreign Ministry spokesman Li Shiqiu also said that Vietnam called on the international community to join the efforts of maintaining the order of the South China Sea, peace and security, and contributing to the development of the common interests of the two countries.</text:p>
      <text:p text:style-name="P4">
The Ministry of Transport of China said on the 24th that China deployed three "navigation" beacons near the E Iwin Reef, Huisen Reef and Nanxun Reef in the Nansha Islands. China has sovereign disputes with Vietnam, Malaysia, the Philippines, Brunei, Indonesia, etc. in the Nansha Islands.</text:p>
      <text:p text:style-name="P4">
(Reuters)</text:p>
      <text:p text:style-name="P4">
国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text:p>
      <text:p text:style-name="P4">
News Source: <text:a xlink:type="simple" xlink:href="https://www.dw.com/zh/越南指责中-向阳红10号-科考船等船只侵犯其主权/a-65735901" text:style-name="Internet_20_link" text:visited-style-name="Visited_20_Internet_20_Link">
https://www.dw.com/zh/越南指责中-向阳红10号-科考船等船只侵犯其主权/a-65735901?maca=chi-rss-chi-all-1127-rdf</text:a>
</text:p>
      <!--NEWS-->
      <text:h text:style-name="P10" text:outline-level="1">
<text:span text:style-name="T4">
Chaos for the United States, South Korea and Japan to share the missile launch plan</text:span>
</text:h>
      <text:p text:style-name="P4">
Author: 联合早报 (Person)</text:p>
      <text:p text:style-name="P4">
Publisher: 联合早报 (Organization)</text:p>
      <text:p text:style-name="P4">
Published Time: 2023-05-25T14:59</text:p>
      <text:p text:style-name="P4">
Modified Time: 2023-05-25T14:59</text:p>
      <text:p text:style-name="P4">
Description: North Korean media criticized the real -time data of South Korea, the United States and Japan to share Pyongyang missile launch, saying that these three countries are discussing "sinister measures" for strengthening military cooperation. Reuters quoted Jiang Jinsong (Kang ... Kang ... Kang ...</text:p>
      <text:p text:style-name="P4">
Videos: []</text:p>
      <text:p text:style-name="P4">
Audios: []</text:p>
      <text:p text:style-name="P4">
Images: []</text:p>
      <text:p text:style-name="P4">
Type: NewsArticle</text:p>
      <text:p text:style-name="P4">
Breadcrumbs: ['即时', '国际']</text:p>
      <text:p text:style-name="P4">
Keywords: ['朝鲜', '美国', '韩国', '日本']</text:p>
      <!--METADATA-->
      <text:p text:style-name="P4">
North Korean media criticized the real -time data of South Korea, the United States and Japan to share Pyongyang missile launch, saying that these three countries are discussing "sinister measures" for strengthening military cooperation.</text:p>
      <text:p text:style-name="P4">
Reuters quoted the comments by the Chaozhong Society on Thursday (May 25), Kang Jin Song (transliteration) of international affairs analysts.(https://www.zaobao.com.sg/realtime/world/story20230510-1392954)‘” To incite confrontation and improve the military advantage of the United States in this region to reach this information sharing agreement. He said: “This is to maximize the vigilance of regional countries including North Korea. "</text:p>
      <text:p text:style-name="P4">
The leaders of South Korea, the United States and Japan have recently held in Hiroshima, Japan [] <text:a xlink:type="simple" xlink:href="https://www.zaobao.com.sg/news/world/story20230524-1397891" text:style-name="Internet_20_link" text:visited-style-name="Visited_20_Internet_20_Link">
</text:a>
(G7) At the summit, and agreed to deepen <text:a xlink:type="simple" xlink:href="https://www.zaobao.com.sg/realtime/world/story20230407-1380411" text:style-name="Internet_20_link" text:visited-style-name="Visited_20_Internet_20_Link">
</text:a>
Safety cooperation. According to the White House, the discussion content includes new coordination when facing North Korea's illegal nuclear weapons and the threat of missiles, and coordinating economic security and their respective India -Pacific strategies.</text:p>
      <text:p text:style-name="P4">
Analysts of the North Korean Society also criticized other military alliances led by the United States, including [] signed with the United Kingdom and Australia(https://www.zaobao.com.sg/realtime/world/story20230418-1384491)(AUKUS), Five Eye Alliances, and [] including India, Australia and Japan, including India, Australia, and Japan(https://www.zaobao.com.sg/news/world/story20230520-1396627)(Quad) thinks these alliances are exclusive and confrontation.</text:p>
      <text:p text:style-name="P4">
News Source: <text:a xlink:type="simple" xlink:href="https://www.zaobao.com.sg/realtime/world/story20230525-1398019" text:style-name="Internet_20_link" text:visited-style-name="Visited_20_Internet_20_Link">
https://www.zaobao.com.sg/realtime/world/story20230525-1398019</text:a>
</text:p>
      <!--NEWS-->
      <text:h text:style-name="P10" text:outline-level="1">
<text:span text:style-name="T4">
Sydney's large -scale building has collapsed</text:span>
</text:h>
      <text:p text:style-name="P4">
Author: 联合早报 (Person)</text:p>
      <text:p text:style-name="P4">
Publisher: 联合早报 (Organization)</text:p>
      <text:p text:style-name="P4">
Published Time: 2023-05-25T15:25</text:p>
      <text:p text:style-name="P4">
Modified Time: 2023-05-25T17:34</text:p>
      <text:p text:style-name="P4">
Description: A large -scale multi -storey building in the center of Sydney, Australia occurred on Thursday (May 25). Firefighters fought with fire and were blocked at the scene. Comprehensive Reuters and Agence France -Presse reported that the TV screen showed that the building was close to the city center of Sydney, and firefighters were trying to pounce ...</text:p>
      <text:p text:style-name="P4">
Videos: []</text:p>
      <text:p text:style-name="P4">
Audios: []</text:p>
      <text:p text:style-name="P4">
Images: []</text:p>
      <text:p text:style-name="P4">
Type: NewsArticle</text:p>
      <text:p text:style-name="P4">
Breadcrumbs: ['即时', '国际']</text:p>
      <text:p text:style-name="P4">
Keywords: ['澳大利亚', '悉尼', '火灾']</text:p>
      <!--METADATA-->
      <text:p text:style-name="P4">
A large -scale multi -storey building in the center of Sydney, Australia occurred on Thursday (May 25). Firefighters fought with fire and were blocked at the scene.</text:p>
      <text:p text:style-name="P4">
Comprehensive Reuters and Agence France -Presse reported that the television screen showed that the building was close to the city center of Sydney, and firefighters were trying to extinguish the fire; a car parked nearby was also on fire. The picture also shows that the burning residue was also swept to the balcony of the nearby building.</text:p>
      <text:p text:style-name="P4">
The fire and rescue department of New South Wales said in social media: "Avoid this area." The fire spread to the buildings near the railway station, surrounded by thick smoke.</text:p>
      <text:p text:style-name="P4">
The fire department said the authorities used more than 100 firefighters and 20 fire trucks to extinguish the fire.</text:p>
      <text:p text:style-name="P4">
Australian Broadcasting Corporation (ABC) reported that Du Belley, director of the New South Wales Fire and Rescue Bureau, said that the fire began on the third floor of the building. He said that the building believes that there are seven floors high, and the third floor of the building is on fire. "People are evacuating, and firefighters are entering the building to extinguish the fire." As the fire spread, the building part began to collapse.</text:p>
      <text:p text:style-name="P4">
News Source: <text:a xlink:type="simple" xlink:href="https://www.zaobao.com.sg/realtime/world/story20230525-1398114" text:style-name="Internet_20_link" text:visited-style-name="Visited_20_Internet_20_Link">
https://www.zaobao.com.sg/realtime/world/story20230525-1398114</text:a>
</text:p>
      <!--NEWS-->
      <text:h text:style-name="P10" text:outline-level="1">
<text:span text:style-name="T4">
"Asia -Pacific Report" May 25, 2023 Audio</text:span>
</text:h>
      <text:p text:style-name="P4">
Author: None</text:p>
      <text:p text:style-name="P4">
Publisher: Radio Free Asia (Organization)</text:p>
      <text:p text:style-name="P4">
Published Time: 2023-05-25T15:41:43-04:00</text:p>
      <text:p text:style-name="P4">
Modified Time: 2023-05-25T15:41:43-04:00</text:p>
      <text:p text:style-name="P4">
Description: None</text:p>
      <text:p text:style-name="P4">
Videos: []</text:p>
      <text:p text:style-name="P4">
Audios: ["<text:a xlink:type="simple" xlink:href="https://www.rfa.org/mandarin/apr-audio/yp-05252023132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88615in" draw:z-index="0">
<draw:image xlink:href="../Images/rfamandarin/2023-05-25T15-41-43-04-00/000000.png" xlink:type="simple" xlink:show="embed" xlink:actuate="onLoad" draw:mime-type="image/png"/>
</draw:frame>
 <text:a xlink:type="simple" xlink:href="https://www.rfa.org/mandarin/apr-audio/yp-05252023132708.html/@@images/image" text:style-name="Internet_20_link" text:visited-style-name="Visited_20_Internet_20_Link">
</text:a>
Free Asia Radio Drawing <text:a xlink:type="simple" xlink:href="https://www.rfa.org/mandarin/apr-audio/yp-05252023132708.html/@@stream" text:style-name="Internet_20_link" text:visited-style-name="Visited_20_Internet_20_Link">
</text:a>
The main content of this show:</text:p>
      <text:p text:style-name="P4">
1 . "709 case" lawyer Wang Quanzhang's family was in trouble again. The Beijing police came to investigate the name of drug use;</text:p>
      <text:p text:style-name="P4">
2 . Wang Dan, the leader of the original Tiananmen School of Xuemen, introduced the preparation process of the June 4th Memorial Hall;</text:p>
      <text:p text:style-name="P4">
3 . Overseas websites disclose that the Chinese public security department organizes to participate in overseas network attack operations;</text:p>
      <text:p text:style-name="P4">
4 . Tsinghua University released polls. Does China really have the world's first influence?</text:p>
      <text:p text:style-name="P4">
5 . US e -commerce Amazon announced that it would suspend the Chinese app store, which caused heated discussion on public opinion.</text:p>
      <text:p text:style-name="P4">
News Source: <text:a xlink:type="simple" xlink:href="https://www.rfa.org/mandarin/apr-audio/yp-05252023132708.html" text:style-name="Internet_20_link" text:visited-style-name="Visited_20_Internet_20_Link">
https://www.rfa.org/mandarin/apr-audio/yp-05252023132708.html</text:a>
</text:p>
      <!--NEWS-->
      <text:h text:style-name="P10" text:outline-level="1">
<text:span text:style-name="T4">
Japan Research: Sleeping tooth or grinding is related to food fiber intake</text:span>
</text:h>
      <text:p text:style-name="P4">
Author: 联合早报 (Person)</text:p>
      <text:p text:style-name="P4">
Publisher: 联合早报 (Organization)</text:p>
      <text:p text:style-name="P4">
Published Time: 2023-05-25T15:44</text:p>
      <text:p text:style-name="P4">
Modified Time: 2023-05-25T16:00</text:p>
      <text:p text:style-name="P4">
Description: A recent research report published by the Research Team of the University of Okayama, Japan, pointed out that the grinding teeth may be related to food fiber intake during sleep, increasing food fiber intake or improving molar behavior. Kyodo News reported that the research surveyed about 140 students aged 18 to 32 to 35 ...</text:p>
      <text:p text:style-name="P4">
Videos: []</text:p>
      <text:p text:style-name="P4">
Audios: []</text:p>
      <text:p text:style-name="P4">
Images: []</text:p>
      <text:p text:style-name="P4">
Type: NewsArticle</text:p>
      <text:p text:style-name="P4">
Breadcrumbs: ['即时', '国际']</text:p>
      <text:p text:style-name="P4">
Keywords: ['健康', '科学']</text:p>
      <!--METADATA-->
      <text:p text:style-name="P4">
A recent research report published by the Research Team of the University of Okayama, Japan, pointed out that the grinding teeth may be related to food fiber intake during sleep, increasing food fiber intake or improving molar behavior.</text:p>
      <text:p text:style-name="P4">
Kyodo News reported that the research surveyed about 140 students aged 18 to 32 to 35 nutrients, and whether there were molars when sleeping. The results showed that the average food fiber intake of students who did not wear teeth was about 13 grams per day, and the food fiber intake of the grinding students was about 10 grams per day. The difference in three grams of three grams is the food fiber content of three bananas.</text:p>
      <text:p text:style-name="P4">
There is only food fiber associated with molars. There were previous studies that the more food fiber intake, the higher the sleep quality.</text:p>
      <text:p text:style-name="P4">
The research team of the University of Okayama said that molar can cause adverse effects such as tooth defects and periodontal disease. The lower the quality of sleep, the more prone to molars.</text:p>
      <text:p text:style-name="P4">
At present, the causes of molars are ingested with caffeine and alcohol, but no way to reduce the behavior of molars has not been found.</text:p>
      <text:p text:style-name="P4">
News Source: <text:a xlink:type="simple" xlink:href="https://www.zaobao.com.sg/realtime/world/story20230525-1398122" text:style-name="Internet_20_link" text:visited-style-name="Visited_20_Internet_20_Link">
https://www.zaobao.com.sg/realtime/world/story20230525-1398122</text:a>
</text:p>
      <!--NEWS-->
      <text:h text:style-name="P10" text:outline-level="1">
<text:span text:style-name="T4">
Ukraine claims to shot down all night Russia 36 drones</text:span>
</text:h>
      <text:p text:style-name="P4">
Author: 联合早报 (Person)</text:p>
      <text:p text:style-name="P4">
Publisher: 联合早报 (Organization)</text:p>
      <text:p text:style-name="P4">
Published Time: 2023-05-25T15:56</text:p>
      <text:p text:style-name="P4">
Modified Time: 2023-05-25T15:56</text:p>
      <text:p text:style-name="P4">
Description: Ukraine claimed to shield all 36 Iranian drones made by Russia all night, and said that these drones may be targeted at key infrastructure and military facilities. Reuters reported that Ukrainian President Zelei Sky on Thursday (May 25) said that this is a "uneasy night" ...</text:p>
      <text:p text:style-name="P4">
Videos: []</text:p>
      <text:p text:style-name="P4">
Audios: []</text:p>
      <text:p text:style-name="P4">
Images: []</text:p>
      <text:p text:style-name="P4">
Type: NewsArticle</text:p>
      <text:p text:style-name="P4">
Breadcrumbs: ['即时', '国际']</text:p>
      <text:p text:style-name="P4">
Keywords: ['俄罗斯', '乌克兰', '无人机']</text:p>
      <!--METADATA-->
      <text:p text:style-name="P4">
Ukraine claims to shot down all 36 of Russia all night <text:a xlink:type="simple" xlink:href="https://www.zaobao.com.sg/news/world/story20230421-1385816" text:style-name="Internet_20_link" text:visited-style-name="Visited_20_Internet_20_Link">
</text:a>
And say that these drones may be targeted at key infrastructure and military facilities.</text:p>
      <text:p text:style-name="P4">
Reuters reported that Ukrainian President Zelei Sky said on Thursday (May 25) that this was a "uneasy night", but praised the air defense efforts. He said in the application of Telegram: "The enemy continues to intimidate Ukraine and launch 36 witnesses (drones). There is no hit target. This is 100 % thanks to our air defense forces."</text:p>
      <text:p text:style-name="P4">
Russia has often launched drone attacks in Ukraine since October last year; although drones are slow, they are cheaper and more expensive than advanced missiles.</text:p>
      <text:p text:style-name="P4">
The Ukrainian Air Force said in Telegram's application: "The enemy believes that it is to attack key infrastructure and military facilities in eastern countries." Authorities said that the drone used by Russia is [] <text:a xlink:type="simple" xlink:href="https://www.zaobao.com.sg/realtime/china/story20230310-1371143" text:style-name="Internet_20_link" text:visited-style-name="Visited_20_Internet_20_Link">
</text:a>
Witnesses-136 and witnesses 131.</text:p>
      <text:p text:style-name="P4">
News Source: <text:a xlink:type="simple" xlink:href="https://www.zaobao.com.sg/realtime/world/story20230525-1398124" text:style-name="Internet_20_link" text:visited-style-name="Visited_20_Internet_20_Link">
https://www.zaobao.com.sg/realtime/world/story20230525-1398124</text:a>
</text:p>
      <!--NEWS-->
      <text:h text:style-name="P10" text:outline-level="1">
<text:span text:style-name="T4">
Vietnam has accused Chinese scientific examination vessels infringe on its sovereignty</text:span>
</text:h>
      <text:p text:style-name="P4">
Author: None</text:p>
      <text:p text:style-name="P4">
Publisher: Radio Free Asia (Organization)</text:p>
      <text:p text:style-name="P4">
Published Time: 2023-05-25T16:15:08-04:00</text:p>
      <text:p text:style-name="P4">
Modified Time: 2023-05-25T16:1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4.064823in" draw:z-index="0">
<draw:image xlink:href="../Images/rfamandarin/2023-05-25T16-15-08-04-00/000000.png" xlink:type="simple" xlink:show="embed" xlink:actuate="onLoad" draw:mime-type="image/png"/>
</draw:frame>
China "Xiangyanghong No. 10" subject <text:a xlink:type="simple" xlink:href="https://www.rfa.org/mandarin/Xinwen/8-05252023160854.html/@@images/image" text:style-name="Internet_20_link" text:visited-style-name="Visited_20_Internet_20_Link">
</text:a>
Baidu According to Reuters, Vietnamese Foreign Ministry spokesman Pham Thuhang (May 25) said to the outside world on Thursday (May 25) that China "Xiangyanghong No. 10" science ship and some maritime police ships and fishing boats violated infringed The Vietnamese exclusive economic zone established in accordance with the relevant provisions of the United Nations Marine Law Convention in 1982 requires them to withdraw from the Vietnamese waters. He emphasized that the Vietnamese government departments have repeatedly contacted China and demanded that the latter takes measures that meet international law and Vietnamese laws to protect Vietnam's legitimate rights and interests. He also called on the international community to maintain the order of the South China Sea together. China said that scientific research is a normal activity in China's jurisdiction. However, the Chinese Embassy in Hanoi did not immediately respond to Reuters' comment requests. (Responsible editor: Wang Yun)</text:p>
      <text:p text:style-name="P4">
News Source: <text:a xlink:type="simple" xlink:href="https://www.rfa.org/mandarin/Xinwen/8-05252023160854.html" text:style-name="Internet_20_link" text:visited-style-name="Visited_20_Internet_20_Link">
https://www.rfa.org/mandarin/Xinwen/8-05252023160854.html</text:a>
</text:p>
      <!--NEWS-->
      <text:h text:style-name="P10" text:outline-level="1">
<text:span text:style-name="T4">
Ke Palace: Russia has long pointed out that the Kaidi attack is a Ukraine plan</text:span>
</text:h>
      <text:p text:style-name="P4">
Author: 联合早报 (Person)</text:p>
      <text:p text:style-name="P4">
Publisher: 联合早报 (Organization)</text:p>
      <text:p text:style-name="P4">
Published Time: 2023-05-25T16:17</text:p>
      <text:p text:style-name="P4">
Modified Time: 2023-05-25T19:56</text:p>
      <text:p text:style-name="P4">
Description: The US media said that the Cremlin of Russia was attacked by drones or planned for the special Ukraine department earlier this month. Ke Palace responded to this that Russia had stated that the attack was related to the Ukraine from the beginning. Reuters reported that the Wall Street Journal reported on Wednesday (May 24) that according to beauty ...</text:p>
      <text:p text:style-name="P4">
Videos: []</text:p>
      <text:p text:style-name="P4">
Audios: []</text:p>
      <text:p text:style-name="P4">
Images: []</text:p>
      <text:p text:style-name="P4">
Type: NewsArticle</text:p>
      <text:p text:style-name="P4">
Breadcrumbs: ['即时', '国际']</text:p>
      <text:p text:style-name="P4">
Keywords: ['克里姆林宫', '乌克兰', '俄罗斯', '无人机']</text:p>
      <!--METADATA-->
      <text:p text:style-name="P4">
US media said that the Cremlin Palace of Russia earlier this month <text:a xlink:type="simple" xlink:href="https://www.zaobao.com/realtime/world/story20230503-1390360" text:style-name="Internet_20_link" text:visited-style-name="Visited_20_Internet_20_Link">
</text:a>
Or plan for the special department of Ukraine, and Ke Palace responded to this that Russia had said from the beginning that the attack was related to the Ukraine.</text:p>
      <text:p text:style-name="P4">
Reuters reported that Wall Street Journal reported on Wednesday (May 24) that according to the communication of Ukrainian officials intercepted by the United States, the drone attack earlier this month was likely to be a special military or in Ukraine or Intelligence department planning.</text:p>
      <text:p text:style-name="P4">
However, American intelligence agencies do not know which unit in Ukraine has implemented the attack, and it is not clear whether the President of Ukraine or his senior officials know the operation.</text:p>
      <text:p text:style-name="P4">
The Kremlin spokesman Peskov said to the media on Thursday (25th): "We (after being attacked) immediately pointed out that the back of the attack was the Kiev power. In the final analysis, the attack was the attack of which unit of the Kiev government. ","</text:p>
      <text:p text:style-name="P4">
The Russian News Agency issued a statement on May 3 that the two drones attacked the Ke Palace on the same day, but were shot down by the Russian and intelligence department's electronic air defense system. Russia claims that the attack was implemented under the instructions of Ukraine in the United States in order to assassinate Russian President Putin and show that Russia reserves the right to revenge.</text:p>
      <text:p text:style-name="P4">
Ukraine at the time <text:a xlink:type="simple" xlink:href="https://www.zaobao.com/realtime/world/story20230503-1390370" text:style-name="Internet_20_link" text:visited-style-name="Visited_20_Internet_20_Link">
</text:a>
The United States also said that Russia was lying.</text:p>
      <text:p text:style-name="P4">
Ukrainian presidential consultant Mykhailo Podolyak said on Thursday that Ukraine and Kremlin's "strange and meaningless" attack has nothing to do.</text:p>
      <text:p text:style-name="P4">
He told Reuters that Russia tried to use Western concerns about Ukraine's possibility of attacking the Russian territory and causing an upgrade of the situation, thereby reducing the supply of weapons transported to Ukraine.</text:p>
      <text:p text:style-name="P4">
News Source: <text:a xlink:type="simple" xlink:href="https://www.zaobao.com.sg/realtime/world/story20230525-1398133" text:style-name="Internet_20_link" text:visited-style-name="Visited_20_Internet_20_Link">
https://www.zaobao.com.sg/realtime/world/story20230525-1398133</text:a>
</text:p>
      <!--NEWS-->
      <text:h text:style-name="P10" text:outline-level="1">
<text:span text:style-name="T4">
This year China's birth population may be less than 8 million</text:span>
</text:h>
      <text:p text:style-name="P4">
Author: None</text:p>
      <text:p text:style-name="P4">
Publisher: Radio Free Asia (Organization)</text:p>
      <text:p text:style-name="P4">
Published Time: 2023-05-25T16:19:11-04:00</text:p>
      <text:p text:style-name="P4">
Modified Time: 2023-05-25T16:19: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5-25T16-19-11-04-00/000000.png" xlink:type="simple" xlink:show="embed" xlink:actuate="onLoad" draw:mime-type="image/png"/>
</draw:frame>
Medical staff in Taizhou City, Jiangsu Province are taking care of the newborn baby <text:a xlink:type="simple" xlink:href="https://www.rfa.org/mandarin/Xinwen/9-05252023161551.html/@@images/image" text:style-name="Internet_20_link" text:visited-style-name="Visited_20_Internet_20_Link">
</text:a>
According to the Chinese media "Chinese Charity" website, the France -France -France -France -France -France -France -France -France -France -France has calculated that according to the number of maternal archives this year, China's new birth population may be less than 8 million this year. According to data from the National Bureau of Statistics, China's birth population was 9.56 million in 2022, a decrease of 1.06 million compared with 2021. This year's estimated birth population decreased by more than 1 million compared with last year, and it continued to decline in the birth population over the years. Some experts believe that the decline in the decline in China's newborn population is difficult to change in the future. The priority is to encourage fertility through policies to solve the worries of young people. The reduction of the birth population affects the growth trend of China's population. Wang Pingping, director of the Department of Population and Employment Statistics of the National Bureau of Statistics, explained that China's population growth has continued to slow down, mainly affected by two factors: one is that the number of women in childcare age continues to decrease; the other is that the total fertility rate of women of childbearing age continues to decline. (Responsible editor: Wang Yun)</text:p>
      <text:p text:style-name="P4">
News Source: <text:a xlink:type="simple" xlink:href="https://www.rfa.org/mandarin/Xinwen/9-05252023161551.html" text:style-name="Internet_20_link" text:visited-style-name="Visited_20_Internet_20_Link">
https://www.rfa.org/mandarin/Xinwen/9-05252023161551.html</text:a>
</text:p>
      <!--NEWS-->
      <text:h text:style-name="P10" text:outline-level="1">
<text:span text:style-name="T4">
Taiwan Executive Yuan Order: Mainlanders do not have the nationality of the Republic of China</text:span>
</text:h>
      <text:p text:style-name="P4">
Author: None</text:p>
      <text:p text:style-name="P4">
Publisher: Radio Free Asia (Organization)</text:p>
      <text:p text:style-name="P4">
Published Time: 2023-05-25T16:26:00-04:00</text:p>
      <text:p text:style-name="P4">
Modified Time: 2023-05-25T16:28: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355168in" draw:z-index="0">
<draw:image xlink:href="../Images/rfamandarin/2023-05-25T16-26-00-04-00/000000.png" xlink:type="simple" xlink:show="embed" xlink:actuate="onLoad" draw:mime-type="image/png"/>
</draw:frame>
The National ID card of the Republic of China is one of the conditions for Taiwan to certify the nationality of the Republic of China. <text:a xlink:type="simple" xlink:href="https://www.rfa.org/mandarin/Xinwen/10-05252023162022.html/@@images/image" text:style-name="Internet_20_link" text:visited-style-name="Visited_20_Internet_20_Link">
</text:a>
According to Taiwan's "Liberty Times", the Taiwan Executive Yuan issued a order on Thursday (May 25). According to the nationality law, the people of the Chinese mainland do not have the nationality of the Republic of China. Rights and obligations. The report pointed out that this administrative order was triggered by a compensation case caused by the death of street lights in Taiwan. The local court quoted the content of the legal interpretation in 1993, "The people of the mainland are also the people of the Republic of China" and sentenced the state to compensation of NT $ 4.63 million. Zheng Yunpeng, Legislative Member of the Taiwan Democratic Progressive Party, said that the Taiwan Executive Yuan was originally explained to the old legal interpretation of inappropriate clearance to make a clarification of related issues; List. (Responsible editor: Wang Yun)</text:p>
      <text:p text:style-name="P4">
News Source: <text:a xlink:type="simple" xlink:href="https://www.rfa.org/mandarin/Xinwen/10-05252023162022.html" text:style-name="Internet_20_link" text:visited-style-name="Visited_20_Internet_20_Link">
https://www.rfa.org/mandarin/Xinwen/10-05252023162022.html</text:a>
</text:p>
      <!--NEWS-->
      <text:h text:style-name="P10" text:outline-level="1">
<text:span text:style-name="T4">
Facing the defense system weak Malaysian 5G users face risks</text:span>
</text:h>
      <text:p text:style-name="P4">
Author: 联合早报 (Person)</text:p>
      <text:p text:style-name="P4">
Publisher: 联合早报 (Organization)</text:p>
      <text:p text:style-name="P4">
Published Time: 2023-05-25T16:26</text:p>
      <text:p text:style-name="P4">
Modified Time: 2023-05-25T16:44</text:p>
      <text:p text:style-name="P4">
Description: Online security experts warn that Malaysia's rapid promotion of 5G networks will cause general and risk of commercial users to face data leakage and extortion software attacks. This is because the weak network security defense system of Malaysia cannot keep up with the speed of promotion of new technology. Communication and Digital Minister Fami last week ...</text:p>
      <text:p text:style-name="P4">
Videos: []</text:p>
      <text:p text:style-name="P4">
Audios: []</text:p>
      <text:p text:style-name="P4">
Images: []</text:p>
      <text:p text:style-name="P4">
Type: NewsArticle</text:p>
      <text:p text:style-name="P4">
Breadcrumbs: ['即时', '国际']</text:p>
      <text:p text:style-name="P4">
Keywords: ['5G', '网络安全', '网络', '资料外泄', '马来西亚']</text:p>
      <!--METADATA-->
      <text:p text:style-name="P4">
Online security experts warn that Malaysia's rapid promotion of 5G networks will cause general and risk of commercial users to face data leakage and extortion software attacks. This is because the weak network security defense system of Malaysia cannot keep up with the speed of promotion of new technology.</text:p>
      <text:p text:style-name="P4">
The Communications and Digital Minister Fami revealed last Saturday (May 20) that the 5G network coverage rate of Malaysia has reached 59.5%as of the end of April. The government's goal is to reach 80%of 5G coverage at the end of this year. Famie revealed on May 3 that once the 5G coverage rate reaches 80%, the government will make another company a 5G network supplier and break the monopoly of the current State Digital Co., Ltd. (DNB).</text:p>
      <text:p text:style-name="P4">
When the Malaysian 5G network has developed rapidly in recent years, there have also been multiple information leakage and extortion software attacks in the local area, allowing Malaysia to rank 11th among countries that are most likely to be attacked by Internet attacks in the second quarter of last year.</text:p>
      <text:p text:style-name="P4">
Duka, Chief Security Officer of Palo Altonetworks, told "Nikkei Asia": "With the promotion of 5G networks, telecommunications companies will gradually shift from the original core hardware infrastructure to cloud infrastructure. Learn how to turn to the cloud. This may occur (safe) vulnerability, and the attacker can be organic. "</text:p>
      <text:p text:style-name="P4">
Duka said that more and more external suppliers have entered the Internet for the expansion of private mobile networks, and hackers are more likely to launch network attacks. He said that the growth rate, faster response and increased traffic brought by 5G networks will bring new network security challenges to telecommunications companies and users.</text:p>
      <text:p text:style-name="P4">
News Source: <text:a xlink:type="simple" xlink:href="https://www.zaobao.com.sg/realtime/world/story20230525-1398136" text:style-name="Internet_20_link" text:visited-style-name="Visited_20_Internet_20_Link">
https://www.zaobao.com.sg/realtime/world/story20230525-1398136</text:a>
</text:p>
      <!--NEWS-->
      <text:h text:style-name="P10" text:outline-level="1">
<text:span text:style-name="T4">
Korean media: In the past three years, Han has been attacked by the Internet for more than 70 %</text:span>
</text:h>
      <text:p text:style-name="P4">
Author: 联合早报 (Person)</text:p>
      <text:p text:style-name="P4">
Publisher: 联合早报 (Organization)</text:p>
      <text:p text:style-name="P4">
Published Time: 2023-05-25T16:54</text:p>
      <text:p text:style-name="P4">
Modified Time: 2023-05-25T16:54</text:p>
      <text:p text:style-name="P4">
Description: Data from the National Intelligence Institute of Korea show that in the Internet attack launched by North Korea from 2020 to 2022, 74%of hacking attacks using counterfeit emails. Yonhap News Agency reported that according to the Korean National Intelligence Institute (hereinafter referred to as the National Institute) on Thursday (May 25) ...</text:p>
      <text:p text:style-name="P4">
Videos: []</text:p>
      <text:p text:style-name="P4">
Audios: []</text:p>
      <text:p text:style-name="P4">
Images: []</text:p>
      <text:p text:style-name="P4">
Type: NewsArticle</text:p>
      <text:p text:style-name="P4">
Breadcrumbs: ['即时', '国际']</text:p>
      <text:p text:style-name="P4">
Keywords: ['韩国', '朝鲜', '网络攻击', '黑客', '陈明通']</text:p>
      <!--METADATA-->
      <text:p text:style-name="P4">
Data from the National Intelligence Institute of Korea show that in the Internet attack launched by North Korea from 2020 to 2022, 74%of hacking attacks using counterfeit emails.</text:p>
      <text:p text:style-name="P4">
Yonhap reported that according to the data released by the Korean National Intelligence Institute (hereinafter referred to as the National Institute of Love) on Thursday (May 25), North Korean hacker counterfeit email address is the portal website Naver, accounting for 45%; 23%; financial institutions, enterprises and media account for 12%; diplomatic and security related institutions account for 6%.</text:p>
      <text:p text:style-name="P4">
The National Institute pointed out that North Korea pretended to be the status of the NaVer customer service center and the person in charge of the DAUM game to induce recipients to read emails. The National Institute investigated a Korean hacker's email box and found that the hacker saved the email address of more than 4,100 Korean users and sent him more than 10,000 fraud emails. In addition to the predecessor and the current foreign countries, professors, teachers, students and office workers are also listed.</text:p>
      <text:p text:style-name="P4">
In addition, 20%of attacks using network security vulnerabilities; 3%of attacks on malicious code when accessing specific web pages; 2%of the supply chain attack.</text:p>
      <text:p text:style-name="P4">
There were previous Korean media reports that North Korean leader Kim Jong -un attached great importance to the role of cyber warfare. He said in 2013: <text:a xlink:type="simple" xlink:href="https://www.zaobao.com/news/world/story20230518-1396017" text:style-name="Internet_20_link" text:visited-style-name="Visited_20_Internet_20_Link">
</text:a>
Since then, North Korean hackers have increased rapidly.</text:p>
      <text:p text:style-name="P4">
News Source: <text:a xlink:type="simple" xlink:href="https://www.zaobao.com.sg/realtime/world/story20230525-1398160" text:style-name="Internet_20_link" text:visited-style-name="Visited_20_Internet_20_Link">
https://www.zaobao.com.sg/realtime/world/story20230525-1398160</text:a>
</text:p>
      <!--NEWS-->
      <text:h text:style-name="P10" text:outline-level="1">
<text:span text:style-name="T4">
U.S. Assistant Defense Call for Call for the United States: China should restart the US -China hotline</text:span>
</text:h>
      <text:p text:style-name="P4">
Author: None</text:p>
      <text:p text:style-name="P4">
Publisher: Radio Free Asia (Organization)</text:p>
      <text:p text:style-name="P4">
Published Time: 2023-05-25T17:06:53-04:00</text:p>
      <text:p text:style-name="P4">
Modified Time: 2023-05-25T17:06: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276998in" draw:z-index="0">
<draw:image xlink:href="../Images/rfamandarin/2023-05-25T17-06-53-04-00/000000.png" xlink:type="simple" xlink:show="embed" xlink:actuate="onLoad" draw:mime-type="image/png"/>
</draw:frame>
The U.S. Department of Defense's Indo -Pacific Affairs Assistant Latna attended the Symposium on the Security Issues of Indo -Pacific regional security issues such as the current US -China relations, the situation of the Taiwan Straits, and the development of the North Korean nuclear military in the Washington Think Tank Strategy and International Research (CSIS) on May 25 <text:a xlink:type="simple" xlink:href="https://www.rfa.org/mandarin/yataibaodao/junshiwaijiao/tj2-05252023155945.html/@@images/image" text:style-name="Internet_20_link" text:visited-style-name="Visited_20_Internet_20_Link">
</text:a>
Video screenshot/CSIS official website</text:p>
      <text:p text:style-name="P4">
On May 25, the Washington Think Tank Strategy and International Research Center (CSIS) invited the current security issues of Indo -Pacific regions such as the US -China relations, the situation of the Taiwan Strait, and the development of the North Korean nuclear military development. Discussion.</text:p>
      <text:p text:style-name="P4">
<text:a xlink:type="simple" xlink:href="https://www.rfa.org/mandarin/yataibaodao/junshiwaijiao/tj-05122023093625.html" text:style-name="Internet_20_link" text:visited-style-name="Visited_20_Internet_20_Link">
<text:span text:style-name="T4">
 US think tank discussion: Maintaining India Pacific Peace to deal with Chinese ambitions </text:span>
</text:a>
  * <text:span text:style-name="T4">
<text:a xlink:type="simple" xlink:href="https://www.rfa.org/mandarin/yataibaodao/junshiwaijiao/tj-04282023123226.html" text:style-name="Internet_20_link" text:visited-style-name="Visited_20_Internet_20_Link">
 </text:a>
</text:span>
</text:p>
      <text:p text:style-name="P4">
Latner said that in the past year, the relationship between the United States and the Indo -Pacific region has reached unprecedentedly closely. In order to ensure the freedom, peace and stability of the Indo -Pacific region, the United States also strengthened its strategic deployment in the region last year: "We have strengthened their strategic projection capabilities to make it more tough and mobility ... This helps to help Strengthen deterrence and respond to the crisis in the Indo -Pacific region. At the same time, we have also strengthened the self -defense capabilities of allies. We are committed to joint development and joint production, so that the defense industrial base of the United States and allies will be more integrated. "</text:p>
      <text:p text:style-name="P4">
In response to US -China relations, Ratner called on China to restart the dialogue mechanism to avoid misjudgments: "US Secretary of Defense Lloydaustin has said many times, and he believes that establishing a direct dialogue mechanism with China is very important. Unfortunately, no matter we, no matter we It is proposed that any official or unofficial calls, meetings, or conversations have been rejected or ignored by China several times. The United States hopes to talk to China in military affairs, but China does not want to do it .... We believe that only dialogue can avoid misjudgment and can avoid misjudgment and can avoid misjudgment and Misunderstanding and reducing the risk of rising crises. "</text:p>
      <text:p text:style-name="P4">
Latna also said that Minister Austin was about to attend the Shangri -La dialogue in Singapore in June. Austin invited Chinese Minister of Defense Li Shangfu to talk in Singapore, but China has not yet accepted a dialogue invitation. Ratner said that although China refused to let Li Shangfu talk to Austin on the grounds of Li Shangfu's sanctions on the United States, sanctions should not be the reason for preventing the two parties from meeting.</text:p>
      <text:p text:style-name="P4">
Reporter: Tang Yuanyuan Responsible: He Ping.com Editor: Hong Wei</text:p>
      <text:p text:style-name="P4">
News Source: <text:a xlink:type="simple" xlink:href="https://www.rfa.org/mandarin/yataibaodao/junshiwaijiao/tj2-05252023155945.html" text:style-name="Internet_20_link" text:visited-style-name="Visited_20_Internet_20_Link">
https://www.rfa.org/mandarin/yataibaodao/junshiwaijiao/tj2-05252023155945.html</text:a>
</text:p>
      <!--NEWS-->
      <text:h text:style-name="P10" text:outline-level="1">
<text:span text:style-name="T4">
Russia expelled five Swedish diplomats to close the Swedish Consulate in St. Petersburg</text:span>
</text:h>
      <text:p text:style-name="P4">
Author: 联合早报 (Person)</text:p>
      <text:p text:style-name="P4">
Publisher: 联合早报 (Organization)</text:p>
      <text:p text:style-name="P4">
Published Time: 2023-05-25T17:20</text:p>
      <text:p text:style-name="P4">
Modified Time: 2023-05-25T17:47</text:p>
      <text:p text:style-name="P4">
Description: Russia expelled five Swedish diplomats and will close the Swedish consulate in St. Petersburg, and the relationship between the two countries has further deteriorated. Comprehensive Reuters and Agence France -Presse reported that the Russian Ministry of Foreign Affairs announced on Thursday (May 25) that five Swedish diplomats were regarded as "uncomfortable people" and he ...</text:p>
      <text:p text:style-name="P4">
Videos: []</text:p>
      <text:p text:style-name="P4">
Audios: []</text:p>
      <text:p text:style-name="P4">
Images: []</text:p>
      <text:p text:style-name="P4">
Type: NewsArticle</text:p>
      <text:p text:style-name="P4">
Breadcrumbs: ['即时', '国际']</text:p>
      <text:p text:style-name="P4">
Keywords: ['俄罗斯', '瑞典', '外交']</text:p>
      <!--METADATA-->
      <text:p text:style-name="P4">
Russia expelled five Swedish diplomats and will close the Swedish consulate in St. Petersburg, and the relationship between the two countries has further deteriorated.</text:p>
      <text:p text:style-name="P4">
Comprehensive Reuters and Agence France -Presse reported that the Russian Ministry of Foreign Affairs announced on Thursday (May 25) that five Swedish diplomats were regarded as "uncomfortable people" and expelled them.</text:p>
      <text:p text:style-name="P4">
The Russian Ministry of Foreign Affairs said this was a retaliation measure for Sweden's "confrontation lines" in relations with Russia. Sweden had expelled five Russian diplomats in April, and Russia called this a "public hostile step" in Sweden. The deportation of Swedish diplomats was Russia's response to this behavior.</text:p>
      <text:p text:style-name="P4">
In addition, the Russian Ministry of Foreign Affairs also announced that it will close the Swedish consulate in St. Petersburg and will also close Russia's Consulate General in Gothenburg, Sweden. Russia has summoned the Swedish ambassador to Russia Malena Mard.</text:p>
      <text:p text:style-name="P4">
Owner Relations has announced since Sweden last year <text:a xlink:type="simple" xlink:href="https://www.zaobao.com/realtime/world/story20230214-1363156" text:style-name="Internet_20_link" text:visited-style-name="Visited_20_Internet_20_Link">
</text:a>
It has continued to deteriorate. The Russian Ministry of Foreign Affairs stated on Thursday that the relationship between the two countries has "entered an unprecedented trough."</text:p>
      <text:p text:style-name="P4">
News Source: <text:a xlink:type="simple" xlink:href="https://www.zaobao.com.sg/realtime/world/story20230525-1398166" text:style-name="Internet_20_link" text:visited-style-name="Visited_20_Internet_20_Link">
https://www.zaobao.com.sg/realtime/world/story20230525-1398166</text:a>
</text:p>
      <!--NEWS-->
      <text:h text:style-name="P10" text:outline-level="1">
<text:span text:style-name="T4">
The two bills of dissatisfaction debate will vote for the Malaysian DPRK to vote</text:span>
</text:h>
      <text:p text:style-name="P4">
Author: 联合早报 (Person)</text:p>
      <text:p text:style-name="P4">
Publisher: 联合早报 (Organization)</text:p>
      <text:p text:style-name="P4">
Published Time: 2023-05-25T17:43</text:p>
      <text:p text:style-name="P4">
Modified Time: 2023-05-25T17:52</text:p>
      <text:p text:style-name="P4">
Description: The National Alliance (National Alliance) and other Malaysian opposition party on Thursday (May 25) were dissatisfied with the agenda of the parliament on the day of the parliament, only the two bills of the agenda had two bills. However, Congress still opposed 83 votes and 52 votes, and continued to open according to the original agenda ...</text:p>
      <text:p text:style-name="P4">
Videos: []</text:p>
      <text:p text:style-name="P4">
Audios: []</text:p>
      <text:p text:style-name="P4">
Images: []</text:p>
      <text:p text:style-name="P4">
Type: NewsArticle</text:p>
      <text:p text:style-name="P4">
Breadcrumbs: ['即时', '国际']</text:p>
      <text:p text:style-name="P4">
Keywords: ['马来西亚', '国会']</text:p>
      <!--METADATA-->
      <text:p text:style-name="P4">
The National Alliance (National Alliance) and other Malaysian opposition party on Thursday (May 25) were dissatisfied with the agenda of the parliament on the day of the parliament, only the two bills of the agenda had two bills. However, Congress still objected to 83 votes and 52 votes, and continued to meet according to the original agenda.</text:p>
      <text:p text:style-name="P4">
This is the first time that Prime Minister Anhua came to power in November last year. The voting results also showed the advantages of the unity government led by Anwar in the House of Representatives.</text:p>
      <text:p text:style-name="P4">
The Prime Minister's Deputy Minister of Sabah and Sarawak's Prime Minister Wilson Uga on Thursday at the House of Congress on Thursday, after the debate two bills, the meeting caused dissatisfaction with the opposition party. Opposition of the Party Parliament Party Daquidin immediately requested a record of voting, hoping to overthrow the agenda.</text:p>
      <text:p text:style-name="P4">
Due to more than 15 members of Congress who supported the voting, Nandoli, deputy chief of the House of Congress, who presided over the meeting, instructed the ringing bell for two minutes and closed for 10 minutes, and then voted to vote. However, during the break, members of the court still argued for this, until the recovery was still restricted.</text:p>
      <text:p text:style-name="P4">
After about 20 minutes of reference voting, Nanda announced that the relevant motion was approved by 83 in favor and 52 opposition votes. He revealed that a total of 86 members of parliament did not attend Congress without voting, and one of his votes.</text:p>
      <text:p text:style-name="P4">
According to the Congress of the Congress on Thursday, there are only two government bills, which is the "2023 Renewable Energy Amendment" and "Amendment to the 2023 Permanent Energy Development Agency in 2023". After that, the private motion of parliamentarians. According to the procedures, the government's bill can only be submitted to private motion.</text:p>
      <text:p text:style-name="P4">
News Source: <text:a xlink:type="simple" xlink:href="https://www.zaobao.com.sg/realtime/world/story20230525-1398169" text:style-name="Internet_20_link" text:visited-style-name="Visited_20_Internet_20_Link">
https://www.zaobao.com.sg/realtime/world/story20230525-1398169</text:a>
</text:p>
      <!--NEWS-->
      <text:h text:style-name="P10" text:outline-level="1">
<text:span text:style-name="T4">
Russian mercenary organizations began to withdraw from Bachmut to hand over to the Russian army</text:span>
</text:h>
      <text:p text:style-name="P4">
Author: 联合早报 (Person)</text:p>
      <text:p text:style-name="P4">
Publisher: 联合早报 (Organization)</text:p>
      <text:p text:style-name="P4">
Published Time: 2023-05-25T18:02</text:p>
      <text:p text:style-name="P4">
Modified Time: 2023-05-25T18:07</text:p>
      <text:p text:style-name="P4">
Description: The Russian mercenary organization Wagner began to evacuate from Bachomut, a heavy town in eastern Ukraine, and gradually transferred the troops to the local position to the Russian army. Agence France -Presse reported that Vigner's head of Purigen announced on Thursday (May 25) in a video released by social media: "We have ... from now on ...</text:p>
      <text:p text:style-name="P4">
Videos: []</text:p>
      <text:p text:style-name="P4">
Audios: []</text:p>
      <text:p text:style-name="P4">
Images: []</text:p>
      <text:p text:style-name="P4">
Type: NewsArticle</text:p>
      <text:p text:style-name="P4">
Breadcrumbs: ['即时', '国际']</text:p>
      <text:p text:style-name="P4">
Keywords: ['俄乌战争', '俄罗斯']</text:p>
      <!--METADATA-->
      <text:p text:style-name="P4">
The Russian mercenary organization Wagner began to evacuate from Bachomut, a heavy town in eastern Ukraine, and gradually transferred the troops to the local position to the Russian army.</text:p>
      <text:p text:style-name="P4">
Agence France -Presse reported that Vagner's head of Pryiga announced on Thursday (May 25) in a video released by social media: "From today, we have withdrawn from Bach Murut and transfer positions, ammunition and all affairs to the Russian army ... … We retire, prepare, and get new tasks. "</text:p>
      <text:p text:style-name="P4">
After nearly a year of fierce battle, Russia announced last Saturday (20) <text:a xlink:type="simple" xlink:href="https://www.zaobao.com/realtime/world/story20230520-1396628" text:style-name="Internet_20_link" text:visited-style-name="Visited_20_Internet_20_Link">
</text:a>
Ukraine insisted that Bachmart had not lost, and the Ukraine was still advancing on the side of the wing and still controlled some areas.</text:p>
      <text:p text:style-name="P4">
Porigen has previously stated that the Wagner forces will withdraw from Bachmurut from May 25 to June 1.</text:p>
      <text:p text:style-name="P4">
News Source: <text:a xlink:type="simple" xlink:href="https://www.zaobao.com.sg/realtime/world/story20230525-1398173" text:style-name="Internet_20_link" text:visited-style-name="Visited_20_Internet_20_Link">
https://www.zaobao.com.sg/realtime/world/story20230525-1398173</text:a>
</text:p>
      <!--NEWS-->
      <text:h text:style-name="P10" text:outline-level="1">
<text:span text:style-name="T4">
Malaysian Avian Health Minister Kelly has recently decided to move</text:span>
</text:h>
      <text:p text:style-name="P4">
Author: 联合早报 (Person)</text:p>
      <text:p text:style-name="P4">
Publisher: 联合早报 (Organization)</text:p>
      <text:p text:style-name="P4">
Published Time: 2023-05-25T18:21</text:p>
      <text:p text:style-name="P4">
Modified Time: 2023-05-25T18:52</text:p>
      <text:p text:style-name="P4">
Description: Join the indigenous unity party or establish a new party? Malaysia Avant -garde Kelly said that he will have decided and replied to Muyudin recently about whether to accept whether the chairman of the Turkish party party was invited to join the Tuling Party. Social media previously rumored that the Turkistan party recruited Kelly. Muyudin last Wednesday (5 ...</text:p>
      <text:p text:style-name="P4">
Videos: []</text:p>
      <text:p text:style-name="P4">
Audios: []</text:p>
      <text:p text:style-name="P4">
Images: []</text:p>
      <text:p text:style-name="P4">
Type: NewsArticle</text:p>
      <text:p text:style-name="P4">
Breadcrumbs: ['即时', '国际']</text:p>
      <text:p text:style-name="P4">
Keywords: ['凯利', '土著团结党']</text:p>
      <!--METADATA-->
      <text:p text:style-name="P4">
Join the indigenous unity party or establish a new party? Malaysia Avant -garde Kelly said that he will have decided and replied to Muyudin recently about whether to accept whether the chairman of the Turkish party party was invited to join the Tuling Party.</text:p>
      <text:p text:style-name="P4">
Social media previously rumored that the Turkish Party party recruited Kelly. Muyudin proved the matter for the first time last Wednesday (May 17), and stated that as long as Kelly joined the party, he could serve as the highest director. Active Chairman of the Turkish Regiment Act Fayfisha reminded Kelly to decide as soon as possible because "time is not waiting for people."</text:p>
      <text:p text:style-name="P4">
Kelly on Thursday (25th) and Wang Jianmin, the former Deputy Minister of Industry of the Ministry of Industry, attended the theme of the University of Stega (UCSI) entitled "What is the next step in Malaysia?" Middle. I feel that people have been waiting for others for too long. I will tell Mu Yuding's decision in the near future. I will announce (movement) in the near future. "</text:p>
      <text:p text:style-name="P4">
Kelly also joked when he spoke in the forum, "Maybe I can jointly create a new party with Wang Jianmin?" Kelly announced that he had a new job as a visiting professor at the University of Stega.</text:p>
      <text:p text:style-name="P4">
UMNO announced in January this year <text:a xlink:type="simple" xlink:href="https://www.zaobao.com/realtime/world/story20230130-1358046" text:style-name="Internet_20_link" text:visited-style-name="Visited_20_Internet_20_Link">
</text:a>
Wait for 44 party members and frozen the four years of party members such as the former Minister of Defense Heshan Mu Ding.</text:p>
      <text:p text:style-name="P4">
News Source: <text:a xlink:type="simple" xlink:href="https://www.zaobao.com.sg/realtime/world/story20230525-1398177" text:style-name="Internet_20_link" text:visited-style-name="Visited_20_Internet_20_Link">
https://www.zaobao.com.sg/realtime/world/story20230525-1398177</text:a>
</text:p>
      <!--NEWS-->
      <text:h text:style-name="P10" text:outline-level="1">
<text:span text:style-name="T4">
Perverted pepper: Laos new elder brother?</text:span>
</text:h>
      <text:p text:style-name="P4">
Author: None</text:p>
      <text:p text:style-name="P4">
Publisher: Radio Free Asia (Organization)</text:p>
      <text:p text:style-name="P4">
Published Time: 2023-05-25T18:33:00-04:00</text:p>
      <text:p text:style-name="P4">
Modified Time: 2023-05-25T19:1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8615in" draw:z-index="0">
<draw:image xlink:href="../Images/rfamandarin/2023-05-25T18-33-00-04-00/000000.png" xlink:type="simple" xlink:show="embed" xlink:actuate="onLoad" draw:mime-type="image/png"/>
</draw:frame>
 <text:a xlink:type="simple" xlink:href="https://www.rfa.org/mandarin/biantailajiaomanhua/pepper-05252023181353.html/@@images/image" text:style-name="Internet_20_link" text:visited-style-name="Visited_20_Internet_20_Link">
</text:a>
Photo: RFA</text:p>
      <text:p text:style-name="P4">
The old and Chinese countries held a joint military exercise near Vientiane Vientiane Laos's capital Vientiane Vientiane. The Communist State's joint exercise called "Friendship Shield-20123" enabled the Laos from poor inland countries to experience and learn modern Chinese weapons for the first time, and allowed this Southeast Asian country to obtain a way to replace the former Soviet Union and Russian military supplies. It is believed that the largest allies in Laos and Vietnam of Vietnam in Laos are watching Chinese -aged relations vigilantly, and the United States has also expressed concern on the expansion of China's military influence.</text:p>
      <text:p text:style-name="P4">
News Source: <text:a xlink:type="simple" xlink:href="https://www.rfa.org/mandarin/biantailajiaomanhua/pepper-05252023181353.html" text:style-name="Internet_20_link" text:visited-style-name="Visited_20_Internet_20_Link">
https://www.rfa.org/mandarin/biantailajiaomanhua/pepper-05252023181353.html</text:a>
</text:p>
      <!--NEWS-->
      <text:h text:style-name="P10" text:outline-level="1">
<text:span text:style-name="T4">
A stabbing and shooting incident in Nagano, Japan made three deaths and one injury</text:span>
</text:h>
      <text:p text:style-name="P4">
Author: 联合早报 (Person)</text:p>
      <text:p text:style-name="P4">
Publisher: 联合早报 (Organization)</text:p>
      <text:p text:style-name="P4">
Published Time: 2023-05-25T19:28</text:p>
      <text:p text:style-name="P4">
Modified Time: 2023-05-25T23:16</text:p>
      <text:p text:style-name="P4">
Description: A shooting and a knife held by Nagano, Japan on Thursday (May 25), have died of three people and one person was injured. The Japan Broadcasting Association (NHK) reported that a man wearing a camouflage dresses stabbed a woman with a knife and fired with a weapon with a suspected shotgun.</text:p>
      <text:p text:style-name="P4">
Videos: []</text:p>
      <text:p text:style-name="P4">
Audios: []</text:p>
      <text:p text:style-name="P4">
Images: []</text:p>
      <text:p text:style-name="P4">
Type: NewsArticle</text:p>
      <text:p text:style-name="P4">
Breadcrumbs: ['即时', '国际']</text:p>
      <text:p text:style-name="P4">
Keywords: ['日本', '持刀伤人', '枪击']</text:p>
      <!--METADATA-->
      <text:p text:style-name="P4">
A shooting and a knife held by Nagano, Japan on Thursday (May 25), have died of three people and one person was injured.</text:p>
      <text:p text:style-name="P4">
The Japan Broadcasting Association (NHK) reported that a man wearing a camouflage dresses stabbed a woman with a knife and fired with a weapon with a suspected shotgun. However, it is not clear the specific cause of the woman.</text:p>
      <text:p text:style-name="P4">
The two policemen also died in the incident and one was injured.</text:p>
      <text:p text:style-name="P4">
Kyodo News reported that the police received an alarm call at 4.25 pm on the same day (3:25 pm Singapore time). It is believed that the gangsters hid in the home of the local councilor Aoi Masao after the crime fled the scene.</text:p>
      <text:p text:style-name="P4">
After the incident, the police issued prevention information, informing that "men with tools such as knives or guns are fleeing" and divided the scene at a diameter of about 300 meters into evacuation areas.</text:p>
      <text:p text:style-name="P4">
The sound of gunfire twice that night was after 7:00 and after 8 (Singapore time and after 7 o'clock).</text:p>
      <text:p text:style-name="P4">
Reuters reported that such gun -related incidents are relatively rare in Japan because holding firearms in Japan must pass a series of strict procedures and be strictly managed.</text:p>
      <text:p text:style-name="P4">
News Source: <text:a xlink:type="simple" xlink:href="https://www.zaobao.com.sg/realtime/world/story20230525-1398182" text:style-name="Internet_20_link" text:visited-style-name="Visited_20_Internet_20_Link">
https://www.zaobao.com.sg/realtime/world/story20230525-1398182</text:a>
</text:p>
      <!--NEWS-->
      <text:h text:style-name="P10" text:outline-level="1">
<text:span text:style-name="T4">
In the UK last year, the number of net immigrants exceeded 600,000 Sunak government pressure intensified</text:span>
</text:h>
      <text:p text:style-name="P4">
Author: 联合早报 (Person)</text:p>
      <text:p text:style-name="P4">
Publisher: 联合早报 (Organization)</text:p>
      <text:p text:style-name="P4">
Published Time: 2023-05-25T19:54</text:p>
      <text:p text:style-name="P4">
Modified Time: 2023-05-25T20:00</text:p>
      <text:p text:style-name="P4">
Description: According to data released by the National Bureau of Statistics on Thursday (May 25), the number of net immigrants in the UK reached 6006,000 in 2022, a record high, and international students and migrant groups became the main British immigrant army. Comprehensive Agence France -Presse and Broadcasting Corporation (BBC) ...</text:p>
      <text:p text:style-name="P4">
Videos: []</text:p>
      <text:p text:style-name="P4">
Audios: []</text:p>
      <text:p text:style-name="P4">
Images: []</text:p>
      <text:p text:style-name="P4">
Type: NewsArticle</text:p>
      <text:p text:style-name="P4">
Breadcrumbs: ['即时', '国际']</text:p>
      <text:p text:style-name="P4">
Keywords: ['英国', '移民', '留学生', '苏纳克']</text:p>
      <!--METADATA-->
      <text:p text:style-name="P4">
According to data released by the National Bureau of Statistics on Thursday (May 25), the number of net immigrants in the UK reached 6006,000 in 2022, a record high, and international students and migrant groups became the main British immigrant army.</text:p>
      <text:p text:style-name="P4">
Comprehensive Agence France -Presse and BBC reported that Jaylindop, director of the International Immigration Center of the National Bureau of Statistics, pointed out that the number of net immigrants has soared, mainly due to the purpose of "migrant workers, learning and humanitarian purposes, from non -EU countries for" migrant workers, learning and humanitarian purposes. "Driven by people.</text:p>
      <text:p text:style-name="P4">
In 2022, it is estimated that 1.2 million people arrived in the UK and 550,000 British immigrated to other countries. The difference between the two is the number of net immigrants.</text:p>
      <text:p text:style-name="P4">
Dr. Dr Peterwalsh at Oxford University of Oxford's immigration observation station said Britain is a popular destination for foreign students and workers. Government and universities have taken measures to recruit more students, especially students from countries such as India and Nigeria. They also brought about 100,000 partners and children.</text:p>
      <text:p text:style-name="P4">
International students usually have to pay high tuition fees, and these money can be used to subsidize the education costs of domestic students.</text:p>
      <text:p text:style-name="P4">
The rising number of net immigrants also surprised the British government. Prime Minister Sonak admitted that the number was "too high" in an interview on Thursday, but he had not lost control. He wanted to reduce it.</text:p>
      <text:p text:style-name="P4">
The Conservative Government led by Sunak has always strived to reduce the number of immigrants and hopes to end the free flow of EU personnel after Brexit through the increasingly stringent immigration policy, thereby allowing Britain to "recapture" the control of the border of the country.</text:p>
      <text:p text:style-name="P4">
The British authorities have just announced on Tuesday (23) that they will tighten the visa policy of overseas students and try to reduce the number of immigrants. The new policy stipulates that starting from next year, only international students participating in research master's programs can bring their families to Britain.</text:p>
      <text:p text:style-name="P4">
Sunak also promised to take more means, but did not disclose details.</text:p>
      <text:p text:style-name="P4">
News Source: <text:a xlink:type="simple" xlink:href="https://www.zaobao.com.sg/realtime/world/story20230525-1398191" text:style-name="Internet_20_link" text:visited-style-name="Visited_20_Internet_20_Link">
https://www.zaobao.com.sg/realtime/world/story20230525-1398191</text:a>
</text:p>
      <!--NEWS-->
      <text:h text:style-name="P10" text:outline-level="1">
<text:span text:style-name="T4">
Iran successfully test the ballistic missile range of 2000 kilometers</text:span>
</text:h>
      <text:p text:style-name="P4">
Author: 联合早报 (Person)</text:p>
      <text:p text:style-name="P4">
Publisher: 联合早报 (Organization)</text:p>
      <text:p text:style-name="P4">
Published Time: 2023-05-25T21:00</text:p>
      <text:p text:style-name="P4">
Modified Time: 2023-05-25T21:26</text:p>
      <text:p text:style-name="P4">
Description: Iranian official media said that Iran successfully fired a ballistic missile with a range of 2,000 kilometers on Thursday (May 25). Reuters reported that the Iranian National News Agency (IRNA) played the picture of the missile for a few seconds, and said that the test firing was "Holramus 4" (KH ...</text:p>
      <text:p text:style-name="P4">
Videos: []</text:p>
      <text:p text:style-name="P4">
Audios: []</text:p>
      <text:p text:style-name="P4">
Images: []</text:p>
      <text:p text:style-name="P4">
Type: NewsArticle</text:p>
      <text:p text:style-name="P4">
Breadcrumbs: ['即时', '国际']</text:p>
      <text:p text:style-name="P4">
Keywords: ['伊朗', '中东', '导弹']</text:p>
      <!--METADATA-->
      <text:p text:style-name="P4">
Iranian official media said that Iran successfully fired a ballistic missile with a range of 2,000 kilometers on Thursday (May 25).</text:p>
      <text:p text:style-name="P4">
Reuters reported that the Iranian National News Agency (IRNA) played the picture of the missile missile for a few seconds, and said that the test firing was an upgraded version of "Khoramshahr4" (Khoramshahr4), named "Kaibal" (Kheibar), a Jewish castle captured by the Muslim warrior in the early days of Islam.</text:p>
      <text:p text:style-name="P4">
The Iranian National News Agency said that the "Kaibal" missile range is 2,000 kilometers and can carry 1,500 kg warhead. "The prominent features of the domestic Kaibal missile include fast preparation and launch time. ) Outside, it is still a Strategic Weapon. "</text:p>
      <text:p text:style-name="P4">
Iranian Defense Minister Mohammadrezaashtiani said, "The information we send to the enemy of Iran is that we will defend the achievements of the country and it. The information we convey to our friends is that we want to help regional stability."</text:p>
      <text:p text:style-name="P4">
Iran is one of the countries with the largest missile plan in the Middle East. The country claims that its weapons have the ability to reach the bases of the enemy Israel and the United States.</text:p>
      <text:p text:style-name="P4">
In recent years, Iran has insisted on promoting the country's "defensive" missile program regardless of the United States and Europe, emphasizing that its ballistic missiles are important deterrent and revenge for the United States, Israel and other potential regions.</text:p>
      <text:p text:style-name="P4">
News Source: <text:a xlink:type="simple" xlink:href="https://www.zaobao.com.sg/realtime/world/story20230525-1398215" text:style-name="Internet_20_link" text:visited-style-name="Visited_20_Internet_20_Link">
https://www.zaobao.com.sg/realtime/world/story20230525-1398215</text:a>
</text:p>
      <!--NEWS-->
      <text:h text:style-name="P10" text:outline-level="1">
<text:span text:style-name="T4">
Economy Falling Winter Data Data in the first quarter of Germany's repairs</text:span>
</text:h>
      <text:p text:style-name="P4">
Author: 联合早报 (Person)</text:p>
      <text:p text:style-name="P4">
Publisher: 联合早报 (Organization)</text:p>
      <text:p text:style-name="P4">
Published Time: 2023-05-25T21:05</text:p>
      <text:p text:style-name="P4">
Modified Time: 2023-05-25T21:11</text:p>
      <text:p text:style-name="P4">
Description: Data show that the German economy suffered a winter decline, which caused the outside world to be frustrated by the expected fate of this largest economy in Europe. Bloomberg reported that the German Federal Bureau of Statistics announced the first quarter of economic output on Thursday (May 25), which was 0.3 ...</text:p>
      <text:p text:style-name="P4">
Videos: []</text:p>
      <text:p text:style-name="P4">
Audios: []</text:p>
      <text:p text:style-name="P4">
Images: []</text:p>
      <text:p text:style-name="P4">
Type: NewsArticle</text:p>
      <text:p text:style-name="P4">
Breadcrumbs: ['即时', '国际']</text:p>
      <text:p text:style-name="P4">
Keywords: ['德国', '经济', '经济衰退']</text:p>
      <!--METADATA-->
      <text:p text:style-name="P4">
Data show that the German economy suffered a winter decline, which caused the outside world to be frustrated by the expected fate of this largest economy in Europe.</text:p>
      <text:p text:style-name="P4">
Bloomberg reported that the German Federal Bureau of Statistics announced the first quarter of economic output on Thursday (May 25), a decrease of 0.3%from the previous quarter, and 0.5%economy in the fourth quarter of last year. The preliminary data provided by the Bureau of Statistics last month was stagnant.</text:p>
      <text:p text:style-name="P4">
The manufacturing industry has the largest drag on the economy, and the depth decline has led many people to doubt the economic rebound in the next few quarters.</text:p>
      <text:p text:style-name="P4">
The German economy declined in two consecutive quarters, and the economy fell into a "technical decline". The data also shows that the German economy fell by 0.5%year -on -year in the first quarter of this year.</text:p>
      <text:p text:style-name="P4">
Xinhua News Agency quoted the news bulletin of the German Bureau of Statistics that the continuous price has continued to become a burden on the start of the German economy this year, which is particularly reflected in the decrease of 1.2%from family consumption expenditure. At the same time, government consumption expenditures also decreased by 4.9%month -on -month.</text:p>
      <text:p text:style-name="P4">
Economist Tissen, economist at the Betasman Foundation in Germany, told a reporter from Xinhua News Agency that the core reason for the decline in German economic decline is that high prices and interest rates have risen. High prices have reduced the purchasing power of the German people, leading to a decline in consumer demand, and rising interest rates lead to consumption. Decrease credit.</text:p>
      <text:p text:style-name="P4">
News Source: <text:a xlink:type="simple" xlink:href="https://www.zaobao.com.sg/realtime/world/story20230525-1398219" text:style-name="Internet_20_link" text:visited-style-name="Visited_20_Internet_20_Link">
https://www.zaobao.com.sg/realtime/world/story20230525-1398219</text:a>
</text:p>
      <!--NEWS-->
      <text:h text:style-name="P10" text:outline-level="1">
<text:span text:style-name="T4">
Tiktok text dialogue robot Tako's main test stage</text:span>
</text:h>
      <text:p text:style-name="P4">
Author: 联合早报 (Person)</text:p>
      <text:p text:style-name="P4">
Publisher: 联合早报 (Organization)</text:p>
      <text:p text:style-name="P4">
Published Time: 2023-05-25T21:49</text:p>
      <text:p text:style-name="P4">
Modified Time: 2023-05-25T22:00</text:p>
      <text:p text:style-name="P4">
Description: A application intelligence company said that social media application Tiktok is testing a Tako of an artificial intelligence (AI) chat robot to communicate with users short videos and help them discover the content. Reuters reports that W ... headquarters in Israel's AI technology company W ...</text:p>
      <text:p text:style-name="P4">
Videos: []</text:p>
      <text:p text:style-name="P4">
Audios: []</text:p>
      <text:p text:style-name="P4">
Images: []</text:p>
      <text:p text:style-name="P4">
Type: NewsArticle</text:p>
      <text:p text:style-name="P4">
Breadcrumbs: ['即时', '国际']</text:p>
      <text:p text:style-name="P4">
Keywords: ['TikTok', '人工智能', '科技', '聊天机器人']</text:p>
      <!--METADATA-->
      <text:p text:style-name="P4">
A application intelligence company said that social media application Tiktok is testing a Tako of an artificial intelligence (AI) chat robot to communicate with users short videos and help them discover the content.</text:p>
      <text:p text:style-name="P4">
Reuters reports that the headquarters AI technology company Watchfultechnologies said that this AI chat robot known as Tako has been found in some versions of TIKTOK applications on Apple mobile devices.</text:p>
      <text:p text:style-name="P4">
According to the relevant screenshots and video information, Tako shows a ghost -shaped icon in the Tiktok program. Users can click on it when watching the video, make a text dialogue, and look for content with the help of Tako.</text:p>
      <text:p text:style-name="P4">
Tiktok's spokesman said: "In the selected market, we are promoting a new method of searching and excavation (content) on Tiktok. We look forward to learning from our user community and continue to create a safe place to bring entertainment , Stimulate creativity and promote culture. "</text:p>
      <text:p text:style-name="P4">
US media reported in April that Tiktok is testing a genetic AI tool that allows users to create avatars. According to Chinese media reports, TIKTOK's Chinese parent company's byte beating is developing a large AI model, but currently does not provide the function of providing AI chat robots on Tiktok's Chinese version.</text:p>
      <text:p text:style-name="P4">
According to information submitted to the US Patent and Trademarks last month, Tiktok has submitted a trademark application for "TIKTOK TAKO", which belongs to the "computer software for artificial human voice and text".</text:p>
      <text:p text:style-name="P4">
Watchful Technologies Researcher Danielbuchuk said that unlike Chatgpt ChatGPT, which is positioned as a multi -purpose, Tako feels more like a navigation assistant, focusing on encouraging users to watch more videos.</text:p>
      <text:p text:style-name="P4">
Buchak's demonstration shows that when users ask Tako, Tako will reply by summing up the tiktok user's prompts, and also recommend related videos.</text:p>
      <text:p text:style-name="P4">
TIKTOK set up a disclaimer, saying that TAKO is an experimental chat robot, and the answer may be inaccurate; Tiktok will talk to Tako for the purpose of security, and warn users not to share private information with Tako.</text:p>
      <text:p text:style-name="P4">
News Source: <text:a xlink:type="simple" xlink:href="https://www.zaobao.com.sg/realtime/world/story20230525-1398232" text:style-name="Internet_20_link" text:visited-style-name="Visited_20_Internet_20_Link">
https://www.zaobao.com.sg/realtime/world/story20230525-1398232</text:a>
</text:p>
      <!--NEWS-->
      <text:h text:style-name="P10" text:outline-level="1">
<text:span text:style-name="T4">
The third launch of the Korean self -developed Rocket "World" was successful</text:span>
</text:h>
      <text:p text:style-name="P4">
Author: 联合早报 (Person)</text:p>
      <text:p text:style-name="P4">
Publisher: 联合早报 (Organization)</text:p>
      <text:p text:style-name="P4">
Published Time: 2023-05-25T22:18</text:p>
      <text:p text:style-name="P4">
Modified Time: 2023-05-25T22:22</text:p>
      <text:p text:style-name="P4">
Description: South Korea ’s self -developed carrier rocket“ World ”on Thursday (May 25) was launched and succeeded. South Korean President Yin Xiyue congratulated the presidential officers. Comprehensive Agence France -Presse and Yorean reported that the "World" with more than 47 meters long and up to 200 tons is located in the local area ...</text:p>
      <text:p text:style-name="P4">
Videos: []</text:p>
      <text:p text:style-name="P4">
Audios: []</text:p>
      <text:p text:style-name="P4">
Images: []</text:p>
      <text:p text:style-name="P4">
Type: NewsArticle</text:p>
      <text:p text:style-name="P4">
Breadcrumbs: ['即时', '国际']</text:p>
      <text:p text:style-name="P4">
Keywords: ['韩国', '火箭', '科技']</text:p>
      <!--METADATA-->
      <text:p text:style-name="P4">
South Korea ’s self -developed carrier rocket“ World ”on Thursday (May 25) was launched and succeeded. South Korean President Yin Xiyue congratulated the presidential officers.</text:p>
      <text:p text:style-name="P4">
Comprehensive Agence France -Presse and Yorean reported that the "World" with more than 47 meters long and up to 200 tons on Thursday, local time at 6.24 pm (at 7.24 pm Singapore time), from Luo Laosun in the southern coastal regions of South Korea Narospace Center is launched.</text:p>
      <text:p text:style-name="P4">
South Korea ’s Minister of Science and Technology Lee Jong-HO reported to the public that the“ World ”was successfully launched, and said that South Korea will launch three times by 2027.</text:p>
      <text:p text:style-name="P4">
South Korean President Yin Xiyue watched the launch live broadcast and congratulated the successful launch of the "World" with the presidential officers, saying that it would make South Korea a competitive advantage in the global space competition.</text:p>
      <text:p text:style-name="P4">
Yin Xiyue said in a statement: "The success of the third launch of the" World "is a brilliant achievement, announcing that South Korea has joined the G7 Space Powers."</text:p>
      <text:p text:style-name="P4">
In June last year, South Korea became <text:a xlink:type="simple" xlink:href="https://www.zaobao.com/news/world/story20220622-1285354" text:style-name="Internet_20_link" text:visited-style-name="Visited_20_Internet_20_Link">
</text:a>
Essence</text:p>
      <text:p text:style-name="P4">
In the previous launch test, the valid load carried by the Rockets was mainly to verify the performance of the carrier rocket. The Ministry of Science and Technology of Han said that this time, there were eight working satellites on the Rockets, including a "commercial -grade satellite".</text:p>
      <text:p text:style-name="P4">
The development of the third -level Rocket "World" lasted ten years, costing two trillion won (about S $ 20.36 billion).</text:p>
      <text:p text:style-name="P4">
News Source: <text:a xlink:type="simple" xlink:href="https://www.zaobao.com.sg/realtime/world/story20230525-1398240" text:style-name="Internet_20_link" text:visited-style-name="Visited_20_Internet_20_Link">
https://www.zaobao.com.sg/realtime/world/story20230525-1398240</text:a>
</text:p>
      <!--NEWS-->
      <text:h text:style-name="P10" text:outline-level="1">
<text:span text:style-name="T4">
The EU's acquisition of Credit Credit Ren ruled that merging will not damage European competition</text:span>
</text:h>
      <text:p text:style-name="P4">
Author: 联合早报 (Person)</text:p>
      <text:p text:style-name="P4">
Publisher: 联合早报 (Organization)</text:p>
      <text:p text:style-name="P4">
Published Time: 2023-05-25T22:42</text:p>
      <text:p text:style-name="P4">
Modified Time: 2023-05-25T22:46</text:p>
      <text:p text:style-name="P4">
Description: UBS Group has won the UU unconditional antitrust approval for the acquisition of Swiss Credit. The European Union ruled that mergers will not damage European competition. Agence France -Presse reported that the European Union's largest antitrust supervision agency European Commission issued a statement on Thursday (May 25) saying: "The entity after the merger will continue ...</text:p>
      <text:p text:style-name="P4">
Videos: []</text:p>
      <text:p text:style-name="P4">
Audios: []</text:p>
      <text:p text:style-name="P4">
Images: []</text:p>
      <text:p text:style-name="P4">
Type: NewsArticle</text:p>
      <text:p text:style-name="P4">
Breadcrumbs: ['即时', '国际']</text:p>
      <text:p text:style-name="P4">
Keywords: ['瑞士银行', '瑞士信贷', '金融']</text:p>
      <!--METADATA-->
      <text:p text:style-name="P4">
UBS Group has won the UU unconditional antitrust approval for the acquisition of Swiss Credit. The European Union ruled that mergers will not damage European competition.</text:p>
      <text:p text:style-name="P4">
Agence France -Presse reported that the European Union's largest antitrust supervision agency EU Committee issued a statement on Thursday (May 25) saying: "The entity after the merger will continue to face huge competitive pressure from many competitors from all markets, including some major global worldwide Banks, professional suppliers and strong local institutions. "</text:p>
      <text:p text:style-name="P4">
The statement also pointed out: "Mergenses will not significantly reduce market competition that overlaps with its activities in the European economic zone."</text:p>
      <text:p text:style-name="P4">
In March, under the matchmaking of the Swiss government, the UBS group agreed to with 3 billion Swiss francs (about S $ 4.34 billion) [] <text:a xlink:type="simple" xlink:href="https://www.zaobao.com/realtime/world/story20230320-1374312" text:style-name="Internet_20_link" text:visited-style-name="Visited_20_Internet_20_Link">
</text:a>
And losses up to $ 5.4 billion (about 7.31 billion yuan).</text:p>
      <text:p text:style-name="P4">
Both UBS and Credit are one of the 30 global systematic and important banks that regulators are closely concerned. If Creditses fails, it will affect the entire financial system.</text:p>
      <text:p text:style-name="P4">
News Source: <text:a xlink:type="simple" xlink:href="https://www.zaobao.com.sg/realtime/world/story20230525-1398250" text:style-name="Internet_20_link" text:visited-style-name="Visited_20_Internet_20_Link">
https://www.zaobao.com.sg/realtime/world/story20230525-1398250</text:a>
</text:p>
      <!--NEWS-->
      <text:h text:style-name="P10" text:outline-level="1">
<text:span text:style-name="T4">
McCarthy: There are still problems with U.S. debt negotiations.</text:span>
</text:h>
      <text:p text:style-name="P4">
Author: 联合早报 (Person)</text:p>
      <text:p text:style-name="P4">
Publisher: 联合早报 (Organization)</text:p>
      <text:p text:style-name="P4">
Published Time: 2023-05-25T23:06</text:p>
      <text:p text:style-name="P4">
Modified Time: 2023-05-25T23:06</text:p>
      <text:p text:style-name="P4">
Description: McCarthy, Speaker of the Republican House of Representatives, said that the U.S. Party's negotiations on the upper limit of debt of US $ 3.1.4 trillion (approximately $ 42.51 trillion) were still unreasonable, and the ending would not satisfy everyone. Comprehensive Reuters and Bloomberg reported that McCarthy on Thursday ...</text:p>
      <text:p text:style-name="P4">
Videos: []</text:p>
      <text:p text:style-name="P4">
Audios: []</text:p>
      <text:p text:style-name="P4">
Images: []</text:p>
      <text:p text:style-name="P4">
Type: NewsArticle</text:p>
      <text:p text:style-name="P4">
Breadcrumbs: ['即时', '国际']</text:p>
      <text:p text:style-name="P4">
Keywords: ['美国', '债务违约', '共和党']</text:p>
      <!--METADATA-->
      <text:p text:style-name="P4">
McCarthy, Speaker of the Republican House of Representatives, said that the U.S. Party's negotiations on the upper limit of debt of US $ 3.1.4 trillion (approximately $ 42.51 trillion) were still unreasonable, and the ending would not satisfy everyone.</text:p>
      <text:p text:style-name="P4">
Comprehensive Reuters and Bloomberg reported that McCarthy told the media on Thursday (May 25) that after the two parties' US debt negotiations continued until 0:00 on the day, "I think we have made some progress, but there are still problems. Instruction of my team work all -weather to solve this problem. "</text:p>
      <text:p text:style-name="P4">
He also said, "I don't think everyone will be satisfied in the end. This is how this system works now."</text:p>
      <text:p text:style-name="P4">
US Finance Minister Yellen has recently warned that <text:a xlink:type="simple" xlink:href="https://www.zaobao.com/realtime/world/story20230524-1397903" text:style-name="Internet_20_link" text:visited-style-name="Visited_20_Internet_20_Link">
</text:a>
, And urge the two parties to reach a solution as soon as possible to avoid <text:a xlink:type="simple" xlink:href="https://www.zaobao.com/finance/singapore/story20230521-1396832" text:style-name="Internet_20_link" text:visited-style-name="Visited_20_Internet_20_Link">
</text:a>
Essence</text:p>
      <text:p text:style-name="P4">
After some conservative Republican members of the House of Representatives questioned this statement, Yellen reiterated on Wednesday (24th) that the U.S. government "is likely to be in early June, or even as much as possible to fulfill all the government's obligations on June 1st. funds".</text:p>
      <text:p text:style-name="P4">
When asked if the Ministry of Finance is likely to be on June 1, it can perform its debt obligations even if it does not increase the upper limit of debt, McCarthy said, "There will always be money to come in. Decision. I always use June 1 as the last term. "</text:p>
      <text:p text:style-name="P4">
Kevinhern, a Republican House member, said that he believes that it is "possible" to reach an agreement to increase the debt limit before the afternoon on Friday (26th). It is some fine branches ... I may see an agreement tomorrow. "</text:p>
      <text:p text:style-name="P4">
News Source: <text:a xlink:type="simple" xlink:href="https://www.zaobao.com.sg/realtime/world/story20230525-1398258" text:style-name="Internet_20_link" text:visited-style-name="Visited_20_Internet_20_Link">
https://www.zaobao.com.sg/realtime/world/story20230525-1398258</text:a>
</text:p>
      <!--NEWS-->
      <text:h text:style-name="P10" text:outline-level="1">
<text:span text:style-name="T4">
Ji Xinji Celebrate Centennial Diplomacy Evaluation Extra</text:span>
</text:h>
      <text:p text:style-name="P4">
Publisher: 法新社</text:p>
      <text:p text:style-name="P4">
Published Time: 2023-05-26T-1:32:08+00:00</text:p>
      <text:p text:style-name="P4">
Modified Time: 2023-05-26T13:20:05+00:00</text:p>
      <text:p text:style-name="P4">
Description: (Agence France -Presse Washington, 26th) The name of the US diplomacy godfather and former Secretary of State Ji Xinji has become American diplomatic synonyms. Washington's elite congratulates him at the age of 100 tomorrow. Facing the responsibility and the heart rollov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5-26T-1-32-08-00-00/000000.png" xlink:type="simple" xlink:show="embed" xlink:actuate="onLoad" draw:mime-type="image/png"/>
</draw:frame>
Henry Kissinger was the former US President Richard Nixon and Geraldford's Secretary of State and National Security Consultant. The dictator, he has never seen his influence before and has no one.</text:p>
      <text:p text:style-name="P4">
Ji Xinji, a scholar, wears thick glasses, and has a high degree of recognition. He took his mother tongue's German accent and talked about his wisdom, but his tone did not restrain frustration. Nevertheless, even the strictest critics have to be convinced of his talent.</text:p>
      <text:p text:style-name="P4">
Ji Xinji advocated real politics and defended power and national interests coldly. After he stepped down in 1977, he was basically outdated when he promoted moralism, but he could still be said to be still reputable.</text:p>
      <text:p text:style-name="P4">
Before the centennial birth, Ji Xinchi blown candles at the Economic Club of Newyork at the New York Economic Club. His Jewish family fled from Nazi Germany, and Ji Xinji grew up in the local area.</text:p>
      <text:p text:style-name="P4">
At the centenary birthday banquet, Ji Xinji showed that his worldview had not changed. He warned the United States to maintain the scope of "vital interests". He told guests present: "We must always be strong enough to resist any pressure."</text:p>
      <text:p text:style-name="P4">
In contrast to the point of view of most American decision makers, Ji Xinchi Lord Russia has suffered strategic frustration, calling for a diplomacy against Moscow to promote Ukraine's ceasefire.</text:p>
      <text:p text:style-name="P4">
However, for many people, Ji Xinji is just a war criminal who has not been prosecuted because he expands the Vietnam War to Cambodia and Laos, supports the military coup in Chile and Argentina, and releases the bloody invasion of East Timor in 1975 to East Timor in Indonesia in 1975 And Pakistan's large -scale atrocities during the Bangladesh's independence war in 1971 became dismissed.</text:p>
      <text:p text:style-name="P4">
Reed Kalmanbrody, a senior human rights lawyer who had a lawsuit, who had a lawsuit, who had a lawsuit, who had a lawsuit, who had a victim of the Chilean dictator Augusto Pinochet, pointed out: "There is no doubt for me, his policy has caused counting counts. 100,000 people die and destroy democracy in many countries. "</text:p>
      <text:p text:style-name="P4">
"He was able to get away, I was confused about it."</text:p>
      <text:p text:style-name="P4">
Brock said that there will be an influential legal case of Timori. Ji Xinji will not only approve the invasion in this case, but also ensure that American weapons continue to flow to the Indonesian military.</text:p>
      <text:p text:style-name="P4">
Brock also proposed a recording that Ji Xinji told Nixon that the Air Force had ordered the Air Force to bomb the "any movement" in Cambodia. There is no differential bombing of civilians.</text:p>
      <text:p text:style-name="P4">
The veteran writer Christopher Hitchens appealed to the trial of Ji Xinchi because he acquiesced in Turkey in 1974 invasion of Sai Price.</text:p>
      <text:p text:style-name="P4">
Ji Xinji and Northern Vietnamese negotiated representative Le Ductho in 1973 became the Nobel Prize winner to recognize their contributions to the ceasefire in Vietnam. But Lede Shou refused to accept this peaceful award that caused controversy.</text:p>
      <text:p text:style-name="P4">
Zeng Shi Tan Ji Xinji's HOFSTRA University historian Carolyneisenberg said: "Ironically, he is famous for his creation of peace, but he has always caused war in war Upgrade, not only in Vietnam, but also in Cambodia and Laos. "</text:p>
      <text:p text:style-name="P4">
News Source: <text:a xlink:type="simple" xlink:href="https://www.rfi.fr/cn/%E5%9B%BD%E9%99%85%E6%8A%A5%E9%81%93/20230526-%E5%AD%A3%E8%BE%9B%E5%90%89%E5%BA%86%E7%99%BE%E5%B2%81%E5%A4%A7%E5%AF%BF-%E5%A4%96%E4%BA%A4%E6%88%90%E5%B0%B1%E8%AF%84%E4%BB%B7%E4%B8%A4%E6%9E%81" text:style-name="Internet_20_link" text:visited-style-name="Visited_20_Internet_20_Link">
https://www.rfi.fr/cn/%E5%9B%BD%E9%99%85%E6%8A%A5%E9%81%93/20230526-%E5%AD%A3%E8%BE%9B%E5%90%89%E5%BA%86%E7%99%BE%E5%B2%81%E5%A4%A7%E5%AF%BF-%E5%A4%96%E4%BA%A4%E6%88%90%E5%B0%B1%E8%AF%84%E4%BB%B7%E4%B8%A4%E6%9E%81</text:a>
</text:p>
      <!--NEWS-->
      <text:h text:style-name="P10" text:outline-level="1">
<text:span text:style-name="T4">
French Petroleum Daeda Daedal Annual Conference encountered protests to alert tear gas</text:span>
</text:h>
      <text:p text:style-name="P4">
Publisher: 法新社</text:p>
      <text:p text:style-name="P4">
Published Time: 2023-05-26T-15:32:08+00:00</text:p>
      <text:p text:style-name="P4">
Modified Time: 2023-05-26T08:05:03+00:00</text:p>
      <text:p text:style-name="P4">
Description: (Agence France -Presse, Paris, 26th) French Petroleum Giant Totalenergies held an annual conference today. The protesters who were concerned about climate issues were scatte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26T-15-32-08-00-00/000000.png" xlink:type="simple" xlink:show="embed" xlink:actuate="onLoad" draw:mime-type="image/png"/>
</draw:frame>
Protesting the people sitting outside the venue in a high -end location in Paris, trying to prevent participants from entering the venue. After the police issued a warning with a loudspeaker, the protest of the protesters used tear gas.</text:p>
      <text:p text:style-name="P4">
Dozens of protests in response to non -governmental organizations appealed that Tian Gang's dawn began to gather around the venue of Salle Pleyl.</text:p>
      <text:p text:style-name="P4">
The people shouted the protest slogans, such as "we are going to overthrow Daltar" and "(the temperature rises) 1, 2, 3 degrees, thank you Da Dal."</text:p>
      <text:p text:style-name="P4">
Other petroleums such as British Petroleum Corporation (BP) and Shell Group (Shell) also occurred similar protests when they held a meeting recently.</text:p>
      <text:p text:style-name="P4">
Petroleum giant Britain, Shell Group, EXXONMOBIL, Chevron, and Da Dar this quarterly profit of more than $ 40 billion.</text:p>
      <text:p text:style-name="P4">
News Source: <text:a xlink:type="simple" xlink:href="https://www.rfi.fr/cn/%E5%9B%BD%E9%99%85%E6%8A%A5%E9%81%93/20230526-%E6%B3%95%E7%9F%B3%E6%B2%B9%E9%92%9C%E5%AD%90%E9%81%93%E8%BE%BE%E5%B0%94%E5%B9%B4%E5%BA%A6%E5%A4%A7%E4%BC%9A%E9%81%87%E6%8A%97%E8%AE%AE-%E8%AD%A6%E5%8A%A8%E7%94%A8%E5%82%AC%E6%B3%AA%E7%93%A6%E6%96%AF" text:style-name="Internet_20_link" text:visited-style-name="Visited_20_Internet_20_Link">
https://www.rfi.fr/cn/%E5%9B%BD%E9%99%85%E6%8A%A5%E9%81%93/20230526-%E6%B3%95%E7%9F%B3%E6%B2%B9%E9%92%9C%E5%AD%90%E9%81%93%E8%BE%BE%E5%B0%94%E5%B9%B4%E5%BA%A6%E5%A4%A7%E4%BC%9A%E9%81%87%E6%8A%97%E8%AE%AE-%E8%AD%A6%E5%8A%A8%E7%94%A8%E5%82%AC%E6%B3%AA%E7%93%A6%E6%96%AF</text:a>
</text:p>
      <!--NEWS-->
      <text:h text:style-name="P10" text:outline-level="1">
<text:span text:style-name="T4">
Terminal of Germany and Russia, Xiao Zizi, looking forward to talking with Panting with the right time</text:span>
</text:h>
      <text:p text:style-name="P4">
Publisher: 法新社</text:p>
      <text:p text:style-name="P4">
Published Time: 2023-05-26T-23:32:09+00:00</text:p>
      <text:p text:style-name="P4">
Modified Time: 2023-05-26T06:20:02+00:00</text:p>
      <text:p text:style-name="P4">
Description: (Agence France -Presse Berlin, 26th) Olaf Scholz, German Chancellor, said he plans to speak with Russian President Pu Ting at the "appropriate time". The relationship between Germany and Russia has almost ruptured since the start of the Russian and Ukraine War, and Xiao Zi may have recovered contact with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26T-23-32-09-00-00/000000.png" xlink:type="simple" xlink:show="embed" xlink:actuate="onLoad" draw:mime-type="image/png"/>
</draw:frame>
According to the content of the interview published by the "Koelner Stadt-Anzeiger" today, Xiao Zi said in an interview: "I have been calling for some time last time. Vladimir putin. "</text:p>
      <text:p text:style-name="P4">
The last time the two leaders called in early December last year. In a one -hour call, Xiao Zi urged Pu Ting to withdraw from the Russian army from Ukraine, while Pu Ting accused the West in pursuing the "devastating" policy.</text:p>
      <text:p text:style-name="P4">
Since then, the tension between Moscow and Berlin has repeatedly increased. Russia is particularly dissatisfied with the Xiaozi government allowed to transport German -owned chariot to Ukraine in January this year.</text:p>
      <text:p text:style-name="P4">
In the interview, Xiao Zi insisted that his goal was still "actively supporting Ukraine", but "at the same time, the North Atlantic Convention (NATO) broke out directly with Russia."</text:p>
      <text:p text:style-name="P4">
He said, "Never do it alone, but to closely coordinate with our friends and allies."</text:p>
      <text:p text:style-name="P4">
When asked about the possibility of stopping the conflict between Russia and Ukraine through negotiations, Xiao Zi said that Pu Ting must understand that the war could not be eased by "barely reaching a certain fragile peaceful situation".</text:p>
      <text:p text:style-name="P4">
He said: "For example, turning the current front line into a" border "between Russia and Ukraine. On the contrary, this is about fairness and peace, and the prerequisite is that Russia withdraws troops."</text:p>
      <text:p text:style-name="P4">
After Moscow wielded the army in February last year, the relationship between Russia and Germany fell to freezing. Actions invading Ukraine and Moscow's reduction of natural gas supply in Europe have caused a particularly serious impact on Germany, because Germany depends on cheap Russian energy sources to provide motivation for its economy.</text:p>
      <text:p text:style-name="P4">
This conflict prompted Germany to abandon the peacetime position that has always been pursued, and the Berlin authorities will transport weapons to help Kiev from fighting against Moscow.</text:p>
      <text:p text:style-name="P4">
News Source: <text:a xlink:type="simple" xlink:href="https://www.rfi.fr/cn/%E5%9B%BD%E9%99%85%E6%8A%A5%E9%81%93/20230526-%E5%BE%B7%E4%BF%84%E5%85%B3%E7%B3%BB%E7%B4%A7%E5%BC%A0-%E8%90%A7%E5%85%B9%E7%9B%BC%E9%80%82%E5%BD%93%E6%97%B6%E6%9C%BA%E4%B8%8E%E8%92%B2%E4%BA%AD%E9%80%9A%E8%AF%9D" text:style-name="Internet_20_link" text:visited-style-name="Visited_20_Internet_20_Link">
https://www.rfi.fr/cn/%E5%9B%BD%E9%99%85%E6%8A%A5%E9%81%93/20230526-%E5%BE%B7%E4%BF%84%E5%85%B3%E7%B3%BB%E7%B4%A7%E5%BC%A0-%E8%90%A7%E5%85%B9%E7%9B%BC%E9%80%82%E5%BD%93%E6%97%B6%E6%9C%BA%E4%B8%8E%E8%92%B2%E4%BA%AD%E9%80%9A%E8%AF%9D</text:a>
</text:p>
      <!--NEWS-->
      <text:h text:style-name="P10" text:outline-level="1">
<text:span text:style-name="T4">
Hunan debt collection company Yongxiong announced that 179 employees were detained in different places</text:span>
</text:h>
      <text:p text:style-name="P4">
Author: None</text:p>
      <text:p text:style-name="P4">
Publisher: Radio Free Asia (Organization)</text:p>
      <text:p text:style-name="P4">
Published Time: 2023-05-26T01:52:00-04:00</text:p>
      <text:p text:style-name="P4">
Modified Time: 2023-05-26T12:35:30-04:00</text:p>
      <text:p text:style-name="P4">
Description: None</text:p>
      <text:p text:style-name="P4">
Videos: []</text:p>
      <text:p text:style-name="P4">
Audios: ["<text:a xlink:type="simple" xlink:href="https://www.rfa.org/mandarin/yataibaodao/jingmao/gt-052620230152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9" text:anchor-type="as-char" svg:width="6.9236in" svg:height="4.377502in" draw:z-index="0">
<draw:image xlink:href="../Images/rfamandarin/2023-05-26T01-52-00-04-00/000000.png" xlink:type="simple" xlink:show="embed" xlink:actuate="onLoad" draw:mime-type="image/png"/>
</draw:frame>
Anhui police investigated the case in different places and took 179 people in Yongxiong Group to detain in different places. <text:a xlink:type="simple" xlink:href="https://www.rfa.org/mandarin/yataibaodao/jingmao/gt-05262023015225.html/@@images/image" text:style-name="Internet_20_link" text:visited-style-name="Visited_20_Internet_20_Link">
</text:a>
Network screenshot/ancient pavilion provides <text:a xlink:type="simple" xlink:href="https://www.rfa.org/mandarin/yataibaodao/jingmao/gt-05262023015225.html/@@stream" text:style-name="Internet_20_link" text:visited-style-name="Visited_20_Internet_20_Link">
</text:a>
Hunan Yongxiong Asset Management Group announced a suspension of business on Thursday. A total of 179 employees of four branches of its four branches have recently been taken away by the Anhui police. Three of them were approved for arrest. Yongxiong Group has previously complained. People familiar with the matter disclosed that the Chinese Ministry of Public Security supervised the case, and the Anhui police arrested people across provinces and detained in different places.</text:p>
      <text:p text:style-name="P4">
<text:a xlink:type="simple" xlink:href="https://www.rfa.org/mandarin/yataibaodao/kejiaowen/hj-10202020110114.html" text:style-name="Internet_20_link" text:visited-style-name="Visited_20_Internet_20_Link">
<text:span text:style-name="T4">
 Thousands of family members, who should be responsible for debt collection and educational boss? </text:span>
</text:a>
  * <text:span text:style-name="T4">
<text:a xlink:type="simple" xlink:href="https://www.rfa.org/mandarin/zhuanlan/jingmaorediansaomiao/econ-06192020130511.html" text:style-name="Internet_20_link" text:visited-style-name="Visited_20_Internet_20_Link">
 </text:a>
</text:span>
</text:p>
      <text:p text:style-name="P4">
Hunan Yongxiong Asset Management Group, known as the "China's Largest Collection (Debt Reception) Company", released the "Complaint for All Employees" on Thursday, saying that the Anhui police arrested 179 employees across the provincial law enforcement. The funds were frozen, and it was difficult to operate. During the heyday of the group, there were more than 10,000 employees, and they also planned to go public in the United States. The founders said that the revenue target this year exceeded 1 billion yuan. However, employees' debt collection methods are controversial.</text:p>
      <text:p text:style-name="P4">
According to a retired police officer who is unwilling to disclose his name due to personal safety, Hunan told the station on Friday that the case may be a case of the supervision of the Ministry of Public Security, otherwise the Anhui police had no right to go to Hunan to take 179 people: "This case was taken over by the Anhui police to take over this case. , Instead of the Hunan Police, it shows that Yongxiong Company and Hunan officialdom and police have inextricable connections. The authorities handling cases in different places to eliminate interference. This is a case supervised by the Ministry of Public Security. "</text:p>
      <text:p text:style-name="P4">
Mr. Li Li, deputy director of the former police station in Hunan, said in an interview with this station that the debt collection of Yongxiong Company adopted the debt chase with a triad intimidation method, which has long aroused the attention of Beijing, but the Hunan police have been indifferent for a long time. He said, as the Chinese private economy fades out of the market, the business of these debt -chasing companies has shrunk, and there is no value in existence: "It (company) debt collection is a triad nature. If it is said to be bigger and stronger, The name, there is no official background behind it, it is impossible, it has been killed for a long time. Many years ago, there was a security company in Beijing that intercepting the petitioner named An Yuanding, which is also a triad. Cooperate with the government, when the government is inconvenient to come forward, it will come forward. "</text:p>
      <text:p text:style-name="P4">
<text:span text:style-name="T4">
 The arrested employees of the Ministry of Public Security involved in black and different places </text:span>
</text:p>
      <text:p text:style-name="P4">
According to Red Star News, on May 25, the reporter called the Public Security Department of Anhui Province to ask about the details of the case of the Yongxiong Group. The relevant department replied: "The case is under investigation." Police investigating cases can exclude interference; exclude resistance; it is conducive to finding the facts.</text:p>
      <text:p text:style-name="P4">
The First Financial website reported that in 2023, Yongxiong Group will strive to achieve the annual task goals of the year in the year. However, in recent years, Yongxiong Group has been caught in the cusp of public opinion due to the collection incident. According to media statistics, as of May 22, Yongxiong Group's complaints on the black cat complaint platform reached 153. Among them, there were many complaints such as "SMS threats", "telephone bombing", "explosive address book", and "harassing others". There are even complaints about the situation where Yongxiong pretend to be public prosecutors.</text:p>
      <text:p text:style-name="P4">
<draw:frame draw:style-name="fr1" draw:name="Image130" text:anchor-type="as-char" svg:width="6.9236in" svg:height="5.404254in" draw:z-index="0">
<draw:image xlink:href="../Images/rfamandarin/2023-05-26T01-52-00-04-00/000001.png" xlink:type="simple" xlink:show="embed" xlink:actuate="onLoad" draw:mime-type="image/png"/>
</draw:frame>
Yongxiong Group issued a book to all employees (screenshots of the official Weibo of the company) [] <text:a xlink:type="simple" xlink:href="https://www.rfa.org/mandarin/yataibaodao/jingmao/gt-05262023015225.html/m0526-gtp2.png" text:style-name="Internet_20_link" text:visited-style-name="Visited_20_Internet_20_Link">
</text:a>
<text:span text:style-name="T4">
 Yongxiong company branches cover more than 20 provinces and cities </text:span>
</text:p>
      <text:p text:style-name="P4">
Current affairs commentators Wang Zheng believes that the debt collection companies are similar to the results of the discipline execution judgment with the bailiffs. In the future, debt collection may be directly responsible for the court, which is also a considerable income for the government. He said to this station: "They (debt collection companies) touched the court's execution court system. This 'cake', the court will take it back. In the future, the debt dispute may be sued the court to the court and the court executes debt chase. Digital companies may cooperate with the court in the future. "</text:p>
      <text:p text:style-name="P4">
Yongxiong Group is known as the "largest domestic collection company". Its official website shows that the company was established in April 2014 and is headquartered in Changsha, Hunan. Branch covers more than 20 cities across the country. Management field. In 2019, Yongxiong Group submitted a listing application to the US Securities Regulatory Commission, and then withdrew the application.</text:p>
      <text:p text:style-name="P4">
At present, there are more than 3,000 collection companies in China, of which employees of Yongxiong Group have been reduced from 17,000 before the epidemic to about 3,000 people.</text:p>
      <text:p text:style-name="P4">
Reporter: Ancient Pavilion Editor: Chen Meihua, Xu Shuting, Jiayuan.com editor: Hong Wei</text:p>
      <text:p text:style-name="P4">
News Source: <text:a xlink:type="simple" xlink:href="https://www.rfa.org/mandarin/yataibaodao/jingmao/gt-05262023015225.html" text:style-name="Internet_20_link" text:visited-style-name="Visited_20_Internet_20_Link">
https://www.rfa.org/mandarin/yataibaodao/jingmao/gt-05262023015225.html</text:a>
</text:p>
      <!--NEWS-->
      <text:h text:style-name="P10" text:outline-level="1">
<text:span text:style-name="T4">
Chinese Minister of Commerce Wang Wentao see the key to Raymond's China and the United States?</text:span>
</text:h>
      <text:p text:style-name="P4">
Author: None (Language: zh)</text:p>
      <text:p text:style-name="P4">
Publisher: None</text:p>
      <text:p text:style-name="P4">
Time: 2023-05-26T01:55:00Z</text:p>
      <text:p text:style-name="P4">
Description: Wang Wentao, Minister of Commerce, Minister of Commerce, who is currently participating in the Asia -Pacific Economic Organization (APEC) Minister of Trade, has met with US Minister of Commerce Raymond Dorang on Thursday. During this period Whether to warm the first barometer.</text:p>
      <text:p text:style-name="P4">
Videos: []</text:p>
      <text:p text:style-name="P4">
Images: ["<text:a xlink:type="simple" xlink:href="https://static.dw.com/image/65738954_303.jpg" text:style-name="Internet_20_link" text:visited-style-name="Visited_20_Internet_20_Link">
65738954_303.jpg</text:a>
", "<text:a xlink:type="simple" xlink:href="https://static.dw.com/image/58223660_401.jpg" text:style-name="Internet_20_link" text:visited-style-name="Visited_20_Internet_20_Link">
58223660_401.jpg</text:a>
", "<text:a xlink:type="simple" xlink:href="https://static.dw.com/image/62238357_401.jpg" text:style-name="Internet_20_link" text:visited-style-name="Visited_20_Internet_20_Link">
62238357_401.jpg</text:a>
"]</text:p>
      <text:p text:style-name="P4">
Subject: 时政风云</text:p>
      <text:p text:style-name="P4">
Subjects: ['德中关系', '南希·佩洛西', '奥巴马', '汉诺威工业博览会', '专题报道：习近平访美', '岛屿主权争端', '专题报道：全景观看“习马会”', '中国', '中共十九大', '美国']</text:p>
      <text:p text:style-name="P4">
Keywords: ['中国', '美国', '王文涛', '雷蒙多', '戴琪', '中美关系', '经济', '贸易']</text:p>
      <text:p text:style-name="P4">
Id: 65738924</text:p>
      <!--METADATA-->
      <text:p text:style-name="P4">
<text:a xlink:type="simple" xlink:href="https://www.dw.com/zh/overlay/image/article/65738924/65738954" text:style-name="Internet_20_link" text:visited-style-name="Visited_20_Internet_20_Link">
 <draw:frame draw:style-name="fr1" draw:name="Image131" text:anchor-type="as-char" svg:width="6.9236in" svg:height="3.896998in" draw:z-index="0">
<draw:image xlink:href="../Images/dwzh/2023-05-26T01-55-00Z/65738954_303.jpg" xlink:type="simple" xlink:show="embed" xlink:actuate="onLoad" draw:mime-type="image/jpeg"/>
</draw:frame>
</text:a>
Wang Wentao's information photos.</text:p>
      <text:p text:style-name="P4">
(Voice of Germany Chinese), Chinese Minister of Commerce Wang Wentao and US Minister of Commerce Ginaraimondo held a meeting in Washington on Thursday (May 25). The Ministry of Commerce China issued a statement saying that the two sides conducted a "frank, professional and constructive exchange" on the economic and trade issues of Sino -US economic and trade relations and common concern. China focuses on the expressed concerns of the US's economic and trade policies, semiconductor policies, export control, and foreign investment review.</text:p>
      <text:p text:style-name="P4">
The US Department of Commerce stated that when Raymondo met with Wang Wentao, he also expressed concern about a series of actions adopted by Chinese companies in China recently.</text:p>
      <text:p text:style-name="P4">
The meeting between Wang Wentao and Raymond is the first cabinet -level meeting held by Chinese and US officials in the U.S. capital since Bynden ruling. The Chinese Ministry of Commerce stated that "the two parties agree to establish communication channels to maintain and strengthen exchanges on specific economic and trade concerns and cooperation matters."</text:p>
      <text:p text:style-name="P4">
According to the Ministry of Commerce of China, Wang Wentao has met with a number of American companies in Shanghai earlier this week, including Johnson &amp; Johnson, 3M, Dow (DOW), Merck, Honeywell, Honeywell, and Honeywell. And told them: "China will continue to welcome US -funded enterprises to develop in China to achieve win -win."</text:p>
      <text:p text:style-name="P4">
Earlier this month, the US Minister of Commerce Raymond also met with a delegation of the American Chamber of Commerce in the People'sRepublic of China. People familiar with the matter revealed that during the period, she heard the representative of American companies [] <text:a xlink:type="simple" xlink:href="https://www.dw.com/zh/zh/中國加強反間諜-諮詢公司涉危害國安遭查/a-65557271" text:style-name="Internet_20_link" text:visited-style-name="Visited_20_Internet_20_Link">
</text:a>
Worries.</text:p>
      <text:p text:style-name="P4">
<draw:frame draw:style-name="fr1" draw:name="Image132" text:anchor-type="as-char" svg:width="6.9236in" svg:height="3.896998in" draw:z-index="0">
<draw:image xlink:href="../Images/dwzh/2023-05-26T01-55-00Z/58223660_401.jpg" xlink:type="simple" xlink:show="embed" xlink:actuate="onLoad" draw:mime-type="image/jpeg"/>
</draw:frame>
When Raymond Duo met with Wang Wentao, he also expressed concern about a series of actions taken by Chinese companies in China recently.</text:p>
      <text:p text:style-name="P4">
According to people familiar with the matter, Raymond Duo said that she will show to the Chinese side that the purpose of the US government policy is to reduce risks, not to decompose with China. Raymond Duo told the delegation that she intends to promote the development of economic relations in both sides under the conditions that both sides can accept, and look forward to visiting China later this year.</text:p>
      <text:p text:style-name="P4">
After the "spy balloon" incident earlier this year, Sino -US relations have continued to deteriorate, and the economic and trade relations between China and the United States have also had twists and turns. China has recently been on the grounds of national security risk, <text:a xlink:type="simple" xlink:href="https://www.dw.com/zh/zh/中國封殺美光-美反對無事實根據的限制/a-65693360" text:style-name="Internet_20_link" text:visited-style-name="Visited_20_Internet_20_Link">
</text:a>
Essence Earlier, China conducted an assault inspection of many US consultants.</text:p>
      <text:p text:style-name="P4">
At the Seventh -way Group (G7) summit that ended a few days ago, the leaders of member states criticized China's "economic stress", saying that they would be with the world's second largest economy [] [] <text:a xlink:type="simple" xlink:href="https://www.dw.com/zh/zh/g7联合公报政策方针不是为了伤害中国/a-65684805" text:style-name="Internet_20_link" text:visited-style-name="Visited_20_Internet_20_Link">
</text:a>
Essence</text:p>
      <text:h text:style-name="P12" text:outline-level="3">
<text:span text:style-name="T4">
I expected to see Daiqi</text:span>
</text:h>
      <text:p text:style-name="P4">
Wang Wentao went to the United States to participate in the Asia -Pacific Economic Cooperation (APEC) Minister of Trade, which was held on the 25th and 26th on the 25th and 26th. Chinese Ministry of Commerce spokesman Shu Tingting confirmed on the 25th that Wang Wentao would also meet with Katherinetai, a US trading representative during the APEC meeting.</text:p>
      <text:p text:style-name="P4">
Earlier this week, Daiqi once said to the South China Morning Post that he hoped to see Wang Wentao at the APEC conference. As of now, the Office of the US Trade Representative has not confirmed the meeting between Dai Qi and Wang Wentao. The White House spokesman Johnkirby said on the 24th that the discussion about the meeting with Daiqi continued.</text:p>
      <text:p text:style-name="P4">
Reuters reported that the two major US trade unions leaders said at the APEC Minister of Trade on the 25th that trade policies in the United States and China must achieve a fair balance between workers' needs and corporate profits. Shawnfain, chairman of the American Automobile Workers' Federation, said that they were not opposed to trade, but against unilateral trade, and pointed out that the trade between the United States and China was not balanced.</text:p>
      <text:p text:style-name="P4">
When discussing the role of workers in trade policies with Daiqi and Fien, the Secretary-General of the US Labor Federation Industrial Trade Union (AFL-CIO) FrederickRdmond toughly stated: "We do not expect Ambassador Daiqi to China The invasion of the invasion is a concession. "</text:p>
      <text:p text:style-name="P4">
<draw:frame draw:style-name="fr1" draw:name="Image133" text:anchor-type="as-char" svg:width="6.9236in" svg:height="3.896998in" draw:z-index="0">
<draw:image xlink:href="../Images/dwzh/2023-05-26T01-55-00Z/62238357_401.jpg" xlink:type="simple" xlink:show="embed" xlink:actuate="onLoad" draw:mime-type="image/jpeg"/>
</draw:frame>
Some US media analysis has been accused by mutual accusations since several months, and US -China relations are about to enter a new stage.</text:p>
      <text:h text:style-name="P12" text:outline-level="3">
<text:span text:style-name="T4">
?</text:span>
</text:h>
      <text:p text:style-name="P4">
Before the APEC Minister of Trade, the Wall Street Journal published a report and analysis. After several months of accusations, US -China relations are about to enter a new stage. The meeting between Wang Wentao and Raymond may determine whether the two major powers can restore the previous high -level exchanges of the "spy balloon" incident.</text:p>
      <text:p text:style-name="P4">
An anonymous U.S. official revealed to the newspaper that Beijing's recent tentative restoration of diplomatic relations with Washington was partly because Chinese leaders believed that they are currently in a more favorable position. Xi Jinping has successively received a number of European leaders, trying to split the Western alliance, and establishes a solid trade relationship with Brazilian President. The US official said, "They think we don't look good."</text:p>
      <text:p text:style-name="P4">
With Washington will still strive to rebuild basic communication channels. "</text:p>
      <text:p text:style-name="P4">
This week, after a few months of hanging, <text:a xlink:type="simple" xlink:href="https://www.dw.com/zh/zh/中國駐美大使懸缺多時-謝鋒抵美履新/a-65714756" text:style-name="Internet_20_link" text:visited-style-name="Visited_20_Internet_20_Link">
</text:a>
At the beginning of the month, Jakesullivan, a national security adviser, held a two -day talks in Vienna and Wang Yi, the highest diplomat in China; US President Biden Bayeng blunt soon<text:a xlink:type="simple" xlink:href="https://www.dw.com/zh/zh/美中關係低谷逢春拜登很快解凍/a-65693328" text:style-name="Internet_20_link" text:visited-style-name="Visited_20_Internet_20_Link">
</text:a>
And imply that he might have a dialogue with Xi Jinping again.</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中國商務部長王文濤見雷蒙多-中美破冰關鍵？/a-65738924" text:style-name="Internet_20_link" text:visited-style-name="Visited_20_Internet_20_Link">
https://www.dw.com/zh/中國商務部長王文濤見雷蒙多-中美破冰關鍵？/a-65738924?maca=chi-rss-chi-all-1127-rdf</text:a>
</text:p>
      <!--NEWS-->
      <text:h text:style-name="P10" text:outline-level="1">
<text:span text:style-name="T4">
Observatory comments: Organ blankets are all national security issues</text:span>
</text:h>
      <text:p text:style-name="P4">
Author: None (Language: zh)</text:p>
      <text:p text:style-name="P4">
Publisher: None</text:p>
      <text:p text:style-name="P4">
Time: 2023-05-26T02:48:00Z</text:p>
      <text:p text:style-name="P4">
Description: After the Hong Kong media people living in Taiwan, Zeng Zhihao observed that after China -Hong Kong -Hong Kong -Hong Kong -Hong Kong's organized organ transplantation and mutual aid mechanism, Hong Kong people canceled organized donations and deeper behind the "Cathay Poor Sister Incident". However, senior Hong Kong officials fail to observe public opinion, but always cater to Beijing's statement, it will only worsen this phenomenon.</text:p>
      <text:p text:style-name="P4">
Videos: []</text:p>
      <text:p text:style-name="P4">
Images: ["<text:a xlink:type="simple" xlink:href="https://static.dw.com/image/64069222_303.jpg" text:style-name="Internet_20_link" text:visited-style-name="Visited_20_Internet_20_Link">
64069222_303.jpg</text:a>
", "<text:a xlink:type="simple" xlink:href="https://static.dw.com/image/61637115_401.jpg" text:style-name="Internet_20_link" text:visited-style-name="Visited_20_Internet_20_Link">
61637115_401.jpg</text:a>
"]</text:p>
      <text:p text:style-name="P4">
Subject: 时政风云</text:p>
      <text:p text:style-name="P4">
Subjects: []</text:p>
      <text:p text:style-name="P4">
Keywords: ['中港矛盾', '国泰空姐', '器官捐赠', '李家超']</text:p>
      <text:p text:style-name="P4">
Id: 65738977</text:p>
      <!--METADATA-->
      <text:p text:style-name="P4">
<text:a xlink:type="simple" xlink:href="https://www.dw.com/zh/overlay/image/article/65738977/64069222" text:style-name="Internet_20_link" text:visited-style-name="Visited_20_Internet_20_Link">
 <draw:frame draw:style-name="fr1" draw:name="Image134" text:anchor-type="as-char" svg:width="6.9236in" svg:height="3.896998in" draw:z-index="0">
<draw:image xlink:href="../Images/dwzh/2023-05-26T02-48-00Z/64069222_303.jpg" xlink:type="simple" xlink:show="embed" xlink:actuate="onLoad" draw:mime-type="image/jpeg"/>
</draw:frame>
</text:a>
After the Cathay Poor Sister incident, according to passengers who took the relevant class to return, the voice broadcast on Cathay Pacific flights was already a Mandarin, Cantonese and English three -language report.</text:p>
      <text:p text:style-name="P4">
(Voice of Germany Chinese) Hong Kong people have never thought that one day, the organs of their bodies have no autonomy, and the laughter between themselves and colleagues will shock the greeting of the special and "People's Daily". The most incredible thing is that organs and blankets may involve "national security", that is, one day, law enforcement officers of the National Security Office came to the door, because you may be "<text:a xlink:type="simple" xlink:href="https://www.dw.com/zh/zh/国泰事件中国网络反崇洋媚外浪潮高涨/a-65732354" text:style-name="Internet_20_link" text:visited-style-name="Visited_20_Internet_20_Link">
</text:a>
And unwilling to donate organs to the mainland compatriots? "</text:p>
      <text:p text:style-name="P4">
Like <text:a xlink:type="simple" xlink:href="https://www.dw.com/zh/zh/罗杰叔叔youtube上发视频回应被中国封杀/a-65710227" text:style-name="Internet_20_link" text:visited-style-name="Visited_20_Internet_20_Link">
</text:a>
 ， <text:a xlink:type="simple" xlink:href="https://www.dw.com/zh/zh/长平观察两条感觉受到侮辱的野狗/a-65730016" text:style-name="Internet_20_link" text:visited-style-name="Visited_20_Internet_20_Link">
</text:a>
No wonder they can monitor the dialogue of Cathay Pacific flight attendant in the lounge.</text:p>
      <text:p text:style-name="P4">
Two news that seemingly unsatisfactory and unsatisfactory, in fact, have the same essence, behind the contradictions between China and Hong Kong.</text:p>
      <text:p text:style-name="P4">
Organ donations are intertwined in China and Hong Kong, and the Hong Kong government hopes to interoperate the organs of Hong Kong and the country. This seems to be a medical problem, but it will soon become a political issue.</text:p>
      <text:p text:style-name="P4">
Because Hong Kong people are super reluctant to the medical system in the Mainland, especially in organs transplantation, in the past, I heard that too many "death rowing organs" and "organ buying and selling" were heard. Who will fall in? Or flow into the buying and selling market? Or is the organ that moves into your body, is the source innocent or "agreed"?</text:p>
      <text:p text:style-name="P4">
All this is a reasonable doubt.</text:p>
      <text:p text:style-name="P4">
However, the Hong Kong government felt that behind the conspiracy of the opposition to make a matter of reason.</text:p>
      <text:p text:style-name="P4">
The earliest proposal to the Chinese and Hong Kong organ interoperability was Lu Yao Mao, a Xinhong Bureau. After a 2022 incident, he immediately proposed to study the mechanism of organ communication in Hong Kong.</text:p>
      <text:p text:style-name="P4">
At that time, the reporter asked "the Hong Kong medical community has a reservation of this proposal." He immediately asked, "The medical community is the first? The sound of the sound can come even more, go to support, and help more Hong Kong citizens. "The idea is that he does not want people to criticize the direction of China and Hong Kong.</text:p>
      <text:p text:style-name="P4">
This is a bit like the revision of the "Fugitive Regulations" that day. Many people in the legal community raised rational questions. As a result, the government's political suppression was in exchange for the opposition voices as "discrediting the Mainland Justice" and "singing and declining the environment of the Mainland." It's just that the "law" is replaced by "medical".</text:p>
      <text:p text:style-name="P4">
When the government criticizes the sound as "enemy", of course, Hong Kong people can only "protect themselves", so some people have proposed that since I am unable to resist mutual communication, at least I do n’t participate in the interoperability plan? So some people proposed to cancel the registration of organ donation. If they do not include their organs into the system, they will not be sent to the mainland. As a result, because a large number of people canceled organ donation, and even there were examples of unregistered applications, the Chief Executive was regarded as "unusual". Contempt the blood of compatriots in the two places in water and various selfless donations in the past, and the fact that the selfless donation organs in the Mainland save the case of life cases in Hong Kong. "</text:p>
      <text:p text:style-name="P4">
The big hat with "blood is thicker than water" and "big love spirit" was pressed down, which deepened the "China -Hong Kong contradiction" of the whole thing. Can you not donate organs if blood is thicker than water? The spirit of love can't be "organ" autonomous. I did not expect that Hong Kong people could no longer decide who was the Chief Executive.</text:p>
      <text:p text:style-name="P4">
Retreating 10,000 steps, even if Hong Kong people are really unwilling to donate organs to the Mainland, this is at most an educational issue. Why does it become a direction for police to file a case investigation? I have no happiness. Organic donations are "voluntary", not emotional extortion, and they will deduct a hat that "blood is thicker than water" or national security hats.</text:p>
      <text:p text:style-name="P4">
<draw:frame draw:style-name="fr1" draw:name="Image135" text:anchor-type="as-char" svg:width="6.9236in" svg:height="3.896998in" draw:z-index="0">
<draw:image xlink:href="../Images/dwzh/2023-05-26T02-48-00Z/61637115_401.jpg" xlink:type="simple" xlink:show="embed" xlink:actuate="onLoad" draw:mime-type="image/jpeg"/>
</draw:frame>
According to the latest survey of the Institute of Public Opinion of Hong Kong, the Chief Executive Li Jiachao's civilian score was 56.9 points, but there were 0 points for him to give him 0 points.</text:p>
      <text:h text:style-name="P12" text:outline-level="3">
<text:span text:style-name="T4">
These Hong Kong people are "guilty"</text:span>
</text:h>
      <text:p text:style-name="P4">
The words are square, another <text:a xlink:type="simple" xlink:href="https://www.dw.com/zh/zh/國泰航空遭指歧視中國客-官媒重拳整頓/a-65715856" text:style-name="Internet_20_link" text:visited-style-name="Visited_20_Internet_20_Link">
</text:a>
Suddenly outbreak.</text:p>
      <text:p text:style-name="P4">
The "discrimination passenger" incident occurred by Cathay Pacific Airlines from Chengdu to Hong Kong. A passenger reported in Xiaohongshu, "Cathay Pacific Aircraft Cantonese used English and Cantonese to complain to passengers in English and Cantonese:" Youcannot Speak Blanket, You Cannot IT (you can't get a blanket if you can't talk about the blanket) "" , "Carpet is on thefloor (carpet is on the ground)." The reporters who reported that it might be "the front row passengers tried to use their English words to get the blankets from these" only English "flight attendants, but they were teased by the retorters." Playing, public opinion frying pot, determined that Cathay Pacific sister discriminated against the mainland people who did not understand English and asked to stop.</text:p>
      <text:p text:style-name="P4">
Cathay Pacific apologized quickly or even the three flight attendants involved in the case. Senior officials including the SAR, including the Chief Executive Li Jiachao, also quickly blamed the stewardess's improper behavior, "quite distressed" Yunyun. The "Knight Island" of "People's Daily" is also criticized, and it has been promoted to the political level. "Worshiping English and looking down on the current of Mandarin is bound to annihilated to the tide of history." It even suddenly emphasized that the incident background was "the situation in Hong Kong has changed from chaos to 2023 years."</text:p>
      <text:p text:style-name="P4">
The Hong Kong people suddenly understood that another political storm that suppressed Hong Kong people's survival status came. The Mainland has achieved overwhelming victory in politics, but still feels that Hong Kong people have not fully agreed to China in culture or ideology, which is the so -called "psychological return."</text:p>
      <text:p text:style-name="P4">
Officials believe that Hong Kong people admire English, do not speak or look down on Mandarin, are all manifestations of "psychological resistance to return to refuse to be Chinese". Therefore, as soon as the Cathay Pacific incident broke out, the people with the heart were allowed to play with the topic, and the Hong Kong government cooperated comprehensively. Without verification, Cathay Pacific ’s performance was accused of the performance of Cathay Pacific. This is actually in line with the role of the chief executive. It is to cooperate with Beijing to suppress the living position of Hong Kong people. As long as there is any contradiction between China and Hong Kong, the wrong party must be Hong Kong people. In the past Some people in Hong Kong have complained that officials will be accused of "discriminating against mainland compatriots."Why Hong Kong people are so angry about Cathay Pacific incident, because everyone sees that some people play their questions and do not target three stewardess, but Hong Kong citizens who have not yet surrendered in Hong Kong. Speaking English is sin, do not understand that Mandarin is a crime, politeness to foreigners is sin, not enthusiastic about mainland compatriots is sin, not wanting to donate organs to mainland compatriots, I do n’t think of the development of the Greater Bay Area. Sin ... as <text:a xlink:type="simple" xlink:href="https://www.dw.com/zh/zh/对年轻人失去吸引力-香港警队再度降低入职要求/a-65723586" text:style-name="Internet_20_link" text:visited-style-name="Visited_20_Internet_20_Link">
</text:a>
The organs to a blanket are guilty.</text:p>
      <text:p text:style-name="P4">
<text:span text:style-name="T5">
Peng Zhihao is a Hong Kong media, who has served as the host of the current affairs sarcastic show "Headline News". Currently living in Taiwan.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客座評論﹕器官毛毯都是國安問題/a-65738977" text:style-name="Internet_20_link" text:visited-style-name="Visited_20_Internet_20_Link">
https://www.dw.com/zh/客座評論﹕器官毛毯都是國安問題/a-65738977?maca=chi-rss-chi-all-1127-rdf</text:a>
</text:p>
      <!--NEWS-->
      <text:h text:style-name="P10" text:outline-level="1">
<text:span text:style-name="T4">
The first batch of thorns missiles in the United States launched the US $ 500 million military aid to Taiwan</text:span>
</text:h>
      <text:p text:style-name="P4">
Author: None</text:p>
      <text:p text:style-name="P4">
Publisher: Radio Free Asia (Organization)</text:p>
      <text:p text:style-name="P4">
Published Time: 2023-05-26T04:18:00-04:00</text:p>
      <text:p text:style-name="P4">
Modified Time: 2023-05-26T14:31:48-04:00</text:p>
      <text:p text:style-name="P4">
Description: None</text:p>
      <text:p text:style-name="P4">
Videos: []</text:p>
      <text:p text:style-name="P4">
Audios: ["<text:a xlink:type="simple" xlink:href="https://www.rfa.org/mandarin/yataibaodao/gangtai/hx2-052620230418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6" text:anchor-type="as-char" svg:width="6.9236in" svg:height="4.612011in" draw:z-index="0">
<draw:image xlink:href="../Images/rfamandarin/2023-05-26T04-18-00-04-00/000000.png" xlink:type="simple" xlink:show="embed" xlink:actuate="onLoad" draw:mime-type="image/png"/>
</draw:frame>
The picture shows the US military's military base in Ohio in 2021 let the public come into contact with the FIM-92 shoulder-to-shoulder thorns. <text:a xlink:type="simple" xlink:href="https://www.rfa.org/mandarin/yataibaodao/gangtai/hx2-05262023041821.html/@@images/image" text:style-name="Internet_20_link" text:visited-style-name="Visited_20_Internet_20_Link">
</text:a>
US Department of Defense News Website DVIDS <text:a xlink:type="simple" xlink:href="https://www.rfa.org/mandarin/yataibaodao/gangtai/hx2-05262023041821.html/@@stream" text:style-name="Internet_20_link" text:visited-style-name="Visited_20_Internet_20_Link">
</text:a>
The Taiwan Department of Defense confirmed that the United States launched the US $ 500 million military aid operation against Taiwan. The first batch of thorn -needle -needle air defense missiles had arrived in Taiwan and accepted by the military.</text:p>
      <text:p text:style-name="P4">
<text:a xlink:type="simple" xlink:href="https://www.rfa.org/mandarin/Xinwen/st-05082023024059.html" text:style-name="Internet_20_link" text:visited-style-name="Visited_20_Internet_20_Link">
<text:span text:style-name="T4">
 U.S. Military Military Military Agreement of Taiwan 500 million US dollars of weapons Qiu Guozheng confirmed to negotiate </text:span>
</text:a>
  * <text:span text:style-name="T4">
<text:a xlink:type="simple" xlink:href="https://www.rfa.org/mandarin/yataibaodao/gangtai/hx1-03022023100322.html" text:style-name="Internet_20_link" text:visited-style-name="Visited_20_Internet_20_Link">
 </text:a>
</text:span>
</text:p>
      <text:p text:style-name="P4">
The U.S. government announced in 2019 that the FIM-92 Shoulder-shoulder sparning needle-aircraft aircraft-proof missiles were delayed so far. According to Taiwan media reports, some Boeing cargo machine arrived at Taoyuan Airport late at night on May 24th to carry a group of US-supporting Taiwan FIM-92 Shoulder-to-Type-type needle air defense missiles accepted by the Taiwan military. Taiwan ’s Ministry of National Defense confirmed low -key on the 25th.</text:p>
      <text:p text:style-name="P4">
These missiles are not projects purchased by Taiwan, but U.S. Defense Minister Lloyd Austin recently pointed out that the U.S. government uses the "Presidential Approval Right" plan to provide Taiwan with a $ 500 million military assistance.</text:p>
      <text:p text:style-name="P4">
<text:span text:style-name="T4">
 The United States uses the "Presidential Dial -up right" military aid in Taiwan </text:span>
</text:p>
      <text:p text:style-name="P4">
Austin said on the 16th that "provides major additional security assistance to Taiwan." Li Shiqiang, the director of the Ministry of National Defense Regulations, said on the 25th that the assistance items were previously determined and they were all in stock, and it will begin recently.</text:p>
      <text:p text:style-name="P4">
The director of the Taiwan Institute of Defense and Safety, Shen Mingshu, was interviewed by Radio Free Asia on the 26th that "in order to respond to the threat of the Communist Party of China, some weapons ordered some weapons ordered by the United States have not yet been sent. Weighing Ukrainian demand and the most urgent project at the current national defense defense. "</text:p>
      <text:p text:style-name="P4">
Shen Mingshi said that the United States first looked for the inventory. In the early days of the United States, the US military aided Ukraine's benchmark missiles and thorn needle missiles played a lot of functions. Now Ukraine has obtained the Patriot missile system. Or it is not so urgent.</text:p>
      <text:p text:style-name="P4">
Researcher Jie Zhong, a researcher at the China Strategic Foresight Association in Taiwan, also pointed out that the Taiwan military has been fighting for the purchase of thorns for more than 20 years. The United States originally refused to sell. Assist Ukraine and NATO allies.</text:p>
      <text:p text:style-name="P4">
In response to the first batch of military aids in Taiwan at this time, Jiezhong's judgment is not an intelligence show that the war is about to start.</text:p>
      <text:p text:style-name="P4">
<text:span text:style-name="T4">
 US military assistance helps </text:span>
 <text:span text:style-name="T4">
 slow </text:span>
 ** solve the "suspicion theory" in Taiwan</text:p>
      <text:p text:style-name="P4">
Jiezhong said: "The U.S. Indo -Pacific strategy hopes that countries around China and the United States to maintain close cooperation. If Taiwanese people cannot solve doubts about the United States due to the delay of military sales, they will worry about ensuring that Taiwan and the United States cooperate on major issues. I must hope that the U.S. administrative department will take some actions first, which must also be helpful for the DPP government's election and prestige. "</text:p>
      <text:p text:style-name="P4">
Jiezhong pointed out that the thorn -needle missile is a single -soldier shot, and the single soldier can operate. It is close and low at a close range. At the front line, if an enemy armed helicopter and fighter attack were encountered, it was impossible to get a dense and effective air defense cover. "</text:p>
      <text:p text:style-name="P4">
Jiezhong said: "US president should have a little advance in the order of weapons allocation in Taiwan, so you can first allocate some inventory in the status quo. To observe whether this is currently on this case, or in the future, or later China Is the status of the Republic of China ahead? "</text:p>
      <text:p text:style-name="P4">
Shen Ming's room mentioned that during the Cold War, the United States also took military assistance against Taiwan to provide weapons systems and ammunition to Taiwan. Taiwan did not need to pay. After the interruption of the United States, the Taiwan Relations Law. The military -sold weapons and ammunition in Taiwan for many years. The United States has not resumed diplomatic relations and has not signed any defense agreement. Last year, the United States passed a decision with the "National Defense Authorization Law" and passed the national defense budget. In the next five years, it will be US $ 2. billion a year, and a total of $ 10 billion in Taiwan for military aid for five years. Among them assistance. Therefore, there are the first batch of US $ 500 million military assistance this year, and it may assist the benchmark missiles and brackets in the future.</text:p>
      <text:p text:style-name="P4">
<draw:frame draw:style-name="fr1" draw:name="Image137" text:anchor-type="as-char" svg:width="6.9236in" svg:height="3.930818in" draw:z-index="0">
<draw:image xlink:href="../Images/rfamandarin/2023-05-26T04-18-00-04-00/000001.png" xlink:type="simple" xlink:show="embed" xlink:actuate="onLoad" draw:mime-type="image/png"/>
</draw:frame>
Principal NATO Institute of Defense, Lieutenant General Ryaman, secretly visited Taiwan at the end of March this year (Nato Defense College Facebook) [] <text:a xlink:type="simple" xlink:href="https://www.rfa.org/mandarin/yataibaodao/gangtai/hx2-05262023041821.html/5716.jpg" text:style-name="Internet_20_link" text:visited-style-name="Visited_20_Internet_20_Link">
</text:a>
<text:span text:style-name="T4">
 Lieutenant General of NATO, three </text:span>
 ** at the end of the month, visited Taiwan.</text:p>
      <text:p text:style-name="P4">
In addition, the media disclosed that Lieutenant General Olivier Rittimann, the president of NATO Institute of Defense, visited Taiwan at the end of March. At the time of Tsai Ing -wen's transit, the American House of Representatives McCarthy met McCarthy.</text:p>
      <text:p text:style-name="P4">
Shen Mingshi said that Lieutenant Lieutenant Liman visited Taiwan with the Czech National Defense University and exchanged with Taiwan National Defense University.</text:p>
      <text:p text:style-name="P4">
Shen Mingshi mentioned that the media recently reported that the United States has requested NATO to provide a data chain system to Taiwan. Obviously, Taiwan and NATO have not only military education exchanges, but also the exchanges of managing conditions. It can form a general connection during combat, and to some extent can be combined. Military cooperation in the United States, NATO and Taiwan is gradually strengthening and normal. "</text:p>
      <text:p text:style-name="P4">
Jiezhong believes that Taiwan should hope to observe the Russian and Ukraine War from the eyes of NATO, provide Taiwan's combat tactical training, and deepen each other's high -tech weapons technology and intelligence cooperation and exchanges.</text:p>
      <text:p text:style-name="P4">
Reporter: Xia Xiaohua Editor: Chen Meihua, Xu Shuting, He Ping.com Edited: Hong Wei</text:p>
      <text:p text:style-name="P4">
News Source: <text:a xlink:type="simple" xlink:href="https://www.rfa.org/mandarin/yataibaodao/gangtai/hx2-05262023041821.html" text:style-name="Internet_20_link" text:visited-style-name="Visited_20_Internet_20_Link">
https://www.rfa.org/mandarin/yataibaodao/gangtai/hx2-05262023041821.html</text:a>
</text:p>
      <!--NEWS-->
      <text:h text:style-name="P10" text:outline-level="1">
<text:span text:style-name="T4">
Hold your mouth or open your legs? China talk show under speech review</text:span>
</text:h>
      <text:p text:style-name="P4">
Author: None (Language: zh)</text:p>
      <text:p text:style-name="P4">
Publisher: None</text:p>
      <text:p text:style-name="P4">
Time: 2023-05-26T05:40:00Z</text:p>
      <text:p text:style-name="P4">
Description: The Chinese talk show has recently caused heated discussions due to "excellent style and can win the battle". Some netizens joked that the Chinese speech review was too harsh. I wanted to do the talk show "either holding his mouth or opening your legs (moist to the free world)." How do the talk show actors look at the tightening of the review red line? What is the difference between the talk show on both sides of the strait? DW visited four talk show actors who performed on both sides of the strait, and asked them to shake the burden of "talk show in China".</text:p>
      <text:p text:style-name="P4">
Videos: []</text:p>
      <text:p text:style-name="P4">
Images: ["<text:a xlink:type="simple" xlink:href="https://static.dw.com/image/64873314_303.jpg" text:style-name="Internet_20_link" text:visited-style-name="Visited_20_Internet_20_Link">
64873314_303.jpg</text:a>
", "<text:a xlink:type="simple" xlink:href="https://static.dw.com/image/64873348_401.jpg" text:style-name="Internet_20_link" text:visited-style-name="Visited_20_Internet_20_Link">
64873348_401.jpg</text:a>
", "<text:a xlink:type="simple" xlink:href="https://static.dw.com/image/64873332_401.jpg" text:style-name="Internet_20_link" text:visited-style-name="Visited_20_Internet_20_Link">
64873332_401.jpg</text:a>
", "<text:a xlink:type="simple" xlink:href="https://static.dw.com/image/64873304_401.jpg" text:style-name="Internet_20_link" text:visited-style-name="Visited_20_Internet_20_Link">
64873304_401.jpg</text:a>
"]</text:p>
      <text:p text:style-name="P4">
Subject: 文化经纬</text:p>
      <text:p text:style-name="P4">
Subjects: []</text:p>
      <text:p text:style-name="P4">
Keywords: ['明镜周刊', '言论自由', '社交媒体', '人权', '新闻审查', '微博']</text:p>
      <text:p text:style-name="P4">
Id: 65739237</text:p>
      <!--METADATA-->
      <text:p text:style-name="P4">
<text:a xlink:type="simple" xlink:href="https://www.dw.com/zh/overlay/image/article/65739237/64873314" text:style-name="Internet_20_link" text:visited-style-name="Visited_20_Internet_20_Link">
 <draw:frame draw:style-name="fr1" draw:name="Image138" text:anchor-type="as-char" svg:width="6.9236in" svg:height="3.896998in" draw:z-index="0">
<draw:image xlink:href="../Images/dwzh/2023-05-26T05-40-00Z/64873314_303.jpg" xlink:type="simple" xlink:show="embed" xlink:actuate="onLoad" draw:mime-type="image/jpeg"/>
</draw:frame>
</text:a>
A female talk show named Yang Mei performed in Beijing in 2020 (the picture shows the data photo, which is not directly related to the content of this article)</text:p>
      <text:p text:style-name="P4">
(Voice of Germany in Chinese) Taiwan talk show actor East District, from 2018 to 2019, signed a contract with China's "Twist Comedy" and performed in Beijing. he is <text:a xlink:type="simple" xlink:href="https://www.dw.com/zh/zh/被指冒犯解放军-脱口秀演员被警方立案调查/a-65638312" text:style-name="Internet_20_link" text:visited-style-name="Visited_20_Internet_20_Link">
</text:a>
After the outbreak, logging in to WeChat, but found that the many talk shows he joined were taboo.</text:p>
      <text:p text:style-name="P4">
"There are so many talk show groups. No half of them discuss it." The 40 -year -old Eastern Demon told DW that his personal approach to the Chinese government was not surprising. What surprised him was that House performed in Beijing.</text:p>
      <text:p text:style-name="P4">
"This is the hidden rules of this circle. These (sensitive) things cannot be spoken." East District Germany said that when he was in China, he must be approved by the authorities and approved it. ](https://www.dw.com/zh/zh/长平观察两条感觉受到侮辱的野狗/a-65730016)It is impossible to pass at all, and actors and audiences who engage in the talk show at the "Beijing's foot" are the worst self -examination.</text:p>
      <text:p text:style-name="P4">
He said, "Look [] <text:a xlink:type="simple" xlink:href="https://www.dw.com/zh/zh/中国脱口秀在美国那些在国内不能讲的段子/a-64722978" text:style-name="Internet_20_link" text:visited-style-name="Visited_20_Internet_20_Link">
</text:a>
Then he talked in Beijing. North America is so far away!At the foot of Tianzi, it must be the most sensitive place. "" So I don't know why House dared to take off in Beijing, it is really very kind. "</text:p>
      <text:p text:style-name="P4">
Another talk show actor A with performance experience on both sides of the strait expresses different views on this. He said that after the outbreak of the incident, in fact, many people in China in China have issued a message in space such as WeChat friends circle. Among them, after the post with a large number of coffee positions, the entire little red book and Weibo number will be "disappeared." The relatively small one is relatively unscrupulous, "because I feel that the remarks are not in charge of him."</text:p>
      <text:p text:style-name="P4">
A further supplemented. For the sensitive issues that House touched this time, or the "special theme" such as the fishy color, there is a talk show actor in China. But he has a negative emotion. He doesn't like a arbiter hanging on his head. Everyone will think that we usually scold each other. I say you have no level. The judge (referring to the Chinese authorities) is another matter. "</text:p>
      <text:p text:style-name="P4">
Although the punishment of the Chinese talk show in the world did not agree with the incident, Chinese actors seemed not to be surprised by the "laughing fruit accident". A admits that in recent years, the talk show industry has been running too fast in China, and Xiaoguo Culture is one of the unique and most powerful companies. "<text:a xlink:type="simple" xlink:href="https://www.dw.com/zh/zh/墙外文摘脱口秀风波中的国家暴力/a-65689399" text:style-name="Internet_20_link" text:visited-style-name="Visited_20_Internet_20_Link">
</text:a>
"".</text:p>
      <text:p text:style-name="P4">
As an example, he has been attacked by the Chinese authorities as an example. If there is an industry developing rapidly in China, "the leading company in that industry must basically kneel on the ground to rest and bleed bleeding, bleed bleeding, bleed bleeding first "For 3 years", the talk show has been in China for several years, and has entered the dilemma of incurableness, and there are also stars and companies with high income. "Everyone knows that one day the competent authority will want to check this matter Today, if it is not because of House, it may be because of the next person. "House is just" just stepped on the high -voltage line ", which has become an example of the authorities to kill chickens and monkeys.</text:p>
      <text:h text:style-name="P12" text:outline-level="3">
<text:span text:style-name="T4">
Talking Show with Chinese Characteristics- —— "Hold your mouth" art</text:span>
</text:h>
      <text:p text:style-name="P4">
As for the so -called "high -voltage line", A told DW according to a "official regulations on his hand" that the Chinese authorities listed the sensitive subjects that the Chinese authorities could not touch the actors. Or religious hatred, discrimination "," not endangering social stability, public order and good customs ", etc., are mostly" classic contents "that have also been controlled by the government in the fields of the Internet and artificial intelligence in recent years. National unity, sovereignty and territorial integrity, harm the national honor interests ".</text:p>
      <text:p text:style-name="P4">
<draw:frame draw:style-name="fr1" draw:name="Image139" text:anchor-type="as-char" svg:width="6.9236in" svg:height="3.896998in" draw:z-index="0">
<draw:image xlink:href="../Images/dwzh/2023-05-26T05-40-00Z/64873348_401.jpg" xlink:type="simple" xlink:show="embed" xlink:actuate="onLoad" draw:mime-type="image/jpeg"/>
</draw:frame>
The talk show is a fire in China this year. The picture shows a talk show performance held in the Chongqing Municipal Government in 2022</text:p>
      <text:p text:style-name="P4">
A 28 -year -old foreign actor B, who had taught an English talk show in Shanghai, told DW that about 7 or 8 years ago, when he started a talk show in China, he knew that he could not talk about the government and "3 T -Taiwan Taiwan, Tibet (TIBET), Tiananmen Square (Tiananamensquare) "and other sensitive themes, but now these red lines have" become too much, and their (Chinese authorities) are constantly growing as the list of themes of improper content ... as long as you touch you touch When these subjects, they can block you with this pretext. "</text:p>
      <text:p text:style-name="P4">
B explains that if you talk about open wheat (OpenMic, no matter ammunition or professional comedy actor can come to the stage to practice, it can be practiced without tickets), or the audience is not required Approved by the Cultural and Trade Bureau beforehand; but if a large -scale session of a business performance or more than 100 viewers, you need to submit the word -by -time draft of the paragraph about one month before the performance, as well as a reading video without emotion.</text:p>
      <text:p text:style-name="P4">
"If they (Cultural Tourism Bureau), if the human beings are enough, they will send someone to sit in the audience and confirm that you have no manuscript to the manuscript. If you leave the draft or say any offense (the government), It is a fine of at least 20,000 jumps. "East District said that sometimes these official personnel will also bring a video camera behind the auditorium and record the whole process.</text:p>
      <text:p text:style-name="P4">
Based on the information provided by several respondents, the time required for approval of various cities in China is different, and some even half a year. Therefore, many talk show actors performed nearly one year ago, as far as 3 years ago. Start repeatedly using the paragraph. In addition, the respondents said that the talk show industry has developed rapidly in China and has too many clubs in recent years. In fact, the competent authority is in power. After stepped down, it will also be reminded by the club's manager or peer.</text:p>
      <text:p text:style-name="P4">
East District Germany said that regardless of performance, whether ticket sales, and whether they need to be approved in advance, the actors will avoid talking about sensitive remarks: "As long as there is a audience is a small pink, he has opinions and actively report to the authorities. Except for your actor," The clubs, organizers, and venues will suffer. Therefore, there is a potential consensus of "do not do this kind of harmful things" and "strictly discipline yourself, self -rhythmia".</text:p>
      <text:h text:style-name="P12" text:outline-level="3">
<text:span text:style-name="T4">
The talk show in the Ukrainian air defense cave</text:span>
</text:h>
      <text:h text:style-name="P12" text:outline-level="3">
<text:span text:style-name="T4">
Actor with red line dancing</text:span>
</text:h>
      <text:p text:style-name="P4">
East District Germany said that in the case of "the relevant authorities' policies, politics, and sensitive current affairs, it is definitely not impossible to touch", in fact, the subject matter of doing talk shows in China is very limited. "The subject of resonance", try to make rice without rice. East District said that Chinese comedians "still played flowers" in a limited range that made him admire: "They (Chinese actors) may be used to it, but we (Taiwanese actors) have become more free, so we are more free, so we are more free, so It's painful for me. "</text:p>
      <text:p text:style-name="P4">
Another actor C, who also talked about the English talk show in Shanghai, also said that China's remarks review had a huge impact on his performance, "because my own jokes are talking about politics, and it is hundreds of times serious." He said that even in Shanghai, the English talk show with relatively loose scale and non -ticket sales, the subject matter is also limited. His joke basically "except for politics is sex", so he performed his hands and feet in China: "I may have to review a lot of content, but I have a lot of Punchline (key laughter) are political content. I Remove it all, and its funny level is about 60%. "</text:p>
      <text:p text:style-name="P4">
C revealed that he had put a discussion of political performance on the Internet. He wanted to "walk on the edge, and he should not step on that line." Threat; House's accident made him who was no longer performed in China, and began to re -examine his paragraphs. Some of them "won't talk about it anymore."</text:p>
      <text:p text:style-name="P4">
B, who also did an English talk show in Shanghai, I deeply felt that he was a foreign actor, and had more constraints on the stage. B recalled that he felt the first time that the Cultural Tourism Bureau began to suppress the talk show. It was after the 2020 China's well -known talk show actor Kamin was sentenced. At that time, even though B's paragraphs revolved around his love for China and did not criticize the Chinese government, it was still suspended by many clubs. On the stage, holding a microphone to speak to a group of Chinese people, they will feel that I want to preach the thinking of the anti -Chinese Communist Party. "</text:p>
      <text:p text:style-name="P4">
The timing was advanced to 2021 and 2022. The restrictions on foreign actors were loosened. B can gradually return to the large stage. Essence He said that because the talk show originated from the form of the West, it was not treated by the Chinese authorities, and no one knew when the industry would be completely banned. The endless and tightened censorship of China has also made him very worried about the situation of the same industry that is still performing in the local area: "If you are a comedian, stand on the stage and want to talk about a talk show, spend a happy time, but there is one The fool sent by the Communist Party of China is on the stage, waiting to pick you up at any time, pull you down, how uncomfortable the next few months will it be, and you will never know that the next game will be triggered. What will it be (subject matter). "</text:p>
      <text:p text:style-name="P4">
"Every talk show actor knows not to mention Tian'anmen, don't mention Taiwan, but the subject matter that cannot be said can't be finished. What else can you write? What else can you make? As a comedian? Your first priority should be considered "Will this subject be funny?" Instead of "Will this subject send me into jail or destroy my career?" B said that China lacks "freedom of speech". It is no longer news. Now even "expressing freedom" is lost, the development prospect of China's talk show has made him very pessimistic.</text:p>
      <text:p text:style-name="P4">
C, which is known for his political stalks, also said that the talk show can still be rising in China as a "offensive art". It is because Chinese audiences "have this demand". It is about to be suppressed and make him feel that "the only thing that restricts China is China himself." C said that there are many Chinese people and there are many art workers. There are so many creativity, but "now it is not just that the official wants to review you, you are afraid of being reported, so you have to review yourself, but you have to review each other, just like the Cultural Revolution." There is no room for creativity and talk show. A few days after the accident occurred, China also temporarily canceled the performance of overseas artists. In C's opinion, this matter is a vane of the "cultural and entertainment industry". I am afraid that in the future, it will also lead to a broad cicada effect in the Chinese art and cultural circle.</text:p>
      <text:p text:style-name="P4">
<draw:frame draw:style-name="fr1" draw:name="Image140" text:anchor-type="as-char" svg:width="6.9236in" svg:height="3.896998in" draw:z-index="0">
<draw:image xlink:href="../Images/dwzh/2023-05-26T05-40-00Z/64873332_401.jpg" xlink:type="simple" xlink:show="embed" xlink:actuate="onLoad" draw:mime-type="image/jpeg"/>
</draw:frame>
The talk show is a "offensive art". The picture shows the Chinese talk show actor Qiqi performed in Beijing in 2020</text:p>
      <text:h text:style-name="P12" text:outline-level="3">
<text:span text:style-name="T4">
What does the talk show "open your legs" look like?</text:span>
</text:h>
      <text:p text:style-name="P4">
Four interviewees with experience in both sides of the strait said that the differences between cross -strait talk circles can be attributed to two major points -economic scale and subject matter.</text:p>
      <text:p text:style-name="P4">
East District Germany and two other actors who have received commercial performances in China said that China's market throughput and capital scale are large enough to support the entire peripheral drama industry such as the entire talk show and even improvisation drama in the past few years. In the past 10 years, the talk show club of major cities in China has sprung up like a long -after growth. Even if a large number of creators have rushed and invested in the talk show actor, the needs of the entire industry are still far greater than the supply. , "One month can also receive more than a dozen business performances." For many actors who do not want to become superstars or rich people, they can have a professor of full -time health and relatively high sense of society. enough.</text:p>
      <text:p text:style-name="P4">
In contrast, Taiwan's talk show industry is still developing. Except for 1 or two popular star actors, few actors who can use this as full -time. In the society, if the actor shows the identity of "part -time talk show practitioners", he may be appreciated by "this person is cool" because of "a special interest", but if the actor resign and devote himself to investing, he devotes himself to investing. Talk show creation often receives the concerns of "Does your life continue?".</text:p>
      <text:p text:style-name="P4">
<draw:frame draw:style-name="fr1" draw:name="Image141" text:anchor-type="as-char" svg:width="6.9236in" svg:height="3.896998in" draw:z-index="0">
<draw:image xlink:href="../Images/dwzh/2023-05-26T05-40-00Z/64873304_401.jpg" xlink:type="simple" xlink:show="embed" xlink:actuate="onLoad" draw:mime-type="image/jpeg"/>
</draw:frame>
Cross -strait talk show development scale and cultural environment are different (data photo)</text:p>
      <text:p text:style-name="P4">
In terms of subject matter, except for cultural differences that make some laughter unable to share them on both sides of the strait, all interviewees have stated that a major difference between talking about talk shows in China and Taiwan is "consideration behind the selection of materials."</text:p>
      <text:p text:style-name="P4">
Dong District Germany said, "Taiwan is really super free, you love to talk about everything." There will not be a sensitive red line to consider, but this does not mean that he can talk about a talk show in Taiwan. He said that comedians still have some extent pursuit of "audience fate" and "audience recognition". Therefore, when choosing materials, he will avoid "epidemic prevention policies" and "celebrity suicide". Or when screening the performance clip of accessing the Internet, discard some controversial and explosive topics, and leave the laughing point at the scene.</text:p>
      <text:p text:style-name="P4">
East District said that Taiwanese actors have such considerations, and may be regarded as a self -examination, but "Taiwan's self -examination mechanism is not in what topic cannot be said, but what will be overly political and unacceptable to the audience." American society is now prevalent for "canceling culture" (netizens do not meet the political correctness of their recognition because the public figures do not meet the correct politics that they recognize, but the Internet exiles that they resist it in the community). Essence But he also added that the consequences of actors have no self -censorship in China, which is definitely more serious than in Taiwan.In addition, two actors who have performed the English talk show in Shanghai have stated that their self -examination motivation in Taiwan has nothing to do with the audience. The only consideration is that "Can this joke make the audience laugh?" Essence They told DW separately that they often composed of audiences in Taiwan to adjust their paragraphs in mobility -if they are mainly "foreign audiences who speak English", they will use "dirty", more challenging language language , Even incorporate some laughter that ridiculed Taiwan; if the table is mostly about Taiwan and Asia's faces, they tend to take the "family love" route, and they will also expect that "if the audience may be offended in Taiwan." Overall, when performing in Taiwan, they are more like their paragraphs entering the free market as a commodity. All of them are considered "market value" and "paragraph effects" without thinking about sensitive red line factors.</text:p>
      <text:p text:style-name="P4">
C told DW that "laugh" is an instinct that breaks through all norms and established values. The talk show borrows "constantly offense" and leads to "laugh" comedy. It is the difference between it and other arts and entertainment forms. Rock or Punkle, it is a very rebellious thing, you can't shape a rock music under the leadership of the Communist Party of China. "</text:p>
      <text:p text:style-name="P4">
(For the wishes of the respondents, A, B, and C are all pseudonyms in the text.)</text:p>
      <text:p text:style-name="P4">
News Source: <text:a xlink:type="simple" xlink:href="https://www.dw.com/zh/管住嘴或邁開腿？言論審查下的中國脫口秀/a-65739237" text:style-name="Internet_20_link" text:visited-style-name="Visited_20_Internet_20_Link">
https://www.dw.com/zh/管住嘴或邁開腿？言論審查下的中國脫口秀/a-65739237?maca=chi-rss-chi-all-1127-rdf</text:a>
</text:p>
      <!--NEWS-->
      <text:h text:style-name="P10" text:outline-level="1">
<text:span text:style-name="T4">
Beijing restricts the Minister of Commerce in the United States and the United States and the United States of Commerce to expressed concerns to China</text:span>
</text:h>
      <text:p text:style-name="P4">
Publisher: 法新社</text:p>
      <text:p text:style-name="P4">
Published Time: 2023-05-26T06:32:09+00:00</text:p>
      <text:p text:style-name="P4">
Modified Time: 2023-05-26T06:05:03+00:00</text:p>
      <text:p text:style-name="P4">
Description: (Agence France -Presse, Washington, 25th) U.S. Business Minister Gina Raimondo expressed concern about the restrictions on American companies on the Beijing authoritie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5-26T06-32-09-00-00/000000.png" xlink:type="simple" xlink:show="embed" xlink:actuate="onLoad" draw:mime-type="image/png"/>
</draw:frame>
According to a statement, the US Department of Commerce said that Raymond and Wang Wentao met in Washington and "discussed a frank and widely discussed on issues related to business relations in the United States and China.</text:p>
      <text:p text:style-name="P4">
The statement pointed out that it includes "the overall environment and potential cooperation areas of trade, investment in the two countries."</text:p>
      <text:p text:style-name="P4">
The statement said: "Minister Raymond Duo has also expressed concern about the recently -in -laws of the People's Republic of China on American companies in China."</text:p>
      <text:p text:style-name="P4">
The Ministry of Commerce of China also said that the two countries have conducted "straightforward, professional and constructive communication."</text:p>
      <text:p text:style-name="P4">
News Source: <text:a xlink:type="simple" xlink:href="https://www.rfi.fr/cn/%E5%9B%BD%E9%99%85%E6%8A%A5%E9%81%93/20230526-%E5%8C%97%E4%BA%AC%E9%99%90%E5%88%B6%E7%BE%8E%E4%BC%81-%E7%BE%8E%E5%95%86%E5%8A%A1%E9%83%A8%E9%95%BF%E5%90%91%E4%B8%AD%E5%9B%BD%E8%A1%A8%E8%BE%BE%E5%85%B3%E5%88%87" text:style-name="Internet_20_link" text:visited-style-name="Visited_20_Internet_20_Link">
https://www.rfi.fr/cn/%E5%9B%BD%E9%99%85%E6%8A%A5%E9%81%93/20230526-%E5%8C%97%E4%BA%AC%E9%99%90%E5%88%B6%E7%BE%8E%E4%BC%81-%E7%BE%8E%E5%95%86%E5%8A%A1%E9%83%A8%E9%95%BF%E5%90%91%E4%B8%AD%E5%9B%BD%E8%A1%A8%E8%BE%BE%E5%85%B3%E5%88%87</text:a>
</text:p>
      <!--NEWS-->
      <text:h text:style-name="P10" text:outline-level="1">
<text:span text:style-name="T4">
Russia launched a tactical nuclear weapon plan in Beros</text:span>
</text:h>
      <text:p text:style-name="P4">
Author: 联合早报 (Person)</text:p>
      <text:p text:style-name="P4">
Publisher: 联合早报 (Organization)</text:p>
      <text:p text:style-name="P4">
Published Time: 2023-05-26T06:58</text:p>
      <text:p text:style-name="P4">
Modified Time: 2023-05-26T11:46</text:p>
      <text:p text:style-name="P4">
Description: Russia's plan to deploy tactical nuclear weapons in Beros was launched on Thursday (May 25). The United States condemned the deployment plan, but it showed no intention to change the US strategic nuclear weapons, and did not see any signs of Russia preparing to use nuclear weapons. Reuters reports that President White Ross ...</text:p>
      <text:p text:style-name="P4">
Videos: []</text:p>
      <text:p text:style-name="P4">
Audios: []</text:p>
      <text:p text:style-name="P4">
Images: []</text:p>
      <text:p text:style-name="P4">
Type: NewsArticle</text:p>
      <text:p text:style-name="P4">
Breadcrumbs: ['即时', '国际']</text:p>
      <text:p text:style-name="P4">
Keywords: ['俄罗斯', '白罗斯', '核武器', '美国国务院']</text:p>
      <!--METADATA-->
      <text:p text:style-name="P4">
Russia's plan to deploy tactical nuclear weapons in Beros was launched on Thursday (May 25). The United States condemned the deployment plan, but it showed no intention to change the US strategic nuclear weapons, and did not see any signs of Russia preparing to use nuclear weapons.</text:p>
      <text:p text:style-name="P4">
Reuters reports that President of Berlos said in Moscow that tactical nuclear weapons have been transferred in accordance with the order signed by Russian President Putin, but the Kremlin has not confirmed the matter.</text:p>
      <text:p text:style-name="P4">
Lukashenko, who is holding talks with other Soviet leaders in Moscow, told the media that "nuclear weapons have begun to move." When asked if these weapons were already in Beros, he said, "Maybe. After I understand, tell you."</text:p>
      <text:p text:style-name="P4">
This is the first time that the Cremlin has deployed such weapons abroad since the disintegration of the Soviet Union in 1991.</text:p>
      <text:p text:style-name="P4">
When Putin was interviewed by National Television on March 25 <text:a xlink:type="simple" xlink:href="https://www.zaobao.com/realtime/world/story20230326-1376404" text:style-name="Internet_20_link" text:visited-style-name="Visited_20_Internet_20_Link">
</text:a>
Essence He pointed out that the United States and allies are fighting a continuously expanding agent war with Russia.</text:p>
      <text:p text:style-name="P4">
When the Russian Defense Minister, Shi Yagu met with the Minister of Defense of Berosk, saying that the West was "doing its best to extend and upgrade the conflict in Ukraine in Ukraine." He said: " War. "</text:p>
      <text:p text:style-name="P4">
US State Department spokesman Miller said that Russia's deployment of tactical nuclear weapons in White is "the latest example of Ukraine has been fully invaded for more than a year and Russia has irresponsible behavior."</text:p>
      <text:p text:style-name="P4">
Miller reiterated the warning of Washington that the use of chemistry, biological or nuclear weapons in the conflict will lead to "serious consequences", but he has no specific explanation.</text:p>
      <text:p text:style-name="P4">
News Source: <text:a xlink:type="simple" xlink:href="https://www.zaobao.com.sg/realtime/world/story20230526-1398285" text:style-name="Internet_20_link" text:visited-style-name="Visited_20_Internet_20_Link">
https://www.zaobao.com.sg/realtime/world/story20230526-1398285</text:a>
</text:p>
      <!--NEWS-->
      <text:h text:style-name="P10" text:outline-level="1">
<text:span text:style-name="T4">
Wall Street technology stocks have risen greatly to promote Japanese stock blue chip stocks to collect high</text:span>
</text:h>
      <text:p text:style-name="P4">
Publisher: 法新社</text:p>
      <text:p text:style-name="P4">
Published Time: 2023-05-26T07:02:06+00:00</text:p>
      <text:p text:style-name="P4">
Modified Time: 2023-05-26T06:50:01+00:00</text:p>
      <text:p text:style-name="P4">
Description: (Agence France -Presse, Tokyo, 26th) Wall Street stocks rose sharply, coupled with the weakening of the yen's exchange rate against the US dollar, which encouraged Tokyo's shares to ris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5-26T07-02-06-00-00/000000.png" xlink:type="simple" xlink:show="embed" xlink:actuate="onLoad" draw:mime-type="image/png"/>
</draw:frame>
The Japanese stock 225 index closed at 115.18 points or 0.37%to 30916.31 points. The Dongzhi stock price index fell slightly 0.31 points or 0.01%, closed at 2145.84 points.</text:p>
      <text:p text:style-name="P4">
News Source: <text:a xlink:type="simple" xlink:href="https://www.rfi.fr/cn/%E8%B4%A2%E7%BB%8F%E5%BF%AB%E8%AE%AF/20230526-%E5%8D%8E%E5%B0%94%E8%A1%97%E7%A7%91%E6%8A%80%E8%82%A1%E5%A4%A7%E6%B6%A8-%E5%8A%A9%E9%95%BF%E6%97%A5%E8%82%A1%E8%93%9D%E7%AD%B9%E8%82%A1%E6%94%B6%E9%AB%98" text:style-name="Internet_20_link" text:visited-style-name="Visited_20_Internet_20_Link">
https://www.rfi.fr/cn/%E8%B4%A2%E7%BB%8F%E5%BF%AB%E8%AE%AF/20230526-%E5%8D%8E%E5%B0%94%E8%A1%97%E7%A7%91%E6%8A%80%E8%82%A1%E5%A4%A7%E6%B6%A8-%E5%8A%A9%E9%95%BF%E6%97%A5%E8%82%A1%E8%93%9D%E7%AD%B9%E8%82%A1%E6%94%B6%E9%AB%98</text:a>
</text:p>
      <!--NEWS-->
      <text:h text:style-name="P10" text:outline-level="1">
<text:span text:style-name="T4">
The U.S. Navy investigation found that there are major problems in the training of SEALs</text:span>
</text:h>
      <text:p text:style-name="P4">
Publisher: 法新社</text:p>
      <text:p text:style-name="P4">
Published Time: 2023-05-26T07:02:07+00:00</text:p>
      <text:p text:style-name="P4">
Modified Time: 2023-05-26T06:50:03+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5-26T07-02-07-00-00/000000.png" xlink:type="simple" xlink:show="embed" xlink:actuate="onLoad" draw:mime-type="image/png"/>
</draw:frame>
(Agence France -Presse, Washington, 25th) A survey released by the US Navy today found that the training of seal commanders was extremely difficult and worrying.</text:p>
      <text:p text:style-name="P4">
The survey was initiated after the dying during the training during the training during the training during the training, and found that "multiple systems failed, which led many students to face serious injuries."</text:p>
      <text:p text:style-name="P4">
The report pointed out that the leadership supervision, lack of risk assessment, and medical system "did not go through training, organization, integration or drill to ensure continuous and effective medical monitoring or care", as well as drugs such as improving training performance.</text:p>
      <text:p text:style-name="P4">
The survey found that Mu Lun died after completing the "Hell Week" and eventually diagnosed with pneumonia. During the Hell Week, students were fucked to their physical limits when they were deprived of their sleep, and other members of Mu Lun were admitted to the hospital.</text:p>
      <text:p text:style-name="P4">
Mu Lun and other members of the same class received medical treatment due to respiratory problems during the "Hell Week", but the relevant situation was not provided to the medical examination clinic.</text:p>
      <text:p text:style-name="P4">
In the military camp, Mu Lun was taken care of by "the rookie duty staff who did not receive medical or first -aid training". When Mulun's situation worsened, only one duty staff had called to be a classmate.</text:p>
      <text:p text:style-name="P4">
The medical officer said that if Mu Lun was "poor in physical condition", he could go to the hospital immediately, but because all trainers had to accept the evaluation that morning, Mu Lun himself repeatedly refused to seek medical treatment.</text:p>
      <text:p text:style-name="P4">
Medical staff said that if the trainees are "poor in physical condition", he can go to the hospital, but all candidates will be evaluated in the morning, but Malun repeatedly refuses to do so.</text:p>
      <text:p text:style-name="P4">
The survey also deeply explored the long -term problems using steroids and similar drugs for the trainees of SEALs. The survey report recommends that the drugs should be tested more strongly, but the relevant actions of the U.S. Navy and the military have always been treated; the report also recommends strengthening education personnel and persuading them not to use drugs.</text:p>
      <text:p text:style-name="P4">
SEAL (Seal) is the first abbreviation of English SEA (sea), Air (empty), and LAND (land). They often perform the most dangerous and most legendary raids, including fighting in the Kada organization in Pakistan in May 2011 in Pakistan (Al-QAEDA) leader Osama Bin Laden.</text:p>
      <text:p text:style-name="P4">
News Source: <text:a xlink:type="simple" xlink:href="https://www.rfi.fr/cn/%E5%9B%BD%E9%99%85%E6%8A%A5%E9%81%93/20230526-%E7%BE%8E%E5%9B%BD%E6%B5%B7%E5%86%9B%E8%B0%83%E6%9F%A5-%E5%8F%91%E7%8E%B0%E6%B5%B7%E8%B1%B9%E7%AA%81%E5%87%BB%E9%98%9F%E8%AE%AD%E7%BB%83%E5%AD%98%E5%9C%A8%E9%87%8D%E5%A4%A7%E9%97%AE%E9%A2%98" text:style-name="Internet_20_link" text:visited-style-name="Visited_20_Internet_20_Link">
https://www.rfi.fr/cn/%E5%9B%BD%E9%99%85%E6%8A%A5%E9%81%93/20230526-%E7%BE%8E%E5%9B%BD%E6%B5%B7%E5%86%9B%E8%B0%83%E6%9F%A5-%E5%8F%91%E7%8E%B0%E6%B5%B7%E8%B1%B9%E7%AA%81%E5%87%BB%E9%98%9F%E8%AE%AD%E7%BB%83%E5%AD%98%E5%9C%A8%E9%87%8D%E5%A4%A7%E9%97%AE%E9%A2%98</text:a>
</text:p>
      <!--NEWS-->
      <text:h text:style-name="P10" text:outline-level="1">
<text:span text:style-name="T4">
The people of the mainland are also the people of the Republic of China? Taiwan: Discontinued today</text:span>
</text:h>
      <text:p text:style-name="P4">
Author: None (Language: zh)</text:p>
      <text:p text:style-name="P4">
Publisher: None</text:p>
      <text:p text:style-name="P4">
Time: 2023-05-26T07:15:00Z</text:p>
      <text:p text:style-name="P4">
Description: Some Chinese men were killed by street lights in Taiwan. The case was judged by the Taiwan court for national compensation, causing controversy. The Taiwan Executive Yuan was ordered on Thursday that the letters of "the people of the mainland are also the people of the Republic of China" have been out of date and should be suspended from now. Chen Jianren, the president of Taiwan, said that this was to avoid international misunderstandings.</text:p>
      <text:p text:style-name="P4">
Videos: []</text:p>
      <text:p text:style-name="P4">
Images: ["<text:a xlink:type="simple" xlink:href="https://static.dw.com/image/63867677_303.jpg" text:style-name="Internet_20_link" text:visited-style-name="Visited_20_Internet_20_Link">
63867677_303.jpg</text:a>
"]</text:p>
      <text:p text:style-name="P4">
Subject: 时政风云</text:p>
      <text:p text:style-name="P4">
Subjects: ['德中关系', '岛屿主权争端', '马英九', '专题报道：全景观看“习马会”', '专题报道：2016年台湾大选', '中国', '台湾', '中共十九大']</text:p>
      <text:p text:style-name="P4">
Keywords: ['中国', '台湾', '中华民国', '两岸']</text:p>
      <text:p text:style-name="P4">
Id: 65739584</text:p>
      <!--METADATA-->
      <text:p text:style-name="P4">
<text:a xlink:type="simple" xlink:href="https://www.dw.com/zh/overlay/image/article/65739584/63867677" text:style-name="Internet_20_link" text:visited-style-name="Visited_20_Internet_20_Link">
 <draw:frame draw:style-name="fr1" draw:name="Image145" text:anchor-type="as-char" svg:width="6.9236in" svg:height="3.896998in" draw:z-index="0">
<draw:image xlink:href="../Images/dwzh/2023-05-26T07-15-00Z/63867677_303.jpg" xlink:type="simple" xlink:show="embed" xlink:actuate="onLoad" draw:mime-type="image/jpeg"/>
</draw:frame>
</text:a>
Chinese officials have not responded publicly on the order of the Taiwan Executive Yuan.</text:p>
      <text:p text:style-name="P4">
(Voice of Germany Chinese) The Taiwan Executive Yuan announced on Thursday (May 25) that the relevant letter of the so -called "people of mainland China is also the people of the Republic of China" should be stopped from now on. This means that Taiwan officially identified that the people of the Chinese mainland do not have the nationality of the Republic of China, not a national, and therefore do not enjoy or bear the rights and obligations of the Republic of China.</text:p>
      <text:p text:style-name="P4">
According to the Taiwan Central News Agency, the Executive Yuan wrote that the "Regulations of the People's Relations of Taiwan and the Mainland" (referred to as the "Cross -Strait Regulations") only defined the people of Taiwan and the people of China, but some agencies have used it to have used it to have used it. The letter of interpretation allows "the people of the Chinese mainland to belong to the nationals (or people) of the Republic of China", or the rights and obligations of the people of the Chinese mainland are equivalent to the nationals of the Republic of China.</text:p>
      <text:p text:style-name="P4">
According to the Taiwan Executive Yuan, Taiwan has experienced democratic transformation and changes in the constitution, and the political situation and the development of cross -strait relations have changed. Whether the relevant interpretation letter makes it appropriate and it is necessary to review it. According to the definition of the Nationality Law, the people of the Chinese mainland do not have the nationality of the Republic of China, not the nationals of the Republic of China, and naturally do not enjoy or bear the rights and obligations of the Republic of China. No longer help.</text:p>
      <text:h text:style-name="P12" text:outline-level="3">
<text:span text:style-name="T4">
1992 Consensus 30 years 30 Taiwanese watch "unified" like this</text:span>
</text:h>
      <text:h text:style-name="P12" text:outline-level="3">
<text:span text:style-name="T4">
</text:span>
</text:h>
      <text:p text:style-name="P4">
In 2018, a Chinese man named Qian Qian went to Taiwan to go around the island, and he was shown in Kaohsiung. Family members of the Taiwan Court offered a lawsuit in the sea, and the Taiwan court finally sentenced to victory over the lawsuit. The Kaohsiung Municipal Government needed to compensate NT $ 4.63 million.</text:p>
      <text:p text:style-name="P4">
The decision of the Taiwan court at that time quoted a letter of interpretation of the Taiwan Ministry of Legal Affairs in 1993. The content of the letter mentioned that "the people of mainland China are also the people of the Republic of China."</text:p>
      <text:p text:style-name="P4">
At that time, Ning Xin, a judge of the Kaohsiung Court of Taiwan, said in an interview with the Central News Agency that he asked the competent authority and the MAC who had asked the State Council before the verdict. The people of the region do not have clearly stipulated that "but based on human rights protection and humanitarian concepts, the State Compensation Law should be applied."</text:p>
      <text:p text:style-name="P4">
However, the Taiwan MAC subsequently stated that "there is a misunderstanding", emphasizing that "the people of the Chinese mainland are the nationals of the Republic of China", and accused those who have the nationals of the Republic of China according to the "Constitution of the Republic of China". 》 And other stipulates that the nationals of the Republic of China refer to the "household registered citizen or no household registration citizen in Taiwan where the Republic of China nationality lives in Taiwan."</text:p>
      <text:p text:style-name="P4">
The national compensation incident subsequently caused controversy in public opinion in Taiwan. Taiwan's "Free Times" reported that Song Chengen, deputy chief executive of the Taiwan Constitutional Foundation, said in February that the national compensation should be applied to the "home" to ensure that the human rights of foreigners should find another mechanism. Song Chengen questioned that the Taiwanese government promised "Taiwan, Taiwan, Taiwan", but the court's decision said that "Taiwan is also Chinese in Taiwan." He said, <text:a xlink:type="simple" xlink:href="https://www.dw.com/zh/zh/美众议院兵棋推演台海冲突-结论必须全面武装台湾/a-65398180" text:style-name="Internet_20_link" text:visited-style-name="Visited_20_Internet_20_Link">
</text:a>
: "How do we say to the international ... isn't AIA who comes to assist in the defense to interfere with the Chinese civil war?"</text:p>
      <text:p text:style-name="P4">
Song Chengen believes that the root cause of the controversy lies in the Constitution of the Republic of China. Some public opinion in Taiwan believes that the judgment is unconstitutional and should be amended to the law; but some people believe that there is no conclusion on the opposite opinion.</text:p>
      <text:h text:style-name="P12" text:outline-level="3">
<text:span text:style-name="T4">
Taiwan Executive Dean: Avoid international misunderstandings</text:span>
</text:h>
      <text:p text:style-name="P4">
Chen Jianren, the president of Taiwan, was asked when he attended the event on the 26th. He said that the Executive Yuan issued a new order because the interpretation of the relevant authorities in the past was "unsuccessful" and did not conform to the current laws. In addition to trouble, avoid misunderstandings between Chinese and international. " As for whether the Cross -Strait Regulations will be further amended? He said that the MAC will examine the relevant content before making a decision.</text:p>
      <text:p text:style-name="P4">
According to the Lianhe Daily, Zheng Yunpeng, the legislator of the Taiwan DPP, said that the case of Chinese money men's country compensation is indeed the liability of the Kaohsiung Municipal Government. The judge believes that the people of the People's Republic of China belong to the people of the Republic of China. He pointed out, "In the future, there are similar citations and judgments in the future, that is, the personal ideological issue of the judge, that is, the wrong judgment must be accepted by the Chinese people."</text:p>
      <text:p text:style-name="P4">
Before the deadline, Chinese officials did not respond publicly on the Taiwan Executive Yuan's order.</text:p>
      <text:h text:style-name="P12" text:outline-level="3">
<text:span text:style-name="T4">
What do people think of the "Taiwan Provincial People's Congress"?</text:span>
</text:h>
      <text:p text:style-name="P4">
(Central News Agency, United Daily, Liberty Times)</text:p>
      <text:p text:style-name="P4">
News Source: <text:a xlink:type="simple" xlink:href="https://www.dw.com/zh/大陸人民亦為中華民國人民？台灣：即日停用/a-65739584" text:style-name="Internet_20_link" text:visited-style-name="Visited_20_Internet_20_Link">
https://www.dw.com/zh/大陸人民亦為中華民國人民？台灣：即日停用/a-65739584?maca=chi-rss-chi-all-1127-rdf</text:a>
</text:p>
      <!--NEWS-->
      <text:h text:style-name="P10" text:outline-level="1">
<text:span text:style-name="T4">
Russia claims that it will not be extended in July</text:span>
</text:h>
      <text:p text:style-name="P4">
Author: 联合早报 (Person)</text:p>
      <text:p text:style-name="P4">
Publisher: 联合早报 (Organization)</text:p>
      <text:p text:style-name="P4">
Published Time: 2023-05-26T07:48</text:p>
      <text:p text:style-name="P4">
Modified Time: 2023-05-26T08:09</text:p>
      <text:p text:style-name="P4">
Description: Russia shows that if Russia's grain and fertilizer export problems cannot be improved, the export initiative of the Black Sea Grain will not be extended. Reuters reported that after Russia invaded Ukraine, it affected Ukraine to export food and agricultural products through the Black Sea Port. Under the mediation of the United Nations and Turkey, Russia ...</text:p>
      <text:p text:style-name="P4">
Videos: []</text:p>
      <text:p text:style-name="P4">
Audios: []</text:p>
      <text:p text:style-name="P4">
Images: []</text:p>
      <text:p text:style-name="P4">
Type: NewsArticle</text:p>
      <text:p text:style-name="P4">
Breadcrumbs: ['即时', '国际']</text:p>
      <text:p text:style-name="P4">
Keywords: ['俄罗斯', '乌克兰', '粮食', '俄乌战争']</text:p>
      <!--METADATA-->
      <text:p text:style-name="P4">
Russia shows that if Russia's grain and fertilizer export problems cannot be improved, the export initiative of the Black Sea Grain will not be extended.</text:p>
      <text:p text:style-name="P4">
Reuters reported that after Russia's invasion of Ukraine, it affected Ukraine to export food and agricultural products through the Black Sea Port. Under the mediation of the United Nations and Turkey, Russia and Ukraine reached an agreement in July last year and agreed to restore the food exported by the Black Sea Port. The agreement was valid for three months. back<text:a xlink:type="simple" xlink:href="https://www.zaobao.com/realtime/world/story20230314-1372557" text:style-name="Internet_20_link" text:visited-style-name="Visited_20_Internet_20_Link">
 </text:a>
Essence</text:p>
      <text:p text:style-name="P4">
Russia said on Thursday (May 25) that if it cannot meet the requirements of Russia's grain and fertilizer exports, the validity period of the Black Sea Grain Export Agreement will be as good as July 17th. Will be extended again.</text:p>
      <text:p text:style-name="P4">
Russia also made the same request and threatening to terminate the black sea grain export agreement in March. Moscow subsequently last week <text:a xlink:type="simple" xlink:href="https://www.zaobao.com/realtime/world/story20230517-1395685" text:style-name="Internet_20_link" text:visited-style-name="Visited_20_Internet_20_Link">
</text:a>
Essence</text:p>
      <text:p text:style-name="P4">
Since March, Russia seems to have two preferential considerations. One is to re -start the Russian ammonia to the Port Port of Black Seabenni, Ukraine to export to the global market. The other requires that the Russian Agricultural Bank of China (Rosselkhozbank) re -incorporate the Global Bank Financial Telecommunications Association (SWIFT) payment system.</text:p>
      <text:p text:style-name="P4">
On July 22, 2022, Russia and Ukraine resumed the signed agreement with the United Nations and Turkey, respectively. The initial period of the agreement was 120 days. According to the agreement, the ships participating in the "Black Sea Food Initiative" were inspected in Istanbul and ensured that no goods were not loaded on the ship, and they could go to the port of Ukraine to load the cargo through the port of Humanitarian Corridor. Hedu fertilizer is transported to the global market.</text:p>
      <text:p text:style-name="P4">
Ukraine is one of the largest food exporters in the world. Before the outbreak of the Russian -Ukraine conflict, Ukraine provided more than 45 million tons of grains to the global market each year, of which about 90 % were shipped out of the ship.</text:p>
      <text:p text:style-name="P4">
The United States and other Western countries issued a joint statement on February 26, 2022 to exclude some Russian banks outside the Global Bank of Financial Communication Association (SWIFT) payment system and implement restrictions on the Russian Central Bank to prevent its configuration of international reserves weakened. Affairs caused by sanctions.</text:p>
      <text:p text:style-name="P4">
News Source: <text:a xlink:type="simple" xlink:href="https://www.zaobao.com.sg/realtime/world/story20230526-1398286" text:style-name="Internet_20_link" text:visited-style-name="Visited_20_Internet_20_Link">
https://www.zaobao.com.sg/realtime/world/story20230526-1398286</text:a>
</text:p>
      <!--NEWS-->
      <text:h text:style-name="P10" text:outline-level="1">
<text:span text:style-name="T4">
The Hansa flight cabin door accidentally opened 6 passengers in the air to breathe difficulties</text:span>
</text:h>
      <text:p text:style-name="P4">
Publisher: 法新社</text:p>
      <text:p text:style-name="P4">
Published Time: 2023-05-26T08:02:08+00:00</text:p>
      <text:p text:style-name="P4">
Modified Time: 2023-05-26T07:50:02+00:00</text:p>
      <text:p text:style-name="P4">
Description: (Agence France -Presse, Seoul, 26th) ASIANA Airlines, South Korea ’s domestic airliner, accidentally opened the door when it landed. Six passengers on board had difficulty breathing, and the flights had landed safely at Daegu Airpo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26T08-02-08-00-00/000000.png" xlink:type="simple" xlink:show="embed" xlink:actuate="onLoad" draw:mime-type="image/png"/>
</draw:frame>
South Korean media quoted Daegu Airport reports that a flight from Jeju to Daeon and Asian Airlines to Daeon and Asia. During the flight, the door opened an accident, and the flights had landed safely at Daegu Airport.</text:p>
      <text:p text:style-name="P4">
Six passengers on board had difficulty breathing, but fortunately no one fell on the plane. Han Asian Airlines is investigating the cause of accidents.</text:p>
      <text:p text:style-name="P4">
News Source: <text:a xlink:type="simple" xlink:href="https://www.rfi.fr/cn/%E5%9B%BD%E9%99%85%E6%8A%A5%E9%81%93/20230526-%E9%9F%A9%E4%BA%9A%E8%88%AA%E7%8F%AD%E8%88%B1%E9%97%A8%E6%84%8F%E5%A4%96%E5%9C%A8%E7%A9%BA%E4%B8%AD%E5%BC%80%E5%90%AF-6%E4%B9%98%E5%AE%A2%E5%91%BC%E5%90%B8%E5%9B%B0%E9%9A%BE" text:style-name="Internet_20_link" text:visited-style-name="Visited_20_Internet_20_Link">
https://www.rfi.fr/cn/%E5%9B%BD%E9%99%85%E6%8A%A5%E9%81%93/20230526-%E9%9F%A9%E4%BA%9A%E8%88%AA%E7%8F%AD%E8%88%B1%E9%97%A8%E6%84%8F%E5%A4%96%E5%9C%A8%E7%A9%BA%E4%B8%AD%E5%BC%80%E5%90%AF-6%E4%B9%98%E5%AE%A2%E5%91%BC%E5%90%B8%E5%9B%B0%E9%9A%BE</text:a>
</text:p>
      <!--NEWS-->
      <text:h text:style-name="P10" text:outline-level="1">
<text:span text:style-name="T4">
Japan's Nagano Prefecture Attack 4 Death Suspects were arrested</text:span>
</text:h>
      <text:p text:style-name="P4">
Publisher: 法新社</text:p>
      <text:p text:style-name="P4">
Published Time: 2023-05-26T08:32:08+00:00</text:p>
      <text:p text:style-name="P4">
Modified Time: 2023-05-26T08:05:02+00:00</text:p>
      <text:p text:style-name="P4">
Description: (Agence France -Presse, Tokyo, 26th) A man in Nakano, Nakano City, Nagano, Japan yesterday killed a total of 4 people including two police officers. The suspect was detained by the police this morn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26T08-32-08-00-00/000000.png" xlink:type="simple" xlink:show="embed" xlink:actuate="onLoad" draw:mime-type="image/png"/>
</draw:frame>
Police said that the suspect was 31 -year -old Aoki. He hid at home after committing the crime and was arrested by the police today. The police found another old woman outside the house and lost consciousness, and then declared dysfunction.</text:p>
      <text:p text:style-name="P4">
Another woman and two police officers declared death yesterday after being attacked.</text:p>
      <text:p text:style-name="P4">
The attack occurred yesterday afternoon, a witness of a farmland saw a woman who was chasing a loud asking for help. Wearing a camouflage suit and wearing a hat and sunglasses, she grabbed her arm and stabbed into her back with a sharp blade with a length of about 30 cm. According to the witnesses, after the victim lay down, the suspect stabbed her chest again.</text:p>
      <text:p text:style-name="P4">
According to the police, the woman subsequently declared death and confirmed that she was Hyospermia, who lived nearby, at the age of 66.</text:p>
      <text:p text:style-name="P4">
After the suspect left, the 72 -year -old man who witnessed the incident ran back to his home about 150 meters away to call the police, and then took the police to the crime office. As a result, the suspect suddenly appeared when the police stopped and immediately fired at the driver's seat. Witnesses were frightened and ran away quickly. He said that he heard several shots again, but did not dare to turn back because he was too scared.</text:p>
      <text:p text:style-name="P4">
Two police officers were 46 -year -old Yujing Liangshu and 61 -year -old Chi Naita.</text:p>
      <text:p text:style-name="P4">
News Source: <text:a xlink:type="simple" xlink:href="https://www.rfi.fr/cn/%E5%9B%BD%E9%99%85%E6%8A%A5%E9%81%93/20230526-%E6%97%A5%E6%9C%AC%E9%95%BF%E9%87%8E%E5%8E%BF%E6%94%BB%E5%87%BB%E6%A1%884%E6%AD%BB-%E5%87%B6%E5%AB%8C%E8%A2%AB%E6%8D%95" text:style-name="Internet_20_link" text:visited-style-name="Visited_20_Internet_20_Link">
https://www.rfi.fr/cn/%E5%9B%BD%E9%99%85%E6%8A%A5%E9%81%93/20230526-%E6%97%A5%E6%9C%AC%E9%95%BF%E9%87%8E%E5%8E%BF%E6%94%BB%E5%87%BB%E6%A1%884%E6%AD%BB-%E5%87%B6%E5%AB%8C%E8%A2%AB%E6%8D%95</text:a>
</text:p>
      <!--NEWS-->
      <text:h text:style-name="P10" text:outline-level="1">
<text:span text:style-name="T4">
US Trade Representative: The APEC economy should open up innovative ideas to deal with global challenges</text:span>
</text:h>
      <text:p text:style-name="P4">
Author: 联合早报 (Person)</text:p>
      <text:p text:style-name="P4">
Publisher: 联合早报 (Organization)</text:p>
      <text:p text:style-name="P4">
Published Time: 2023-05-26T08:38</text:p>
      <text:p text:style-name="P4">
Modified Time: 2023-05-26T08:51</text:p>
      <text:p text:style-name="P4">
Description: US trade representative Dai Qi called on the Asia -Pacific economy to "open up innovative ideas" to deal with harsh global challenges, find a "creative plan" for the fragile supply chain, worsening climate crisis and increasing unequal phenomenon. Reuters reports that the two -day Asia -Pacific economic cooperation group ...</text:p>
      <text:p text:style-name="P4">
Videos: []</text:p>
      <text:p text:style-name="P4">
Audios: []</text:p>
      <text:p text:style-name="P4">
Images: []</text:p>
      <text:p text:style-name="P4">
Type: NewsArticle</text:p>
      <text:p text:style-name="P4">
Breadcrumbs: ['即时', '国际']</text:p>
      <text:p text:style-name="P4">
Keywords: ['亚太经济合作组织', '贸易', '戴琪', '美国']</text:p>
      <!--METADATA-->
      <text:p text:style-name="P4">
US trade representative Dai Qi called on the Asia -Pacific economy to "open up innovative ideas" to deal with harsh global challenges, find a "creative plan" for the fragile supply chain, worsening climate crisis and increasing unequal phenomenon.</text:p>
      <text:p text:style-name="P4">
Reuters reported that the two -day Asia -Pacific Economic Cooperation Organization (APEC) Minister of Trade meeting was held on Thursday (May 25) under the shadow of the U.S. -China relations and held in Detroit.</text:p>
      <text:p text:style-name="P4">
Dai Qi urged the APEC Minister of Trade when the opening speech was based on the recent agreement reached in the World Trade Organization (WTO) as the basis to provide employees with better jobs and establish trade in a more sustainable way.</text:p>
      <text:p text:style-name="P4">
Dai Qi said: "We have the opportunity to open a new path for our people and our planet to build our economy from the bottom up and from the outside to the outside world, bringing our people to our people ","</text:p>
      <text:p text:style-name="P4">
The Chinese Ministry of Commerce confirmed on Thursday that Wang Wentao, Minister of Commerce, Minister of Commerce, who attended the APEC Minister of Trade at the United States, will talk to US Minister of Commerce Raymond Doro on Thursday.</text:p>
      <text:p text:style-name="P4">
Sources told Reuters that the two will meet in Washington. This will be the first meeting in Washington since Bayeng took office.</text:p>
      <text:p text:style-name="P4">
According to reports, Wang Wentao will meet with Daiqi during the APEC Minister of Trade.</text:p>
      <text:p text:style-name="P4">
The U.S. Department of Commerce and the Office of Trade has not officially confirmed that Raymondo and Daiqi will meet with Wang Wentao, nor have it responded to the statement of the Chinese Ministry of Commerce spokesman.</text:p>
      <text:p text:style-name="P4">
News Source: <text:a xlink:type="simple" xlink:href="https://www.zaobao.com.sg/realtime/world/story20230526-1398290" text:style-name="Internet_20_link" text:visited-style-name="Visited_20_Internet_20_Link">
https://www.zaobao.com.sg/realtime/world/story20230526-1398290</text:a>
</text:p>
      <!--NEWS-->
      <text:h text:style-name="P10" text:outline-level="1">
<text:span text:style-name="T4">
Japanese shooting and killing alarm case 4 Disposal background caused attention</text:span>
</text:h>
      <text:p text:style-name="P4">
Author: None (Language: zh)</text:p>
      <text:p text:style-name="P4">
Publisher: None</text:p>
      <text:p text:style-name="P4">
Time: 2023-05-26T08:42:00Z</text:p>
      <text:p text:style-name="P4">
Description: A rare police killing and killing residents in the tranquility towns in Nagano Prefecture, Japan caused a total of four people to die. The suspect finally chose to abandon the weapon surrender, but his murderer and psychological state were still unknown.</text:p>
      <text:p text:style-name="P4">
Videos: []</text:p>
      <text:p text:style-name="P4">
Images: ["<text:a xlink:type="simple" xlink:href="https://static.dw.com/image/65734106_303.jpg" text:style-name="Internet_20_link" text:visited-style-name="Visited_20_Internet_20_Link">
65734106_303.jpg</text:a>
", "<text:a xlink:type="simple" xlink:href="https://static.dw.com/image/62809333_401.jpg" text:style-name="Internet_20_link" text:visited-style-name="Visited_20_Internet_20_Link">
62809333_401.jpg</text:a>
", "<text:a xlink:type="simple" xlink:href="https://static.dw.com/image/62420365_401.jpg" text:style-name="Internet_20_link" text:visited-style-name="Visited_20_Internet_20_Link">
62420365_401.jpg</text:a>
"]</text:p>
      <text:p text:style-name="P4">
Subject: 时政风云</text:p>
      <text:p text:style-name="P4">
Subjects: []</text:p>
      <text:p text:style-name="P4">
Keywords: ['岛屿主权争端', '日本']</text:p>
      <text:p text:style-name="P4">
Id: 65741086</text:p>
      <!--METADATA-->
      <text:p text:style-name="P4">
<text:a xlink:type="simple" xlink:href="https://www.dw.com/zh/overlay/image/article/65741086/65734106" text:style-name="Internet_20_link" text:visited-style-name="Visited_20_Internet_20_Link">
 <draw:frame draw:style-name="fr1" draw:name="Image148" text:anchor-type="as-char" svg:width="6.9236in" svg:height="3.896998in" draw:z-index="0">
<draw:image xlink:href="../Images/dwzh/2023-05-26T08-42-00Z/65734106_303.jpg" xlink:type="simple" xlink:show="embed" xlink:actuate="onLoad" draw:mime-type="image/jpeg"/>
</draw:frame>
</text:a>
Nakano City, Nagano Prefecture, Japan occurred on May 25, 2023, and the police stayed near the building hidden by the suspect Aoi Masa.</text:p>
      <text:p text:style-name="P4">
(Voice of Germany Chinese website) A shooting incident occurred on Thursday (May 25), Nakano City, Nakano City, Japan. , And with the surname of the two women.</text:p>
      <text:p text:style-name="P4">
After 12 hours and a half hours of confrontation with the suspect, the police suppressed the 31 -year -old who had abandoned the surrender of the surrender of the surrender of the surrender of the abandoned weapon on the 26th, and officially arrested it with homicide at 8:21 in the morning. He is the eldest man of the 57 -year -old Speaker of the local Nakano City Council.</text:p>
      <text:p text:style-name="P4">
The Nagano County Police Headquarters held a press conference at noon on the 26th. The minister of the minister, Koyama, said that the incident caused two colleagues to sacrifice the life with the two counties, which was "extremely remorse." The county police station also admitted that when the two policemen received the report at the time, they believed that they were injured by a knife and did not wear bulletproof clothes when they went to the scene.</text:p>
      <text:p text:style-name="P4">
As for the motivation of the crime or whether it involved in disputes, the county police said that they were still under investigation. Police also stated that Aoki Masaru holds 4 guns approved by the local Public Security Commission, which can be used to fix the scope of hunting or shot down the subject matter.</text:p>
      <text:p text:style-name="P4">
At the moment of the incident, the local police once asked the public not to go out. After a day, the local blockade was lifted and resumed to work. Elementary schools near the place of the incident require parents to accompany the school children to school, and will provide relevant psychological counseling to the students. A school child told the reporter of Japan's "Asahi Shimbun", "I am very disturbed and I can't sleep all night."</text:p>
      <text:p text:style-name="P4">
A 63 -year -old farmer told the reporter of "Daily News" that at the time of the incident, he saw the suspect, Aoki Aoi, "seemed to walk towards the police car with a smile." The peasant said that he knew him when he was primary school. Recently, he did not participate in town activities, saying that "I feel that Aoki is quite unsuitable for group activities, and never watched him laugh. Therefore, (case) I first saw his smile. "</text:p>
      <text:p text:style-name="P4">
<draw:frame draw:style-name="fr1" draw:name="Image149" text:anchor-type="as-char" svg:width="6.9236in" svg:height="3.896998in" draw:z-index="0">
<draw:image xlink:href="../Images/dwzh/2023-05-26T08-42-00Z/62809333_401.jpg" xlink:type="simple" xlink:show="embed" xlink:actuate="onLoad" draw:mime-type="image/jpeg"/>
</draw:frame>
The Japanese police information picture, on February 26, 2018, inspects the headquarters of Yamaguchi Group, the largest underworld organization in Kobe City, Hyogo Prefecture.</text:p>
      <text:h text:style-name="P12" text:outline-level="3">
<text:span text:style-name="T4">
Passing</text:span>
</text:h>
      <text:p text:style-name="P4">
The location of the incident is located in the river in Nakano City, Nagano Prefecture. Nagano Railway "Nobuya Nakano Station" is about 1.5 kilometers west. The crime time is around 4:25 pm on May 25. At first, the 66 -year -old female Murakami Kyoshi Xingzhi was stabbed by a knife with a knife with a knife on the road without warning. When the Murakami then began to escape and call for help. When he met other passersby, he shouted "Having Save Me", and the suspect Aoki was attacked with a knife. Murakami Xingzhi couldn't afford to fall to the ground.</text:p>
      <text:p text:style-name="P4">
The passersby shouted in horror: "Why do you do this?", The Lord Aoki just responded coldly: "Because I want to kill, so kill." Passers -by quickly escaped and called the case. The police received a notification of the assistant police department Yujing Liangshu and the inspection minister Chi Naizhu then drove the police car. Back home.</text:p>
      <text:p text:style-name="P4">
After Aoki fled home, a large number of police forces came to support and sent three people to the hospital one after another, but all three were judged to die in front of the hospital. Police surrounded the blockade around their houses, and about 88 local residents went to a nearby school to take refuge in nearly 39 households, and continued to broadcast "please put down the firearms immediately" and spin with the Lord Aoki. Aoki is the hostage of the family in the house as a hostage.</text:p>
      <text:p text:style-name="P4">
After escaping home, Aoki Masao wore a camouflage suit and a camouflage hat and sunglasses. At about 7 and 8 o'clock in the evening, gunfire came around, and the police once raised their warning.</text:p>
      <text:p text:style-name="P4">
At that time, there were two women in Aoyu's family, including the suspect's mother and uncle. The mother first escaped at 8:35 in the evening and confessed to the police that "the gunman is my son" to expose the gunner's identity. The uncle was protected by the police after escaping at around 12:10 am on the 26th. None of the two were obviously trauma. After the police learned that there were only Akagi in the house, they began to surround the house.</text:p>
      <text:p text:style-name="P4">
<draw:frame draw:style-name="fr1" draw:name="Image150" text:anchor-type="as-char" svg:width="6.9236in" svg:height="3.896998in" draw:z-index="0">
<draw:image xlink:href="../Images/dwzh/2023-05-26T08-42-00Z/62420365_401.jpg" xlink:type="simple" xlink:show="embed" xlink:actuate="onLoad" draw:mime-type="image/jpeg"/>
</draw:frame>
The Japanese police information screen, on July 9, 2022, before July 10, the House election voting day, the police stood on the streets of the campaign venue at Fujiji Tin City, Yamanaka Prefecture.</text:p>
      <text:h text:style-name="P12" text:outline-level="3">
<text:span text:style-name="T4">
The motivation of the crime is unknown</text:span>
</text:h>
      <text:p text:style-name="P4">
It is understood that the police continued to call him after obtaining Aoki Zhengxian's contact method. Aoki came out of the house at about 2 am at about 2 am. After walking with a gun, she returned home while walking while walking, and finally showed that she was willing to abandon the weapon to surrender. At around 4:37 in the morning, the suspect raised his hands out of the house with both hands, and the police took him to a police car.</text:p>
      <text:p text:style-name="P4">
Soon after, the police found an old woman who was lying down from the house, and the woman was confirmed to die on the spot. After comparison, the woman lived in a 70 -year -old woman in the Jiangbie region, and was unknown what the incident was involved in the reason why Xingzhi and Takeuchi Murakami were unknown.</text:p>
      <text:p text:style-name="P4">
According to the survey, the suspect Aoi Masaru should have the background of the Self -Defense Force. After retiring, he in May 2019 at the well -known vacation ski resort near his house to operate the Italian ice cream store. Due to being welcomed by all walks of life, in 2022, a branch was opened in Nakano City in his hometown. It is understood that the career is quite smooth, and the mother will help in the store.</text:p>
      <text:p text:style-name="P4">
Aoki Masaru's Italian Ice Cream Store also went to a local newspaper interview. In addition, his father Aoki Masao and others operated the orchard from the ancestor. Therefore, it was made to make good use of the Italian ice cream made from the strawberries, blueberries and grapes. Not only is Karuizawa, which is respected by the locals, even many foreign tourists will buy them in full. However, after the incident, the relevant promotional webpage of the store has been temporarily closed.</text:p>
      <text:p text:style-name="P4">
Under the emergency situation at the time, the Japanese side once dispatched the special search class (SIT) of the special forces (SAT) of Kanagawa Prefecture's special forces (SAT) and the Police Agency to respond to the local area. Nagano County Police Minister Koyama said that he had set up a search headquarters at the Nakano Police Department and transferred more than 100 human support. He said "I hope to go through the county police station to go through the entire search. Investigation.</text:p>
      <text:p text:style-name="P4">
News Source: <text:a xlink:type="simple" xlink:href="https://www.dw.com/zh/日本槍擊殺警案釀4死-凶嫌背景引發關注/a-65741086" text:style-name="Internet_20_link" text:visited-style-name="Visited_20_Internet_20_Link">
https://www.dw.com/zh/日本槍擊殺警案釀4死-凶嫌背景引發關注/a-65741086?maca=chi-rss-chi-all-1127-rdf</text:a>
</text:p>
      <!--NEWS-->
      <text:h text:style-name="P10" text:outline-level="1">
<text:span text:style-name="T4">
Japan's new sanctions on Russia cover the field of military, construction and engineering</text:span>
</text:h>
      <text:p text:style-name="P4">
Publisher: 法新社</text:p>
      <text:p text:style-name="P4">
Published Time: 2023-05-26T09:02:08+00:00</text:p>
      <text:p text:style-name="P4">
Modified Time: 2023-05-26T08:35:01+00:00</text:p>
      <text:p text:style-name="P4">
Description: (Agence France -Presse, Tokyo, 26th) Russia has invaded Ukraine in an all -round way. Japan announced a new wave of sanctions today, targeting Russia's military, construction and engineering fiel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26T09-02-08-00-00/000000.png" xlink:type="simple" xlink:show="embed" xlink:actuate="onLoad" draw:mime-type="image/png"/>
</draw:frame>
After Russia sent troops to invade Ukraine last February, it was impacted by a wave of sanctions in many countries, but Ukraine and its allies have repeatedly called on more severe actions against Russia.</text:p>
      <text:p text:style-name="P4">
According to Agence France -Presse, Japan hosted the latest sanctions after hosted the Seven major industrial group (G7) summit last week. and service".</text:p>
      <text:p text:style-name="P4">
Matsuna Kaki Matsuna, the chief of the Japanese Cabinet, told the media that a new wave of sanctions included "frozen Russian individuals and groups assets, prohibiting export goods to Russian military organizations, and prohibiting export buildings and engineering services to Russia."</text:p>
      <text:p text:style-name="P4">
The Japanese government said that assets are frozen for 17 individuals and 78 groups, including high -level military officials; in addition, 80 organizations restricted by exports include Russian telecommunications operators Megafon.</text:p>
      <text:p text:style-name="P4">
The United States, Britain, and European Unions have recently announced a new wave of sanctions on Russia, while promising to provide more military assistance to Ukraine, including F-16 fighters.</text:p>
      <text:p text:style-name="P4">
Matsno Boyi also condemned Russia to deploy tactical nuclear weapons to Belarus, saying that this would "further increase the situation."</text:p>
      <text:p text:style-name="P4">
Belarus President Alexander Lukashenko said yesterday that Russia has begun to transport nuclear martial arts to Belarus. (Translator: Lin Yifeng/Calculate: Zeng Yixuan)</text:p>
      <text:p text:style-name="P4">
News Source: <text:a xlink:type="simple" xlink:href="https://www.rfi.fr/cn/%E5%9B%BD%E9%99%85%E6%8A%A5%E9%81%93/20230526-%E6%97%A5%E6%9C%AC%E5%AF%B9%E4%BF%84%E5%AE%9E%E6%96%BD%E6%96%B0%E5%88%B6%E8%A3%81-%E6%B6%B5%E7%9B%96%E5%86%9B%E4%BA%8B-%E5%BB%BA%E7%AD%91%E5%8F%8A%E5%B7%A5%E7%A8%8B%E9%A2%86%E5%9F%9F" text:style-name="Internet_20_link" text:visited-style-name="Visited_20_Internet_20_Link">
https://www.rfi.fr/cn/%E5%9B%BD%E9%99%85%E6%8A%A5%E9%81%93/20230526-%E6%97%A5%E6%9C%AC%E5%AF%B9%E4%BF%84%E5%AE%9E%E6%96%BD%E6%96%B0%E5%88%B6%E8%A3%81-%E6%B6%B5%E7%9B%96%E5%86%9B%E4%BA%8B-%E5%BB%BA%E7%AD%91%E5%8F%8A%E5%B7%A5%E7%A8%8B%E9%A2%86%E5%9F%9F</text:a>
</text:p>
      <!--NEWS-->
      <text:h text:style-name="P10" text:outline-level="1">
<text:span text:style-name="T4">
US officials: Biden and McCarthy are closely finalized to raise the debt upper limit two -year agreement</text:span>
</text:h>
      <text:p text:style-name="P4">
Author: 联合早报 (Person)</text:p>
      <text:p text:style-name="P4">
Publisher: 联合早报 (Organization)</text:p>
      <text:p text:style-name="P4">
Published Time: 2023-05-26T09:19</text:p>
      <text:p text:style-name="P4">
Modified Time: 2023-05-26T10:07</text:p>
      <text:p text:style-name="P4">
Description: Anonymous officials in the United States said the President Biden and the Speaker of the House of Representatives McCarthy were closely finalized a agreement to raise the upper limit of US federal debt. A U.S. official revealed to Reuters on Thursday (May 25) that Biden and McCarthy's agreement, including improving the US government 31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Anonymous officials in the United States said the President Biden and the Speaker of the House of Representatives McCarthy were closely finalized a agreement to raise the upper limit of US federal debt.</text:p>
      <text:p text:style-name="P4">
A U.S. official revealed to Reuters on Thursday (May 25) that the agreement between Biden and McCarthy's consultation, including raising the US government's debt limit for US $ 3.1.4 trillion (approximately S $ 42.5 trillion), and paid most of the expenditure The upper limit of the project, but the expenditure of the army and veterans will be exempted.</text:p>
      <text:p text:style-name="P4">
The proposed agreement will last two years, but the final version has not yet been finalized.</text:p>
      <text:p text:style-name="P4">
The U.S. officials who are not known said that according to this agreement, the government will increase the expenditure that can be freely controlled by soldiers and veterans.</text:p>
      <text:p text:style-name="P4">
The official also said that the White House was also considering reducing tax increases to high -income people. Biden previously proposed to increase taxes for people who revenue more than $ 400,000 (about $ 540,000).</text:p>
      <text:p text:style-name="P4">
Another U.S. officials said that the funds of the State Taxation Agency are an unreasonable issue, but the key is to ensure the priority of the Presidential President of the Taxation Bureau.</text:p>
      <text:p text:style-name="P4">
The White House said the team of Biden and McCarthy held a video conference on Thursday.</text:p>
      <text:p text:style-name="P4">
The U.S. Treasurer reminds both parties on May 23, the United States <text:a xlink:type="simple" xlink:href="https://www.zaobao.com/keywords/zhai-wu-wei-yue" text:style-name="Internet_20_link" text:visited-style-name="Visited_20_Internet_20_Link">
</text:a>
Ferry. The Minister of Finance Yellen showed that if the debt limit does not increase, it is "almost affirmed" in early June. Yellen also said that the Biden government did not prepare for possible US debt defaults. The current focus is still to increase the upper limit of debt and allow the government to pay the bills on time.</text:p>
      <text:p text:style-name="P4">
News Source: <text:a xlink:type="simple" xlink:href="https://www.zaobao.com.sg/realtime/world/story20230526-1398300" text:style-name="Internet_20_link" text:visited-style-name="Visited_20_Internet_20_Link">
https://www.zaobao.com.sg/realtime/world/story20230526-1398300</text:a>
</text:p>
      <!--NEWS-->
      <text:h text:style-name="P10" text:outline-level="1">
<text:span text:style-name="T4">
Chinese envoy Li Hui visited the European Union and called for China to urge Russia to withdraw troops</text:span>
</text:h>
      <text:p text:style-name="P4">
Author: None (Language: zh)</text:p>
      <text:p text:style-name="P4">
Publisher: None</text:p>
      <text:p text:style-name="P4">
Time: 2023-05-26T09:26:00Z</text:p>
      <text:p text:style-name="P4">
Description: After visiting Ukraine, Germany, the European Union, etc., on Friday, Chinese envoy Li Hui visited Russia. The European Union called for China to play its influence and prompt Russia to withdraw troops from Ukraine.</text:p>
      <text:p text:style-name="P4">
Videos: []</text:p>
      <text:p text:style-name="P4">
Images: ["<text:a xlink:type="simple" xlink:href="https://static.dw.com/image/65745864_303.jpg" text:style-name="Internet_20_link" text:visited-style-name="Visited_20_Internet_20_Link">
65745864_303.jpg</text:a>
", "<text:a xlink:type="simple" xlink:href="https://static.dw.com/image/65666334_401.jpg" text:style-name="Internet_20_link" text:visited-style-name="Visited_20_Internet_20_Link">
65666334_401.jpg</text:a>
"]</text:p>
      <text:p text:style-name="P4">
Subject: 时政风云</text:p>
      <text:p text:style-name="P4">
Subjects: ['希腊债务危机', '欧债危机', '欧盟', '乌克兰', '诺贝尔奖', '欧洲难民危机', '欧洲']</text:p>
      <text:p text:style-name="P4">
Keywords: ['乌克兰特使', '李辉', '乌克兰冲突', '欧盟', '中国特使']</text:p>
      <text:p text:style-name="P4">
Id: 65741813</text:p>
      <!--METADATA-->
      <text:p text:style-name="P4">
<text:a xlink:type="simple" xlink:href="https://www.dw.com/zh/overlay/image/article/65741813/65745864" text:style-name="Internet_20_link" text:visited-style-name="Visited_20_Internet_20_Link">
 <draw:frame draw:style-name="fr1" draw:name="Image152" text:anchor-type="as-char" svg:width="6.9236in" svg:height="3.896998in" draw:z-index="0">
<draw:image xlink:href="../Images/dwzh/2023-05-26T09-26-00Z/65745864_303.jpg" xlink:type="simple" xlink:show="embed" xlink:actuate="onLoad" draw:mime-type="image/jpeg"/>
</draw:frame>
</text:a>
Li Hui met with Russian Foreign Minister Lavrov on May 26</text:p>
      <text:p text:style-name="P4">
(Voice of Germany Chinese) <text:a xlink:type="simple" xlink:href="https://www.dw.com/zh/zh/德语媒体中国特使能为乌克兰带来多少和平希望/a-65613613" text:style-name="Internet_20_link" text:visited-style-name="Visited_20_Internet_20_Link">
</text:a>
Li Hui arrived at Moscow on Friday to talk with Russian Foreign Minister Raft. The Russian Ministry of Foreign Affairs said that the two held negotiations on resolving the prospects of Ukraine's conflict. Earlier, Li Hui has been [] under the framework of Europe(https://www.dw.com/zh/zh/中国特别代表李辉下周访问乌克兰等国/a-65604536), Poland, France, Germany, etc. Beijing appointed Li Hui as a special envoy to seek political resolution of Ukraine conflict.</text:p>
      <text:p text:style-name="P4">
Li Hui was a Chinese ambassador to Moscow. Since the invasion of Ukraine in Russia, <text:a xlink:type="simple" xlink:href="https://www.dw.com/zh/zh/习近平会见俄总理-许诺支持彼此核心利益/a-65724304" text:style-name="Internet_20_link" text:visited-style-name="Visited_20_Internet_20_Link">
</text:a>
 。 <text:a xlink:type="simple" xlink:href="https://www.dw.com/zh/zh/俄总理访华-李强-愿同俄方进一步扩大经贸往来/a-65709846" text:style-name="Internet_20_link" text:visited-style-name="Visited_20_Internet_20_Link">
 </text:a>
It also refused to condemn Russia. Ukraine Foreign Minister Dmytrokuleba said after meeting with Li Hui last week that Kiev will not accept a solution to "loss of territory".</text:p>
      <text:p text:style-name="P4">
<draw:frame draw:style-name="fr1" draw:name="Image153" text:anchor-type="as-char" svg:width="6.9236in" svg:height="3.896998in" draw:z-index="0">
<draw:image xlink:href="../Images/dwzh/2023-05-26T09-26-00Z/65666334_401.jpg" xlink:type="simple" xlink:show="embed" xlink:actuate="onLoad" draw:mime-type="image/jpeg"/>
</draw:frame>
Chinese envoy Li Hui in Ukraine on May 17th</text:p>
      <text:h text:style-name="P12" text:outline-level="3">
<text:span text:style-name="T4">
The European Union looks forward to China prompting "Russia to immediately withdraw troops immediately"</text:span>
</text:h>
      <text:p text:style-name="P4">
On Thursday, the European Union Foreign Affairs Commissioner Josepborell said in Brussels that the European Union expects that China is committed to prompting "Russia to evacuate military and military equipment from Ukraine immediately." Earlier, Porla's deputy Mora and Li Hui held talks on political resolution in Politics.</text:p>
      <text:p text:style-name="P4">
According to Agence France -Presse, in the talks, Mora and Li Hui negotiated on a possibility of "justice and lasting peace". Mora said that Ukraine has the right to defend himself, and the EU is willing to support the country's "long -term". The two agreed to "maintain communication" and continue to work hard for Ukraine to achieve "sustainable peace".</text:p>
      <text:h text:style-name="P12" text:outline-level="3">
<text:span text:style-name="T4">
A similar appeal in Germany</text:span>
</text:h>
      <text:p text:style-name="P4">
On Wednesday, Li Hui held talks with the Secretary of State of the German Ministry of Foreign Affairs and Secretary of the Ministry of Foreign Affairs of Germany. The German Ministry of Foreign Affairs released the news in Twitter.</text:p>
      <text:p text:style-name="P4">
A spokesman for the German Ministry of Foreign Affairs said: "The Germans called on China to impact Russia, immediately stop the war of aggression and completely evacuate Ukraine." In addition, the German side also said that China should use its influence to prevent Russia from irresponsible Nuclear martial arts words and the intensification of any nuclear military direction. Micharus hopes that China can show condemnation of Russia's aggression. From the perspective of the German government, only when Ukraine's sovereignty, independence, and territorial integrity can be respected according to the border of 1991, that is, the Crimean Peninsula, which was annexed by Russia in 2014, can achieve a fair and lasting peace.</text:p>
      <text:p text:style-name="P4">
At the same time, on Thursday, Belarus leader <text:a xlink:type="simple" xlink:href="https://www.dw.com/zh/zh/卢卡申科俄部署战术核武器已经上路/a-65742261" text:style-name="Internet_20_link" text:visited-style-name="Visited_20_Internet_20_Link">
</text:a>
Essence Belarus is adjacent to the European Union. Russia's move may lead to further upgrading of Ukraine's conflict tensions.</text:p>
      <text:p text:style-name="P4">
And Russia's vice presidential Modvedev said on Thursday that there are three possible endings in Ukraine's conflict. The ending of his hopes is to classify many EU countries in western Ukraine, and the east is attributed to Russia. Residents in the central region will vote for whether they join Russia. He wrote on Telegram that this can ensure that the conflict will not be re -ignited for a long time. He said that if part of Ukraine's independence joins the European Union or NATO, it is expected that the conflict will be resurrected and may "evolve into a comprehensive third world war."</text:p>
      <text:p text:style-name="P4">
(German France -Presse, Agence France -Presse)</text:p>
      <text:p text:style-name="P4">
News Source: <text:a xlink:type="simple" xlink:href="https://www.dw.com/zh/中国特使李辉访俄-欧盟吁中国促俄撤军/a-65741813" text:style-name="Internet_20_link" text:visited-style-name="Visited_20_Internet_20_Link">
https://www.dw.com/zh/中国特使李辉访俄-欧盟吁中国促俄撤军/a-65741813?maca=chi-rss-chi-all-1127-rdf</text:a>
</text:p>
      <!--NEWS-->
      <text:h text:style-name="P10" text:outline-level="1">
<text:span text:style-name="T4">
Peruvian police seal the nutcore bricks as packaging with Nazi symbols</text:span>
</text:h>
      <text:p text:style-name="P4">
Publisher: 法新社</text:p>
      <text:p text:style-name="P4">
Published Time: 2023-05-26T09:32:08+00:00</text:p>
      <text:p text:style-name="P4">
Modified Time: 2023-05-26T09:05:01+00:00</text:p>
      <text:p text:style-name="P4">
Description: (Agence France -Presse Lima, 25th) Peru police said today that anti -drugs seized a number of ancient coca bricks that were prepared to be transported to Belgium and weighed 58 kg. n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5-26T09-32-08-00-00/000000.png" xlink:type="simple" xlink:show="embed" xlink:actuate="onLoad" draw:mime-type="image/png"/>
</draw:frame>
According to the police published, these Gucco was hidden in the size of 50 bricks, and each parcel had the Nazi logo; in the photo, some parcels were opened. Hitler).</text:p>
      <text:p text:style-name="P4">
Police found these drugs on a ship hanging on the flag of Laibiria, which was parked in the northern part of Peru and a small port of Paita in a port town near Ecuador.</text:p>
      <text:p text:style-name="P4">
The ship departed from Guayaquil, a port city in Ecuador, and the city is famous for its main starting point for South American drugs to be transported to the United States and Europe. The ultimate destination of the ship is Belgium.</text:p>
      <text:p text:style-name="P4">
Police did not explain whether anyone was arrested, and the Peruvian police had never processed drugs wrapped in the Nazi symbols in the past.</text:p>
      <text:p text:style-name="P4">
The Peruvian authorities obtained 22 metric tons of Coca last year. Official data shows that Peru is the world's largest cocoa producer after the neighbor Colombian, with an annual output of about 400 metric tons.</text:p>
      <text:p text:style-name="P4">
News Source: <text:a xlink:type="simple" xlink:href="https://www.rfi.fr/cn/%E5%9B%BD%E9%99%85%E6%8A%A5%E9%81%93/20230526-%E7%A7%98%E9%B2%81%E8%AD%A6%E6%96%B9%E7%BC%89%E8%8E%B7%E5%8F%A4%E6%9F%AF%E7%A1%B7%E7%A0%96-%E7%94%A8%E7%BA%B3%E7%B2%B9%E7%AC%A6%E5%8F%B7%E5%BD%93%E5%8C%85%E8%A3%85" text:style-name="Internet_20_link" text:visited-style-name="Visited_20_Internet_20_Link">
https://www.rfi.fr/cn/%E5%9B%BD%E9%99%85%E6%8A%A5%E9%81%93/20230526-%E7%A7%98%E9%B2%81%E8%AD%A6%E6%96%B9%E7%BC%89%E8%8E%B7%E5%8F%A4%E6%9F%AF%E7%A1%B7%E7%A0%96-%E7%94%A8%E7%BA%B3%E7%B2%B9%E7%AC%A6%E5%8F%B7%E5%BD%93%E5%8C%85%E8%A3%85</text:a>
</text:p>
      <!--NEWS-->
      <text:h text:style-name="P10" text:outline-level="1">
<text:span text:style-name="T4">
The Minister of Commerce in the United States and China conducted a "frank" exchanges in Washington and proposed their respective concerns.</text:span>
</text:h>
      <text:p text:style-name="P4">
Author: chinese@voanews.com (莉雅)</text:p>
      <text:p text:style-name="P4">
Publisher: 美国之音中文网 (Type: NewsMediaOrganization)</text:p>
      <text:p text:style-name="P4">
Published Time: 2023-05-26T09:40:29+08:00</text:p>
      <text:p text:style-name="P4">
Modified Time: 2023-05-26 05:24:06Z</text:p>
      <text:p text:style-name="P4">
Description: On the occasion of restarting bilateral relations between the United States and China, Chinese Minister of Commerce Wang Wentao used the opportunity to participate in the United States to participate in the Asia -Pacific Economic Cooperation Minister of Trade on May 25 to hold Washington and US Secretary of Commerce Gina Raimondo (Gina Raimondo). talks. After the meeting, the US Department of Commerce stated that the two sides conducted a "frank and substantial discussion" and put forward concern to the Chinese company suppressing US companies. China stated that the two sides carried out a "frank, professional and constructive communication" and proposed a series of key concerns to the United States.</text:p>
      <text:p text:style-name="P4">
Videos: []</text:p>
      <text:p text:style-name="P4">
Images: []</text:p>
      <text:p text:style-name="P4">
Categories: ['美中关系', '经济·金融·贸易']</text:p>
      <text:p text:style-name="P4">
Type: None</text:p>
      <!--METADATA-->
      <text:p text:style-name="P4">
Nonenone</text:p>
      <text:p text:style-name="P4">
News Source: <text:a xlink:type="simple" xlink:href="https://www.voachinese.com/a/us-china-relations-trade-20230525/7110007.html" text:style-name="Internet_20_link" text:visited-style-name="Visited_20_Internet_20_Link">
https://www.voachinese.com/a/us-china-relations-trade-20230525/7110007.html</text:a>
</text:p>
      <!--NEWS-->
      <text:h text:style-name="P10" text:outline-level="1">
<text:span text:style-name="T4">
French expert: abolition will make democracy Taiwan less like authoritarian China</text:span>
</text:h>
      <text:p text:style-name="P4">
Author: None (Language: zh)</text:p>
      <text:p text:style-name="P4">
Publisher: None</text:p>
      <text:p text:style-name="P4">
Time: 2023-05-26T09:43:00Z</text:p>
      <text:p text:style-name="P4">
Description: China is the country in the world's most death penalty. Although Taiwan promises to "gradually abolish", experts believe that the Taiwan government has not promoted substantial progress. The CEO of the French "Common Anti -Death State Organization" (ECPM) went to Taiwan to participate in the Asian regional seminars. He told DW that Taiwan should speed up their footsteps and show the democratic value different from China.</text:p>
      <text:p text:style-name="P4">
Videos: []</text:p>
      <text:p text:style-name="P4">
Images: ["<text:a xlink:type="simple" xlink:href="https://static.dw.com/image/65741542_303.jpg" text:style-name="Internet_20_link" text:visited-style-name="Visited_20_Internet_20_Link">
65741542_303.jpg</text:a>
", "<text:a xlink:type="simple" xlink:href="https://static.dw.com/image/65741480_401.jpg" text:style-name="Internet_20_link" text:visited-style-name="Visited_20_Internet_20_Link">
65741480_401.jpg</text:a>
", "<text:a xlink:type="simple" xlink:href="https://static.dw.com/image/65741425_401.jpg" text:style-name="Internet_20_link" text:visited-style-name="Visited_20_Internet_20_Link">
65741425_401.jpg</text:a>
"]</text:p>
      <text:p text:style-name="P4">
Subject: 时政风云</text:p>
      <text:p text:style-name="P4">
Subjects: []</text:p>
      <text:p text:style-name="P4">
Keywords: ['薄熙来', '专题报道：习近平访美', '刘晓波', '中国共产党', '岛屿主权争端', '马英九', '专题报道：全景观看“习马会”', '中国反腐风暴', '20国集团', '专题报道：2016年台湾大选']</text:p>
      <text:p text:style-name="P4">
Id: 65742115</text:p>
      <!--METADATA-->
      <text:p text:style-name="P4">
<text:a xlink:type="simple" xlink:href="https://www.dw.com/zh/overlay/image/article/65742115/65741542" text:style-name="Internet_20_link" text:visited-style-name="Visited_20_Internet_20_Link">
 <draw:frame draw:style-name="fr1" draw:name="Image155" text:anchor-type="as-char" svg:width="6.9236in" svg:height="3.896998in" draw:z-index="0">
<draw:image xlink:href="../Images/dwzh/2023-05-26T09-43-00Z/65741542_303.jpg" xlink:type="simple" xlink:show="embed" xlink:actuate="onLoad" draw:mime-type="image/jpeg"/>
</draw:frame>
</text:a>
French CEO Raphaël Chenuil-Hazan, CEO of the French "Common Anti-Death State Organization" (ECPM), attended the opening ceremony of the Asia abolishment of the death penalty strategy.</text:p>
      <text:p text:style-name="P4">
(Voice of Germany in Chinese) The "Asian Ritual Death Strategy Symposium" appeared in Taiwan on Friday (May 26). This two -day meeting was sponsored by the French "Cooperative Anti -Death State Organization" (ECPM).</text:p>
      <text:p text:style-name="P4">
ECPM CEO Raphaël Chenuil-Hazan told DW that Taiwan has freedom of speech and the spirit of the rule of law. Moreover Use the death penalty, but go to the direction of good use of abolition, showing that you are not like the Chinese government, unlike Xi Jinping, but more tendency to democracy. "</text:p>
      <text:p text:style-name="P4">
He also said, "If Taiwan maintains the death penalty, who knows what will happen in the future and who knows if there is a government or dictator in the future? You should abolish the death penalty so that it will not be too late. "</text:p>
      <text:p text:style-name="P4">
Lin Xinyi, CEO of the Taiwan Waste Alliance, also said that in the face of intimidation of the Chinese totalitarian government, "Taiwanese are not afraid" and still adhere to democracy, freedom and human rights value. This is also different from the two sides of the strait.</text:p>
      <text:p text:style-name="P4">
ECPM held a three -year conference in Berlin, Germany last year. This year, it was decided to abolish Taiwan's death penalty to promote the league and Asian anti -death network (ADPAN) and other organizations to jointly hold regional meetings in Taipei. Lin Xinyi told DW that this was because Taiwan's human rights performance was seen by the outside world, and many people had a good opinion of Taiwan.</text:p>
      <text:p text:style-name="P4">
In the global death penalty report in the 2022 of the International Terminal, China described China as "the number one puppet hand in the world." <text:a xlink:type="simple" xlink:href="https://www.dw.com/zh/zh/全球死刑数量创五年新高在中国仍是国家机密/a-65638885" text:style-name="Internet_20_link" text:visited-style-name="Visited_20_Internet_20_Link">
</text:a>
Including China, Iran, Saudi Arabia, Egypt and other countries; although the Chinese government has not disclosed the number of executives, it is generally believed that at least a thousand people are believed.</text:p>
      <text:p text:style-name="P4">
In a speech at the seminar, Chennhazan pointed out that although China has been sentenced for thousands of years, the death penalty is by no means a "tradition" in China, and there have been a stage of abolishing the death penalty in history. However, under the administration of the Communist Party, Mao Zedong used the death penalty to consolidate political power and target people of objections; during the Xi Jinping period, the death penalty debate became "one of the most important ideological taboos in China", which was considered "preaching Western thought".</text:p>
      <text:p text:style-name="P4">
In contrast, Taiwan's death penalty environment is relatively mature. The last death penalty in Taiwan was in 2020, and there are currently 38 death prisoners. Although Wang Rongzhang, deputy chairman of the Taiwan National Human Rights Committee, said on the 26th that before the law was abolished, the "strongly required government to suspend the execution of the death penalty", but <text:a xlink:type="simple" xlink:href="https://www.dw.com/zh/zh/台灣卡關逐步廢死-專家死刑淪政客廉價操作/a-64859404" text:style-name="Internet_20_link" text:visited-style-name="Visited_20_Internet_20_Link">
</text:a>
Essence</text:p>
      <text:p text:style-name="P4">
Guillermo Martinez, deputy director of the European Economic and Trade Office, and Jean-François Casonnave, director of the French Association in Taiwan, also attended the abolition strategy seminar on the 26th. The European Union and France support Taiwan to gradually move forward. Gongsun Meng bluntly stated that from his observation in the past four years, Taiwan's abolition has not made great progress, and what Taiwan most needs is more public discussions on the death penalty.</text:p>
      <text:p text:style-name="P4">
<draw:frame draw:style-name="fr1" draw:name="Image156" text:anchor-type="as-char" svg:width="6.9236in" svg:height="3.896998in" draw:z-index="0">
<draw:image xlink:href="../Images/dwzh/2023-05-26T09-43-00Z/65741480_401.jpg" xlink:type="simple" xlink:show="embed" xlink:actuate="onLoad" draw:mime-type="image/jpeg"/>
</draw:frame>
The Asia's Research Seminar of the Disposal Penalty Strategy was held on the 26th in Taipei City. The opening ceremony invited Taiwan's injustice Su Jianhe (the first right of the back row).</text:p>
      <text:h text:style-name="P12" text:outline-level="3">
<text:span text:style-name="T4">
</text:span>
</text:h>
      <text:p text:style-name="P4">
At this stage, many Taiwanese are opposed to abolition, and the Taiwanese government is often <text:a xlink:type="simple" xlink:href="https://www.dw.com/zh/zh/世界反死刑日民意是维持死刑的藉口/a-45807287" text:style-name="Internet_20_link" text:visited-style-name="Visited_20_Internet_20_Link">
</text:a>
Essence The death penalty has also become a tool for some politicians to incite voters. In response, ECPM's Chekhazan responded that political leaders should respond to the actual situation, instead of using the death penalty to achieve political purposes. He said that there are many arguments that can support abolition, but the only arguments behind the death sentence are "revenge." He believes that after all, the death penalty cannot bring real healing for the victim's family members, nor can it be observed.</text:p>
      <text:p text:style-name="P4">
As the presidential election in Taiwan was approaching in 2024, some of them intended to run for the presidential claim that if they were elected, they would "shoot all the death penalty"; even some groups proposed a referendum that claimed that the death penalty should be performed within 6 months after the verdict.</text:p>
      <text:p text:style-name="P4">
"To be honest, human rights are not the value that everyone complies. Many human rights issues are actually the value that everyone opposes and hates." Lin Xinyi told DW that Taiwanese society should discuss "whether human rights can referery" and clearly think about what it looks like The topic can be referendum, otherwise, once a precedent is issued, "it has a great impact on the democracy and human rights in Taiwan."</text:p>
      <text:p text:style-name="P4">
Lin Xinyi described the proposal of abolition to say that it can be said to be "the most stressful and the most brave group of people." Sarakowal, a member of the Asia -Pacific anti -death network, also mentioned that the harassment and persecution encountered by Asian human rights workers are becoming more and more serious and cannot be ignored.</text:p>
      <text:p text:style-name="P4">
Lin Xinyi quoted <text:a xlink:type="simple" xlink:href="https://www.dw.com/zh/zh/不只行人地獄台灣捷運重大死傷案惹議/a-65585044" text:style-name="Internet_20_link" text:visited-style-name="Visited_20_Internet_20_Link">
</text:a>
The words: "We feel that the only thing that can jump out of political awareness is to adhere to the concept of human rights and obtain the understanding of all the questioners as much as possible." She emphasized that she will not give up the opportunity to dialogue. There is no death penalty.</text:p>
      <text:p text:style-name="P4">
<draw:frame draw:style-name="fr1" draw:name="Image157" text:anchor-type="as-char" svg:width="6.9236in" svg:height="3.896998in" draw:z-index="0">
<draw:image xlink:href="../Images/dwzh/2023-05-26T09-43-00Z/65741425_401.jpg" xlink:type="simple" xlink:show="embed" xlink:actuate="onLoad" draw:mime-type="image/jpeg"/>
</draw:frame>
Lin Xinyi, CEO of the Taiwan Waste Alliance, said in a speech that the proposal of the abolition of death can be said to be "the most stressful and brave group of people."</text:p>
      <text:h text:style-name="P12" text:outline-level="3">
<text:span text:style-name="T4">
The possibility of injustice</text:span>
</text:h>
      <text:p text:style-name="P4">
The opening ceremony also invited Su Jianhe, who was rehabilitated in Taiwan's death penalty case, to share his story to the abolition of the proposal and human rights groups from 14 countries.</text:p>
      <text:p text:style-name="P4">
"I was detained for 11 and a half years, and then wearing 2 kg of feet 镣 11 and a half years ... It was also suffering from being tortured, but there was no way to receive treatment. Not to mention when I was determined by the death sentence, it brought it with it, it brought it with The pressure comes is very cruel and inhumane. However, these things are caused by ... my case is caused by misjudgment. "The existence of the injustice shows that the judicial may be wrong, which is one of the basic claims of Taiwan's abolition of the proposal. But in addition, can Taiwan be a model of democratic democracy in Asia, can it be more positive on human rights issues and show democratic value?</text:p>
      <text:h text:style-name="P12" text:outline-level="3">
<text:span text:style-name="T4">
Let's talk about the death penalty</text:span>
</text:h>
      <text:p text:style-name="P4">
News Source: <text:a xlink:type="simple" xlink:href="https://www.dw.com/zh/法國專家：廢死會讓民主台灣更不像專制中國/a-65742115" text:style-name="Internet_20_link" text:visited-style-name="Visited_20_Internet_20_Link">
https://www.dw.com/zh/法國專家：廢死會讓民主台灣更不像專制中國/a-65742115?maca=chi-rss-chi-all-1127-rdf</text:a>
</text:p>
      <!--NEWS-->
      <text:h text:style-name="P10" text:outline-level="1">
<text:span text:style-name="T4">
Lukashenko: Russia's deployment of tactical nuclear weapons has been on the road</text:span>
</text:h>
      <text:p text:style-name="P4">
Author: None (Language: zh)</text:p>
      <text:p text:style-name="P4">
Publisher: None</text:p>
      <text:p text:style-name="P4">
Time: 2023-05-26T09:54:00Z</text:p>
      <text:p text:style-name="P4">
Description: Russian President Putin signed a decree earlier that allowed a short -range tactical nuclear weapon in the country in its allies Belarus. Zihanus Kia, the leader of Belarusian opposition in exile, warned that this would further endanger the security of Ukraine and the entire Europe.</text:p>
      <text:p text:style-name="P4">
Videos: []</text:p>
      <text:p text:style-name="P4">
Images: ["<text:a xlink:type="simple" xlink:href="https://static.dw.com/image/65740983_303.jpg" text:style-name="Internet_20_link" text:visited-style-name="Visited_20_Internet_20_Link">
65740983_303.jpg</text:a>
", "<text:a xlink:type="simple" xlink:href="https://static.dw.com/image/65430301_404.jpg" text:style-name="Internet_20_link" text:visited-style-name="Visited_20_Internet_20_Link">
65430301_404.jpg</text:a>
"]</text:p>
      <text:p text:style-name="P4">
Subject: 时政风云</text:p>
      <text:p text:style-name="P4">
Subjects: ['白俄罗斯', '俄罗斯', '乌克兰', '普京', '俄罗斯入侵乌克兰']</text:p>
      <text:p text:style-name="P4">
Keywords: ['卢卡申科', '战术核武器', '普京', '乌克兰', '俄罗斯', '白俄罗斯', '战争', '核威胁']</text:p>
      <text:p text:style-name="P4">
Id: 65742261</text:p>
      <!--METADATA-->
      <text:p text:style-name="P4">
<text:a xlink:type="simple" xlink:href="https://www.dw.com/zh/overlay/image/article/65742261/65740983" text:style-name="Internet_20_link" text:visited-style-name="Visited_20_Internet_20_Link">
 <draw:frame draw:style-name="fr1" draw:name="Image158" text:anchor-type="as-char" svg:width="6.9236in" svg:height="3.896998in" draw:z-index="0">
<draw:image xlink:href="../Images/dwzh/2023-05-26T09-54-00Z/65740983_303.jpg" xlink:type="simple" xlink:show="embed" xlink:actuate="onLoad" draw:mime-type="image/jpeg"/>
</draw:frame>
</text:a>
The picture shows Russia's 9K720 Iskander missile</text:p>
      <text:p text:style-name="P4">
(Voice of Germany Chinese), Belarus, the authoritative leader of Belarus, Lukashenko announced a signing of a decree allowing Russia to deploy short -range tactical nuclear weapons in Belarus.</text:p>
      <text:p text:style-name="P4">
Lukashenko emphasized that they are "non -strategic" nuclear weapons. Strategic nuclear weapons are more powerful.</text:p>
      <text:p text:style-name="P4">
<text:span text:style-name="T4">
 More reading: <text:a xlink:type="simple" xlink:href="https://www.dw.com/zh/zh/什么是战术核武器/a-65155556" text:style-name="Internet_20_link" text:visited-style-name="Visited_20_Internet_20_Link">
</text:a>
</text:span>
</text:p>
      <text:p text:style-name="P4">
Lukashenko delivered a speech in Moscow on Thursday (May 25) that after the signing of the decree in Russian President Putin, the transfer of weapons has been in progress. But he did not explain whether these weapons had arrived in Belarus.</text:p>
      <text:p text:style-name="P4">
The agreement allows Moscow to store nuclear warheads in a special facility in Belarus. According to the agreement, these weapons will continue to be controlled by Russia. The decree allowed the agreement that the two allies leaders had previously reached in the agenda. In March of this year, Putin has announced the deployment of tactical nuclear weapons in Belarus.</text:p>
      <text:p text:style-name="P4">
<text:span text:style-name="T4">
 More reading: <text:a xlink:type="simple" xlink:href="https://www.dw.com/zh/zh/普京真的会动用核武器吗如何才能阻止他/a-63417823" text:style-name="Internet_20_link" text:visited-style-name="Visited_20_Internet_20_Link">
</text:a>
</text:span>
</text:p>
      <text:h text:style-name="P12" text:outline-level="3">
<text:span text:style-name="T4">
"This will further affect the security of Ukraine and the entire Europe"</text:span>
</text:h>
      <text:p text:style-name="P4">
Both Moscow and Minsk said that the agreement was a so -called hostile response to Western countries in Russia's war in Ukraine.</text:p>
      <text:p text:style-name="P4">
The Associated Press quoted the Belarus Minister Viktor Khrenin in Minsk and the Russian Defense Minister Sergeishoigu in Minsk: "The deployment of non -strategic nuclear weapons is an effective response to those invading policies for our unwilling countries. ","</text:p>
      <text:p text:style-name="P4">
According to the Associated Press, Sho Guru added: "In the context of the sharp upgrade of threats facing the border between Russia and western Belarus, we decided to take countermeasures on the military nuclear field."</text:p>
      <text:p text:style-name="P4">
<draw:frame draw:style-name="fr1" draw:name="Image159" text:anchor-type="as-char" svg:width="6.9236in" svg:height="3.889434in" draw:z-index="0">
<draw:image xlink:href="../Images/dwzh/2023-05-26T09-54-00Z/65430301_404.jpg" xlink:type="simple" xlink:show="embed" xlink:actuate="onLoad" draw:mime-type="image/jpeg"/>
</draw:frame>
The Belarusian opposition leader in exile Sviatlana Tsikhanouskaya</text:p>
      <text:p text:style-name="P4">
At the same time, Sviatlanatsikhanouskaya, the leader of Belarusian opposition in exile, warned that Putin's plan to deploy nuclear weapons in Belarus will "ensure Russia's control over Belarus in the future."</text:p>
      <text:p text:style-name="P4">
She told the Associated Press: "This will further endanger the security of Ukraine and the entire Europe."</text:p>
      <text:p text:style-name="P4">
Lukashenko depends on the support of Putin regime.</text:p>
      <text:p text:style-name="P4">
Last year, Belarus allowed Moscow to use its territory to attack Ukraine. Belarus borders in northern Ukraine. It has created a longer front for Russia from East Belarus to the East of Ukraine, making the war closer to Kiev, Ukraine.</text:p>
      <text:p text:style-name="P4">
(Associated Press, Reuters)</text:p>
      <text:p text:style-name="P4">
News Source: <text:a xlink:type="simple" xlink:href="https://www.dw.com/zh/卢卡申科：俄部署战术核武器已经上路/a-65742261" text:style-name="Internet_20_link" text:visited-style-name="Visited_20_Internet_20_Link">
https://www.dw.com/zh/卢卡申科：俄部署战术核武器已经上路/a-65742261?maca=chi-rss-chi-all-1127-rdf</text:a>
</text:p>
      <!--NEWS-->
      <text:h text:style-name="P10" text:outline-level="1">
<text:span text:style-name="T4">
Russian air strike Kiev Ukraine at night: all missiles are intercepted</text:span>
</text:h>
      <text:p text:style-name="P4">
Publisher: 法新社</text:p>
      <text:p text:style-name="P4">
Published Time: 2023-05-26T1:32:08+00:00</text:p>
      <text:p text:style-name="P4">
Modified Time: 2023-05-26T13:20:04+00:00</text:p>
      <text:p text:style-name="P4">
Description: (Agence France -Presse, Kiev, 26) Military officials at Kiev, Ukraine, said today that the Russian military launched a night air strike on Kiev, and all missiles were intercepted and destroy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5-26T1-32-08-00-00/000000.png" xlink:type="simple" xlink:show="embed" xlink:actuate="onLoad" draw:mime-type="image/png"/>
</draw:frame>
The Kiev Military Authority posted on the communication software Telegram account, saying, "Kiev has once again encountered an air strike, which is the 13th since the beginning of May!As usual, it was launched at night."</text:p>
      <text:p text:style-name="P4">
The article pointed out that Russia's Topersov TU-95ms strategic bomber group from the Caspian Sea region in southern Russia launched a cruise missile to Kiev.</text:p>
      <text:p text:style-name="P4">
The article stated that "according to preliminary information, all enemy targets in the Kiev airspace have been detected and destroyed," and also said that there were no personnel casualties or war loss.</text:p>
      <text:p text:style-name="P4">
The General Staff of Ukraine stated in the daily briefing in the morning that the Russian army launched 55 air strikes in the past day, 36 of which was launched by drones loaded with explosives, and 4 missile attacks.</text:p>
      <text:p text:style-name="P4">
The briefing states that "a dam in the Donetsk area of Karlivka in the Donetsk area", so there is a high risk of flooding in the surrounding place.</text:p>
      <text:p text:style-name="P4">
News Source: <text:a xlink:type="simple" xlink:href="https://www.rfi.fr/cn/%E5%9B%BD%E9%99%85%E6%8A%A5%E9%81%93/20230526-%E4%BF%84%E5%86%9B%E5%A4%9C%E9%97%B4%E7%A9%BA%E8%A2%AD%E5%9F%BA%E8%BE%85-%E4%B9%8C%E5%85%8B%E5%85%B0-%E9%A3%9E%E5%BC%B9%E5%85%A8%E6%95%B0%E9%81%AD%E6%8B%A6%E6%88%AA" text:style-name="Internet_20_link" text:visited-style-name="Visited_20_Internet_20_Link">
https://www.rfi.fr/cn/%E5%9B%BD%E9%99%85%E6%8A%A5%E9%81%93/20230526-%E4%BF%84%E5%86%9B%E5%A4%9C%E9%97%B4%E7%A9%BA%E8%A2%AD%E5%9F%BA%E8%BE%85-%E4%B9%8C%E5%85%8B%E5%85%B0-%E9%A3%9E%E5%BC%B9%E5%85%A8%E6%95%B0%E9%81%AD%E6%8B%A6%E6%88%AA</text:a>
</text:p>
      <!--NEWS-->
      <text:h text:style-name="P10" text:outline-level="1">
<text:span text:style-name="T4">
The country of the Republic of Lion Rock symbolizes the 400 -year -old tree being blown down by a storm</text:span>
</text:h>
      <text:p text:style-name="P4">
Publisher: 法新社</text:p>
      <text:p text:style-name="P4">
Published Time: 2023-05-26T10:02:07+00:00</text:p>
      <text:p text:style-name="P4">
Modified Time: 2023-05-26T09:50:01+00:00</text:p>
      <text:p text:style-name="P4">
Description: (Agence France -Presse, Liberty City, 25th) The government of the Lion Rock Republic of West Africa State said today that a towering old tree with hundreds of age and symbolic national history in the capital of the capital Essence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5-26T10-02-07-00-00/000000.png" xlink:type="simple" xlink:show="embed" xlink:actuate="onLoad" draw:mime-type="image/png"/>
</draw:frame>
It is estimated that this tree is about 400 years old. "Julius Maadabio) said:" All Chinese people will regret the loss of national symbols like cotton trees. "</text:p>
      <text:p text:style-name="P4">
"For centuries, it has been a sign that our country has attracted pride, and it is a national symbol that has become increasingly thriving to many people."</text:p>
      <text:p text:style-name="P4">
According to legend, in the American War of Independence, after winning the British -to -British slave to come to West Africa, he prayed under this tree.</text:p>
      <text:p text:style-name="P4">
This tree has also become the pattern on the banknote and stamps of the Republic of Lion Rock. Former British Queen Elizabethii I was in front of the tree when visiting in 1961. Since then, this tree has been the landmark of the Republic of Lion Rock.</text:p>
      <text:p text:style-name="P4">
Residents of Liberty City have always prayed under the tree. In recent decades, this tree has been standing next to a busy road ring, with the National Museum, the Central Post Office and the Supreme Court nearby.</text:p>
      <text:p text:style-name="P4">
News Source: <text:a xlink:type="simple" xlink:href="https://www.rfi.fr/cn/%E7%A7%91%E5%AD%A6%E6%96%B0%E7%9F%A5/20230526-%E7%8B%AE%E5%AD%90%E5%B1%B1%E5%85%B1%E5%92%8C%E5%9B%BD%E5%9B%BD%E5%AE%B6%E8%B1%A1%E5%BE%B5-400%E5%B9%B4%E8%80%81%E6%A0%91%E9%81%AD%E6%9A%B4%E9%A3%8E%E9%9B%A8%E5%90%B9%E5%80%92" text:style-name="Internet_20_link" text:visited-style-name="Visited_20_Internet_20_Link">
https://www.rfi.fr/cn/%E7%A7%91%E5%AD%A6%E6%96%B0%E7%9F%A5/20230526-%E7%8B%AE%E5%AD%90%E5%B1%B1%E5%85%B1%E5%92%8C%E5%9B%BD%E5%9B%BD%E5%AE%B6%E8%B1%A1%E5%BE%B5-400%E5%B9%B4%E8%80%81%E6%A0%91%E9%81%AD%E6%9A%B4%E9%A3%8E%E9%9B%A8%E5%90%B9%E5%80%92</text:a>
</text:p>
      <!--NEWS-->
      <text:h text:style-name="P10" text:outline-level="1">
<text:span text:style-name="T4">
Comment | Chen Guangcheng: The daily encounters of the enemy of the people of the people</text:span>
</text:h>
      <text:p text:style-name="P4">
Author: None</text:p>
      <text:p text:style-name="P4">
Publisher: Radio Free Asia (Organization)</text:p>
      <text:p text:style-name="P4">
Published Time: 2023-05-26T10:09:38-04:00</text:p>
      <text:p text:style-name="P4">
Modified Time: 2023-05-26T10:0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29306in" draw:z-index="0">
<draw:image xlink:href="../Images/rfamandarin/2023-05-26T10-09-38-04-00/000000.png" xlink:type="simple" xlink:show="embed" xlink:actuate="onLoad" draw:mime-type="image/png"/>
</draw:frame>
Chinese lawyer Wang Wenzheng's wife Li Wenzu lived in the home of Beijing's rights defenders, but the police came to the house for inspection. Li Wenzu Twitter Video Screenshot</text:p>
      <text:p text:style-name="P4">
Recently, news about the "709" human rights lawyer who has been silent for a while has recalled the attention of the world as they are constantly being driven by the bandit Beijing Public Security.</text:p>
      <text:p text:style-name="P4">
Human rights lawyers Li Heping, Wang Qiaoling, and Li Wenzu and Wang Quanzhang, who have always lived in Beijing, are still harassed by the CCP's Light. After several times a month, they still have nowhere to save themselves. Drive overnight.</text:p>
      <text:p text:style-name="P4">
As a last resort, the family of Li Heping and Wang Qiaoling moved from Chaoyang District to Tongzhou, and harassing their CCP's Light Light followed.</text:p>
      <text:p text:style-name="P4">
Li Wenzu lived with a few years old, Quanquan, who lived in the house of a friend Ye Jinghuan. The Chinese Communist Party's public security still has to kill. On the grounds that "someone reports that someone in the resident is gathered to take drugs", he knocked on the door many times in the middle of the night and asked to enter the room for inspection, and even threatened the door without opening the door. The homeowner Non -Jinghuan has been threatened by the "interview" of the local Xicheng Public Security branch more than once, and asked her to drive Li Wenzu's mother and son out of the house.</text:p>
      <text:p text:style-name="P4">
Dang Ye Jinghuan questioned the public security in person, "Do I let her live in my house illegal?" The public security said, "No illegal. But the police have a way to make her unable to live." It turned out that the "way" of the so -called "way to make her unable to live" was to use "check drugs" in the middle of the night to continuously harass them.</text:p>
      <text:p text:style-name="P4">
However, the communist slaves!Do you know that you are helping to do dogs for the CCP? Intersection</text:p>
      <text:p text:style-name="P4">
According to my experience, the CCP's damage is not just these. When the night fell tonight, Li Wenzu's child Quanquan saw that it was dark. After a while, he looked out the window and asked Li Wenzu in horror, "Mom, will the police come tonight?" Heartache!If you are you, what will you answer your child? Intersection Intersection</text:p>
      <text:p text:style-name="P4">
On May 14, 2023, Lawyer Li Heping was at home. The landlord broke into the small courtyard with more than a dozen individuals, forcing him to move, and issued a threat of "not to kill you". There are still five years in the rent contract, and the rental fee has been paid in autumn. Lawyer Li Heping certainly rejected such unreasonable demands. The landlord smashed the glass window of the bedroom on the spot, and the glass broke the ground. In desperation, lawyer Li Heping had to call the police. However, the police said, "The ownership of the house belongs to the landlord, but you rent, you pay, you should enjoy the service you should. However, the landlord has the right to dispose of the house ..." Illegal acts, saying, "If you can't talk, you can go to the court to prosecute."</text:p>
      <text:p text:style-name="P4">
Isn't the landlord rented a house to collect money? How can there be the reason why the tenant is driven away? Intersection In fact, anyone behind this knows: How can such a thing happen without the persecution behind the evil party? Intersection</text:p>
      <text:p text:style-name="P4">
Therefore, the key to the problem is the evil communist system. The Communist Party is the general root of all evil. Don't expect to solve institutional social injustice under the rules formulated by a group of privileges and laws on the constitution and law.</text:p>
      <text:p text:style-name="P4">
If you don’t understand yet, please see what the CCP ’s Light Claims said to me with a recording pen:" Don't say harassing you!Now you need to stir up with you. ""</text:p>
      <text:p text:style-name="P4">
Anyone, once the enemy of the Communist Party of the People's Public Enemy, the Communist Party will kill you all. You can do your best to disturb you. You can't live. The Communist Party believes that this is the need to intimidate the people and defend the autocracy of the Communist Party.</text:p>
      <text:p text:style-name="P4">
In short, if the communist tyranny will not be destroyed, all kinds of persecution will intensify and continue to occur on you and your descendants.</text:p>
      <text:p text:style-name="P4">
(The article only represents the personal position and point of view of the special commentator)</text:p>
      <text:p text:style-name="P4">
News Source: <text:a xlink:type="simple" xlink:href="https://www.rfa.org/mandarin/pinglun/chenguangchengboke/cgc-05252023192845.html" text:style-name="Internet_20_link" text:visited-style-name="Visited_20_Internet_20_Link">
https://www.rfa.org/mandarin/pinglun/chenguangchengboke/cgc-05252023192845.html</text:a>
</text:p>
      <!--NEWS-->
      <text:h text:style-name="P10" text:outline-level="1">
<text:span text:style-name="T4">
Column | Labor Communication: Fujian Jinjiang Jiaxin Light Industry Development Co., Ltd. is closed, not paying arrears of salary (1)</text:span>
</text:h>
      <text:p text:style-name="P4">
Author: None</text:p>
      <text:p text:style-name="P4">
Publisher: Radio Free Asia (Organization)</text:p>
      <text:p text:style-name="P4">
Published Time: 2023-05-26T10:23:02-04:00</text:p>
      <text:p text:style-name="P4">
Modified Time: 2023-05-26T10:23:02-04:00</text:p>
      <text:p text:style-name="P4">
Description: None</text:p>
      <text:p text:style-name="P4">
Videos: []</text:p>
      <text:p text:style-name="P4">
Audios: ["<text:a xlink:type="simple" xlink:href="https://www.rfa.org/mandarin/zhuanlan/laogongtongxun/hdf-05262023093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45512in" draw:z-index="0">
<draw:image xlink:href="../Images/rfamandarin/2023-05-26T10-23-02-04-00/000000.png" xlink:type="simple" xlink:show="embed" xlink:actuate="onLoad" draw:mime-type="image/png"/>
</draw:frame>
 <text:a xlink:type="simple" xlink:href="https://www.rfa.org/mandarin/zhuanlan/laogongtongxun/hdf-05262023093741.html/@@images/image" text:style-name="Internet_20_link" text:visited-style-name="Visited_20_Internet_20_Link">
</text:a>
Photo: RFA  <text:a xlink:type="simple" xlink:href="https://www.rfa.org/mandarin/zhuanlan/laogongtongxun/hdf-05262023093741.html/@@stream" text:style-name="Internet_20_link" text:visited-style-name="Visited_20_Internet_20_Link">
</text:a>
</text:p>
      <text:p text:style-name="P4">
News Source: <text:a xlink:type="simple" xlink:href="https://www.rfa.org/mandarin/zhuanlan/laogongtongxun/hdf-05262023093741.html" text:style-name="Internet_20_link" text:visited-style-name="Visited_20_Internet_20_Link">
https://www.rfa.org/mandarin/zhuanlan/laogongtongxun/hdf-05262023093741.html</text:a>
</text:p>
      <!--NEWS-->
      <text:h text:style-name="P10" text:outline-level="1">
<text:span text:style-name="T4">
The Federal House requires strict legislation to restrict former military staff for "other countries" effective</text:span>
</text:h>
      <text:p text:style-name="P4">
Author: None (Language: zh)</text:p>
      <text:p text:style-name="P4">
Publisher: None</text:p>
      <text:p text:style-name="P4">
Time: 2023-05-26T10:34:00Z</text:p>
      <text:p text:style-name="P4">
Description: The Federal House Management Committee issued a warning shortly long ago that the problems of retired Federal Defense Forces officers and soldiers to work in other countries should be vigilant because this pose a threat to German national security. According to media, the warning of the Federal House is closely related to China's attempts to recruit foreign fighter pilots.</text:p>
      <text:p text:style-name="P4">
Videos: []</text:p>
      <text:p text:style-name="P4">
Images: ["<text:a xlink:type="simple" xlink:href="https://static.dw.com/image/49332287_303.jpg" text:style-name="Internet_20_link" text:visited-style-name="Visited_20_Internet_20_Link">
49332287_303.jpg</text:a>
", "<text:a xlink:type="simple" xlink:href="https://static.dw.com/image/6482990_7.jpg" text:style-name="Internet_20_link" text:visited-style-name="Visited_20_Internet_20_Link">
6482990_7.jpg</text:a>
"]</text:p>
      <text:p text:style-name="P4">
Subject: 新闻广角</text:p>
      <text:p text:style-name="P4">
Subjects: ['德中关系', '岛屿主权争端', '专题报道：全景观看“习马会”', '中国', '中共十九大', '北大西洋公约组织']</text:p>
      <text:p text:style-name="P4">
Keywords: ['军事机密', '飞行员', '战斗机', '北约', '中国', '间谍', '国家安全']</text:p>
      <text:p text:style-name="P4">
Id: 65742553</text:p>
      <!--METADATA-->
      <text:p text:style-name="P4">
<text:a xlink:type="simple" xlink:href="https://www.dw.com/zh/overlay/image/article/65742553/49332287" text:style-name="Internet_20_link" text:visited-style-name="Visited_20_Internet_20_Link">
 <draw:frame draw:style-name="fr1" draw:name="Image164" text:anchor-type="as-char" svg:width="6.9236in" svg:height="3.896998in" draw:z-index="0">
<draw:image xlink:href="../Images/dwzh/2023-05-26T10-34-00Z/49332287_303.jpg" xlink:type="simple" xlink:show="embed" xlink:actuate="onLoad" draw:mime-type="image/jpeg"/>
</draw:frame>
</text:a>
(Voice of Germany) "World News" recently reported that China has been working hard to recruit retired Federal Defense Forces officers and soldiers and former German intelligence personnel. Among them, NATO retired pilots are the key targets of China recruited. Last year, there were media reports that China had recruited the British Air Force's active and retired pilots to let them teach the Chinese Air Force pilots about the knowledge of Western fighters and the "weakness" of Western military aircraft. The British Department of Defense said that about 30 former British pilots had provided relevant services to China.</text:p>
      <text:p text:style-name="P4">
Not long ago, the German Federal House Management Committee held a meeting to require strict legislation to regulate the private economy field after retiring the retirement of civil servants in sensitive areas. The German Ministry of Defense told the World News that the relevant parties are currently discussing whether it is necessary to correctly amend the current regulations. According to the current "Military Law" in Germany, the Air Force pilots from the safe and sensitive field are required to declare if they engage in new jobs within five years after retirement. There is no need to declare after the retirement period expires.</text:p>
      <text:h text:style-name="P12" text:outline-level="3">
<text:span text:style-name="T4">
Federal Constitution Defense: Keeping in China to be vigilant</text:span>
</text:h>
      <text:p text:style-name="P4">
The Federal Constitution Defense also warned Chinese overseas recruitment operations. At a seminar last week, Thomashaldenwang, director of the Constitutional Security Bureau, said that the activities of Chinese intelligence agencies have become extremely frequent recently, and activities with the purpose of obtaining "professional knowledge" are particularly prominent. "In order to achieve the goal of occupying the world's hegemon in the political, economic, military and academic fields, Beijing has invested a lot of manpower and financial resources for its spy activity."</text:p>
      <text:p text:style-name="P4">
<draw:frame draw:style-name="fr1" draw:name="Image165" text:anchor-type="as-char" svg:width="6.9236in" svg:height="3.89389in" draw:z-index="0">
<draw:image xlink:href="../Images/dwzh/2023-05-26T10-34-00Z/6482990_7.jpg" xlink:type="simple" xlink:show="embed" xlink:actuate="onLoad" draw:mime-type="image/jpeg"/>
</draw:frame>
Germany intends to legislate to restrict former military staff to go to third countries. The picture shows the Federal Air Force is conducting flight training.</text:p>
      <text:p text:style-name="P4">
Haldewang said that in addition to cyber attacks, the Constitutional Defense Administration also found that China "has strengthened spy activities against all fields of German politics." He said that Russia is also working hard to impact German society, but Beijing's behavior is also acting, but Beijing's behavior But "more hidden and long -term strategic goals."</text:p>
      <text:p text:style-name="P4">
The British pilot exposed before providing a training incident for China, a flight school in South Africa attracted widespread attention: <text:a xlink:type="simple" xlink:href="https://www.dw.com/zh/zh/路透社涉培训解放军前美军飞官-曾与飞行学校签约/a-63729234" text:style-name="Internet_20_link" text:visited-style-name="Visited_20_Internet_20_Link">
</text:a>
The situation held by the World News shows that a German federal pilot has also traveled to the South African Testing Flight Academy as a faculty after retiring. The former pilot who had played for about 20 years in the German Air Force wrote in a professional journal that he started teaching theory and practical courses to helicopter students from China in South Africa in 2003.</text:p>
      <text:p text:style-name="P4">
(World News, Frankfurt Review)</text:p>
      <text:p text:style-name="P4">
News Source: <text:a xlink:type="simple" xlink:href="https://www.dw.com/zh/联邦议院要求严格立法-限制前军职人员为-他国-效力/a-65742553" text:style-name="Internet_20_link" text:visited-style-name="Visited_20_Internet_20_Link">
https://www.dw.com/zh/联邦议院要求严格立法-限制前军职人员为-他国-效力/a-65742553?maca=chi-rss-chi-all-1127-rdf</text:a>
</text:p>
      <!--NEWS-->
      <text:h text:style-name="P10" text:outline-level="1">
<text:span text:style-name="T4">
Want to visit Huang Qi's mother, Yunnan Rights, Xu Kun, and his wife was detained by the police</text:span>
</text:h>
      <text:p text:style-name="P4">
Author: None</text:p>
      <text:p text:style-name="P4">
Publisher: Radio Free Asia (Organization)</text:p>
      <text:p text:style-name="P4">
Published Time: 2023-05-26T10:55:00-04:00</text:p>
      <text:p text:style-name="P4">
Modified Time: 2023-05-26T13:0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265831in" draw:z-index="0">
<draw:image xlink:href="../Images/rfamandarin/2023-05-26T10-55-00-04-00/000000.png" xlink:type="simple" xlink:show="embed" xlink:actuate="onLoad" draw:mime-type="image/png"/>
</draw:frame>
On October 16, 2022, Xu Kun at home. Xu Kun provides/RFA information</text:p>
      <text:p text:style-name="P4">
According to the "Rights Protection Network" Information Center reported on the 26th, Yunnan activists Xu Kun and Li Lanzhen went to Chengdu on May 26th to travel to Chengdu on May 26. They wanted to visit Pu Wenqing, the mother of the famous human rights defender Huang Qi by the way, but were detained by the police. The current situation is unknown.</text:p>
      <text:p text:style-name="P4">
According to reports, Xu Kun and his wife travel to Chengdu on Friday and want to visit Huang Qi's mother Pu Wenqing, who lives in Chengdu. At more than one o'clock in the afternoon, soon after they arrived at the door of the Renhe Spring Community where Pu Wenqing lived, they were brought to the police station by the four Chengdu National Security. Chengdu National Security told them that Kunming National Security came to pick them up. At present, the situation of Xu Kun and Li Lanzhen is unknown.</text:p>
      <text:p text:style-name="P4">
Huang Qi is the founder of "June 4th", one of the earliest human rights websites in China, and is 60 years old. He was sentenced to 12 years in 2019 for "leaking national secrets". He had been diagnosed with a variety of chronic diseases before he was prison. Pu Wenqing, who appealed to him all year round, was also dysentery and was fighting against lung cancer.</text:p>
      <text:p text:style-name="P4">
According to previous reports, Xu Kun was a member of the "Rose Team" of the Chinese civil rights protection organization. In 2019, he supported Hong Kong to "retrieve the middle" to fight. Pull out of prison. After that, Xu Kun's tweets issued and reposted only more than ten articles, which were mostly related to the encounter of Chinese political prisoners and rights protection.</text:p>
      <text:p text:style-name="P4">
In October 2022, Xu Kun was taken away by the local police and was questioned by the local police for his vague expression on WeChat.</text:p>
      <text:p text:style-name="P4">
Editor -in -chief: Kaidi</text:p>
      <text:p text:style-name="P4">
News Source: <text:a xlink:type="simple" xlink:href="https://www.rfa.org/mandarin/Xinwen/1-05262023105305.html" text:style-name="Internet_20_link" text:visited-style-name="Visited_20_Internet_20_Link">
https://www.rfa.org/mandarin/Xinwen/1-05262023105305.html</text:a>
</text:p>
      <!--NEWS-->
      <text:h text:style-name="P10" text:outline-level="1">
<text:span text:style-name="T4">
The U.S. "Global Eagle" unmanned reconnaissance aircraft went to Japan to strengthen surveillance against the DPRK</text:span>
</text:h>
      <text:p text:style-name="P4">
Author: 联合早报 (Person)</text:p>
      <text:p text:style-name="P4">
Publisher: 联合早报 (Organization)</text:p>
      <text:p text:style-name="P4">
Published Time: 2023-05-26T10:57</text:p>
      <text:p text:style-name="P4">
Modified Time: 2023-05-26T10:57</text:p>
      <text:p text:style-name="P4">
Description: As North Korea is preparing to launch military reconnaissance satellites, the US Air Force seems to increase its surveillance on North Korea. Yonhap reported that the Pacific Air Force announced on Thursday (May 25) that it has begun to deploy at Anderson, the U.S. U.S. military Hengtian base in Japan, and was originally stationed in Guam ...</text:p>
      <text:p text:style-name="P4">
Videos: []</text:p>
      <text:p text:style-name="P4">
Audios: []</text:p>
      <text:p text:style-name="P4">
Images: []</text:p>
      <text:p text:style-name="P4">
Type: NewsArticle</text:p>
      <text:p text:style-name="P4">
Breadcrumbs: ['即时', '国际']</text:p>
      <text:p text:style-name="P4">
Keywords: ['美国', '美军', '朝鲜半岛']</text:p>
      <!--METADATA-->
      <text:p text:style-name="P4">
As North Korea is preparing to launch military reconnaissance satellites, the US Air Force seems to increase its surveillance on North Korea.</text:p>
      <text:p text:style-name="P4">
The Yonhap News Agency reported that the Pacific Air Force announced on Thursday (May 25) that it has begun to deploy the RQ-4 "Global Eagle" unmanned reconnaissance aircraft stationed at the Anderson Air Force Base at the U.S. U.S. U.S. -4 Global Hawk).</text:p>
      <text:p text:style-name="P4">
The RQ-4 Global Eagle Unmanned Reconnament is a US military 319th reconnaissance federation in Guam. Since 2017, it has implemented irregular rotation deployment tasks at the U.S. Hengtian base in Japan to strengthen reconnaissance activities for North Korean nuclear guidance.</text:p>
      <text:p text:style-name="P4">
The RQ-4 Global Eagle Unmanned reconnaissance aircraft can identify objects with only 0.3 meters on the ground by composite pore diameter radar (SAR) and photoelectric infrared (EO · IR) at a height of 20 kilometers. In hours, the cruise radius was 3,000 kilometers, and the surveillance scope exceeded the entire Korean Peninsula.</text:p>
      <text:p text:style-name="P4">
News Source: <text:a xlink:type="simple" xlink:href="https://www.zaobao.com.sg/realtime/world/story20230526-1398309" text:style-name="Internet_20_link" text:visited-style-name="Visited_20_Internet_20_Link">
https://www.zaobao.com.sg/realtime/world/story20230526-1398309</text:a>
</text:p>
      <!--NEWS-->
      <text:h text:style-name="P10" text:outline-level="1">
<text:span text:style-name="T4">
Britain called for the cancellation of the Hong Kong National Security Law Hong Kong Government to strongly refute</text:span>
</text:h>
      <text:p text:style-name="P4">
Author: None (Language: zh)</text:p>
      <text:p text:style-name="P4">
Publisher: None</text:p>
      <text:p text:style-name="P4">
Time: 2023-05-26T11:04:00Z</text:p>
      <text:p text:style-name="P4">
Description: James Cleverly submitted a new "Hong Kong Half -year Report" to Congress, saying that Beijing still does not comply with the "Sino -British Joint Statement" and calls on Beijing and Hong Kong to abolish the National Security Law of Hong Kong. In response, the Hong Kong government strongly refuted, urging Britain to stop interfere with Hong Kong affairs that is "purely Chinese internal affairs".</text:p>
      <text:p text:style-name="P4">
Videos: []</text:p>
      <text:p text:style-name="P4">
Images: ["<text:a xlink:type="simple" xlink:href="https://static.dw.com/image/63555695_303.jpg" text:style-name="Internet_20_link" text:visited-style-name="Visited_20_Internet_20_Link">
63555695_303.jpg</text:a>
", "<text:a xlink:type="simple" xlink:href="https://static.dw.com/image/58029705_303.jpg" text:style-name="Internet_20_link" text:visited-style-name="Visited_20_Internet_20_Link">
58029705_303.jpg</text:a>
", "<text:a xlink:type="simple" xlink:href="https://static.dw.com/image/58029780_303.jpg" text:style-name="Internet_20_link" text:visited-style-name="Visited_20_Internet_20_Link">
58029780_303.jpg</text:a>
", "<text:a xlink:type="simple" xlink:href="https://static.dw.com/image/38413380_303.jpg" text:style-name="Internet_20_link" text:visited-style-name="Visited_20_Internet_20_Link">
38413380_303.jpg</text:a>
", "<text:a xlink:type="simple" xlink:href="https://static.dw.com/image/54508830_303.jpg" text:style-name="Internet_20_link" text:visited-style-name="Visited_20_Internet_20_Link">
54508830_303.jpg</text:a>
", "<text:a xlink:type="simple" xlink:href="https://static.dw.com/image/18185046_303.jpg" text:style-name="Internet_20_link" text:visited-style-name="Visited_20_Internet_20_Link">
18185046_303.jpg</text:a>
", "<text:a xlink:type="simple" xlink:href="https://static.dw.com/image/57947914_303.jpg" text:style-name="Internet_20_link" text:visited-style-name="Visited_20_Internet_20_Link">
57947914_303.jpg</text:a>
", "<text:a xlink:type="simple" xlink:href="https://static.dw.com/image/58025370_303.jpg" text:style-name="Internet_20_link" text:visited-style-name="Visited_20_Internet_20_Link">
58025370_303.jpg</text:a>
"]</text:p>
      <text:p text:style-name="P4">
Subject: 时政风云</text:p>
      <text:p text:style-name="P4">
Subjects: ['谷歌', '中国共产党', '戴安娜', '空气污染', '香港', '北京', '英国', '雨伞革命', '英国退欧', '香港政改']</text:p>
      <text:p text:style-name="P4">
Keywords: ['香港国安法', '香港半年报告书', '北京', '英国', '外相', '祁湛明', '黎智英', '香港']</text:p>
      <text:p text:style-name="P4">
Id: 65743070</text:p>
      <!--METADATA-->
      <text:p text:style-name="P4">
<text:a xlink:type="simple" xlink:href="https://www.dw.com/zh/overlay/image/article/65743070/63555695" text:style-name="Internet_20_link" text:visited-style-name="Visited_20_Internet_20_Link">
 <draw:frame draw:style-name="fr1" draw:name="Image167" text:anchor-type="as-char" svg:width="6.9236in" svg:height="3.896998in" draw:z-index="0">
<draw:image xlink:href="../Images/dwzh/2023-05-26T11-04-00Z/63555695_303.jpg" xlink:type="simple" xlink:show="embed" xlink:actuate="onLoad" draw:mime-type="image/jpeg"/>
</draw:frame>
</text:a>
Qi Zhanming, British abroad(James Cleverly)(Voice of Germany Chinese Network) On May 25, the British Ministry of Foreign Affairs submitted the "Hong Kong Half -year Report", which was enforced in Hong Kong from July 1, 2022 to December 31, 2022. The citizens and political rights and high autonomy of the "Sino -British Joint Statement" and Hong Kong have continued to erode, and they call on Beijing and Hong Kong to abolish the Hong Kong National Security Law. The report pointed out that the rule of law in Hong Kong has been eroded, including "transferring the power that once belonged to the judicial department" to the pro -Chinese leaders of Hong Kong, and the "Regulations on the Legal Council" revised by the Hong Kong Government on May 10th. Lawyers must apply in advance and get the chief approval before they are eligible to participate in national security related cases, and those who are facing national security allegations cannot challenge government decisions in court. The report also mentioned that the British side pays close attention to the revision of the Hong Kong government's political system and judicial system, including the election reform of the district council, which has greatly reduced the direct election seats.</text:p>
      <text:p text:style-name="P4">
Qi Zhanming, British abroad(James Cleverly)In the report, he wrote that he talked about how the Hong Kong authorities used the National Security Law to suppress the opponents at the United Nations Hearing in February. Many of them were prison or forced to exile. Qi Zhanming called on Beijing to implement the suggestion made in a independent report in July last year in a independent report, including the cancellation of the National Security Law implemented in Hong Kong in Hong Kong in 2020.</text:p>
      <text:h text:style-name="P12" text:outline-level="3">
<text:span text:style-name="T4">
Qi Zhanming mentioned the Li Zhiying case to Han Zheng</text:span>
</text:h>
      <text:p text:style-name="P4">
Qi Zhanming wrote: "We with our partners have condemned the continuous erosion of citizens and political rights (Hong Kong) citizens and political rights." He specifically mentioned the case of Li Zhiying, the founder of One Media Li Zhiying who was sued by the Hong Kong government to violate the Hong Kong National Security Law and accused Hong Kong's administrative administration. The authorities "deliberately target the famous democrat, journalists and politicians, trying to let them silent and lose their reputation." Qi Zhanming added: "The detained in British dual nationality [] <text:a xlink:type="simple" xlink:href="https://www.dw.com/zh/zh/黎智英案引发中英隔空互呛/a-64354777" text:style-name="Internet_20_link" text:visited-style-name="Visited_20_Internet_20_Link">
</text:a>
It's such a character. "Li Zhiying, 75, founded the Democratic" Apple Daily ". The newspaper was searched and closed by the police in 2021.</text:p>
      <text:p text:style-name="P4">
Qi Zhanming said that he had mentioned Li Zhiying's case to Chinese vice chairman Han Zheng this month. The report did not mention that Qi Zhanming was in contact with Han Zheng through other channels. In early May, <text:a xlink:type="simple" xlink:href="https://www.dw.com/zh/zh/韓正將出席英王加冕儀式-引爆哪些爭議/a-65523431" text:style-name="Internet_20_link" text:visited-style-name="Visited_20_Internet_20_Link">
</text:a>
 。</text:p>
      <ul>
        <li>
<draw:frame draw:style-name="fr1" draw:name="Image168" text:anchor-type="as-char" svg:width="6.9236in" svg:height="3.896998in" draw:z-index="0">
<draw:image xlink:href="../Images/dwzh/2023-05-26T11-04-00Z/58029705_303.jpg" xlink:type="simple" xlink:show="embed" xlink:actuate="onLoad" draw:mime-type="image/jpeg"/>
</draw:frame>
#</li>
      </ul>
      <text:h text:style-name="P13" text:outline-level="4">
<text:span text:style-name="T4">
Hong Kong Farewell "Apple Daily"</text:span>
</text:h>
      <text:h text:style-name="P12" text:outline-level="3">
<text:span text:style-name="T4">
Founder Li Zhiying</text:span>
</text:h>
      <text:p text:style-name="P4">
"Apple Daily" was founded by the wealthy businessman Li Zhiying in 1995. Li Zhiying, who smuggled from Guangdong to Hong Kong when he was a teenager, publicly supported the 89 Democratic Games and was therefore officially sanctioned by the mainland. After he founded One Media Co., Ltd. in 1990, he published newspapers such as "One Weekly" and other newspapers and magazines, and then expanded to TV, the Internet and other media, and founded Taiwan's "Apple Daily" in 2003. Li Zhiying bit the apple in the TV advertisement and said, "One apple daily, no one cheated me!"</text:p>
      <text:p text:style-name="P4">
*<draw:frame draw:style-name="fr1" draw:name="Image169" text:anchor-type="as-char" svg:width="6.9236in" svg:height="3.896998in" draw:z-index="0">
<draw:image xlink:href="../Images/dwzh/2023-05-26T11-04-00Z/58029780_303.jpg" xlink:type="simple" xlink:show="embed" xlink:actuate="onLoad" draw:mime-type="image/jpeg"/>
</draw:frame>
#</text:p>
      <text:h text:style-name="P13" text:outline-level="4">
<text:span text:style-name="T4">
Hong Kong Farewell "Apple Daily"</text:span>
</text:h>
      <text:h text:style-name="P12" text:outline-level="3">
<text:span text:style-name="T4">
Undverted Hong Kong newspapers</text:span>
</text:h>
      <text:p text:style-name="P4">
In order to attract readers, "Apple Daily" uses color printing, trendy typesetting and spoken titles, which are also available in content. In just a few months, the newspapers were completely subverted to Hong Kong's newspaper rules. However, in order to sell well, the newspaper was accused of excessive sensation and entertainment because of the paparazzi culture and selling pornographic violence. However, its survey report has also been recognized by readers. The Credit Credit Survey of the Chinese University of Hong Kong in 2019 shows that "Apple Daily" ranks third in Hong Kong's charging newspapers.</text:p>
      <text:p text:style-name="P4">
*<draw:frame draw:style-name="fr1" draw:name="Image170" text:anchor-type="as-char" svg:width="6.9236in" svg:height="3.896998in" draw:z-index="0">
<draw:image xlink:href="../Images/dwzh/2023-05-26T11-04-00Z/38413380_303.jpg" xlink:type="simple" xlink:show="embed" xlink:actuate="onLoad" draw:mime-type="image/jpeg"/>
</draw:frame>
#</text:p>
      <text:h text:style-name="P13" text:outline-level="4">
<text:span text:style-name="T4">
Hong Kong Farewell "Apple Daily"</text:span>
</text:h>
      <text:h text:style-name="P12" text:outline-level="3">
<text:span text:style-name="T4">
Refusing to be "dyed red"</text:span>
</text:h>
      <text:p text:style-name="P4">
The newspaper has a clear position. There are many current affairs review columns to criticize the CCP's senior management and Hong Kong Government, and often report to the mainland rights defenders such as Liu Xiaobo. At the same time, they support the Hong Kong Democracy Movement high -profile. After the transfer of sovereignty in Hong Kong in 1997, many local newspapers such as the South China Morning Post and Ming Pao were successively entered and acquired by Chinese capital. The Apple Daily was regarded as the only mainstream media in Hong Kong that had not been "dyed".</text:p>
      <text:p text:style-name="P4">
*<draw:frame draw:style-name="fr1" draw:name="Image171" text:anchor-type="as-char" svg:width="6.9236in" svg:height="3.896998in" draw:z-index="0">
<draw:image xlink:href="../Images/dwzh/2023-05-26T11-04-00Z/54508830_303.jpg" xlink:type="simple" xlink:show="embed" xlink:actuate="onLoad" draw:mime-type="image/jpeg"/>
</draw:frame>
#</text:p>
      <text:h text:style-name="P13" text:outline-level="4">
<text:span text:style-name="T4">
Hong Kong Farewell "Apple Daily"</text:span>
</text:h>
      <text:h text:style-name="P12" text:outline-level="3">
<text:span text:style-name="T4">
Guoan Law Tight Curse</text:span>
</text:h>
      <text:p text:style-name="P4">
From the 2014 Umbrella Movement to the Rebate Campaign in 2019, the Apple Daily can be described as clear. On August 10, 2020, the founder of the newspaper Li Zhiying was arrested for the "Hong Kong National Security Law" and the headquarters of the Apple Daily was searched by the police. The headline of the newspaper the next day was "Apple must support it". The printing volume rose from more than 70,000 two weeks ago to 550,000 copies.</text:p>
      <text:p text:style-name="P4">
*<draw:frame draw:style-name="fr1" draw:name="Image172" text:anchor-type="as-char" svg:width="6.9236in" svg:height="3.896998in" draw:z-index="0">
<draw:image xlink:href="../Images/dwzh/2023-05-26T11-04-00Z/18185046_303.jpg" xlink:type="simple" xlink:show="embed" xlink:actuate="onLoad" draw:mime-type="image/jpeg"/>
</draw:frame>
#</text:p>
      <text:h text:style-name="P13" text:outline-level="4">
<text:span text:style-name="T4">
Hong Kong Farewell "Apple Daily"</text:span>
</text:h>
      <text:h text:style-name="P12" text:outline-level="3">
<text:span text:style-name="T4">
Taiwan stop publishing</text:span>
</text:h>
      <text:p text:style-name="P4">
On May 15, 2021, the 18 -year -old "Taiwan Apple Daily" announced the suspension. The announcement states that "Taiwan Apple Daily did not lose in the news battlefield", but "the situation in Hong Kong has deteriorated, so that we can no longer support losses for a long time." ". On the same day, the property of Li Zhiying, the founder of Hong Kong One Media, was frozen, and the Hong Kong Security Bureau was based on the "Hong Kong National Security Law".</text:p>
      <text:p text:style-name="P4">
*<draw:frame draw:style-name="fr1" draw:name="Image173" text:anchor-type="as-char" svg:width="6.9236in" svg:height="3.896998in" draw:z-index="0">
<draw:image xlink:href="../Images/dwzh/2023-05-26T11-04-00Z/57947914_303.jpg" xlink:type="simple" xlink:show="embed" xlink:actuate="onLoad" draw:mime-type="image/jpeg"/>
</draw:frame>
#</text:p>
      <text:h text:style-name="P13" text:outline-level="4">
<text:span text:style-name="T4">
Hong Kong Farewell "Apple Daily"</text:span>
</text:h>
      <text:h text:style-name="P12" text:outline-level="3">
<text:span text:style-name="T4">
Except high -level frozen assets</text:span>
</text:h>
      <text:p text:style-name="P4">
On June 17, 2021, the police searched the Apple Daily for the second time the Police Law was suspected of violating the National Security Law and arrested 5 newspaper executives. The newspaper was called on foreign sanctions to sanction Hong Kong and China, suspected of "conspiring collusion with foreign forces to endangers national security." The authorities also frozen three related companies in the "Apple Daily" with a total of HK $ 18 million in assets, making the newspaper unable to continue operation.</text:p>
      <text:p text:style-name="P4">
*<draw:frame draw:style-name="fr1" draw:name="Image174" text:anchor-type="as-char" svg:width="6.9236in" svg:height="3.896998in" draw:z-index="0">
<draw:image xlink:href="../Images/dwzh/2023-05-26T11-04-00Z/58025370_303.jpg" xlink:type="simple" xlink:show="embed" xlink:actuate="onLoad" draw:mime-type="image/jpeg"/>
</draw:frame>
#</text:p>
      <text:h text:style-name="P13" text:outline-level="4">
<text:span text:style-name="T4">
Hong Kong Farewell "Apple Daily"</text:span>
</text:h>
      <text:h text:style-name="P12" text:outline-level="3">
<text:span text:style-name="T4">
people queuing to buy the last newspap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Hong Kong Government strongly refute the British "Hong Kong Half -year Report"</text:span>
</text:h>
      <text:p text:style-name="P4">
The Hong Kong Special Administrative Region Government issued a newsletter on May 25 to express strong dissatisfaction and resolute opposition to the British "Hong Kong Half -year Report". The announcement wrote: The Government of the Hong Kong Special Administrative Region (Special Economic Zone) strongly refuted the so -called "Hong Kong Half -year Report: July to December 2002" (report) published by the UK today "Hong Kong's malicious slander and political attacks under the success, and expressed strong dissatisfaction and resolute opposition. The Hong Kong Special Administrative Region is an irrelevant part of the People's Republic of China. The SAR Government has once again urged Britain to comply with the basic criteria for international law and international relations, and immediately stop interference in Hong Kong affairs that is purely Chinese internal affairs. "</text:p>
      <text:p text:style-name="P4">
According to the announcement, a spokesman for the SAR Government emphasized that the complete election system provides legal guarantee for the comprehensive implementation of the principle of "Patriot Governing Hong Kong" to ensure that the government is in the hands of the Patriots is the political principle of the world. The people will allow the regime to fall into the hands of people who do not patriotism or even sell their own countries; national security belongs to the central affairs, and each country has the responsibility and rights to maintain its national security, and Britain also has a large number of national security laws. The SAR Government has resolutely opposed the United Kingdom to repeatedly misunderstand the "Hong Kong State Security Law" through the so -called report, intervene in Hong Kong's governance in accordance with the law, destroy the rule of law in Hong Kong, and strongly dissatisfied with their implementation of the lives and economic activities of Hong Kong citizens. The actual reality of the business environment derived.</text:p>
      <text:p text:style-name="P4">
The announcement also mentioned that a spokesman for the SAR Government reiterated that "Hong Kong residents enjoy the rights and freedoms of the Basic Law, the Regulations of the Hong Kong Human Rights Act and other related legal guarantees." At this time, it will be limited by laws and regulations that must be made for reasonable purposes, such as ensuring national security or public order. "</text:p>
      <text:p text:style-name="P4">
Since the implementation of the National Security Law of the Port Area in Beijing, the relationship between London and Beijing has been very nervous. On May 9 this year, the Minister of Commerce and Trade of the UK Zhuang Dunwen(DominicJohnson)Visiting Hong Kong, this is the first time that the British Secretary of State has come to Hong Kong since 2018 and 2020 The National Security Law of the Port District.</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h text:style-name="P12" text:outline-level="3">
<text:span text:style-name="T4">
Apple Daily Final Chapter: Hong Kong dares to talk about the media of the media</text:span>
</text:h>
      <text:p text:style-name="P4">
News Source: <text:a xlink:type="simple" xlink:href="https://www.dw.com/zh/英国呼吁取消香港国安法-港府强烈反驳/a-65743070" text:style-name="Internet_20_link" text:visited-style-name="Visited_20_Internet_20_Link">
https://www.dw.com/zh/英国呼吁取消香港国安法-港府强烈反驳/a-65743070?maca=chi-rss-chi-all-1127-rdf</text:a>
</text:p>
      <!--NEWS-->
      <text:h text:style-name="P10" text:outline-level="1">
<text:span text:style-name="T4">
The judge ordered the defense lawyer to withdraw the court Ding Xuefu's case was accused of "strong push court trial"</text:span>
</text:h>
      <text:p text:style-name="P4">
Author: None</text:p>
      <text:p text:style-name="P4">
Publisher: Radio Free Asia (Organization)</text:p>
      <text:p text:style-name="P4">
Published Time: 2023-05-26T11:06:00-04:00</text:p>
      <text:p text:style-name="P4">
Modified Time: 2023-05-26T13:0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243497in" draw:z-index="0">
<draw:image xlink:href="../Images/rfamandarin/2023-05-26T11-06-00-04-00/000000.png" xlink:type="simple" xlink:show="embed" xlink:actuate="onLoad" draw:mime-type="image/png"/>
</draw:frame>
Ding Xuefu, who has won the title of "National Modeling in the Country" and "Top Ten Outstanding Youths in Ningxia" <text:a xlink:type="simple" xlink:href="https://www.rfa.org/mandarin/Xinwen/2-05262023105745.html/@@images/image" text:style-name="Internet_20_link" text:visited-style-name="Visited_20_Internet_20_Link">
</text:a>
Network screenshot</text:p>
      <text:p text:style-name="P4">
Fifteen people including Ding Xuefu, Ningxia, China are currently under trial in the first instance of the local Wuzhong Intermediate Court. Guixian County, a defense lawyer, issued a document on the 25th, condemning the judge's chief Wang Jing illegally deprived him of the right to defense, expelled him from the court, and asked him to come up with the legal basis. Rights protection lawyer Liu Weiguo sent a video on the 24th that a series of major cases of major cases have appeared in the trial process.</text:p>
      <text:p text:style-name="P4">
According to the Chinese Human Rights Lawyer Group on the 25th, the lawyer Fang County, the lawyer of Beijing Biyi Law Firm, issued a document on the same day, and severely condemned Judge Wang Jing illegally deprived him of the defense and asked him to respond: including his hands -on speeches, applying for a judge to avoid the evasion of the judge, The legal basis for warning, training, or ordering the law of the court with "not spoken without permission" was expelled. Fangxian Gui also said that the judge's abuse of power and rough command of court trial has led to the rough treatment of lawyers and family members. He also made three states, including the order of being ordered to withdraw from the court. He had no responsibility and could not regret it.</text:p>
      <text:p text:style-name="P4">
According to the NetEase "Gao Di Mirror", Ding Xuefu, the defendant of Ding Xuefu and other "black cases", was the former party branch secretary and village committee director of Liangwan Village, Banqiao Township, Litong District, Wuzhong City. "Top Ten Outstanding Youths in Ningxia" and other titles. During the investigation stage of the case, the public security organs had publicly solicited the "illegal criminal clues" four times, and the suspect was arrested for nearly three years before the trial was opened. During the period, the families of the three suspects were arrested for shouting injustice. A senior legal person said the case was a typical guilt and found evidence. There are also relevant persons reports that during the process of handling cases, the cases of cases have relatives, illegal evidence collection, and illegal restrictions on lawyers meeting with the parties.</text:p>
      <text:p text:style-name="P4">
According to reports from the Information Center of the Rights Protection Network, Liu Weiguo, a rights protection lawyer, posted a video on the 24th that a series of major cases of major cases have appeared in the trial process. The trial procedure is finished. This means that the "Criminal Procedure Law" and the provisions of the rights of defendants and defender's rights in the judicial interpretation are invalid in court.</text:p>
      <text:p text:style-name="P4">
Lawyer Liu Weiguo also said that the judge of the Ningxia Wuzhong Intermediate Court tried Ding Xuefu's case to adopt this "strong push -type" trial method. The judge ignored the jurisdiction objection and avoidance of the jurisdiction proposed by the lawyer. Wang Jing, the chief of the trial, interrupted the defendant, and he was high, and repeatedly reprimanded the defendant Ding Xuefu: "Clarify your identity!Pay attention to your identity!" "What are you doing, you are here to accept the trial!" It was once in chaos.</text:p>
      <text:p text:style-name="P4">
Editor -in -chief: Kaidi</text:p>
      <text:p text:style-name="P4">
News Source: <text:a xlink:type="simple" xlink:href="https://www.rfa.org/mandarin/Xinwen/2-05262023105745.html" text:style-name="Internet_20_link" text:visited-style-name="Visited_20_Internet_20_Link">
https://www.rfa.org/mandarin/Xinwen/2-05262023105745.html</text:a>
</text:p>
      <!--NEWS-->
      <text:h text:style-name="P10" text:outline-level="1">
<text:span text:style-name="T4">
Over 110,000 Hong Kong people with BNO visa to move English as high -tech talents</text:span>
</text:h>
      <text:p text:style-name="P4">
Author: None</text:p>
      <text:p text:style-name="P4">
Publisher: Radio Free Asia (Organization)</text:p>
      <text:p text:style-name="P4">
Published Time: 2023-05-26T11:09:00-04:00</text:p>
      <text:p text:style-name="P4">
Modified Time: 2023-05-26T13:08: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12011in" draw:z-index="0">
<draw:image xlink:href="../Images/rfamandarin/2023-05-26T11-09-00-04-00/000000.png" xlink:type="simple" xlink:show="embed" xlink:actuate="onLoad" draw:mime-type="image/png"/>
</draw:frame>
British BNO passport and Hong Kong Special Administrative Region Passport Paper Tied Passage Picture Associated Press Information Picture</text:p>
      <text:p text:style-name="P4">
After the Hong Kong National Security Law was implemented in mid -2020, it triggered the tide of immigration to Hong Kong people. According to the latest announcement of the British Ministry of Political Affairs, since the end of January 2021, Hong Kong people holding the British National (overseas) passport (BNO) immigration to the United Kingdom, until the end of March this year, more than 110,000 Hong Kong people have arrived in the UK, most of which are highs high, most of them are high. Academic qualifications, high -tech talents. It is estimated that in the next 5 years, these Hong Kong people can bring a net income of at least 2.4 billion pounds to Britain.</text:p>
      <text:p text:style-name="P4">
Based on the reports of Hong Kong 01 and "Sing Tao Daily", the British government launched a BNO "5+1" immigrant visa application for Hong Kong people at the end of January 2021. As of the first quarter of this year, the official statistics of British received a total of 172,500 applications, of which more than 110,000 people have arrived in the UK. After 5 years of residence in the UK, they can apply for permanent residents in the UK in the 6th year.</text:p>
      <text:p text:style-name="P4">
The British Ministry of the Interior pointed out that 62% of the applicants were BNO or Hong Kong passport holders, and 37% were Chinese passport holders. Among the applicants, 9 became the holder of the Hong Kong or BNO passport. Among their families, 77%were Chinese passport holders and 21%were Hong Kong or BNO passport holders.</text:p>
      <text:p text:style-name="P4">
The British Ministry of Political Affairs also said that most BNO passport holders have university or above, and many people have high -tech. It is expected that they can bring net income of 2.4 billion pounds to the British economy in the next five years.</text:p>
      <text:p text:style-name="P4">
Editor -in -chief: Kaidi</text:p>
      <text:p text:style-name="P4">
News Source: <text:a xlink:type="simple" xlink:href="https://www.rfa.org/mandarin/Xinwen/3-05262023110730.html" text:style-name="Internet_20_link" text:visited-style-name="Visited_20_Internet_20_Link">
https://www.rfa.org/mandarin/Xinwen/3-05262023110730.html</text:a>
</text:p>
      <!--NEWS-->
      <text:h text:style-name="P10" text:outline-level="1">
<text:span text:style-name="T4">
Taiwan Executive Yuan: &amp; quot; The people of the mainland are also the people of the Republic of China &amp; quot;</text:span>
</text:h>
      <text:p text:style-name="P4">
Author: None</text:p>
      <text:p text:style-name="P4">
Publisher: Radio Free Asia (Organization)</text:p>
      <text:p text:style-name="P4">
Published Time: 2023-05-26T11:16:00-04:00</text:p>
      <text:p text:style-name="P4">
Modified Time: 2023-05-26T12:38:22-04:00</text:p>
      <text:p text:style-name="P4">
Description: None</text:p>
      <text:p text:style-name="P4">
Videos: []</text:p>
      <text:p text:style-name="P4">
Audios: ["<text:a xlink:type="simple" xlink:href="https://www.rfa.org/mandarin/yataibaodao/gangtai/hcm-0526202311022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77" text:anchor-type="as-char" svg:width="6.9236in" svg:height="3.651641in" draw:z-index="0">
<draw:image xlink:href="../Images/rfamandarin/2023-05-26T11-16-00-04-00/000000.png" xlink:type="simple" xlink:show="embed" xlink:actuate="onLoad" draw:mime-type="image/png"/>
</draw:frame>
DPP legislator Zheng Yunpeng(right)Aiming at the "national compensation case" of mainland Chinese men, "the people of the mainland are also the people of the Republic of China", Chen Mingtang(left)Ask for inquiries. <text:a xlink:type="simple" xlink:href="https://www.rfa.org/mandarin/yataibaodao/gangtai/hcm-05262023110227.html/@@images/image" text:style-name="Internet_20_link" text:visited-style-name="Visited_20_Internet_20_Link">
</text:a>
Screenshot from the Taiwan Legislative Yuan Playing System <text:a xlink:type="simple" xlink:href="https://www.rfa.org/mandarin/yataibaodao/gangtai/hcm-05262023110227.html/@@stream" text:style-name="Internet_20_link" text:visited-style-name="Visited_20_Internet_20_Link">
</text:a>
The relevant provisions of the administrative courts in Taiwan have recently ordered the government departments to be outdated by the relevant provisions of the "people in the mainland are also the people of the Republic of China", and they have been discontinued from now on. It is reported that a man in mainland China was unfortunately killed in Taiwan five years ago. The Kaohsiung Court quoted the above provisions to make compensation rulings, and the latest statement of the Taiwan Executive Yuan caused heated public opinion.</text:p>
      <text:p text:style-name="P4">
<text:a xlink:type="simple" xlink:href="https://www.rfa.org/mandarin/Xinwen/10-05252023162022.html" text:style-name="Internet_20_link" text:visited-style-name="Visited_20_Internet_20_Link">
<text:span text:style-name="T4">
 Taiwan Executive Yuan Order: Mainlanders do not have the nationality of the Republic of China </text:span>
</text:a>
  * <text:span text:style-name="T4">
<text:a xlink:type="simple" xlink:href="https://www.rfa.org/mandarin/yataibaodao/gangtai/hx-03282023091540.html" text:style-name="Internet_20_link" text:visited-style-name="Visited_20_Internet_20_Link">
 </text:a>
</text:span>
</text:p>
      <text:p text:style-name="P4">
The man named Qian Qian rode a bicycle around the island in Taiwan in August 2018. He was killed by electric shock through the light leakage of the street light through the Kaohsiung Road District. According to reports, in the first instance of Kaohsiung City, the Dead was the people of the mainland and did not apply to Taiwan's "National Compensation Law". However, the Kaohsiung District Court determined that the Kaohsiung City Conservation Work Office had liability for negligence. At the same time, "the people of mainland China are also the people of the Republic of China." The second trial of the case also maintained the first trial.</text:p>
      <text:p text:style-name="P4">
Recently, the DPP legislator Zheng Yunpeng pointed out in the Legislative Yuan that he did not oppose compensation on the grounds of human rights, but the reason for the judgment was based on the letters of the Ministry of Justice 30 years ago. This is obviously not in line with the current laws and national emotions and requires legal affairs to require legal affairs The interpretation of the letter was abolished.</text:p>
      <text:p text:style-name="P4">
Chen Mingtang, the second director of the Legal Affairs Department, said: "Later, the" Nationality Law "was amended for the definition of the people of the Republic of China, so it was about 90 years of the Republic of China.(year 2010)After that, the letters are not directly applicable. "</text:p>
      <text:p text:style-name="P4">
The DPP legislator Zheng Yunpeng: "Some courts were deliberately transferred to the central kitchen of cognitive operations. Compensation is to compensate, regardless of him, he is a native of China, Hong Kong and Macao. "</text:p>
      <text:p text:style-name="P4">
** The Taiwan Political Court ordered the people of the Chinese mainland to be non -national.</text:p>
      <text:p text:style-name="P4">
After Zheng Yunpeng's inquiry, he received Taiwan's Executive Yuan in Taiwan on the 25th. Do not enjoy or bear the rights and obligations of the Republic of China, and those who have the old letters to be confused should stop applying or not for use from now.</text:p>
      <text:p text:style-name="P4">
"In the future, the judge has similar references and judgments to the personal ideological issue of the judge, which is the wrong judgment. It is necessary to accept the criticism of the Chinese people. The next thing is the judicial court, and he has to explain the education and training uniform." Zheng Yunpeng proposed on Facebook. His view.</text:p>
      <text:p text:style-name="P4">
<draw:frame draw:style-name="fr1" draw:name="Image178" text:anchor-type="as-char" svg:width="6.9236in" svg:height="9.359681in" draw:z-index="0">
<draw:image xlink:href="../Images/rfamandarin/2023-05-26T11-16-00-04-00/000001.png" xlink:type="simple" xlink:show="embed" xlink:actuate="onLoad" draw:mime-type="image/png"/>
</draw:frame>
The Executive Yuan of Taiwan has ordered all ministries and committees to according to the definition of the "National Law", the people of mainland China are not the nationals of the Republic of China, and they do not enjoy or bear the rights and obligations of the people of the Republic of China. Those who have the old letters and the touch of this shall stop applying or not for use from now on.(Screenshot from Zheng Yunpeng Facebook)<text:a xlink:type="simple" xlink:href="https://www.rfa.org/mandarin/yataibaodao/gangtai/hcm-05262023110227.html/57164e8c.jpg" text:style-name="Internet_20_link" text:visited-style-name="Visited_20_Internet_20_Link">
</text:a>
<text:span text:style-name="T4">
 Huang Diying: The landlord of the country is a unconstitutional judgment </text:span>
</text:p>
      <text:p text:style-name="P4">
Lawyer Huang Diying has published related articles on this judgment many times. When he was interviewed by this station, he said that the judge interpreted itself and then introduced the administrative letter by himself. The judge knew that he was the national of the People's Republic of China, but he "interpreted the people of the People's Republic of China as the nationals of the Republic of China."</text:p>
      <text:p text:style-name="P4">
"Such a judgment is ridiculous, and the gap between the social gap and the normal judgment with the international judgment is very impressive." Huang Diying further pointed out that "the court's judgment was originally restrained by administrative letters. ","</text:p>
      <text:p text:style-name="P4">
<text:span text:style-name="T4">
 Qu Zhaoxiang: The judgment affects whether there is any existence of the Republic of China </text:span>
</text:p>
      <text:p text:style-name="P4">
Professor Qu Zhaoxiang, a Professor of Rongguang from Taiwan Normal University, told this station that the key to the case lies in the inconsistency of the court and the administrative department, but the insights of the administrative department are not the last opinion or the most authoritative opinion. In the end To the Supreme Court: "I estimate that this case will be determined to enter the judge meeting of the judicial court."</text:p>
      <text:p text:style-name="P4">
He explained that although Taiwan ’s president Tsai Ing -wen stated that“ cross -strait does not belong to each other ”, it did not clearly define it as an administrative or legal sovereignty, so there is still a vague space. If the judge's meeting explained the case, there was no way to avoid it.</text:p>
      <text:p text:style-name="P4">
"This is equivalent to Pandora's box, and someone opened it. The monster had already ran out." Qu Zhaoxiang believes that this judgment has a profound impact and will affect whether the Republic of China of China is still there. If the judge's explanation is still the same as the administrative organs, "this is equivalent to legal Taiwan independence."</text:p>
      <text:p text:style-name="P4">
<text:span text:style-name="T4">
 Judge "No. 328 Explanation" Territory is a major political issue and cannot be explained by the judicial constitutional interpretation authority </text:span>
</text:p>
      <text:p text:style-name="P4">
Huang Diying pointed out that the "explanation of No. 328" of the big judge has explained that territory is a political issue, not the judicial institute that can explain: "Therefore, the judges of the local courtyard actually overlook the judges and turn all the people of the People's Republic of China into our nationals."</text:p>
      <text:p text:style-name="P4">
According to the "interpretation of No. 328", Article 4 of the Constitution does not adopt a list of "territory of the Republic of China". Reasons in history. The definition of its inherent territory as a major political issue should not be explained by the constitutional interpretation authority of exercising judicial power.</text:p>
      <text:p text:style-name="P4">
Huang Diying reminded that this verdict should not be placed in the so -called context of cross -strait relations. He asked, interpreting the nationals of the People's Republic of China as the "Chinese" national, and 1.4 billion people in China are the nationals of the Republic of China. Now Taiwan is issuing 6,000 yuan in cash. Can these so -called "1.4 billion people of the Republic of China" be able to lead?</text:p>
      <text:p text:style-name="P4">
Reporter: Huang Chunmei Editor: Xu Shuting, He Ping.com Edited: Hong Wei</text:p>
      <text:p text:style-name="P4">
News Source: <text:a xlink:type="simple" xlink:href="https://www.rfa.org/mandarin/yataibaodao/gangtai/hcm-05262023110227.html" text:style-name="Internet_20_link" text:visited-style-name="Visited_20_Internet_20_Link">
https://www.rfa.org/mandarin/yataibaodao/gangtai/hcm-05262023110227.html</text:a>
</text:p>
      <!--NEWS-->
      <text:h text:style-name="P10" text:outline-level="1">
<text:span text:style-name="T4">
China ’s re -rumor AI face -to -face fraud case was scratched 2.45 million in nine seconds</text:span>
</text:h>
      <text:p text:style-name="P4">
Author: None</text:p>
      <text:p text:style-name="P4">
Publisher: Radio Free Asia (Organization)</text:p>
      <text:p text:style-name="P4">
Published Time: 2023-05-26T11:20:00-04:00</text:p>
      <text:p text:style-name="P4">
Modified Time: 2023-05-26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88615in" draw:z-index="0">
<draw:image xlink:href="../Images/rfamandarin/2023-05-26T11-20-00-04-00/000000.png" xlink:type="simple" xlink:show="embed" xlink:actuate="onLoad" draw:mime-type="image/png"/>
</draw:frame>
The picture shows the face image generated by artificial intelligence can see the flaws in a specific location. <text:a xlink:type="simple" xlink:href="https://www.rfa.org/mandarin/Xinwen/4-05262023111024.html/@@images/image" text:style-name="Internet_20_link" text:visited-style-name="Visited_20_Internet_20_Link">
</text:a>
Associated Press information picture</text:p>
      <text:p text:style-name="P4">
Recently, cases of using artificial intelligence (AI) face -to -face and audiopathic technology have been used in China to fraud. Following a 10 -minute trick in Inner Mongolia a few minutes after being deceived by 4.3 million yuan in face -to -face fraud cases, a similar case that occurred in Anhui Province last month was also exposed. The gangsters spent only 9 seconds and cheated RMB 2.45 million.</text:p>
      <text:p text:style-name="P4">
According to the Chinese media "Da Anhui News" reported on the 25th, an "impersonal acquaintance" fraud case occurred in Anqing Economic Development Zone in April. The local anti -fraud police investigation found that scammers used a 9 -second AI face -changing video to pretend to be "acquaintances" to relax the victims and perform fraud.</text:p>
      <text:p text:style-name="P4">
It is reported that Mr. He's WeChat "friend" suddenly invited his video call on April 27. After the phone was turned on, Mr. He saw the "friend" in a meeting room. When he was about to ask for further inquiries, the "friend" directly hung up the phone and said that there were important things in the meeting. communicate.</text:p>
      <text:p text:style-name="P4">
Subsequently, "friend" told Mr. He on QQ that there are currently bidding for projects that need to be turned on funds. I hope Mr. He will help to pay. Based on the trust of the "friend", Mr. He immediately asked his family to pay 2.45 million yuan to the account designated by the other party until he called the other party to confirm that he was deceived.</text:p>
      <text:p text:style-name="P4">
After receiving the report, the police arrested three people including Li suspect on the afternoon of the 28th and detained 26 mobile phones involved in the case, but only recovered more than 100 million yuan in electricity fraud.</text:p>
      <text:p text:style-name="P4">
A few days ago, the topic of "AI fraud is erupting throughout the country" once rushed to the first Chinese hot search list. AI also appeared on the Internet to impersonate celebrities with goods, and even tutorials to teach people how to change their faces.</text:p>
      <text:p text:style-name="P4">
Editor -in -chief: Kaidi</text:p>
      <text:p text:style-name="P4">
News Source: <text:a xlink:type="simple" xlink:href="https://www.rfa.org/mandarin/Xinwen/4-05262023111024.html" text:style-name="Internet_20_link" text:visited-style-name="Visited_20_Internet_20_Link">
https://www.rfa.org/mandarin/Xinwen/4-05262023111024.html</text:a>
</text:p>
      <!--NEWS-->
      <text:h text:style-name="P10" text:outline-level="1">
<text:span text:style-name="T4">
The 64th anniversary of Tiananmen Mother: The Communist Party of China should take full responsibility to tell the truth</text:span>
</text:h>
      <text:p text:style-name="P4">
Author: None</text:p>
      <text:p text:style-name="P4">
Publisher: Radio Free Asia (Organization)</text:p>
      <text:p text:style-name="P4">
Published Time: 2023-05-26T11:32:00-04:00</text:p>
      <text:p text:style-name="P4">
Modified Time: 2023-05-26T12:34:11-04:00</text:p>
      <text:p text:style-name="P4">
Description: None</text:p>
      <text:p text:style-name="P4">
Videos: []</text:p>
      <text:p text:style-name="P4">
Audios: ["<text:a xlink:type="simple" xlink:href="https://www.rfa.org/mandarin/yataibaodao/renquanfazhi/gf-0526202311191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80" text:anchor-type="as-char" svg:width="6.9236in" svg:height="3.88615in" draw:z-index="0">
<draw:image xlink:href="../Images/rfamandarin/2023-05-26T11-32-00-04-00/000000.png" xlink:type="simple" xlink:show="embed" xlink:actuate="onLoad" draw:mime-type="image/png"/>
</draw:frame>
On June 4th, the members of the "Tiananmen Mother" will come to the Beijing Wan'an Cemetery to collect a collective memorial service. You Weijie is exclusively provided, and the shooting date is unknown <text:a xlink:type="simple" xlink:href="https://www.rfa.org/mandarin/yataibaodao/renquanfazhi/gf-05262023111912.html/@@stream" text:style-name="Internet_20_link" text:visited-style-name="Visited_20_Internet_20_Link">
</text:a>
The family members of the June 4th Incident organized the "Tiananmen Mother", "Tiananmen Mother" has always adhered to the three demands of "truth, compensation, and accountability". After more than thirty years, "June 4th" is still regarded as taboo in China. The strict control of the authorities regrets the difficulty of death. Some of them are still in the world that even if the personnel are all right, the Chinese Communist Party is still responsible for this historical tragedy.</text:p>
      <text:p text:style-name="P4">
<text:a xlink:type="simple" xlink:href="https://www.rfa.org/mandarin/yataibaodao/zhengzhi/hcm2-05252023100556.html" text:style-name="Internet_20_link" text:visited-style-name="Visited_20_Internet_20_Link">
<text:span text:style-name="T4">
 "June 4th" 34th Anniversary Hall condenses the spirit of the two generations of people's owners </text:span>
</text:a>
  * <text:span text:style-name="T4">
<text:a xlink:type="simple" xlink:href="https://www.rfa.org/mandarin/yataibaodao/meiti/hx1-05232023092839.html" text:style-name="Internet_20_link" text:visited-style-name="Visited_20_Internet_20_Link">
 </text:a>
</text:span>
</text:p>
      <text:p text:style-name="P4">
On June 4, 1989, Zhang Jingli's husband Liu Yongliang went to Tiananmen, Beijing alone. As a result, he was shot and killed. When he died, he was only 26 years old.</text:p>
      <text:p text:style-name="P4">
In the past 34 years, Zhang Jingli spoke on the Facebook page of "Tiananmen Mother" as a doubt. She said, "In this long period of more than 30 years, I can endure the difficulties in life, but there is no place to appeal in my heart, and the mental pain has always accompanied me." She also questioned The armed soldiers and tanks real ammunition. On the streets of Beijing, in Tiananmen Square, can students and citizens who have no inch -made students and citizens be solved? "</text:p>
      <text:p text:style-name="P4">
You Weijie: "It is very painful to lose her husband. If there is no family helping her, she can't live at all. Just like me, I lost my husband and faced my child, and I would have to live bravely. Go on. As they are old, they have a chance to stand up and speak so much. "</text:p>
      <text:p text:style-name="P4">
<text:span text:style-name="T4">
 In the past year, there are seven more difficult deaths. </text:span>
</text:p>
      <text:p text:style-name="P4">
"Tiananmen Mother" spokesman You Weijie revealed in an exclusive interview with this station that seven more difficulties have died in the past year, and more than 70 difficulties have passed away in the past year. She said that although the authorities attempted to wipe out the cruel facts in people's hearts, the difficult demands remain unchanged, which is "truth, compensation, and accountability."</text:p>
      <text:p text:style-name="P4">
You Weijie: "It should be said that we are very sincere to talk to the government. On the tragedy of the year, the government has always avoided their responsibilities. Unfortunately, when they were alive, we did not see that the June 4 tragedy came from the government to all the various of the government to all each other. The family's explanation. A family member of the dead himself said that we must persist. This matter cannot be given up. "</text:p>
      <text:p text:style-name="P4">
Xi Jinping's 10 years of power is generally considered to have brought great changes to China. Both political and freedom of speech are going back, but You Weijie believes that the current power of the current June 4th regime is incomparable.</text:p>
      <text:p text:style-name="P4">
You Weijie: "Although the current government can think that I have nothing to do with ordered the shooting of the year, but what I want to say is that the ruling party is the Communist Party, and the current government should take full responsibility and tell the people to tell the people Everything that year. "</text:p>
      <text:p text:style-name="P4">
On June 4th this year, You Weijie will worship the Wan'an Cemetery of Wan'an Cemetery in the suburbs of Beijing.</text:p>
      <text:p text:style-name="P4">
<draw:frame draw:style-name="fr1" draw:name="Image181" text:anchor-type="as-char" svg:width="6.9236in" svg:height="3.897317in" draw:z-index="0">
<draw:image xlink:href="../Images/rfamandarin/2023-05-26T11-32-00-04-00/000001.png" xlink:type="simple" xlink:show="embed" xlink:actuate="onLoad" draw:mime-type="image/png"/>
</draw:frame>
Tiananmen's mother went to the Beijing Wan'an Cemetery to worship under the supervision of public security. Yuan Li on the tombstone was at the time of the Chinese Ministry of Electronics Industry who was about to go abroad for study automation research institute, June 4, 2019. (Provided by Tiananmen Mother)</text:p>
      <text:p text:style-name="P4">
You Weijie: "During the epidemic last year, the relevant government departments did not worship us in the Wan'an Cemetery. We go every year. I think this year will not embarrass us."</text:p>
      <text:p text:style-name="P4">
Under the pressure of the Hong Kong version of the National Security Law, the Victoria Garden June Fourth Candlelight Gala of the Hong Kong Federation became history. You Weijie said that Hong Kong is part of China. The Hong Kong people condemned the bleeding incident of the year through the candlelight party. She also thanked the Hong Kong people for their persistence and persistence.</text:p>
      <text:p text:style-name="P4">
Reporter: Editor of Gao Feng: Xu Shuting, Jiayuan.com Editor: Hong Wei</text:p>
      <text:p text:style-name="P4">
News Source: <text:a xlink:type="simple" xlink:href="https://www.rfa.org/mandarin/yataibaodao/renquanfazhi/gf-05262023111912.html" text:style-name="Internet_20_link" text:visited-style-name="Visited_20_Internet_20_Link">
https://www.rfa.org/mandarin/yataibaodao/renquanfazhi/gf-05262023111912.html</text:a>
</text:p>
      <!--NEWS-->
      <text:h text:style-name="P10" text:outline-level="1">
<text:span text:style-name="T4">
The size of the sea near Tokyo 6.2 The strong earthquake has not released a tsunami alert</text:span>
</text:h>
      <text:p text:style-name="P4">
Publisher: 法新社</text:p>
      <text:p text:style-name="P4">
Published Time: 2023-05-26T11:32:07+00:00</text:p>
      <text:p text:style-name="P4">
Modified Time: 2023-05-26T11:05:02+00:00</text:p>
      <text:p text:style-name="P4">
Description: (Agence France -Presse, Tokyo, 26th) The Japanese Meteorological Agency said that the scale of 6.2 strong earthquakes in the sea near Chiba Prefecture near Tokyo, but there was no tsunami concer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5-26T11-32-07-00-00/000000.png" xlink:type="simple" xlink:show="embed" xlink:actuate="onLoad" draw:mime-type="image/png"/>
</draw:frame>
Agence France -Presse reported that the earthquake occurred at 7:03 pm in Japan at 7:03 evening at the Pacific Waters outside Chiba Prefecture. The depth of the earthquake was 50 kilometers. The earthquake intensity was enough to shake the large -scale buildings in Tokyo and stopped the train.</text:p>
      <text:p text:style-name="P4">
News Source: <text:a xlink:type="simple" xlink:href="https://www.rfi.fr/cn/%E5%9B%BD%E9%99%85%E6%8A%A5%E9%81%93/20230526-%E4%B8%9C%E4%BA%AC%E9%99%84%E8%BF%91%E5%A4%96%E6%B5%B7%E8%A7%84%E6%A8%A16-2%E5%BC%BA%E9%9C%87-%E6%9C%AA%E5%8F%91%E5%B8%83%E6%B5%B7%E5%95%B8%E8%AD%A6%E6%8A%A5" text:style-name="Internet_20_link" text:visited-style-name="Visited_20_Internet_20_Link">
https://www.rfi.fr/cn/%E5%9B%BD%E9%99%85%E6%8A%A5%E9%81%93/20230526-%E4%B8%9C%E4%BA%AC%E9%99%84%E8%BF%91%E5%A4%96%E6%B5%B7%E8%A7%84%E6%A8%A16-2%E5%BC%BA%E9%9C%87-%E6%9C%AA%E5%8F%91%E5%B8%83%E6%B5%B7%E5%95%B8%E8%AD%A6%E6%8A%A5</text:a>
</text:p>
      <!--NEWS-->
      <text:h text:style-name="P10" text:outline-level="1">
<text:span text:style-name="T4">
Candid in Russia's deployment of tactical weapons in Bairos, Japan announced new sanctions</text:span>
</text:h>
      <text:p text:style-name="P4">
Author: 联合早报 (Person)</text:p>
      <text:p text:style-name="P4">
Publisher: 联合早报 (Organization)</text:p>
      <text:p text:style-name="P4">
Published Time: 2023-05-26T11:45</text:p>
      <text:p text:style-name="P4">
Modified Time: 2023-05-26T11:51</text:p>
      <text:p text:style-name="P4">
Description: The Secretary -General of Japan's Cabinet Matsno Matsuna, one Friday (May 26), announced that Japan will impose additional sanctions on Russia and condemn Russia's plan to deploy tactical nuclear weapons in Beros. The Leaders of the Seventh Kingdom Group (G7) agreed to strengthen sanctions at the Hiroshima Summit in Japan last week ...</text:p>
      <text:p text:style-name="P4">
Videos: []</text:p>
      <text:p text:style-name="P4">
Audios: []</text:p>
      <text:p text:style-name="P4">
Images: []</text:p>
      <text:p text:style-name="P4">
Type: NewsArticle</text:p>
      <text:p text:style-name="P4">
Breadcrumbs: ['即时', '国际']</text:p>
      <text:p text:style-name="P4">
Keywords: ['日本', '俄罗斯', '白罗斯', '制裁', '核武器', '七国集团']</text:p>
      <!--METADATA-->
      <text:p text:style-name="P4">
The Secretary -General of Japan's Cabinet Matsno Matsuna, one Friday (May 26), announced that Japan will impose additional sanctions on Russia and condemn Russia's plan to deploy tactical nuclear weapons in Beros.</text:p>
      <text:p text:style-name="P4">
The Leaders of the Seventh Kingdom Group (G7) agreed to strengthen the sanctions on Russia at the Hiroshima Summit in Japan last week to punish Russia invading Ukraine. Japan is the rotating chairman of the G7 summit.</text:p>
      <text:p text:style-name="P4">
Reuters reported that President of President Lukashenko said in Moscow on Thursday (May 25) that tactical nuclear weapons have been transferred in accordance with the order signed by Russian President Putin, but the Kremlin has not confirmed the matter.</text:p>
      <text:p text:style-name="P4">
Matsuno said at a regular press conference on Friday that Russia's deployment of tactical nuclear weapons in White will further exacerbate Ukraine's situation.</text:p>
      <text:p text:style-name="P4">
He said: "As the only country that was bombed by atomic bombs during the war, Japan resolutely opposed Russia's nuclear threat, let alone the use of nuclear weapons."</text:p>
      <text:p text:style-name="P4">
According to a statement from the Ministry of Foreign Affairs of Japan on Friday, in conjunction with the coordination operation of the G7 for Russia, Japan will freeze the assets of 78 groups including Russia and 17 individuals, including military officers, and prohibit exports to 80 Russian entities such as military affiliated research laboratories. product.</text:p>
      <text:p text:style-name="P4">
News Source: <text:a xlink:type="simple" xlink:href="https://www.zaobao.com.sg/realtime/world/story20230526-1398324" text:style-name="Internet_20_link" text:visited-style-name="Visited_20_Internet_20_Link">
https://www.zaobao.com.sg/realtime/world/story20230526-1398324</text:a>
</text:p>
      <!--NEWS-->
      <text:h text:style-name="P10" text:outline-level="1">
<text:span text:style-name="T4">
China ’s high -speed rail technology outputs the Indonesian Yawan Railway for the first time.</text:span>
</text:h>
      <text:p text:style-name="P4">
Author: None</text:p>
      <text:p text:style-name="P4">
Publisher: Radio Free Asia (Organization)</text:p>
      <text:p text:style-name="P4">
Published Time: 2023-05-26T11:54:00-04:00</text:p>
      <text:p text:style-name="P4">
Modified Time: 2023-05-26T12:37:28-04:00</text:p>
      <text:p text:style-name="P4">
Description: None</text:p>
      <text:p text:style-name="P4">
Videos: []</text:p>
      <text:p text:style-name="P4">
Audios: ["<text:a xlink:type="simple" xlink:href="https://www.rfa.org/mandarin/yataibaodao/junshiwaijiao/hx1-0526202311415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83" text:anchor-type="as-char" svg:width="6.9236in" svg:height="4.612011in" draw:z-index="0">
<draw:image xlink:href="../Images/rfamandarin/2023-05-26T11-54-00-04-00/000000.png" xlink:type="simple" xlink:show="embed" xlink:actuate="onLoad" draw:mime-type="image/png"/>
</draw:frame>
On May 17, the technicians worked at a high -speed train at the assembly area of TEGALLUAR station in Wanlun, Indonesia. <text:a xlink:type="simple" xlink:href="https://www.rfa.org/mandarin/yataibaodao/junshiwaijiao/hx1-05262023114150.html/@@images/image" text:style-name="Internet_20_link" text:visited-style-name="Visited_20_Internet_20_Link">
</text:a>
Agencence France -Presse <text:a xlink:type="simple" xlink:href="https://www.rfa.org/mandarin/yataibaodao/junshiwaijiao/hx1-05262023114150.html/@@stream" text:style-name="Internet_20_link" text:visited-style-name="Visited_20_Internet_20_Link">
</text:a>
China's first high -speed rail technology output project -Indonesia's Yawan Railway is expected to open to traffic in June. This is regarded as the operational situation of the "Belt and Road" index project that has aroused external attention.</text:p>
      <text:p text:style-name="P4">
<text:a xlink:type="simple" xlink:href="https://www.rfa.org/mandarin/yataibaodao/huanjing/fy2-12192022130225.html" text:style-name="Internet_20_link" text:visited-style-name="Visited_20_Internet_20_Link">
<text:span text:style-name="T4">
 Indonesia's Yawan high -speed rail trial operation flip accident caused two deaths and five serious injuries </text:span>
</text:a>
  * <text:span text:style-name="T4">
<text:a xlink:type="simple" xlink:href="https://www.rfa.org/mandarin/yataibaodao/jingmao/fy-12122022130743.html" text:style-name="Internet_20_link" text:visited-style-name="Visited_20_Internet_20_Link">
 </text:a>
</text:span>
</text:p>
      <text:p text:style-name="P4">
Surging News disclosed the news from the China Railway International Company on the 24th that the Yawan high -speed rail that China aid construction will start on May 22, Indonesia, starting at 4 pm (Beijing time at 5 pm) to ensure the EMU The train is running safely and stable, and it is expected to be opened to traffic in June.</text:p>
      <text:p text:style-name="P4">
According to reports, the Yawan high -speed rail connects the Indonesian capital of Jakarta to the tourist destination Bandung, with a total length of 142.3 kilometers. The maximum operating speed of the train will reach 350 kilometers per hour. It is the first time that China ’s high -speed rail has exported technology and standards overseas. In the future, Jaca's travel time will be shortened from more than 3 hours to 40 minutes.</text:p>
      <text:p text:style-name="P4">
According to the Taiwan Central News Agency, China has obtained the bidding of the project in 2015. China Railway and other state -owned enterprises and Indonesian state -owned enterprises are formulated by Indonesian Chinese high -speed rail companies with 40 % of Chinese capital. The project is expected to be completed in 2019, but engineering delays due to land acquisition and new crown epidemic.</text:p>
      <text:p text:style-name="P4">
Pengbai News reported that the Yawan High -speed Railway started on June 9, 2018 and was promoted by the heads of China and Indonesia. The project is of great significance to promote the high -quality development of the "Belt and Road" and the implementation of the "Global Marine fulcrum" strategy of Indonesia.</text:p>
      <text:p text:style-name="P4">
<draw:frame draw:style-name="fr1" draw:name="Image184" text:anchor-type="as-char" svg:width="6.9236in" svg:height="4.615733in" draw:z-index="0">
<draw:image xlink:href="../Images/rfamandarin/2023-05-26T11-54-00-04-00/000001.png" xlink:type="simple" xlink:show="embed" xlink:actuate="onLoad" draw:mime-type="image/png"/>
</draw:frame>
On October 13, 2022, the high-speed rail at the construction site of the Jakarta-Bandung High-speed Railway Station in Jakarta, Indonesia. (Associated Press) <text:a xlink:type="simple" xlink:href="https://www.rfa.org/mandarin/yataibaodao/junshiwaijiao/hx1-05262023114150.html/2.jpg" text:style-name="Internet_20_link" text:visited-style-name="Visited_20_Internet_20_Link">
</text:a>
<text:span text:style-name="T4">
 Taiwan scholars: Will China bear the support of overdraft debt? </text:span>
</text:p>
      <text:p text:style-name="P4">
However, Shi Jianyu, an associate researcher at the Taiwan Institute of Defense Security, accepted an interview with Liberty Asian Radio: "After all, it overdraws a billion US dollars, how to deal with it? Will China be willing to bear all? Loans from China Development Bank, and we must also pay for it to pay back. "</text:p>
      <text:p text:style-name="P4">
Shi Jianyu said that how high security is still a question mark. The Yawan Railway is symbolic in the "Belt and Road" maritime Silk Road blueprint in China, and Wanlong was also the place where Zhou Enlai attended the meeting.</text:p>
      <text:p text:style-name="P4">
Shi Jianyu: "Indonesia's anti -China sounds in the past, will this railway change to Indonesia's stereotypes of China's original? Lost, including the risk of overdraft and whether the initial operation stage is profitable, maybe all China must swallow. "</text:p>
      <text:p text:style-name="P4">
Chen Bingzheng, an associate professor of the Department of Foreign Affairs of the Political University of Taiwan, accepted an interview with Radio Asia in Liberty: "There were many controversy in this case, and the project was a bit delayed. Of course, Indonesia hopes to operate smoothly. Go to other Chinese high -speed rail output plans. "</text:p>
      <text:p text:style-name="P4">
<draw:frame draw:style-name="fr1" draw:name="Image185" text:anchor-type="as-char" svg:width="6.9236in" svg:height="4.61631in" draw:z-index="0">
<draw:image xlink:href="../Images/rfamandarin/2023-05-26T11-54-00-04-00/000002.png" xlink:type="simple" xlink:show="embed" xlink:actuate="onLoad" draw:mime-type="image/png"/>
</draw:frame>
On October 13, 2022, at the Tegalluar railway station in Wandung, Indonesia, Indonesian President Zokovido stood beside the high -speed train. (Reuters) [] <text:a xlink:type="simple" xlink:href="https://www.rfa.org/mandarin/yataibaodao/junshiwaijiao/hx1-05262023114150.html/3.jpg" text:style-name="Internet_20_link" text:visited-style-name="Visited_20_Internet_20_Link">
</text:a>
<text:span text:style-name="T4">
 The Yawan high -speed rail is the test gold stone of China's high -speed rail technology and standard output </text:span>
</text:p>
      <text:p text:style-name="P4">
Chen Bingyu mentioned: "Some criticisms feel that this is the victory of Chinese competition. Many people will regard it as a victory of geopolitical competition, but from the perspective of Indonesia, Indonesia may not think this is an indicator of geopolitical competition. Indonesia's demand To build a high -speed rail, there is no way to build it yourself, you must ask foreign countries to help build. "</text:p>
      <text:p text:style-name="P4">
Chen Bingzheng said that in recent years, China's high -speed rail has made great progress in China. The outside world has been watching how the Yawan high -speed rail construction is. If China ’s export of high -speed rail is successful, other countries will be more confident in China's high -speed rail technology.</text:p>
      <text:p text:style-name="P4">
Chen Bingzheng also said that for many countries, it is not good to use land politics to restrain the policy choice. If geopolitics can only do business with a certain country, unless you are willing to pay such money for geopolitics, Many countries, especially Southeast Asian countries, are unwilling to do so. Do these countries mainly consider whether there is a way to complete this project and how much money it costs, not that the country is good or bad in China.</text:p>
      <text:p text:style-name="P4">
Shi Jianyu mentioned that Japan was very interested in the Yawan Railway. In the end, he was disappointed without bidding. China was able to grab this project with its own affordable risks.</text:p>
      <text:p text:style-name="P4">
Shi Jianyu said: "After ten years of policy operations in the Belt and Road, China's economy is not as good as before. Is China willing to subsidize these projects from foreign blood transfusion? From this perspective, China must lose. Do not return, it is a very actual economic loss for China, but China has increased some influence. "</text:p>
      <text:p text:style-name="P4">
Shi Jianyu pointed out that the Indonesian territory needs high -speed rail long. The Yawan high -speed railway originally planned to reach more than 700 kilometers in Suraba. It is currently only more than 100 kilometers from Wandong, which is experimental. In the future, whether Wanlong will be left to China, Japan or Germany, the construction or cooperation will be worth observing each part of the construction, and there will be examples of multi -national high -speed rail in Turkey.</text:p>
      <text:p text:style-name="P4">
Shi Jianyu said that if China has obtained all projects, the risk of burden is great, and the influence will increase. If China does not participate in construction, the Yawan high -speed rail will not be considered so successful.</text:p>
      <text:p text:style-name="P4">
Reporter: Xia Xiaohua Editor: Xu Shuting, He Ping.com Edited: Hong Wei</text:p>
      <text:p text:style-name="P4">
News Source: <text:a xlink:type="simple" xlink:href="https://www.rfa.org/mandarin/yataibaodao/junshiwaijiao/hx1-05262023114150.html" text:style-name="Internet_20_link" text:visited-style-name="Visited_20_Internet_20_Link">
https://www.rfa.org/mandarin/yataibaodao/junshiwaijiao/hx1-05262023114150.html</text:a>
</text:p>
      <!--NEWS-->
      <text:h text:style-name="P10" text:outline-level="1">
<text:span text:style-name="T4">
Chinese police have a very different attitude towards online fraud and online comments</text:span>
</text:h>
      <text:p text:style-name="P4">
Author: None</text:p>
      <text:p text:style-name="P4">
Publisher: Radio Free Asia (Organization)</text:p>
      <text:p text:style-name="P4">
Published Time: 2023-05-26T12:02:00-04:00</text:p>
      <text:p text:style-name="P4">
Modified Time: 2023-05-26T12:36:19-04:00</text:p>
      <text:p text:style-name="P4">
Description: None</text:p>
      <text:p text:style-name="P4">
Videos: []</text:p>
      <text:p text:style-name="P4">
Audios: ["<text:a xlink:type="simple" xlink:href="https://www.rfa.org/mandarin/yataibaodao/meiti/ec-05262023094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4.880021in" draw:z-index="0">
<draw:image xlink:href="../Images/rfamandarin/2023-05-26T12-02-00-04-00/000000.png" xlink:type="simple" xlink:show="embed" xlink:actuate="onLoad" draw:mime-type="image/png"/>
</draw:frame>
A video released by the official Weibo of Beijing Public Security Bureau "Ping An Beijing" <text:a xlink:type="simple" xlink:href="https://www.rfa.org/mandarin/yataibaodao/meiti/ec-05262023094051.html/@@images/image" text:style-name="Internet_20_link" text:visited-style-name="Visited_20_Internet_20_Link">
</text:a>
Screenshot of Weibo <text:a xlink:type="simple" xlink:href="https://www.rfa.org/mandarin/yataibaodao/meiti/ec-05262023094051.html/@@stream" text:style-name="Internet_20_link" text:visited-style-name="Visited_20_Internet_20_Link">
</text:a>
The Chinese police have always emphasized the cracking down on online fraud. However, it is still different in the attitude towards online reviews and online fraud. So, where is the difference?</text:p>
      <text:p text:style-name="P4">
<text:a xlink:type="simple" xlink:href="https://www.rfa.org/mandarin/Xinwen/4-02242023095815.html" text:style-name="Internet_20_link" text:visited-style-name="Visited_20_Internet_20_Link">
<text:span text:style-name="T4">
 Bank card's daily transaction limit is 5,000 yuan? Response: To prevent telecommunications network fraud </text:span>
</text:a>
  * <text:span text:style-name="T4">
<text:a xlink:type="simple" xlink:href="https://www.rfa.org/mandarin/Xinwen/1-05042023104610.html" text:style-name="Internet_20_link" text:visited-style-name="Visited_20_Internet_20_Link">
 </text:a>
</text:span>
</text:p>
      <text:p text:style-name="P4">
Many public security departments in China issued a reminder of anti -fraud on the official Weibo on Thursday (May 25), saying that a number of netizens recently received a "mandatory gun" fraud text message, which refers to the credit fraud involving credit fraud, but The absence of the court has been positioned by "Skynet". The local law enforcement agencies and judicial personnel have been notified to bring a gun to lead the team to perform forced guns. A large number of netizens and bloggers posted documents and videos to discuss the serious situation of Chinese fraud.</text:p>
      <text:p text:style-name="P4">
?</text:p>
      <text:p text:style-name="P4">
Liang Guang, a Chinese netizen who pays attention to the incident, told this station that there are more messages related to fraud after the epidemic, and there are many types of fraud.</text:p>
      <text:p text:style-name="P4">
Liang Guang: "Some are business cooperation, and some are impersonated by banks, and some are impersonated by the public security department. They say that they are the Criminal Police Brigade who wants you to make a transcript and scare you to turn your heads. Clear, where do you live and how many deposits are, many people are confused to hook. I want to know what the unit is out of this information? "</text:p>
      <text:p text:style-name="P4">
<text:span text:style-name="T4">
 "Ping An Beijing" "Sending" is speechless "to beware of information. Netizens questioning the attitude of public security against fraud group </text:span>
</text:p>
      <text:p text:style-name="P4">
The keywords of the "Gun Decision", on the official Weibo of Beijing Public Security "Ping An Beijing" to release the same reminder, once again aroused heated discussion among netizens, because the post was added with the description of "really speechless!" The keywords of speechless death have become hot search on Weibo. Netizens ridiculed the attitude of the public security organs and made people feel speechless, saying that even public security was speechless. How can ordinary people cope with the information of fraud. Some netizens questioned why the public security department only issued a reminder and did not enforce the law.</text:p>
      <text:p text:style-name="P4">
** Comment: The Public Prosecution Law only attaches importance to suppressing citizens' free "speechless".</text:p>
      <text:p text:style-name="P4">
Zhang Jianping, a commentator from Yixing in Jiangsu, believes that the public security organs expressed "speechlessness" and caused a warm response to netizens.</text:p>
      <text:p text:style-name="P4">
Zhang Jianping: "For example, Li Wenzu lived in the family of Yejing Ring. The public security was named in the name of reporting and harassing it in the middle of the night. As long as you take out the power of 10 points for the speech review to be targeting fraud, it is easy to curb. Therefore, the public security uses the "speechless" sentence so that the people do not buy it. This is also the root cause of the public security without credibility. "</text:p>
      <text:p text:style-name="P4">
<text:span text:style-name="T4">
 The victim of the online fraud personal experience experience the law enforcement tendency of public prosecution law to be interested in harming the interests of national interest </text:span>
</text:p>
      <text:p text:style-name="P4">
Fang Yuan, a current affairs commentator, was also a victim of online fraud, and his friends he knew had been deceived, but he said that he was treated coldly when he reported to the public security.</text:p>
      <text:p text:style-name="P4">
Fang Yuan: "I was on Taobao, and fake customer service had scammed us. At that time, I lost more than 6,000 yuan and was scammed. I went to the public security report. The investment of some false projects was deceived to report the case, and they (public security) also shirked and did not give the case. It seemed that there was no interest. But the corresponding was several times we wrote some articles on the Internet, but they actively asked us to talk. These cases can be seen that there is a clear tendency in law enforcement, and things that are harmed by the people are basically not interested. "</text:p>
      <text:p text:style-name="P4">
Fang Yuan said that the public prosecution law department needs to remind the public not to believe in such ridiculous fraud messages, reflecting the Chinese people's fear of offending the public prosecution law department, no more ridiculous and unbelievable requirements, and obedience.</text:p>
      <text:p text:style-name="P4">
Fang Yuan: "The public power of the prosecution law is too strong, and the deterrent of the people of the civilians is enough to fear. Once people look at the news in this area, they will immediately look white, and even say that they are trembling. They are more willing to believe in these. Things are true, because in reality, if you do not cooperate with public power to enforce the law, you do not obey, then your consequences are imaginative, so this kind of fear is used by the fraud group. "</text:p>
      <text:p text:style-name="P4">
Fang Yuan said that in the era when China entered economic downturn and online fraud, it was difficult for the public to expect that the public security department could have to fight fraud. It can only protect themselves by increasing their legal knowledge to protect themselves.</text:p>
      <text:p text:style-name="P4">
Reporter: Chen Zifei Editor: Xu Shuting, Jiayuan.com Editor: Hong Wei</text:p>
      <text:p text:style-name="P4">
News Source: <text:a xlink:type="simple" xlink:href="https://www.rfa.org/mandarin/yataibaodao/meiti/ec-05262023094051.html" text:style-name="Internet_20_link" text:visited-style-name="Visited_20_Internet_20_Link">
https://www.rfa.org/mandarin/yataibaodao/meiti/ec-05262023094051.html</text:a>
</text:p>
      <!--NEWS-->
      <text:h text:style-name="P10" text:outline-level="1">
<text:span text:style-name="T4">
US debt limits tend to optimize Asian stocks to rise more and less</text:span>
</text:h>
      <text:p text:style-name="P4">
Publisher: 法新社</text:p>
      <text:p text:style-name="P4">
Published Time: 2023-05-26T12:02:07+00:00</text:p>
      <text:p text:style-name="P4">
Modified Time: 2023-05-26T11:35:01+00:00</text:p>
      <text:p text:style-name="P4">
Description: (Agence France -Presse, Hong Kong, 26th) Investors are optimistic that members of the United States Congress are closer to reaching an increase in government liabilities. Injecting an optimistic atmosphere into the stock trading venue, the Asian stock market has closed more and less today. But as the United States avoids debt defaults, investors are still disturb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5-26T12-02-07-00-00/000000.png" xlink:type="simple" xlink:show="embed" xlink:actuate="onLoad" draw:mime-type="image/png"/>
</draw:frame>
Although the US President Biden and the Federal House Speaker Kevinmccarthy expressed optimism about debt -limited negotiations this week, investors are still worried about the slow progress of China ’s negotiations, which has hit the stock market performance in recent days.</text:p>
      <text:p text:style-name="P4">
Bynden reiterated yesterday that despite the continuous negotiation of the opposition and the opposition, he promised that "there will be no debt defaults." Biden also said that his conversation with the Republican negotiation leader McCarthy continued to "gain something."</text:p>
      <text:p text:style-name="P4">
McCarthy also expressed its determination to reaching the debt limit agreement before the June 1st period. The U.S. Treasury has warned that the U.S. government will be out of cash after this date and can no longer perform debt repayment obligations.</text:p>
      <text:p text:style-name="P4">
According to media reports, the US DPRK has been closer to reaching an agreement. In addition to increasing the upper limit of government debt, the content of the agreement will also allow government spending to be subject to the upper limit regulations within 2 years.</text:p>
      <text:p text:style-name="P4">
The Wall Street stock market was different yesterday. Nvidia, the chip industry giant, released the gift of excellent financial measures to drive the rising technology stocks. The Nasdaq index and the S &amp; P 500 index both closed up.</text:p>
      <text:p text:style-name="P4">
Most of the Asian stock market closed up today. The Tokyo stock market was inspired by the yen's exchange rate and inflation, and the finals rose 0.4%; the Shanghai stock market also closed up 0.4%, and the stock market of Sydney, Seoul, Taipei and Mumbai also received red.</text:p>
      <text:p text:style-name="P4">
But Wellington, Manila, Bangkok and Jakarta's stock market closed down. Singapore's stock market is closed at a flat disk. The Hong Kong stock market was closed due to the Buddha's birthday.</text:p>
      <text:p text:style-name="P4">
News Source: <text:a xlink:type="simple" xlink:href="https://www.rfi.fr/cn/%E8%B4%A2%E7%BB%8F%E5%BF%AB%E8%AE%AF/20230526-%E7%BE%8E%E5%9B%BD%E5%80%BA%E9%99%90%E5%8D%8F%E5%95%86%E5%80%BE%E5%90%91%E4%B9%90%E8%A7%82-%E4%BA%9A%E8%82%A1%E6%B6%A8%E5%A4%9A%E8%B7%8C%E5%B0%91" text:style-name="Internet_20_link" text:visited-style-name="Visited_20_Internet_20_Link">
https://www.rfi.fr/cn/%E8%B4%A2%E7%BB%8F%E5%BF%AB%E8%AE%AF/20230526-%E7%BE%8E%E5%9B%BD%E5%80%BA%E9%99%90%E5%8D%8F%E5%95%86%E5%80%BE%E5%90%91%E4%B9%90%E8%A7%82-%E4%BA%9A%E8%82%A1%E6%B6%A8%E5%A4%9A%E8%B7%8C%E5%B0%91</text:a>
</text:p>
      <!--NEWS-->
      <text:h text:style-name="P10" text:outline-level="1">
<text:span text:style-name="T4">
The Minister of Commerce in the United States and China Washington meets with each other's restrictions on measures</text:span>
</text:h>
      <text:p text:style-name="P4">
Author: None</text:p>
      <text:p text:style-name="P4">
Publisher: Radio Free Asia (Organization)</text:p>
      <text:p text:style-name="P4">
Published Time: 2023-05-26T12:20:00-04:00</text:p>
      <text:p text:style-name="P4">
Modified Time: 2023-05-26T13:0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88615in" draw:z-index="0">
<draw:image xlink:href="../Images/rfamandarin/2023-05-26T12-20-00-04-00/000000.png" xlink:type="simple" xlink:show="embed" xlink:actuate="onLoad" draw:mime-type="image/png"/>
</draw:frame>
US Minister of Commerce Raymond(Tiredond)An important meeting was held with Chinese Minister of Commerce Wang Wentao on Thursday (25th) in the capital Washington. <text:a xlink:type="simple" xlink:href="https://www.rfa.org/mandarin/Xinwen/5-05262023121916.html/@@images/image" text:style-name="Internet_20_link" text:visited-style-name="Visited_20_Internet_20_Link">
</text:a>
Secretary Gina Raimondo Facebook screenshot</text:p>
      <text:p text:style-name="P4">
US Minister of Commerce Raymond(Tiredond)An important meeting was held with Chinese Minister of Commerce Wang Wentao on Thursday (25th) in the capital Washington. Raymond and Wang Wentao expressed concerns about the sudden search of China's consulting companies and the United States restricting the export of semiconductor technology in China. This is also the first cocktail minister -level meeting held by the US -China official in Washington for more than two years.</text:p>
      <text:p text:style-name="P4">
The Associated Press reported that the two parties have not made progress in the disputes between technical and security issues in this meeting, but they promise to strengthen exchanges on trade issues. The report also pointed out that the political relations between the United States and China are currently in a trough for decades. Both sides are subject to official restrictions on the strengthening of semiconductor trade and other economic activities on the grounds of security.</text:p>
      <text:p text:style-name="P4">
According to a statement issued by the U.S. Department of Commerce, Raymondo has put forward concerns about a series of actions adopted by Chinese companies operating in China. The two sides also conducted a "frank and substantial" discussion on the overall environment of trade and investment in the two countries and the areas of potential cooperation.</text:p>
      <text:p text:style-name="P4">
The Chinese Ministry of Commerce stated in a statement that the two sides conducted a "frank, professional, and constructive" exchanges on Sino -US economic and trade relations and economic and trade issues that were concerned about. China expresses the United States on China's economic and trade policy, semiconductor policy, export control, and foreign investment review.</text:p>
      <text:p text:style-name="P4">
This time, Wang Wentao went to the United States to attend the Asia -Pacific Economic Cooperation Organization Meeting held in Detroit from the 25th to 26th. Wang Wentao will also meet with US trade representative Dai Qi on the 26th.</text:p>
      <text:p text:style-name="P4">
Editor -in -chief: Kaidi</text:p>
      <text:p text:style-name="P4">
News Source: <text:a xlink:type="simple" xlink:href="https://www.rfa.org/mandarin/Xinwen/5-05262023121916.html" text:style-name="Internet_20_link" text:visited-style-name="Visited_20_Internet_20_Link">
https://www.rfa.org/mandarin/Xinwen/5-05262023121916.html</text:a>
</text:p>
      <!--NEWS-->
      <text:h text:style-name="P10" text:outline-level="1">
<text:span text:style-name="T4">
The suspect of the four people in Nagano Prefecture, Japan is the son of the city's speaker</text:span>
</text:h>
      <text:p text:style-name="P4">
Author: 联合早报 (Person)</text:p>
      <text:p text:style-name="P4">
Publisher: 联合早报 (Organization)</text:p>
      <text:p text:style-name="P4">
Published Time: 2023-05-26T12:39</text:p>
      <text:p text:style-name="P4">
Modified Time: 2023-05-26T17:41</text:p>
      <text:p text:style-name="P4">
Description: After 12 hours, the Japanese police finally arrested a 31 -year -old man involving a deadly shooting in Nakano City, Nagano Prefecture on Friday (May 26). Comprehensive Japan Broadcasting Association (NHK) and French International Radio (RFI) reported that the arrested suspect was Nakano City ...</text:p>
      <text:p text:style-name="P4">
Videos: []</text:p>
      <text:p text:style-name="P4">
Audios: []</text:p>
      <text:p text:style-name="P4">
Images: []</text:p>
      <text:p text:style-name="P4">
Type: NewsArticle</text:p>
      <text:p text:style-name="P4">
Breadcrumbs: ['即时', '国际']</text:p>
      <text:p text:style-name="P4">
Keywords: ['日本', '枪击案']</text:p>
      <!--METADATA-->
      <text:p text:style-name="P4">
After 12 hours, the Japanese police finally arrested a 31 -year -old man involving a deadly shooting in Nakano City, Nagano Prefecture on Friday (May 26).</text:p>
      <text:p text:style-name="P4">
According to the Japanese Broadcasting Association (NHK) and the French International Radio (RFI), the arrest was suspected of being the son of Aoki Masao Aoki Aoki, the son of Nakano City Council. <text:a xlink:type="simple" xlink:href="https://www.zaobao.com/realtime/world/story20230525-1398182" text:style-name="Internet_20_link" text:visited-style-name="Visited_20_Internet_20_Link">
</text:a>
The death of the four, including two policemen 46 and 61, and two older women.</text:p>
      <text:p text:style-name="P4">
It is understood that the gun attack occurred at 4 pm on Thursday (at 3 o'clock in Singapore). The two policemen rushed to the scene after receiving a female stabbing alarm call, but they encountered a shooting. Hiding in his father's house after the police.</text:p>
      <text:p text:style-name="P4">
The two attacked police officers and an old woman were declared dead after being sent to the hospital.</text:p>
      <text:p text:style-name="P4">
When a witness working in the farmland, when the incident, he saw Aoki Zhengxian chasing a loud and helpful woman. After the suspect caught up and grabbed her arm, he pierced a sharp blade of about 30 cm in length into On her back, after the victim was injured, she fell to the chest.</text:p>
      <text:p text:style-name="P4">
The witnesses ran back to the police after leaving, and took the police officer after leaving, and took the two police officers to the scene of the crime. As a result, Aoki Zhengxian suddenly appeared when the police stopped, and fired a few shots towards the driver's seat, causing the two police officers to be seriously injured; witnesses fled the scene.</text:p>
      <text:p text:style-name="P4">
In addition, in the afternoon, there was an old woman who attacked the old woman who fell outside the Speaker of Nakano City. However, the police could not approach her during confrontation with Aoki; the authorities confirmed that she was dead on Friday.</text:p>
      <text:p text:style-name="P4">
After 12 hours of confrontation, the police arrested Aoki Politics at around 4:30 am on Friday (Singapore, 3:30 am on Friday, Singapore time).</text:p>
      <text:p text:style-name="P4">
At the time of the incident, Aoki Masao wearing a camouflage dress, wearing a hat, sunglasses and mask, using a seemingly shotgun weapon in the shooting.</text:p>
      <text:p text:style-name="P4">
It is reported that when Aoki Zhengxian confronts the police, his mother and another relative are also in the house. The mother and relatives of Aoki Zhengxian escaped from the house at 8:30 pm on Thursday and at midnight.</text:p>
      <text:p text:style-name="P4">
The shooting incident is extremely rare in Japan. The ownership of the firearm is strictly supervised in Japan. Anyone who wants to have a gun must go through a rigorous review procedure. NHK pointed out that the suspect in the Nagano County shooting was holding a shotgun license.</text:p>
      <text:p text:style-name="P4">
News Source: <text:a xlink:type="simple" xlink:href="https://www.zaobao.com.sg/realtime/world/story20230526-1398331" text:style-name="Internet_20_link" text:visited-style-name="Visited_20_Internet_20_Link">
https://www.zaobao.com.sg/realtime/world/story20230526-1398331</text:a>
</text:p>
      <!--NEWS-->
      <text:h text:style-name="P10" text:outline-level="1">
<text:span text:style-name="T4">
The attraction of Germany to Chinese investors?</text:span>
</text:h>
      <text:p text:style-name="P4">
Author: None (Language: zh)</text:p>
      <text:p text:style-name="P4">
Publisher: None</text:p>
      <text:p text:style-name="P4">
Time: 2023-05-26T12:57:00Z</text:p>
      <text:p text:style-name="P4">
Description: According to the statistical report of the consulting company, foreign investment in Germany fell to the lowest level in 2013, and investment from China also declined sharply. Analysts believe that, in addition to the impact of new crown epidemic prevention restrictions, Chinese companies are facing political resistance in the acquisition of many European countries, and Chinese investors have carefully examined the acquisition target.</text:p>
      <text:p text:style-name="P4">
Videos: []</text:p>
      <text:p text:style-name="P4">
Images: ["<text:a xlink:type="simple" xlink:href="https://static.dw.com/image/63389469_303.jpg" text:style-name="Internet_20_link" text:visited-style-name="Visited_20_Internet_20_Link">
63389469_303.jpg</text:a>
", "<text:a xlink:type="simple" xlink:href="https://static.dw.com/image/19317982_404.jpg" text:style-name="Internet_20_link" text:visited-style-name="Visited_20_Internet_20_Link">
19317982_404.jpg</text:a>
"]</text:p>
      <text:p text:style-name="P4">
Subject: 经济纵横</text:p>
      <text:p text:style-name="P4">
Subjects: ['德中关系', '欧债危机', '欧盟', '岛屿主权争端', '专题报道：全景观看“习马会”', '欧洲', '德国', '中国', '留学德国', '中共十九大']</text:p>
      <text:p text:style-name="P4">
Keywords: ['中国', '欧洲', '德国', '投资', '收购', '安永']</text:p>
      <text:p text:style-name="P4">
Id: 65744704</text:p>
      <!--METADATA-->
      <text:p text:style-name="P4">
<text:a xlink:type="simple" xlink:href="https://www.dw.com/zh/overlay/image/article/65744704/63389469" text:style-name="Internet_20_link" text:visited-style-name="Visited_20_Internet_20_Link">
 <draw:frame draw:style-name="fr1" draw:name="Image189" text:anchor-type="as-char" svg:width="6.9236in" svg:height="3.896998in" draw:z-index="0">
<draw:image xlink:href="../Images/dwzh/2023-05-26T12-57-00Z/63389469_303.jpg" xlink:type="simple" xlink:show="embed" xlink:actuate="onLoad" draw:mime-type="image/jpeg"/>
</draw:frame>
</text:a>
According to Ernst &amp; Young statistics, China's investment in Germany fell from US $ 2 billion in 2021 to about $ 290 million in 2022</text:p>
      <text:p text:style-name="P4">
(Voice of Germany) Consulting company Anyong (EY) reported this month that foreign investment in Germany fell to the lowest level in 2013. American companies are still the most important investors in Germany, and investment from China has declined.</text:p>
      <text:p text:style-name="P4">
The report wrote that although Chinese companies' investment in Germany has remained stable for a long time, Chinese projects have decreased in 2022. Nevertheless, Ernst &amp; Young also pointed out that when Chinese companies invest in Europe, most investment is mainly in Germany. Among the total 222 Chinese investment projects, 85 were carried out in Germany; followed by France with a total of 32 projects.</text:p>
      <text:p text:style-name="P4">
<text:a xlink:type="simple" xlink:href="https://www.dw.com/zh/zh/各国在德投资-美国蝉联榜首-中国排名下滑/a-65697529" text:style-name="Internet_20_link" text:visited-style-name="Visited_20_Internet_20_Link">
</text:a>
The statistics released this week also have similar results. Despite the influence of the war and energy crisis, the number of foreign companies in Germany in 2022 remains stable. The United States is still the country with the most investment. Switzerland and Britain ranked second and third, and China slipped to fourth place. Among them, the number of investment projects from China fell to the lowest level since 2014.</text:p>
      <text:p text:style-name="P4">
China's investment in Germany has fallen to the lowest level in the past years, <text:a xlink:type="simple" xlink:href="https://www.dw.com/zh/zh/德语媒体谁改变了谁/a-65745734" text:style-name="Internet_20_link" text:visited-style-name="Visited_20_Internet_20_Link">
</text:a>
Sorry for such a situation. Woodker said that it supports China to invest in some areas of Germany and in those areas where Germany has a technical gap with China, so that we can learn from China. "</text:p>
      <text:h text:style-name="P12" text:outline-level="3">
<text:span text:style-name="T4">
No longer favored by Chinese investors?</text:span>
</text:h>
      <text:p text:style-name="P4">
according to <text:a xlink:type="simple" xlink:href="https://www.ey.com/de_de/news/2023/02/weniger-chinesische-firmenuebernahmen-in-deutschland" text:style-name="Internet_20_link" text:visited-style-name="Visited_20_Internet_20_Link">
 </text:a>
German companies are losing their attractiveness to investors. The report entitled "Chinese Enterprises in Europe" states that the number of Chinese companies' acquisitions on Germany and European companies is declining. In 2022, China conducted 139 acquisitions or investment in Europe, and 155 in 2021. The estimated value of these 139 investment was $ 4.3 billion (about 4. billion euros), which was almost two -thirds compared with 2021.</text:p>
      <text:p text:style-name="P4">
According to Ernst &amp; Young statistics, China's acquisition in Germany in 2022 dropped from 35 to 26, and the investment amount also fell from $ 2 billion (about 1.87 billion euros) to nearly 290 million US dollars.</text:p>
      <text:p text:style-name="P4">
In contrast, in 2022, the United States acquired 242 companies in Germany, leading in other countries, and the second Britain acquired 128. China ranks 12th in the national ranking. The report pointed out that in 2021, China ranked 9th in this ranking, and in 2016, China was the fourth largest investor in Germany.</text:p>
      <text:p text:style-name="P4">
Compared with this year's record in 2016, China is particularly cautious. At that time, Ernst &amp; Young calculated the case of Chinese investors' acquisitions or holdings of European companies from 309, with a total value of 86 billion euros. Seven years ago, the largest transaction in Germany was China -US group acquired Augsburg robotic manufacturer KUKA, with a single acquisition amount of $ 4.7 billion. Since then, these numbers have continued to decline almost, and there are few acquisitions in Germany in Germany. According to Ernst &amp; Young data, only 26 Chinese investors acquired or invest in German companies last year. EY's data shows that buyers from China have now avoided large -scale acquisitions of controversial politics.</text:p>
      <text:h text:style-name="P12" text:outline-level="3">
<text:span text:style-name="T4">
In the face of Chinese investment, how should Europe be dealt with?</text:span>
</text:h>
      <text:p text:style-name="P4">
In 2022, the largest investment in Chinese buyers in Europe was that Wuxi's micro -core acquired the world's second largest mobile base station radio frequency semiconductor company, Dutch AMPLEON.</text:p>
      <text:p text:style-name="P4">
The larger transaction in Germany was East China Pharmaceutical Investment Holding Company's equity investment in Heidelberg Pharma, Heidelberg Pharmaceutical Company, as well as AMSOSRAM to sell its digital lighting system Europe and Asian business to Inventronics.</text:p>
      <text:h text:style-name="P12" text:outline-level="3">
<text:span text:style-name="T4">
Why does China reduce acquisitions and investment?</text:span>
</text:h>
      <text:p text:style-name="P4">
Sun Yi, the head of the reporter of the report and the German business department of Ernst &amp; Estate, said: "The number of Chinese companies in Europe has maintained a relatively low level in the past few years." The reason is due to the new crown epidemic, Chinese businessmen have been unable to travel for a long time. On the other hand, for China, its expansion in Europe has obviously lost its importance.</text:p>
      <text:p text:style-name="P4">
Sun Yi further explained that Chinese companies faced considerable political resistance in the acquisition and trading cases of many European countries, such as infrastructure, such as infrastructure. She said: "Therefore, Chinese investors are now carefully examining the potential acquisition goals to avoid discussions on these sensitive issues by the government and the public."</text:p>
      <text:p text:style-name="P4">
<draw:frame draw:style-name="fr1" draw:name="Image190" text:anchor-type="as-char" svg:width="6.9236in" svg:height="3.889434in" draw:z-index="0">
<draw:image xlink:href="../Images/dwzh/2023-05-26T12-57-00Z/19317982_404.jpg" xlink:type="simple" xlink:show="embed" xlink:actuate="onLoad" draw:mime-type="image/jpeg"/>
</draw:frame>
The reporter of the report, Sun Yi, the head of the German business department of the German District of Ernst &amp; Estate, Sun Yi</text:p>
      <text:p text:style-name="P4">
Sun Yi also pointed out that the tense political relationship between China and the United States has also suppressed trading activities: "If the potential acquisition target has production facilities or R &amp; D centers in the United States, potential Chinese buyers are usually not invited to participate because they are worried that they will be concerned about them. Rejected by the relevant U.S. departments. "</text:p>
      <text:p text:style-name="P4">
According to Ernst &amp; Young data, in 2022, Chinese investors' acquisitions in Europe for high -tech companies in Europe first surpassed the traditional industrial field. The report pointed out that in 2022, Chinese investors are most interested in the medical industry. Of the 17 transactions in the fields of European biotechnology, pharmaceutical and medical technology, 9 have occurred in Germany. The United Kingdom has once again become the most popular investment destination for Chinese companies.</text:p>
      <text:p text:style-name="P4">
Despite the decline in investment, Sun Yi believes that Chinese companies are still very interested in Germany. In the report, she pointed out: "Most of the transactions that have occurred in recent years are very successful. In this context, China and Germany have now established a close and flexible connection on many levels." She believes that there will be more Chinese companies this year Looking for acquisition objects in Europe. "However, the number of transactions will still be significantly lower than the period of prosperity."</text:p>
      <text:p text:style-name="P4">
According to the "Overview of China Overseas Investment in the first quarter of 2023" released by Ernst &amp; Young on May 11, in the first quarter of this year, the amount of mergers and acquisitions announced by Chinese companies in Europe was US $ 950 million, a year -on -year decrease of 39%. It fell 24%, mainly investing in the United Kingdom (real estate, hotels and construction) and Germany (advanced manufacturing and transportation). The transactions of the two countries accounted for 86%of the total M &amp; A announced by China Enterprise in Europe.</text:p>
      <text:h text:style-name="P12" text:outline-level="3">
<text:span text:style-name="T4">
"Establishing mutual dependence will bring benefits"</text:span>
</text:h>
      <text:p text:style-name="P4">
For a period of time, more and more voices in German politics have called for reviewing Chinese risks and reducing economic dependence on China. Woodwood replied when asked if he was concerned about whether Germany relying on China to further rely on China if he was concerned about Germany's further reliance on China.(Ernst &amp; Younant, Agence France -Presse)</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h text:style-name="P12" text:outline-level="3">
<text:span text:style-name="T4">
Hungarian people protest Chinese battery factory</text:span>
</text:h>
      <text:p text:style-name="P4">
News Source: <text:a xlink:type="simple" xlink:href="https://www.dw.com/zh/德国失去对中国投资者的吸引力？/a-65744704" text:style-name="Internet_20_link" text:visited-style-name="Visited_20_Internet_20_Link">
https://www.dw.com/zh/德国失去对中国投资者的吸引力？/a-65744704?maca=chi-rss-chi-all-1127-rdf</text:a>
</text:p>
      <!--NEWS-->
      <text:h text:style-name="P10" text:outline-level="1">
<text:span text:style-name="T4">
Russia's strong pushing passport in the occupation zone intention to eliminate Ukrainian national identity</text:span>
</text:h>
      <text:p text:style-name="P4">
Publisher: 法新社</text:p>
      <text:p text:style-name="P4">
Published Time: 2023-05-26T13:02:07+00:00</text:p>
      <text:p text:style-name="P4">
Modified Time: 2023-05-26T12:50:02+00:00</text:p>
      <text:p text:style-name="P4">
Description: (AFP, Kiev, 26th) Russia pushed a passport in the occupation zone after Russia invaded Ukraine. Some experts pointed out that this is to prove the legitimacy of Russia's occupation and strengthen control, but also to eliminate the identity of the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617581in" draw:z-index="0">
<draw:image xlink:href="../Images/rficn/2023-05-26T13-02-07-00-00/000000.png" xlink:type="simple" xlink:show="embed" xlink:actuate="onLoad" draw:mime-type="image/png"/>
</draw:frame>
43 -year -old Victoria escaped Russia in front of Ukraine's occupation zone and was forced to apply for a Russian passport, but she said that she never wanted to do this because "I am a Ukrainian citizen."</text:p>
      <text:p text:style-name="P4">
The soldiers on the street warned her to get a passport, otherwise she could not submit important documents. She also heard that the authorities checked by the authorities, and people without Russian documents were deported.</text:p>
      <text:p text:style-name="P4">
Experts have pointed out that the Moscow authorities have been continuously forced to promote Russian passports, trying to prove the legitimacy of Russia's occupation and strengthen control, and at the same time to destroy the identity of the Ukraine.</text:p>
      <text:p text:style-name="P4">
Victoria told AFP in Zaporizhzhia: "I definitely don't want to do so."</text:p>
      <text:p text:style-name="P4">
But when she needs to register a house and car, she no longer resists. The authorities supported by Moscow must be submitted to Russian documents when conducting real estate and car transactions.</text:p>
      <text:p text:style-name="P4">
She began to apply for the necessary Russian translation for the Ukrainian marriage certificate and birth certificate. When she fled in East Ukraine in January this year, the relevant procedures were not completed.</text:p>
      <text:p text:style-name="P4">
She also said, "Even if I get a Russian passport, I am still Ukraine. For me, nothing will change."</text:p>
      <text:p text:style-name="P4">
Over the years, Russia has been controlled by the Donbas region (Donbas), eastern Ukraine and Crimea, eastern Ukraine's Ukraine.</text:p>
      <text:p text:style-name="P4">
But since Russian President Vladimir Putin invaded Ukraine 15 months ago, this passport has gradually become more aggressive.</text:p>
      <text:p text:style-name="P4">
Experts and local residents told AFP that many daily needs, such as receiving government welfare, job hunting or keeping work, and seeking medical services, all need documents issued by Russian authorities.</text:p>
      <text:p text:style-name="P4">
Pu Ting even signed a decree in April this year. If the Ukrainians in the occupation area did not obtain a Russian passport before July 1, 2024, they may be expelled.</text:p>
      <text:p text:style-name="P4">
The Moscow authorities announced in late November last year that it has issued 80,000 passports since Pu Ting claimed to be the territory in 4 regions in Ukraine last September.</text:p>
      <text:p text:style-name="P4">
News Source: <text:a xlink:type="simple" xlink:href="https://www.rfi.fr/cn/%E5%9B%BD%E9%99%85%E6%8A%A5%E9%81%93/20230526-%E4%BF%84%E5%9B%BD%E5%9C%A8%E5%8D%A0%E9%A2%86%E5%8C%BA%E5%BC%BA%E6%8E%A8%E6%8A%A4%E7%85%A7-%E6%84%8F%E5%9B%BE%E6%B6%88%E9%99%A4%E4%B9%8C%E5%85%8B%E5%85%B0%E4%BA%BA%E5%9B%BD%E5%AE%B6%E8%AE%A4%E5%90%8C" text:style-name="Internet_20_link" text:visited-style-name="Visited_20_Internet_20_Link">
https://www.rfi.fr/cn/%E5%9B%BD%E9%99%85%E6%8A%A5%E9%81%93/20230526-%E4%BF%84%E5%9B%BD%E5%9C%A8%E5%8D%A0%E9%A2%86%E5%8C%BA%E5%BC%BA%E6%8E%A8%E6%8A%A4%E7%85%A7-%E6%84%8F%E5%9B%BE%E6%B6%88%E9%99%A4%E4%B9%8C%E5%85%8B%E5%85%B0%E4%BA%BA%E5%9B%BD%E5%AE%B6%E8%AE%A4%E5%90%8C</text:a>
</text:p>
      <!--NEWS-->
      <text:h text:style-name="P10" text:outline-level="1">
<text:span text:style-name="T4">
The White House and Republicans have almost reached an agreement to increase debt limit and reduce expenses</text:span>
</text:h>
      <text:p text:style-name="P4">
Author: chinese@voanews.com (金谷)</text:p>
      <text:p text:style-name="P4">
Publisher: 美国之音中文网 (Type: NewsMediaOrganization)</text:p>
      <text:p text:style-name="P4">
Published Time: 2023-05-26T13:15:56+08:00</text:p>
      <text:p text:style-name="P4">
Modified Time: 2023-05-26 05:15:56Z</text:p>
      <text:p text:style-name="P4">
Description: According to reports, senior White House officials and Republican MPs reached an agreement on Thursday (May 25) in the evening, which will increase the debt up to two years and restrict all federal expenditures, except for the military and veteran expenditures. If the agreement can reach an agreement and take effect, it will increase the government's loan limit for two years.</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white-house-republicans-reportedly-nearing-deal-to-raise-debt-limit-20230526/7110081.html" text:style-name="Internet_20_link" text:visited-style-name="Visited_20_Internet_20_Link">
https://www.voachinese.com/a/white-house-republicans-reportedly-nearing-deal-to-raise-debt-limit-20230526/7110081.html</text:a>
</text:p>
      <!--NEWS-->
      <text:h text:style-name="P10" text:outline-level="1">
<text:span text:style-name="T4">
Chinese spy &amp; quot; mouse shit &amp; quot;</text:span>
</text:h>
      <text:p text:style-name="P4">
Author: None</text:p>
      <text:p text:style-name="P4">
Publisher: Radio Free Asia (Organization)</text:p>
      <text:p text:style-name="P4">
Published Time: 2023-05-26T13:27:00-04:00</text:p>
      <text:p text:style-name="P4">
Modified Time: 2023-05-26T15: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92" text:anchor-type="as-char" svg:width="6.9236in" svg:height="3.88615in" draw:z-index="0">
<draw:image xlink:href="../Images/rfamandarin/2023-05-26T13-27-00-04-00/000000.png" xlink:type="simple" xlink:show="embed" xlink:actuate="onLoad" draw:mime-type="image/png"/>
</draw:frame>
International students from China and other countries who participate in the graduation ceremony in the United States [] <text:a xlink:type="simple" xlink:href="https://www.rfa.org/mandarin/yataibaodao/kejiaowen/cm-05162023125741.html/@@images/image" text:style-name="Internet_20_link" text:visited-style-name="Visited_20_Internet_20_Link">
</text:a>
Network screenshot</text:p>
      <text:p text:style-name="P4">
The college graduation season is coming, and the problem of Chinese students in the United States has become a hot spot again. Coinciding with all walks of life in the United States worrying about the Chinese government's stealing technology and even threatening the national security of the United States, how does the sensitive professional students view their "Chinese" identity?</text:p>
      <text:p text:style-name="P4">
<text:span text:style-name="T4">
<text:span text:style-name="T5">
 <text:a xlink:type="simple" xlink:href="https://www.rfa.org/mandarin/yataibaodao/renquanfazhi/eng-04302023075633.html" text:style-name="Internet_20_link" text:visited-style-name="Visited_20_Internet_20_Link">
</text:a>
</text:span>
</text:span>
<text:a xlink:type="simple" xlink:href="https://www.rfa.org/mandarin/yataibaodao/renquanfazhi/bx-12152022135741.html" text:style-name="Internet_20_link" text:visited-style-name="Visited_20_Internet_20_Link">
<text:span text:style-name="T4">
 A Chinese student faces US judicial allegations that have been tracked and harassed "White Paper Movement" supporter </text:span>
</text:a>
In Mayday of Phoenix Flowers, a large number of graduates of graduates in American universities weekends in almost every weekend wearing a bachelor's robe and a scientific hat. They lined up at the graduation ceremony and waited for the spike ceremony. They also symbolized that they were about to say goodbye to teenagers.</text:p>
      <text:p text:style-name="P4">
Looking at the graduate of this year, I left the school and Ais pine, a Chinese doctoral student who was studying in electronic engineering in Pennsylvania. According to the program, he still has half a year at school, and he does not need to grab the narrow door with other peers in the hot summer. Not only did the American science and technology market face the cold winter of employment this year, Ace's undergraduate background of the "Defense Seven Son" also made him have more "original sins" than other graduates.</text:p>
      <text:p text:style-name="P4">
Ace: "We are not treated by China, because we are anti -thief (opposed to the Communist Party) and are not treated by the United States, because we come from China to get angry on both sides."</text:p>
      <text:p text:style-name="P4">
<text:span text:style-name="T4">
 "National Defense Seven Son" in the United States? </text:span>
</text:p>
      <text:p text:style-name="P4">
For personal safety considerations, Ace accepted an interview with this station in English. He has been investing resumes for internships a few months ago, but he contacted more than ten laboratories, including institutions funded by the US government, but none of them. Ace believes that his sensitive majors, the background of the defense seven sons and the identity of Chinese citizen let him eat closed doors all the way.</text:p>
      <text:p text:style-name="P4">
"I am a professional electronic information of the Seven Sons of Defense (university). Our sensitive and sensitive schools, I don't know how to refuse my human resources what to think. People will definitely not say the real reason. It may be considered the seven sons of the defense, especially in some national laboratories. "Ace couldn't help spitting bitter water to reporters.</text:p>
      <text:p text:style-name="P4">
In recent years, the Chinese government has actively dug in American sensitive scientific and technological talents and intellectual property rights, and some of the purpose even to strengthen the modernization and military capabilities of the Chinese PLA. Jillmurphy, deputy assistant director of the FBI (FBI), is in charge of the anti -intelligence work, recently testified to Congress that the threat of intelligence and economic spy from China constitutes the largest and long -term threat to the United States' scientific and technological innovation and economic security. In addition, Chinese scholars have been sued by the US government for stealing intellectual property rights, commercial secrets and returning relevant information back to China.</text:p>
      <text:p text:style-name="P4">
<draw:frame draw:style-name="fr1" draw:name="Image193" text:anchor-type="as-char" svg:width="6.9236in" svg:height="4.173392in" draw:z-index="0">
<draw:image xlink:href="../Images/rfamandarin/2023-05-26T13-27-00-04-00/000001.png" xlink:type="simple" xlink:show="embed" xlink:actuate="onLoad" draw:mime-type="image/png"/>
</draw:frame>
Jillmurphy, deputy assistant director of the Federal Investigation Agency responsible for anti -intelligence work, recently testified to Congress that the threat of intelligence and economic spy from China has the largest and long -term threat to American scientific and technological innovation and economic security. (Video Screenshot/Official Website of the House of Representatives) <text:a xlink:type="simple" xlink:href="https://www.rfa.org/mandarin/yataibaodao/kejiaowen/cm-05162023125741.html/cm0526a.jpg" text:style-name="Internet_20_link" text:visited-style-name="Visited_20_Internet_20_Link">
</text:a>
<text:span text:style-name="T4">
 How do American recruitment companies view the "Chinese" background? </text:span>
</text:p>
      <text:p text:style-name="P4">
However, will American companies be more guarded by Chinese students? An anonymous person who had served as a manager at a technology giant company in the United States revealed to this station that he also has the experience of sensitive industrial work. Because US laws are not allowed to discriminate against the race, nationality, gender, etc. It is not the primary focus of technology companies. Even if companies are concerned about citizens of specific countries when recruiting, they will not understand the notification. However, he believes that if you are in a sensitive industry, the application may be more special.</text:p>
      <text:p text:style-name="P4">
The American manager said: "Recruitment managers usually do not pay special attention (nationality of job seekers), unless this is a very sensitive industry, such as national defense or nuclear weapons. If it is a job seeker from Iran, China or North Korea I think it is easier to cause a dangerous signal. Recruitment units will independently examine all the background information of each job seeker, but broadly, people from Iran, China, North Korea and other countries may be more worrying. "</text:p>
      <text:p text:style-name="P4">
<draw:frame draw:style-name="fr1" draw:name="Image194" text:anchor-type="as-char" svg:width="6.9236in" svg:height="4.615733in" draw:z-index="0">
<draw:image xlink:href="../Images/rfamandarin/2023-05-26T13-27-00-04-00/000002.png" xlink:type="simple" xlink:show="embed" xlink:actuate="onLoad" draw:mime-type="image/png"/>
</draw:frame>
On November 30, 2022, some Chinese students supported the domestic "White Paper Movement" (Associated Press picture) on the streets of New York in New York [] <text:a xlink:type="simple" xlink:href="https://www.rfa.org/mandarin/yataibaodao/kejiaowen/cm-05162023125741.html/ap22334053694812.jpg" text:style-name="Internet_20_link" text:visited-style-name="Visited_20_Internet_20_Link">
</text:a>
<text:span text:style-name="T4">
 The front and back of the coin </text:span>
</text:p>
      <text:p text:style-name="P4">
Ace came to the United States with a student visa in 2018. He told the reporter that he was not immediately approved when he applied for a visa in the US Embassy in China. According to the official website of the US State Department, the embassy staff may require the applicant to further administrate the administrative trial when it is determined that more information is required to help decide or refuse to issue a visa.</text:p>
      <text:p text:style-name="P4">
"I got (visa) for three months for three months, and this process was still very torment. Because in the process of checking, many people did not pass it, so I rejected After passing, although it is a relatively sensitive major such as the seven sons and electronic information. "Ace recalled.</text:p>
      <text:p text:style-name="P4">
In addition, the US Trump administration issued an administrative order in 2020 to prohibit students related to the "Milital-Civil FusionStrategy" in China entered the United States. "Seven National Defense".</text:p>
      <text:p text:style-name="P4">
"Seven Defense" is the 7 universities directly under the Ministry of Industry and Information Technology of China, including Beijing University of Aeronautics and Astronautics, Beijing University of Science and Technology, Harbin University of Technology, Harbin University of Technology, Northwestern University of Technology, Nanjing University of Aeronautics and Astronautics and Nanjing University of Technology.</text:p>
      <text:p text:style-name="P4">
After the Biden government took office, the administrative order was still retained.And another Chinese student John in the United States believes that although the U.S. government's intention to defend national security is good, but if there is no proper planning and proper tools, I am afraid it will become a cup of cups and label all the Chinese students with sensitive professional backgrounds so that the United States will lose the United States to lose the United States. Opportunity to recruit top talents.</text:p>
      <text:p text:style-name="P4">
For safety reasons, John, who specializes in the field of biotechnology, is unwilling to use its name. He told Liberty Radio: "I agree with the United States to strengthen the prevention of China, but it depends on how to prevent it. Some precautions for China are actually mutually beneficial. For example Drive everyone away, (the United States) does not know what good talents are being driven away. "</text:p>
      <text:p text:style-name="P4">
<text:span text:style-name="T4">
 The decline in US -China relations is still the first choice for studying in China </text:span>
</text:p>
      <text:p text:style-name="P4">
Although US -China relations are not as good as before, the United States is still the first choice for Chinese students. According to the "Open Portal Report in 2022" released by the US International Education Association (IIE), the 2021/2022 academic year, the total number of Chinese students studying in the United States accounted for about 33%of the total number of international students, ranking first, and China became the largest in the United States for 13 consecutive years. International students of international students. Among them, the proportion of mathematics and computer specialists accounted for nearly a quarter, followed by projects.</text:p>
      <text:p text:style-name="P4">
Professor Kim Defang revealed that her two Chinese students returned to work after graduation, and contacted her last year, hoping to help issue a recommendation letter from the American master's degree. She believes that many Chinese students are actually talented, and they have the potential to make great contributions to the United States in terms of economy and technology.</text:p>
      <text:p text:style-name="P4">
"Some of them may be spies, which will be judged by the Federal Investigation Agency." Kim Defang said.</text:p>
      <text:p text:style-name="P4">
Reporter: Chen Pinjie Responsible: He Ping.com editor: Hong Wei</text:p>
      <text:p text:style-name="P4">
News Source: <text:a xlink:type="simple" xlink:href="https://www.rfa.org/mandarin/yataibaodao/kejiaowen/cm-05162023125741.html" text:style-name="Internet_20_link" text:visited-style-name="Visited_20_Internet_20_Link">
https://www.rfa.org/mandarin/yataibaodao/kejiaowen/cm-05162023125741.html</text:a>
</text:p>
      <!--NEWS-->
      <text:h text:style-name="P10" text:outline-level="1">
<text:span text:style-name="T4">
The German government meets the Chinese envoy calling on Beijing to use influence to terminate the Russian and Ukraine War</text:span>
</text:h>
      <text:p text:style-name="P4">
Publisher: 法新社</text:p>
      <text:p text:style-name="P4">
Published Time: 2023-05-26T13:32:08+00:00</text:p>
      <text:p text:style-name="P4">
Modified Time: 2023-05-26T13:05:02+00:00</text:p>
      <text:p text:style-name="P4">
Description: (Agence France -Presse Berlin, 26th) The German Ministry of Foreign Affairs said today that during the special representative of the Chinese government's Eurasian affairs, Li Hui visited Germany this week, the German government called on the Chinese side to use its influence on Russia to help terminate the war in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5-26T13-32-08-00-00/000000.png" xlink:type="simple" xlink:show="embed" xlink:actuate="onLoad" draw:mime-type="image/png"/>
</draw:frame>
Agence France -Presse reported that the German Foreign Ministry spokesman pointed out that Li Hui recently conducted a "in -depth discussion" with the State Secretary of the German Ministry of Foreign Affairs, Andreas Michaelis.</text:p>
      <text:p text:style-name="P4">
In addition, the spokesman also alleged: "The Germans called on China to use their influence on Russia to immediately stop the war of aggression and completely withdraw from Ukraine."</text:p>
      <text:p text:style-name="P4">
The spokesman also said that the German government also told Li Hui that Germany hoped that China would not support Russia with weapons.</text:p>
      <text:p text:style-name="P4">
News Source: <text:a xlink:type="simple" xlink:href="https://www.rfi.fr/cn/%E5%9B%BD%E9%99%85%E6%8A%A5%E9%81%93/20230526-%E5%BE%B7%E5%9B%BD%E6%94%BF%E5%BA%9C%E4%BC%9A%E8%A7%81%E4%B8%AD%E5%9B%BD%E7%89%B9%E4%BD%BF-%E5%91%BC%E5%90%81%E5%8C%97%E4%BA%AC%E8%BF%90%E7%94%A8%E5%BD%B1%E5%93%8D%E5%8A%9B%E7%BB%88%E6%AD%A2%E4%BF%84%E4%B9%8C%E6%88%98%E4%BA%89" text:style-name="Internet_20_link" text:visited-style-name="Visited_20_Internet_20_Link">
https://www.rfi.fr/cn/%E5%9B%BD%E9%99%85%E6%8A%A5%E9%81%93/20230526-%E5%BE%B7%E5%9B%BD%E6%94%BF%E5%BA%9C%E4%BC%9A%E8%A7%81%E4%B8%AD%E5%9B%BD%E7%89%B9%E4%BD%BF-%E5%91%BC%E5%90%81%E5%8C%97%E4%BA%AC%E8%BF%90%E7%94%A8%E5%BD%B1%E5%93%8D%E5%8A%9B%E7%BB%88%E6%AD%A2%E4%BF%84%E4%B9%8C%E6%88%98%E4%BA%89</text:a>
</text:p>
      <!--NEWS-->
      <text:h text:style-name="P10" text:outline-level="1">
<text:span text:style-name="T4">
Facts ｜ Did the Russian Liberal Legion shout to the Chinese People's Liberation Army?</text:span>
</text:h>
      <text:p text:style-name="P4">
Author: 作者：庄敬</text:p>
      <text:p text:style-name="P4">
Publisher: Radio Free Asia (Organization)</text:p>
      <text:p text:style-name="P4">
Published Time: 2023-05-26T13:47:24-04:00</text:p>
      <text:p text:style-name="P4">
Modified Time: 2023-05-26T13:47:24-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96" text:anchor-type="as-char" svg:width="6.9236in" svg:height="3.629306in" draw:z-index="0">
<draw:image xlink:href="../Images/rfamandarin/2023-05-26T13-47-24-04-00/000000.png" xlink:type="simple" xlink:show="embed" xlink:actuate="onLoad" draw:mime-type="image/png"/>
</draw:frame>
 <text:a xlink:type="simple" xlink:href="https://www.rfa.org/mandarin/shishi-hecha/hc-05262023133926.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the "Russian Liberal Legion shouts to talk about the Chinese People's Liberation Army" short video. The picture is a member of the Russian Liberal Legion spoke in Russian. Simplified Chinese subtitles say "Your Pig Head Emperor, like Putin, is a dictator who oppresses the people."</text:p>
      <text:p text:style-name="P4">
After investigation, the Liberty of RussioGion did release this video, but the content has nothing to do with the Chinese People's Liberation Army. The translation of Chinese subtitles that have been circulating in Chinese subtitles are inconsistent with the original videos. It is added by Twitter users "Wall Country Word". But the publisher stated that most of his works were funny with subtitles. Asian facts investigation of the laboratory found that when some online media and netizens reposted this second -created Chinese subtitles short video, no subtitle was ironic creation, which may lead to the true faith.</text:p>
      <text:p text:style-name="P4">
<text:span text:style-name="T4">
 Deep analysis: </text:span>
</text:p>
      <text:p text:style-name="P4">
Asian facts check the laboratory that it has more than 400,000 booking households in YouTube, and the channel, "Adhering to the truth and fighting against the total authority of the Communist Party of China", recently released a short video, the title [] is <text:a xlink:type="simple" xlink:href="https://www.youtube.com/watch" text:style-name="Internet_20_link" text:visited-style-name="Visited_20_Internet_20_Link">
</text:a>
Essence The picture spoke in Russian in men's uniforms. Simplified Chinese subtitles read "Chinese People's Liberation Army soldiers, we are the Russian Liberty Legion, we will fight for our compatriots, fight for freedom ... Your pig head The emperor, like Putin, is a dictator who oppresses the people. "</text:p>
      <text:p text:style-name="P4">
First, we check the authenticity of the video. The "Russian Free Legion" released short videos on Twitter on May 22, and many media have reprinted and reported. According to <text:a xlink:type="simple" xlink:href="https://www.youtube.com/watch" text:style-name="Internet_20_link" text:visited-style-name="Visited_20_Internet_20_Link">
</text:a>
, British "Times" <text:a xlink:type="simple" xlink:href="https://www.youtube.com/watch" text:style-name="Internet_20_link" text:visited-style-name="Visited_20_Internet_20_Link">
</text:a>
Reports and translations, the video content is roughly about lies, corruption, review, and restrictions on Russia under Putin's rule. It is time to end the Cremlin's rule, and Russia will be free. These news reports did not mention that the video involved related content involved in China and the Chinese PLA.</text:p>
      <text:p text:style-name="P4">
<draw:frame draw:style-name="fr1" draw:name="Image197" text:anchor-type="as-char" svg:width="6.9236in" svg:height="4.531934in" draw:z-index="0">
<draw:image xlink:href="../Images/rfamandarin/2023-05-26T13-47-24-04-00/000001.png" xlink:type="simple" xlink:show="embed" xlink:actuate="onLoad" draw:mime-type="image/png"/>
</draw:frame>
The Russian Liberty Legion released short videos on Twitter on May 22. The picture is taken from "Liberty of Russia" Legg Twitter <text:a xlink:type="simple" xlink:href="https://www.rfa.org/mandarin/shishi-hecha/hc-05262023133926.html/pic1300c4fc47f8565af81ea75318ecd5718300d567082265e5572863a87279767c5e0377ed8996983b3002571653d681ea201dliberty-of-russia201dlegion63a87279.png" text:style-name="Internet_20_link" text:visited-style-name="Visited_20_Internet_20_Link">
</text:a>
Furthermore, we check the source of Chinese translation in the video. The floating watermark in the lower right corner of the original video is the "Russian Liberty Legion" badge, but the floating watermark in the lower right corner of the Chinese character short video says "Wall country absurd characters". After investigation, <text:a xlink:type="simple" xlink:href="https://twitter.com/xingzhe2021/status/1661067499180376100" text:style-name="Internet_20_link" text:visited-style-name="Visited_20_Internet_20_Link">
</text:a>
The Twitter account released a short video in the early morning of May 24. As of the afternoon of the 25th, the number of views of more than 580,000, more than 400 reaches. There is a message to praise the subtitles in this video tweet, but because the video does not indicate that the translation of this video is a ironic joke, some people ask "Is this true", and some comments pointed out that they should not deliberately spread the error message.</text:p>
      <text:p text:style-name="P4">
<draw:frame draw:style-name="fr1" draw:name="Image198" text:anchor-type="as-char" svg:width="6.9236in" svg:height="5.669886in" draw:z-index="0">
<draw:image xlink:href="../Images/rfamandarin/2023-05-26T13-47-24-04-00/000002.png" xlink:type="simple" xlink:show="embed" xlink:actuate="onLoad" draw:mime-type="image/png"/>
</draw:frame>
Twitter users "Wall Country Absurd" posted short videos with Chinese subtitles, the theme is the Russian Liberal Legion called the Chinese People's Liberation Army. Figure taken from Twitter <text:a xlink:type="simple" xlink:href="https://www.rfa.org/mandarin/shishi-hecha/hc-05262023133926.html/pic2-63a8727975286236-300c58bb570b83528a955b57300d767c5e03642d914d4e2d65875b575e55768477ed8996983b-4e3b984c70ba4fc47f8565af81ea75318ecd5718558a8a714e2d570b4eba6c1189e3653e8ecd3002571653d681ea63a87279.png" text:style-name="Internet_20_link" text:visited-style-name="Visited_20_Internet_20_Link">
</text:a>
The "Wall Country Absurd" account twice in his Twitter comments on the 24th that he is not a professional translation, nor the official news channel. necessary!". And his Twitter account introduction also wrote that the Chinese subtitles were edited by movies and TV clips for secondary creation, and in the form of funny and ironic, they exposed the ridiculous and evil of the dictatorship.</text:p>
      <text:p text:style-name="P4">
However, similar to the "flag -raising" that released the video above, some oil pipes and Twitter accounts did not mark this ironic joke work when reposting the video.</text:p>
      <text:p text:style-name="P4">
<text:span text:style-name="T4">
in conclusion:</text:span>
</text:p>
      <text:p text:style-name="P4">
The videos of the Russian Liberty Legion are true, and the Chinese subtitles are used for the irony second creation. Therefore, the so -called "Russian Liberty Legion calls to talk about the Chinese People's Liberation Army" is not true. Asian facts check the laboratory that funny and ironic are freedom of creative creation, and most audiences can recognize the content of obvious spoofing.</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text:a>
Send it to the Asian factual inspection laboratory, and we will verify and verify it for you. _ </text:span>
 _ 吧 _</text:p>
      <text:p text:style-name="P4">
News Source: <text:a xlink:type="simple" xlink:href="https://www.rfa.org/mandarin/shishi-hecha/hc-05262023133926.html" text:style-name="Internet_20_link" text:visited-style-name="Visited_20_Internet_20_Link">
https://www.rfa.org/mandarin/shishi-hecha/hc-05262023133926.html</text:a>
</text:p>
      <!--NEWS-->
      <text:h text:style-name="P10" text:outline-level="1">
<text:span text:style-name="T4">
German media: Who changed who changed?</text:span>
</text:h>
      <text:p text:style-name="P4">
Author: None (Language: zh)</text:p>
      <text:p text:style-name="P4">
Publisher: None</text:p>
      <text:p text:style-name="P4">
Time: 2023-05-26T13:55:00Z</text:p>
      <text:p text:style-name="P4">
Description: The EU Chamber of Commerce President Jerg Wuttke has lived in Beijing for 30 years. As he was about to leave, he was interviewed by the "South German will". Woodker believes that "we have changed to us" with trade promotion. "New Zurich" reviewed the Chinese democratic movement at the time of June 4th.</text:p>
      <text:p text:style-name="P4">
Videos: []</text:p>
      <text:p text:style-name="P4">
Images: ["<text:a xlink:type="simple" xlink:href="https://static.dw.com/image/63995224_303.jpg" text:style-name="Internet_20_link" text:visited-style-name="Visited_20_Internet_20_Link">
63995224_303.jpg</text:a>
", "<text:a xlink:type="simple" xlink:href="https://static.dw.com/image/6316736_7.jpg" text:style-name="Internet_20_link" text:visited-style-name="Visited_20_Internet_20_Link">
6316736_7.jpg</text:a>
"]</text:p>
      <text:p text:style-name="P4">
Subject: 时政风云</text:p>
      <text:p text:style-name="P4">
Subjects: ['移民难民', '专题报道：中国经济何处去？', '人权']</text:p>
      <text:p text:style-name="P4">
Keywords: ['伍德克', '欧盟商会', '中国经济', '马云', '阿里巴巴', '共产主义', '监控', '民主运动', '人权']</text:p>
      <text:p text:style-name="P4">
Id: 65745734</text:p>
      <!--METADATA-->
      <text:p text:style-name="P4">
<text:a xlink:type="simple" xlink:href="https://www.dw.com/zh/overlay/image/article/65745734/63995224" text:style-name="Internet_20_link" text:visited-style-name="Visited_20_Internet_20_Link">
 <draw:frame draw:style-name="fr1" draw:name="Image199" text:anchor-type="as-char" svg:width="6.9236in" svg:height="3.896998in" draw:z-index="0">
<draw:image xlink:href="../Images/dwzh/2023-05-26T13-55-00Z/63995224_303.jpg" xlink:type="simple" xlink:show="embed" xlink:actuate="onLoad" draw:mime-type="image/jpeg"/>
</draw:frame>
</text:a>
Promote changes in trade?</text:p>
      <text:p text:style-name="P4">
(Voice of Germany Chinese) <text:a xlink:type="simple" xlink:href="https://www.dw.com/zh/zh/驻华欧盟商会取消入境限制是正确的一小步/a-64220454" text:style-name="Internet_20_link" text:visited-style-name="Visited_20_Internet_20_Link">
</text:a>
The chairman Woodkek told the "South Germany" that local officials in China were warmly welcomed by foreign investors on red carpets. However, under such charm, European companies still show great caution. He said: "China is not the same as before. Economic growth is not so strong. The top ten European companies in front of them account for 80 % of investment in China, and they continue to invest. Or leave. This is very different from the situation in the United States: the German economy there is very excited, and the industrialization of the German industry has also received orders. <text:a xlink:type="simple" xlink:href="https://www.dw.com/zh/zh/中国经济遭重创-在华德企商业信心探底/a-64092035" text:style-name="Internet_20_link" text:visited-style-name="Visited_20_Internet_20_Link">
</text:a>
Essence "</text:p>
      <text:p text:style-name="P4">
Woodkek told the Nande will that the biggest problem in China's economy is in the real estate industry, accounting for a quarter of the national economy. Despite the continued construction of the suspension projects, there are almost no new development. In addition, in the field of exports, China exported 6.4 million containers to the EU last year, and the European Union had only 1.6 million containers to China. This shows China's dependence on European consumers. In terms of industrial production, energy supply has continued to have problems. The unemployment rate of youth remains high, about 20%in big cities.</text:p>
      <text:h text:style-name="P12" text:outline-level="3">
<text:span text:style-name="T4">
World Economic Engine Make no longer foreign companies want to evacuate the Chinese market?</text:span>
</text:h>
      <text:p text:style-name="P4">
Woodker said that China's private economy has a very smart and flexible mind. "China is promoted by Ma Yun or Tencent's Ma Yun or Tencent's Ma Yun or Tencent, and it is these people who are now punished. State -owned enterprises are supported."</text:p>
      <text:p text:style-name="P4">
The reporter of the "South Germany" reported that communism is now revealed? Woodker said: "State -owned enterprises and five -year plans have been giving directions, but in the past, private enterprises had more space, and former President Jiang Zemin also brought them to the party. The scene was repeated. At that time, private entrepreneurs took over the economy and the media, and the party collapsed. In China, we have not been in the 1960s when the Cultural Revolution, but the direction is like this. "</text:p>
      <text:p text:style-name="P4">
The reporter asked: In the past, the slogan of "transformation of trade promotion" in Germany's debate in Germany would always be mentioned. Is China's current situation that we can predict at the time? Woodkek replied: "The promotion of trade is realized. The Chinese have changed us. We have never thought of it in the past. Now we look at the nationality of investors in Germany. The Chinese show us industrial policy."</text:p>
      <text:p text:style-name="P4">
Woodke also said that China has great potential if it can be completely liberalized. But the party could not see this potential because I wanted to maintain control.</text:p>
      <text:p text:style-name="P4">
<draw:frame draw:style-name="fr1" draw:name="Image200" text:anchor-type="as-char" svg:width="6.9236in" svg:height="3.895992in" draw:z-index="0">
<draw:image xlink:href="../Images/dwzh/2023-05-26T13-55-00Z/6316736_7.jpg" xlink:type="simple" xlink:show="embed" xlink:actuate="onLoad" draw:mime-type="image/jpeg"/>
</draw:frame>
In the June 4th, "New Zurich" reviews the Chinese democratic movement</text:p>
      <text:h text:style-name="P12" text:outline-level="3">
<text:span text:style-name="T4">
For the fire of freedom</text:span>
</text:h>
      <text:p text:style-name="P4">
<text:a xlink:type="simple" xlink:href="https://www.dw.com/zh/zh/六四纪念日前夕国殇之柱落户柏林/a-65707655" text:style-name="Internet_20_link" text:visited-style-name="Visited_20_Internet_20_Link">
</text:a>
, "The New Zurich" paid comments reviewed the difficult journey and endless fire of the Chinese democratic movement: From the Tiananmen Student Movement in 1989 to Liu Xiaobo, he died of illness after winning the Nobel Peace Prize, and the suppression of rights lawyers.</text:p>
      <text:p text:style-name="P4">
Comments: "Over the years, China has built an anti -utopian system that monitors the people of the country with cameras and central databases. To engage in such activities, even if you strengthen national surveillance, you cannot change his attitude. In addition, he is willing to endure prisons for his resistance and even worse consequences. This is also what the monitoring cannot be changed. "</text:p>
      <text:p text:style-name="P4">
The comment said: "The democratic movement that lasted nearly 50 years of the Communist China showed that a dictator can suppress the people of the country, persecute and destroy their opponents. of."</text:p>
      <text:h text:style-name="P12" text:outline-level="3">
<text:span text:style-name="T4">
in Berlin, Germany unveiled</text:span>
</text:h>
      <text:p text:style-name="P4">
<text:span text:style-name="T5">
Inding the content of other media, does not represent the position or view of the Voice of Germany. _ </text:span>
 _ 吧 _</text:p>
      <text:p text:style-name="P4">
News Source: <text:a xlink:type="simple" xlink:href="https://www.dw.com/zh/德语媒体：谁改变了谁？/a-65745734" text:style-name="Internet_20_link" text:visited-style-name="Visited_20_Internet_20_Link">
https://www.dw.com/zh/德语媒体：谁改变了谁？/a-65745734?maca=chi-rss-chi-all-1127-rdf</text:a>
</text:p>
      <!--NEWS-->
      <text:h text:style-name="P10" text:outline-level="1">
<text:span text:style-name="T4">
Russian missile attacks in the central Ukrainian clinic leads to 1 death and 23 injuries</text:span>
</text:h>
      <text:p text:style-name="P4">
Publisher: 法新社</text:p>
      <text:p text:style-name="P4">
Published Time: 2023-05-26T14:02:11+00:00</text:p>
      <text:p text:style-name="P4">
Modified Time: 2023-05-26T13:35:02+00:00</text:p>
      <text:p text:style-name="P4">
Description: (AFP 26, 26) Ukrainian officials said that a Russian missile hit a medical clinic in the central city of Ukraine this morning. Chi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5-26T14-02-11-00-00/000000.png" xlink:type="simple" xlink:show="embed" xlink:actuate="onLoad" draw:mime-type="image/png"/>
</draw:frame>
Ukraine President Volodymyr ZELENSKYY announced a film, which can be seen that the rolling smoke came out of the building without the roof, and the windows of the building were blown up.</text:p>
      <text:p text:style-name="P4">
After several buildings were hit by Russian missiles, the Governor of Dnipropropetrovsk, Ukraine, wrote in the communications software Telegram: "23 people in the city of Denbero were injured."</text:p>
      <text:p text:style-name="P4">
He also mentioned: "A 69 -year -old man died. When a Russian terrorist missile attacked the city, he just passed by."</text:p>
      <text:p text:style-name="P4">
News Source: <text:a xlink:type="simple" xlink:href="https://www.rfi.fr/cn/%E5%9B%BD%E9%99%85%E6%8A%A5%E9%81%93/20230526-%E4%BF%84%E7%BD%97%E6%96%AF%E9%A3%9E%E5%BC%B9%E6%94%BB%E5%87%BB%E4%B9%8C%E5%85%8B%E5%85%B0%E4%B8%AD%E9%83%A8%E8%AF%8A%E6%89%80-%E5%AF%BC%E8%87%B41%E6%AD%BB23%E4%BC%A4" text:style-name="Internet_20_link" text:visited-style-name="Visited_20_Internet_20_Link">
https://www.rfi.fr/cn/%E5%9B%BD%E9%99%85%E6%8A%A5%E9%81%93/20230526-%E4%BF%84%E7%BD%97%E6%96%AF%E9%A3%9E%E5%BC%B9%E6%94%BB%E5%87%BB%E4%B9%8C%E5%85%8B%E5%85%B0%E4%B8%AD%E9%83%A8%E8%AF%8A%E6%89%80-%E5%AF%BC%E8%87%B41%E6%AD%BB23%E4%BC%A4</text:a>
</text:p>
      <!--NEWS-->
      <text:h text:style-name="P10" text:outline-level="1">
<text:span text:style-name="T4">
China C919 passenger plane announced the first flight this Sunday</text:span>
</text:h>
      <text:p text:style-name="P4">
Author: None</text:p>
      <text:p text:style-name="P4">
Publisher: Radio Free Asia (Organization)</text:p>
      <text:p text:style-name="P4">
Published Time: 2023-05-26T14:15:00-04:00</text:p>
      <text:p text:style-name="P4">
Modified Time: 2023-05-26T14:24: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50034in" draw:z-index="0">
<draw:image xlink:href="../Images/rfamandarin/2023-05-26T14-15-00-04-00/000000.png" xlink:type="simple" xlink:show="embed" xlink:actuate="onLoad" draw:mime-type="image/png"/>
</draw:frame>
C919 showed flight performance at the 14th Zhuhai Air Show on November 8, 2022 <text:a xlink:type="simple" xlink:href="https://www.rfa.org/mandarin/Xinwen/6-05262023141117.html/@@images/image" text:style-name="Internet_20_link" text:visited-style-name="Visited_20_Internet_20_Link">
</text:a>
Associated Press information picture</text:p>
      <text:p text:style-name="P4">
China Oriental Airlines C919 passenger aircraft will be the first on Sunday (May 28). According to the content of the Eastern Airlines report of China Eastern Airlines, the C919 flight number was MU9191, and Beijing time took off from Shanghai Hongqiao International Airport at 10:45 am, and arrived at Beijing Capital Airport at 1:10 pm. However, China Eastern Airlines did not explain who would take this flight.</text:p>
      <text:p text:style-name="P4">
China Eastern Airlines is the first customer of China's domestic narrow -body jet aircraft C919. In March 2021, it signed five C919 contracts, which is the first commercial transaction of C919. The first aircraft number B-919A was delivered in December last year and started a 100-hour aircraft verification test flight.</text:p>
      <text:p text:style-name="P4">
C919 is by China Commercial Aviation Group Corporation(Comac)Manufacturing, the target opponent is a narrow -body passenger aircraft of Boeing and France's Airba. Although C919 is assembled in China, it still relies on Western components, including engines and aviation electronics equipment from companies such as General Electric, Saifeng and Honeywell International.</text:p>
      <text:p text:style-name="P4">
Responsible editor: Chen Pinjie</text:p>
      <text:p text:style-name="P4">
News Source: <text:a xlink:type="simple" xlink:href="https://www.rfa.org/mandarin/Xinwen/6-05262023141117.html" text:style-name="Internet_20_link" text:visited-style-name="Visited_20_Internet_20_Link">
https://www.rfa.org/mandarin/Xinwen/6-05262023141117.html</text:a>
</text:p>
      <!--NEWS-->
      <text:h text:style-name="P10" text:outline-level="1">
<text:span text:style-name="T4">
Hangya passenger plane door is open and landed safely after opening</text:span>
</text:h>
      <text:p text:style-name="P4">
Author: 联合早报 (Person)</text:p>
      <text:p text:style-name="P4">
Publisher: 联合早报 (Organization)</text:p>
      <text:p text:style-name="P4">
Published Time: 2023-05-26T14:17</text:p>
      <text:p text:style-name="P4">
Modified Time: 2023-05-26T17:15</text:p>
      <text:p text:style-name="P4">
Description: According to the Korean aviation industry, a passenger plane flying from Jeju to Daeon in South Korea and Asian Airlines opened an accident before landing. Yonhap reported that Korean Airlines (Asiana) OZ8124 flight on Friday (May 26) at 11:49 am (Singapore ... ...</text:p>
      <text:p text:style-name="P4">
Videos: []</text:p>
      <text:p text:style-name="P4">
Audios: []</text:p>
      <text:p text:style-name="P4">
Images: []</text:p>
      <text:p text:style-name="P4">
Type: NewsArticle</text:p>
      <text:p text:style-name="P4">
Breadcrumbs: ['即时', '国际']</text:p>
      <text:p text:style-name="P4">
Keywords: ['韩国', '韩亚航空']</text:p>
      <!--METADATA-->
      <text:p text:style-name="P4">
According to the Korean aviation industry, a passenger plane flying from Jeju to Daeon in South Korea and Asian Airlines opened an accident before landing.</text:p>
      <text:p text:style-name="P4">
The Yonhap News Agency reported that South Korean Air (Asiana) OZ8124 flight on Friday (May 26) at 11.49 am (Singapore time on Friday at 10:49 am) took off from Jeju Airport at 12.45 at the Daegu Airport. Suddenly open.</text:p>
      <text:p text:style-name="P4">
It is reported that the passenger plane opened the runway at the open door.</text:p>
      <text:p text:style-name="P4">
After a statement of Aviation Aviation, a statement issued a statement saying that the passenger plane landed safely at Daegu Airport.</text:p>
      <text:p text:style-name="P4">
There were 194 passengers on this machine. Fortunately, no one was injured, but some passengers had symptoms such as dyspnea after being frightened. They were immediately sent to the hospital immediately after landing. No one lost consciousness.</text:p>
      <text:p text:style-name="P4">
Relevant sources in Han Asian Airlines revealed that during the confession of the passengers sitting in the emergency exit seat, they touched the door handle, and the police were investigating the incident.</text:p>
      <text:p text:style-name="P4">
The passenger opening the door has been arrested by the police.</text:p>
      <text:p text:style-name="P4">
News Source: <text:a xlink:type="simple" xlink:href="https://www.zaobao.com.sg/realtime/world/story20230526-1398345" text:style-name="Internet_20_link" text:visited-style-name="Visited_20_Internet_20_Link">
https://www.zaobao.com.sg/realtime/world/story20230526-1398345</text:a>
</text:p>
      <!--NEWS-->
      <text:h text:style-name="P10" text:outline-level="1">
<text:span text:style-name="T4">
Ford CEO: Electric car competitors are China</text:span>
</text:h>
      <text:p text:style-name="P4">
Author: None</text:p>
      <text:p text:style-name="P4">
Publisher: Radio Free Asia (Organization)</text:p>
      <text:p text:style-name="P4">
Published Time: 2023-05-26T14:20:00-04:00</text:p>
      <text:p text:style-name="P4">
Modified Time: 2023-05-26T15:38: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031322in" draw:z-index="0">
<draw:image xlink:href="../Images/rfamandarin/2023-05-26T14-20-00-04-00/000000.png" xlink:type="simple" xlink:show="embed" xlink:actuate="onLoad" draw:mime-type="image/png"/>
</draw:frame>
Jim Farley, CEO of Ford Motor Company [] <text:a xlink:type="simple" xlink:href="https://www.rfa.org/mandarin/Xinwen/7-05262023141802.html/@@images/image" text:style-name="Internet_20_link" text:visited-style-name="Visited_20_Internet_20_Link">
</text:a>
Reuters information picture</text:p>
      <text:p text:style-name="P4">
Jimfarley, CEO of Ford, said on May 25 that Chinese electric vehicle manufacturers are Ford's main competitors, but Ford is relatively small and high in cost, and may be difficult to compete. France said that China is the world's largest automotive market, with some of the most cutting -edge battery technology, and dominates the electric vehicle manufacturing industry, including BYD, Geely, Great Wall, Changan, and SAIC.</text:p>
      <text:p text:style-name="P4">
According to Reuters, Pharisee said at the Morganstanley Sustainable Financial Summit: "I think we can regard China as the main competitors, not GM (GM) or Toyota. China momentum. China momentum. More and stronger. "</text:p>
      <text:p text:style-name="P4">
In February this year, Ford announced that it will invest $ 3.5 billion in factories in Michigan, USA, using Chinese partners to produce electric vehicle batteries with lower technology production costs. Ford's Chinese sales have continued to decline since 2016. Recently, it has just announced that it has reorganized the Chinese business as a reduction in costs, and transforming one of the joint ventures into the export center of low -cost commercial electric vehicles and internal combustion engine cars.</text:p>
      <text:p text:style-name="P4">
Responsible editor: Chen Pinjie</text:p>
      <text:p text:style-name="P4">
News Source: <text:a xlink:type="simple" xlink:href="https://www.rfa.org/mandarin/Xinwen/7-05262023141802.html" text:style-name="Internet_20_link" text:visited-style-name="Visited_20_Internet_20_Link">
https://www.rfa.org/mandarin/Xinwen/7-05262023141802.html</text:a>
</text:p>
      <!--NEWS-->
      <text:h text:style-name="P10" text:outline-level="1">
<text:span text:style-name="T4">
President of NATO Institute of Defense visited Taiwan at the end of March</text:span>
</text:h>
      <text:p text:style-name="P4">
Author: None</text:p>
      <text:p text:style-name="P4">
Publisher: Radio Free Asia (Organization)</text:p>
      <text:p text:style-name="P4">
Published Time: 2023-05-26T14:23:55-04:00</text:p>
      <text:p text:style-name="P4">
Modified Time: 2023-05-26T14: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930818in" draw:z-index="0">
<draw:image xlink:href="../Images/rfamandarin/2023-05-26T14-23-55-04-00/000000.png" xlink:type="simple" xlink:show="embed" xlink:actuate="onLoad" draw:mime-type="image/png"/>
</draw:frame>
Principal NATO Institute of Defense, Lieutenant General Ricman, secretly visited Taiwan at the end of March this year <text:a xlink:type="simple" xlink:href="https://www.rfa.org/mandarin/Xinwen/8-05262023142236.html/@@images/image" text:style-name="Internet_20_link" text:visited-style-name="Visited_20_Internet_20_Link">
</text:a>
(Nato Defense College Facebook)</text:p>
      <text:p text:style-name="P4">
CHRIS Horton, a reporter in Bloomberg, USA Bloomberg, said in a investment book on the "The China Project" website that Lieutenant General Olivier Rittimann (NATODEFEFENSE College), the principal of NATODEFENSE College, was 3 this year. Visit Taiwan at the end of the month and meet with relevant personnel of Taiwan National Defense University.</text:p>
      <text:p text:style-name="P4">
According to the content of the investment book, the NATO Institute of Defense has confirmed the previously unveiled itinerary, saying that Ri Tyman visited Taiwan based on academic purposes from March 27th to 31st. a part of. Taiwan National Defense University also confirmed the visit of Riman, but did not further comment.</text:p>
      <text:p text:style-name="P4">
He Guisen said in the investment book that the interaction between NATO and Taiwan is not unprecedented, but both sides usually keep their mouths like a bottle, and the outside world is difficult to know about the details of interaction. However, it is obvious that because China has pose a threat to countries in the Indo -Pacific region, especially in Taiwan, NATO has begun to pay more attention to the region.</text:p>
      <text:p text:style-name="P4">
Responsible editor: Chen Pinjie</text:p>
      <text:p text:style-name="P4">
News Source: <text:a xlink:type="simple" xlink:href="https://www.rfa.org/mandarin/Xinwen/8-05262023142236.html" text:style-name="Internet_20_link" text:visited-style-name="Visited_20_Internet_20_Link">
https://www.rfa.org/mandarin/Xinwen/8-05262023142236.html</text:a>
</text:p>
      <!--NEWS-->
      <text:h text:style-name="P10" text:outline-level="1">
<text:span text:style-name="T4">
The login of the "sensitive facilities" in the Hamburg Port in Hamburg Port was intentionally delayed?</text:span>
</text:h>
      <text:p text:style-name="P4">
Author: None (Language: zh)</text:p>
      <text:p text:style-name="P4">
Publisher: None</text:p>
      <text:p text:style-name="P4">
Time: 2023-05-26T14:29:00Z</text:p>
      <text:p text:style-name="P4">
Description: The controversy caused by Chinese -funded Hamburg Portal Welfare Wharf is still being extended: it is reported that the relevant institutions have not listed this dock as a protected facility in time, and the expression of the Hamburg Port operator has previously said that the dock is not a sensitive facility. Colleagues do not match.</text:p>
      <text:p text:style-name="P4">
Videos: []</text:p>
      <text:p text:style-name="P4">
Images: ["<text:a xlink:type="simple" xlink:href="https://static.dw.com/image/63564330_303.jpg" text:style-name="Internet_20_link" text:visited-style-name="Visited_20_Internet_20_Link">
63564330_303.jpg</text:a>
", "<text:a xlink:type="simple" xlink:href="https://static.dw.com/image/65711026_401.jpg" text:style-name="Internet_20_link" text:visited-style-name="Visited_20_Internet_20_Link">
65711026_401.jpg</text:a>
"]</text:p>
      <text:p text:style-name="P4">
Subject: 新闻广角</text:p>
      <text:p text:style-name="P4">
Subjects: ['汉堡港', '福地码头', '中资收购', '中远集团', '德国总理府', '关键性基础设施']</text:p>
      <text:p text:style-name="P4">
Keywords: ['意见反馈']</text:p>
      <text:p text:style-name="P4">
Id: 65746595</text:p>
      <!--METADATA-->
      <text:p text:style-name="P4">
<text:a xlink:type="simple" xlink:href="https://www.dw.com/zh/overlay/image/article/65746595/63564330" text:style-name="Internet_20_link" text:visited-style-name="Visited_20_Internet_20_Link">
 <draw:frame draw:style-name="fr1" draw:name="Image205" text:anchor-type="as-char" svg:width="6.9236in" svg:height="3.896998in" draw:z-index="0">
<draw:image xlink:href="../Images/dwzh/2023-05-26T14-29-00Z/63564330_303.jpg" xlink:type="simple" xlink:show="embed" xlink:actuate="onLoad" draw:mime-type="image/jpeg"/>
</draw:frame>
</text:a>
(Voice of Germany Chinese) Disputes on the Chinese -owned investment in Hamburg Portal Welfare Land finally settled in mid -May: The federal government completed the approval of this investment plan, allowing the Chinese capital to participate in the Hamburg Port CTT CTT Fuki Container Terminal Pier Essence At this point, many Federal Ministry of Germany have rejected the Federal Prime Minister's Palace on the objection to the transaction.</text:p>
      <text:p text:style-name="P4">
However, the decision -making of the Prime Minister's Palace is also controversial. On the eve of the federal government's approval, the relevant docks have been listed as a sensitive infrastructure worthy of special protection. The key to the problem is that this dock should be positioned as sensitive facilities earlier, and the government's approval results may be completely different under the case of selected sensitive facilities. So who should take responsibility for this?</text:p>
      <text:p text:style-name="P4">
According to the information obtained by West Germany and North Germany, the HHLA of Hambao Port and Logistics Co., Ltd. HHLA has announced many times during the government approval that the Fuyidi Wharf that Chinese capital to invest is not a sensitive facility. However, the operator is wrong with this position of Fudi Wharf. Because the annual throughput of the dock far exceeds the standard for the pier's selected sensitive infrastructure. A spokesman for Hamburg Port and Logistics Co., Ltd. did not refute relevant allegations when he was questioned by the media. She just said that all government departments can fully understand the operation of the pier at any time.</text:p>
      <text:h text:style-name="P12" text:outline-level="3">
<text:span text:style-name="T4">
error decision made under the premise</text:span>
</text:h>
      <text:p text:style-name="P4">
The problem of HHLA is that in accordance with relevant laws, port operators must not only inform government agencies in a timely manner, but also register sensitive facilities in a timely manner. <text:a xlink:type="simple" xlink:href="https://www.dw.com/zh/zh/汉堡港福地码头被列入关键基础设施-中远入股还有戏吗/a-65293775" text:style-name="Internet_20_link" text:visited-style-name="Visited_20_Internet_20_Link">
</text:a>
It is said that the Federal Ministry of Economic Affairs has urged the Ministry of the Interior to complete the login of sensitive facilities as soon as possible, but obviously has not been responded. Under the premise of such a mistake, the German government passed the approval procedure of Chinese capital to invest in Hamburg Port.</text:p>
      <text:p text:style-name="P4">
The error decision under the premise of this error has attracted the attention of many federal parliamentarians. This week, the Federal House Economic Council has questioned the Federal Information Security Administration and its superior Federal Ministry of the Interior. But who should be responsible for this wrong decision is not yet determined.</text:p>
      <text:p text:style-name="P4">
According to news surveys conducted by North Germany and West Germany, Chinese -funded shares have falsely fallen in the Hamburg Port approval procedure, and the time span has continued from the summer of 2021 to this day. In 2022, the new sensitive facilities came into effect. Hamburg Port should have completed the registration of sensitive facilities in Fudi Wharf before April 2022, but Hamburg Port did not do this.</text:p>
      <text:p text:style-name="P4">
On April 29, 2022, the relevant parties held a meeting in Berlin to discuss the approval procedures for the issue of Chinese investment. The participants were said to include HHLA, the Ministry of Economic Affairs, the Ministry of the Interior, the Ministry of Foreign Affairs, and the Representative of the Prime Minister's Palace. During the meeting, the representative of the Hamburg Port showed a document that the Fudi Wharf was not a sensitive facility. But the error message at the time did not attract the attention of the participants. This is also the beginning of a series of wrong decisions.</text:p>
      <text:p text:style-name="P4">
<draw:frame draw:style-name="fr1" draw:name="Image206" text:anchor-type="as-char" svg:width="6.9236in" svg:height="3.896998in" draw:z-index="0">
<draw:image xlink:href="../Images/dwzh/2023-05-26T14-29-00Z/65711026_401.jpg" xlink:type="simple" xlink:show="embed" xlink:actuate="onLoad" draw:mime-type="image/jpeg"/>
</draw:frame>
German Prime Minister Shulz and his Prime Minister's Palace are active promoters of Chinese -funded investment in Hamburg Port.</text:p>
      <text:h text:style-name="P12" text:outline-level="3">
<text:span text:style-name="T4">
Prime Minister Mansion hopes to promote port transactions</text:span>
</text:h>
      <text:p text:style-name="P4">
If the Field Wharf was included in a sensitive facility in accordance with the regulations, the subsequent government decision -making results may be very different. Because at that time, although the dock was not included in sensitive facilities, the six federal ministries participating in decision -making are opposed to the Chinese capital's investment in Hamburg. However, the German Prime Minister's Palace headed by Schilde was an active advocate of the transaction and turned on the green light for future negotiations. One of the core reasons proposed by the Prime Minister's Palace is that the Field Wharf is not a sensitive facility.</text:p>
      <text:h text:style-name="P12" text:outline-level="3">
<text:span text:style-name="T4">
The Green Party and the Alliance Party propose to criticize</text:span>
</text:h>
      <text:p text:style-name="P4">
Felix Banaszak, an expert in the Green Party, put forward a strong criticism of a series of errors in the approval procedures of the Hamburg Port. He said: "Unfortunately, the entire approval process allowed the German Prime Minister's Palace, the German Ministry of Political Affairs, and the German Information Security Administration to have no light. Especially after being positioned as a sensitive facility at the Field Pier, the German Prime Minister still obstructed the transaction to the transaction. Re -evaluation is undoubtedly a serious mistake.</text:p>
      <text:p text:style-name="P4">
Stefan Rouenhoff, a Federal MP, believes that there is still a series of problems to be clarified: "<text:a xlink:type="simple" xlink:href="https://www.dw.com/zh/zh/德国内阁批准中资入股汉堡港-警告声不绝于耳/a-63562744" text:style-name="Internet_20_link" text:visited-style-name="Visited_20_Internet_20_Link">
</text:a>
"Lainehov also criticized the Prime Minister's Palace and the Federal Information Security Agency. He said:" We have reason to question whether the German Ministry of the Internal Citizen under the leadership of the Social Democratic Party is covering a cover for the Prime Minister's Palace, so there is no (to the Field Pier (to the Field Wharf, The positioning of sensitive facilities) conducts in -depth review. "(Deguang Lian)</text:p>
      <text:p text:style-name="P4">
News Source: <text:a xlink:type="simple" xlink:href="https://www.dw.com/zh/中资入股汉堡港争论再起-敏感设施-登录被有意拖延？/a-65746595" text:style-name="Internet_20_link" text:visited-style-name="Visited_20_Internet_20_Link">
https://www.dw.com/zh/中资入股汉堡港争论再起-敏感设施-登录被有意拖延？/a-65746595?maca=chi-rss-chi-all-1127-rdf</text:a>
</text:p>
      <!--NEWS-->
      <text:h text:style-name="P10" text:outline-level="1">
<text:span text:style-name="T4">
British Studies Establishment of the Hong Kong Institute's Dispatable Celebrate to understand the Hong Kong community</text:span>
</text:h>
      <text:p text:style-name="P4">
Author: None</text:p>
      <text:p text:style-name="P4">
Publisher: Radio Free Asia (Organization)</text:p>
      <text:p text:style-name="P4">
Published Time: 2023-05-26T14:30:00-04:00</text:p>
      <text:p text:style-name="P4">
Modified Time: 2023-05-26T15:04:42-04:00</text:p>
      <text:p text:style-name="P4">
Description: None</text:p>
      <text:p text:style-name="P4">
Videos: []</text:p>
      <text:p text:style-name="P4">
Audios: ["<text:a xlink:type="simple" xlink:href="https://www.rfa.org/mandarin/yataibaodao/al-052620231041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07" text:anchor-type="as-char" svg:width="6.9236in" svg:height="3.4618in" draw:z-index="0">
<draw:image xlink:href="../Images/rfamandarin/2023-05-26T14-30-00-04-00/000000.png" xlink:type="simple" xlink:show="embed" xlink:actuate="onLoad" draw:mime-type="image/png"/>
</draw:frame>
The logo of the Hong Kong Institute includes elements such as books and Victoria Harbor. <text:a xlink:type="simple" xlink:href="https://www.rfa.org/mandarin/yataibaodao/al-05262023104140.html/@@images/image" text:style-name="Internet_20_link" text:visited-style-name="Visited_20_Internet_20_Link">
</text:a>
Screenshot of University of Surrey's official website <text:a xlink:type="simple" xlink:href="https://www.rfa.org/mandarin/yataibaodao/al-05262023104140.html/@@stream" text:style-name="Internet_20_link" text:visited-style-name="Visited_20_Internet_20_Link">
</text:a>
As a large number of Hong Kong people have dispersed overseas, research on Hong Kong has become a popular topic in the academic community. The University of Surrey, the University of Britain, established the first Hong Kong Institute Hub in Europe, hoping to conduct more academic research on Hong Kong to help decision makers understand the Hong Kong community. The Institute is also preparing a new Hong Kong Research Library to plan to collect books including Hong Kong banned books.</text:p>
      <text:p text:style-name="P4">
<text:a xlink:type="simple" xlink:href="https://www.rfa.org/mandarin/yataibaodao/gangtai/al-03292023110521.html" text:style-name="Internet_20_link" text:visited-style-name="Visited_20_Internet_20_Link">
<text:span text:style-name="T4">
 British Hong Kong people conspire the future strategy, Peng Dingkang Pain approves Xi Jinping "Lifetime dictator" </text:span>
</text:a>
  * <text:span text:style-name="T4">
<text:a xlink:type="simple" xlink:href="https://www.rfa.org/mandarin/yataibaodao/gangtai/al-03062023123528.html" text:style-name="Internet_20_link" text:visited-style-name="Visited_20_Internet_20_Link">
 </text:a>
 </text:span>
  * <text:span text:style-name="T4">
<text:a xlink:type="simple" xlink:href="https://www.rfa.org/mandarin/yataibaodao/gangtai/al-02222023124436.html" text:style-name="Internet_20_link" text:visited-style-name="Visited_20_Internet_20_Link">
 </text:a>
</text:span>
</text:p>
      <text:p text:style-name="P4">
The first Hong Kong Institute of Studies in Europe was founded by Malte Philippkaeding, a senior lecturer in the University of Salerrey. Essence The position of the institute is to promote more research on Hong Kong, drive debates about Hong Kong policy, and re -explore the role of Hong Kong people in international relations.</text:p>
      <text:p text:style-name="P4">
<text:span text:style-name="T4">
 Founder: Looking at Hong Kong research and growing like Chinese research </text:span>
</text:p>
      <text:p text:style-name="P4">
Ma Baokang, the director of the Hong Kong Institute, is a German political scientist and has a deep relationship with Hong Kong. He obtained a doctorate in Hong Kong Baptist University and directed the film "Blackbauhinia" to visit Hong Kong's natives Liang Tianqi and Huang Taiyang to explore Hong Kong localism.</text:p>
      <text:p text:style-name="P4">
<draw:frame draw:style-name="fr1" draw:name="Image208" text:anchor-type="as-char" svg:width="6.9236in" svg:height="5.1927in" draw:z-index="0">
<draw:image xlink:href="../Images/rfamandarin/2023-05-26T14-30-00-04-00/000001.png" xlink:type="simple" xlink:show="embed" xlink:actuate="onLoad" draw:mime-type="image/png"/>
</draw:frame>
The director of the Hong Kong Institute of Research, Ma Baokang and Hong Kong have profound roots. They have directed the movie "Black Bauhinia" to explore Hong Kong localism. (Photo by Lu Xi) <text:a xlink:type="simple" xlink:href="https://www.rfa.org/mandarin/yataibaodao/al-05262023104140.html/img_8135.jpg" text:style-name="Internet_20_link" text:visited-style-name="Visited_20_Internet_20_Link">
</text:a>
When he was interviewed by this station, he stated that as early as the 20th anniversary of the transfer of sovereignty in Hong Kong in 2017, the idea of establishing the Hong Kong Institute overseas in overseas has been born. With the growth of the overseas Hong Kong community in recent years, it is necessary to make decision makers know more deeply about the Hong Kong Society in Hong Kong Society. group. He hopes that the Institute can drive cross -disciplinary Hong Kong research, including in different areas of political science, international relations, sociology, history, etc., and even develop into an independent science comparable to Chinese research and Taiwan research: "We want to promote Hong Kong research towards the direction Former development, whether in theoretical or research methods, making Hong Kong research be expanded to become an independent discipline, just like Chinese research and Taiwan research. "</text:p>
      <text:p text:style-name="P4">
Recently, "the wave of off the shelves" has appeared in the Hong Kong public library. The works on the June 4th incident and the work of the campaign, and even the works of democratic politicians have been removed from the shelves. In view of this, Ma Baokang is establishing a new Hong Kong Studies Library at the University of Sarri. At present, a certain number of books on Hong Kong research have been collected for students to check and are planning to build an online library. He said that when the preparation is ready, it will call on Hong Kong people to donate books to preserve the works related to Hong Kong.</text:p>
      <text:p text:style-name="P4">
In recent years, Chinese students have become important sources of income for many British universities, so many universities have been afraid of. However, Ma Baocang said that the University of Sarri completely supported the establishment of the Hong Kong Institute, and the Hong Kong event currently held in the school has not been disturbed by "small pink". It is worth noting that a total of 30 Confucius Institutes opened by local universities and Chinese in the United Kingdom, while the University of Sarri University is not involved.</text:p>
      <text:p text:style-name="Quotations">

<text:p text:style-name="P4">
EUROPE ’s first Hong Kong kong Studies hub opens its doors at the university of&gt;
 Surrey.&gt;
&gt;
 Read More Here: <text:a xlink:type="simple" xlink:href="https://t.co/EC75zcze4X" text:style-name="Internet_20_link" text:visited-style-name="Visited_20_Internet_20_Link">
</text:a>
 <text:a xlink:type="simple" xlink:href="https://twitter.com/hashtag/ProudtobeSurrey" text:style-name="Internet_20_link" text:visited-style-name="Visited_20_Internet_20_Link">
&gt;
 </text:a>
&gt;
 <text:a xlink:type="simple" xlink:href="https://twitter.com/hashtag/GlobalBritain" text:style-name="Internet_20_link" text:visited-style-name="Visited_20_Internet_20_Link">
 </text:a>
&gt;
 <text:a xlink:type="simple" xlink:href="https://t.co/HawZQqzKeR" text:style-name="Internet_20_link" text:visited-style-name="Visited_20_Internet_20_Link">
 </text:a>
&gt;
&gt;
 — University of Surrey(@UniOfSurrey) <text:a xlink:type="simple" xlink:href="https://twitter.com/UniOfSurrey/status/1661311232295534595" text:style-name="Internet_20_link" text:visited-style-name="Visited_20_Internet_20_Link">
&gt;
 </text:a>
<text:span text:style-name="T4">
 Researcher of the British Ministry of Foreign Affairs: The United Kingdom must consider a series of factors to adjust the policy to China </text:span>
</text:p>

</text:p>
      <text:p text:style-name="P4">
When the Hong Kong Institute held the opening ceremony on Thursday (25th), the British government with academic background was invited as a guest guest. When asked about whether the British attitude towards China was significantly softened recently, it would affect the policy of Hong Kong, Gemmao'neill, director of the Asia -Pacific Research Group, the British Foreign Ministry of Foreign Affairs, said that the British government needs Discuss: "The government needs to consider a series of threats, including national security, value issues, protecting British overseas citizens, and economic growth issues. All of them are important to Britain and involve national interests. This needs to be consistent."She said that even on some issues, the British government must continue to negotiate with international partners, including China. She believes that if the two sides have more communication channels, there will be more opportunities to talk to the dispute issues.</text:p>
      <text:p text:style-name="P4">
ImogenParsons, deputy director of the Cabinet Office, said that policy makers will not rely on an academic papers as a reference for making policies. However, she said that policy makers will continue to read related research and other materials. If researchers can better summarize the research results and explain their suggestions, it will help policy makers quickly understand and assist policy formulation.</text:p>
      <text:p text:style-name="P4">
Reporter: Lv Xi (London) Editor: Jiayuan.com editor: He Fu</text:p>
      <text:p text:style-name="P4">
"</text:p>
      <text:p text:style-name="P4">
News Source: <text:a xlink:type="simple" xlink:href="https://www.rfa.org/mandarin/yataibaodao/al-05262023104140.html" text:style-name="Internet_20_link" text:visited-style-name="Visited_20_Internet_20_Link">
https://www.rfa.org/mandarin/yataibaodao/al-05262023104140.html</text:a>
</text:p>
      <!--NEWS-->
      <text:h text:style-name="P10" text:outline-level="1">
<text:span text:style-name="T4">
Governor of the Russian border state: Ukraine forces attacking the local area</text:span>
</text:h>
      <text:p text:style-name="P4">
Publisher: 法新社</text:p>
      <text:p text:style-name="P4">
Published Time: 2023-05-26T14:32:09+00:00</text:p>
      <text:p text:style-name="P4">
Modified Time: 2023-05-26T14:20:04+00:00</text:p>
      <text:p text:style-name="P4">
Description: (Agence France -Presse Moscow, 26) Belgorod Governor Vyacheslav Gladkov, governor of Belgorod, southern Russia, said today that in the past 24 hours, Belgore has been attacked by dozens of attacks from Ukraine forces in the past 24 hour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617581in" draw:z-index="0">
<draw:image xlink:href="../Images/rficn/2023-05-26T14-32-09-00-00/000000.png" xlink:type="simple" xlink:show="embed" xlink:actuate="onLoad" draw:mime-type="image/png"/>
</draw:frame>
Glatekafu pointed out in the community media that 5 local regions have been attacked by drones, mortars and artillery, and Kozinka has even been attacked by more than 130 times.</text:p>
      <text:p text:style-name="P4">
Veniamin Kondratiev, Governor of Krasnodar, also said today that two drones attack the building in central Krasnoda, the capital of the capital.</text:p>
      <text:p text:style-name="P4">
Kantlayev issued a statement on Telegram stating: "The incident that happened in the morning in Morskaya Street, the capital, was caused by the fall of the two drones."</text:p>
      <text:p text:style-name="P4">
He also said: "There is a building that is damaged, but the important infrastructure is not damaged. The most important thing is that there are no casualties."</text:p>
      <text:p text:style-name="P4">
News Source: <text:a xlink:type="simple" xlink:href="https://www.rfi.fr/cn/%E5%9B%BD%E9%99%85%E6%8A%A5%E9%81%93/20230526-%E4%BF%84%E7%BD%97%E6%96%AF%E8%BE%B9%E5%A2%83%E5%B7%9E%E5%B7%9E%E9%95%BF-%E4%B9%8C%E5%85%8B%E5%85%B0%E9%83%A8%E9%98%9F%E6%94%BB%E5%87%BB%E5%BD%93%E5%9C%B0" text:style-name="Internet_20_link" text:visited-style-name="Visited_20_Internet_20_Link">
https://www.rfi.fr/cn/%E5%9B%BD%E9%99%85%E6%8A%A5%E9%81%93/20230526-%E4%BF%84%E7%BD%97%E6%96%AF%E8%BE%B9%E5%A2%83%E5%B7%9E%E5%B7%9E%E9%95%BF-%E4%B9%8C%E5%85%8B%E5%85%B0%E9%83%A8%E9%98%9F%E6%94%BB%E5%87%BB%E5%BD%93%E5%9C%B0</text:a>
</text:p>
      <!--NEWS-->
      <text:h text:style-name="P10" text:outline-level="1">
<text:span text:style-name="T4">
Looking forward to the situation of the Taiwan Strait, the US Assistant Secretary of Defense: Strong and powerful to the middle scare</text:span>
</text:h>
      <text:p text:style-name="P4">
Author: None</text:p>
      <text:p text:style-name="P4">
Publisher: Radio Free Asia (Organization)</text:p>
      <text:p text:style-name="P4">
Published Time: 2023-05-26T14:53:00-04:00</text:p>
      <text:p text:style-name="P4">
Modified Time: 2023-05-26T15:34:45-04:00</text:p>
      <text:p text:style-name="P4">
Description: None</text:p>
      <text:p text:style-name="P4">
Videos: []</text:p>
      <text:p text:style-name="P4">
Audios: ["<text:a xlink:type="simple" xlink:href="https://www.rfa.org/mandarin/yataibaodao/gangtai/tj-052620231418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0" text:anchor-type="as-char" svg:width="6.9236in" svg:height="4.276998in" draw:z-index="0">
<draw:image xlink:href="../Images/rfamandarin/2023-05-26T14-53-00-04-00/000000.png" xlink:type="simple" xlink:show="embed" xlink:actuate="onLoad" draw:mime-type="image/png"/>
</draw:frame>
The Ministry of Defense's Indican Assistant Minister Elyratner pointed out at a seminar at the Washington Think Tank Strategy and International Research Center on Thursday that the security of the Indo -Pacific region is related to the national interest All channels to talk to the United States. Video Screenshot/CSIS official website <text:a xlink:type="simple" xlink:href="https://www.rfa.org/mandarin/yataibaodao/gangtai/tj-05262023141829.html/@@stream" text:style-name="Internet_20_link" text:visited-style-name="Visited_20_Internet_20_Link">
</text:a>
With the competition and upgrading of the United States and China, the situation in the Taiwan Strait has become the focus of attention from all walks of life. Senior U.S. military officials and many scholars have recently expressed their opinions on the security issues and regional situation in Taiwan.</text:p>
      <text:p text:style-name="P4">
<text:a xlink:type="simple" xlink:href="https://www.rfa.org/mandarin/yataibaodao/junshiwaijiao/tj2-05252023155945.html" text:style-name="Internet_20_link" text:visited-style-name="Visited_20_Internet_20_Link">
<text:span text:style-name="T4">
 U.S. Assistant Defense Director calls: China should restart the US -China hotline </text:span>
</text:a>
  * <text:span text:style-name="T4">
<text:a xlink:type="simple" xlink:href="https://www.rfa.org/mandarin/yataibaodao/junshiwaijiao/tj-05122023093625.html" text:style-name="Internet_20_link" text:visited-style-name="Visited_20_Internet_20_Link">
 </text:a>
</text:span>
</text:p>
      <text:p text:style-name="P4">
China claims that the issue of Taiwan is a "internal affairs", but the international community obviously has different views. Following the Statement of the Seven Kingdoms Group Summit (G7), it opposed to change the status quo of the Taiwan Strait with force and "reiterating the importance of the peace and stability of the Taiwan Strait, which is closely related to the security and prosperity of the international community." High concern.</text:p>
      <text:p text:style-name="P4">
<text:span text:style-name="T4">
 U.S. Assistant Defense Minister calls on Beijing: Do not wait until the crisis occurs again </text:span>
</text:p>
      <text:p text:style-name="P4">
The Ministry of Defense's Indican Assistant Minister Elyratner pointed out at a seminar at the Washington Think Tank Strategy and International Research Center (CSIS) on Thursday that the security of the Indo -Pacific region is related to the national interests of the United States and region, but the Beijing authorities are current Close almost all the channels to talk to the United States: "Unfortunately, whether we propose any official or unofficial calls, meetings, or talks, have been rejected or ignored by China several times ... I want to ask China, 'We need we need to need Wait until the major crisis occurs, does it start to pay attention to the dialogue? 'The US position is that we should talk now instead of waiting for the crisis. "</text:p>
      <text:p text:style-name="P4">
<text:span text:style-name="T4">
 US Assistant Defense Chief: China cannot bear the cost of war in the Taiwan Strait </text:span>
</text:p>
      <text:p text:style-name="P4">
Latner said that in order to ensure the peace and stability of the Taiwan Strait, the US -China communication mechanism is very important: "The Taiwan Strait issue is not only related to the US defense and allies, which is also related to the interaction with China."</text:p>
      <text:p text:style-name="P4">
Latner pointed out that the Bayeng government has always followed the "one -China policy": "The United States has not changed the policy of Taiwan's issues. Taiwan is independent. We believe that maintaining the status quo is the best option for the Indo -Pacific area. "</text:p>
      <text:p text:style-name="P4">
Latner said that the United States will continue to strengthen Taiwan's defense capabilities in accordance with the Taiwan Relations Law, and ensure that the threat of China's force: "According to the" Taiwan Relations Law ", the United States must adhere to the commitment to assist Taiwan to develop defense capabilities. This The item also requires the United States to be able to deal with China's possible coercion, and we will continue to do so .... I have confidence that our current scarcation is very powerful, so American officials often say that the "Taiwan Strait War is not unavoidable, nor is it nearby nearby In front of you '. Beijing will not be willing to bear the huge costs generated by war, we will ensure that this situation is sustainable. "</text:p>
      <text:p text:style-name="P4">
In response to the current development of the Taiwan Strait, Johnaquilino, commander of the United States India Command, also publicly emphasized that the US President and National Defense Minister awarded him two tasks: "First, prevent this (invasion of Taiwan) conflict. ; Second, if the first task fails, be ready to fight and win. "</text:p>
      <text:p text:style-name="P4">
<draw:frame draw:style-name="fr1" draw:name="Image211" text:anchor-type="as-char" svg:width="6.9236in" svg:height="4.841712in" draw:z-index="0">
<draw:image xlink:href="../Images/rfamandarin/2023-05-26T14-53-00-04-00/000001.png" xlink:type="simple" xlink:show="embed" xlink:actuate="onLoad" draw:mime-type="image/png"/>
</draw:frame>
The commander -in -chief of the United States India Command Aquilino has recently publicly emphasized that the US President and the Secretary of Defense have awarded him two tasks: "First, prevent this (invading Taiwan) conflict; second, if the first task fails, the first task fails Then be ready to fight and win. " (Associated Press picture) [] <text:a xlink:type="simple" xlink:href="https://www.rfa.org/mandarin/yataibaodao/gangtai/tj-05262023141829.html/ap23075398292965.jpg" text:style-name="Internet_20_link" text:visited-style-name="Visited_20_Internet_20_Link">
</text:a>
On Thursday, the Brookings Society of Washington Think Tank also held another seminar to pay attention to the future development of the situation in Taiwan.</text:p>
      <text:p text:style-name="P4">
<text:span text:style-name="T4">
 Ge Laiyi: Whether Xi Jinping has a "red line" pressure on Taiwan </text:span>
</text:p>
      <text:p text:style-name="P4">
Bonnieglaser, Director of the Indian Project Director of the Washington Think Rugates, pointed out at the meeting that she agreed that the US officials said that "the Taiwan Strait War is not unavoidable or nearby", but the premise is as long as you only need "If Taiwan announces independence, if Taiwan and the United States sign a common defense agreement, or if the United States recognizes Taiwan as an independent sovereign country, whether Xi Jinping believes that the PLA is ready, he will have pressure on Taiwan's martial arts. ","</text:p>
      <text:p text:style-name="P4">
Ge Laiyi emphasized that China's policy on Taiwan has not changed fundamentally. Xi Jinping has not given up "peace and unification Taiwan", nor does it set up a time point for Taiwan. At the same time, high -level officials of Chinese officials also know that the PLA has not been prepared: "Both the people or the military leaders clearly know that there are still many defects in combat and command in combat and command. The degree is not enough to win the regional war. "</text:p>
      <text:p text:style-name="P4">
** Scholars call: Do not help Beijing transition to rendering the Taiwan Strait War.</text:p>
      <text:p text:style-name="P4">
Kharistempleman, a researcher at the Hoover Research Institute of Stanford University in the United States, appealed at the meeting that the possibility of the outside world should not over -renders the conflict of the Taiwan Strait: "I worry, the possibility of over -rendering the war of Taiwan Straits will help the Communist Party of China. If the outside world, the outside world will be. I believe that China will recover Taiwan at the cost, which will actually be conducive to China. China hopes that the outside world and Taiwan believe that the cost of war in the Taiwan Strait is too much, so it is better to give up or surrender. "</text:p>
      <text:p text:style-name="P4">
Reporter: Tang Yuanyuan Responsible: He Ping.com Editor: Hong Wei</text:p>
      <text:p text:style-name="P4">
News Source: <text:a xlink:type="simple" xlink:href="https://www.rfa.org/mandarin/yataibaodao/gangtai/tj-05262023141829.html" text:style-name="Internet_20_link" text:visited-style-name="Visited_20_Internet_20_Link">
https://www.rfa.org/mandarin/yataibaodao/gangtai/tj-05262023141829.html</text:a>
</text:p>
      <!--NEWS-->
      <text:h text:style-name="P10" text:outline-level="1">
<text:span text:style-name="T4">
The United States continues to support Ukraine to fight against Russia, but reiterates that it has not fought against Russia</text:span>
</text:h>
      <text:p text:style-name="P4">
Author: chinese@voanews.com (美国之音)</text:p>
      <text:p text:style-name="P4">
Publisher: 美国之音中文网 (Type: NewsMediaOrganization)</text:p>
      <text:p text:style-name="P4">
Published Time: 2023-05-26T15:01:03+08:00</text:p>
      <text:p text:style-name="P4">
Modified Time: 2023-05-26 07:01:03Z</text:p>
      <text:p text:style-name="P4">
Description: US Secretary of Defense Laud Austen emphasized on Thursday (May 25) that the United States did not fight against Russia, but Washington will continue to support Ukraine against Russia.</text:p>
      <text:p text:style-name="P4">
Videos: []</text:p>
      <text:p text:style-name="P4">
Images: []</text:p>
      <text:p text:style-name="P4">
Categories: ['美国', '乌克兰局势']</text:p>
      <text:p text:style-name="P4">
Type: None</text:p>
      <!--METADATA-->
      <text:p text:style-name="P4">
Nonenone</text:p>
      <text:p text:style-name="P4">
News Source: <text:a xlink:type="simple" xlink:href="https://www.voachinese.com/a/us-emphasize-it-s-not-at-war-with-russia-20230526/7110108.html" text:style-name="Internet_20_link" text:visited-style-name="Visited_20_Internet_20_Link">
https://www.voachinese.com/a/us-emphasize-it-s-not-at-war-with-russia-20230526/7110108.html</text:a>
</text:p>
      <!--NEWS-->
      <text:h text:style-name="P10" text:outline-level="1">
<text:span text:style-name="T4">
"Observation": fake online stores pack Chinese goods into European fashion</text:span>
</text:h>
      <text:p text:style-name="P4">
Author: None (Language: zh)</text:p>
      <text:p text:style-name="P4">
Publisher: None</text:p>
      <text:p text:style-name="P4">
Time: 2023-05-26T15:03:00Z</text:p>
      <text:p text:style-name="P4">
Description: A survey by a reporter from the Swiss Observation News shows that many fashion online stores have sold counterfeit products from China under the banner of running Paris, Amsterdam or Zurich.</text:p>
      <text:p text:style-name="P4">
Videos: []</text:p>
      <text:p text:style-name="P4">
Images: ["<text:a xlink:type="simple" xlink:href="https://static.dw.com/image/17093114_303.jpg" text:style-name="Internet_20_link" text:visited-style-name="Visited_20_Internet_20_Link">
17093114_303.jpg</text:a>
"]</text:p>
      <text:p text:style-name="P4">
Subject: 经济纵横</text:p>
      <text:p text:style-name="P4">
Subjects: ['德中关系', '岛屿主权争端', '专题报道：全景观看“习马会”', '中国', '中共十九大', '瑞士']</text:p>
      <text:p text:style-name="P4">
Keywords: ['观察报', '中国', '假网店', '网店', '时装', '瑞士']</text:p>
      <text:p text:style-name="P4">
Id: 65746922</text:p>
      <!--METADATA-->
      <text:p text:style-name="P4">
<text:a xlink:type="simple" xlink:href="https://www.dw.com/zh/overlay/image/article/65746922/17093114" text:style-name="Internet_20_link" text:visited-style-name="Visited_20_Internet_20_Link">
 <draw:frame draw:style-name="fr1" draw:name="Image212" text:anchor-type="as-char" svg:width="6.9236in" svg:height="3.896998in" draw:z-index="0">
<draw:image xlink:href="../Images/dwzh/2023-05-26T15-03-00Z/17093114_303.jpg" xlink:type="simple" xlink:show="embed" xlink:actuate="onLoad" draw:mime-type="image/jpeg"/>
</draw:frame>
</text:a>
(Voice of Germany Chinese) Paulrosenbach.com, MoniqueMeijer.nl, Mariefragonoir.com, Claudemartin.com --- Open the webpage of the above-mentioned fashion, you will find that in addition to the different languages used, the quality currency is completely different. In the same, the models in the photos are Westerners. The slogans of promotion are sustainable and fashionable. Each piece of clothing shoes and hats sold out of the original price and discount on another. Although the webpage is known as Zurich Fashion, Amsterdam Fashion or Swiss Fashion, according to the Swiss Observation News (Bilick)The reporter's survey, the clothing sold is actually produced in China.</text:p>
      <text:p text:style-name="P4">
The newspaper published a shopping experience on the webpage of a pseudonym giuliah. She bought two pairs of sneakers and a pair of pants and spent 160 Swiss francs. A pair of name "Air Forceflower", the shoe is printed with "Air". When she bought it, she thought it was Nike's Air Force. After 10 days, the goods arrived, and the sneakers were packed in plastic bags, and there was no shoe box. She thought Nike shoes were actually cheap products imitating Nike. The sticky glue was a bit off, and the brand was called "Fashion". The other pair of soles of the shoe is hard, and the pants are too large. If you want to return the goods, you must write an email. The answer is that because she bought a discount product, she could not refund the money. She could only give a voucher on the webpage. The only way to return the goods is to send the goods to the shipper in Hong Kong. The customer has to pay the fare of 50 Swiss francs. Giuliah. Knowing that she is right, because all the products on the website are discounted, and she doesn't want to shop on this website anyway.</text:p>
      <text:p text:style-name="P4">
The reporter of the Observation News then investigated this incident and found that the operator of Paulrosenbach.com operated a similar online store in Europe, some called "Monique Meijer", known as the Netherlands, and some called "Claude Martin" ". Or "Marie Fragonoir", known as France. Behind them are "MB Consultingltd." And "ACESSOIREIRES &amp; Designs LTD.", the address is in Hong Kong. Before the relevant reports of the Observation News on May 22, the operator information of Paulrosenbach.com showed "ACESSOIREIRES &amp; Designs LTD.", and after the report, it became "mbconsultingltd.". None of these two operators were registered in Switzerland. In addition, Mariefragonoir.com webpage, known as Paris Fashion, has cited users to the online shop of Claudemartin. The URL and store names are not one of the obvious features of fake online stores.</text:p>
      <text:p text:style-name="P4">
The "Observation Daily" reporter also found that although the online business operators from Amsterdam and Paris show that they are not the above companies, they have the same phone number as them. The same is true of Norahansen.com, another online shop that claims to be Norwegian fashion.</text:p>
      <text:p text:style-name="P4">
("Observation News", etc.)</text:p>
      <text:p text:style-name="P4">
_ © 2023_ _ Year_ ____ Germany Voice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观察报》：假网店把中国货包装成欧洲时装/a-65746922" text:style-name="Internet_20_link" text:visited-style-name="Visited_20_Internet_20_Link">
https://www.dw.com/zh/《观察报》：假网店把中国货包装成欧洲时装/a-65746922?maca=chi-rss-chi-all-1127-rdf</text:a>
</text:p>
      <!--NEWS-->
      <text:h text:style-name="P10" text:outline-level="1">
<text:span text:style-name="T4">
Thailand's Tourism Director hopes to set off a "pagoda boom" worldwide</text:span>
</text:h>
      <text:p text:style-name="P4">
Author: 联合早报 (Person)</text:p>
      <text:p text:style-name="P4">
Publisher: 联合早报 (Organization)</text:p>
      <text:p text:style-name="P4">
Published Time: 2023-05-26T15:15</text:p>
      <text:p text:style-name="P4">
Modified Time: 2023-05-26T16:00</text:p>
      <text:p text:style-name="P4">
Description: Thailand Tourism (TAT) plans to create the leader of the Party Party as the "tourist ambassador" of Thailand, hoping to set off a "pagoda boom" worldwide to strive for more international tourists to travel to Thailand. The 42 -year -old pagoda is seeking to become the next Prime Minister of Thailand. Thailand "National ...</text:p>
      <text:p text:style-name="P4">
Videos: []</text:p>
      <text:p text:style-name="P4">
Audios: []</text:p>
      <text:p text:style-name="P4">
Images: []</text:p>
      <text:p text:style-name="P4">
Type: NewsArticle</text:p>
      <text:p text:style-name="P4">
Breadcrumbs: ['即时', '国际']</text:p>
      <text:p text:style-name="P4">
Keywords: ['泰国', '前进党', '披塔', '旅游', '游客']</text:p>
      <!--METADATA-->
      <text:p text:style-name="P4">
Thailand Tourism (TAT) plans to create the leader of the Party Party as the "tourist ambassador" of Thailand, hoping to set off a "pagoda boom" worldwide to strive for more international tourists to travel to Thailand.</text:p>
      <text:p text:style-name="P4">
The 42 -year -old pagoda is seeking to become the next Prime Minister of Thailand.</text:p>
      <text:p text:style-name="P4">
Thailand's "National Daily" reported that Thailand's Tourism Administration Director Yuthasaksupasurn said on Thursday (May 25) that Pagoda is the best candidate for Thailand's travel ambassador because he is welcomed by young people.</text:p>
      <text:p text:style-name="P4">
Yutasa said that the Pagoda can assist Thailand to attract more foreign tourists to Thailand, especially young tourists from China, South Korea and Japan.</text:p>
      <text:p text:style-name="P4">
"If the Tower agrees to serve as a tourist ambassador to Thailand, it will definitely help us, because he has the characteristics of an excellent opinion leader."</text:p>
      <text:p text:style-name="P4">
In the national election on May 14, the Qianxian Party's election in the next house achieved an overwhelming victory. Under the leadership of the pagoda, the Qianjin Party and the other seven political parties include formed an alliance for the Thai party, and they are striving for the formation of a joint government.</text:p>
      <text:p text:style-name="P4">
News Source: <text:a xlink:type="simple" xlink:href="https://www.zaobao.com.sg/realtime/world/story20230526-1398461" text:style-name="Internet_20_link" text:visited-style-name="Visited_20_Internet_20_Link">
https://www.zaobao.com.sg/realtime/world/story20230526-1398461</text:a>
</text:p>
      <!--NEWS-->
      <text:h text:style-name="P10" text:outline-level="1">
<text:span text:style-name="T4">
The US April PCE increased bomb 4.4% increase in interest rate increase in June increased</text:span>
</text:h>
      <text:p text:style-name="P4">
Publisher: 法新社</text:p>
      <text:p text:style-name="P4">
Published Time: 2023-05-26T15:32:08+00:00</text:p>
      <text:p text:style-name="P4">
Modified Time: 2023-05-26T15:20:04+00:00</text:p>
      <text:p text:style-name="P4">
Description: (Agence France -Presse Washington, 26th) Data released today show that the Federal Federal Council (FED) the most closely concerned about inflation indicators personal consumption expenditure price index (PCE) increased in April. The chance of raising interest rates in the Fed in June increa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5-26T15-32-08-00-00/000000.png" xlink:type="simple" xlink:show="embed" xlink:actuate="onLoad" draw:mime-type="image/png"/>
</draw:frame>
The U.S. Department of Commerce announced that the US PCE in April rose 4.4%compared with the same period last year, and increased by 4.2%in March. It was the first rising since January this year. Essence</text:p>
      <text:p text:style-name="P4">
According to the US Department of Commerce, the increase in the US PCE in April has increased by the previous month.</text:p>
      <text:p text:style-name="P4">
After removing the fluctuating grain and energy prices, the annual growth rate of the US core PCE in April also rose to 4.7%.</text:p>
      <text:p text:style-name="P4">
The Fed Chairman Jeromepowell has said that the Bank of America is adopting a "data -oriented method" to make the next monetary policy decision. The Fed will evaluate the June meeting that in order to reduce the US inflation rate back to its long -term target 2%, it is necessary to increase interest rates again.</text:p>
      <text:p text:style-name="P4">
Analysts have always paid close attention to the remarks issued by members of the Federal Reserve Interest Rate Decision Committee to find the clues of how officials interpret the latest economic data.</text:p>
      <text:p text:style-name="P4">
Some members of the Federal Federal Public Marketing Committee (FOMC), including Ball, have hinted that the interest rate hike may be far enough to cool down; however, Lorie Logan, president of Dallasfed When some other members have expressed it, the interest rate hikes will be raised again in the policy conference that supports on June 14.</text:p>
      <text:p text:style-name="P4">
News Source: <text:a xlink:type="simple" xlink:href="https://www.rfi.fr/cn/%E8%B4%A2%E7%BB%8F%E5%BF%AB%E8%AE%AF/20230526-%E7%BE%8E%E5%9B%BD4%E6%9C%88pce%E6%B6%A8%E5%B9%85%E5%BC%B9%E5%9B%9E4-4-6%E6%9C%88%E5%8D%87%E6%81%AF%E6%9C%BA%E7%8E%87%E5%A2%9E" text:style-name="Internet_20_link" text:visited-style-name="Visited_20_Internet_20_Link">
https://www.rfi.fr/cn/%E8%B4%A2%E7%BB%8F%E5%BF%AB%E8%AE%AF/20230526-%E7%BE%8E%E5%9B%BD4%E6%9C%88pce%E6%B6%A8%E5%B9%85%E5%BC%B9%E5%9B%9E4-4-6%E6%9C%88%E5%8D%87%E6%81%AF%E6%9C%BA%E7%8E%87%E5%A2%9E</text:a>
</text:p>
      <!--NEWS-->
      <text:h text:style-name="P10" text:outline-level="1">
<text:span text:style-name="T4">
China is retreat: Thirty -four years later, the meaning of the establishment of the June 4th Memorial Hall (Dai Zhongren/Wang Dan/Yan Kefu) | Asia wants to talk about it</text:span>
</text:h>
      <text:p text:style-name="P4">
Author: None</text:p>
      <text:p text:style-name="P4">
Publisher: Radio Free Asia (Organization)</text:p>
      <text:p text:style-name="P4">
Published Time: 2023-05-26T16:00:00-04:00</text:p>
      <text:p text:style-name="P4">
Modified Time: 2023-05-26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88615in" draw:z-index="0">
<draw:image xlink:href="../Images/rfamandarin/2023-05-26T16-00-00-04-00/000000.png" xlink:type="simple" xlink:show="embed" xlink:actuate="onLoad" draw:mime-type="image/png"/>
</draw:frame>
 <text:a xlink:type="simple" xlink:href="https://www.rfa.org/mandarin/duomeiti/yazhou-henxiangliao/yz-05262023125125.html/@@images/image" text:style-name="Internet_20_link" text:visited-style-name="Visited_20_Internet_20_Link">
</text:a>
Radio of Liberty Asia</text:p>
      <text:p text:style-name="P4">
We are about to usher in the 34th anniversary of the 1989 #Tiananmen incident. Unlike previous years, the only " #跟 跟" in the world will end up in Manhattan, New York to become a new base for preserving #June 4th Memory and carrying forward the spirit of the June 4th spirit. The leaders of the eight -nine academic movement #八 八 八 八 八 八, introduce the preparations of the June 4th Memorial Museum in the show, and the enthusiasm of Chinese young people in the process. The Memorial Hall spent eight months to raise 500,000 yuan required for the first stage, most of which were small donations of dozens or hundreds of yuan, and many 89.64 donations. On the other hand, the domestic and international situation in China has changed a lot, making Chinese society have permeated the undercurrent that has not been in the past 20 or 30 years. After the June Fourth Democratic Games in 1989, did the new generation of young people have the motivation to resist?</text:p>
      <text:p text:style-name="P4">
News Source: <text:a xlink:type="simple" xlink:href="https://www.rfa.org/mandarin/duomeiti/yazhou-henxiangliao/yz-05262023125125.html" text:style-name="Internet_20_link" text:visited-style-name="Visited_20_Internet_20_Link">
https://www.rfa.org/mandarin/duomeiti/yazhou-henxiangliao/yz-05262023125125.html</text:a>
</text:p>
      <!--NEWS-->
      <text:h text:style-name="P10" text:outline-level="1">
<text:span text:style-name="T4">
Blintken will visit the NATO new member country Finland to make a speech.</text:span>
</text:h>
      <text:p text:style-name="P4">
Publisher: 法新社</text:p>
      <text:p text:style-name="P4">
Published Time: 2023-05-26T16:02:07+00:00</text:p>
      <text:p text:style-name="P4">
Modified Time: 2023-05-26T15:50:01+00:00</text:p>
      <text:p text:style-name="P4">
Description: (Agence France -Presse, Washington, 26th) The State Department of the United States said today that Secretary of State Antony Blinken will visit Finnish, a new member of the North Atlantic Convention (NATO) next week, and will speak to support Ukraine against Russia's inva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5-26T16-02-07-00-00/000000.png" xlink:type="simple" xlink:show="embed" xlink:actuate="onLoad" draw:mime-type="image/png"/>
</draw:frame>
The U.S. State Department issued a statement that Brinton will visit Sweden, Norway and Finland from May 29th to June 2nd to deepen cross -Gate -Greater Ocean in national security and economic priorities.</text:p>
      <text:p text:style-name="P4">
Blint will visit Helsinki, the capital of Finland from June 1st to 2nd, and will make a speech at that time, "emphasizing Russia's aggression against Ukraine in all aspects is a strategic failure."</text:p>
      <text:p text:style-name="P4">
News Source: <text:a xlink:type="simple" xlink:href="https://www.rfi.fr/cn/%E5%9B%BD%E9%99%85%E6%8A%A5%E9%81%93/20230526-%E5%B8%83%E6%9E%97%E8%82%AF%E5%B0%86%E8%AE%BF%E5%8C%97%E7%BA%A6%E6%96%B0%E6%88%90%E5%91%98%E5%9B%BD%E8%8A%AC%E5%85%B0-%E5%8F%91%E8%A1%A8%E6%BC%94%E8%AF%B4%E6%8C%BA%E4%B9%8C%E6%8A%97%E4%BF%84" text:style-name="Internet_20_link" text:visited-style-name="Visited_20_Internet_20_Link">
https://www.rfi.fr/cn/%E5%9B%BD%E9%99%85%E6%8A%A5%E9%81%93/20230526-%E5%B8%83%E6%9E%97%E8%82%AF%E5%B0%86%E8%AE%BF%E5%8C%97%E7%BA%A6%E6%96%B0%E6%88%90%E5%91%98%E5%9B%BD%E8%8A%AC%E5%85%B0-%E5%8F%91%E8%A1%A8%E6%BC%94%E8%AF%B4%E6%8C%BA%E4%B9%8C%E6%8A%97%E4%BF%84</text:a>
</text:p>
      <!--NEWS-->
      <text:h text:style-name="P10" text:outline-level="1">
<text:span text:style-name="T4">
Studies: Chronic and acute pain are related to different parts of the brain</text:span>
</text:h>
      <text:p text:style-name="P4">
Author: 联合早报 (Person)</text:p>
      <text:p text:style-name="P4">
Publisher: 联合早报 (Organization)</text:p>
      <text:p text:style-name="P4">
Published Time: 2023-05-26T16:05</text:p>
      <text:p text:style-name="P4">
Modified Time: 2023-05-26T19:14</text:p>
      <text:p text:style-name="P4">
Description: A US study found that chronic pain is related to activities in a specific area of the cerebral cortex, and the related brain activity model is different from acute pain. This discovery is expected to provide new ideas for the treatment of chronic pain. Xinhua News Agency reported on Friday (May 26) that this item was in California in the United States ...</text:p>
      <text:p text:style-name="P4">
Videos: []</text:p>
      <text:p text:style-name="P4">
Audios: []</text:p>
      <text:p text:style-name="P4">
Images: []</text:p>
      <text:p text:style-name="P4">
Type: NewsArticle</text:p>
      <text:p text:style-name="P4">
Breadcrumbs: ['即时', '国际']</text:p>
      <text:p text:style-name="P4">
Keywords: ['美国', '研究']</text:p>
      <!--METADATA-->
      <text:p text:style-name="P4">
A US study found that chronic pain is related to activities in a specific area of the cerebral cortex, and the related brain activity model is different from acute pain. This discovery is expected to provide new ideas for the treatment of chronic pain.</text:p>
      <text:p text:style-name="P4">
Xinhua News Agency reported on Friday (May 26) that the research conducted by the University of California, San Francisco, and other institutions of the United States. For the first time monitoring the relationship between chronic pain and brain activity of human body, and published in the British "Nature · Neuroscience" magazine superior.</text:p>
      <text:p text:style-name="P4">
Data show that about 30%of people around the world are plagued by chronic pain, but the current therapy has no obvious effect on most cases, especially neurological pain, such as painful limb pain after stroke or amputation. In the past, most of the studies relied on patients to conduct subjective descriptions of pain, and they didn't know much about related neurological indicators.</text:p>
      <text:p text:style-name="P4">
The research team recruited four patients who suffered chronic pain due to stroke or amputation, and implanted electrodes and stimulators in their brain to record two areas related to pain in the brain -orbitofrontalcortex and ATERIOR Cingulating Cortex activity.</text:p>
      <text:p text:style-name="P4">
Volunteers write down the subjective feelings during chronic pain. At the same time, the equipment records the brain activity of 30 seconds, which is carried out many times a day for a maximum of six months. They also received hot stimulus experiments to record brain activity when acute pain occurred.</text:p>
      <text:p text:style-name="P4">
The analysis results show that chronic pain is related to the continuous changes of the orbital cortex activity, and acute pain is associated with the front buckle back to the cortex activity.</text:p>
      <text:p text:style-name="P4">
Researchers hope to conduct larger -scale experiments to deepen the relationship between pain and brain activity, identify personalized neurological indicators for patients, and help develop and treat equipment or drugs.</text:p>
      <text:p text:style-name="P4">
News Source: <text:a xlink:type="simple" xlink:href="https://www.zaobao.com.sg/realtime/world/story20230526-1398471" text:style-name="Internet_20_link" text:visited-style-name="Visited_20_Internet_20_Link">
https://www.zaobao.com.sg/realtime/world/story20230526-1398471</text:a>
</text:p>
      <!--NEWS-->
      <text:h text:style-name="P10" text:outline-level="1">
<text:span text:style-name="T4">
Campaign the first national strategy of anti -Seding -Palace released a national strategy</text:span>
</text:h>
      <text:p text:style-name="P4">
Author: chinese@voanews.com (美国之音)</text:p>
      <text:p text:style-name="P4">
Publisher: 美国之音中文网 (Type: NewsMediaOrganization)</text:p>
      <text:p text:style-name="P4">
Published Time: 2023-05-26T16:05:02+08:00</text:p>
      <text:p text:style-name="P4">
Modified Time: 2023-05-26 08:05:02Z</text:p>
      <text:p text:style-name="P4">
Description: In recent years, the violent behavior of members of the Jewish community and the increasing anti -Jewie beliefs have increased. The White House released the first national strategy to combat anti -Jewishism on Thursday (May 25), and has obtained the famous American Jews and the famous American Jewish and Support of Muslim groups.</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white-house-release-first-ever-antisemitism-strategy-20230526/7110126.html" text:style-name="Internet_20_link" text:visited-style-name="Visited_20_Internet_20_Link">
https://www.voachinese.com/a/white-house-release-first-ever-antisemitism-strategy-20230526/7110126.html</text:a>
</text:p>
      <!--NEWS-->
      <text:h text:style-name="P10" text:outline-level="1">
<text:span text:style-name="T4">
Drug pollution caused by Mexican hospitals died in two Americans suspected meningitis</text:span>
</text:h>
      <text:p text:style-name="P4">
Author: 联合早报 (Person)</text:p>
      <text:p text:style-name="P4">
Publisher: 联合早报 (Organization)</text:p>
      <text:p text:style-name="P4">
Published Time: 2023-05-26T16:12</text:p>
      <text:p text:style-name="P4">
Modified Time: 2023-05-26T16:57</text:p>
      <text:p text:style-name="P4">
Description: Mexican President Lopez said on Thursday (May 25) that the two hospitals in Matimros, a border city in northern Mexico, used contaminated drugs, causing some patients to be infected and died of suspected meningitis. Xinhua News Agency reported that according to the US Disease Control and Prevention Center (CDC) ...</text:p>
      <text:p text:style-name="P4">
Videos: []</text:p>
      <text:p text:style-name="P4">
Audios: []</text:p>
      <text:p text:style-name="P4">
Images: []</text:p>
      <text:p text:style-name="P4">
Type: NewsArticle</text:p>
      <text:p text:style-name="P4">
Breadcrumbs: ['即时', '国际']</text:p>
      <text:p text:style-name="P4">
Keywords: ['美国', '墨西哥', '死亡']</text:p>
      <!--METADATA-->
      <text:p text:style-name="P4">
Mexican President Lopez said on Thursday (May 25) that the two hospitals in Matimros, a border city in northern Mexico, used contaminated drugs, causing some patients to be infected and died of suspected meningitis.</text:p>
      <text:p text:style-name="P4">
Xinhua News Agency reported that according to the US Centers for Disease Control and Prevention (CDC), Mexico recently discovered a number of American patients who had undergone surgery in Mexico and suffered from suspected fungal meningitis.</text:p>
      <text:p text:style-name="P4">
Two patients have died as of May 24, and another 224 Americans who had undergone surgery in these two hospitals from January 1st to May 13th this year faced the risk of infection. The two hospitals were temporarily closed on May 13.</text:p>
      <text:p text:style-name="P4">
According to Reuters, 3 or four hundred patients in Matamoros may be affected by this and killed 10 people.</text:p>
      <text:p text:style-name="P4">
At a press conference on Thursday, Lopez was asked during the incident that the Mexican Ministry of Health was undergoing investigations. At present, two hospitals are known to be polluted by anesthesia drugs for surgery. Death of meningitis. However, he did not announce the number of deaths, nor did he explain the infection of Mexican patients.</text:p>
      <text:p text:style-name="P4">
The American Centers for Disease Control said that fungal meningitis is not contagious. The health institutions of both US -Mexico are continuing to investigate whether there are similar infections in other hospitals.</text:p>
      <text:p text:style-name="P4">
Meningitis may be caused by viruses, bacteria, trauma or fungi. Symptoms include fever, headache, neck stiffness, nausea, vomiting and sensitivity to light.</text:p>
      <text:p text:style-name="P4">
News Source: <text:a xlink:type="simple" xlink:href="https://www.zaobao.com.sg/realtime/world/story20230526-1398476" text:style-name="Internet_20_link" text:visited-style-name="Visited_20_Internet_20_Link">
https://www.zaobao.com.sg/realtime/world/story20230526-1398476</text:a>
</text:p>
      <!--NEWS-->
      <text:h text:style-name="P10" text:outline-level="1">
<text:span text:style-name="T4">
Buy a house for "negative payment"? Shenzhen regulatory unit needs to check</text:span>
</text:h>
      <text:p text:style-name="P4">
Author: None</text:p>
      <text:p text:style-name="P4">
Publisher: Radio Free Asia (Organization)</text:p>
      <text:p text:style-name="P4">
Published Time: 2023-05-26T16:22:13-04:00</text:p>
      <text:p text:style-name="P4">
Modified Time: 2023-05-26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947024in" draw:z-index="0">
<draw:image xlink:href="../Images/rfamandarin/2023-05-26T16-22-13-04-00/000000.png" xlink:type="simple" xlink:show="embed" xlink:actuate="onLoad" draw:mime-type="image/png"/>
</draw:frame>
The picture shows a building near Haiyue Garden in Shenzhen <text:a xlink:type="simple" xlink:href="https://www.rfa.org/mandarin/Xinwen/9-05262023161516.html/@@images/image" text:style-name="Internet_20_link" text:visited-style-name="Visited_20_Internet_20_Link">
</text:a>
Reuters information picture</text:p>
      <text:p text:style-name="P4">
The Chinese real estate market has been cold, and new recruits for selling houses have continued. In Chongqing, Shenzhen and other places, the phenomenon of "negative first payment" and "zero down payment" in Chongqing, Shenzhen and other places have attracted attention. According to the Chinese media "Zhongxin Jingwei" report, negative payment "means that buyers not only need to pay the down payment, but also can be renovated and other funds.</text:p>
      <text:p text:style-name="P4">
For example, "Zhongxin Jingwei", a set of 5.2 million yuan in real estate in Luohu District, Shenzhen can loan 5.7 million yuan, which means that the down payment not only does not need to "pay for it", but also loans more than 500,000 yuan from the bank. I am afraid that it violates violated it Related financial credit policies.</text:p>
      <text:p text:style-name="P4">
On May 26, the Shenzhen Real Estate Intermediary Association issued a solemn reminder on "Prosperity to Prohibit the participation/assistance of" buying a house negative payment "and" zero down payment "and other violations of laws and illegal acts" to prepare to rectify.</text:p>
      <text:p text:style-name="P4">
"Zhongxinwei" also published Zhang Dawei, the chief analyst of Central Plains Real Estate on the same day that the "negative payment" house purchase is essentially a "high -review high loan" model, which is a illegal act of fraud. Wang Yuli, director of the Beijing Gold Prosecution Law Firm, also believes that this approach is obviously illegal and there are many legal risks. Using this model often needs to sign the "Yin and Yang Contract", which is also illegal in itself.</text:p>
      <text:p text:style-name="P4">
Responsible editor: Chen Pinjie</text:p>
      <text:p text:style-name="P4">
News Source: <text:a xlink:type="simple" xlink:href="https://www.rfa.org/mandarin/Xinwen/9-05262023161516.html" text:style-name="Internet_20_link" text:visited-style-name="Visited_20_Internet_20_Link">
https://www.rfa.org/mandarin/Xinwen/9-05262023161516.html</text:a>
</text:p>
      <!--NEWS-->
      <text:h text:style-name="P10" text:outline-level="1">
<text:span text:style-name="T4">
Li Hui met with Russian Foreign Minister, and once asked Europe to accept the facts of Russia's occupation of Ukrainian territory</text:span>
</text:h>
      <text:p text:style-name="P4">
Author: None</text:p>
      <text:p text:style-name="P4">
Publisher: Radio Free Asia (Organization)</text:p>
      <text:p text:style-name="P4">
Published Time: 2023-05-26T16:26:00-04:00</text:p>
      <text:p text:style-name="P4">
Modified Time: 2023-05-26T16:2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5-26T16-26-00-04-00/000000.png" xlink:type="simple" xlink:show="embed" xlink:actuate="onLoad" draw:mime-type="image/png"/>
</draw:frame>
The Chinese government's "Eurasian Affairs Special Representative" Li Hui met with Russian Foreign Minister Sergei Lavrov on Friday (May 26). <text:a xlink:type="simple" xlink:href="https://www.rfa.org/mandarin/Xinwen/10-05262023162336.html/@@images/image" text:style-name="Internet_20_link" text:visited-style-name="Visited_20_Internet_20_Link">
</text:a>
Reuters pictures of the Chinese government's "Eurasian Affairs Special Representative" Li Hui met with Russian Foreign Minister Sergeilavrov on Friday (May 26). The last stop for visiting 5 European countries. According to the Russian Ministry of Foreign Affairs, Lavrov thanked Li Hui and Beijing for their "balance stance" on war issues, and said that Russia is committed to conflict "political and diplomatic solutions." Western officials who cited the informed Western officials of the Wallstreetjournal of the United States said that Li Hui has conveyed clear information that the United States' allies in Europe should safeguard their autonomy and urge immediately to stop the fire, allowing Russia to manage the Ukrainian land occupied by Russia. Essence Western officials who are familiar with the content of the business said that Li Hui urged European governments to regard China as an economic replacement plan for the United States, and said that they should take action quickly and let them end before the spread of Russia and Ukraine. It is reported that these western officials believe that it is too early to deny the efforts of the Beijing authorities, but considering the close relationship between China and Russia, they questioned that China has the ability to mediate as a honest mediation in any negotiation. These officials also said that it was impossible to achieve peace before the Russian army withdrew from Ukraine. After visiting Germany on Wednesday, Li Hui arrived in Russia on Friday. A spokesman for the German Ministry of Foreign Affairs said on the 26th that the German government has demanded that the Chinese envoy Li Hui "put pressure on Russia" to allow the Russian army to withdraw troops from Ukraine. Responsible editor: Chen Pinjie</text:p>
      <text:p text:style-name="P4">
News Source: <text:a xlink:type="simple" xlink:href="https://www.rfa.org/mandarin/Xinwen/10-05262023162336.html" text:style-name="Internet_20_link" text:visited-style-name="Visited_20_Internet_20_Link">
https://www.rfa.org/mandarin/Xinwen/10-05262023162336.html</text:a>
</text:p>
      <!--NEWS-->
      <text:h text:style-name="P10" text:outline-level="1">
<text:span text:style-name="T4">
"Asia Pacific Report" May 26, 2023 Audio</text:span>
</text:h>
      <text:p text:style-name="P4">
Author: None</text:p>
      <text:p text:style-name="P4">
Publisher: Radio Free Asia (Organization)</text:p>
      <text:p text:style-name="P4">
Published Time: 2023-05-26T17:00:48-04:00</text:p>
      <text:p text:style-name="P4">
Modified Time: 2023-05-26T17:00:48-04:00</text:p>
      <text:p text:style-name="P4">
Description: None</text:p>
      <text:p text:style-name="P4">
Videos: []</text:p>
      <text:p text:style-name="P4">
Audios: ["<text:a xlink:type="simple" xlink:href="https://www.rfa.org/mandarin/apr-audio/yp-05262023093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88615in" draw:z-index="0">
<draw:image xlink:href="../Images/rfamandarin/2023-05-26T17-00-48-04-00/000000.png" xlink:type="simple" xlink:show="embed" xlink:actuate="onLoad" draw:mime-type="image/png"/>
</draw:frame>
 <text:a xlink:type="simple" xlink:href="https://www.rfa.org/mandarin/apr-audio/yp-05262023093826.html/@@images/image" text:style-name="Internet_20_link" text:visited-style-name="Visited_20_Internet_20_Link">
</text:a>
Free Asia Radio Drawing <text:a xlink:type="simple" xlink:href="https://www.rfa.org/mandarin/apr-audio/yp-05262023093826.html/@@stream" text:style-name="Internet_20_link" text:visited-style-name="Visited_20_Internet_20_Link">
</text:a>
The main content of this show:</text:p>
      <text:p text:style-name="P4">
On the eve of the 34th anniversary of the June 4th incident, Tiananmen's mother reiterated the three demands of "truth, compensation, accountability";</text:p>
      <text:p text:style-name="P4">
2 . Hunan debt collection company Yongxiong announced its closure, and 179 employees were detained by the police in different places;</text:p>
      <text:p text:style-name="P4">
3 . The United States launched military aid operations against Taiwan. The first batch of acupuncture missiles arrived in Taiwan;</text:p>
      <text:p text:style-name="P4">
4 . The Taiwan Executive Yuan announced that the provisions of the "people of mainland China are also the people of the Republic of China" are discontinued today;</text:p>
      <text:p text:style-name="P4">
5 . The British issued the "Hong Kong Issue Half -year Report" calling for the abolition of the Hong Kong version of the National Security Law.</text:p>
      <text:p text:style-name="P4">
News Source: <text:a xlink:type="simple" xlink:href="https://www.rfa.org/mandarin/apr-audio/yp-05262023093826.html" text:style-name="Internet_20_link" text:visited-style-name="Visited_20_Internet_20_Link">
https://www.rfa.org/mandarin/apr-audio/yp-05262023093826.html</text:a>
</text:p>
      <!--NEWS-->
      <text:h text:style-name="P10" text:outline-level="1">
<text:span text:style-name="T4">
Russia launched off multiple missiles and drones to attack the Ukraine to attack the Ukraine</text:span>
</text:h>
      <text:p text:style-name="P4">
Author: 联合早报 (Person)</text:p>
      <text:p text:style-name="P4">
Publisher: 联合早报 (Organization)</text:p>
      <text:p text:style-name="P4">
Published Time: 2023-05-26T17:04</text:p>
      <text:p text:style-name="P4">
Modified Time: 2023-05-26T22:12</text:p>
      <text:p text:style-name="P4">
Description: On Thursday, Russia launched a new round of blows to Kiev in Ukraine's capital Kiev, Diebelo, and the eastern region. The Ukraine troops shot down 10 missiles and 23 drones. Reuters reports that the Russian army at around 10 pm on Thursday (May 25) (Singapore on Friday ... Singapore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俄乌战争', '俄罗斯', '乌克兰', '无人机', '基辅']</text:p>
      <!--METADATA-->
      <text:p text:style-name="P4">
On Thursday, Russia launched a new round of blows to Kiev in Ukraine's capital Kiev, Diebelo, and the eastern region. The Ukraine troops shot down 10 missiles and 23 drones.</text:p>
      <text:p text:style-name="P4">
Reuters reported that the Russian army launched a new round of blows at about 10 pm on Thursday (May 25) at about 10 pm (Singapore on Friday at 5 am). It continued until 5 am on Friday (26th) and launched 17 missiles and dispatches. 31 Iranian drones.</text:p>
      <text:p text:style-name="P4">
<draw:frame draw:style-name="fr1" draw:name="Image219" text:anchor-type="as-char" svg:width="6.9236in" svg:height="4.615733in" draw:z-index="0">
<draw:image xlink:href="../Images/zaobao world/2023-05-26T17-04/000000.png" xlink:type="simple" xlink:show="embed" xlink:actuate="onLoad" draw:mime-type="image/png"/>
</draw:frame>
Russia launched a new round of blows, hitting a transportation facility in the central city of Diebero, and firefighters extinguished the fire at the scene. (Reuters)</text:p>
      <text:p text:style-name="P4">
The Ukrainian President's Office issued a statement saying that a oil depot in the suburbs of Kharkiv, a city in the northeast, caused a fire after being hit twice, and the equipment for pumping oil products was also damaged.</text:p>
      <text:p text:style-name="P4">
The Russian army has increased its attack on Ukraine this month. Obviously, it is necessary to destroy Ukraine's logistics and infrastructure before launching a counterattack.</text:p>
      <text:p text:style-name="P4">
A medical facility in Dnipropropropetrovs, Dnibro, killed two people and was injured by 30 people. Rescuers are starting the rescue at the scene, and the number of casualties may continue to increase.</text:p>
      <text:p text:style-name="P4">
<draw:frame draw:style-name="fr1" draw:name="Image220" text:anchor-type="as-char" svg:width="6.9236in" svg:height="4.615733in" draw:z-index="0">
<draw:image xlink:href="../Images/zaobao world/2023-05-26T17-04/000001.png" xlink:type="simple" xlink:show="embed" xlink:actuate="onLoad" draw:mime-type="image/png"/>
</draw:frame>
A medical facility in the city of Dniello in central Ukraine was attacked by Russian missiles. (Reuters)</text:p>
      <text:p text:style-name="P4">
Local governor Lezak said: "This is a very difficult night ... The sound is loud, and the enemy has launched a large -scale attack with missiles and drones ... Diebero suffered losses."</text:p>
      <text:p text:style-name="P4">
In addition to Dieberlo Peter, Halkov is also damaged by many civil houses and industrial facilities. Kiev has a shopping mall, a residential house and several cars.</text:p>
      <text:p text:style-name="P4">
News Source: <text:a xlink:type="simple" xlink:href="https://www.zaobao.com.sg/realtime/world/story20230526-1398492" text:style-name="Internet_20_link" text:visited-style-name="Visited_20_Internet_20_Link">
https://www.zaobao.com.sg/realtime/world/story20230526-1398492</text:a>
</text:p>
      <!--NEWS-->
      <text:h text:style-name="P10" text:outline-level="1">
<text:span text:style-name="T4">
GDP and employment data are higher than the expected US economic recession.</text:span>
</text:h>
      <text:p text:style-name="P4">
Author: chinese@voanews.com (金谷)</text:p>
      <text:p text:style-name="P4">
Publisher: 美国之音中文网 (Type: NewsMediaOrganization)</text:p>
      <text:p text:style-name="P4">
Published Time: 2023-05-26T17:07:26+08:00</text:p>
      <text:p text:style-name="P4">
Modified Time: 2023-05-26 09:07:26Z</text:p>
      <text:p text:style-name="P4">
Description: The US Department of Commerce Economic Analysis (BEA) issued an announcement on Thursday (May 25) that the actual domestic GDP (GDP) increased an annual interest rate by 1.3%in the first quarter, slightly higher than the first estimate of 1.1%. This shows that although inflation is higher than the initial level, economic growth is still faster than initial expectations.</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us-economy-beats-back-dubious-recession-fears-after-gdp-jobs-data-top-expectations-20230526/7110152.html" text:style-name="Internet_20_link" text:visited-style-name="Visited_20_Internet_20_Link">
https://www.voachinese.com/a/us-economy-beats-back-dubious-recession-fears-after-gdp-jobs-data-top-expectations-20230526/7110152.html</text:a>
</text:p>
      <!--NEWS-->
      <text:h text:style-name="P10" text:outline-level="1">
<text:span text:style-name="T4">
Column | Night Talk Zhongnanhai: Twenty is far from that Xi Jinping's considering "successor" for himself</text:span>
</text:h>
      <text:p text:style-name="P4">
Author: None</text:p>
      <text:p text:style-name="P4">
Publisher: Radio Free Asia (Organization)</text:p>
      <text:p text:style-name="P4">
Published Time: 2023-05-26T17:09:00-04:00</text:p>
      <text:p text:style-name="P4">
Modified Time: 2023-05-26T17:23:44-04:00</text:p>
      <text:p text:style-name="P4">
Description: None</text:p>
      <text:p text:style-name="P4">
Videos: []</text:p>
      <text:p text:style-name="P4">
Audios: ["<text:a xlink:type="simple" xlink:href="https://www.rfa.org/mandarin/zhuanlan/yehuazhongnanhai/gx-052620231439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4.612011in" draw:z-index="0">
<draw:image xlink:href="../Images/rfamandarin/2023-05-26T17-09-00-04-00/000000.png" xlink:type="simple" xlink:show="embed" xlink:actuate="onLoad" draw:mime-type="image/png"/>
</draw:frame>
In March 2023, the CCP leader Xi Jinping was "elected" President at the National People's Congress. Reuters information picture <text:a xlink:type="simple" xlink:href="https://www.rfa.org/mandarin/zhuanlan/yehuazhongnanhai/gx-05262023143937.html/@@stream" text:style-name="Internet_20_link" text:visited-style-name="Visited_20_Internet_20_Link">
</text:a>
A few days ago, the Wall Street Journal of the United States published an article signed by Chun Hanwong, "Throughout the Mystery of Xi Jinping's Class", saying that "he (Xi Jinping) broke the ten -year governance cycle established by the previous Chinese leaders and in the party in the party, and in the party Consistent confidence in the interior, the age of these relatives, and the qualifications, are not enough to stir up the successors of the successor. "</text:p>
      <text:p text:style-name="P4">
According to the author of the article: "Xi Jinping, who is about to be 70 years old in June this June, this is a mystery he intentionally set. Under the case of unclear successors, the elite in the party needs to be careful to help Xi Jinping Maintain control and strive for time to evaluate the potential successors ... "</text:p>
      <text:p text:style-name="P4">
A few days ago, several Chinese media introduced the article by Dr. Wu Guoguang, a scholar published by the Institute of Policy of the American Asian Association in this month.</text:p>
      <text:p text:style-name="P4">
Dr. Wu Guoguang's article pointed out: The average age of the new Politburo members appointed by the 20th National Congress of the Communist Party of China was more than five years ago, ten years ago, or even twenty years ago. At the same time, after the 20th National Congress, Xi Jinping began to increase the post -60s and 70s upper position. However, Xi is the first leader who has not arranged a successor "Prince" since Deng Xiaoping.</text:p>
      <text:p text:style-name="P4">
Mr. Guoguang's "Prince" here is in the sense of "successor", not in the sense of "skirt". That is, the word Xi Jinping once used at the party meeting, "Chu Jun."</text:p>
      <text:p text:style-name="P4">
According to Wu Guoguang's calculation, the average age of the Politburo Standing Committee selected in October 2022 was 65.1 years old, 62.9 years in 2017, 63.1 years in 2012, and 62.0 years in 2002. This reflects Xi Jinping's deliberately promoting officials in his tenure and postponed the trend of promoting young officials.</text:p>
      <text:p text:style-name="P4">
The average age of the Standing Committee of the Politburo Standing Committee held in the 20th National Congress of the Communist Party of China held in October last year, the reason why the Standing Committee of the 18th Central Political Bureau of the Central Committee and the 16th Central Politburo Standing Committee of the Standing Committee of the Standing Committee of the Political Bureau of the 16th Central Politburo was more than ten years ago. Yes, first because Xi Jinping himself broke the "seven, eight and eight", and the second was that Wang Huning, who was already 67 years old at the time of the 20th National Congress, was left in office. That is, Cai Qi, who is 66 years old, is Li Xi. In this way, the average age was pulled up.</text:p>
      <text:p text:style-name="P4">
Of course, in the newly promoted Politburo Standing Committee member of the Twenty National Congress, there was finally a post -60s, Ding Xuexiang, a member of the last Central Political Bureau and secretary of the Secretariat, born in September 1962.</text:p>
      <text:p text:style-name="P4">
However, Ding Xuexiang, the only post -60s of the Standing Committee of the Political Bureau of the 20th Central Committee, was also over 60 years old at the conference. When he held the 17th National Congress of the Communist Party of China 15 years ago, at the same time Xi Jinping and Li Keqiang, who are directly promoted to the Standing Committee of the Seventeenth Central Political Bureau, became the general secretary and the premier of the State Council, "spare tires".</text:p>
      <text:p text:style-name="P4">
If you compare it further, in the 16th National Congress of the Communist Party of China held in 2002, nine Politburo Standing Committee members were mainly 40s, and there were 3 30 generations, but they were born in the late 1930s. Among them, Hu Jintao and Wen Jiabao of the General Secretary of the successor and the Premier of the State Council are 60 years old, Wu Bangguo, the chairman of the National People's Congress, is 61 years old, Jia Qinglin, chairman of the CPPCC National Committee of the CPPCC, is 62 years old. He became the youngest member of the Political Bureau of the Politburo after the Twelfth National Congress of the Communist Party of China.</text:p>
      <text:p text:style-name="P4">
Here is another emphasis. Hu Jintao and Wen Jiabao, who were 16 years ago, were successfully successively successively successively successively successively successively successively. Today, the only post -60s post -60s, Ding Xuexiang, who is just 60 years old, is just a succession of a executive deputy prime minister.</text:p>
      <text:p text:style-name="P4">
In this way, when you can fully explain that Xi Jinping is considering the twenty high -level personnel arrangements, while determining that he is re -elected for the third and five years, in fact, there is no perspective from the "age echelon". That is, the issue of the "first -one hand handling" problem held by the Planning Council at the Twenty -first class held around October 2010.</text:p>
      <text:p text:style-name="P4">
For example, the author of the Shangwal Street Journal article analyzed that the secret establishment system of the Qing Dynasty was the invention of the Emperor Yongzheng, which was ascended to the throne in 1722. He was deeply felt in the tragedy of his father Kangxi Emperor Kangxi in the world. He decided to choose the secret of Chu Jun after his lifetime, and after his death, the ministers saw the widow of the imperial heir to see. Yongzheng believes that the establishment of secrets can reduce the risk of the princes, so as not to let the emperor's power fall next to the reign, and also avoid Chu Jun from competing for power from the emperor.</text:p>
      <text:p text:style-name="P4">
Today, three hundred years later, Xi Jinping, the biggest power of China's power after Mao Zedong, also seems to be happy. Xi Jinping, who opened the third general secretary last year, can choose his successor and successor time, but he has been reluctant to show the cards.</text:p>
      <text:p text:style-name="P4">
The author believes that in the article, Xi Jinping's private considerations of "successors" and the secret establishment of the "Qing Dynasty (emperor)" are far -fetched. The more accurate analysis should be that Xi Jinping's third term has undoubtedly had the third and fifth determination to design his third term. And this determined psychological factors, in addition to "the world's big people" and "who I am" from the perspective of ability, there are also "picking two hundred pounds of burden to take 20 miles of mountain roads and do not change shoulders" and " The "physical health, forever health" of "5 kilometers per day" is extremely confident. Therefore, at least when the age composition of the "leadership collective" of the third term that accompanied himself in the third term last year, Xi Jinping may consider the problem of the second hand and the third hand ... Announcement, consider his successor's succession tire. From his self -use analysis, he would not even consider his so -called "potential successor" from the perspective of "preventing accidents".</text:p>
      <text:p text:style-name="P4">
When four candidates of the Standing Committee of the Politburo of the Twenty of the 20 assigned specific positions, Xi Jinping also seemed to consider how to avoid the problem of "successor".</text:p>
      <text:p text:style-name="P4">
At this point, we might as well return the time back to the 20th National Congress of the Communist Party of China last year.</text:p>
      <text:p text:style-name="P4">
At that time, the outside world commented or "internal news", and Ding Xuexiang, then Ding Xuexiang, was optimistic about the "big inner manager", but there was no analysis article. None of the "according to Beijing news," mentioned that Ding Xuexiang will be the executive vice prestigious vice prestigious of the State Council.The New York Times article also analyzed: Ding Xuexiang, 60, is the youngest member of the Standing Committee. But many analysts say that because of the lack of provincial leadership experience, he is unlikely to become Xi Jinping's successor. In this sense, for Xi Jinping, he may be the best candidate for fish and bear's paw: loyalty but not threatening.</text:p>
      <text:p text:style-name="P4">
In other words, Ding Xuexiang's 20th major "entered", which was originally considered to be "nailed" by the outside world.</text:p>
      <text:p text:style-name="P4">
However, if Xi Jinping's personnel arrangement of the Standing Committee of the Politburo of the 20th National Congress of Politburo is the most "not published in accordance with the card", or the least "follow -up" is to take a day of the deputy prime minister of the State Council, or even Li Qiang, who has never experienced the work experience of the State Council for half a day, was directly promoted to the Prime Minister of the State Council from the position of the secretary of the Shanghai Municipal Party Committee. It has never been in the post of the "Inner Management" of the government leaders or government departments from the grassroots level to the central government or the government departments.</text:p>
      <text:p text:style-name="P4">
Theore to theoretically, when Xi Jinping must further use himself as the leader of the Shanghai Municipal Party Committee and his second general secretary, Ding Xuexiang, who is in the term of office of his second general secretary, judges in accordance with "common sense". Ding Xuexiang should take over the job of Wang Huning, member of the Standing Committee of the 19th Central Political Bureau, and analyzes from the perspective of logically and familiar. So why not arrange this?</text:p>
      <text:p text:style-name="P4">
Imagine that if Xi Jinping after the 20th National Congress must make Ding people "enter", it is not because Ding is not arranged as the executive deputy prime minister of the State Council, but is arranged as a de facto party "Deputy Secretary" Then, whether it is inside or outside the party, there will definitely be Xi Jinping's nine -year -old Ding Xuexiang who is nine years older than himself.</text:p>
      <text:p text:style-name="P4">
In comparison, Xi Jinping arranged for Cai Qi, who was in the age group as the party's second leader, and did not constitute the "age echelon", which would not cause unnecessary conjectures of "successors". In fact, after the 20th National Congress of the Communist Party of China, when Cai Qi replaced Wang Huning's "Deputy Secretary", he was confirmed by his new Politburo Standing Committee and the Secretary of the Secretary of the Central Committee (1). It was the perspective of "Vice Chairman Lin" around Mao Zedong, but it was only from the perspective of "intimate assistant of" great leaders ", not from the perspective of" successor selected by the great leader himself ".</text:p>
      <text:p text:style-name="P4">
Of course, on the premise of rewarding Ding Xuexiang as a member of the Politburo Standing Committee of the State -level National -level, there is no other choice for its specific job arrangements. Such as the Secretary of the Central Commission for Discipline Inspection. As for the positions of the chairman of the National People's Congress and the chairman of the CPPCC National Committee, since it was arranged to give a re -elected member of the Politburo Standing Committee in the 1950s, it naturally excluded the post -60s and was the first time to enter the applicability of Ding Xuexiang.</text:p>
      <text:p text:style-name="P4">
So in the distribution of the two specific positions of the State Council Executive Vice Premier and Secretary of the Central Commission for Discipline Inspection, Xi Jinping gave Ding Xuexiang the post of executive deputy prime minister of the State Council. Obviously, he had a consideration of the next five years.</text:p>
      <text:p text:style-name="P4">
Regarding the so -called "seven, eight below", there is no need to explain in detail here. After the 20th National Congress of the Communist Party of China last year, it was questioned that Xi Jinping "broke the hidden rules of seven up and eight." But in fact, in addition to Xi Jinping himself, only the military representative Zhang Youxia and the diplomatic representative Wang Yi are "exceptions". All other deputy national levels including the political bureau members are not members of the Politburo. "Age" is still "seven, eight and eight".</text:p>
      <text:p text:style-name="P4">
It should be noted that in addition to Xi Jinping himself, the 20th Political Bureau of the Political Bureau of the Central Committee is also the principle of strictly obeying the principle of "seven, eight, and eight". Out of the situation, and Cai Qi, who is 67 years old, is often entered.</text:p>
      <text:p text:style-name="P4">
One of the most convincing facts is that under the premise of failing to re -elected the Politburo Standing Committee because of age, Han being able to be arranged as a national vice chairman by Wang Qishan five years ago. Out of the situation is not politically losing Xi Jinping, but just like Wang Qishan, five years ago, the simple age.</text:p>
      <text:p text:style-name="P4">
In addition, the former member of the 19th Central Politburo, Secretary of the Secretariat and Minister of the Central Team. Xi Jinping's "Shangpu Brothers" Chen Xi when he was a student of workers and soldiers in Tsinghua University. Being able to obtain the opportunity to be promoted to the Standing Committee of the Politburo on the 20th National Congress is enough to explain that Xi Jinping's "hidden rules" in the decision of the 20th high -level personnel, or "age bar" "" ".</text:p>
      <text:p text:style-name="P4">
At this point, we will compare the six and twenty Central Political Bureau Standing Committee members of Xi Jinping one by one, and we can see that Xi Jinping's purpose is 5 years, that is, the existing 20 of the 2027 will be held in 2027. The Standing Committee of the Political Bureau of the Central Committee, from Cai Qi to Zhao Leji, from Wang Huning to Li Xi, coupled with Li Qiang, born in 1959, must be "due to age", leaving only Xi Jinping and Ding Xuexiang for re -election. At that time, Ding Xuexiang replaced the post of Prime Minister Li Qiang's post.</text:p>
      <text:p text:style-name="P4">
In fact, before the 20th National Congress of the Communist Party of China, a commentator who had guessed that Hu Chunhua would take over as the Prime Minister's position. One of the reasons he held was that Hu Chunhua was one year younger than Ding Xuexiang's age advantage. After deciding that he could take over Prime Minister Li Keqiang, he could be re -elected as Li Keqiang as Li Keqiang. Two sessions, and the premiers of the State Council for two sessions are important factor in maintaining the relatively stable work of the State Council and relatively coherent governance.</text:p>
      <text:p text:style-name="P4">
However, now that Xi Jinping has arranged for the 21 -year -old Li Qiang to take over the post of prime minister, the inner abacus is likely to be the Central Party and the main head of politics except Xi Jinping. Whether it is the "Deputy Secretary" or the Prime Minister of the State Council, whether it is the chairman of the National People's Congress or the chairman of the National Committee of the Chinese People's Political Consultative Conference, whether it is the Secretary of the Central Discipline Inspection Commission or the Vice President of the Standing Committee.(This episode is chaired and broadcast by high -tech)(The article only represents the personal position and point of view of the special commentator))</text:p>
      <text:p text:style-name="P4">
News Source: <text:a xlink:type="simple" xlink:href="https://www.rfa.org/mandarin/zhuanlan/yehuazhongnanhai/gx-05262023143937.html" text:style-name="Internet_20_link" text:visited-style-name="Visited_20_Internet_20_Link">
https://www.rfa.org/mandarin/zhuanlan/yehuazhongnanhai/gx-05262023143937.html</text:a>
</text:p>
      <!--NEWS-->
      <text:h text:style-name="P10" text:outline-level="1">
<text:span text:style-name="T4">
Column | Weekend Tea House: What does the June 4th Memorial Hall on the June 4th 34th Anniversary?</text:span>
</text:h>
      <text:p text:style-name="P4">
Author: None</text:p>
      <text:p text:style-name="P4">
Publisher: Radio Free Asia (Organization)</text:p>
      <text:p text:style-name="P4">
Published Time: 2023-05-26T17:12:00-04:00</text:p>
      <text:p text:style-name="P4">
Modified Time: 2023-05-26T17:14:49-04:00</text:p>
      <text:p text:style-name="P4">
Description: None</text:p>
      <text:p text:style-name="P4">
Videos: []</text:p>
      <text:p text:style-name="P4">
Audios: ["<text:a xlink:type="simple" xlink:href="https://www.rfa.org/mandarin/zhuanlan/teahouse/tea-052620231554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22" text:anchor-type="as-char" svg:width="6.9236in" svg:height="5.1927in" draw:z-index="0">
<draw:image xlink:href="../Images/rfamandarin/2023-05-26T17-12-00-04-00/000000.png" xlink:type="simple" xlink:show="embed" xlink:actuate="onLoad" draw:mime-type="image/png"/>
</draw:frame>
June 4th Memorial Hall <text:a xlink:type="simple" xlink:href="https://www.rfa.org/mandarin/zhuanlan/teahouse/tea-05262023155444.html/@@images/image" text:style-name="Internet_20_link" text:visited-style-name="Visited_20_Internet_20_Link">
</text:a>
The June 4th Memorial Hall is provided by the sea <text:a xlink:type="simple" xlink:href="https://www.rfa.org/mandarin/zhuanlan/teahouse/tea-05262023155444.html/@@stream" text:style-name="Internet_20_link" text:visited-style-name="Visited_20_Internet_20_Link">
</text:a>
The June 4th incident refers to the early morning of June 4, 1989, the Chinese government cleared the student democratic movement centered on Tiananmen Square in Beijing in Beijing. The sound of gunfire and tank cars in Beijing that night shocked the world. China officially announced hundreds of deaths and thousands of people were injured. Many outside public opinion estimates that the number of casualties exceeds the official number.</text:p>
      <text:p text:style-name="P4">
For a long time, the June 4th incident is the most sensitive public opinion for public opinion in China, and the public cannot explore the truth of the June 4th incident.</text:p>
      <text:p text:style-name="P4">
So, what can the June 4th Memorial Hall in New York see? In today's "Weekend Tea House" program, we invite three people who organize this memorial to introduce to everyone. The first is an exclusive interview with Wang Dan, the leader of the first eight or nine academic movements, the convener of the June 4th Memorial Museum of New York, Wang Dan, the chairman of the June 4th Memorial Hall.</text:p>
      <text:p text:style-name="P4">
The 89th Academic Games is also known as the 1989 Democratic Games and June 4th Movement. It is the largest peaceful protest demonstration event after the founding of New China. At the beginning of the movement, it was caused by the event of mourning the former leader of the Communist Party of China, Hu Yaobang, April 15, 1989, and thousands of people gathered in Tiananmen Square to sit on demonstration for several weeks in a row, and put forward requirements for punishment officials and open press freedom. The Chinese government qualified this movement as "turmoil and riot", which cleared the field in the early morning of June 4, 1989.</text:p>
      <text:p text:style-name="P4">
According to Mr. Dahai, the June 4th Memorial Hall in New York, there are more than 100 precious exhibits in this memorial.</text:p>
      <text:p text:style-name="P4">
Essence</text:p>
      <text:p text:style-name="P4">
<draw:frame draw:style-name="fr1" draw:name="Image223" text:anchor-type="as-char" svg:width="6.9236in" svg:height="3.340096in" draw:z-index="0">
<draw:image xlink:href="../Images/rfamandarin/2023-05-26T17-12-00-04-00/000001.png" xlink:type="simple" xlink:show="embed" xlink:actuate="onLoad" draw:mime-type="image/png"/>
</draw:frame>
Inside the June 4th Memorial Hall.(Museum is provided by the sea)  <text:a xlink:type="simple" xlink:href="https://www.rfa.org/mandarin/zhuanlan/teahouse/tea-05262023155444.html/untitled-1.jpg" text:style-name="Internet_20_link" text:visited-style-name="Visited_20_Internet_20_Link">
</text:a>
</text:p>
      <text:p text:style-name="P4">
<draw:frame draw:style-name="fr1" draw:name="Image224" text:anchor-type="as-char" svg:width="6.9236in" svg:height="6.23124in" draw:z-index="0">
<draw:image xlink:href="../Images/rfamandarin/2023-05-26T17-12-00-04-00/000002.png" xlink:type="simple" xlink:show="embed" xlink:actuate="onLoad" draw:mime-type="image/png"/>
</draw:frame>
Inside the June 4th Memorial Hall.(Museum is provided by the sea)  <text:a xlink:type="simple" xlink:href="https://www.rfa.org/mandarin/zhuanlan/teahouse/tea-05262023155444.html/untitled.jpg" text:style-name="Internet_20_link" text:visited-style-name="Visited_20_Internet_20_Link">
</text:a>
Some exhibits at the June 4th Memorial Hall were exhibited at the June 4th Special Exhibition of the Non -Government Specialist Foundation in Washington in the June 4th anniversary of the June 4th of last year. Zhou Fengsuo, founder of Humanitarian Chinese Organization and leader of the first eight or nine school movements in the United States, once worked as a tour guide for this June 4th Special Exhibition and is very familiar with the exhibits. Zhou Fengsuo recently accepted our interviews in the June 4th Memorial Hall in New York, introducing the meaning of the eight -nine -nine school transport cultural relics that made him have a long time to reunite for a long time.</text:p>
      <text:p text:style-name="P4">
The June 4th Memorial Hall is located in Manhattan, New York City. After June 2nd, visitors can make an appointment to visit through the June 4th Memorial website</text:p>
      <text:p text:style-name="P4">
"Weekend Tea House" host Xiao 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teahouse/tea-05262023155444.html" text:style-name="Internet_20_link" text:visited-style-name="Visited_20_Internet_20_Link">
https://www.rfa.org/mandarin/zhuanlan/teahouse/tea-05262023155444.html</text:a>
</text:p>
      <!--NEWS-->
      <text:h text:style-name="P10" text:outline-level="1">
<text:span text:style-name="T4">
Vietnam requires China to investigate ships to leave the exclusive economic zone in China.</text:span>
</text:h>
      <text:p text:style-name="P4">
Author: chinese@voanews.com (杨安)</text:p>
      <text:p text:style-name="P4">
Publisher: 美国之音中文网 (Type: NewsMediaOrganization)</text:p>
      <text:p text:style-name="P4">
Published Time: 2023-05-26T17:17:41+08:00</text:p>
      <text:p text:style-name="P4">
Modified Time: 2023-05-26 09:17:41Z</text:p>
      <text:p text:style-name="P4">
Description: After the Chinese survey ship "Xiangyanghong 10" and its escort ships were asked to leave by the Hanoi authorities after entering the Vietnam exclusive economic zone (EEZ), Beijing said that the ship carried out normal activities in the jurisdiction of the country in the country. The issue of "exclusive economic zone". On Friday (May 26), these vessels are still in the Vietnam exclusive economic zone and close to the natural gas block operated by Russian companies in the South China Sea.</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ese-ships-incursion-of-vietnam-s-eez--20230526/7110157.html" text:style-name="Internet_20_link" text:visited-style-name="Visited_20_Internet_20_Link">
https://www.voachinese.com/a/chinese-ships-incursion-of-vietnam-s-eez--20230526/7110157.html</text:a>
</text:p>
      <!--NEWS-->
      <text:h text:style-name="P10" text:outline-level="1">
<text:span text:style-name="T4">
U.S. debt limited negotiations Progressive European stocks collect high</text:span>
</text:h>
      <text:p text:style-name="P4">
Publisher: 法新社</text:p>
      <text:p text:style-name="P4">
Published Time: 2023-05-26T17:32:10+00:00</text:p>
      <text:p text:style-name="P4">
Modified Time: 2023-05-26T17:05:23+00:00</text:p>
      <text:p text:style-name="P4">
Description: (Agence France -Presse, London, 26th) Although the newly released data increases the chance of raising interest rates, the development of US debt limits has progressed, which may avoid disaster debt defaults and inspire the European stock market to be rai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5-26T17-32-10-00-00/000000.png" xlink:type="simple" xlink:show="embed" xlink:actuate="onLoad" draw:mime-type="image/png"/>
</draw:frame>
The London FTSE 100 Index rose 56.33 points or 0.74%, at 7627.20 points.</text:p>
      <text:p text:style-name="P4">
The Frankfurt DAX Index rose 190.17 points or 1.20%to close at 15983.97 points.</text:p>
      <text:p text:style-name="P4">
The Paris CAC 40 index rose 89.91 points or 1.24%to close at 7319.18 points. (Translator: Xu Ruicheng)</text:p>
      <text:p text:style-name="P4">
News Source: <text:a xlink:type="simple" xlink:href="https://www.rfi.fr/cn/%E8%B4%A2%E7%BB%8F%E5%BF%AB%E8%AE%AF/20230526-%E7%BE%8E%E5%80%BA%E9%99%90%E5%8D%8F%E5%95%86%E5%87%BA%E7%8E%B0%E8%BF%9B%E5%B1%95-%E6%AC%A7%E8%82%A1%E6%94%B6%E9%AB%98" text:style-name="Internet_20_link" text:visited-style-name="Visited_20_Internet_20_Link">
https://www.rfi.fr/cn/%E8%B4%A2%E7%BB%8F%E5%BF%AB%E8%AE%AF/20230526-%E7%BE%8E%E5%80%BA%E9%99%90%E5%8D%8F%E5%95%86%E5%87%BA%E7%8E%B0%E8%BF%9B%E5%B1%95-%E6%AC%A7%E8%82%A1%E6%94%B6%E9%AB%98</text:a>
</text:p>
      <!--NEWS-->
      <text:h text:style-name="P10" text:outline-level="1">
<text:span text:style-name="T4">
The latest "Hong Kong Issue Half -year Report" in the UK calls on the abolition of the Hong Kong version of the National Security and Hong Kong Government: Resolutely oppose British malicious slander</text:span>
</text:h>
      <text:p text:style-name="P4">
Author: chinese@voanews.com (金谷)</text:p>
      <text:p text:style-name="P4">
Publisher: 美国之音中文网 (Type: NewsMediaOrganization)</text:p>
      <text:p text:style-name="P4">
Published Time: 2023-05-26T18:00:35+08:00</text:p>
      <text:p text:style-name="P4">
Modified Time: 2023-05-26 10:00:35Z</text:p>
      <text:p text:style-name="P4">
Description: The Hong Kong authorities have condemned the British government on Friday (May 26) to call for the cancellation of China's National Security Law for imposing in Hong Kong. The United Kingdom said that the law was used to persecute and "suppress and slander" to support democracy.</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hits-back-at-uk-call-for-security-law-to-be-scrapped-20230526/7110181.html" text:style-name="Internet_20_link" text:visited-style-name="Visited_20_Internet_20_Link">
https://www.voachinese.com/a/hong-kong-hits-back-at-uk-call-for-security-law-to-be-scrapped-20230526/7110181.html</text:a>
</text:p>
      <!--NEWS-->
      <text:h text:style-name="P10" text:outline-level="1">
<text:span text:style-name="T4">
The crash of the Japanese startup moon landing device is related to the error of high calculation</text:span>
</text:h>
      <text:p text:style-name="P4">
Author: 联合早报 (Person)</text:p>
      <text:p text:style-name="P4">
Publisher: 联合早报 (Organization)</text:p>
      <text:p text:style-name="P4">
Published Time: 2023-05-26T18:34</text:p>
      <text:p text:style-name="P4">
Modified Time: 2023-05-26T19:20</text:p>
      <text:p text:style-name="P4">
Description: Japanese start -ups ISPACE said that the crash of the lunar lander launched in April is related to highly error calculation, which means that the landor has exhausted fuel before landing on the moon. A month ago, the ISPACE Lunar Monthly Project "White Rabbit-R" No. 1 mission (Hakuto-R MI ...</text:p>
      <text:p text:style-name="P4">
Videos: []</text:p>
      <text:p text:style-name="P4">
Audios: []</text:p>
      <text:p text:style-name="P4">
Images: []</text:p>
      <text:p text:style-name="P4">
Type: NewsArticle</text:p>
      <text:p text:style-name="P4">
Breadcrumbs: ['即时', '国际']</text:p>
      <text:p text:style-name="P4">
Keywords: ['日本', '太空']</text:p>
      <!--METADATA-->
      <text:p text:style-name="P4">
Japanese start -ups ISPACE said that the crash of the lunar lander launched in April is related to highly error calculation, which means that the landor has exhausted fuel before landing on the moon.</text:p>
      <text:p text:style-name="P4">
One month ago, the moon lander of the ISPACE Lunar Lunar Lunar Mass 1 (Hakuto-R Mission1) was lost to the ground during the implementation of the landing process in the early morning of April 26, and the moon landing task was not completed.</text:p>
      <text:p text:style-name="P4">
Reuters reports that ISPACE CEO Takeshihakamada said on Friday (May 26): "Through these two tasks, we will increase the relevant knowledge as much as possible so that it can achieve stable commercialization in the future. This is very important. important."</text:p>
      <text:p text:style-name="P4">
It is understood that the White Rabbit-R lander is at a state of perpendicular to the moon when the landing period is ended, but the scheduled time of the landing is not received. Engineers speculated that the landurization of the lander was not much left, and the downward speed rose rapidly. The determination of the lander has crashed on the surface of the moon.</text:p>
      <text:p text:style-name="P4">
The crash of the White Rabbit-R is the latest setback of the Japanese Space Plan. Prior to this, the new generation of Japan's main carrier Rocket H3 Rockets failed due to the ignition of the solid rocket pusher, and the Rockets failed to leave the launcher successfully.</text:p>
      <text:p text:style-name="P4">
ISPACE plans to carry out the second space mission plan in 2024, and another lander will land on the moon with a roaming car.</text:p>
      <text:p text:style-name="P4">
ISPACE also plans to cooperate with US space software developer Draper since 2025 to bring the valid load of the National Aeronautics and Space Agency into the moon, and establish a long -term space personnel moon workstation with a long -term space personnel by 2040.</text:p>
      <text:p text:style-name="P4">
News Source: <text:a xlink:type="simple" xlink:href="https://www.zaobao.com.sg/realtime/world/story20230526-1398521" text:style-name="Internet_20_link" text:visited-style-name="Visited_20_Internet_20_Link">
https://www.zaobao.com.sg/realtime/world/story20230526-1398521</text:a>
</text:p>
      <!--NEWS-->
      <text:h text:style-name="P10" text:outline-level="1">
<text:span text:style-name="T4">
A magnitude 6.2 earthquake occurred in eastern Tokyo, Japan</text:span>
</text:h>
      <text:p text:style-name="P4">
Author: 联合早报 (Person)</text:p>
      <text:p text:style-name="P4">
Publisher: 联合早报 (Organization)</text:p>
      <text:p text:style-name="P4">
Published Time: 2023-05-26T18:56</text:p>
      <text:p text:style-name="P4">
Modified Time: 2023-05-26T20:30</text:p>
      <text:p text:style-name="P4">
Description: A magnitude 6.2 earthquake occurred on Friday (May 26), East Eastern, Japan, but did not trigger the tsunami alert. According to comprehensive reports, the Japan Meteorological Agency said that the earthquake occurred at 7:00 on Friday (at 6 o'clock in Singapore), and buildings in Tokyo and surrounding counties and cities are all ...</text:p>
      <text:p text:style-name="P4">
Videos: []</text:p>
      <text:p text:style-name="P4">
Audios: []</text:p>
      <text:p text:style-name="P4">
Images: []</text:p>
      <text:p text:style-name="P4">
Type: NewsArticle</text:p>
      <text:p text:style-name="P4">
Breadcrumbs: ['即时', '国际']</text:p>
      <text:p text:style-name="P4">
Keywords: ['日本', '地震']</text:p>
      <!--METADATA-->
      <text:p text:style-name="P4">
A magnitude 6.2 earthquake occurred on Friday (May 26), East Eastern, Japan, but did not trigger the tsunami alert.</text:p>
      <text:p text:style-name="P4">
According to comprehensive reports, the Japan Meteorological Agency said that the earthquake occurred at 7:00 on Friday (at 6 o'clock in Singapore). The buildings in Tokyo and surrounding counties and cities were shaking, but no major casualties reported.</text:p>
      <text:p text:style-name="P4">
The epicenter is located near Chiba County in the eastern part of Toast, with a depth of 50 kilometers.</text:p>
      <text:p text:style-name="P4">
The public video screen shows that the buildings near Chibada International Airport are shaking, and the relevant departments are checking the damage of the airport runway.</text:p>
      <text:p text:style-name="P4">
The East Japan Railway Corporation has suspended some train services in Chiba Prefecture.</text:p>
      <text:p text:style-name="P4">
A magnitude 5 earthquake observed in the southern part of Ibaraki Prefecture and the northeast of Chiba Prefecture.</text:p>
      <text:p text:style-name="P4">
News Source: <text:a xlink:type="simple" xlink:href="https://www.zaobao.com.sg/realtime/world/story20230526-1398524" text:style-name="Internet_20_link" text:visited-style-name="Visited_20_Internet_20_Link">
https://www.zaobao.com.sg/realtime/world/story20230526-1398524</text:a>
</text:p>
      <!--NEWS-->
      <text:h text:style-name="P10" text:outline-level="1">
<text:span text:style-name="T4">
The British issued the "Half of the Hong Kong Situation Report" to urge the cancellation of the National Security Law of the Hong Kong District</text:span>
</text:h>
      <text:p text:style-name="P4">
Author: None</text:p>
      <text:p text:style-name="P4">
Publisher: Radio Free Asia (Organization)</text:p>
      <text:p text:style-name="P4">
Published Time: 2023-05-26T2:15:00-04:00</text:p>
      <text:p text:style-name="P4">
Modified Time: 2023-05-26T16:49:25-04:00</text:p>
      <text:p text:style-name="P4">
Description: None</text:p>
      <text:p text:style-name="P4">
Videos: []</text:p>
      <text:p text:style-name="P4">
Audios: ["<text:a xlink:type="simple" xlink:href="https://www.rfa.org/mandarin/yataibaodao/gangtai/jw-0526202313493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26" text:anchor-type="as-char" svg:width="6.9236in" svg:height="5.058695in" draw:z-index="0">
<draw:image xlink:href="../Images/rfamandarin/2023-05-26T2-15-00-04-00/000000.png" xlink:type="simple" xlink:show="embed" xlink:actuate="onLoad" draw:mime-type="image/png"/>
</draw:frame>
British Foreign Minister Claidley(JamesCleverly)Recently, the latest "Hong Kong Half -year Report" was submitted to Congress, saying that China still did not comply with the "Sino -British Joint Statement" and called on Beijing and Hong Kong to abolish the Hong Kong National Security Law. <text:a xlink:type="simple" xlink:href="https://www.rfa.org/mandarin/yataibaodao/gangtai/jw-05262023134936.html/@@images/image" text:style-name="Internet_20_link" text:visited-style-name="Visited_20_Internet_20_Link">
</text:a>
Associated Press picture <text:a xlink:type="simple" xlink:href="https://www.rfa.org/mandarin/yataibaodao/gangtai/jw-05262023134936.html/@@stream" text:style-name="Internet_20_link" text:visited-style-name="Visited_20_Internet_20_Link">
</text:a>
Recently, the British government issued the "Hong Kong Issue Half -year Report", which urged the Beijing authorities to cancel the Hong Kong District National Security Law and express their concerns about Li Zhiying's case. However, some critics believe that the British's move is too "mild", and it cannot prevent Hong Kong from retreat from the rule of law and the unfair trial that Li Zhiying is about to face.</text:p>
      <text:p text:style-name="P4">
<text:a xlink:type="simple" xlink:href="https://www.rfa.org/mandarin/Xinwen/3-05262023110730.html" text:style-name="Internet_20_link" text:visited-style-name="Visited_20_Internet_20_Link">
<text:span text:style-name="T4">
 Two years over 110,000 Hong Kong people holding a BNO visa to move to Britain as high -tech talents </text:span>
</text:a>
  * <text:span text:style-name="T4">
<text:a xlink:type="simple" xlink:href="https://www.rfa.org/mandarin/yataibaodao/gangtai/ec-04212023072020.html" text:style-name="Internet_20_link" text:visited-style-name="Visited_20_Internet_20_Link">
 </text:a>
</text:span>
</text:p>
      <text:p text:style-name="P4">
According to Reuters on May 26, the British Ministry of Foreign Affairs recently submitted to the parliament from July 1 to December 31, 2022, the "Sino -British Joint Statement" in Hong Kong. Guoan Law in the port area.</text:p>
      <text:p text:style-name="P4">
British Foreign Minister Claidley(James Cleverly, also translated: Qi Zhanming)In this report, he pointed out that he emphasized how the Hong Kong authorities used the National Security Law to suppress opponents at the United Nations hearing in February this year, and many of them were detained or forced to exile overseas. He called on the Beijing authorities to implement the suggestions made in a independent investigation report in July last year in a independent investigation report to cancel the "National Security Law" implemented in Hong Kong in Hong Kong in 2020.</text:p>
      <text:p text:style-name="P4">
Clever also stated in the preface that "we stand with our partners to condemn the continuous erosion of Hong Kong citizens and political rights, as well as the continuous erosion of Hong Kong's autonomy."</text:p>
      <text:p text:style-name="P4">
Yuan Gongyi, a well -known Hong Kong activist in Canada and the initiator of the "Hong Kong Parliament", said in an interview with this station that the British move was too "gentle". The government's pressure: "Britain should go to the United Nations and the Hague International Court to sue China to violate the" Sino -British Joint Statement ", but the United Kingdom dare not, and the United Kingdom dares not to sanction many officials in Hong Kong violate the Basic Law and the Sino -British Joint Statement."</text:p>
      <text:p text:style-name="P4">
He mentioned that even at the beginning of this month, Chinese vice chairman Han Zheng also invited Xi Jinping to attend the Coronation ceremony of the British king.</text:p>
      <text:p text:style-name="P4">
The British government pointed out in the above report that the law of law in Hong Kong has been eroded, including the transfer of "the power that once belonged to the judicial institution" to Hong Kong leaders who have been in Beijing, and those who face national security accusations cannot question the government's decision in court.</text:p>
      <text:p text:style-name="P4">
Cleverly mentioned that the Hong Kong media tycoon Li Zhiying, who will face the trial of Guoan in September this year, said that he had proposed to the Li Zhiying case to the Li Zhiying case this month.</text:p>
      <text:p text:style-name="P4">
Yang Jinxia, the convener of the New York Hong Kong people "NY4HK", told the station that the clause of the National Security Law of the Hong Kong District was blurred and the interpretation right was completely belonging to Beijing. Social stability. "</text:p>
      <text:p text:style-name="P4">
"Guoan Law has a great impact on Hong Kong, because this law has no procedures in the law, and many things are vague. It can be sued by what you do." She said, "Also There are conflicts with the human rights law in the world and the "UN Human Rights Charter". For many people, you do not know when the National Security Law is sentenced to being sentenced. "</text:p>
      <text:p text:style-name="P4">
Li Zhiying, 75, was the founder of the Hong Kong "Apple Daily". The newspaper was searched by the police in 2021 and then stopped.</text:p>
      <text:p text:style-name="P4">
<draw:frame draw:style-name="fr1" draw:name="Image227" text:anchor-type="as-char" svg:width="6.9236in" svg:height="4.612011in" draw:z-index="0">
<draw:image xlink:href="../Images/rfamandarin/2023-05-26T2-15-00-04-00/000001.png" xlink:type="simple" xlink:show="embed" xlink:actuate="onLoad" draw:mime-type="image/png"/>
</draw:frame>
Facing Hong Kong media tycoon Li Zhiying (middle), a Hong Kong media tycoon trial of Guoan (Middle School)</text:p>
      <text:p text:style-name="P4">
This station previously reported that the Hong Kong court rejected Li Zhiying's judicial review application on hiring British lawyers to act as an agent of the British lawyer last week. According to the latest bill passed by the Hong Kong legislature, Hong Kong leaders have free tailoring to prevent foreign lawyers from acting as national security cases in Hong Kong. Pan Zhaochu, the chief judge who rejected Li Zhiying's review, stated in the judgment that the Hong Kong court has no judicial jurisdiction over the National Security Council, and the National Security Commission is not challenged by judicial review.</text:p>
      <text:p text:style-name="P4">
Yang Jinxia welcomes Western countries such as the United Kingdom to concern Hong Kong's democratic situation, but she does not have much hope for whether the trial of the upcoming Li Zhiying case can be fair.</text:p>
      <text:p text:style-name="P4">
"In Li Zhiying's case, some of the charges of some business, in the middle (whether) have evidence to sue him, all vague." She said: "Britain should speak more, and I am also glad that they finally speak. But will it affect Li Zhiying better when sentenced, I really have no confidence. "</text:p>
      <text:p text:style-name="P4">
At the same time, the Chinese government responded strongly to the British report. Chinese Foreign Ministry spokesman Mao Ning said at a regular press conference on the 26th that the British party "seriously violates the principles of international law and the basic principles of international relations." She said: "Britain has no sovereignty, governance, and supervision power to Hong Kong after the return. The Chinese government's legal basis for governing Hong Kong is the Chinese Constitution and the Basic Law on Hong Kong, and it is by no means a" Sino -British Joint Statement "."</text:p>
      <text:p text:style-name="P4">
<draw:frame draw:style-name="fr1" draw:name="Image228" text:anchor-type="as-char" svg:width="6.9236in" svg:height="5.459814in" draw:z-index="0">
<draw:image xlink:href="../Images/rfamandarin/2023-05-26T2-15-00-04-00/000002.png" xlink:type="simple" xlink:show="embed" xlink:actuate="onLoad" draw:mime-type="image/png"/>
</draw:frame>
Chinese Foreign Ministry spokesman Mao Ning said at a regular press conference on May 26 that the British report "seriously violates the principles of international law and the basic principles of international relations." (Screenshot of the official website of the Ministry of Foreign Affairs) <text:a xlink:type="simple" xlink:href="https://www.rfa.org/mandarin/yataibaodao/gangtai/jw-05262023134936.html/jw0526.jpg" text:style-name="Internet_20_link" text:visited-style-name="Visited_20_Internet_20_Link">
</text:a>
Yuan Gongyi said: "The" Sino -British Joint Declaration "and the Basic Law both explain that Hong Kong has autonomy. What is" interfered in the internal affairs'? China not only violates the "Joint Declaration", but also violates its own basic law. . The United Kingdom is still too gentle. "</text:p>
      <text:p text:style-name="P4">
The Hong Kong government also stated to the British "Hong Kong Issue Half -year Report" "strong dissatisfaction and resolute opposition." The government commissions released by the Hong Kong authorities on the 25th said that this report is a malicious slander and political attack on Hong Kong under the success of the successful practice of "one country, two systems". Hong Kong affairs that is purely in the Chinese internal affairs. "However, Yuan Gongyi believes that Li Zhiying, as a Hong Kong person holding a British passport, hired foreign lawyer agents in accordance with laws and regulations to avoid unsuccessful trials, which is exactly legitimate.</text:p>
      <text:p text:style-name="P4">
The outside world has noticed that since the implementation of the National Security Law in Hong Kong in Beijing, the relationship between London and Beijing has been nervous, but Dominicjohnson (also translated: Zhuang Dunwen), the Minister of Commerce and Trade the Ministry of Commerce and Trade. Visit British officials.</text:p>
      <text:p text:style-name="P4">
Reporter: Jingwei Responsible Editor: He Ping.com editor: Hong Wei</text:p>
      <text:p text:style-name="P4">
News Source: <text:a xlink:type="simple" xlink:href="https://www.rfa.org/mandarin/yataibaodao/gangtai/jw-05262023134936.html" text:style-name="Internet_20_link" text:visited-style-name="Visited_20_Internet_20_Link">
https://www.rfa.org/mandarin/yataibaodao/gangtai/jw-05262023134936.html</text:a>
</text:p>
      <!--NEWS-->
      <text:h text:style-name="P10" text:outline-level="1">
<text:span text:style-name="T4">
The U.S. debt default period is approaching the two -party negotiation some slight progress</text:span>
</text:h>
      <text:p text:style-name="P4">
Publisher: 法新社</text:p>
      <text:p text:style-name="P4">
Published Time: 2023-05-26T20:02:08+00:00</text:p>
      <text:p text:style-name="P4">
Modified Time: 2023-05-26T19:50:02+00:00</text:p>
      <text:p text:style-name="P4">
Description: (Agence France -Presse, Washington, 26th) The United States Democratic and Republican parties have raised a micro progress in the upper limit of debt bonds today. I hope to avoid debt defaults and strike the world's largest economy a few days la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5-26T20-02-08-00-00/000000.png" xlink:type="simple" xlink:show="embed" xlink:actuate="onLoad" draw:mime-type="image/png"/>
</draw:frame>
Agence France -Presse reported that the US Ministry of Finance estimates that the federal government will exhaust funds on June 1, and the outside world will still have a hope for the two parties to compromise.</text:p>
      <text:p text:style-name="P4">
According to U.S. media reports that have not been proven, the agreement includes raising the upper limit of 31 trillion US dollars in debt. It is 2 years, which means that the dispute between the two parties' debt limits will not reappear before the 2024 presidential election.</text:p>
      <text:p text:style-name="P4">
Kevin McCarthy, Speaker of the Republican House of Representatives, told reporters on the 25th that the two sides negotiated "progress", but said that "neither agreement was reached before both parties agreed."</text:p>
      <text:p text:style-name="P4">
According to the US Ministry of Finance, the federal government will exhaust its funds on June 1 and will not be able to repay some domestic and international debt.</text:p>
      <text:p text:style-name="P4">
On the 29th, the Congress was closed for 10 days due to Memorial Day. President Biden will also go to CAMP David and Drava Private House for vacation.</text:p>
      <text:p text:style-name="P4">
Despite the rest of the Congress, McCarthy said that if members were asked to return to Congress to vote, they would be notified 24 hours ago.</text:p>
      <text:p text:style-name="P4">
US Deputy Secretary of Finance, Wally Adeyemo, told Cable Television News (CNN) that Both Biden and McCarthy focused on avoiding disasters.</text:p>
      <text:p text:style-name="P4">
Ediemo said: "The president is determined, and the Speaker has stated that we must complete something before June."</text:p>
      <text:p text:style-name="P4">
Biden guaranteed the country again yesterday, saying that "there will be no breach of contract." (Translator: Xu Ruicheng)</text:p>
      <text:p text:style-name="P4">
News Source: <text:a xlink:type="simple" xlink:href="https://www.rfi.fr/cn/%E5%9B%BD%E9%99%85%E6%8A%A5%E9%81%93/20230526-%E7%BE%8E%E5%80%BA%E8%BF%9D%E7%BA%A6%E6%9C%9F%E9%99%90%E9%80%BC%E8%BF%91-%E4%B8%A4%E5%85%9A%E5%8D%8F%E5%95%86%E6%9C%89%E4%BA%9B%E5%BE%AE%E8%BF%9B%E5%B1%95" text:style-name="Internet_20_link" text:visited-style-name="Visited_20_Internet_20_Link">
https://www.rfi.fr/cn/%E5%9B%BD%E9%99%85%E6%8A%A5%E9%81%93/20230526-%E7%BE%8E%E5%80%BA%E8%BF%9D%E7%BA%A6%E6%9C%9F%E9%99%90%E9%80%BC%E8%BF%91-%E4%B8%A4%E5%85%9A%E5%8D%8F%E5%95%86%E6%9C%89%E4%BA%9B%E5%BE%AE%E8%BF%9B%E5%B1%95</text:a>
</text:p>
      <!--NEWS-->
      <text:h text:style-name="P10" text:outline-level="1">
<text:span text:style-name="T4">
Swedish Foreign Minister: I still hope to join NATO before July</text:span>
</text:h>
      <text:p text:style-name="P4">
Author: 联合早报 (Person)</text:p>
      <text:p text:style-name="P4">
Publisher: 联合早报 (Organization)</text:p>
      <text:p text:style-name="P4">
Published Time: 2023-05-26T20:37</text:p>
      <text:p text:style-name="P4">
Modified Time: 2023-05-26T22:15</text:p>
      <text:p text:style-name="P4">
Description: Swedish Foreign Minister Bilstron said that Sweden still hopes to become a member of the league at the Vilnius Summit in NATO in July. Reuters reports that Swedish Foreign Minister Tobias Billstrom said on Friday (May 26), "(... (... ...</text:p>
      <text:p text:style-name="P4">
Videos: []</text:p>
      <text:p text:style-name="P4">
Audios: []</text:p>
      <text:p text:style-name="P4">
Images: []</text:p>
      <text:p text:style-name="P4">
Type: NewsArticle</text:p>
      <text:p text:style-name="P4">
Breadcrumbs: ['即时', '国际']</text:p>
      <text:p text:style-name="P4">
Keywords: ['瑞典', '北约']</text:p>
      <!--METADATA-->
      <text:p text:style-name="P4">
Swedish Foreign Minister Bilstron said that Sweden still hopes to become a member of the league at the Vilnius Summit in NATO in July.</text:p>
      <text:p text:style-name="P4">
Reuters reported that Swedish Foreign Minister Tobiasbillstrom said on Friday (May 26), "((Sweden to enter the contract) will not have any B or similar things. Go to Vernis (Summit). "</text:p>
      <text:p text:style-name="P4">
Sweden previously <text:a xlink:type="simple" xlink:href="http://www.zaobao.com/news/world/story20230204-1359492" text:style-name="Internet_20_link" text:visited-style-name="Visited_20_Internet_20_Link">
</text:a>
However, all NATO member states have not been approved. Turkey has repeatedly emphasized that it only supports Finland's applications, and Sweden must take further measures to obtain Turkey's support.</text:p>
      <text:p text:style-name="P4">
Turkey is expected to hold the second round of presidential elections on Sunday (28th). Bilstron said he hoped that the Turkish Parliament would restart the approval procedure of Sweden after the general election.</text:p>
      <text:p text:style-name="P4">
In addition to Turkey, Hungary also opposes Sweden to join NATO, on the grounds that Swedish officials often question Hungarian democratic mechanisms.</text:p>
      <text:p text:style-name="P4">
Bilstron pointed out that it is unclear what objections to Hungary's qualifications to Sweden's appointment. He said, "Sweden firmly believes that Hungary should start approving Sweden to join NATO."</text:p>
      <text:p text:style-name="P4">
Finland officially became the 31st member of NATO in early April, and Turkey and Hungary have not agreed to join NATO in Sweden.</text:p>
      <text:p text:style-name="P4">
NATO will hold a summit in Vilnis, the capital of Lithuania in July. NATO Secretary -General Stoltenberg said in April that member states agreed to make Sweden a member of NATO as soon as possible. According to the regulations, NATO must be "unanimously agreed" in 30 member states to absorb new members.</text:p>
      <text:p text:style-name="P4">
News Source: <text:a xlink:type="simple" xlink:href="https://www.zaobao.com.sg/realtime/world/story20230526-1398553" text:style-name="Internet_20_link" text:visited-style-name="Visited_20_Internet_20_Link">
https://www.zaobao.com.sg/realtime/world/story20230526-1398553</text:a>
</text:p>
      <!--NEWS-->
      <text:h text:style-name="P10" text:outline-level="1">
<text:span text:style-name="T4">
Russia summoned the US ambassador to protest against US officials to make "unacceptable remarks"</text:span>
</text:h>
      <text:p text:style-name="P4">
Author: 联合早报 (Person)</text:p>
      <text:p text:style-name="P4">
Publisher: 联合早报 (Organization)</text:p>
      <text:p text:style-name="P4">
Published Time: 2023-05-26T21:20</text:p>
      <text:p text:style-name="P4">
Modified Time: 2023-05-26T21:45</text:p>
      <text:p text:style-name="P4">
Description: The Russian Ministry of Foreign Affairs summoned a senior US diplomat on Friday (May 26) to protest against the "unacceptable speech" made by White House officials a few days ago. Reuters reports that Moscow has not explicitly stated what the remarks are "unacceptable", but only said that the White House national security consultant ...</text:p>
      <text:p text:style-name="P4">
Videos: []</text:p>
      <text:p text:style-name="P4">
Audios: []</text:p>
      <text:p text:style-name="P4">
Images: []</text:p>
      <text:p text:style-name="P4">
Type: NewsArticle</text:p>
      <text:p text:style-name="P4">
Breadcrumbs: ['即时', '国际']</text:p>
      <text:p text:style-name="P4">
Keywords: ['俄罗斯', '美国', '俄乌战争', '白宫']</text:p>
      <!--METADATA-->
      <text:p text:style-name="P4">
<text:a xlink:type="simple" xlink:href="http://www.zaobao.com/keywords/e-luo-si" text:style-name="Internet_20_link" text:visited-style-name="Visited_20_Internet_20_Link">
 </text:a>
The Ministry of Foreign Affairs summoned senior US diplomats on Friday (May 26) to protest against the "unacceptable speech" made by White House officials a few days ago.</text:p>
      <text:p text:style-name="P4">
Reuters reports that Moscow did not explicitly explain which remarks were "unacceptable", but only said that the White House national security adviser Sha Liwen's remarks recently "actually recognized (Ukraine )'s blow to Crimea."</text:p>
      <text:p text:style-name="P4">
The Russian Ministry of Foreign Affairs said: "It's time to let Washington know that any form of aggression on Russia (initiated) will continue to get the strongest response."</text:p>
      <text:p text:style-name="P4">
It is understood that in an interview with the United States CNN last Sunday (21st), when asked if Ukraine had to have a weapon that could fly to Crimea and attacked Russia's goals, he said: "Yes, we have no restriction on Ukraine to crack down on U -Fang territory within the internationally recognized border."</text:p>
      <text:p text:style-name="P4">
"We (the United States) will not allow Ukraine to attack Russia with American systems and Western systems, but we think that Crimea is Ukraine (territorial)."</text:p>
      <text:p text:style-name="P4">
News Source: <text:a xlink:type="simple" xlink:href="https://www.zaobao.com.sg/realtime/world/story20230526-1398565" text:style-name="Internet_20_link" text:visited-style-name="Visited_20_Internet_20_Link">
https://www.zaobao.com.sg/realtime/world/story20230526-1398565</text:a>
</text:p>
      <!--NEWS-->
      <text:h text:style-name="P10" text:outline-level="1">
<text:span text:style-name="T4">
The market is optimistic about the US debt limits agreement is expected to reach US stocks receiving red</text:span>
</text:h>
      <text:p text:style-name="P4">
Publisher: 法新社</text:p>
      <text:p text:style-name="P4">
Published Time: 2023-05-26T21:32:07+00:00</text:p>
      <text:p text:style-name="P4">
Modified Time: 2023-05-26T21:20:04+00:00</text:p>
      <text:p text:style-name="P4">
Description: (Agence France -Presse, New York, 26th) Investors are optimistic about the United States' approach to reaching a debt limit agreement to avoid disaster debt defaults, and US stocks are r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617581in" draw:z-index="0">
<draw:image xlink:href="../Images/rficn/2023-05-26T21-32-07-00-00/000000.png" xlink:type="simple" xlink:show="embed" xlink:actuate="onLoad" draw:mime-type="image/png"/>
</draw:frame>
The Dow Jones Industrial Index rose 328.69 points, or 1.00%, at 33093.34 points.</text:p>
      <text:p text:style-name="P4">
The S &amp; P 500 index rose 54.17 points, or 1.30%, at 4205.45 points.</text:p>
      <text:p text:style-name="P4">
The Nasdaq index, mainly technology stocks, rose 277.60 points, or 2.19%, at 12975.69 points.</text:p>
      <text:p text:style-name="P4">
The Philadelphia semiconductor index rose by 208.950 points, or 6.26%, at 3545.669 points. (Translator: Xu Ruicheng)</text:p>
      <text:p text:style-name="P4">
News Source: <text:a xlink:type="simple" xlink:href="https://www.rfi.fr/cn/%E8%B4%A2%E7%BB%8F%E5%BF%AB%E8%AE%AF/20230526-%E5%B8%82%E5%9C%BA%E4%B9%90%E8%A7%82%E7%9C%8B%E5%BE%85%E7%BE%8E%E5%80%BA%E9%99%90%E5%8D%8F%E8%AE%AE%E6%9C%89%E6%9C%9B%E8%BE%BE%E6%88%90-%E7%BE%8E%E8%82%A1%E6%94%B6%E7%BA%A2" text:style-name="Internet_20_link" text:visited-style-name="Visited_20_Internet_20_Link">
https://www.rfi.fr/cn/%E8%B4%A2%E7%BB%8F%E5%BF%AB%E8%AE%AF/20230526-%E5%B8%82%E5%9C%BA%E4%B9%90%E8%A7%82%E7%9C%8B%E5%BE%85%E7%BE%8E%E5%80%BA%E9%99%90%E5%8D%8F%E8%AE%AE%E6%9C%89%E6%9C%9B%E8%BE%BE%E6%88%90-%E7%BE%8E%E8%82%A1%E6%94%B6%E7%BA%A2</text:a>
</text:p>
      <!--NEWS-->
      <text:h text:style-name="P10" text:outline-level="1">
<text:span text:style-name="T4">
British bicycle competitions are prohibited from cross -sex athletes in the women's group</text:span>
</text:h>
      <text:p text:style-name="P4">
Author: 联合早报 (Person)</text:p>
      <text:p text:style-name="P4">
Publisher: 联合早报 (Organization)</text:p>
      <text:p text:style-name="P4">
Published Time: 2023-05-26T21:38</text:p>
      <text:p text:style-name="P4">
Modified Time: 2023-05-26T22:17</text:p>
      <text:p text:style-name="P4">
Description: The British Bicycle Association will prohibit cross -sex female athletes from participating in the women's bicycle competition. Agence France -Presse reported that the fairness of the British Bicycle Association announced the fairness of the female athletes to announce this new policy on Friday (May 26), and divided the bicycle competition into "open" and "female ... female ... women ... women ... women ...</text:p>
      <text:p text:style-name="P4">
Videos: []</text:p>
      <text:p text:style-name="P4">
Audios: []</text:p>
      <text:p text:style-name="P4">
Images: []</text:p>
      <text:p text:style-name="P4">
Type: NewsArticle</text:p>
      <text:p text:style-name="P4">
Breadcrumbs: ['即时', '国际']</text:p>
      <text:p text:style-name="P4">
Keywords: ['英国']</text:p>
      <!--METADATA-->
      <text:p text:style-name="P4">
The British Bicycle Association will prohibit cross -sex female athletes from participating in the women's bicycle competition.</text:p>
      <text:p text:style-name="P4">
Agence France -Presse reported that the British Football Association announced the fairness of the female athletes to announce the new policy on Friday (May 26), and divided the bicycle competition into two categories: "open" and "female". It is not clear that the specific implementation date of the new regulations is not yet clear.</text:p>
      <text:p text:style-name="P4">
As soon as the new policy comes out, it means that all transgender athletes in the future can only participate in the bicycle competition of the "public" category. Cross -sex.</text:p>
      <text:p text:style-name="P4">
In 2022, when a cross -sex athlete Emilybridges tried to participate in the National Almighty Championships as a female rider, the British Bicycle Association suspended the previous regulations. She claims that a new policy is a "violent behavior" for cross -gender groups, saying that the association is a "failed organization".</text:p>
      <text:p text:style-name="P4">
The new policy announced by the Bicycle Association is based on a nine -month research results, including the negotiation process with the drivers and stakeholders.</text:p>
      <text:p text:style-name="P4">
Studies have shown that even those who cross -sex can still maintain obvious performance advantages in the body even if the interpreter has inhibited testosterone hormones.</text:p>
      <text:p text:style-name="P4">
The association issued a statement: "Research shows that even if the testosterone is suppressed, transformer women who transform after adolescence can maintain their performance advantages. The purpose of our policy is to promote and promote equal, diversity, and tolerance. Fairness. "</text:p>
      <text:p text:style-name="P4">
"We recognize the impact of suspending the previous policy on transgender and non -transgender. We are sorry for the uncertainty and anxiety of many people during this period."</text:p>
      <text:p text:style-name="P4">
News Source: <text:a xlink:type="simple" xlink:href="https://www.zaobao.com.sg/realtime/world/story20230526-1398571" text:style-name="Internet_20_link" text:visited-style-name="Visited_20_Internet_20_Link">
https://www.zaobao.com.sg/realtime/world/story20230526-1398571</text:a>
</text:p>
      <!--NEWS-->
      <text:h text:style-name="P10" text:outline-level="1">
<text:span text:style-name="T4">
US Treasury Secretary updated the debt's possible default period to June 5th</text:span>
</text:h>
      <text:p text:style-name="P4">
Publisher: 法新社</text:p>
      <text:p text:style-name="P4">
Published Time: 2023-05-26T22:02:08+00:00</text:p>
      <text:p text:style-name="P4">
Modified Time: 2023-05-26T21:35:02+00:00</text:p>
      <text:p text:style-name="P4">
Description: (Agence France -Presse, Washington, 26th) U.S. Treasury Minister Janet Yellen warned today that if Congress failed to agree to raise the upper limit of debt, US debt may be breach on June 5th, and the previous expectations of the previous expected breach of contract may be defaulted on June 1st. The deadline is updated to June 5.</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5-26T22-02-08-00-00/000000.png" xlink:type="simple" xlink:show="embed" xlink:actuate="onLoad" draw:mime-type="image/png"/>
</draw:frame>
According to AFP, Ye Lun wrote to the Federal House Speaker Kevinmccarthy, "According to the latest available data, if Congress has not increased or suspended the upper limit of debt before June 5, we now estimate that the Ministry of Finance will not have sufficient resource performance to perform well. The responsibility of the government. "(Translator: Xu Ruicheng)</text:p>
      <text:p text:style-name="P4">
News Source: <text:a xlink:type="simple" xlink:href="https://www.rfi.fr/cn/%E5%9B%BD%E9%99%85%E6%8A%A5%E9%81%93/20230526-%E7%BE%8E%E5%9B%BD%E8%B4%A2%E9%95%BF%E5%B0%86%E5%80%BA%E5%8A%A1%E5%8F%AF%E8%83%BD%E8%BF%9D%E7%BA%A6%E6%9C%9F%E9%99%90%E6%9B%B4%E6%96%B0%E8%87%B36%E6%9C%885%E6%97%A5" text:style-name="Internet_20_link" text:visited-style-name="Visited_20_Internet_20_Link">
https://www.rfi.fr/cn/%E5%9B%BD%E9%99%85%E6%8A%A5%E9%81%93/20230526-%E7%BE%8E%E5%9B%BD%E8%B4%A2%E9%95%BF%E5%B0%86%E5%80%BA%E5%8A%A1%E5%8F%AF%E8%83%BD%E8%BF%9D%E7%BA%A6%E6%9C%9F%E9%99%90%E6%9B%B4%E6%96%B0%E8%87%B36%E6%9C%885%E6%97%A5</text:a>
</text:p>
      <!--NEWS-->
      <text:h text:style-name="P10" text:outline-level="1">
<text:span text:style-name="T4">
Suspected "being said badly" Nagano County was suspected of killing four people</text:span>
</text:h>
      <text:p text:style-name="P4">
Author: 联合早报 (Person)</text:p>
      <text:p text:style-name="P4">
Publisher: 联合早报 (Organization)</text:p>
      <text:p text:style-name="P4">
Published Time: 2023-05-26T22:10</text:p>
      <text:p text:style-name="P4">
Modified Time: 2023-05-26T22:18</text:p>
      <text:p text:style-name="P4">
Description: The suspect in Nakano City, Nagano Prefecture, Japan, confessed on Friday (May 26) that he was killed with four people with guns and "being killed". Kyodo News reported that the suspect was the Son of the Council of the Nakano City Council, 31 years old, Aoki Michael, Aoyagen Masao. He wa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日本', '枪击案']</text:p>
      <!--METADATA-->
      <text:p text:style-name="P4">
The suspect in Nakano City, Nagano Prefecture, Japan, confessed on Friday (May 26) that he was killed with four people with guns and "being killed".</text:p>
      <text:p text:style-name="P4">
Kyodo News reported that the suspect was the 31 -year -old Son of the Council of the Nakano City Council, Aoyagen Kyoko, who was engaged in agriculture. After killing two police officers and two old women, he hid in his home and confronted the police for 12 hours.</text:p>
      <text:p text:style-name="P4">
After being arrested, Aoki confessed: "I think the victims say bad things about me, so I killed her. I feel that I will be shot and killed, so I also killed the police."</text:p>
      <text:p text:style-name="P4">
The search headquarters of the Nakano County Nakano Police Station will continue to investigate the relationship between Aoki and two victims to determine his motivation to commit crimes.</text:p>
      <text:p text:style-name="P4">
<draw:frame draw:style-name="fr1" draw:name="Image232" text:anchor-type="as-char" svg:width="6.9236in" svg:height="4.615733in" draw:z-index="0">
<draw:image xlink:href="../Images/zaobao world/2023-05-26T22-10/000000.png" xlink:type="simple" xlink:show="embed" xlink:actuate="onLoad" draw:mime-type="image/png"/>
</draw:frame>
After killing the four people, Aoki Masao entered the house more to confront the police. At that time, his mother and another relative were also in the house. (Agence France -Presse)</text:p>
      <text:p text:style-name="P4">
The two deceased who were killed lived near Aoki's home. When one woman was attacked, she was witnessed by the other 72 -year -old man. The old man immediately called the police that "a man stabs the woman with a military dagger of about 30 cm in length."</text:p>
      <text:p text:style-name="P4">
Preliminary investigations pointed out that the two old women had scars that were stabbed multiple times by sharp blades, but the specific cause of death still needs to be confirmed by forensic doctors.</text:p>
      <text:p text:style-name="P4">
The search headquarters also conducted on -site investigations on Aoki's house on Friday. The Ministry said that Aoki has obtained a total of four gun licenses from the County Public Security Committee, including shotguns and air guns, and all applied for real -name applications, and recently updated the holding certificate.</text:p>
      <text:p text:style-name="P4">
News Source: <text:a xlink:type="simple" xlink:href="https://www.zaobao.com.sg/realtime/world/story20230526-1398580" text:style-name="Internet_20_link" text:visited-style-name="Visited_20_Internet_20_Link">
https://www.zaobao.com.sg/realtime/world/story20230526-1398580</text:a>
</text:p>
      <!--NEWS-->
      <text:h text:style-name="P10" text:outline-level="1">
<text:span text:style-name="T4">
Senior U.S. military officials: will form a solid front with the Japanese Self -Defense Force</text:span>
</text:h>
      <text:p text:style-name="P4">
Author: 联合早报 (Person)</text:p>
      <text:p text:style-name="P4">
Publisher: 联合早报 (Organization)</text:p>
      <text:p text:style-name="P4">
Published Time: 2023-05-26T22:47</text:p>
      <text:p text:style-name="P4">
Modified Time: 2023-05-26T23:28</text:p>
      <text:p text:style-name="P4">
Description: The U.S. Marine Corps Commander Boje said that the U.S. Marine Corps will "form a firm united front" with the Japanese Self -Defense Force to promote bilateral defense cooperation. The United States is planning to reorganize the Marine Corps of the Okinawa Navy before 2026 to create a fast response capacity for outlying islands ...</text:p>
      <text:p text:style-name="P4">
Videos: []</text:p>
      <text:p text:style-name="P4">
Audios: []</text:p>
      <text:p text:style-name="P4">
Images: []</text:p>
      <text:p text:style-name="P4">
Type: NewsArticle</text:p>
      <text:p text:style-name="P4">
Breadcrumbs: ['即时', '国际']</text:p>
      <text:p text:style-name="P4">
Keywords: ['日本', '美国', '美日关系', '中国']</text:p>
      <!--METADATA-->
      <text:p text:style-name="P4">
The U.S. Marine Corps Commander Boje said that the U.S. Marine Corps will "form a firm united front" with the Japanese Self -Defense Force to promote bilateral defense cooperation.</text:p>
      <text:p text:style-name="P4">
The United States is planning to reorganize the Marine Corps of the Okinawa Navy before 2026 to create a "Marine Corps Litto Walling" (MLR) with fast response capabilities to improve its deterrence and response capabilities for the Chinese army.</text:p>
      <text:p text:style-name="P4">
Kyodo News reported that Davidberger (May 25) showed the incident on Thursday (May 25) in Washington that "no one wants to have disputes" and emphasizes the importance of the country to show deterrence before the war.</text:p>
      <text:p text:style-name="P4">
Boje said that the United States "will take a situation that makes (China) realize that (attack Taiwan) is very difficult and will pay the price."</text:p>
      <text:p text:style-name="P4">
Boje also expressed concern about China ’s continuous enhancement of the missile forces in the past 10 years, and pointed out that the importance of the“ first island chain ”connected to Okinawa to Taiwan and the Philippines.</text:p>
      <text:p text:style-name="P4">
Berje said that there is no plan to deploy medium -range missiles in the United States at this stage, saying that to deploy this missile in Japan, the two governments need further negotiations.</text:p>
      <text:p text:style-name="P4">
He also emphasized that the US Third Navy's Marine Corps and the Japanese Self -Defense Force "have a very close relationship." According to him, in addition to anti -ship and air defense capabilities, MLR also has the function of rear support to supplement the self -defense activities.</text:p>
      <text:p text:style-name="P4">
In addition, Boje believes that the United States must communicate with China, saying that at the Shangri -La Summit, which was held in Singapore from June 2 to 4, he hoped that US Secretary of Defense Austin would hold talks with Chinese Minister of Defense Li Shangfu.</text:p>
      <text:p text:style-name="P4">
News Source: <text:a xlink:type="simple" xlink:href="https://www.zaobao.com.sg/realtime/world/story20230526-1398587" text:style-name="Internet_20_link" text:visited-style-name="Visited_20_Internet_20_Link">
https://www.zaobao.com.sg/realtime/world/story20230526-1398587</text:a>
</text:p>
      <!--NEWS-->
      <text:h text:style-name="P10" text:outline-level="1">
<text:span text:style-name="T4">
The G7 Hiroshima Summit refers to Chinese experts: prompting China and Russia alliances to make Japan more dangerous</text:span>
</text:h>
      <text:p text:style-name="P4">
Author: chinese@voanews.com (向凌)</text:p>
      <text:p text:style-name="P4">
Publisher: 美国之音中文网 (Type: NewsMediaOrganization)</text:p>
      <text:p text:style-name="P4">
Published Time: 2023-05-26T23:16:25+08:00</text:p>
      <text:p text:style-name="P4">
Modified Time: 2023-05-26 15:16:25Z</text:p>
      <text:p text:style-name="P4">
Description: "Kyodo News" reported on May 24 that Japanese Prime Minister Kishida Kanada plans to participate in the head of the North Atlantic Convention (NATO) held in Lithuania in July. cooperate. Some experts believe that Kishida has successfully prompted countries to show a tough and consistent attitude towards China; another expert believes that Kishida invites Ukrainian President Zeroski to participate in the G7 Hiroshima Summit is a disregard of Japan's national interests.</text:p>
      <text:p text:style-name="P4">
Videos: []</text:p>
      <text:p text:style-name="P4">
Images: []</text:p>
      <text:p text:style-name="P4">
Categories: ['亚太', '军事', '南中国海争端', '朝鲜半岛局势', '台海两岸关系']</text:p>
      <text:p text:style-name="P4">
Type: None</text:p>
      <!--METADATA-->
      <text:p text:style-name="P4">
Nonenone</text:p>
      <text:p text:style-name="P4">
News Source: <text:a xlink:type="simple" xlink:href="https://www.voachinese.com/a/was-the-g7-hiroshima-summit-a-show-or-the-way-forward-2023-0526/7110642.html" text:style-name="Internet_20_link" text:visited-style-name="Visited_20_Internet_20_Link">
https://www.voachinese.com/a/was-the-g7-hiroshima-summit-a-show-or-the-way-forward-2023-0526/7110642.html</text:a>
</text:p>
      <!--NEWS-->
      <text:h text:style-name="P10" text:outline-level="1">
<text:span text:style-name="T4">
Putin: Russia is open to Ukraine issues</text:span>
</text:h>
      <text:p text:style-name="P4">
Author: 联合早报 (Person)</text:p>
      <text:p text:style-name="P4">
Publisher: 联合早报 (Organization)</text:p>
      <text:p text:style-name="P4">
Published Time: 2023-05-26T23:18</text:p>
      <text:p text:style-name="P4">
Modified Time: 2023-05-26T23:18</text:p>
      <text:p text:style-name="P4">
Description: Russian President Putin shows that the Moscow's dialogue window is willing to open the Moscow. Reuters reported that Putin said with Brazilian President Lula on Friday (May 26) that Russia was open to the Ukrainian issue. Lula posted earlier to reiterate that Brazil would like to be in Ukraine ...</text:p>
      <text:p text:style-name="P4">
Videos: []</text:p>
      <text:p text:style-name="P4">
Audios: []</text:p>
      <text:p text:style-name="P4">
Images: []</text:p>
      <text:p text:style-name="P4">
Type: NewsArticle</text:p>
      <text:p text:style-name="P4">
Breadcrumbs: ['即时', '国际']</text:p>
      <text:p text:style-name="P4">
Keywords: ['俄乌战争', '乌克兰', '俄罗斯', '普京']</text:p>
      <!--METADATA-->
      <text:p text:style-name="P4">
Russian President <text:a xlink:type="simple" xlink:href="http://www.zaobao.com/keywords/pu-jing" text:style-name="Internet_20_link" text:visited-style-name="Visited_20_Internet_20_Link">
</text:a>
It shows, willing to <text:a xlink:type="simple" xlink:href="http://www.zaobao.com/keywords/e-wu-zhan-zheng" text:style-name="Internet_20_link" text:visited-style-name="Visited_20_Internet_20_Link">
</text:a>
Open Moscow's conversation window.</text:p>
      <text:p text:style-name="P4">
Reuters reported that Putin said with Brazilian President Lula on Friday (May 26) that Russia was open to the Ukrainian issue.</text:p>
      <text:p text:style-name="P4">
Lula posted earlier to reiterate that Brazil was willing to talk to both Russia and Ukraine on the Ukraine issue.</text:p>
      <text:p text:style-name="P4">
Lula also thanked Putin's invitation to participate in the St. Petersburg Economic Forum, but said he had to refuse this invitation.</text:p>
      <text:p text:style-name="P4">
Lulai, who actively became a member of the Russian and Uhen Molying, said: "I reiterate that Brazil is willing to talk to India, Indonesia and China together to pursue peace and resolution of conflict with (Russia)."</text:p>
      <text:p text:style-name="P4">
On the same day, the Russian Ministry of Foreign Affairs issued a statement saying that Russian Foreign Minister Lavrov talked with the Chinese government's Eurasian Affairs of the Chinese government, Li Hui, talked about the prospect of Ukraine's conflict.</text:p>
      <text:p text:style-name="P4">
Lavrov thanked China for his "balance stance" and his willingness to play a positive role at the meeting.</text:p>
      <text:p text:style-name="P4">
News Source: <text:a xlink:type="simple" xlink:href="https://www.zaobao.com.sg/realtime/world/story20230526-1398594" text:style-name="Internet_20_link" text:visited-style-name="Visited_20_Internet_20_Link">
https://www.zaobao.com.sg/realtime/world/story20230526-1398594</text:a>
</text:p>
      <!--NEWS-->
      <text:h text:style-name="P10" text:outline-level="1">
<text:span text:style-name="T4">
The 100th birthday of Kissinger's diplomatic achievement evaluation two poles</text:span>
</text:h>
      <text:p text:style-name="P4">
Author: 联合早报 (Person)</text:p>
      <text:p text:style-name="P4">
Publisher: 联合早报 (Organization)</text:p>
      <text:p text:style-name="P4">
Published Time: 2023-05-26T23:47</text:p>
      <text:p text:style-name="P4">
Modified Time: 2023-05-26T23:47</text:p>
      <text:p text:style-name="P4">
Description: At the age of a centenarian, the U.S. diplomat godfather and former Secretary of State Kissinger are about to usher in a centenary life. When the Huafu elite sent him a blessing, many critics also had a good word about his diplomatic achievements. French International Broadcasting Station (RFI) reported on Friday (May 26) that they were wearing a centenary birthday ...</text:p>
      <text:p text:style-name="P4">
Videos: []</text:p>
      <text:p text:style-name="P4">
Audios: []</text:p>
      <text:p text:style-name="P4">
Images: []</text:p>
      <text:p text:style-name="P4">
Type: NewsArticle</text:p>
      <text:p text:style-name="P4">
Breadcrumbs: ['即时', '国际']</text:p>
      <text:p text:style-name="P4">
Keywords: ['美国', '基辛格', '外交']</text:p>
      <!--METADATA-->
      <text:p text:style-name="P4">
American diplomatic godfather, former Secretary of State <text:a xlink:type="simple" xlink:href="http://www.zaobao.com/keywords/ji-xin-ge" text:style-name="Internet_20_link" text:visited-style-name="Visited_20_Internet_20_Link">
</text:a>
When he was about to usher in a centenary life, when the Huafu elite sent him blessings, many critics also had a good word about his diplomatic achievements.</text:p>
      <text:p text:style-name="P4">
France International Broadcasting Station (RFI) reported on Friday (May 26) that the Henry Alfredkissinger, born on May 27, 1923, was born in the centennial life. ) Blow candle celebration at lunch.</text:p>
      <text:p text:style-name="P4">
At the birthday party, Kissinger still did not forget to warn the United States that it should be kept within the scope of "vital interests", saying that "(the United States) must always be strong enough to resist any pressure."</text:p>
      <text:p text:style-name="P4">
In response to the Ukrainian issue, Kissinger and most American decision makers have different strategic views. He believes that Russia has been suffering from strategic frustration and called on the US government to perform diplomacy against Moscow to promote Ukraine ceasefire.</text:p>
      <text:p text:style-name="P4">
However, for critics, Kissinger was a war criminal who had not been prosecuted after the Cold War because he expanded the Vietnam War to Cambodia and Laos, supported the military coup in Chile and Argentina, and released the blood of East Timor in 1975 to East Timor in Indonesia in 1975 The invasion and the large -scale atrocities of Pakistan's independence during the 1971 Bangladesh were disappeared.</text:p>
      <text:p text:style-name="P4">
Reed Kalmanbrody, a senior human rights lawyer, who had a lawsuit, who had a lawsuit including the victims including the Chilean dictator Augusto Pinochet, said: "For me, there is no doubt that he (Kissinger) of him (Kissinger). The policy killed hundreds of thousands of people and destroyed democracy in many countries. "</text:p>
      <text:p text:style-name="P4">
Another analysis pointed out that Ji Xinji advocated realistic politics, defending power and national interests with a self -interest perspective, and there is no right and wrong.</text:p>
      <text:p text:style-name="P4">
Kissinger's son Davidkissinger wrote in the Washington Post that although Kissinger was often ridiculed by the outside world as a cold realist, he believed that his father was not ruthless and " A series of mysterious concepts such as patriotism "loyalty", "loyalty" and "two parties cooperation" are convinced.</text:p>
      <text:p text:style-name="P4">
News Source: <text:a xlink:type="simple" xlink:href="https://www.zaobao.com.sg/realtime/world/story20230526-1398599" text:style-name="Internet_20_link" text:visited-style-name="Visited_20_Internet_20_Link">
https://www.zaobao.com.sg/realtime/world/story20230526-1398599</text:a>
</text:p>
      <!--NEWS-->
      <text:h text:style-name="P10" text:outline-level="1">
<text:span text:style-name="T4">
Two 13 -year -old teenagers in the center of Sydney, Australia surrendered</text:span>
</text:h>
      <text:p text:style-name="P4">
Publisher: 法新社</text:p>
      <text:p text:style-name="P4">
Published Time: 2023-05-26T6:32:09+00:00</text:p>
      <text:p text:style-name="P4">
Modified Time: 2023-05-26T14:05:02+00:00</text:p>
      <text:p text:style-name="P4">
Description: (Agence France -Presse, Sydney, 26th) Australian police said today that after a fire burning a 7 -story building in the center of Sydney City, two 13 -year -old teenagers have surrendered to the pol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5-26T6-32-09-00-00/000000.png" xlink:type="simple" xlink:show="embed" xlink:actuate="onLoad" draw:mime-type="image/png"/>
</draw:frame>
The Australian police pointed out that after a vacant building of a hat -making factory, the fire had launched a fire case survey after the fire broke out yesterday. The fire was also burned to an adjacent building. The relevant authorities evacuated the people on a large scale before extinguishing the fire.</text:p>
      <text:p text:style-name="P4">
Paul Dunstan, a high -level police officer, said: "Just after 4 pm, someone saw a group of young people running out of the fire scene."</text:p>
      <text:p text:style-name="P4">
"Two young people surrendered in two different police offices late yesterday."</text:p>
      <text:p text:style-name="P4">
Deng Shitan also said: "We are talking to these young people all night, and they are now assisting the police to investigate." He mentioned that they were 13 years old.</text:p>
      <text:p text:style-name="P4">
He called on the other 3 or 4 "young people at the scene at the scene" to stand up with their parents and "tell their claims."</text:p>
      <text:p text:style-name="P4">
Shortly after the fire, the flames of the fire field were higher than that of the building, and the entire Sydney city could see a strong smoke pillar into the sky.</text:p>
      <text:p text:style-name="P4">
The film of the fire unit showed that the entire wall of the building's top floor collapsed, and the streets below collided into fragments. At the same time, the building emerged with orange flames.</text:p>
      <text:p text:style-name="P4">
News Source: <text:a xlink:type="simple" xlink:href="https://www.rfi.fr/cn/%E5%9B%BD%E9%99%85%E6%8A%A5%E9%81%93/20230526-%E6%BE%B3%E6%B4%B2%E9%9B%AA%E6%A2%A8%E5%B8%82%E4%B8%AD%E5%BF%83%E5%A4%A7%E7%81%AB-%E4%B8%A4%E5%90%8D13%E5%B2%81%E5%B0%91%E5%B9%B4%E8%87%AA%E9%A6%96" text:style-name="Internet_20_link" text:visited-style-name="Visited_20_Internet_20_Link">
https://www.rfi.fr/cn/%E5%9B%BD%E9%99%85%E6%8A%A5%E9%81%93/20230526-%E6%BE%B3%E6%B4%B2%E9%9B%AA%E6%A2%A8%E5%B8%82%E4%B8%AD%E5%BF%83%E5%A4%A7%E7%81%AB-%E4%B8%A4%E5%90%8D13%E5%B2%81%E5%B0%91%E5%B9%B4%E8%87%AA%E9%A6%96</text:a>
</text:p>
      <!--NEWS-->
      <text:h text:style-name="P10" text:outline-level="1">
<text:span text:style-name="T4">
Analysis of lamp buoy navigation of the South China Sea?</text:span>
</text:h>
      <text:p text:style-name="P4">
Author: chinese@voanews.com (黄丽玲)</text:p>
      <text:p text:style-name="P4">
Publisher: 美国之音中文网 (Type: NewsMediaOrganization)</text:p>
      <text:p text:style-name="P4">
Published Time: 2023-05-27T00:09:44+08:00</text:p>
      <text:p text:style-name="P4">
Modified Time: 2023-05-26 17:01:09Z</text:p>
      <text:p text:style-name="P4">
Description: China set up three lamp buoys in the South China Sea, which means that they have a strong significant sign of each other, because the Philippines also put 5 navigation buoys in the sea two weeks ago. Observed analysts analyzed that China will use buoyant to create potential gray areas to conflict, aiming to observe the Philippines and neighboring countries. Do not stand in the United States. In the future, it may even take the Philippine flag to recapture the islands and reefs that they occupy.</text:p>
      <text:p text:style-name="P4">
Videos: []</text:p>
      <text:p text:style-name="P4">
Images: []</text:p>
      <text:p text:style-name="P4">
Categories: ['中国', '亚太', '军事', '南中国海争端']</text:p>
      <text:p text:style-name="P4">
Type: None</text:p>
      <!--METADATA-->
      <text:p text:style-name="P4">
Nonenone</text:p>
      <text:p text:style-name="P4">
News Source: <text:a xlink:type="simple" xlink:href="https://www.voachinese.com/a/dispute-over-china-placing-beacons-in-the-south-china-sea-20230526/7110761.html" text:style-name="Internet_20_link" text:visited-style-name="Visited_20_Internet_20_Link">
https://www.voachinese.com/a/dispute-over-china-placing-beacons-in-the-south-china-sea-20230526/7110761.html</text:a>
</text:p>
      <!--NEWS-->
      <text:h text:style-name="P10" text:outline-level="1">
<text:span text:style-name="T4">
For the first time after the disintegration of the Soviet Union!Russia is starting to deploy tactical nuclear weapons in Belarus</text:span>
</text:h>
      <text:p text:style-name="P4">
Author: chinese@voanews.com (松仁)</text:p>
      <text:p text:style-name="P4">
Publisher: 美国之音中文网 (Type: NewsMediaOrganization)</text:p>
      <text:p text:style-name="P4">
Published Time: 2023-05-27T01:33:00+08:00</text:p>
      <text:p text:style-name="P4">
Modified Time: 2023-05-26 17:33:00Z</text:p>
      <text:p text:style-name="P4">
Description: Russia, which is fighting against the Ukraine battlefield on Thursday (May 25), which is fighting against the Ukraine, began deploying tactical nuclear weapons in its close allies Belarus, while Belarusian President Alexander Lukashenko said that nuclear warheads have actually started.</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moves-ahead-with-deployment-of-tactical-nukes-in-belarus-20230526/7110865.html" text:style-name="Internet_20_link" text:visited-style-name="Visited_20_Internet_20_Link">
https://www.voachinese.com/a/russia-moves-ahead-with-deployment-of-tactical-nukes-in-belarus-20230526/7110865.html</text:a>
</text:p>
      <!--NEWS-->
      <text:h text:style-name="P10" text:outline-level="1">
<text:span text:style-name="T4">
In developed countries, the joint anti -Central Stando comes out, and chip blockade has expanded from products to technology and tools.</text:span>
</text:h>
      <text:p text:style-name="P4">
Author: chinese@voanews.com (木风)</text:p>
      <text:p text:style-name="P4">
Publisher: 美国之音中文网 (Type: NewsMediaOrganization)</text:p>
      <text:p text:style-name="P4">
Published Time: 2023-05-27T01:49:49+08:00</text:p>
      <text:p text:style-name="P4">
Modified Time: 2023-05-26 17:49:49Z</text:p>
      <text:p text:style-name="P4">
Description: Japan and the United States will issue a joint statement on technological cooperation on Friday (May 26), promising to strengthen cooperation in the development of advanced chips and other technologies. The news was confirmed by the Reuters and Japanese Media Yomioma.</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japan-and-us-to-commit-to-closer-chip-cooperation-in-joint-statement-052623/7110859.html" text:style-name="Internet_20_link" text:visited-style-name="Visited_20_Internet_20_Link">
https://www.voachinese.com/a/japan-and-us-to-commit-to-closer-chip-cooperation-in-joint-statement-052623/7110859.html</text:a>
</text:p>
      <!--NEWS-->
      <text:h text:style-name="P10" text:outline-level="1">
<text:span text:style-name="T4">
The Chinese stock market has a red bubble, and it may be supported by the sanctioned companies.</text:span>
</text:h>
      <text:p text:style-name="P4">
Author: chinese@voanews.com (木风)</text:p>
      <text:p text:style-name="P4">
Publisher: 美国之音中文网 (Type: NewsMediaOrganization)</text:p>
      <text:p text:style-name="P4">
Published Time: 2023-05-27T01:58:41+08:00</text:p>
      <text:p text:style-name="P4">
Modified Time: 2023-05-26 17:58:41Z</text:p>
      <text:p text:style-name="P4">
Description: Patriotic shareholders with the Chinese logo finally rushed into the stock market, and Chinese state -owned enterprises, especially chip companies, which were supported by international sanctions, pushed up the stock price of these companies. However, industry insiders pointed out that although these people can push their stock prices through this non -market behavior through this non -market behavior, the artificial bubble is difficult to last, and these shareholders will eventually pay the price.</text:p>
      <text:p text:style-name="P4">
Videos: []</text:p>
      <text:p text:style-name="P4">
Images: []</text:p>
      <text:p text:style-name="P4">
Categories: ['中国', '经济·金融·贸易', '港澳']</text:p>
      <text:p text:style-name="P4">
Type: None</text:p>
      <!--METADATA-->
      <text:p text:style-name="P4">
Nonenone</text:p>
      <text:p text:style-name="P4">
News Source: <text:a xlink:type="simple" xlink:href="https://www.voachinese.com/a/sanctioned-china-stocks-win-sudden-boost-from-patriotic-buyers-052623/7110834.html" text:style-name="Internet_20_link" text:visited-style-name="Visited_20_Internet_20_Link">
https://www.voachinese.com/a/sanctioned-china-stocks-win-sudden-boost-from-patriotic-buyers-052623/7110834.html</text:a>
</text:p>
      <!--NEWS-->
      <text:h text:style-name="P10" text:outline-level="1">
<text:span text:style-name="T4">
After the Uyghur students enrolled in Hong Kong, I lost my doubts to the absence of the international amnesty of China to ask the Hong Kong government to explain the whereabouts</text:span>
</text:h>
      <text:p text:style-name="P4">
Author: chinese@voanews.com (郑乐捷)</text:p>
      <text:p text:style-name="P4">
Publisher: 美国之音中文网 (Type: NewsMediaOrganization)</text:p>
      <text:p text:style-name="P4">
Published Time: 2023-05-27T02:03:32+08:00</text:p>
      <text:p text:style-name="P4">
Modified Time: 2023-05-26 21:52:58Z</text:p>
      <text:p text:style-name="P4">
Description: A Uyghur student's whereabouts have been unknown after entering Hong Kong two weeks ago, and may be extradited to mainland China under the legitimate procedure. The International Trail Organization pointed out that he was included in the "observation list" of the Chinese government because he had a history of traveling abroad and may be sent back to China to face improper treatment.</text:p>
      <text:p text:style-name="P4">
Videos: []</text:p>
      <text:p text:style-name="P4">
Images: []</text:p>
      <text:p text:style-name="P4">
Categories: ['港澳', '人权', '中国', '新疆西藏问题']</text:p>
      <text:p text:style-name="P4">
Type: None</text:p>
      <!--METADATA-->
      <text:p text:style-name="P4">
Nonenone</text:p>
      <text:p text:style-name="P4">
News Source: <text:a xlink:type="simple" xlink:href="https://www.voachinese.com/a/uyghur-student-missing-in-hong-kong-after-texting-that-he-was-interrogated-by-police-amnesty-20230526/7110824.html" text:style-name="Internet_20_link" text:visited-style-name="Visited_20_Internet_20_Link">
https://www.voachinese.com/a/uyghur-student-missing-in-hong-kong-after-texting-that-he-was-interrogated-by-police-amnesty-20230526/7110824.html</text:a>
</text:p>
      <!--NEWS-->
      <text:h text:style-name="P10" text:outline-level="1">
<text:span text:style-name="T4">
Ford CEO: China is the biggest competitor, not general or Toyota</text:span>
</text:h>
      <text:p text:style-name="P4">
Author: chinese@voanews.com (木风)</text:p>
      <text:p text:style-name="P4">
Publisher: 美国之音中文网 (Type: NewsMediaOrganization)</text:p>
      <text:p text:style-name="P4">
Published Time: 2023-05-27T02:26:31+08:00</text:p>
      <text:p text:style-name="P4">
Modified Time: 2023-05-26 18:26:31Z</text:p>
      <text:p text:style-name="P4">
Description: Jim Farley, CEO of Ford, USA, said on Thursday (May 25) that Ford's biggest competitor is Chinese electric vehicle manufacturers, not GM or Toyota.</text:p>
      <text:p text:style-name="P4">
Videos: []</text:p>
      <text:p text:style-name="P4">
Images: []</text:p>
      <text:p text:style-name="P4">
Categories: ['中国', '美国', '经济·金融·贸易', '美中关系', '美中贸易']</text:p>
      <text:p text:style-name="P4">
Type: None</text:p>
      <!--METADATA-->
      <text:p text:style-name="P4">
Nonenone</text:p>
      <text:p text:style-name="P4">
News Source: <text:a xlink:type="simple" xlink:href="https://www.voachinese.com/a/ford-ceo-says-china-main-ev-rival-not-gm-toyota-20230526/7110979.html" text:style-name="Internet_20_link" text:visited-style-name="Visited_20_Internet_20_Link">
https://www.voachinese.com/a/ford-ceo-says-china-main-ev-rival-not-gm-toyota-20230526/7110979.html</text:a>
</text:p>
      <!--NEWS-->
      <text:h text:style-name="P10" text:outline-level="1">
<text:span text:style-name="T4">
Residents of Khatoo Moumou in Sudan are rushing to find water</text:span>
</text:h>
      <text:p text:style-name="P4">
Author: chinese@voanews.com (美国之音)</text:p>
      <text:p text:style-name="P4">
Publisher: 美国之音中文网 (Type: NewsMediaOrganization)</text:p>
      <text:p text:style-name="P4">
Published Time: 2023-05-27T02:41:54+08:00</text:p>
      <text:p text:style-name="P4">
Modified Time: 2023-05-26 18:41:54Z</text:p>
      <text:p text:style-name="P4">
Description: Sudan's battles have lost hundreds of thousands of Khamoum residents, and some people are forced to risk their lives and seek tap water in the short -term level of violence.</text:p>
      <text:p text:style-name="P4">
Videos: []</text:p>
      <text:p text:style-name="P4">
Images: []</text:p>
      <text:p text:style-name="P4">
Categories: ['非洲', '生态环境']</text:p>
      <text:p text:style-name="P4">
Type: None</text:p>
      <!--METADATA-->
      <text:p text:style-name="P4">
Nonenone</text:p>
      <text:p text:style-name="P4">
News Source: <text:a xlink:type="simple" xlink:href="https://www.voachinese.com/a/in-sudan-s-capital-risking-death-in-search-of-water-20230526/7110998.html" text:style-name="Internet_20_link" text:visited-style-name="Visited_20_Internet_20_Link">
https://www.voachinese.com/a/in-sudan-s-capital-risking-death-in-search-of-water-20230526/7110998.html</text:a>
</text:p>
      <!--NEWS-->
      <text:h text:style-name="P10" text:outline-level="1">
<text:span text:style-name="T4">
Dai Qi, US trade representative, discussed trade issues with Chinese Minister of Commerce Wang Wentao</text:span>
</text:h>
      <text:p text:style-name="P4">
Author: chinese@voanews.com (美国之音)</text:p>
      <text:p text:style-name="P4">
Publisher: 美国之音中文网 (Type: NewsMediaOrganization)</text:p>
      <text:p text:style-name="P4">
Published Time: 2023-05-27T03:07:34+08:00</text:p>
      <text:p text:style-name="P4">
Modified Time: 2023-05-26 19:07:34Z</text:p>
      <text:p text:style-name="P4">
Description: The Office of the US Trade Representative said that US trade representative Dai Qi met with Chinese Minister of Commerce Wang Wentao on Friday (May 26). The two discussed the importance of the US -China trade relations.</text:p>
      <text:p text:style-name="P4">
Videos: []</text:p>
      <text:p text:style-name="P4">
Images: []</text:p>
      <text:p text:style-name="P4">
Categories: ['美中贸易', '经济·金融·贸易', '中国', '美中关系', '编辑推荐']</text:p>
      <text:p text:style-name="P4">
Type: None</text:p>
      <!--METADATA-->
      <text:p text:style-name="P4">
Nonenone</text:p>
      <text:p text:style-name="P4">
News Source: <text:a xlink:type="simple" xlink:href="https://www.voachinese.com/a/us-trade-representative-tai-discusses-trade-with-chinese-minister--ustr-20230526/7111014.html" text:style-name="Internet_20_link" text:visited-style-name="Visited_20_Internet_20_Link">
https://www.voachinese.com/a/us-trade-representative-tai-discusses-trade-with-chinese-minister--ustr-20230526/7111014.html</text:a>
</text:p>
      <!--NEWS-->
      <text:h text:style-name="P10" text:outline-level="1">
<text:span text:style-name="T4">
Los Angeles residents who were accused of serving as the agent of the Chinese government and bribing U.S. officials were arrested</text:span>
</text:h>
      <text:p text:style-name="P4">
Author: chinese@voanews.com (美国之音)</text:p>
      <text:p text:style-name="P4">
Publisher: 美国之音中文网 (Type: NewsMediaOrganization)</text:p>
      <text:p text:style-name="P4">
Published Time: 2023-05-27T05:30:58+08:00</text:p>
      <text:p text:style-name="P4">
Modified Time: 2023-05-26 21:50:06Z</text:p>
      <text:p text:style-name="P4">
Description: The Federal Court in the South of New York announced on Friday (May 26) that the criminal complaint against the two defendants was accused of acting as an unregistered agent of the People's Republic of China in the United States, conspiring bribes and bribes of a public. Officials and conspiracy are engaged in money laundering.</text:p>
      <text:p text:style-name="P4">
Videos: []</text:p>
      <text:p text:style-name="P4">
Images: []</text:p>
      <text:p text:style-name="P4">
Categories: ['美中关系', '人权', '中国', '法律', '宗教', '编辑推荐']</text:p>
      <text:p text:style-name="P4">
Type: None</text:p>
      <!--METADATA-->
      <text:p text:style-name="P4">
Nonenone</text:p>
      <text:p text:style-name="P4">
News Source: <text:a xlink:type="simple" xlink:href="https://www.voachinese.com/a/illegal-agents-of-the-prc-government-charged-for-prc-directed-bribery-scheme-20230526/7111222.html" text:style-name="Internet_20_link" text:visited-style-name="Visited_20_Internet_20_Link">
https://www.voachinese.com/a/illegal-agents-of-the-prc-government-charged-for-prc-directed-bribery-scheme-20230526/7111222.html</text:a>
</text:p>
      <!--NEWS-->
      <text:h text:style-name="P10" text:outline-level="1">
<text:span text:style-name="T4">
Although the United States and China have interaction, the strategy of the Bayeng government's "investment, collaboration and competition" is unchanged in China</text:span>
</text:h>
      <text:p text:style-name="P4">
Author: chinese@voanews.com (斯洋)</text:p>
      <text:p text:style-name="P4">
Publisher: 美国之音中文网 (Type: NewsMediaOrganization)</text:p>
      <text:p text:style-name="P4">
Published Time: 2023-05-27T05:52:36+08:00</text:p>
      <text:p text:style-name="P4">
Modified Time: 2023-05-26 21:52:36Z</text:p>
      <text:p text:style-name="P4">
Description: US-China relations have shown signs of "thawing" in recent days-the Minister of Commerce in the United States and China had a dialogue. After more than 4 months of vacancy, the Chinese ambassador to the United States also arrived in the United States. On May 26th (Friday) is the first anniversary of the strategy of the Biden government's strategy of "investment, collaboration and competition" by Antony Blinken, USA. Experts say that even if officials of the two countries have interacted, the Bayeng government's strategy to China will not change, because "the Bayeng government believes that this is the right way to deal with China"</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us-china-strategy-assessment-20230526/7111140.html" text:style-name="Internet_20_link" text:visited-style-name="Visited_20_Internet_20_Link">
https://www.voachinese.com/a/blinken-us-china-strategy-assessment-20230526/7111140.html</text:a>
</text:p>
      <!--NEWS-->
      <text:h text:style-name="P10" text:outline-level="1">
<text:span text:style-name="T4">
The latest sentence of impact on the Congress Mountain Incident: The members of the Right -wing Organization "Oath Guardian" were sentenced to more than 8 years in prison</text:span>
</text:h>
      <text:p text:style-name="P4">
Author: chinese@voanews.com (美国之音)</text:p>
      <text:p text:style-name="P4">
Publisher: 美国之音中文网 (Type: NewsMediaOrganization)</text:p>
      <text:p text:style-name="P4">
Published Time: 2023-05-27T05:53:46+08:00</text:p>
      <text:p text:style-name="P4">
Modified Time: 2023-05-26 21:53:46Z</text:p>
      <text:p text:style-name="P4">
Description: On January 6, 2021, a member of the "Oath Keepers" who broke into the US Congress Building was sentenced to more than 8 years in prison on Friday (May 26), and just one day ago, the extreme right wing extreme The founder of the doctrine was sentenced to 18 years in prison.</text:p>
      <text:p text:style-name="P4">
Videos: []</text:p>
      <text:p text:style-name="P4">
Images: []</text:p>
      <text:p text:style-name="P4">
Categories: ['美国', '国会报道', '法律']</text:p>
      <text:p text:style-name="P4">
Type: None</text:p>
      <!--METADATA-->
      <text:p text:style-name="P4">
Nonenone</text:p>
      <text:p text:style-name="P4">
News Source: <text:a xlink:type="simple" xlink:href="https://www.voachinese.com/a/oath-keeper-who-stormed-capitol-gets-more-than-8-years-in-prison-in-latest-jan-6-sentencing-20230526/7111147.html" text:style-name="Internet_20_link" text:visited-style-name="Visited_20_Internet_20_Link">
https://www.voachinese.com/a/oath-keeper-who-stormed-capitol-gets-more-than-8-years-in-prison-in-latest-jan-6-sentencing-20230526/711114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